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W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]=&quot;forward&quot;;[.B2];0)" office:value-type="float" office:value="5" calcext:value-type="float">
            <text:p>5</text:p>
          </table:table-cell>
          <table:table-cell table:formula="of:=IF([.A2]=&quot;up&quot;;[.B2] * -1;0)" office:value-type="float" office:value="0" calcext:value-type="float">
            <text:p>0</text:p>
          </table:table-cell>
          <table:table-cell table:formula="of:=IF([.A2]=&quot;down&quot;;[.B2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]=&quot;forward&quot;;[.B3];0)" office:value-type="float" office:value="2" calcext:value-type="float">
            <text:p>2</text:p>
          </table:table-cell>
          <table:table-cell table:formula="of:=IF([.A3]=&quot;up&quot;;[.B3] * -1;0)" office:value-type="float" office:value="0" calcext:value-type="float">
            <text:p>0</text:p>
          </table:table-cell>
          <table:table-cell table:formula="of:=IF([.A3]=&quot;down&quot;;[.B3];0)" office:value-type="float" office:value="0" calcext:value-type="float">
            <text:p>0</text:p>
          </table:table-cell>
          <table:table-cell table:formula="of:=[.D3]+[.E3]+[.F2]" office:value-type="float" office:value="0" calcext:value-type="float">
            <text:p>0</text:p>
          </table:table-cell>
          <table:table-cell table:formula="of:=IF([.A3]=&quot;forward&quot;;[.B3]*[.F3]+[.G2];[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]=&quot;forward&quot;;[.B4];0)" office:value-type="float" office:value="9" calcext:value-type="float">
            <text:p>9</text:p>
          </table:table-cell>
          <table:table-cell table:formula="of:=IF([.A4]=&quot;up&quot;;[.B4] * -1;0)" office:value-type="float" office:value="0" calcext:value-type="float">
            <text:p>0</text:p>
          </table:table-cell>
          <table:table-cell table:formula="of:=IF([.A4]=&quot;down&quot;;[.B4];0)" office:value-type="float" office:value="0" calcext:value-type="float">
            <text:p>0</text:p>
          </table:table-cell>
          <table:table-cell table:formula="of:=[.D4]+[.E4]+[.F3]" office:value-type="float" office:value="0" calcext:value-type="float">
            <text:p>0</text:p>
          </table:table-cell>
          <table:table-cell table:formula="of:=IF([.A4]=&quot;forward&quot;;[.B4]*[.F4]+[.G3];[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]=&quot;forward&quot;;[.B5];0)" office:value-type="float" office:value="0" calcext:value-type="float">
            <text:p>0</text:p>
          </table:table-cell>
          <table:table-cell table:formula="of:=IF([.A5]=&quot;up&quot;;[.B5] * -1;0)" office:value-type="float" office:value="0" calcext:value-type="float">
            <text:p>0</text:p>
          </table:table-cell>
          <table:table-cell table:formula="of:=IF([.A5]=&quot;down&quot;;[.B5];0)" office:value-type="float" office:value="2" calcext:value-type="float">
            <text:p>2</text:p>
          </table:table-cell>
          <table:table-cell table:formula="of:=[.D5]+[.E5]+[.F4]" office:value-type="float" office:value="2" calcext:value-type="float">
            <text:p>2</text:p>
          </table:table-cell>
          <table:table-cell table:formula="of:=IF([.A5]=&quot;forward&quot;;[.B5]*[.F5]+[.G4];[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]=&quot;forward&quot;;[.B6];0)" office:value-type="float" office:value="9" calcext:value-type="float">
            <text:p>9</text:p>
          </table:table-cell>
          <table:table-cell table:formula="of:=IF([.A6]=&quot;up&quot;;[.B6] * -1;0)" office:value-type="float" office:value="0" calcext:value-type="float">
            <text:p>0</text:p>
          </table:table-cell>
          <table:table-cell table:formula="of:=IF([.A6]=&quot;down&quot;;[.B6];0)" office:value-type="float" office:value="0" calcext:value-type="float">
            <text:p>0</text:p>
          </table:table-cell>
          <table:table-cell table:formula="of:=[.D6]+[.E6]+[.F5]" office:value-type="float" office:value="2" calcext:value-type="float">
            <text:p>2</text:p>
          </table:table-cell>
          <table:table-cell table:formula="of:=IF([.A6]=&quot;forward&quot;;[.B6]*[.F6]+[.G5];[.G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]=&quot;forward&quot;;[.B7];0)" office:value-type="float" office:value="3" calcext:value-type="float">
            <text:p>3</text:p>
          </table:table-cell>
          <table:table-cell table:formula="of:=IF([.A7]=&quot;up&quot;;[.B7] * -1;0)" office:value-type="float" office:value="0" calcext:value-type="float">
            <text:p>0</text:p>
          </table:table-cell>
          <table:table-cell table:formula="of:=IF([.A7]=&quot;down&quot;;[.B7];0)" office:value-type="float" office:value="0" calcext:value-type="float">
            <text:p>0</text:p>
          </table:table-cell>
          <table:table-cell table:formula="of:=[.D7]+[.E7]+[.F6]" office:value-type="float" office:value="2" calcext:value-type="float">
            <text:p>2</text:p>
          </table:table-cell>
          <table:table-cell table:formula="of:=IF([.A7]=&quot;forward&quot;;[.B7]*[.F7]+[.G6];[.G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]=&quot;forward&quot;;[.B8];0)" office:value-type="float" office:value="2" calcext:value-type="float">
            <text:p>2</text:p>
          </table:table-cell>
          <table:table-cell table:formula="of:=IF([.A8]=&quot;up&quot;;[.B8] * -1;0)" office:value-type="float" office:value="0" calcext:value-type="float">
            <text:p>0</text:p>
          </table:table-cell>
          <table:table-cell table:formula="of:=IF([.A8]=&quot;down&quot;;[.B8];0)" office:value-type="float" office:value="0" calcext:value-type="float">
            <text:p>0</text:p>
          </table:table-cell>
          <table:table-cell table:formula="of:=[.D8]+[.E8]+[.F7]" office:value-type="float" office:value="2" calcext:value-type="float">
            <text:p>2</text:p>
          </table:table-cell>
          <table:table-cell table:formula="of:=IF([.A8]=&quot;forward&quot;;[.B8]*[.F8]+[.G7];[.G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]=&quot;forward&quot;;[.B9];0)" office:value-type="float" office:value="0" calcext:value-type="float">
            <text:p>0</text:p>
          </table:table-cell>
          <table:table-cell table:formula="of:=IF([.A9]=&quot;up&quot;;[.B9] * -1;0)" office:value-type="float" office:value="0" calcext:value-type="float">
            <text:p>0</text:p>
          </table:table-cell>
          <table:table-cell table:formula="of:=IF([.A9]=&quot;down&quot;;[.B9];0)" office:value-type="float" office:value="6" calcext:value-type="float">
            <text:p>6</text:p>
          </table:table-cell>
          <table:table-cell table:formula="of:=[.D9]+[.E9]+[.F8]" office:value-type="float" office:value="8" calcext:value-type="float">
            <text:p>8</text:p>
          </table:table-cell>
          <table:table-cell table:formula="of:=IF([.A9]=&quot;forward&quot;;[.B9]*[.F9]+[.G8];[.G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0]=&quot;forward&quot;;[.B10];0)" office:value-type="float" office:value="3" calcext:value-type="float">
            <text:p>3</text:p>
          </table:table-cell>
          <table:table-cell table:formula="of:=IF([.A10]=&quot;up&quot;;[.B10] * -1;0)" office:value-type="float" office:value="0" calcext:value-type="float">
            <text:p>0</text:p>
          </table:table-cell>
          <table:table-cell table:formula="of:=IF([.A10]=&quot;down&quot;;[.B10];0)" office:value-type="float" office:value="0" calcext:value-type="float">
            <text:p>0</text:p>
          </table:table-cell>
          <table:table-cell table:formula="of:=[.D10]+[.E10]+[.F9]" office:value-type="float" office:value="8" calcext:value-type="float">
            <text:p>8</text:p>
          </table:table-cell>
          <table:table-cell table:formula="of:=IF([.A10]=&quot;forward&quot;;[.B10]*[.F10]+[.G9];[.G9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1]=&quot;forward&quot;;[.B11];0)" office:value-type="float" office:value="3" calcext:value-type="float">
            <text:p>3</text:p>
          </table:table-cell>
          <table:table-cell table:formula="of:=IF([.A11]=&quot;up&quot;;[.B11] * -1;0)" office:value-type="float" office:value="0" calcext:value-type="float">
            <text:p>0</text:p>
          </table:table-cell>
          <table:table-cell table:formula="of:=IF([.A11]=&quot;down&quot;;[.B11];0)" office:value-type="float" office:value="0" calcext:value-type="float">
            <text:p>0</text:p>
          </table:table-cell>
          <table:table-cell table:formula="of:=[.D11]+[.E11]+[.F10]" office:value-type="float" office:value="8" calcext:value-type="float">
            <text:p>8</text:p>
          </table:table-cell>
          <table:table-cell table:formula="of:=IF([.A11]=&quot;forward&quot;;[.B11]*[.F11]+[.G10];[.G10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2]=&quot;forward&quot;;[.B12];0)" office:value-type="float" office:value="0" calcext:value-type="float">
            <text:p>0</text:p>
          </table:table-cell>
          <table:table-cell table:formula="of:=IF([.A12]=&quot;up&quot;;[.B12] * -1;0)" office:value-type="float" office:value="0" calcext:value-type="float">
            <text:p>0</text:p>
          </table:table-cell>
          <table:table-cell table:formula="of:=IF([.A12]=&quot;down&quot;;[.B12];0)" office:value-type="float" office:value="3" calcext:value-type="float">
            <text:p>3</text:p>
          </table:table-cell>
          <table:table-cell table:formula="of:=[.D12]+[.E12]+[.F11]" office:value-type="float" office:value="11" calcext:value-type="float">
            <text:p>11</text:p>
          </table:table-cell>
          <table:table-cell table:formula="of:=IF([.A12]=&quot;forward&quot;;[.B12]*[.F12]+[.G11];[.G11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]=&quot;forward&quot;;[.B13];0)" office:value-type="float" office:value="0" calcext:value-type="float">
            <text:p>0</text:p>
          </table:table-cell>
          <table:table-cell table:formula="of:=IF([.A13]=&quot;up&quot;;[.B13] * -1;0)" office:value-type="float" office:value="0" calcext:value-type="float">
            <text:p>0</text:p>
          </table:table-cell>
          <table:table-cell table:formula="of:=IF([.A13]=&quot;down&quot;;[.B13];0)" office:value-type="float" office:value="3" calcext:value-type="float">
            <text:p>3</text:p>
          </table:table-cell>
          <table:table-cell table:formula="of:=[.D13]+[.E13]+[.F12]" office:value-type="float" office:value="14" calcext:value-type="float">
            <text:p>14</text:p>
          </table:table-cell>
          <table:table-cell table:formula="of:=IF([.A13]=&quot;forward&quot;;[.B13]*[.F13]+[.G12];[.G12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4]=&quot;forward&quot;;[.B14];0)" office:value-type="float" office:value="8" calcext:value-type="float">
            <text:p>8</text:p>
          </table:table-cell>
          <table:table-cell table:formula="of:=IF([.A14]=&quot;up&quot;;[.B14] * -1;0)" office:value-type="float" office:value="0" calcext:value-type="float">
            <text:p>0</text:p>
          </table:table-cell>
          <table:table-cell table:formula="of:=IF([.A14]=&quot;down&quot;;[.B14];0)" office:value-type="float" office:value="0" calcext:value-type="float">
            <text:p>0</text:p>
          </table:table-cell>
          <table:table-cell table:formula="of:=[.D14]+[.E14]+[.F13]" office:value-type="float" office:value="14" calcext:value-type="float">
            <text:p>14</text:p>
          </table:table-cell>
          <table:table-cell table:formula="of:=IF([.A14]=&quot;forward&quot;;[.B14]*[.F14]+[.G13];[.G13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5]=&quot;forward&quot;;[.B15];0)" office:value-type="float" office:value="0" calcext:value-type="float">
            <text:p>0</text:p>
          </table:table-cell>
          <table:table-cell table:formula="of:=IF([.A15]=&quot;up&quot;;[.B15] * -1;0)" office:value-type="float" office:value="0" calcext:value-type="float">
            <text:p>0</text:p>
          </table:table-cell>
          <table:table-cell table:formula="of:=IF([.A15]=&quot;down&quot;;[.B15];0)" office:value-type="float" office:value="5" calcext:value-type="float">
            <text:p>5</text:p>
          </table:table-cell>
          <table:table-cell table:formula="of:=[.D15]+[.E15]+[.F14]" office:value-type="float" office:value="19" calcext:value-type="float">
            <text:p>19</text:p>
          </table:table-cell>
          <table:table-cell table:formula="of:=IF([.A15]=&quot;forward&quot;;[.B15]*[.F15]+[.G14];[.G14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6]=&quot;forward&quot;;[.B16];0)" office:value-type="float" office:value="7" calcext:value-type="float">
            <text:p>7</text:p>
          </table:table-cell>
          <table:table-cell table:formula="of:=IF([.A16]=&quot;up&quot;;[.B16] * -1;0)" office:value-type="float" office:value="0" calcext:value-type="float">
            <text:p>0</text:p>
          </table:table-cell>
          <table:table-cell table:formula="of:=IF([.A16]=&quot;down&quot;;[.B16];0)" office:value-type="float" office:value="0" calcext:value-type="float">
            <text:p>0</text:p>
          </table:table-cell>
          <table:table-cell table:formula="of:=[.D16]+[.E16]+[.F15]" office:value-type="float" office:value="19" calcext:value-type="float">
            <text:p>19</text:p>
          </table:table-cell>
          <table:table-cell table:formula="of:=IF([.A16]=&quot;forward&quot;;[.B16]*[.F16]+[.G15];[.G15]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7]=&quot;forward&quot;;[.B17];0)" office:value-type="float" office:value="9" calcext:value-type="float">
            <text:p>9</text:p>
          </table:table-cell>
          <table:table-cell table:formula="of:=IF([.A17]=&quot;up&quot;;[.B17] * -1;0)" office:value-type="float" office:value="0" calcext:value-type="float">
            <text:p>0</text:p>
          </table:table-cell>
          <table:table-cell table:formula="of:=IF([.A17]=&quot;down&quot;;[.B17];0)" office:value-type="float" office:value="0" calcext:value-type="float">
            <text:p>0</text:p>
          </table:table-cell>
          <table:table-cell table:formula="of:=[.D17]+[.E17]+[.F16]" office:value-type="float" office:value="19" calcext:value-type="float">
            <text:p>19</text:p>
          </table:table-cell>
          <table:table-cell table:formula="of:=IF([.A17]=&quot;forward&quot;;[.B17]*[.F17]+[.G16];[.G16])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]=&quot;forward&quot;;[.B18];0)" office:value-type="float" office:value="9" calcext:value-type="float">
            <text:p>9</text:p>
          </table:table-cell>
          <table:table-cell table:formula="of:=IF([.A18]=&quot;up&quot;;[.B18] * -1;0)" office:value-type="float" office:value="0" calcext:value-type="float">
            <text:p>0</text:p>
          </table:table-cell>
          <table:table-cell table:formula="of:=IF([.A18]=&quot;down&quot;;[.B18];0)" office:value-type="float" office:value="0" calcext:value-type="float">
            <text:p>0</text:p>
          </table:table-cell>
          <table:table-cell table:formula="of:=[.D18]+[.E18]+[.F17]" office:value-type="float" office:value="19" calcext:value-type="float">
            <text:p>19</text:p>
          </table:table-cell>
          <table:table-cell table:formula="of:=IF([.A18]=&quot;forward&quot;;[.B18]*[.F18]+[.G17];[.G17])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9]=&quot;forward&quot;;[.B19];0)" office:value-type="float" office:value="6" calcext:value-type="float">
            <text:p>6</text:p>
          </table:table-cell>
          <table:table-cell table:formula="of:=IF([.A19]=&quot;up&quot;;[.B19] * -1;0)" office:value-type="float" office:value="0" calcext:value-type="float">
            <text:p>0</text:p>
          </table:table-cell>
          <table:table-cell table:formula="of:=IF([.A19]=&quot;down&quot;;[.B19];0)" office:value-type="float" office:value="0" calcext:value-type="float">
            <text:p>0</text:p>
          </table:table-cell>
          <table:table-cell table:formula="of:=[.D19]+[.E19]+[.F18]" office:value-type="float" office:value="19" calcext:value-type="float">
            <text:p>19</text:p>
          </table:table-cell>
          <table:table-cell table:formula="of:=IF([.A19]=&quot;forward&quot;;[.B19]*[.F19]+[.G18];[.G18])"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0]=&quot;forward&quot;;[.B20];0)" office:value-type="float" office:value="9" calcext:value-type="float">
            <text:p>9</text:p>
          </table:table-cell>
          <table:table-cell table:formula="of:=IF([.A20]=&quot;up&quot;;[.B20] * -1;0)" office:value-type="float" office:value="0" calcext:value-type="float">
            <text:p>0</text:p>
          </table:table-cell>
          <table:table-cell table:formula="of:=IF([.A20]=&quot;down&quot;;[.B20];0)" office:value-type="float" office:value="0" calcext:value-type="float">
            <text:p>0</text:p>
          </table:table-cell>
          <table:table-cell table:formula="of:=[.D20]+[.E20]+[.F19]" office:value-type="float" office:value="19" calcext:value-type="float">
            <text:p>19</text:p>
          </table:table-cell>
          <table:table-cell table:formula="of:=IF([.A20]=&quot;forward&quot;;[.B20]*[.F20]+[.G19];[.G19])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1]=&quot;forward&quot;;[.B21];0)" office:value-type="float" office:value="3" calcext:value-type="float">
            <text:p>3</text:p>
          </table:table-cell>
          <table:table-cell table:formula="of:=IF([.A21]=&quot;up&quot;;[.B21] * -1;0)" office:value-type="float" office:value="0" calcext:value-type="float">
            <text:p>0</text:p>
          </table:table-cell>
          <table:table-cell table:formula="of:=IF([.A21]=&quot;down&quot;;[.B21];0)" office:value-type="float" office:value="0" calcext:value-type="float">
            <text:p>0</text:p>
          </table:table-cell>
          <table:table-cell table:formula="of:=[.D21]+[.E21]+[.F20]" office:value-type="float" office:value="19" calcext:value-type="float">
            <text:p>19</text:p>
          </table:table-cell>
          <table:table-cell table:formula="of:=IF([.A21]=&quot;forward&quot;;[.B21]*[.F21]+[.G20];[.G20])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2]=&quot;forward&quot;;[.B22];0)" office:value-type="float" office:value="3" calcext:value-type="float">
            <text:p>3</text:p>
          </table:table-cell>
          <table:table-cell table:formula="of:=IF([.A22]=&quot;up&quot;;[.B22] * -1;0)" office:value-type="float" office:value="0" calcext:value-type="float">
            <text:p>0</text:p>
          </table:table-cell>
          <table:table-cell table:formula="of:=IF([.A22]=&quot;down&quot;;[.B22];0)" office:value-type="float" office:value="0" calcext:value-type="float">
            <text:p>0</text:p>
          </table:table-cell>
          <table:table-cell table:formula="of:=[.D22]+[.E22]+[.F21]" office:value-type="float" office:value="19" calcext:value-type="float">
            <text:p>19</text:p>
          </table:table-cell>
          <table:table-cell table:formula="of:=IF([.A22]=&quot;forward&quot;;[.B22]*[.F22]+[.G21];[.G21])"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3]=&quot;forward&quot;;[.B23];0)" office:value-type="float" office:value="1" calcext:value-type="float">
            <text:p>1</text:p>
          </table:table-cell>
          <table:table-cell table:formula="of:=IF([.A23]=&quot;up&quot;;[.B23] * -1;0)" office:value-type="float" office:value="0" calcext:value-type="float">
            <text:p>0</text:p>
          </table:table-cell>
          <table:table-cell table:formula="of:=IF([.A23]=&quot;down&quot;;[.B23];0)" office:value-type="float" office:value="0" calcext:value-type="float">
            <text:p>0</text:p>
          </table:table-cell>
          <table:table-cell table:formula="of:=[.D23]+[.E23]+[.F22]" office:value-type="float" office:value="19" calcext:value-type="float">
            <text:p>19</text:p>
          </table:table-cell>
          <table:table-cell table:formula="of:=IF([.A23]=&quot;forward&quot;;[.B23]*[.F23]+[.G22];[.G22])"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4]=&quot;forward&quot;;[.B24];0)" office:value-type="float" office:value="7" calcext:value-type="float">
            <text:p>7</text:p>
          </table:table-cell>
          <table:table-cell table:formula="of:=IF([.A24]=&quot;up&quot;;[.B24] * -1;0)" office:value-type="float" office:value="0" calcext:value-type="float">
            <text:p>0</text:p>
          </table:table-cell>
          <table:table-cell table:formula="of:=IF([.A24]=&quot;down&quot;;[.B24];0)" office:value-type="float" office:value="0" calcext:value-type="float">
            <text:p>0</text:p>
          </table:table-cell>
          <table:table-cell table:formula="of:=[.D24]+[.E24]+[.F23]" office:value-type="float" office:value="19" calcext:value-type="float">
            <text:p>19</text:p>
          </table:table-cell>
          <table:table-cell table:formula="of:=IF([.A24]=&quot;forward&quot;;[.B24]*[.F24]+[.G23];[.G23])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5]=&quot;forward&quot;;[.B25];0)" office:value-type="float" office:value="0" calcext:value-type="float">
            <text:p>0</text:p>
          </table:table-cell>
          <table:table-cell table:formula="of:=IF([.A25]=&quot;up&quot;;[.B25] * -1;0)" office:value-type="float" office:value="0" calcext:value-type="float">
            <text:p>0</text:p>
          </table:table-cell>
          <table:table-cell table:formula="of:=IF([.A25]=&quot;down&quot;;[.B25];0)" office:value-type="float" office:value="6" calcext:value-type="float">
            <text:p>6</text:p>
          </table:table-cell>
          <table:table-cell table:formula="of:=[.D25]+[.E25]+[.F24]" office:value-type="float" office:value="25" calcext:value-type="float">
            <text:p>25</text:p>
          </table:table-cell>
          <table:table-cell table:formula="of:=IF([.A25]=&quot;forward&quot;;[.B25]*[.F25]+[.G24];[.G24])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6]=&quot;forward&quot;;[.B26];0)" office:value-type="float" office:value="7" calcext:value-type="float">
            <text:p>7</text:p>
          </table:table-cell>
          <table:table-cell table:formula="of:=IF([.A26]=&quot;up&quot;;[.B26] * -1;0)" office:value-type="float" office:value="0" calcext:value-type="float">
            <text:p>0</text:p>
          </table:table-cell>
          <table:table-cell table:formula="of:=IF([.A26]=&quot;down&quot;;[.B26];0)" office:value-type="float" office:value="0" calcext:value-type="float">
            <text:p>0</text:p>
          </table:table-cell>
          <table:table-cell table:formula="of:=[.D26]+[.E26]+[.F25]" office:value-type="float" office:value="25" calcext:value-type="float">
            <text:p>25</text:p>
          </table:table-cell>
          <table:table-cell table:formula="of:=IF([.A26]=&quot;forward&quot;;[.B26]*[.F26]+[.G25];[.G25])"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7]=&quot;forward&quot;;[.B27];0)" office:value-type="float" office:value="4" calcext:value-type="float">
            <text:p>4</text:p>
          </table:table-cell>
          <table:table-cell table:formula="of:=IF([.A27]=&quot;up&quot;;[.B27] * -1;0)" office:value-type="float" office:value="0" calcext:value-type="float">
            <text:p>0</text:p>
          </table:table-cell>
          <table:table-cell table:formula="of:=IF([.A27]=&quot;down&quot;;[.B27];0)" office:value-type="float" office:value="0" calcext:value-type="float">
            <text:p>0</text:p>
          </table:table-cell>
          <table:table-cell table:formula="of:=[.D27]+[.E27]+[.F26]" office:value-type="float" office:value="25" calcext:value-type="float">
            <text:p>25</text:p>
          </table:table-cell>
          <table:table-cell table:formula="of:=IF([.A27]=&quot;forward&quot;;[.B27]*[.F27]+[.G26];[.G26])"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8]=&quot;forward&quot;;[.B28];0)" office:value-type="float" office:value="0" calcext:value-type="float">
            <text:p>0</text:p>
          </table:table-cell>
          <table:table-cell table:formula="of:=IF([.A28]=&quot;up&quot;;[.B28] * -1;0)" office:value-type="float" office:value="0" calcext:value-type="float">
            <text:p>0</text:p>
          </table:table-cell>
          <table:table-cell table:formula="of:=IF([.A28]=&quot;down&quot;;[.B28];0)" office:value-type="float" office:value="3" calcext:value-type="float">
            <text:p>3</text:p>
          </table:table-cell>
          <table:table-cell table:formula="of:=[.D28]+[.E28]+[.F27]" office:value-type="float" office:value="28" calcext:value-type="float">
            <text:p>28</text:p>
          </table:table-cell>
          <table:table-cell table:formula="of:=IF([.A28]=&quot;forward&quot;;[.B28]*[.F28]+[.G27];[.G27])"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9]=&quot;forward&quot;;[.B29];0)" office:value-type="float" office:value="0" calcext:value-type="float">
            <text:p>0</text:p>
          </table:table-cell>
          <table:table-cell table:formula="of:=IF([.A29]=&quot;up&quot;;[.B29] * -1;0)" office:value-type="float" office:value="0" calcext:value-type="float">
            <text:p>0</text:p>
          </table:table-cell>
          <table:table-cell table:formula="of:=IF([.A29]=&quot;down&quot;;[.B29];0)" office:value-type="float" office:value="1" calcext:value-type="float">
            <text:p>1</text:p>
          </table:table-cell>
          <table:table-cell table:formula="of:=[.D29]+[.E29]+[.F28]" office:value-type="float" office:value="29" calcext:value-type="float">
            <text:p>29</text:p>
          </table:table-cell>
          <table:table-cell table:formula="of:=IF([.A29]=&quot;forward&quot;;[.B29]*[.F29]+[.G28];[.G28])"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0]=&quot;forward&quot;;[.B30];0)" office:value-type="float" office:value="4" calcext:value-type="float">
            <text:p>4</text:p>
          </table:table-cell>
          <table:table-cell table:formula="of:=IF([.A30]=&quot;up&quot;;[.B30] * -1;0)" office:value-type="float" office:value="0" calcext:value-type="float">
            <text:p>0</text:p>
          </table:table-cell>
          <table:table-cell table:formula="of:=IF([.A30]=&quot;down&quot;;[.B30];0)" office:value-type="float" office:value="0" calcext:value-type="float">
            <text:p>0</text:p>
          </table:table-cell>
          <table:table-cell table:formula="of:=[.D30]+[.E30]+[.F29]" office:value-type="float" office:value="29" calcext:value-type="float">
            <text:p>29</text:p>
          </table:table-cell>
          <table:table-cell table:formula="of:=IF([.A30]=&quot;forward&quot;;[.B30]*[.F30]+[.G29];[.G29])"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1]=&quot;forward&quot;;[.B31];0)" office:value-type="float" office:value="0" calcext:value-type="float">
            <text:p>0</text:p>
          </table:table-cell>
          <table:table-cell table:formula="of:=IF([.A31]=&quot;up&quot;;[.B31] * -1;0)" office:value-type="float" office:value="0" calcext:value-type="float">
            <text:p>0</text:p>
          </table:table-cell>
          <table:table-cell table:formula="of:=IF([.A31]=&quot;down&quot;;[.B31];0)" office:value-type="float" office:value="7" calcext:value-type="float">
            <text:p>7</text:p>
          </table:table-cell>
          <table:table-cell table:formula="of:=[.D31]+[.E31]+[.F30]" office:value-type="float" office:value="36" calcext:value-type="float">
            <text:p>36</text:p>
          </table:table-cell>
          <table:table-cell table:formula="of:=IF([.A31]=&quot;forward&quot;;[.B31]*[.F31]+[.G30];[.G30])"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]=&quot;forward&quot;;[.B32];0)" office:value-type="float" office:value="0" calcext:value-type="float">
            <text:p>0</text:p>
          </table:table-cell>
          <table:table-cell table:formula="of:=IF([.A32]=&quot;up&quot;;[.B32] * -1;0)" office:value-type="float" office:value="0" calcext:value-type="float">
            <text:p>0</text:p>
          </table:table-cell>
          <table:table-cell table:formula="of:=IF([.A32]=&quot;down&quot;;[.B32];0)" office:value-type="float" office:value="2" calcext:value-type="float">
            <text:p>2</text:p>
          </table:table-cell>
          <table:table-cell table:formula="of:=[.D32]+[.E32]+[.F31]" office:value-type="float" office:value="38" calcext:value-type="float">
            <text:p>38</text:p>
          </table:table-cell>
          <table:table-cell table:formula="of:=IF([.A32]=&quot;forward&quot;;[.B32]*[.F32]+[.G31];[.G31])"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3]=&quot;forward&quot;;[.B33];0)" office:value-type="float" office:value="0" calcext:value-type="float">
            <text:p>0</text:p>
          </table:table-cell>
          <table:table-cell table:formula="of:=IF([.A33]=&quot;up&quot;;[.B33] * -1;0)" office:value-type="float" office:value="0" calcext:value-type="float">
            <text:p>0</text:p>
          </table:table-cell>
          <table:table-cell table:formula="of:=IF([.A33]=&quot;down&quot;;[.B33];0)" office:value-type="float" office:value="8" calcext:value-type="float">
            <text:p>8</text:p>
          </table:table-cell>
          <table:table-cell table:formula="of:=[.D33]+[.E33]+[.F32]" office:value-type="float" office:value="46" calcext:value-type="float">
            <text:p>46</text:p>
          </table:table-cell>
          <table:table-cell table:formula="of:=IF([.A33]=&quot;forward&quot;;[.B33]*[.F33]+[.G32];[.G32])"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4]=&quot;forward&quot;;[.B34];0)" office:value-type="float" office:value="9" calcext:value-type="float">
            <text:p>9</text:p>
          </table:table-cell>
          <table:table-cell table:formula="of:=IF([.A34]=&quot;up&quot;;[.B34] * -1;0)" office:value-type="float" office:value="0" calcext:value-type="float">
            <text:p>0</text:p>
          </table:table-cell>
          <table:table-cell table:formula="of:=IF([.A34]=&quot;down&quot;;[.B34];0)" office:value-type="float" office:value="0" calcext:value-type="float">
            <text:p>0</text:p>
          </table:table-cell>
          <table:table-cell table:formula="of:=[.D34]+[.E34]+[.F33]" office:value-type="float" office:value="46" calcext:value-type="float">
            <text:p>46</text:p>
          </table:table-cell>
          <table:table-cell table:formula="of:=IF([.A34]=&quot;forward&quot;;[.B34]*[.F34]+[.G33];[.G33])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5]=&quot;forward&quot;;[.B35];0)" office:value-type="float" office:value="0" calcext:value-type="float">
            <text:p>0</text:p>
          </table:table-cell>
          <table:table-cell table:formula="of:=IF([.A35]=&quot;up&quot;;[.B35] * -1;0)" office:value-type="float" office:value="0" calcext:value-type="float">
            <text:p>0</text:p>
          </table:table-cell>
          <table:table-cell table:formula="of:=IF([.A35]=&quot;down&quot;;[.B35];0)" office:value-type="float" office:value="5" calcext:value-type="float">
            <text:p>5</text:p>
          </table:table-cell>
          <table:table-cell table:formula="of:=[.D35]+[.E35]+[.F34]" office:value-type="float" office:value="51" calcext:value-type="float">
            <text:p>51</text:p>
          </table:table-cell>
          <table:table-cell table:formula="of:=IF([.A35]=&quot;forward&quot;;[.B35]*[.F35]+[.G34];[.G34])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6]=&quot;forward&quot;;[.B36];0)" office:value-type="float" office:value="0" calcext:value-type="float">
            <text:p>0</text:p>
          </table:table-cell>
          <table:table-cell table:formula="of:=IF([.A36]=&quot;up&quot;;[.B36] * -1;0)" office:value-type="float" office:value="0" calcext:value-type="float">
            <text:p>0</text:p>
          </table:table-cell>
          <table:table-cell table:formula="of:=IF([.A36]=&quot;down&quot;;[.B36];0)" office:value-type="float" office:value="2" calcext:value-type="float">
            <text:p>2</text:p>
          </table:table-cell>
          <table:table-cell table:formula="of:=[.D36]+[.E36]+[.F35]" office:value-type="float" office:value="53" calcext:value-type="float">
            <text:p>53</text:p>
          </table:table-cell>
          <table:table-cell table:formula="of:=IF([.A36]=&quot;forward&quot;;[.B36]*[.F36]+[.G35];[.G35])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7]=&quot;forward&quot;;[.B37];0)" office:value-type="float" office:value="6" calcext:value-type="float">
            <text:p>6</text:p>
          </table:table-cell>
          <table:table-cell table:formula="of:=IF([.A37]=&quot;up&quot;;[.B37] * -1;0)" office:value-type="float" office:value="0" calcext:value-type="float">
            <text:p>0</text:p>
          </table:table-cell>
          <table:table-cell table:formula="of:=IF([.A37]=&quot;down&quot;;[.B37];0)" office:value-type="float" office:value="0" calcext:value-type="float">
            <text:p>0</text:p>
          </table:table-cell>
          <table:table-cell table:formula="of:=[.D37]+[.E37]+[.F36]" office:value-type="float" office:value="53" calcext:value-type="float">
            <text:p>53</text:p>
          </table:table-cell>
          <table:table-cell table:formula="of:=IF([.A37]=&quot;forward&quot;;[.B37]*[.F37]+[.G36];[.G36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8]=&quot;forward&quot;;[.B38];0)" office:value-type="float" office:value="0" calcext:value-type="float">
            <text:p>0</text:p>
          </table:table-cell>
          <table:table-cell table:formula="of:=IF([.A38]=&quot;up&quot;;[.B38] * -1;0)" office:value-type="float" office:value="-4" calcext:value-type="float">
            <text:p>-4</text:p>
          </table:table-cell>
          <table:table-cell table:formula="of:=IF([.A38]=&quot;down&quot;;[.B38];0)" office:value-type="float" office:value="0" calcext:value-type="float">
            <text:p>0</text:p>
          </table:table-cell>
          <table:table-cell table:formula="of:=[.D38]+[.E38]+[.F37]" office:value-type="float" office:value="49" calcext:value-type="float">
            <text:p>49</text:p>
          </table:table-cell>
          <table:table-cell table:formula="of:=IF([.A38]=&quot;forward&quot;;[.B38]*[.F38]+[.G37];[.G37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9]=&quot;forward&quot;;[.B39];0)" office:value-type="float" office:value="0" calcext:value-type="float">
            <text:p>0</text:p>
          </table:table-cell>
          <table:table-cell table:formula="of:=IF([.A39]=&quot;up&quot;;[.B39] * -1;0)" office:value-type="float" office:value="0" calcext:value-type="float">
            <text:p>0</text:p>
          </table:table-cell>
          <table:table-cell table:formula="of:=IF([.A39]=&quot;down&quot;;[.B39];0)" office:value-type="float" office:value="3" calcext:value-type="float">
            <text:p>3</text:p>
          </table:table-cell>
          <table:table-cell table:formula="of:=[.D39]+[.E39]+[.F38]" office:value-type="float" office:value="52" calcext:value-type="float">
            <text:p>52</text:p>
          </table:table-cell>
          <table:table-cell table:formula="of:=IF([.A39]=&quot;forward&quot;;[.B39]*[.F39]+[.G38];[.G38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0]=&quot;forward&quot;;[.B40];0)" office:value-type="float" office:value="0" calcext:value-type="float">
            <text:p>0</text:p>
          </table:table-cell>
          <table:table-cell table:formula="of:=IF([.A40]=&quot;up&quot;;[.B40] * -1;0)" office:value-type="float" office:value="0" calcext:value-type="float">
            <text:p>0</text:p>
          </table:table-cell>
          <table:table-cell table:formula="of:=IF([.A40]=&quot;down&quot;;[.B40];0)" office:value-type="float" office:value="1" calcext:value-type="float">
            <text:p>1</text:p>
          </table:table-cell>
          <table:table-cell table:formula="of:=[.D40]+[.E40]+[.F39]" office:value-type="float" office:value="53" calcext:value-type="float">
            <text:p>53</text:p>
          </table:table-cell>
          <table:table-cell table:formula="of:=IF([.A40]=&quot;forward&quot;;[.B40]*[.F40]+[.G39];[.G39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]=&quot;forward&quot;;[.B41];0)" office:value-type="float" office:value="0" calcext:value-type="float">
            <text:p>0</text:p>
          </table:table-cell>
          <table:table-cell table:formula="of:=IF([.A41]=&quot;up&quot;;[.B41] * -1;0)" office:value-type="float" office:value="0" calcext:value-type="float">
            <text:p>0</text:p>
          </table:table-cell>
          <table:table-cell table:formula="of:=IF([.A41]=&quot;down&quot;;[.B41];0)" office:value-type="float" office:value="6" calcext:value-type="float">
            <text:p>6</text:p>
          </table:table-cell>
          <table:table-cell table:formula="of:=[.D41]+[.E41]+[.F40]" office:value-type="float" office:value="59" calcext:value-type="float">
            <text:p>59</text:p>
          </table:table-cell>
          <table:table-cell table:formula="of:=IF([.A41]=&quot;forward&quot;;[.B41]*[.F41]+[.G40];[.G40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2]=&quot;forward&quot;;[.B42];0)" office:value-type="float" office:value="0" calcext:value-type="float">
            <text:p>0</text:p>
          </table:table-cell>
          <table:table-cell table:formula="of:=IF([.A42]=&quot;up&quot;;[.B42] * -1;0)" office:value-type="float" office:value="0" calcext:value-type="float">
            <text:p>0</text:p>
          </table:table-cell>
          <table:table-cell table:formula="of:=IF([.A42]=&quot;down&quot;;[.B42];0)" office:value-type="float" office:value="7" calcext:value-type="float">
            <text:p>7</text:p>
          </table:table-cell>
          <table:table-cell table:formula="of:=[.D42]+[.E42]+[.F41]" office:value-type="float" office:value="66" calcext:value-type="float">
            <text:p>66</text:p>
          </table:table-cell>
          <table:table-cell table:formula="of:=IF([.A42]=&quot;forward&quot;;[.B42]*[.F42]+[.G41];[.G41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3]=&quot;forward&quot;;[.B43];0)" office:value-type="float" office:value="6" calcext:value-type="float">
            <text:p>6</text:p>
          </table:table-cell>
          <table:table-cell table:formula="of:=IF([.A43]=&quot;up&quot;;[.B43] * -1;0)" office:value-type="float" office:value="0" calcext:value-type="float">
            <text:p>0</text:p>
          </table:table-cell>
          <table:table-cell table:formula="of:=IF([.A43]=&quot;down&quot;;[.B43];0)" office:value-type="float" office:value="0" calcext:value-type="float">
            <text:p>0</text:p>
          </table:table-cell>
          <table:table-cell table:formula="of:=[.D43]+[.E43]+[.F42]" office:value-type="float" office:value="66" calcext:value-type="float">
            <text:p>66</text:p>
          </table:table-cell>
          <table:table-cell table:formula="of:=IF([.A43]=&quot;forward&quot;;[.B43]*[.F43]+[.G42];[.G42])"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4]=&quot;forward&quot;;[.B44];0)" office:value-type="float" office:value="0" calcext:value-type="float">
            <text:p>0</text:p>
          </table:table-cell>
          <table:table-cell table:formula="of:=IF([.A44]=&quot;up&quot;;[.B44] * -1;0)" office:value-type="float" office:value="-2" calcext:value-type="float">
            <text:p>-2</text:p>
          </table:table-cell>
          <table:table-cell table:formula="of:=IF([.A44]=&quot;down&quot;;[.B44];0)" office:value-type="float" office:value="0" calcext:value-type="float">
            <text:p>0</text:p>
          </table:table-cell>
          <table:table-cell table:formula="of:=[.D44]+[.E44]+[.F43]" office:value-type="float" office:value="64" calcext:value-type="float">
            <text:p>64</text:p>
          </table:table-cell>
          <table:table-cell table:formula="of:=IF([.A44]=&quot;forward&quot;;[.B44]*[.F44]+[.G43];[.G43])"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5]=&quot;forward&quot;;[.B45];0)" office:value-type="float" office:value="2" calcext:value-type="float">
            <text:p>2</text:p>
          </table:table-cell>
          <table:table-cell table:formula="of:=IF([.A45]=&quot;up&quot;;[.B45] * -1;0)" office:value-type="float" office:value="0" calcext:value-type="float">
            <text:p>0</text:p>
          </table:table-cell>
          <table:table-cell table:formula="of:=IF([.A45]=&quot;down&quot;;[.B45];0)" office:value-type="float" office:value="0" calcext:value-type="float">
            <text:p>0</text:p>
          </table:table-cell>
          <table:table-cell table:formula="of:=[.D45]+[.E45]+[.F44]" office:value-type="float" office:value="64" calcext:value-type="float">
            <text:p>64</text:p>
          </table:table-cell>
          <table:table-cell table:formula="of:=IF([.A45]=&quot;forward&quot;;[.B45]*[.F45]+[.G44];[.G44])"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6]=&quot;forward&quot;;[.B46];0)" office:value-type="float" office:value="0" calcext:value-type="float">
            <text:p>0</text:p>
          </table:table-cell>
          <table:table-cell table:formula="of:=IF([.A46]=&quot;up&quot;;[.B46] * -1;0)" office:value-type="float" office:value="0" calcext:value-type="float">
            <text:p>0</text:p>
          </table:table-cell>
          <table:table-cell table:formula="of:=IF([.A46]=&quot;down&quot;;[.B46];0)" office:value-type="float" office:value="9" calcext:value-type="float">
            <text:p>9</text:p>
          </table:table-cell>
          <table:table-cell table:formula="of:=[.D46]+[.E46]+[.F45]" office:value-type="float" office:value="73" calcext:value-type="float">
            <text:p>73</text:p>
          </table:table-cell>
          <table:table-cell table:formula="of:=IF([.A46]=&quot;forward&quot;;[.B46]*[.F46]+[.G45];[.G45])"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7]=&quot;forward&quot;;[.B47];0)" office:value-type="float" office:value="0" calcext:value-type="float">
            <text:p>0</text:p>
          </table:table-cell>
          <table:table-cell table:formula="of:=IF([.A47]=&quot;up&quot;;[.B47] * -1;0)" office:value-type="float" office:value="0" calcext:value-type="float">
            <text:p>0</text:p>
          </table:table-cell>
          <table:table-cell table:formula="of:=IF([.A47]=&quot;down&quot;;[.B47];0)" office:value-type="float" office:value="3" calcext:value-type="float">
            <text:p>3</text:p>
          </table:table-cell>
          <table:table-cell table:formula="of:=[.D47]+[.E47]+[.F46]" office:value-type="float" office:value="76" calcext:value-type="float">
            <text:p>76</text:p>
          </table:table-cell>
          <table:table-cell table:formula="of:=IF([.A47]=&quot;forward&quot;;[.B47]*[.F47]+[.G46];[.G46])"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8]=&quot;forward&quot;;[.B48];0)" office:value-type="float" office:value="7" calcext:value-type="float">
            <text:p>7</text:p>
          </table:table-cell>
          <table:table-cell table:formula="of:=IF([.A48]=&quot;up&quot;;[.B48] * -1;0)" office:value-type="float" office:value="0" calcext:value-type="float">
            <text:p>0</text:p>
          </table:table-cell>
          <table:table-cell table:formula="of:=IF([.A48]=&quot;down&quot;;[.B48];0)" office:value-type="float" office:value="0" calcext:value-type="float">
            <text:p>0</text:p>
          </table:table-cell>
          <table:table-cell table:formula="of:=[.D48]+[.E48]+[.F47]" office:value-type="float" office:value="76" calcext:value-type="float">
            <text:p>76</text:p>
          </table:table-cell>
          <table:table-cell table:formula="of:=IF([.A48]=&quot;forward&quot;;[.B48]*[.F48]+[.G47];[.G47])"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9]=&quot;forward&quot;;[.B49];0)" office:value-type="float" office:value="0" calcext:value-type="float">
            <text:p>0</text:p>
          </table:table-cell>
          <table:table-cell table:formula="of:=IF([.A49]=&quot;up&quot;;[.B49] * -1;0)" office:value-type="float" office:value="-3" calcext:value-type="float">
            <text:p>-3</text:p>
          </table:table-cell>
          <table:table-cell table:formula="of:=IF([.A49]=&quot;down&quot;;[.B49];0)" office:value-type="float" office:value="0" calcext:value-type="float">
            <text:p>0</text:p>
          </table:table-cell>
          <table:table-cell table:formula="of:=[.D49]+[.E49]+[.F48]" office:value-type="float" office:value="73" calcext:value-type="float">
            <text:p>73</text:p>
          </table:table-cell>
          <table:table-cell table:formula="of:=IF([.A49]=&quot;forward&quot;;[.B49]*[.F49]+[.G48];[.G48])"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0]=&quot;forward&quot;;[.B50];0)" office:value-type="float" office:value="0" calcext:value-type="float">
            <text:p>0</text:p>
          </table:table-cell>
          <table:table-cell table:formula="of:=IF([.A50]=&quot;up&quot;;[.B50] * -1;0)" office:value-type="float" office:value="-7" calcext:value-type="float">
            <text:p>-7</text:p>
          </table:table-cell>
          <table:table-cell table:formula="of:=IF([.A50]=&quot;down&quot;;[.B50];0)" office:value-type="float" office:value="0" calcext:value-type="float">
            <text:p>0</text:p>
          </table:table-cell>
          <table:table-cell table:formula="of:=[.D50]+[.E50]+[.F49]" office:value-type="float" office:value="66" calcext:value-type="float">
            <text:p>66</text:p>
          </table:table-cell>
          <table:table-cell table:formula="of:=IF([.A50]=&quot;forward&quot;;[.B50]*[.F50]+[.G49];[.G49])"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1]=&quot;forward&quot;;[.B51];0)" office:value-type="float" office:value="8" calcext:value-type="float">
            <text:p>8</text:p>
          </table:table-cell>
          <table:table-cell table:formula="of:=IF([.A51]=&quot;up&quot;;[.B51] * -1;0)" office:value-type="float" office:value="0" calcext:value-type="float">
            <text:p>0</text:p>
          </table:table-cell>
          <table:table-cell table:formula="of:=IF([.A51]=&quot;down&quot;;[.B51];0)" office:value-type="float" office:value="0" calcext:value-type="float">
            <text:p>0</text:p>
          </table:table-cell>
          <table:table-cell table:formula="of:=[.D51]+[.E51]+[.F50]" office:value-type="float" office:value="66" calcext:value-type="float">
            <text:p>66</text:p>
          </table:table-cell>
          <table:table-cell table:formula="of:=IF([.A51]=&quot;forward&quot;;[.B51]*[.F51]+[.G50];[.G50])" office:value-type="float" office:value="3921" calcext:value-type="float">
            <text:p>392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2]=&quot;forward&quot;;[.B52];0)" office:value-type="float" office:value="7" calcext:value-type="float">
            <text:p>7</text:p>
          </table:table-cell>
          <table:table-cell table:formula="of:=IF([.A52]=&quot;up&quot;;[.B52] * -1;0)" office:value-type="float" office:value="0" calcext:value-type="float">
            <text:p>0</text:p>
          </table:table-cell>
          <table:table-cell table:formula="of:=IF([.A52]=&quot;down&quot;;[.B52];0)" office:value-type="float" office:value="0" calcext:value-type="float">
            <text:p>0</text:p>
          </table:table-cell>
          <table:table-cell table:formula="of:=[.D52]+[.E52]+[.F51]" office:value-type="float" office:value="66" calcext:value-type="float">
            <text:p>66</text:p>
          </table:table-cell>
          <table:table-cell table:formula="of:=IF([.A52]=&quot;forward&quot;;[.B52]*[.F52]+[.G51];[.G51])"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3]=&quot;forward&quot;;[.B53];0)" office:value-type="float" office:value="0" calcext:value-type="float">
            <text:p>0</text:p>
          </table:table-cell>
          <table:table-cell table:formula="of:=IF([.A53]=&quot;up&quot;;[.B53] * -1;0)" office:value-type="float" office:value="0" calcext:value-type="float">
            <text:p>0</text:p>
          </table:table-cell>
          <table:table-cell table:formula="of:=IF([.A53]=&quot;down&quot;;[.B53];0)" office:value-type="float" office:value="4" calcext:value-type="float">
            <text:p>4</text:p>
          </table:table-cell>
          <table:table-cell table:formula="of:=[.D53]+[.E53]+[.F52]" office:value-type="float" office:value="70" calcext:value-type="float">
            <text:p>70</text:p>
          </table:table-cell>
          <table:table-cell table:formula="of:=IF([.A53]=&quot;forward&quot;;[.B53]*[.F53]+[.G52];[.G52])"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4]=&quot;forward&quot;;[.B54];0)" office:value-type="float" office:value="0" calcext:value-type="float">
            <text:p>0</text:p>
          </table:table-cell>
          <table:table-cell table:formula="of:=IF([.A54]=&quot;up&quot;;[.B54] * -1;0)" office:value-type="float" office:value="-8" calcext:value-type="float">
            <text:p>-8</text:p>
          </table:table-cell>
          <table:table-cell table:formula="of:=IF([.A54]=&quot;down&quot;;[.B54];0)" office:value-type="float" office:value="0" calcext:value-type="float">
            <text:p>0</text:p>
          </table:table-cell>
          <table:table-cell table:formula="of:=[.D54]+[.E54]+[.F53]" office:value-type="float" office:value="62" calcext:value-type="float">
            <text:p>62</text:p>
          </table:table-cell>
          <table:table-cell table:formula="of:=IF([.A54]=&quot;forward&quot;;[.B54]*[.F54]+[.G53];[.G53])"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5]=&quot;forward&quot;;[.B55];0)" office:value-type="float" office:value="0" calcext:value-type="float">
            <text:p>0</text:p>
          </table:table-cell>
          <table:table-cell table:formula="of:=IF([.A55]=&quot;up&quot;;[.B55] * -1;0)" office:value-type="float" office:value="-1" calcext:value-type="float">
            <text:p>-1</text:p>
          </table:table-cell>
          <table:table-cell table:formula="of:=IF([.A55]=&quot;down&quot;;[.B55];0)" office:value-type="float" office:value="0" calcext:value-type="float">
            <text:p>0</text:p>
          </table:table-cell>
          <table:table-cell table:formula="of:=[.D55]+[.E55]+[.F54]" office:value-type="float" office:value="61" calcext:value-type="float">
            <text:p>61</text:p>
          </table:table-cell>
          <table:table-cell table:formula="of:=IF([.A55]=&quot;forward&quot;;[.B55]*[.F55]+[.G54];[.G54])"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6]=&quot;forward&quot;;[.B56];0)" office:value-type="float" office:value="4" calcext:value-type="float">
            <text:p>4</text:p>
          </table:table-cell>
          <table:table-cell table:formula="of:=IF([.A56]=&quot;up&quot;;[.B56] * -1;0)" office:value-type="float" office:value="0" calcext:value-type="float">
            <text:p>0</text:p>
          </table:table-cell>
          <table:table-cell table:formula="of:=IF([.A56]=&quot;down&quot;;[.B56];0)" office:value-type="float" office:value="0" calcext:value-type="float">
            <text:p>0</text:p>
          </table:table-cell>
          <table:table-cell table:formula="of:=[.D56]+[.E56]+[.F55]" office:value-type="float" office:value="61" calcext:value-type="float">
            <text:p>61</text:p>
          </table:table-cell>
          <table:table-cell table:formula="of:=IF([.A56]=&quot;forward&quot;;[.B56]*[.F56]+[.G55];[.G55])" office:value-type="float" office:value="4627" calcext:value-type="float">
            <text:p>46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7]=&quot;forward&quot;;[.B57];0)" office:value-type="float" office:value="0" calcext:value-type="float">
            <text:p>0</text:p>
          </table:table-cell>
          <table:table-cell table:formula="of:=IF([.A57]=&quot;up&quot;;[.B57] * -1;0)" office:value-type="float" office:value="0" calcext:value-type="float">
            <text:p>0</text:p>
          </table:table-cell>
          <table:table-cell table:formula="of:=IF([.A57]=&quot;down&quot;;[.B57];0)" office:value-type="float" office:value="6" calcext:value-type="float">
            <text:p>6</text:p>
          </table:table-cell>
          <table:table-cell table:formula="of:=[.D57]+[.E57]+[.F56]" office:value-type="float" office:value="67" calcext:value-type="float">
            <text:p>67</text:p>
          </table:table-cell>
          <table:table-cell table:formula="of:=IF([.A57]=&quot;forward&quot;;[.B57]*[.F57]+[.G56];[.G56])" office:value-type="float" office:value="4627" calcext:value-type="float">
            <text:p>46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8]=&quot;forward&quot;;[.B58];0)" office:value-type="float" office:value="9" calcext:value-type="float">
            <text:p>9</text:p>
          </table:table-cell>
          <table:table-cell table:formula="of:=IF([.A58]=&quot;up&quot;;[.B58] * -1;0)" office:value-type="float" office:value="0" calcext:value-type="float">
            <text:p>0</text:p>
          </table:table-cell>
          <table:table-cell table:formula="of:=IF([.A58]=&quot;down&quot;;[.B58];0)" office:value-type="float" office:value="0" calcext:value-type="float">
            <text:p>0</text:p>
          </table:table-cell>
          <table:table-cell table:formula="of:=[.D58]+[.E58]+[.F57]" office:value-type="float" office:value="67" calcext:value-type="float">
            <text:p>67</text:p>
          </table:table-cell>
          <table:table-cell table:formula="of:=IF([.A58]=&quot;forward&quot;;[.B58]*[.F58]+[.G57];[.G57])"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9]=&quot;forward&quot;;[.B59];0)" office:value-type="float" office:value="3" calcext:value-type="float">
            <text:p>3</text:p>
          </table:table-cell>
          <table:table-cell table:formula="of:=IF([.A59]=&quot;up&quot;;[.B59] * -1;0)" office:value-type="float" office:value="0" calcext:value-type="float">
            <text:p>0</text:p>
          </table:table-cell>
          <table:table-cell table:formula="of:=IF([.A59]=&quot;down&quot;;[.B59];0)" office:value-type="float" office:value="0" calcext:value-type="float">
            <text:p>0</text:p>
          </table:table-cell>
          <table:table-cell table:formula="of:=[.D59]+[.E59]+[.F58]" office:value-type="float" office:value="67" calcext:value-type="float">
            <text:p>67</text:p>
          </table:table-cell>
          <table:table-cell table:formula="of:=IF([.A59]=&quot;forward&quot;;[.B59]*[.F59]+[.G58];[.G58])"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0]=&quot;forward&quot;;[.B60];0)" office:value-type="float" office:value="0" calcext:value-type="float">
            <text:p>0</text:p>
          </table:table-cell>
          <table:table-cell table:formula="of:=IF([.A60]=&quot;up&quot;;[.B60] * -1;0)" office:value-type="float" office:value="0" calcext:value-type="float">
            <text:p>0</text:p>
          </table:table-cell>
          <table:table-cell table:formula="of:=IF([.A60]=&quot;down&quot;;[.B60];0)" office:value-type="float" office:value="1" calcext:value-type="float">
            <text:p>1</text:p>
          </table:table-cell>
          <table:table-cell table:formula="of:=[.D60]+[.E60]+[.F59]" office:value-type="float" office:value="68" calcext:value-type="float">
            <text:p>68</text:p>
          </table:table-cell>
          <table:table-cell table:formula="of:=IF([.A60]=&quot;forward&quot;;[.B60]*[.F60]+[.G59];[.G59])"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1]=&quot;forward&quot;;[.B61];0)" office:value-type="float" office:value="0" calcext:value-type="float">
            <text:p>0</text:p>
          </table:table-cell>
          <table:table-cell table:formula="of:=IF([.A61]=&quot;up&quot;;[.B61] * -1;0)" office:value-type="float" office:value="0" calcext:value-type="float">
            <text:p>0</text:p>
          </table:table-cell>
          <table:table-cell table:formula="of:=IF([.A61]=&quot;down&quot;;[.B61];0)" office:value-type="float" office:value="1" calcext:value-type="float">
            <text:p>1</text:p>
          </table:table-cell>
          <table:table-cell table:formula="of:=[.D61]+[.E61]+[.F60]" office:value-type="float" office:value="69" calcext:value-type="float">
            <text:p>69</text:p>
          </table:table-cell>
          <table:table-cell table:formula="of:=IF([.A61]=&quot;forward&quot;;[.B61]*[.F61]+[.G60];[.G60])"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]=&quot;forward&quot;;[.B62];0)" office:value-type="float" office:value="2" calcext:value-type="float">
            <text:p>2</text:p>
          </table:table-cell>
          <table:table-cell table:formula="of:=IF([.A62]=&quot;up&quot;;[.B62] * -1;0)" office:value-type="float" office:value="0" calcext:value-type="float">
            <text:p>0</text:p>
          </table:table-cell>
          <table:table-cell table:formula="of:=IF([.A62]=&quot;down&quot;;[.B62];0)" office:value-type="float" office:value="0" calcext:value-type="float">
            <text:p>0</text:p>
          </table:table-cell>
          <table:table-cell table:formula="of:=[.D62]+[.E62]+[.F61]" office:value-type="float" office:value="69" calcext:value-type="float">
            <text:p>69</text:p>
          </table:table-cell>
          <table:table-cell table:formula="of:=IF([.A62]=&quot;forward&quot;;[.B62]*[.F62]+[.G61];[.G61])" office:value-type="float" office:value="5569" calcext:value-type="float">
            <text:p>55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3]=&quot;forward&quot;;[.B63];0)" office:value-type="float" office:value="4" calcext:value-type="float">
            <text:p>4</text:p>
          </table:table-cell>
          <table:table-cell table:formula="of:=IF([.A63]=&quot;up&quot;;[.B63] * -1;0)" office:value-type="float" office:value="0" calcext:value-type="float">
            <text:p>0</text:p>
          </table:table-cell>
          <table:table-cell table:formula="of:=IF([.A63]=&quot;down&quot;;[.B63];0)" office:value-type="float" office:value="0" calcext:value-type="float">
            <text:p>0</text:p>
          </table:table-cell>
          <table:table-cell table:formula="of:=[.D63]+[.E63]+[.F62]" office:value-type="float" office:value="69" calcext:value-type="float">
            <text:p>69</text:p>
          </table:table-cell>
          <table:table-cell table:formula="of:=IF([.A63]=&quot;forward&quot;;[.B63]*[.F63]+[.G62];[.G62])" office:value-type="float" office:value="5845" calcext:value-type="float">
            <text:p>58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4]=&quot;forward&quot;;[.B64];0)" office:value-type="float" office:value="3" calcext:value-type="float">
            <text:p>3</text:p>
          </table:table-cell>
          <table:table-cell table:formula="of:=IF([.A64]=&quot;up&quot;;[.B64] * -1;0)" office:value-type="float" office:value="0" calcext:value-type="float">
            <text:p>0</text:p>
          </table:table-cell>
          <table:table-cell table:formula="of:=IF([.A64]=&quot;down&quot;;[.B64];0)" office:value-type="float" office:value="0" calcext:value-type="float">
            <text:p>0</text:p>
          </table:table-cell>
          <table:table-cell table:formula="of:=[.D64]+[.E64]+[.F63]" office:value-type="float" office:value="69" calcext:value-type="float">
            <text:p>69</text:p>
          </table:table-cell>
          <table:table-cell table:formula="of:=IF([.A64]=&quot;forward&quot;;[.B64]*[.F64]+[.G63];[.G63])" office:value-type="float" office:value="6052" calcext:value-type="float">
            <text:p>60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5]=&quot;forward&quot;;[.B65];0)" office:value-type="float" office:value="0" calcext:value-type="float">
            <text:p>0</text:p>
          </table:table-cell>
          <table:table-cell table:formula="of:=IF([.A65]=&quot;up&quot;;[.B65] * -1;0)" office:value-type="float" office:value="-2" calcext:value-type="float">
            <text:p>-2</text:p>
          </table:table-cell>
          <table:table-cell table:formula="of:=IF([.A65]=&quot;down&quot;;[.B65];0)" office:value-type="float" office:value="0" calcext:value-type="float">
            <text:p>0</text:p>
          </table:table-cell>
          <table:table-cell table:formula="of:=[.D65]+[.E65]+[.F64]" office:value-type="float" office:value="67" calcext:value-type="float">
            <text:p>67</text:p>
          </table:table-cell>
          <table:table-cell table:formula="of:=IF([.A65]=&quot;forward&quot;;[.B65]*[.F65]+[.G64];[.G64])" office:value-type="float" office:value="6052" calcext:value-type="float">
            <text:p>60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6]=&quot;forward&quot;;[.B66];0)" office:value-type="float" office:value="1" calcext:value-type="float">
            <text:p>1</text:p>
          </table:table-cell>
          <table:table-cell table:formula="of:=IF([.A66]=&quot;up&quot;;[.B66] * -1;0)" office:value-type="float" office:value="0" calcext:value-type="float">
            <text:p>0</text:p>
          </table:table-cell>
          <table:table-cell table:formula="of:=IF([.A66]=&quot;down&quot;;[.B66];0)" office:value-type="float" office:value="0" calcext:value-type="float">
            <text:p>0</text:p>
          </table:table-cell>
          <table:table-cell table:formula="of:=[.D66]+[.E66]+[.F65]" office:value-type="float" office:value="67" calcext:value-type="float">
            <text:p>67</text:p>
          </table:table-cell>
          <table:table-cell table:formula="of:=IF([.A66]=&quot;forward&quot;;[.B66]*[.F66]+[.G65];[.G65])"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7]=&quot;forward&quot;;[.B67];0)" office:value-type="float" office:value="0" calcext:value-type="float">
            <text:p>0</text:p>
          </table:table-cell>
          <table:table-cell table:formula="of:=IF([.A67]=&quot;up&quot;;[.B67] * -1;0)" office:value-type="float" office:value="0" calcext:value-type="float">
            <text:p>0</text:p>
          </table:table-cell>
          <table:table-cell table:formula="of:=IF([.A67]=&quot;down&quot;;[.B67];0)" office:value-type="float" office:value="8" calcext:value-type="float">
            <text:p>8</text:p>
          </table:table-cell>
          <table:table-cell table:formula="of:=[.D67]+[.E67]+[.F66]" office:value-type="float" office:value="75" calcext:value-type="float">
            <text:p>75</text:p>
          </table:table-cell>
          <table:table-cell table:formula="of:=IF([.A67]=&quot;forward&quot;;[.B67]*[.F67]+[.G66];[.G66])"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8]=&quot;forward&quot;;[.B68];0)" office:value-type="float" office:value="4" calcext:value-type="float">
            <text:p>4</text:p>
          </table:table-cell>
          <table:table-cell table:formula="of:=IF([.A68]=&quot;up&quot;;[.B68] * -1;0)" office:value-type="float" office:value="0" calcext:value-type="float">
            <text:p>0</text:p>
          </table:table-cell>
          <table:table-cell table:formula="of:=IF([.A68]=&quot;down&quot;;[.B68];0)" office:value-type="float" office:value="0" calcext:value-type="float">
            <text:p>0</text:p>
          </table:table-cell>
          <table:table-cell table:formula="of:=[.D68]+[.E68]+[.F67]" office:value-type="float" office:value="75" calcext:value-type="float">
            <text:p>75</text:p>
          </table:table-cell>
          <table:table-cell table:formula="of:=IF([.A68]=&quot;forward&quot;;[.B68]*[.F68]+[.G67];[.G67])" office:value-type="float" office:value="6419" calcext:value-type="float">
            <text:p>64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9]=&quot;forward&quot;;[.B69];0)" office:value-type="float" office:value="0" calcext:value-type="float">
            <text:p>0</text:p>
          </table:table-cell>
          <table:table-cell table:formula="of:=IF([.A69]=&quot;up&quot;;[.B69] * -1;0)" office:value-type="float" office:value="0" calcext:value-type="float">
            <text:p>0</text:p>
          </table:table-cell>
          <table:table-cell table:formula="of:=IF([.A69]=&quot;down&quot;;[.B69];0)" office:value-type="float" office:value="5" calcext:value-type="float">
            <text:p>5</text:p>
          </table:table-cell>
          <table:table-cell table:formula="of:=[.D69]+[.E69]+[.F68]" office:value-type="float" office:value="80" calcext:value-type="float">
            <text:p>80</text:p>
          </table:table-cell>
          <table:table-cell table:formula="of:=IF([.A69]=&quot;forward&quot;;[.B69]*[.F69]+[.G68];[.G68])" office:value-type="float" office:value="6419" calcext:value-type="float">
            <text:p>64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0]=&quot;forward&quot;;[.B70];0)" office:value-type="float" office:value="9" calcext:value-type="float">
            <text:p>9</text:p>
          </table:table-cell>
          <table:table-cell table:formula="of:=IF([.A70]=&quot;up&quot;;[.B70] * -1;0)" office:value-type="float" office:value="0" calcext:value-type="float">
            <text:p>0</text:p>
          </table:table-cell>
          <table:table-cell table:formula="of:=IF([.A70]=&quot;down&quot;;[.B70];0)" office:value-type="float" office:value="0" calcext:value-type="float">
            <text:p>0</text:p>
          </table:table-cell>
          <table:table-cell table:formula="of:=[.D70]+[.E70]+[.F69]" office:value-type="float" office:value="80" calcext:value-type="float">
            <text:p>80</text:p>
          </table:table-cell>
          <table:table-cell table:formula="of:=IF([.A70]=&quot;forward&quot;;[.B70]*[.F70]+[.G69];[.G69])" office:value-type="float" office:value="7139" calcext:value-type="float">
            <text:p>71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1]=&quot;forward&quot;;[.B71];0)" office:value-type="float" office:value="0" calcext:value-type="float">
            <text:p>0</text:p>
          </table:table-cell>
          <table:table-cell table:formula="of:=IF([.A71]=&quot;up&quot;;[.B71] * -1;0)" office:value-type="float" office:value="-1" calcext:value-type="float">
            <text:p>-1</text:p>
          </table:table-cell>
          <table:table-cell table:formula="of:=IF([.A71]=&quot;down&quot;;[.B71];0)" office:value-type="float" office:value="0" calcext:value-type="float">
            <text:p>0</text:p>
          </table:table-cell>
          <table:table-cell table:formula="of:=[.D71]+[.E71]+[.F70]" office:value-type="float" office:value="79" calcext:value-type="float">
            <text:p>79</text:p>
          </table:table-cell>
          <table:table-cell table:formula="of:=IF([.A71]=&quot;forward&quot;;[.B71]*[.F71]+[.G70];[.G70])" office:value-type="float" office:value="7139" calcext:value-type="float">
            <text:p>71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2]=&quot;forward&quot;;[.B72];0)" office:value-type="float" office:value="3" calcext:value-type="float">
            <text:p>3</text:p>
          </table:table-cell>
          <table:table-cell table:formula="of:=IF([.A72]=&quot;up&quot;;[.B72] * -1;0)" office:value-type="float" office:value="0" calcext:value-type="float">
            <text:p>0</text:p>
          </table:table-cell>
          <table:table-cell table:formula="of:=IF([.A72]=&quot;down&quot;;[.B72];0)" office:value-type="float" office:value="0" calcext:value-type="float">
            <text:p>0</text:p>
          </table:table-cell>
          <table:table-cell table:formula="of:=[.D72]+[.E72]+[.F71]" office:value-type="float" office:value="79" calcext:value-type="float">
            <text:p>79</text:p>
          </table:table-cell>
          <table:table-cell table:formula="of:=IF([.A72]=&quot;forward&quot;;[.B72]*[.F72]+[.G71];[.G71])" office:value-type="float" office:value="7376" calcext:value-type="float">
            <text:p>73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3]=&quot;forward&quot;;[.B73];0)" office:value-type="float" office:value="6" calcext:value-type="float">
            <text:p>6</text:p>
          </table:table-cell>
          <table:table-cell table:formula="of:=IF([.A73]=&quot;up&quot;;[.B73] * -1;0)" office:value-type="float" office:value="0" calcext:value-type="float">
            <text:p>0</text:p>
          </table:table-cell>
          <table:table-cell table:formula="of:=IF([.A73]=&quot;down&quot;;[.B73];0)" office:value-type="float" office:value="0" calcext:value-type="float">
            <text:p>0</text:p>
          </table:table-cell>
          <table:table-cell table:formula="of:=[.D73]+[.E73]+[.F72]" office:value-type="float" office:value="79" calcext:value-type="float">
            <text:p>79</text:p>
          </table:table-cell>
          <table:table-cell table:formula="of:=IF([.A73]=&quot;forward&quot;;[.B73]*[.F73]+[.G72];[.G72])" office:value-type="float" office:value="7850" calcext:value-type="float">
            <text:p>785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4]=&quot;forward&quot;;[.B74];0)" office:value-type="float" office:value="0" calcext:value-type="float">
            <text:p>0</text:p>
          </table:table-cell>
          <table:table-cell table:formula="of:=IF([.A74]=&quot;up&quot;;[.B74] * -1;0)" office:value-type="float" office:value="-8" calcext:value-type="float">
            <text:p>-8</text:p>
          </table:table-cell>
          <table:table-cell table:formula="of:=IF([.A74]=&quot;down&quot;;[.B74];0)" office:value-type="float" office:value="0" calcext:value-type="float">
            <text:p>0</text:p>
          </table:table-cell>
          <table:table-cell table:formula="of:=[.D74]+[.E74]+[.F73]" office:value-type="float" office:value="71" calcext:value-type="float">
            <text:p>71</text:p>
          </table:table-cell>
          <table:table-cell table:formula="of:=IF([.A74]=&quot;forward&quot;;[.B74]*[.F74]+[.G73];[.G73])" office:value-type="float" office:value="7850" calcext:value-type="float">
            <text:p>78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5]=&quot;forward&quot;;[.B75];0)" office:value-type="float" office:value="1" calcext:value-type="float">
            <text:p>1</text:p>
          </table:table-cell>
          <table:table-cell table:formula="of:=IF([.A75]=&quot;up&quot;;[.B75] * -1;0)" office:value-type="float" office:value="0" calcext:value-type="float">
            <text:p>0</text:p>
          </table:table-cell>
          <table:table-cell table:formula="of:=IF([.A75]=&quot;down&quot;;[.B75];0)" office:value-type="float" office:value="0" calcext:value-type="float">
            <text:p>0</text:p>
          </table:table-cell>
          <table:table-cell table:formula="of:=[.D75]+[.E75]+[.F74]" office:value-type="float" office:value="71" calcext:value-type="float">
            <text:p>71</text:p>
          </table:table-cell>
          <table:table-cell table:formula="of:=IF([.A75]=&quot;forward&quot;;[.B75]*[.F75]+[.G74];[.G74])" office:value-type="float" office:value="7921" calcext:value-type="float">
            <text:p>792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6]=&quot;forward&quot;;[.B76];0)" office:value-type="float" office:value="7" calcext:value-type="float">
            <text:p>7</text:p>
          </table:table-cell>
          <table:table-cell table:formula="of:=IF([.A76]=&quot;up&quot;;[.B76] * -1;0)" office:value-type="float" office:value="0" calcext:value-type="float">
            <text:p>0</text:p>
          </table:table-cell>
          <table:table-cell table:formula="of:=IF([.A76]=&quot;down&quot;;[.B76];0)" office:value-type="float" office:value="0" calcext:value-type="float">
            <text:p>0</text:p>
          </table:table-cell>
          <table:table-cell table:formula="of:=[.D76]+[.E76]+[.F75]" office:value-type="float" office:value="71" calcext:value-type="float">
            <text:p>71</text:p>
          </table:table-cell>
          <table:table-cell table:formula="of:=IF([.A76]=&quot;forward&quot;;[.B76]*[.F76]+[.G75];[.G75]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7]=&quot;forward&quot;;[.B77];0)" office:value-type="float" office:value="0" calcext:value-type="float">
            <text:p>0</text:p>
          </table:table-cell>
          <table:table-cell table:formula="of:=IF([.A77]=&quot;up&quot;;[.B77] * -1;0)" office:value-type="float" office:value="-9" calcext:value-type="float">
            <text:p>-9</text:p>
          </table:table-cell>
          <table:table-cell table:formula="of:=IF([.A77]=&quot;down&quot;;[.B77];0)" office:value-type="float" office:value="0" calcext:value-type="float">
            <text:p>0</text:p>
          </table:table-cell>
          <table:table-cell table:formula="of:=[.D77]+[.E77]+[.F76]" office:value-type="float" office:value="62" calcext:value-type="float">
            <text:p>62</text:p>
          </table:table-cell>
          <table:table-cell table:formula="of:=IF([.A77]=&quot;forward&quot;;[.B77]*[.F77]+[.G76];[.G76]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8]=&quot;forward&quot;;[.B78];0)" office:value-type="float" office:value="0" calcext:value-type="float">
            <text:p>0</text:p>
          </table:table-cell>
          <table:table-cell table:formula="of:=IF([.A78]=&quot;up&quot;;[.B78] * -1;0)" office:value-type="float" office:value="0" calcext:value-type="float">
            <text:p>0</text:p>
          </table:table-cell>
          <table:table-cell table:formula="of:=IF([.A78]=&quot;down&quot;;[.B78];0)" office:value-type="float" office:value="3" calcext:value-type="float">
            <text:p>3</text:p>
          </table:table-cell>
          <table:table-cell table:formula="of:=[.D78]+[.E78]+[.F77]" office:value-type="float" office:value="65" calcext:value-type="float">
            <text:p>65</text:p>
          </table:table-cell>
          <table:table-cell table:formula="of:=IF([.A78]=&quot;forward&quot;;[.B78]*[.F78]+[.G77];[.G77]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9]=&quot;forward&quot;;[.B79];0)" office:value-type="float" office:value="0" calcext:value-type="float">
            <text:p>0</text:p>
          </table:table-cell>
          <table:table-cell table:formula="of:=IF([.A79]=&quot;up&quot;;[.B79] * -1;0)" office:value-type="float" office:value="-7" calcext:value-type="float">
            <text:p>-7</text:p>
          </table:table-cell>
          <table:table-cell table:formula="of:=IF([.A79]=&quot;down&quot;;[.B79];0)" office:value-type="float" office:value="0" calcext:value-type="float">
            <text:p>0</text:p>
          </table:table-cell>
          <table:table-cell table:formula="of:=[.D79]+[.E79]+[.F78]" office:value-type="float" office:value="58" calcext:value-type="float">
            <text:p>58</text:p>
          </table:table-cell>
          <table:table-cell table:formula="of:=IF([.A79]=&quot;forward&quot;;[.B79]*[.F79]+[.G78];[.G78]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0]=&quot;forward&quot;;[.B80];0)" office:value-type="float" office:value="0" calcext:value-type="float">
            <text:p>0</text:p>
          </table:table-cell>
          <table:table-cell table:formula="of:=IF([.A80]=&quot;up&quot;;[.B80] * -1;0)" office:value-type="float" office:value="0" calcext:value-type="float">
            <text:p>0</text:p>
          </table:table-cell>
          <table:table-cell table:formula="of:=IF([.A80]=&quot;down&quot;;[.B80];0)" office:value-type="float" office:value="1" calcext:value-type="float">
            <text:p>1</text:p>
          </table:table-cell>
          <table:table-cell table:formula="of:=[.D80]+[.E80]+[.F79]" office:value-type="float" office:value="59" calcext:value-type="float">
            <text:p>59</text:p>
          </table:table-cell>
          <table:table-cell table:formula="of:=IF([.A80]=&quot;forward&quot;;[.B80]*[.F80]+[.G79];[.G79]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1]=&quot;forward&quot;;[.B81];0)" office:value-type="float" office:value="5" calcext:value-type="float">
            <text:p>5</text:p>
          </table:table-cell>
          <table:table-cell table:formula="of:=IF([.A81]=&quot;up&quot;;[.B81] * -1;0)" office:value-type="float" office:value="0" calcext:value-type="float">
            <text:p>0</text:p>
          </table:table-cell>
          <table:table-cell table:formula="of:=IF([.A81]=&quot;down&quot;;[.B81];0)" office:value-type="float" office:value="0" calcext:value-type="float">
            <text:p>0</text:p>
          </table:table-cell>
          <table:table-cell table:formula="of:=[.D81]+[.E81]+[.F80]" office:value-type="float" office:value="59" calcext:value-type="float">
            <text:p>59</text:p>
          </table:table-cell>
          <table:table-cell table:formula="of:=IF([.A81]=&quot;forward&quot;;[.B81]*[.F81]+[.G80];[.G80])" office:value-type="float" office:value="8713" calcext:value-type="float">
            <text:p>87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2]=&quot;forward&quot;;[.B82];0)" office:value-type="float" office:value="3" calcext:value-type="float">
            <text:p>3</text:p>
          </table:table-cell>
          <table:table-cell table:formula="of:=IF([.A82]=&quot;up&quot;;[.B82] * -1;0)" office:value-type="float" office:value="0" calcext:value-type="float">
            <text:p>0</text:p>
          </table:table-cell>
          <table:table-cell table:formula="of:=IF([.A82]=&quot;down&quot;;[.B82];0)" office:value-type="float" office:value="0" calcext:value-type="float">
            <text:p>0</text:p>
          </table:table-cell>
          <table:table-cell table:formula="of:=[.D82]+[.E82]+[.F81]" office:value-type="float" office:value="59" calcext:value-type="float">
            <text:p>59</text:p>
          </table:table-cell>
          <table:table-cell table:formula="of:=IF([.A82]=&quot;forward&quot;;[.B82]*[.F82]+[.G81];[.G81])" office:value-type="float" office:value="8890" calcext:value-type="float">
            <text:p>88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3]=&quot;forward&quot;;[.B83];0)" office:value-type="float" office:value="7" calcext:value-type="float">
            <text:p>7</text:p>
          </table:table-cell>
          <table:table-cell table:formula="of:=IF([.A83]=&quot;up&quot;;[.B83] * -1;0)" office:value-type="float" office:value="0" calcext:value-type="float">
            <text:p>0</text:p>
          </table:table-cell>
          <table:table-cell table:formula="of:=IF([.A83]=&quot;down&quot;;[.B83];0)" office:value-type="float" office:value="0" calcext:value-type="float">
            <text:p>0</text:p>
          </table:table-cell>
          <table:table-cell table:formula="of:=[.D83]+[.E83]+[.F82]" office:value-type="float" office:value="59" calcext:value-type="float">
            <text:p>59</text:p>
          </table:table-cell>
          <table:table-cell table:formula="of:=IF([.A83]=&quot;forward&quot;;[.B83]*[.F83]+[.G82];[.G82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4]=&quot;forward&quot;;[.B84];0)" office:value-type="float" office:value="0" calcext:value-type="float">
            <text:p>0</text:p>
          </table:table-cell>
          <table:table-cell table:formula="of:=IF([.A84]=&quot;up&quot;;[.B84] * -1;0)" office:value-type="float" office:value="0" calcext:value-type="float">
            <text:p>0</text:p>
          </table:table-cell>
          <table:table-cell table:formula="of:=IF([.A84]=&quot;down&quot;;[.B84];0)" office:value-type="float" office:value="5" calcext:value-type="float">
            <text:p>5</text:p>
          </table:table-cell>
          <table:table-cell table:formula="of:=[.D84]+[.E84]+[.F83]" office:value-type="float" office:value="64" calcext:value-type="float">
            <text:p>64</text:p>
          </table:table-cell>
          <table:table-cell table:formula="of:=IF([.A84]=&quot;forward&quot;;[.B84]*[.F84]+[.G83];[.G83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5]=&quot;forward&quot;;[.B85];0)" office:value-type="float" office:value="0" calcext:value-type="float">
            <text:p>0</text:p>
          </table:table-cell>
          <table:table-cell table:formula="of:=IF([.A85]=&quot;up&quot;;[.B85] * -1;0)" office:value-type="float" office:value="0" calcext:value-type="float">
            <text:p>0</text:p>
          </table:table-cell>
          <table:table-cell table:formula="of:=IF([.A85]=&quot;down&quot;;[.B85];0)" office:value-type="float" office:value="1" calcext:value-type="float">
            <text:p>1</text:p>
          </table:table-cell>
          <table:table-cell table:formula="of:=[.D85]+[.E85]+[.F84]" office:value-type="float" office:value="65" calcext:value-type="float">
            <text:p>65</text:p>
          </table:table-cell>
          <table:table-cell table:formula="of:=IF([.A85]=&quot;forward&quot;;[.B85]*[.F85]+[.G84];[.G84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6]=&quot;forward&quot;;[.B86];0)" office:value-type="float" office:value="0" calcext:value-type="float">
            <text:p>0</text:p>
          </table:table-cell>
          <table:table-cell table:formula="of:=IF([.A86]=&quot;up&quot;;[.B86] * -1;0)" office:value-type="float" office:value="0" calcext:value-type="float">
            <text:p>0</text:p>
          </table:table-cell>
          <table:table-cell table:formula="of:=IF([.A86]=&quot;down&quot;;[.B86];0)" office:value-type="float" office:value="2" calcext:value-type="float">
            <text:p>2</text:p>
          </table:table-cell>
          <table:table-cell table:formula="of:=[.D86]+[.E86]+[.F85]" office:value-type="float" office:value="67" calcext:value-type="float">
            <text:p>67</text:p>
          </table:table-cell>
          <table:table-cell table:formula="of:=IF([.A86]=&quot;forward&quot;;[.B86]*[.F86]+[.G85];[.G85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7]=&quot;forward&quot;;[.B87];0)" office:value-type="float" office:value="0" calcext:value-type="float">
            <text:p>0</text:p>
          </table:table-cell>
          <table:table-cell table:formula="of:=IF([.A87]=&quot;up&quot;;[.B87] * -1;0)" office:value-type="float" office:value="0" calcext:value-type="float">
            <text:p>0</text:p>
          </table:table-cell>
          <table:table-cell table:formula="of:=IF([.A87]=&quot;down&quot;;[.B87];0)" office:value-type="float" office:value="4" calcext:value-type="float">
            <text:p>4</text:p>
          </table:table-cell>
          <table:table-cell table:formula="of:=[.D87]+[.E87]+[.F86]" office:value-type="float" office:value="71" calcext:value-type="float">
            <text:p>71</text:p>
          </table:table-cell>
          <table:table-cell table:formula="of:=IF([.A87]=&quot;forward&quot;;[.B87]*[.F87]+[.G86];[.G86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8]=&quot;forward&quot;;[.B88];0)" office:value-type="float" office:value="0" calcext:value-type="float">
            <text:p>0</text:p>
          </table:table-cell>
          <table:table-cell table:formula="of:=IF([.A88]=&quot;up&quot;;[.B88] * -1;0)" office:value-type="float" office:value="0" calcext:value-type="float">
            <text:p>0</text:p>
          </table:table-cell>
          <table:table-cell table:formula="of:=IF([.A88]=&quot;down&quot;;[.B88];0)" office:value-type="float" office:value="5" calcext:value-type="float">
            <text:p>5</text:p>
          </table:table-cell>
          <table:table-cell table:formula="of:=[.D88]+[.E88]+[.F87]" office:value-type="float" office:value="76" calcext:value-type="float">
            <text:p>76</text:p>
          </table:table-cell>
          <table:table-cell table:formula="of:=IF([.A88]=&quot;forward&quot;;[.B88]*[.F88]+[.G87];[.G87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9]=&quot;forward&quot;;[.B89];0)" office:value-type="float" office:value="0" calcext:value-type="float">
            <text:p>0</text:p>
          </table:table-cell>
          <table:table-cell table:formula="of:=IF([.A89]=&quot;up&quot;;[.B89] * -1;0)" office:value-type="float" office:value="0" calcext:value-type="float">
            <text:p>0</text:p>
          </table:table-cell>
          <table:table-cell table:formula="of:=IF([.A89]=&quot;down&quot;;[.B89];0)" office:value-type="float" office:value="5" calcext:value-type="float">
            <text:p>5</text:p>
          </table:table-cell>
          <table:table-cell table:formula="of:=[.D89]+[.E89]+[.F88]" office:value-type="float" office:value="81" calcext:value-type="float">
            <text:p>81</text:p>
          </table:table-cell>
          <table:table-cell table:formula="of:=IF([.A89]=&quot;forward&quot;;[.B89]*[.F89]+[.G88];[.G88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0]=&quot;forward&quot;;[.B90];0)" office:value-type="float" office:value="0" calcext:value-type="float">
            <text:p>0</text:p>
          </table:table-cell>
          <table:table-cell table:formula="of:=IF([.A90]=&quot;up&quot;;[.B90] * -1;0)" office:value-type="float" office:value="0" calcext:value-type="float">
            <text:p>0</text:p>
          </table:table-cell>
          <table:table-cell table:formula="of:=IF([.A90]=&quot;down&quot;;[.B90];0)" office:value-type="float" office:value="8" calcext:value-type="float">
            <text:p>8</text:p>
          </table:table-cell>
          <table:table-cell table:formula="of:=[.D90]+[.E90]+[.F89]" office:value-type="float" office:value="89" calcext:value-type="float">
            <text:p>89</text:p>
          </table:table-cell>
          <table:table-cell table:formula="of:=IF([.A90]=&quot;forward&quot;;[.B90]*[.F90]+[.G89];[.G89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1]=&quot;forward&quot;;[.B91];0)" office:value-type="float" office:value="0" calcext:value-type="float">
            <text:p>0</text:p>
          </table:table-cell>
          <table:table-cell table:formula="of:=IF([.A91]=&quot;up&quot;;[.B91] * -1;0)" office:value-type="float" office:value="-9" calcext:value-type="float">
            <text:p>-9</text:p>
          </table:table-cell>
          <table:table-cell table:formula="of:=IF([.A91]=&quot;down&quot;;[.B91];0)" office:value-type="float" office:value="0" calcext:value-type="float">
            <text:p>0</text:p>
          </table:table-cell>
          <table:table-cell table:formula="of:=[.D91]+[.E91]+[.F90]" office:value-type="float" office:value="80" calcext:value-type="float">
            <text:p>80</text:p>
          </table:table-cell>
          <table:table-cell table:formula="of:=IF([.A91]=&quot;forward&quot;;[.B91]*[.F91]+[.G90];[.G90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2]=&quot;forward&quot;;[.B92];0)" office:value-type="float" office:value="0" calcext:value-type="float">
            <text:p>0</text:p>
          </table:table-cell>
          <table:table-cell table:formula="of:=IF([.A92]=&quot;up&quot;;[.B92] * -1;0)" office:value-type="float" office:value="0" calcext:value-type="float">
            <text:p>0</text:p>
          </table:table-cell>
          <table:table-cell table:formula="of:=IF([.A92]=&quot;down&quot;;[.B92];0)" office:value-type="float" office:value="7" calcext:value-type="float">
            <text:p>7</text:p>
          </table:table-cell>
          <table:table-cell table:formula="of:=[.D92]+[.E92]+[.F91]" office:value-type="float" office:value="87" calcext:value-type="float">
            <text:p>87</text:p>
          </table:table-cell>
          <table:table-cell table:formula="of:=IF([.A92]=&quot;forward&quot;;[.B92]*[.F92]+[.G91];[.G91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3]=&quot;forward&quot;;[.B93];0)" office:value-type="float" office:value="0" calcext:value-type="float">
            <text:p>0</text:p>
          </table:table-cell>
          <table:table-cell table:formula="of:=IF([.A93]=&quot;up&quot;;[.B93] * -1;0)" office:value-type="float" office:value="0" calcext:value-type="float">
            <text:p>0</text:p>
          </table:table-cell>
          <table:table-cell table:formula="of:=IF([.A93]=&quot;down&quot;;[.B93];0)" office:value-type="float" office:value="7" calcext:value-type="float">
            <text:p>7</text:p>
          </table:table-cell>
          <table:table-cell table:formula="of:=[.D93]+[.E93]+[.F92]" office:value-type="float" office:value="94" calcext:value-type="float">
            <text:p>94</text:p>
          </table:table-cell>
          <table:table-cell table:formula="of:=IF([.A93]=&quot;forward&quot;;[.B93]*[.F93]+[.G92];[.G92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]=&quot;forward&quot;;[.B94];0)" office:value-type="float" office:value="0" calcext:value-type="float">
            <text:p>0</text:p>
          </table:table-cell>
          <table:table-cell table:formula="of:=IF([.A94]=&quot;up&quot;;[.B94] * -1;0)" office:value-type="float" office:value="0" calcext:value-type="float">
            <text:p>0</text:p>
          </table:table-cell>
          <table:table-cell table:formula="of:=IF([.A94]=&quot;down&quot;;[.B94];0)" office:value-type="float" office:value="6" calcext:value-type="float">
            <text:p>6</text:p>
          </table:table-cell>
          <table:table-cell table:formula="of:=[.D94]+[.E94]+[.F93]" office:value-type="float" office:value="100" calcext:value-type="float">
            <text:p>100</text:p>
          </table:table-cell>
          <table:table-cell table:formula="of:=IF([.A94]=&quot;forward&quot;;[.B94]*[.F94]+[.G93];[.G93])"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5]=&quot;forward&quot;;[.B95];0)" office:value-type="float" office:value="3" calcext:value-type="float">
            <text:p>3</text:p>
          </table:table-cell>
          <table:table-cell table:formula="of:=IF([.A95]=&quot;up&quot;;[.B95] * -1;0)" office:value-type="float" office:value="0" calcext:value-type="float">
            <text:p>0</text:p>
          </table:table-cell>
          <table:table-cell table:formula="of:=IF([.A95]=&quot;down&quot;;[.B95];0)" office:value-type="float" office:value="0" calcext:value-type="float">
            <text:p>0</text:p>
          </table:table-cell>
          <table:table-cell table:formula="of:=[.D95]+[.E95]+[.F94]" office:value-type="float" office:value="100" calcext:value-type="float">
            <text:p>100</text:p>
          </table:table-cell>
          <table:table-cell table:formula="of:=IF([.A95]=&quot;forward&quot;;[.B95]*[.F95]+[.G94];[.G94])" office:value-type="float" office:value="9603" calcext:value-type="float">
            <text:p>96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6]=&quot;forward&quot;;[.B96];0)" office:value-type="float" office:value="5" calcext:value-type="float">
            <text:p>5</text:p>
          </table:table-cell>
          <table:table-cell table:formula="of:=IF([.A96]=&quot;up&quot;;[.B96] * -1;0)" office:value-type="float" office:value="0" calcext:value-type="float">
            <text:p>0</text:p>
          </table:table-cell>
          <table:table-cell table:formula="of:=IF([.A96]=&quot;down&quot;;[.B96];0)" office:value-type="float" office:value="0" calcext:value-type="float">
            <text:p>0</text:p>
          </table:table-cell>
          <table:table-cell table:formula="of:=[.D96]+[.E96]+[.F95]" office:value-type="float" office:value="100" calcext:value-type="float">
            <text:p>100</text:p>
          </table:table-cell>
          <table:table-cell table:formula="of:=IF([.A96]=&quot;forward&quot;;[.B96]*[.F96]+[.G95];[.G95])" office:value-type="float" office:value="10103" calcext:value-type="float">
            <text:p>101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7]=&quot;forward&quot;;[.B97];0)" office:value-type="float" office:value="1" calcext:value-type="float">
            <text:p>1</text:p>
          </table:table-cell>
          <table:table-cell table:formula="of:=IF([.A97]=&quot;up&quot;;[.B97] * -1;0)" office:value-type="float" office:value="0" calcext:value-type="float">
            <text:p>0</text:p>
          </table:table-cell>
          <table:table-cell table:formula="of:=IF([.A97]=&quot;down&quot;;[.B97];0)" office:value-type="float" office:value="0" calcext:value-type="float">
            <text:p>0</text:p>
          </table:table-cell>
          <table:table-cell table:formula="of:=[.D97]+[.E97]+[.F96]" office:value-type="float" office:value="100" calcext:value-type="float">
            <text:p>100</text:p>
          </table:table-cell>
          <table:table-cell table:formula="of:=IF([.A97]=&quot;forward&quot;;[.B97]*[.F97]+[.G96];[.G96])" office:value-type="float" office:value="10203" calcext:value-type="float">
            <text:p>102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8]=&quot;forward&quot;;[.B98];0)" office:value-type="float" office:value="8" calcext:value-type="float">
            <text:p>8</text:p>
          </table:table-cell>
          <table:table-cell table:formula="of:=IF([.A98]=&quot;up&quot;;[.B98] * -1;0)" office:value-type="float" office:value="0" calcext:value-type="float">
            <text:p>0</text:p>
          </table:table-cell>
          <table:table-cell table:formula="of:=IF([.A98]=&quot;down&quot;;[.B98];0)" office:value-type="float" office:value="0" calcext:value-type="float">
            <text:p>0</text:p>
          </table:table-cell>
          <table:table-cell table:formula="of:=[.D98]+[.E98]+[.F97]" office:value-type="float" office:value="100" calcext:value-type="float">
            <text:p>100</text:p>
          </table:table-cell>
          <table:table-cell table:formula="of:=IF([.A98]=&quot;forward&quot;;[.B98]*[.F98]+[.G97];[.G97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9]=&quot;forward&quot;;[.B99];0)" office:value-type="float" office:value="0" calcext:value-type="float">
            <text:p>0</text:p>
          </table:table-cell>
          <table:table-cell table:formula="of:=IF([.A99]=&quot;up&quot;;[.B99] * -1;0)" office:value-type="float" office:value="-4" calcext:value-type="float">
            <text:p>-4</text:p>
          </table:table-cell>
          <table:table-cell table:formula="of:=IF([.A99]=&quot;down&quot;;[.B99];0)" office:value-type="float" office:value="0" calcext:value-type="float">
            <text:p>0</text:p>
          </table:table-cell>
          <table:table-cell table:formula="of:=[.D99]+[.E99]+[.F98]" office:value-type="float" office:value="96" calcext:value-type="float">
            <text:p>96</text:p>
          </table:table-cell>
          <table:table-cell table:formula="of:=IF([.A99]=&quot;forward&quot;;[.B99]*[.F99]+[.G98];[.G98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00]=&quot;forward&quot;;[.B100];0)" office:value-type="float" office:value="0" calcext:value-type="float">
            <text:p>0</text:p>
          </table:table-cell>
          <table:table-cell table:formula="of:=IF([.A100]=&quot;up&quot;;[.B100] * -1;0)" office:value-type="float" office:value="0" calcext:value-type="float">
            <text:p>0</text:p>
          </table:table-cell>
          <table:table-cell table:formula="of:=IF([.A100]=&quot;down&quot;;[.B100];0)" office:value-type="float" office:value="8" calcext:value-type="float">
            <text:p>8</text:p>
          </table:table-cell>
          <table:table-cell table:formula="of:=[.D100]+[.E100]+[.F99]" office:value-type="float" office:value="104" calcext:value-type="float">
            <text:p>104</text:p>
          </table:table-cell>
          <table:table-cell table:formula="of:=IF([.A100]=&quot;forward&quot;;[.B100]*[.F100]+[.G99];[.G99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1]=&quot;forward&quot;;[.B101];0)" office:value-type="float" office:value="0" calcext:value-type="float">
            <text:p>0</text:p>
          </table:table-cell>
          <table:table-cell table:formula="of:=IF([.A101]=&quot;up&quot;;[.B101] * -1;0)" office:value-type="float" office:value="0" calcext:value-type="float">
            <text:p>0</text:p>
          </table:table-cell>
          <table:table-cell table:formula="of:=IF([.A101]=&quot;down&quot;;[.B101];0)" office:value-type="float" office:value="3" calcext:value-type="float">
            <text:p>3</text:p>
          </table:table-cell>
          <table:table-cell table:formula="of:=[.D101]+[.E101]+[.F100]" office:value-type="float" office:value="107" calcext:value-type="float">
            <text:p>107</text:p>
          </table:table-cell>
          <table:table-cell table:formula="of:=IF([.A101]=&quot;forward&quot;;[.B101]*[.F101]+[.G100];[.G100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02]=&quot;forward&quot;;[.B102];0)" office:value-type="float" office:value="0" calcext:value-type="float">
            <text:p>0</text:p>
          </table:table-cell>
          <table:table-cell table:formula="of:=IF([.A102]=&quot;up&quot;;[.B102] * -1;0)" office:value-type="float" office:value="0" calcext:value-type="float">
            <text:p>0</text:p>
          </table:table-cell>
          <table:table-cell table:formula="of:=IF([.A102]=&quot;down&quot;;[.B102];0)" office:value-type="float" office:value="1" calcext:value-type="float">
            <text:p>1</text:p>
          </table:table-cell>
          <table:table-cell table:formula="of:=[.D102]+[.E102]+[.F101]" office:value-type="float" office:value="108" calcext:value-type="float">
            <text:p>108</text:p>
          </table:table-cell>
          <table:table-cell table:formula="of:=IF([.A102]=&quot;forward&quot;;[.B102]*[.F102]+[.G101];[.G101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3]=&quot;forward&quot;;[.B103];0)" office:value-type="float" office:value="0" calcext:value-type="float">
            <text:p>0</text:p>
          </table:table-cell>
          <table:table-cell table:formula="of:=IF([.A103]=&quot;up&quot;;[.B103] * -1;0)" office:value-type="float" office:value="0" calcext:value-type="float">
            <text:p>0</text:p>
          </table:table-cell>
          <table:table-cell table:formula="of:=IF([.A103]=&quot;down&quot;;[.B103];0)" office:value-type="float" office:value="9" calcext:value-type="float">
            <text:p>9</text:p>
          </table:table-cell>
          <table:table-cell table:formula="of:=[.D103]+[.E103]+[.F102]" office:value-type="float" office:value="117" calcext:value-type="float">
            <text:p>117</text:p>
          </table:table-cell>
          <table:table-cell table:formula="of:=IF([.A103]=&quot;forward&quot;;[.B103]*[.F103]+[.G102];[.G102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4]=&quot;forward&quot;;[.B104];0)" office:value-type="float" office:value="0" calcext:value-type="float">
            <text:p>0</text:p>
          </table:table-cell>
          <table:table-cell table:formula="of:=IF([.A104]=&quot;up&quot;;[.B104] * -1;0)" office:value-type="float" office:value="0" calcext:value-type="float">
            <text:p>0</text:p>
          </table:table-cell>
          <table:table-cell table:formula="of:=IF([.A104]=&quot;down&quot;;[.B104];0)" office:value-type="float" office:value="3" calcext:value-type="float">
            <text:p>3</text:p>
          </table:table-cell>
          <table:table-cell table:formula="of:=[.D104]+[.E104]+[.F103]" office:value-type="float" office:value="120" calcext:value-type="float">
            <text:p>120</text:p>
          </table:table-cell>
          <table:table-cell table:formula="of:=IF([.A104]=&quot;forward&quot;;[.B104]*[.F104]+[.G103];[.G103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5]=&quot;forward&quot;;[.B105];0)" office:value-type="float" office:value="0" calcext:value-type="float">
            <text:p>0</text:p>
          </table:table-cell>
          <table:table-cell table:formula="of:=IF([.A105]=&quot;up&quot;;[.B105] * -1;0)" office:value-type="float" office:value="0" calcext:value-type="float">
            <text:p>0</text:p>
          </table:table-cell>
          <table:table-cell table:formula="of:=IF([.A105]=&quot;down&quot;;[.B105];0)" office:value-type="float" office:value="9" calcext:value-type="float">
            <text:p>9</text:p>
          </table:table-cell>
          <table:table-cell table:formula="of:=[.D105]+[.E105]+[.F104]" office:value-type="float" office:value="129" calcext:value-type="float">
            <text:p>129</text:p>
          </table:table-cell>
          <table:table-cell table:formula="of:=IF([.A105]=&quot;forward&quot;;[.B105]*[.F105]+[.G104];[.G104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06]=&quot;forward&quot;;[.B106];0)" office:value-type="float" office:value="0" calcext:value-type="float">
            <text:p>0</text:p>
          </table:table-cell>
          <table:table-cell table:formula="of:=IF([.A106]=&quot;up&quot;;[.B106] * -1;0)" office:value-type="float" office:value="0" calcext:value-type="float">
            <text:p>0</text:p>
          </table:table-cell>
          <table:table-cell table:formula="of:=IF([.A106]=&quot;down&quot;;[.B106];0)" office:value-type="float" office:value="8" calcext:value-type="float">
            <text:p>8</text:p>
          </table:table-cell>
          <table:table-cell table:formula="of:=[.D106]+[.E106]+[.F105]" office:value-type="float" office:value="137" calcext:value-type="float">
            <text:p>137</text:p>
          </table:table-cell>
          <table:table-cell table:formula="of:=IF([.A106]=&quot;forward&quot;;[.B106]*[.F106]+[.G105];[.G105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7]=&quot;forward&quot;;[.B107];0)" office:value-type="float" office:value="0" calcext:value-type="float">
            <text:p>0</text:p>
          </table:table-cell>
          <table:table-cell table:formula="of:=IF([.A107]=&quot;up&quot;;[.B107] * -1;0)" office:value-type="float" office:value="0" calcext:value-type="float">
            <text:p>0</text:p>
          </table:table-cell>
          <table:table-cell table:formula="of:=IF([.A107]=&quot;down&quot;;[.B107];0)" office:value-type="float" office:value="2" calcext:value-type="float">
            <text:p>2</text:p>
          </table:table-cell>
          <table:table-cell table:formula="of:=[.D107]+[.E107]+[.F106]" office:value-type="float" office:value="139" calcext:value-type="float">
            <text:p>139</text:p>
          </table:table-cell>
          <table:table-cell table:formula="of:=IF([.A107]=&quot;forward&quot;;[.B107]*[.F107]+[.G106];[.G106])"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08]=&quot;forward&quot;;[.B108];0)" office:value-type="float" office:value="1" calcext:value-type="float">
            <text:p>1</text:p>
          </table:table-cell>
          <table:table-cell table:formula="of:=IF([.A108]=&quot;up&quot;;[.B108] * -1;0)" office:value-type="float" office:value="0" calcext:value-type="float">
            <text:p>0</text:p>
          </table:table-cell>
          <table:table-cell table:formula="of:=IF([.A108]=&quot;down&quot;;[.B108];0)" office:value-type="float" office:value="0" calcext:value-type="float">
            <text:p>0</text:p>
          </table:table-cell>
          <table:table-cell table:formula="of:=[.D108]+[.E108]+[.F107]" office:value-type="float" office:value="139" calcext:value-type="float">
            <text:p>139</text:p>
          </table:table-cell>
          <table:table-cell table:formula="of:=IF([.A108]=&quot;forward&quot;;[.B108]*[.F108]+[.G107];[.G107])" office:value-type="float" office:value="11142" calcext:value-type="float">
            <text:p>111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09]=&quot;forward&quot;;[.B109];0)" office:value-type="float" office:value="7" calcext:value-type="float">
            <text:p>7</text:p>
          </table:table-cell>
          <table:table-cell table:formula="of:=IF([.A109]=&quot;up&quot;;[.B109] * -1;0)" office:value-type="float" office:value="0" calcext:value-type="float">
            <text:p>0</text:p>
          </table:table-cell>
          <table:table-cell table:formula="of:=IF([.A109]=&quot;down&quot;;[.B109];0)" office:value-type="float" office:value="0" calcext:value-type="float">
            <text:p>0</text:p>
          </table:table-cell>
          <table:table-cell table:formula="of:=[.D109]+[.E109]+[.F108]" office:value-type="float" office:value="139" calcext:value-type="float">
            <text:p>139</text:p>
          </table:table-cell>
          <table:table-cell table:formula="of:=IF([.A109]=&quot;forward&quot;;[.B109]*[.F109]+[.G108];[.G108])" office:value-type="float" office:value="12115" calcext:value-type="float">
            <text:p>121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10]=&quot;forward&quot;;[.B110];0)" office:value-type="float" office:value="1" calcext:value-type="float">
            <text:p>1</text:p>
          </table:table-cell>
          <table:table-cell table:formula="of:=IF([.A110]=&quot;up&quot;;[.B110] * -1;0)" office:value-type="float" office:value="0" calcext:value-type="float">
            <text:p>0</text:p>
          </table:table-cell>
          <table:table-cell table:formula="of:=IF([.A110]=&quot;down&quot;;[.B110];0)" office:value-type="float" office:value="0" calcext:value-type="float">
            <text:p>0</text:p>
          </table:table-cell>
          <table:table-cell table:formula="of:=[.D110]+[.E110]+[.F109]" office:value-type="float" office:value="139" calcext:value-type="float">
            <text:p>139</text:p>
          </table:table-cell>
          <table:table-cell table:formula="of:=IF([.A110]=&quot;forward&quot;;[.B110]*[.F110]+[.G109];[.G109])"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11]=&quot;forward&quot;;[.B111];0)" office:value-type="float" office:value="0" calcext:value-type="float">
            <text:p>0</text:p>
          </table:table-cell>
          <table:table-cell table:formula="of:=IF([.A111]=&quot;up&quot;;[.B111] * -1;0)" office:value-type="float" office:value="0" calcext:value-type="float">
            <text:p>0</text:p>
          </table:table-cell>
          <table:table-cell table:formula="of:=IF([.A111]=&quot;down&quot;;[.B111];0)" office:value-type="float" office:value="3" calcext:value-type="float">
            <text:p>3</text:p>
          </table:table-cell>
          <table:table-cell table:formula="of:=[.D111]+[.E111]+[.F110]" office:value-type="float" office:value="142" calcext:value-type="float">
            <text:p>142</text:p>
          </table:table-cell>
          <table:table-cell table:formula="of:=IF([.A111]=&quot;forward&quot;;[.B111]*[.F111]+[.G110];[.G110])"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12]=&quot;forward&quot;;[.B112];0)" office:value-type="float" office:value="0" calcext:value-type="float">
            <text:p>0</text:p>
          </table:table-cell>
          <table:table-cell table:formula="of:=IF([.A112]=&quot;up&quot;;[.B112] * -1;0)" office:value-type="float" office:value="0" calcext:value-type="float">
            <text:p>0</text:p>
          </table:table-cell>
          <table:table-cell table:formula="of:=IF([.A112]=&quot;down&quot;;[.B112];0)" office:value-type="float" office:value="1" calcext:value-type="float">
            <text:p>1</text:p>
          </table:table-cell>
          <table:table-cell table:formula="of:=[.D112]+[.E112]+[.F111]" office:value-type="float" office:value="143" calcext:value-type="float">
            <text:p>143</text:p>
          </table:table-cell>
          <table:table-cell table:formula="of:=IF([.A112]=&quot;forward&quot;;[.B112]*[.F112]+[.G111];[.G111])"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13]=&quot;forward&quot;;[.B113];0)" office:value-type="float" office:value="0" calcext:value-type="float">
            <text:p>0</text:p>
          </table:table-cell>
          <table:table-cell table:formula="of:=IF([.A113]=&quot;up&quot;;[.B113] * -1;0)" office:value-type="float" office:value="-3" calcext:value-type="float">
            <text:p>-3</text:p>
          </table:table-cell>
          <table:table-cell table:formula="of:=IF([.A113]=&quot;down&quot;;[.B113];0)" office:value-type="float" office:value="0" calcext:value-type="float">
            <text:p>0</text:p>
          </table:table-cell>
          <table:table-cell table:formula="of:=[.D113]+[.E113]+[.F112]" office:value-type="float" office:value="140" calcext:value-type="float">
            <text:p>140</text:p>
          </table:table-cell>
          <table:table-cell table:formula="of:=IF([.A113]=&quot;forward&quot;;[.B113]*[.F113]+[.G112];[.G112])"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14]=&quot;forward&quot;;[.B114];0)" office:value-type="float" office:value="0" calcext:value-type="float">
            <text:p>0</text:p>
          </table:table-cell>
          <table:table-cell table:formula="of:=IF([.A114]=&quot;up&quot;;[.B114] * -1;0)" office:value-type="float" office:value="0" calcext:value-type="float">
            <text:p>0</text:p>
          </table:table-cell>
          <table:table-cell table:formula="of:=IF([.A114]=&quot;down&quot;;[.B114];0)" office:value-type="float" office:value="6" calcext:value-type="float">
            <text:p>6</text:p>
          </table:table-cell>
          <table:table-cell table:formula="of:=[.D114]+[.E114]+[.F113]" office:value-type="float" office:value="146" calcext:value-type="float">
            <text:p>146</text:p>
          </table:table-cell>
          <table:table-cell table:formula="of:=IF([.A114]=&quot;forward&quot;;[.B114]*[.F114]+[.G113];[.G113])"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15]=&quot;forward&quot;;[.B115];0)" office:value-type="float" office:value="6" calcext:value-type="float">
            <text:p>6</text:p>
          </table:table-cell>
          <table:table-cell table:formula="of:=IF([.A115]=&quot;up&quot;;[.B115] * -1;0)" office:value-type="float" office:value="0" calcext:value-type="float">
            <text:p>0</text:p>
          </table:table-cell>
          <table:table-cell table:formula="of:=IF([.A115]=&quot;down&quot;;[.B115];0)" office:value-type="float" office:value="0" calcext:value-type="float">
            <text:p>0</text:p>
          </table:table-cell>
          <table:table-cell table:formula="of:=[.D115]+[.E115]+[.F114]" office:value-type="float" office:value="146" calcext:value-type="float">
            <text:p>146</text:p>
          </table:table-cell>
          <table:table-cell table:formula="of:=IF([.A115]=&quot;forward&quot;;[.B115]*[.F115]+[.G114];[.G114])" office:value-type="float" office:value="13130" calcext:value-type="float">
            <text:p>131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16]=&quot;forward&quot;;[.B116];0)" office:value-type="float" office:value="6" calcext:value-type="float">
            <text:p>6</text:p>
          </table:table-cell>
          <table:table-cell table:formula="of:=IF([.A116]=&quot;up&quot;;[.B116] * -1;0)" office:value-type="float" office:value="0" calcext:value-type="float">
            <text:p>0</text:p>
          </table:table-cell>
          <table:table-cell table:formula="of:=IF([.A116]=&quot;down&quot;;[.B116];0)" office:value-type="float" office:value="0" calcext:value-type="float">
            <text:p>0</text:p>
          </table:table-cell>
          <table:table-cell table:formula="of:=[.D116]+[.E116]+[.F115]" office:value-type="float" office:value="146" calcext:value-type="float">
            <text:p>146</text:p>
          </table:table-cell>
          <table:table-cell table:formula="of:=IF([.A116]=&quot;forward&quot;;[.B116]*[.F116]+[.G115];[.G115])" office:value-type="float" office:value="14006" calcext:value-type="float">
            <text:p>140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7]=&quot;forward&quot;;[.B117];0)" office:value-type="float" office:value="0" calcext:value-type="float">
            <text:p>0</text:p>
          </table:table-cell>
          <table:table-cell table:formula="of:=IF([.A117]=&quot;up&quot;;[.B117] * -1;0)" office:value-type="float" office:value="0" calcext:value-type="float">
            <text:p>0</text:p>
          </table:table-cell>
          <table:table-cell table:formula="of:=IF([.A117]=&quot;down&quot;;[.B117];0)" office:value-type="float" office:value="8" calcext:value-type="float">
            <text:p>8</text:p>
          </table:table-cell>
          <table:table-cell table:formula="of:=[.D117]+[.E117]+[.F116]" office:value-type="float" office:value="154" calcext:value-type="float">
            <text:p>154</text:p>
          </table:table-cell>
          <table:table-cell table:formula="of:=IF([.A117]=&quot;forward&quot;;[.B117]*[.F117]+[.G116];[.G116])" office:value-type="float" office:value="14006" calcext:value-type="float">
            <text:p>1400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18]=&quot;forward&quot;;[.B118];0)" office:value-type="float" office:value="3" calcext:value-type="float">
            <text:p>3</text:p>
          </table:table-cell>
          <table:table-cell table:formula="of:=IF([.A118]=&quot;up&quot;;[.B118] * -1;0)" office:value-type="float" office:value="0" calcext:value-type="float">
            <text:p>0</text:p>
          </table:table-cell>
          <table:table-cell table:formula="of:=IF([.A118]=&quot;down&quot;;[.B118];0)" office:value-type="float" office:value="0" calcext:value-type="float">
            <text:p>0</text:p>
          </table:table-cell>
          <table:table-cell table:formula="of:=[.D118]+[.E118]+[.F117]" office:value-type="float" office:value="154" calcext:value-type="float">
            <text:p>154</text:p>
          </table:table-cell>
          <table:table-cell table:formula="of:=IF([.A118]=&quot;forward&quot;;[.B118]*[.F118]+[.G117];[.G117])" office:value-type="float" office:value="14468" calcext:value-type="float">
            <text:p>144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19]=&quot;forward&quot;;[.B119];0)" office:value-type="float" office:value="0" calcext:value-type="float">
            <text:p>0</text:p>
          </table:table-cell>
          <table:table-cell table:formula="of:=IF([.A119]=&quot;up&quot;;[.B119] * -1;0)" office:value-type="float" office:value="0" calcext:value-type="float">
            <text:p>0</text:p>
          </table:table-cell>
          <table:table-cell table:formula="of:=IF([.A119]=&quot;down&quot;;[.B119];0)" office:value-type="float" office:value="1" calcext:value-type="float">
            <text:p>1</text:p>
          </table:table-cell>
          <table:table-cell table:formula="of:=[.D119]+[.E119]+[.F118]" office:value-type="float" office:value="155" calcext:value-type="float">
            <text:p>155</text:p>
          </table:table-cell>
          <table:table-cell table:formula="of:=IF([.A119]=&quot;forward&quot;;[.B119]*[.F119]+[.G118];[.G118])" office:value-type="float" office:value="14468" calcext:value-type="float">
            <text:p>144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20]=&quot;forward&quot;;[.B120];0)" office:value-type="float" office:value="2" calcext:value-type="float">
            <text:p>2</text:p>
          </table:table-cell>
          <table:table-cell table:formula="of:=IF([.A120]=&quot;up&quot;;[.B120] * -1;0)" office:value-type="float" office:value="0" calcext:value-type="float">
            <text:p>0</text:p>
          </table:table-cell>
          <table:table-cell table:formula="of:=IF([.A120]=&quot;down&quot;;[.B120];0)" office:value-type="float" office:value="0" calcext:value-type="float">
            <text:p>0</text:p>
          </table:table-cell>
          <table:table-cell table:formula="of:=[.D120]+[.E120]+[.F119]" office:value-type="float" office:value="155" calcext:value-type="float">
            <text:p>155</text:p>
          </table:table-cell>
          <table:table-cell table:formula="of:=IF([.A120]=&quot;forward&quot;;[.B120]*[.F120]+[.G119];[.G119])" office:value-type="float" office:value="14778" calcext:value-type="float">
            <text:p>147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21]=&quot;forward&quot;;[.B121];0)" office:value-type="float" office:value="0" calcext:value-type="float">
            <text:p>0</text:p>
          </table:table-cell>
          <table:table-cell table:formula="of:=IF([.A121]=&quot;up&quot;;[.B121] * -1;0)" office:value-type="float" office:value="0" calcext:value-type="float">
            <text:p>0</text:p>
          </table:table-cell>
          <table:table-cell table:formula="of:=IF([.A121]=&quot;down&quot;;[.B121];0)" office:value-type="float" office:value="4" calcext:value-type="float">
            <text:p>4</text:p>
          </table:table-cell>
          <table:table-cell table:formula="of:=[.D121]+[.E121]+[.F120]" office:value-type="float" office:value="159" calcext:value-type="float">
            <text:p>159</text:p>
          </table:table-cell>
          <table:table-cell table:formula="of:=IF([.A121]=&quot;forward&quot;;[.B121]*[.F121]+[.G120];[.G120])" office:value-type="float" office:value="14778" calcext:value-type="float">
            <text:p>147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22]=&quot;forward&quot;;[.B122];0)" office:value-type="float" office:value="0" calcext:value-type="float">
            <text:p>0</text:p>
          </table:table-cell>
          <table:table-cell table:formula="of:=IF([.A122]=&quot;up&quot;;[.B122] * -1;0)" office:value-type="float" office:value="0" calcext:value-type="float">
            <text:p>0</text:p>
          </table:table-cell>
          <table:table-cell table:formula="of:=IF([.A122]=&quot;down&quot;;[.B122];0)" office:value-type="float" office:value="7" calcext:value-type="float">
            <text:p>7</text:p>
          </table:table-cell>
          <table:table-cell table:formula="of:=[.D122]+[.E122]+[.F121]" office:value-type="float" office:value="166" calcext:value-type="float">
            <text:p>166</text:p>
          </table:table-cell>
          <table:table-cell table:formula="of:=IF([.A122]=&quot;forward&quot;;[.B122]*[.F122]+[.G121];[.G121])" office:value-type="float" office:value="14778" calcext:value-type="float">
            <text:p>1477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23]=&quot;forward&quot;;[.B123];0)" office:value-type="float" office:value="0" calcext:value-type="float">
            <text:p>0</text:p>
          </table:table-cell>
          <table:table-cell table:formula="of:=IF([.A123]=&quot;up&quot;;[.B123] * -1;0)" office:value-type="float" office:value="-8" calcext:value-type="float">
            <text:p>-8</text:p>
          </table:table-cell>
          <table:table-cell table:formula="of:=IF([.A123]=&quot;down&quot;;[.B123];0)" office:value-type="float" office:value="0" calcext:value-type="float">
            <text:p>0</text:p>
          </table:table-cell>
          <table:table-cell table:formula="of:=[.D123]+[.E123]+[.F122]" office:value-type="float" office:value="158" calcext:value-type="float">
            <text:p>158</text:p>
          </table:table-cell>
          <table:table-cell table:formula="of:=IF([.A123]=&quot;forward&quot;;[.B123]*[.F123]+[.G122];[.G122])" office:value-type="float" office:value="14778" calcext:value-type="float">
            <text:p>147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24]=&quot;forward&quot;;[.B124];0)" office:value-type="float" office:value="4" calcext:value-type="float">
            <text:p>4</text:p>
          </table:table-cell>
          <table:table-cell table:formula="of:=IF([.A124]=&quot;up&quot;;[.B124] * -1;0)" office:value-type="float" office:value="0" calcext:value-type="float">
            <text:p>0</text:p>
          </table:table-cell>
          <table:table-cell table:formula="of:=IF([.A124]=&quot;down&quot;;[.B124];0)" office:value-type="float" office:value="0" calcext:value-type="float">
            <text:p>0</text:p>
          </table:table-cell>
          <table:table-cell table:formula="of:=[.D124]+[.E124]+[.F123]" office:value-type="float" office:value="158" calcext:value-type="float">
            <text:p>158</text:p>
          </table:table-cell>
          <table:table-cell table:formula="of:=IF([.A124]=&quot;forward&quot;;[.B124]*[.F124]+[.G123];[.G123])" office:value-type="float" office:value="15410" calcext:value-type="float">
            <text:p>154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25]=&quot;forward&quot;;[.B125];0)" office:value-type="float" office:value="0" calcext:value-type="float">
            <text:p>0</text:p>
          </table:table-cell>
          <table:table-cell table:formula="of:=IF([.A125]=&quot;up&quot;;[.B125] * -1;0)" office:value-type="float" office:value="0" calcext:value-type="float">
            <text:p>0</text:p>
          </table:table-cell>
          <table:table-cell table:formula="of:=IF([.A125]=&quot;down&quot;;[.B125];0)" office:value-type="float" office:value="4" calcext:value-type="float">
            <text:p>4</text:p>
          </table:table-cell>
          <table:table-cell table:formula="of:=[.D125]+[.E125]+[.F124]" office:value-type="float" office:value="162" calcext:value-type="float">
            <text:p>162</text:p>
          </table:table-cell>
          <table:table-cell table:formula="of:=IF([.A125]=&quot;forward&quot;;[.B125]*[.F125]+[.G124];[.G124])" office:value-type="float" office:value="15410" calcext:value-type="float">
            <text:p>154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26]=&quot;forward&quot;;[.B126];0)" office:value-type="float" office:value="0" calcext:value-type="float">
            <text:p>0</text:p>
          </table:table-cell>
          <table:table-cell table:formula="of:=IF([.A126]=&quot;up&quot;;[.B126] * -1;0)" office:value-type="float" office:value="-1" calcext:value-type="float">
            <text:p>-1</text:p>
          </table:table-cell>
          <table:table-cell table:formula="of:=IF([.A126]=&quot;down&quot;;[.B126];0)" office:value-type="float" office:value="0" calcext:value-type="float">
            <text:p>0</text:p>
          </table:table-cell>
          <table:table-cell table:formula="of:=[.D126]+[.E126]+[.F125]" office:value-type="float" office:value="161" calcext:value-type="float">
            <text:p>161</text:p>
          </table:table-cell>
          <table:table-cell table:formula="of:=IF([.A126]=&quot;forward&quot;;[.B126]*[.F126]+[.G125];[.G125])" office:value-type="float" office:value="15410" calcext:value-type="float">
            <text:p>154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27]=&quot;forward&quot;;[.B127];0)" office:value-type="float" office:value="6" calcext:value-type="float">
            <text:p>6</text:p>
          </table:table-cell>
          <table:table-cell table:formula="of:=IF([.A127]=&quot;up&quot;;[.B127] * -1;0)" office:value-type="float" office:value="0" calcext:value-type="float">
            <text:p>0</text:p>
          </table:table-cell>
          <table:table-cell table:formula="of:=IF([.A127]=&quot;down&quot;;[.B127];0)" office:value-type="float" office:value="0" calcext:value-type="float">
            <text:p>0</text:p>
          </table:table-cell>
          <table:table-cell table:formula="of:=[.D127]+[.E127]+[.F126]" office:value-type="float" office:value="161" calcext:value-type="float">
            <text:p>161</text:p>
          </table:table-cell>
          <table:table-cell table:formula="of:=IF([.A127]=&quot;forward&quot;;[.B127]*[.F127]+[.G126];[.G126])" office:value-type="float" office:value="16376" calcext:value-type="float">
            <text:p>163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28]=&quot;forward&quot;;[.B128];0)" office:value-type="float" office:value="0" calcext:value-type="float">
            <text:p>0</text:p>
          </table:table-cell>
          <table:table-cell table:formula="of:=IF([.A128]=&quot;up&quot;;[.B128] * -1;0)" office:value-type="float" office:value="0" calcext:value-type="float">
            <text:p>0</text:p>
          </table:table-cell>
          <table:table-cell table:formula="of:=IF([.A128]=&quot;down&quot;;[.B128];0)" office:value-type="float" office:value="6" calcext:value-type="float">
            <text:p>6</text:p>
          </table:table-cell>
          <table:table-cell table:formula="of:=[.D128]+[.E128]+[.F127]" office:value-type="float" office:value="167" calcext:value-type="float">
            <text:p>167</text:p>
          </table:table-cell>
          <table:table-cell table:formula="of:=IF([.A128]=&quot;forward&quot;;[.B128]*[.F128]+[.G127];[.G127])" office:value-type="float" office:value="16376" calcext:value-type="float">
            <text:p>163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29]=&quot;forward&quot;;[.B129];0)" office:value-type="float" office:value="5" calcext:value-type="float">
            <text:p>5</text:p>
          </table:table-cell>
          <table:table-cell table:formula="of:=IF([.A129]=&quot;up&quot;;[.B129] * -1;0)" office:value-type="float" office:value="0" calcext:value-type="float">
            <text:p>0</text:p>
          </table:table-cell>
          <table:table-cell table:formula="of:=IF([.A129]=&quot;down&quot;;[.B129];0)" office:value-type="float" office:value="0" calcext:value-type="float">
            <text:p>0</text:p>
          </table:table-cell>
          <table:table-cell table:formula="of:=[.D129]+[.E129]+[.F128]" office:value-type="float" office:value="167" calcext:value-type="float">
            <text:p>167</text:p>
          </table:table-cell>
          <table:table-cell table:formula="of:=IF([.A129]=&quot;forward&quot;;[.B129]*[.F129]+[.G128];[.G128])" office:value-type="float" office:value="17211" calcext:value-type="float">
            <text:p>1721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30]=&quot;forward&quot;;[.B130];0)" office:value-type="float" office:value="9" calcext:value-type="float">
            <text:p>9</text:p>
          </table:table-cell>
          <table:table-cell table:formula="of:=IF([.A130]=&quot;up&quot;;[.B130] * -1;0)" office:value-type="float" office:value="0" calcext:value-type="float">
            <text:p>0</text:p>
          </table:table-cell>
          <table:table-cell table:formula="of:=IF([.A130]=&quot;down&quot;;[.B130];0)" office:value-type="float" office:value="0" calcext:value-type="float">
            <text:p>0</text:p>
          </table:table-cell>
          <table:table-cell table:formula="of:=[.D130]+[.E130]+[.F129]" office:value-type="float" office:value="167" calcext:value-type="float">
            <text:p>167</text:p>
          </table:table-cell>
          <table:table-cell table:formula="of:=IF([.A130]=&quot;forward&quot;;[.B130]*[.F130]+[.G129];[.G129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31]=&quot;forward&quot;;[.B131];0)" office:value-type="float" office:value="0" calcext:value-type="float">
            <text:p>0</text:p>
          </table:table-cell>
          <table:table-cell table:formula="of:=IF([.A131]=&quot;up&quot;;[.B131] * -1;0)" office:value-type="float" office:value="-5" calcext:value-type="float">
            <text:p>-5</text:p>
          </table:table-cell>
          <table:table-cell table:formula="of:=IF([.A131]=&quot;down&quot;;[.B131];0)" office:value-type="float" office:value="0" calcext:value-type="float">
            <text:p>0</text:p>
          </table:table-cell>
          <table:table-cell table:formula="of:=[.D131]+[.E131]+[.F130]" office:value-type="float" office:value="162" calcext:value-type="float">
            <text:p>162</text:p>
          </table:table-cell>
          <table:table-cell table:formula="of:=IF([.A131]=&quot;forward&quot;;[.B131]*[.F131]+[.G130];[.G130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2]=&quot;forward&quot;;[.B132];0)" office:value-type="float" office:value="0" calcext:value-type="float">
            <text:p>0</text:p>
          </table:table-cell>
          <table:table-cell table:formula="of:=IF([.A132]=&quot;up&quot;;[.B132] * -1;0)" office:value-type="float" office:value="0" calcext:value-type="float">
            <text:p>0</text:p>
          </table:table-cell>
          <table:table-cell table:formula="of:=IF([.A132]=&quot;down&quot;;[.B132];0)" office:value-type="float" office:value="3" calcext:value-type="float">
            <text:p>3</text:p>
          </table:table-cell>
          <table:table-cell table:formula="of:=[.D132]+[.E132]+[.F131]" office:value-type="float" office:value="165" calcext:value-type="float">
            <text:p>165</text:p>
          </table:table-cell>
          <table:table-cell table:formula="of:=IF([.A132]=&quot;forward&quot;;[.B132]*[.F132]+[.G131];[.G131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33]=&quot;forward&quot;;[.B133];0)" office:value-type="float" office:value="0" calcext:value-type="float">
            <text:p>0</text:p>
          </table:table-cell>
          <table:table-cell table:formula="of:=IF([.A133]=&quot;up&quot;;[.B133] * -1;0)" office:value-type="float" office:value="-9" calcext:value-type="float">
            <text:p>-9</text:p>
          </table:table-cell>
          <table:table-cell table:formula="of:=IF([.A133]=&quot;down&quot;;[.B133];0)" office:value-type="float" office:value="0" calcext:value-type="float">
            <text:p>0</text:p>
          </table:table-cell>
          <table:table-cell table:formula="of:=[.D133]+[.E133]+[.F132]" office:value-type="float" office:value="156" calcext:value-type="float">
            <text:p>156</text:p>
          </table:table-cell>
          <table:table-cell table:formula="of:=IF([.A133]=&quot;forward&quot;;[.B133]*[.F133]+[.G132];[.G132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34]=&quot;forward&quot;;[.B134];0)" office:value-type="float" office:value="0" calcext:value-type="float">
            <text:p>0</text:p>
          </table:table-cell>
          <table:table-cell table:formula="of:=IF([.A134]=&quot;up&quot;;[.B134] * -1;0)" office:value-type="float" office:value="0" calcext:value-type="float">
            <text:p>0</text:p>
          </table:table-cell>
          <table:table-cell table:formula="of:=IF([.A134]=&quot;down&quot;;[.B134];0)" office:value-type="float" office:value="6" calcext:value-type="float">
            <text:p>6</text:p>
          </table:table-cell>
          <table:table-cell table:formula="of:=[.D134]+[.E134]+[.F133]" office:value-type="float" office:value="162" calcext:value-type="float">
            <text:p>162</text:p>
          </table:table-cell>
          <table:table-cell table:formula="of:=IF([.A134]=&quot;forward&quot;;[.B134]*[.F134]+[.G133];[.G133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35]=&quot;forward&quot;;[.B135];0)" office:value-type="float" office:value="0" calcext:value-type="float">
            <text:p>0</text:p>
          </table:table-cell>
          <table:table-cell table:formula="of:=IF([.A135]=&quot;up&quot;;[.B135] * -1;0)" office:value-type="float" office:value="-3" calcext:value-type="float">
            <text:p>-3</text:p>
          </table:table-cell>
          <table:table-cell table:formula="of:=IF([.A135]=&quot;down&quot;;[.B135];0)" office:value-type="float" office:value="0" calcext:value-type="float">
            <text:p>0</text:p>
          </table:table-cell>
          <table:table-cell table:formula="of:=[.D135]+[.E135]+[.F134]" office:value-type="float" office:value="159" calcext:value-type="float">
            <text:p>159</text:p>
          </table:table-cell>
          <table:table-cell table:formula="of:=IF([.A135]=&quot;forward&quot;;[.B135]*[.F135]+[.G134];[.G134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36]=&quot;forward&quot;;[.B136];0)" office:value-type="float" office:value="0" calcext:value-type="float">
            <text:p>0</text:p>
          </table:table-cell>
          <table:table-cell table:formula="of:=IF([.A136]=&quot;up&quot;;[.B136] * -1;0)" office:value-type="float" office:value="0" calcext:value-type="float">
            <text:p>0</text:p>
          </table:table-cell>
          <table:table-cell table:formula="of:=IF([.A136]=&quot;down&quot;;[.B136];0)" office:value-type="float" office:value="9" calcext:value-type="float">
            <text:p>9</text:p>
          </table:table-cell>
          <table:table-cell table:formula="of:=[.D136]+[.E136]+[.F135]" office:value-type="float" office:value="168" calcext:value-type="float">
            <text:p>168</text:p>
          </table:table-cell>
          <table:table-cell table:formula="of:=IF([.A136]=&quot;forward&quot;;[.B136]*[.F136]+[.G135];[.G135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37]=&quot;forward&quot;;[.B137];0)" office:value-type="float" office:value="0" calcext:value-type="float">
            <text:p>0</text:p>
          </table:table-cell>
          <table:table-cell table:formula="of:=IF([.A137]=&quot;up&quot;;[.B137] * -1;0)" office:value-type="float" office:value="0" calcext:value-type="float">
            <text:p>0</text:p>
          </table:table-cell>
          <table:table-cell table:formula="of:=IF([.A137]=&quot;down&quot;;[.B137];0)" office:value-type="float" office:value="4" calcext:value-type="float">
            <text:p>4</text:p>
          </table:table-cell>
          <table:table-cell table:formula="of:=[.D137]+[.E137]+[.F136]" office:value-type="float" office:value="172" calcext:value-type="float">
            <text:p>172</text:p>
          </table:table-cell>
          <table:table-cell table:formula="of:=IF([.A137]=&quot;forward&quot;;[.B137]*[.F137]+[.G136];[.G136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38]=&quot;forward&quot;;[.B138];0)" office:value-type="float" office:value="0" calcext:value-type="float">
            <text:p>0</text:p>
          </table:table-cell>
          <table:table-cell table:formula="of:=IF([.A138]=&quot;up&quot;;[.B138] * -1;0)" office:value-type="float" office:value="0" calcext:value-type="float">
            <text:p>0</text:p>
          </table:table-cell>
          <table:table-cell table:formula="of:=IF([.A138]=&quot;down&quot;;[.B138];0)" office:value-type="float" office:value="2" calcext:value-type="float">
            <text:p>2</text:p>
          </table:table-cell>
          <table:table-cell table:formula="of:=[.D138]+[.E138]+[.F137]" office:value-type="float" office:value="174" calcext:value-type="float">
            <text:p>174</text:p>
          </table:table-cell>
          <table:table-cell table:formula="of:=IF([.A138]=&quot;forward&quot;;[.B138]*[.F138]+[.G137];[.G137])" office:value-type="float" office:value="18714" calcext:value-type="float">
            <text:p>187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39]=&quot;forward&quot;;[.B139];0)" office:value-type="float" office:value="3" calcext:value-type="float">
            <text:p>3</text:p>
          </table:table-cell>
          <table:table-cell table:formula="of:=IF([.A139]=&quot;up&quot;;[.B139] * -1;0)" office:value-type="float" office:value="0" calcext:value-type="float">
            <text:p>0</text:p>
          </table:table-cell>
          <table:table-cell table:formula="of:=IF([.A139]=&quot;down&quot;;[.B139];0)" office:value-type="float" office:value="0" calcext:value-type="float">
            <text:p>0</text:p>
          </table:table-cell>
          <table:table-cell table:formula="of:=[.D139]+[.E139]+[.F138]" office:value-type="float" office:value="174" calcext:value-type="float">
            <text:p>174</text:p>
          </table:table-cell>
          <table:table-cell table:formula="of:=IF([.A139]=&quot;forward&quot;;[.B139]*[.F139]+[.G138];[.G138])" office:value-type="float" office:value="19236" calcext:value-type="float">
            <text:p>192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40]=&quot;forward&quot;;[.B140];0)" office:value-type="float" office:value="0" calcext:value-type="float">
            <text:p>0</text:p>
          </table:table-cell>
          <table:table-cell table:formula="of:=IF([.A140]=&quot;up&quot;;[.B140] * -1;0)" office:value-type="float" office:value="0" calcext:value-type="float">
            <text:p>0</text:p>
          </table:table-cell>
          <table:table-cell table:formula="of:=IF([.A140]=&quot;down&quot;;[.B140];0)" office:value-type="float" office:value="6" calcext:value-type="float">
            <text:p>6</text:p>
          </table:table-cell>
          <table:table-cell table:formula="of:=[.D140]+[.E140]+[.F139]" office:value-type="float" office:value="180" calcext:value-type="float">
            <text:p>180</text:p>
          </table:table-cell>
          <table:table-cell table:formula="of:=IF([.A140]=&quot;forward&quot;;[.B140]*[.F140]+[.G139];[.G139])" office:value-type="float" office:value="19236" calcext:value-type="float">
            <text:p>192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41]=&quot;forward&quot;;[.B141];0)" office:value-type="float" office:value="0" calcext:value-type="float">
            <text:p>0</text:p>
          </table:table-cell>
          <table:table-cell table:formula="of:=IF([.A141]=&quot;up&quot;;[.B141] * -1;0)" office:value-type="float" office:value="0" calcext:value-type="float">
            <text:p>0</text:p>
          </table:table-cell>
          <table:table-cell table:formula="of:=IF([.A141]=&quot;down&quot;;[.B141];0)" office:value-type="float" office:value="7" calcext:value-type="float">
            <text:p>7</text:p>
          </table:table-cell>
          <table:table-cell table:formula="of:=[.D141]+[.E141]+[.F140]" office:value-type="float" office:value="187" calcext:value-type="float">
            <text:p>187</text:p>
          </table:table-cell>
          <table:table-cell table:formula="of:=IF([.A141]=&quot;forward&quot;;[.B141]*[.F141]+[.G140];[.G140])" office:value-type="float" office:value="19236" calcext:value-type="float">
            <text:p>192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42]=&quot;forward&quot;;[.B142];0)" office:value-type="float" office:value="0" calcext:value-type="float">
            <text:p>0</text:p>
          </table:table-cell>
          <table:table-cell table:formula="of:=IF([.A142]=&quot;up&quot;;[.B142] * -1;0)" office:value-type="float" office:value="0" calcext:value-type="float">
            <text:p>0</text:p>
          </table:table-cell>
          <table:table-cell table:formula="of:=IF([.A142]=&quot;down&quot;;[.B142];0)" office:value-type="float" office:value="9" calcext:value-type="float">
            <text:p>9</text:p>
          </table:table-cell>
          <table:table-cell table:formula="of:=[.D142]+[.E142]+[.F141]" office:value-type="float" office:value="196" calcext:value-type="float">
            <text:p>196</text:p>
          </table:table-cell>
          <table:table-cell table:formula="of:=IF([.A142]=&quot;forward&quot;;[.B142]*[.F142]+[.G141];[.G141])" office:value-type="float" office:value="19236" calcext:value-type="float">
            <text:p>192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43]=&quot;forward&quot;;[.B143];0)" office:value-type="float" office:value="7" calcext:value-type="float">
            <text:p>7</text:p>
          </table:table-cell>
          <table:table-cell table:formula="of:=IF([.A143]=&quot;up&quot;;[.B143] * -1;0)" office:value-type="float" office:value="0" calcext:value-type="float">
            <text:p>0</text:p>
          </table:table-cell>
          <table:table-cell table:formula="of:=IF([.A143]=&quot;down&quot;;[.B143];0)" office:value-type="float" office:value="0" calcext:value-type="float">
            <text:p>0</text:p>
          </table:table-cell>
          <table:table-cell table:formula="of:=[.D143]+[.E143]+[.F142]" office:value-type="float" office:value="196" calcext:value-type="float">
            <text:p>196</text:p>
          </table:table-cell>
          <table:table-cell table:formula="of:=IF([.A143]=&quot;forward&quot;;[.B143]*[.F143]+[.G142];[.G142])" office:value-type="float" office:value="20608" calcext:value-type="float">
            <text:p>206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44]=&quot;forward&quot;;[.B144];0)" office:value-type="float" office:value="2" calcext:value-type="float">
            <text:p>2</text:p>
          </table:table-cell>
          <table:table-cell table:formula="of:=IF([.A144]=&quot;up&quot;;[.B144] * -1;0)" office:value-type="float" office:value="0" calcext:value-type="float">
            <text:p>0</text:p>
          </table:table-cell>
          <table:table-cell table:formula="of:=IF([.A144]=&quot;down&quot;;[.B144];0)" office:value-type="float" office:value="0" calcext:value-type="float">
            <text:p>0</text:p>
          </table:table-cell>
          <table:table-cell table:formula="of:=[.D144]+[.E144]+[.F143]" office:value-type="float" office:value="196" calcext:value-type="float">
            <text:p>196</text:p>
          </table:table-cell>
          <table:table-cell table:formula="of:=IF([.A144]=&quot;forward&quot;;[.B144]*[.F144]+[.G143];[.G143])"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45]=&quot;forward&quot;;[.B145];0)" office:value-type="float" office:value="5" calcext:value-type="float">
            <text:p>5</text:p>
          </table:table-cell>
          <table:table-cell table:formula="of:=IF([.A145]=&quot;up&quot;;[.B145] * -1;0)" office:value-type="float" office:value="0" calcext:value-type="float">
            <text:p>0</text:p>
          </table:table-cell>
          <table:table-cell table:formula="of:=IF([.A145]=&quot;down&quot;;[.B145];0)" office:value-type="float" office:value="0" calcext:value-type="float">
            <text:p>0</text:p>
          </table:table-cell>
          <table:table-cell table:formula="of:=[.D145]+[.E145]+[.F144]" office:value-type="float" office:value="196" calcext:value-type="float">
            <text:p>196</text:p>
          </table:table-cell>
          <table:table-cell table:formula="of:=IF([.A145]=&quot;forward&quot;;[.B145]*[.F145]+[.G144];[.G144])" office:value-type="float" office:value="21980" calcext:value-type="float">
            <text:p>219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46]=&quot;forward&quot;;[.B146];0)" office:value-type="float" office:value="0" calcext:value-type="float">
            <text:p>0</text:p>
          </table:table-cell>
          <table:table-cell table:formula="of:=IF([.A146]=&quot;up&quot;;[.B146] * -1;0)" office:value-type="float" office:value="-6" calcext:value-type="float">
            <text:p>-6</text:p>
          </table:table-cell>
          <table:table-cell table:formula="of:=IF([.A146]=&quot;down&quot;;[.B146];0)" office:value-type="float" office:value="0" calcext:value-type="float">
            <text:p>0</text:p>
          </table:table-cell>
          <table:table-cell table:formula="of:=[.D146]+[.E146]+[.F145]" office:value-type="float" office:value="190" calcext:value-type="float">
            <text:p>190</text:p>
          </table:table-cell>
          <table:table-cell table:formula="of:=IF([.A146]=&quot;forward&quot;;[.B146]*[.F146]+[.G145];[.G145])" office:value-type="float" office:value="21980" calcext:value-type="float">
            <text:p>219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47]=&quot;forward&quot;;[.B147];0)" office:value-type="float" office:value="0" calcext:value-type="float">
            <text:p>0</text:p>
          </table:table-cell>
          <table:table-cell table:formula="of:=IF([.A147]=&quot;up&quot;;[.B147] * -1;0)" office:value-type="float" office:value="0" calcext:value-type="float">
            <text:p>0</text:p>
          </table:table-cell>
          <table:table-cell table:formula="of:=IF([.A147]=&quot;down&quot;;[.B147];0)" office:value-type="float" office:value="8" calcext:value-type="float">
            <text:p>8</text:p>
          </table:table-cell>
          <table:table-cell table:formula="of:=[.D147]+[.E147]+[.F146]" office:value-type="float" office:value="198" calcext:value-type="float">
            <text:p>198</text:p>
          </table:table-cell>
          <table:table-cell table:formula="of:=IF([.A147]=&quot;forward&quot;;[.B147]*[.F147]+[.G146];[.G146])" office:value-type="float" office:value="21980" calcext:value-type="float">
            <text:p>219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48]=&quot;forward&quot;;[.B148];0)" office:value-type="float" office:value="1" calcext:value-type="float">
            <text:p>1</text:p>
          </table:table-cell>
          <table:table-cell table:formula="of:=IF([.A148]=&quot;up&quot;;[.B148] * -1;0)" office:value-type="float" office:value="0" calcext:value-type="float">
            <text:p>0</text:p>
          </table:table-cell>
          <table:table-cell table:formula="of:=IF([.A148]=&quot;down&quot;;[.B148];0)" office:value-type="float" office:value="0" calcext:value-type="float">
            <text:p>0</text:p>
          </table:table-cell>
          <table:table-cell table:formula="of:=[.D148]+[.E148]+[.F147]" office:value-type="float" office:value="198" calcext:value-type="float">
            <text:p>198</text:p>
          </table:table-cell>
          <table:table-cell table:formula="of:=IF([.A148]=&quot;forward&quot;;[.B148]*[.F148]+[.G147];[.G147])" office:value-type="float" office:value="22178" calcext:value-type="float">
            <text:p>221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49]=&quot;forward&quot;;[.B149];0)" office:value-type="float" office:value="0" calcext:value-type="float">
            <text:p>0</text:p>
          </table:table-cell>
          <table:table-cell table:formula="of:=IF([.A149]=&quot;up&quot;;[.B149] * -1;0)" office:value-type="float" office:value="0" calcext:value-type="float">
            <text:p>0</text:p>
          </table:table-cell>
          <table:table-cell table:formula="of:=IF([.A149]=&quot;down&quot;;[.B149];0)" office:value-type="float" office:value="2" calcext:value-type="float">
            <text:p>2</text:p>
          </table:table-cell>
          <table:table-cell table:formula="of:=[.D149]+[.E149]+[.F148]" office:value-type="float" office:value="200" calcext:value-type="float">
            <text:p>200</text:p>
          </table:table-cell>
          <table:table-cell table:formula="of:=IF([.A149]=&quot;forward&quot;;[.B149]*[.F149]+[.G148];[.G148])" office:value-type="float" office:value="22178" calcext:value-type="float">
            <text:p>221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50]=&quot;forward&quot;;[.B150];0)" office:value-type="float" office:value="8" calcext:value-type="float">
            <text:p>8</text:p>
          </table:table-cell>
          <table:table-cell table:formula="of:=IF([.A150]=&quot;up&quot;;[.B150] * -1;0)" office:value-type="float" office:value="0" calcext:value-type="float">
            <text:p>0</text:p>
          </table:table-cell>
          <table:table-cell table:formula="of:=IF([.A150]=&quot;down&quot;;[.B150];0)" office:value-type="float" office:value="0" calcext:value-type="float">
            <text:p>0</text:p>
          </table:table-cell>
          <table:table-cell table:formula="of:=[.D150]+[.E150]+[.F149]" office:value-type="float" office:value="200" calcext:value-type="float">
            <text:p>200</text:p>
          </table:table-cell>
          <table:table-cell table:formula="of:=IF([.A150]=&quot;forward&quot;;[.B150]*[.F150]+[.G149];[.G149])" office:value-type="float" office:value="23778" calcext:value-type="float">
            <text:p>237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51]=&quot;forward&quot;;[.B151];0)" office:value-type="float" office:value="0" calcext:value-type="float">
            <text:p>0</text:p>
          </table:table-cell>
          <table:table-cell table:formula="of:=IF([.A151]=&quot;up&quot;;[.B151] * -1;0)" office:value-type="float" office:value="0" calcext:value-type="float">
            <text:p>0</text:p>
          </table:table-cell>
          <table:table-cell table:formula="of:=IF([.A151]=&quot;down&quot;;[.B151];0)" office:value-type="float" office:value="5" calcext:value-type="float">
            <text:p>5</text:p>
          </table:table-cell>
          <table:table-cell table:formula="of:=[.D151]+[.E151]+[.F150]" office:value-type="float" office:value="205" calcext:value-type="float">
            <text:p>205</text:p>
          </table:table-cell>
          <table:table-cell table:formula="of:=IF([.A151]=&quot;forward&quot;;[.B151]*[.F151]+[.G150];[.G150])" office:value-type="float" office:value="23778" calcext:value-type="float">
            <text:p>237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52]=&quot;forward&quot;;[.B152];0)" office:value-type="float" office:value="0" calcext:value-type="float">
            <text:p>0</text:p>
          </table:table-cell>
          <table:table-cell table:formula="of:=IF([.A152]=&quot;up&quot;;[.B152] * -1;0)" office:value-type="float" office:value="0" calcext:value-type="float">
            <text:p>0</text:p>
          </table:table-cell>
          <table:table-cell table:formula="of:=IF([.A152]=&quot;down&quot;;[.B152];0)" office:value-type="float" office:value="2" calcext:value-type="float">
            <text:p>2</text:p>
          </table:table-cell>
          <table:table-cell table:formula="of:=[.D152]+[.E152]+[.F151]" office:value-type="float" office:value="207" calcext:value-type="float">
            <text:p>207</text:p>
          </table:table-cell>
          <table:table-cell table:formula="of:=IF([.A152]=&quot;forward&quot;;[.B152]*[.F152]+[.G151];[.G151])" office:value-type="float" office:value="23778" calcext:value-type="float">
            <text:p>2377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53]=&quot;forward&quot;;[.B153];0)" office:value-type="float" office:value="0" calcext:value-type="float">
            <text:p>0</text:p>
          </table:table-cell>
          <table:table-cell table:formula="of:=IF([.A153]=&quot;up&quot;;[.B153] * -1;0)" office:value-type="float" office:value="-4" calcext:value-type="float">
            <text:p>-4</text:p>
          </table:table-cell>
          <table:table-cell table:formula="of:=IF([.A153]=&quot;down&quot;;[.B153];0)" office:value-type="float" office:value="0" calcext:value-type="float">
            <text:p>0</text:p>
          </table:table-cell>
          <table:table-cell table:formula="of:=[.D153]+[.E153]+[.F152]" office:value-type="float" office:value="203" calcext:value-type="float">
            <text:p>203</text:p>
          </table:table-cell>
          <table:table-cell table:formula="of:=IF([.A153]=&quot;forward&quot;;[.B153]*[.F153]+[.G152];[.G152])" office:value-type="float" office:value="23778" calcext:value-type="float">
            <text:p>237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54]=&quot;forward&quot;;[.B154];0)" office:value-type="float" office:value="9" calcext:value-type="float">
            <text:p>9</text:p>
          </table:table-cell>
          <table:table-cell table:formula="of:=IF([.A154]=&quot;up&quot;;[.B154] * -1;0)" office:value-type="float" office:value="0" calcext:value-type="float">
            <text:p>0</text:p>
          </table:table-cell>
          <table:table-cell table:formula="of:=IF([.A154]=&quot;down&quot;;[.B154];0)" office:value-type="float" office:value="0" calcext:value-type="float">
            <text:p>0</text:p>
          </table:table-cell>
          <table:table-cell table:formula="of:=[.D154]+[.E154]+[.F153]" office:value-type="float" office:value="203" calcext:value-type="float">
            <text:p>203</text:p>
          </table:table-cell>
          <table:table-cell table:formula="of:=IF([.A154]=&quot;forward&quot;;[.B154]*[.F154]+[.G153];[.G153])" office:value-type="float" office:value="25605" calcext:value-type="float">
            <text:p>2560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55]=&quot;forward&quot;;[.B155];0)" office:value-type="float" office:value="0" calcext:value-type="float">
            <text:p>0</text:p>
          </table:table-cell>
          <table:table-cell table:formula="of:=IF([.A155]=&quot;up&quot;;[.B155] * -1;0)" office:value-type="float" office:value="-4" calcext:value-type="float">
            <text:p>-4</text:p>
          </table:table-cell>
          <table:table-cell table:formula="of:=IF([.A155]=&quot;down&quot;;[.B155];0)" office:value-type="float" office:value="0" calcext:value-type="float">
            <text:p>0</text:p>
          </table:table-cell>
          <table:table-cell table:formula="of:=[.D155]+[.E155]+[.F154]" office:value-type="float" office:value="199" calcext:value-type="float">
            <text:p>199</text:p>
          </table:table-cell>
          <table:table-cell table:formula="of:=IF([.A155]=&quot;forward&quot;;[.B155]*[.F155]+[.G154];[.G154])" office:value-type="float" office:value="25605" calcext:value-type="float">
            <text:p>256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56]=&quot;forward&quot;;[.B156];0)" office:value-type="float" office:value="0" calcext:value-type="float">
            <text:p>0</text:p>
          </table:table-cell>
          <table:table-cell table:formula="of:=IF([.A156]=&quot;up&quot;;[.B156] * -1;0)" office:value-type="float" office:value="0" calcext:value-type="float">
            <text:p>0</text:p>
          </table:table-cell>
          <table:table-cell table:formula="of:=IF([.A156]=&quot;down&quot;;[.B156];0)" office:value-type="float" office:value="4" calcext:value-type="float">
            <text:p>4</text:p>
          </table:table-cell>
          <table:table-cell table:formula="of:=[.D156]+[.E156]+[.F155]" office:value-type="float" office:value="203" calcext:value-type="float">
            <text:p>203</text:p>
          </table:table-cell>
          <table:table-cell table:formula="of:=IF([.A156]=&quot;forward&quot;;[.B156]*[.F156]+[.G155];[.G155])" office:value-type="float" office:value="25605" calcext:value-type="float">
            <text:p>256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57]=&quot;forward&quot;;[.B157];0)" office:value-type="float" office:value="0" calcext:value-type="float">
            <text:p>0</text:p>
          </table:table-cell>
          <table:table-cell table:formula="of:=IF([.A157]=&quot;up&quot;;[.B157] * -1;0)" office:value-type="float" office:value="0" calcext:value-type="float">
            <text:p>0</text:p>
          </table:table-cell>
          <table:table-cell table:formula="of:=IF([.A157]=&quot;down&quot;;[.B157];0)" office:value-type="float" office:value="2" calcext:value-type="float">
            <text:p>2</text:p>
          </table:table-cell>
          <table:table-cell table:formula="of:=[.D157]+[.E157]+[.F156]" office:value-type="float" office:value="205" calcext:value-type="float">
            <text:p>205</text:p>
          </table:table-cell>
          <table:table-cell table:formula="of:=IF([.A157]=&quot;forward&quot;;[.B157]*[.F157]+[.G156];[.G156])" office:value-type="float" office:value="25605" calcext:value-type="float">
            <text:p>256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58]=&quot;forward&quot;;[.B158];0)" office:value-type="float" office:value="3" calcext:value-type="float">
            <text:p>3</text:p>
          </table:table-cell>
          <table:table-cell table:formula="of:=IF([.A158]=&quot;up&quot;;[.B158] * -1;0)" office:value-type="float" office:value="0" calcext:value-type="float">
            <text:p>0</text:p>
          </table:table-cell>
          <table:table-cell table:formula="of:=IF([.A158]=&quot;down&quot;;[.B158];0)" office:value-type="float" office:value="0" calcext:value-type="float">
            <text:p>0</text:p>
          </table:table-cell>
          <table:table-cell table:formula="of:=[.D158]+[.E158]+[.F157]" office:value-type="float" office:value="205" calcext:value-type="float">
            <text:p>205</text:p>
          </table:table-cell>
          <table:table-cell table:formula="of:=IF([.A158]=&quot;forward&quot;;[.B158]*[.F158]+[.G157];[.G157])" office:value-type="float" office:value="26220" calcext:value-type="float">
            <text:p>262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59]=&quot;forward&quot;;[.B159];0)" office:value-type="float" office:value="0" calcext:value-type="float">
            <text:p>0</text:p>
          </table:table-cell>
          <table:table-cell table:formula="of:=IF([.A159]=&quot;up&quot;;[.B159] * -1;0)" office:value-type="float" office:value="-2" calcext:value-type="float">
            <text:p>-2</text:p>
          </table:table-cell>
          <table:table-cell table:formula="of:=IF([.A159]=&quot;down&quot;;[.B159];0)" office:value-type="float" office:value="0" calcext:value-type="float">
            <text:p>0</text:p>
          </table:table-cell>
          <table:table-cell table:formula="of:=[.D159]+[.E159]+[.F158]" office:value-type="float" office:value="203" calcext:value-type="float">
            <text:p>203</text:p>
          </table:table-cell>
          <table:table-cell table:formula="of:=IF([.A159]=&quot;forward&quot;;[.B159]*[.F159]+[.G158];[.G158])" office:value-type="float" office:value="26220" calcext:value-type="float">
            <text:p>262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60]=&quot;forward&quot;;[.B160];0)" office:value-type="float" office:value="0" calcext:value-type="float">
            <text:p>0</text:p>
          </table:table-cell>
          <table:table-cell table:formula="of:=IF([.A160]=&quot;up&quot;;[.B160] * -1;0)" office:value-type="float" office:value="0" calcext:value-type="float">
            <text:p>0</text:p>
          </table:table-cell>
          <table:table-cell table:formula="of:=IF([.A160]=&quot;down&quot;;[.B160];0)" office:value-type="float" office:value="5" calcext:value-type="float">
            <text:p>5</text:p>
          </table:table-cell>
          <table:table-cell table:formula="of:=[.D160]+[.E160]+[.F159]" office:value-type="float" office:value="208" calcext:value-type="float">
            <text:p>208</text:p>
          </table:table-cell>
          <table:table-cell table:formula="of:=IF([.A160]=&quot;forward&quot;;[.B160]*[.F160]+[.G159];[.G159])" office:value-type="float" office:value="26220" calcext:value-type="float">
            <text:p>262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61]=&quot;forward&quot;;[.B161];0)" office:value-type="float" office:value="0" calcext:value-type="float">
            <text:p>0</text:p>
          </table:table-cell>
          <table:table-cell table:formula="of:=IF([.A161]=&quot;up&quot;;[.B161] * -1;0)" office:value-type="float" office:value="0" calcext:value-type="float">
            <text:p>0</text:p>
          </table:table-cell>
          <table:table-cell table:formula="of:=IF([.A161]=&quot;down&quot;;[.B161];0)" office:value-type="float" office:value="9" calcext:value-type="float">
            <text:p>9</text:p>
          </table:table-cell>
          <table:table-cell table:formula="of:=[.D161]+[.E161]+[.F160]" office:value-type="float" office:value="217" calcext:value-type="float">
            <text:p>217</text:p>
          </table:table-cell>
          <table:table-cell table:formula="of:=IF([.A161]=&quot;forward&quot;;[.B161]*[.F161]+[.G160];[.G160])" office:value-type="float" office:value="26220" calcext:value-type="float">
            <text:p>262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62]=&quot;forward&quot;;[.B162];0)" office:value-type="float" office:value="0" calcext:value-type="float">
            <text:p>0</text:p>
          </table:table-cell>
          <table:table-cell table:formula="of:=IF([.A162]=&quot;up&quot;;[.B162] * -1;0)" office:value-type="float" office:value="-4" calcext:value-type="float">
            <text:p>-4</text:p>
          </table:table-cell>
          <table:table-cell table:formula="of:=IF([.A162]=&quot;down&quot;;[.B162];0)" office:value-type="float" office:value="0" calcext:value-type="float">
            <text:p>0</text:p>
          </table:table-cell>
          <table:table-cell table:formula="of:=[.D162]+[.E162]+[.F161]" office:value-type="float" office:value="213" calcext:value-type="float">
            <text:p>213</text:p>
          </table:table-cell>
          <table:table-cell table:formula="of:=IF([.A162]=&quot;forward&quot;;[.B162]*[.F162]+[.G161];[.G161])" office:value-type="float" office:value="26220" calcext:value-type="float">
            <text:p>262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63]=&quot;forward&quot;;[.B163];0)" office:value-type="float" office:value="9" calcext:value-type="float">
            <text:p>9</text:p>
          </table:table-cell>
          <table:table-cell table:formula="of:=IF([.A163]=&quot;up&quot;;[.B163] * -1;0)" office:value-type="float" office:value="0" calcext:value-type="float">
            <text:p>0</text:p>
          </table:table-cell>
          <table:table-cell table:formula="of:=IF([.A163]=&quot;down&quot;;[.B163];0)" office:value-type="float" office:value="0" calcext:value-type="float">
            <text:p>0</text:p>
          </table:table-cell>
          <table:table-cell table:formula="of:=[.D163]+[.E163]+[.F162]" office:value-type="float" office:value="213" calcext:value-type="float">
            <text:p>213</text:p>
          </table:table-cell>
          <table:table-cell table:formula="of:=IF([.A163]=&quot;forward&quot;;[.B163]*[.F163]+[.G162];[.G162])" office:value-type="float" office:value="28137" calcext:value-type="float">
            <text:p>281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64]=&quot;forward&quot;;[.B164];0)" office:value-type="float" office:value="0" calcext:value-type="float">
            <text:p>0</text:p>
          </table:table-cell>
          <table:table-cell table:formula="of:=IF([.A164]=&quot;up&quot;;[.B164] * -1;0)" office:value-type="float" office:value="0" calcext:value-type="float">
            <text:p>0</text:p>
          </table:table-cell>
          <table:table-cell table:formula="of:=IF([.A164]=&quot;down&quot;;[.B164];0)" office:value-type="float" office:value="5" calcext:value-type="float">
            <text:p>5</text:p>
          </table:table-cell>
          <table:table-cell table:formula="of:=[.D164]+[.E164]+[.F163]" office:value-type="float" office:value="218" calcext:value-type="float">
            <text:p>218</text:p>
          </table:table-cell>
          <table:table-cell table:formula="of:=IF([.A164]=&quot;forward&quot;;[.B164]*[.F164]+[.G163];[.G163])" office:value-type="float" office:value="28137" calcext:value-type="float">
            <text:p>281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65]=&quot;forward&quot;;[.B165];0)" office:value-type="float" office:value="0" calcext:value-type="float">
            <text:p>0</text:p>
          </table:table-cell>
          <table:table-cell table:formula="of:=IF([.A165]=&quot;up&quot;;[.B165] * -1;0)" office:value-type="float" office:value="0" calcext:value-type="float">
            <text:p>0</text:p>
          </table:table-cell>
          <table:table-cell table:formula="of:=IF([.A165]=&quot;down&quot;;[.B165];0)" office:value-type="float" office:value="2" calcext:value-type="float">
            <text:p>2</text:p>
          </table:table-cell>
          <table:table-cell table:formula="of:=[.D165]+[.E165]+[.F164]" office:value-type="float" office:value="220" calcext:value-type="float">
            <text:p>220</text:p>
          </table:table-cell>
          <table:table-cell table:formula="of:=IF([.A165]=&quot;forward&quot;;[.B165]*[.F165]+[.G164];[.G164])" office:value-type="float" office:value="28137" calcext:value-type="float">
            <text:p>281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66]=&quot;forward&quot;;[.B166];0)" office:value-type="float" office:value="0" calcext:value-type="float">
            <text:p>0</text:p>
          </table:table-cell>
          <table:table-cell table:formula="of:=IF([.A166]=&quot;up&quot;;[.B166] * -1;0)" office:value-type="float" office:value="0" calcext:value-type="float">
            <text:p>0</text:p>
          </table:table-cell>
          <table:table-cell table:formula="of:=IF([.A166]=&quot;down&quot;;[.B166];0)" office:value-type="float" office:value="2" calcext:value-type="float">
            <text:p>2</text:p>
          </table:table-cell>
          <table:table-cell table:formula="of:=[.D166]+[.E166]+[.F165]" office:value-type="float" office:value="222" calcext:value-type="float">
            <text:p>222</text:p>
          </table:table-cell>
          <table:table-cell table:formula="of:=IF([.A166]=&quot;forward&quot;;[.B166]*[.F166]+[.G165];[.G165])" office:value-type="float" office:value="28137" calcext:value-type="float">
            <text:p>281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67]=&quot;forward&quot;;[.B167];0)" office:value-type="float" office:value="9" calcext:value-type="float">
            <text:p>9</text:p>
          </table:table-cell>
          <table:table-cell table:formula="of:=IF([.A167]=&quot;up&quot;;[.B167] * -1;0)" office:value-type="float" office:value="0" calcext:value-type="float">
            <text:p>0</text:p>
          </table:table-cell>
          <table:table-cell table:formula="of:=IF([.A167]=&quot;down&quot;;[.B167];0)" office:value-type="float" office:value="0" calcext:value-type="float">
            <text:p>0</text:p>
          </table:table-cell>
          <table:table-cell table:formula="of:=[.D167]+[.E167]+[.F166]" office:value-type="float" office:value="222" calcext:value-type="float">
            <text:p>222</text:p>
          </table:table-cell>
          <table:table-cell table:formula="of:=IF([.A167]=&quot;forward&quot;;[.B167]*[.F167]+[.G166];[.G166])" office:value-type="float" office:value="30135" calcext:value-type="float">
            <text:p>301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68]=&quot;forward&quot;;[.B168];0)" office:value-type="float" office:value="0" calcext:value-type="float">
            <text:p>0</text:p>
          </table:table-cell>
          <table:table-cell table:formula="of:=IF([.A168]=&quot;up&quot;;[.B168] * -1;0)" office:value-type="float" office:value="-9" calcext:value-type="float">
            <text:p>-9</text:p>
          </table:table-cell>
          <table:table-cell table:formula="of:=IF([.A168]=&quot;down&quot;;[.B168];0)" office:value-type="float" office:value="0" calcext:value-type="float">
            <text:p>0</text:p>
          </table:table-cell>
          <table:table-cell table:formula="of:=[.D168]+[.E168]+[.F167]" office:value-type="float" office:value="213" calcext:value-type="float">
            <text:p>213</text:p>
          </table:table-cell>
          <table:table-cell table:formula="of:=IF([.A168]=&quot;forward&quot;;[.B168]*[.F168]+[.G167];[.G167])" office:value-type="float" office:value="30135" calcext:value-type="float">
            <text:p>301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69]=&quot;forward&quot;;[.B169];0)" office:value-type="float" office:value="6" calcext:value-type="float">
            <text:p>6</text:p>
          </table:table-cell>
          <table:table-cell table:formula="of:=IF([.A169]=&quot;up&quot;;[.B169] * -1;0)" office:value-type="float" office:value="0" calcext:value-type="float">
            <text:p>0</text:p>
          </table:table-cell>
          <table:table-cell table:formula="of:=IF([.A169]=&quot;down&quot;;[.B169];0)" office:value-type="float" office:value="0" calcext:value-type="float">
            <text:p>0</text:p>
          </table:table-cell>
          <table:table-cell table:formula="of:=[.D169]+[.E169]+[.F168]" office:value-type="float" office:value="213" calcext:value-type="float">
            <text:p>213</text:p>
          </table:table-cell>
          <table:table-cell table:formula="of:=IF([.A169]=&quot;forward&quot;;[.B169]*[.F169]+[.G168];[.G168])" office:value-type="float" office:value="31413" calcext:value-type="float">
            <text:p>314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70]=&quot;forward&quot;;[.B170];0)" office:value-type="float" office:value="0" calcext:value-type="float">
            <text:p>0</text:p>
          </table:table-cell>
          <table:table-cell table:formula="of:=IF([.A170]=&quot;up&quot;;[.B170] * -1;0)" office:value-type="float" office:value="-7" calcext:value-type="float">
            <text:p>-7</text:p>
          </table:table-cell>
          <table:table-cell table:formula="of:=IF([.A170]=&quot;down&quot;;[.B170];0)" office:value-type="float" office:value="0" calcext:value-type="float">
            <text:p>0</text:p>
          </table:table-cell>
          <table:table-cell table:formula="of:=[.D170]+[.E170]+[.F169]" office:value-type="float" office:value="206" calcext:value-type="float">
            <text:p>206</text:p>
          </table:table-cell>
          <table:table-cell table:formula="of:=IF([.A170]=&quot;forward&quot;;[.B170]*[.F170]+[.G169];[.G169])" office:value-type="float" office:value="31413" calcext:value-type="float">
            <text:p>314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71]=&quot;forward&quot;;[.B171];0)" office:value-type="float" office:value="0" calcext:value-type="float">
            <text:p>0</text:p>
          </table:table-cell>
          <table:table-cell table:formula="of:=IF([.A171]=&quot;up&quot;;[.B171] * -1;0)" office:value-type="float" office:value="0" calcext:value-type="float">
            <text:p>0</text:p>
          </table:table-cell>
          <table:table-cell table:formula="of:=IF([.A171]=&quot;down&quot;;[.B171];0)" office:value-type="float" office:value="2" calcext:value-type="float">
            <text:p>2</text:p>
          </table:table-cell>
          <table:table-cell table:formula="of:=[.D171]+[.E171]+[.F170]" office:value-type="float" office:value="208" calcext:value-type="float">
            <text:p>208</text:p>
          </table:table-cell>
          <table:table-cell table:formula="of:=IF([.A171]=&quot;forward&quot;;[.B171]*[.F171]+[.G170];[.G170])" office:value-type="float" office:value="31413" calcext:value-type="float">
            <text:p>314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72]=&quot;forward&quot;;[.B172];0)" office:value-type="float" office:value="8" calcext:value-type="float">
            <text:p>8</text:p>
          </table:table-cell>
          <table:table-cell table:formula="of:=IF([.A172]=&quot;up&quot;;[.B172] * -1;0)" office:value-type="float" office:value="0" calcext:value-type="float">
            <text:p>0</text:p>
          </table:table-cell>
          <table:table-cell table:formula="of:=IF([.A172]=&quot;down&quot;;[.B172];0)" office:value-type="float" office:value="0" calcext:value-type="float">
            <text:p>0</text:p>
          </table:table-cell>
          <table:table-cell table:formula="of:=[.D172]+[.E172]+[.F171]" office:value-type="float" office:value="208" calcext:value-type="float">
            <text:p>208</text:p>
          </table:table-cell>
          <table:table-cell table:formula="of:=IF([.A172]=&quot;forward&quot;;[.B172]*[.F172]+[.G171];[.G171])" office:value-type="float" office:value="33077" calcext:value-type="float">
            <text:p>330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73]=&quot;forward&quot;;[.B173];0)" office:value-type="float" office:value="0" calcext:value-type="float">
            <text:p>0</text:p>
          </table:table-cell>
          <table:table-cell table:formula="of:=IF([.A173]=&quot;up&quot;;[.B173] * -1;0)" office:value-type="float" office:value="0" calcext:value-type="float">
            <text:p>0</text:p>
          </table:table-cell>
          <table:table-cell table:formula="of:=IF([.A173]=&quot;down&quot;;[.B173];0)" office:value-type="float" office:value="1" calcext:value-type="float">
            <text:p>1</text:p>
          </table:table-cell>
          <table:table-cell table:formula="of:=[.D173]+[.E173]+[.F172]" office:value-type="float" office:value="209" calcext:value-type="float">
            <text:p>209</text:p>
          </table:table-cell>
          <table:table-cell table:formula="of:=IF([.A173]=&quot;forward&quot;;[.B173]*[.F173]+[.G172];[.G172])" office:value-type="float" office:value="33077" calcext:value-type="float">
            <text:p>3307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74]=&quot;forward&quot;;[.B174];0)" office:value-type="float" office:value="2" calcext:value-type="float">
            <text:p>2</text:p>
          </table:table-cell>
          <table:table-cell table:formula="of:=IF([.A174]=&quot;up&quot;;[.B174] * -1;0)" office:value-type="float" office:value="0" calcext:value-type="float">
            <text:p>0</text:p>
          </table:table-cell>
          <table:table-cell table:formula="of:=IF([.A174]=&quot;down&quot;;[.B174];0)" office:value-type="float" office:value="0" calcext:value-type="float">
            <text:p>0</text:p>
          </table:table-cell>
          <table:table-cell table:formula="of:=[.D174]+[.E174]+[.F173]" office:value-type="float" office:value="209" calcext:value-type="float">
            <text:p>209</text:p>
          </table:table-cell>
          <table:table-cell table:formula="of:=IF([.A174]=&quot;forward&quot;;[.B174]*[.F174]+[.G173];[.G173])" office:value-type="float" office:value="33495" calcext:value-type="float">
            <text:p>334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75]=&quot;forward&quot;;[.B175];0)" office:value-type="float" office:value="0" calcext:value-type="float">
            <text:p>0</text:p>
          </table:table-cell>
          <table:table-cell table:formula="of:=IF([.A175]=&quot;up&quot;;[.B175] * -1;0)" office:value-type="float" office:value="0" calcext:value-type="float">
            <text:p>0</text:p>
          </table:table-cell>
          <table:table-cell table:formula="of:=IF([.A175]=&quot;down&quot;;[.B175];0)" office:value-type="float" office:value="3" calcext:value-type="float">
            <text:p>3</text:p>
          </table:table-cell>
          <table:table-cell table:formula="of:=[.D175]+[.E175]+[.F174]" office:value-type="float" office:value="212" calcext:value-type="float">
            <text:p>212</text:p>
          </table:table-cell>
          <table:table-cell table:formula="of:=IF([.A175]=&quot;forward&quot;;[.B175]*[.F175]+[.G174];[.G174])" office:value-type="float" office:value="33495" calcext:value-type="float">
            <text:p>334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76]=&quot;forward&quot;;[.B176];0)" office:value-type="float" office:value="0" calcext:value-type="float">
            <text:p>0</text:p>
          </table:table-cell>
          <table:table-cell table:formula="of:=IF([.A176]=&quot;up&quot;;[.B176] * -1;0)" office:value-type="float" office:value="-6" calcext:value-type="float">
            <text:p>-6</text:p>
          </table:table-cell>
          <table:table-cell table:formula="of:=IF([.A176]=&quot;down&quot;;[.B176];0)" office:value-type="float" office:value="0" calcext:value-type="float">
            <text:p>0</text:p>
          </table:table-cell>
          <table:table-cell table:formula="of:=[.D176]+[.E176]+[.F175]" office:value-type="float" office:value="206" calcext:value-type="float">
            <text:p>206</text:p>
          </table:table-cell>
          <table:table-cell table:formula="of:=IF([.A176]=&quot;forward&quot;;[.B176]*[.F176]+[.G175];[.G175])" office:value-type="float" office:value="33495" calcext:value-type="float">
            <text:p>334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77]=&quot;forward&quot;;[.B177];0)" office:value-type="float" office:value="0" calcext:value-type="float">
            <text:p>0</text:p>
          </table:table-cell>
          <table:table-cell table:formula="of:=IF([.A177]=&quot;up&quot;;[.B177] * -1;0)" office:value-type="float" office:value="0" calcext:value-type="float">
            <text:p>0</text:p>
          </table:table-cell>
          <table:table-cell table:formula="of:=IF([.A177]=&quot;down&quot;;[.B177];0)" office:value-type="float" office:value="4" calcext:value-type="float">
            <text:p>4</text:p>
          </table:table-cell>
          <table:table-cell table:formula="of:=[.D177]+[.E177]+[.F176]" office:value-type="float" office:value="210" calcext:value-type="float">
            <text:p>210</text:p>
          </table:table-cell>
          <table:table-cell table:formula="of:=IF([.A177]=&quot;forward&quot;;[.B177]*[.F177]+[.G176];[.G176])" office:value-type="float" office:value="33495" calcext:value-type="float">
            <text:p>334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78]=&quot;forward&quot;;[.B178];0)" office:value-type="float" office:value="5" calcext:value-type="float">
            <text:p>5</text:p>
          </table:table-cell>
          <table:table-cell table:formula="of:=IF([.A178]=&quot;up&quot;;[.B178] * -1;0)" office:value-type="float" office:value="0" calcext:value-type="float">
            <text:p>0</text:p>
          </table:table-cell>
          <table:table-cell table:formula="of:=IF([.A178]=&quot;down&quot;;[.B178];0)" office:value-type="float" office:value="0" calcext:value-type="float">
            <text:p>0</text:p>
          </table:table-cell>
          <table:table-cell table:formula="of:=[.D178]+[.E178]+[.F177]" office:value-type="float" office:value="210" calcext:value-type="float">
            <text:p>210</text:p>
          </table:table-cell>
          <table:table-cell table:formula="of:=IF([.A178]=&quot;forward&quot;;[.B178]*[.F178]+[.G177];[.G177])" office:value-type="float" office:value="34545" calcext:value-type="float">
            <text:p>345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79]=&quot;forward&quot;;[.B179];0)" office:value-type="float" office:value="0" calcext:value-type="float">
            <text:p>0</text:p>
          </table:table-cell>
          <table:table-cell table:formula="of:=IF([.A179]=&quot;up&quot;;[.B179] * -1;0)" office:value-type="float" office:value="-4" calcext:value-type="float">
            <text:p>-4</text:p>
          </table:table-cell>
          <table:table-cell table:formula="of:=IF([.A179]=&quot;down&quot;;[.B179];0)" office:value-type="float" office:value="0" calcext:value-type="float">
            <text:p>0</text:p>
          </table:table-cell>
          <table:table-cell table:formula="of:=[.D179]+[.E179]+[.F178]" office:value-type="float" office:value="206" calcext:value-type="float">
            <text:p>206</text:p>
          </table:table-cell>
          <table:table-cell table:formula="of:=IF([.A179]=&quot;forward&quot;;[.B179]*[.F179]+[.G178];[.G178])" office:value-type="float" office:value="34545" calcext:value-type="float">
            <text:p>345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0]=&quot;forward&quot;;[.B180];0)" office:value-type="float" office:value="5" calcext:value-type="float">
            <text:p>5</text:p>
          </table:table-cell>
          <table:table-cell table:formula="of:=IF([.A180]=&quot;up&quot;;[.B180] * -1;0)" office:value-type="float" office:value="0" calcext:value-type="float">
            <text:p>0</text:p>
          </table:table-cell>
          <table:table-cell table:formula="of:=IF([.A180]=&quot;down&quot;;[.B180];0)" office:value-type="float" office:value="0" calcext:value-type="float">
            <text:p>0</text:p>
          </table:table-cell>
          <table:table-cell table:formula="of:=[.D180]+[.E180]+[.F179]" office:value-type="float" office:value="206" calcext:value-type="float">
            <text:p>206</text:p>
          </table:table-cell>
          <table:table-cell table:formula="of:=IF([.A180]=&quot;forward&quot;;[.B180]*[.F180]+[.G179];[.G179])" office:value-type="float" office:value="35575" calcext:value-type="float">
            <text:p>355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1]=&quot;forward&quot;;[.B181];0)" office:value-type="float" office:value="9" calcext:value-type="float">
            <text:p>9</text:p>
          </table:table-cell>
          <table:table-cell table:formula="of:=IF([.A181]=&quot;up&quot;;[.B181] * -1;0)" office:value-type="float" office:value="0" calcext:value-type="float">
            <text:p>0</text:p>
          </table:table-cell>
          <table:table-cell table:formula="of:=IF([.A181]=&quot;down&quot;;[.B181];0)" office:value-type="float" office:value="0" calcext:value-type="float">
            <text:p>0</text:p>
          </table:table-cell>
          <table:table-cell table:formula="of:=[.D181]+[.E181]+[.F180]" office:value-type="float" office:value="206" calcext:value-type="float">
            <text:p>206</text:p>
          </table:table-cell>
          <table:table-cell table:formula="of:=IF([.A181]=&quot;forward&quot;;[.B181]*[.F181]+[.G180];[.G180])" office:value-type="float" office:value="37429" calcext:value-type="float">
            <text:p>374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2]=&quot;forward&quot;;[.B182];0)" office:value-type="float" office:value="9" calcext:value-type="float">
            <text:p>9</text:p>
          </table:table-cell>
          <table:table-cell table:formula="of:=IF([.A182]=&quot;up&quot;;[.B182] * -1;0)" office:value-type="float" office:value="0" calcext:value-type="float">
            <text:p>0</text:p>
          </table:table-cell>
          <table:table-cell table:formula="of:=IF([.A182]=&quot;down&quot;;[.B182];0)" office:value-type="float" office:value="0" calcext:value-type="float">
            <text:p>0</text:p>
          </table:table-cell>
          <table:table-cell table:formula="of:=[.D182]+[.E182]+[.F181]" office:value-type="float" office:value="206" calcext:value-type="float">
            <text:p>206</text:p>
          </table:table-cell>
          <table:table-cell table:formula="of:=IF([.A182]=&quot;forward&quot;;[.B182]*[.F182]+[.G181];[.G181])" office:value-type="float" office:value="39283" calcext:value-type="float">
            <text:p>392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3]=&quot;forward&quot;;[.B183];0)" office:value-type="float" office:value="5" calcext:value-type="float">
            <text:p>5</text:p>
          </table:table-cell>
          <table:table-cell table:formula="of:=IF([.A183]=&quot;up&quot;;[.B183] * -1;0)" office:value-type="float" office:value="0" calcext:value-type="float">
            <text:p>0</text:p>
          </table:table-cell>
          <table:table-cell table:formula="of:=IF([.A183]=&quot;down&quot;;[.B183];0)" office:value-type="float" office:value="0" calcext:value-type="float">
            <text:p>0</text:p>
          </table:table-cell>
          <table:table-cell table:formula="of:=[.D183]+[.E183]+[.F182]" office:value-type="float" office:value="206" calcext:value-type="float">
            <text:p>206</text:p>
          </table:table-cell>
          <table:table-cell table:formula="of:=IF([.A183]=&quot;forward&quot;;[.B183]*[.F183]+[.G182];[.G182])" office:value-type="float" office:value="40313" calcext:value-type="float">
            <text:p>403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84]=&quot;forward&quot;;[.B184];0)" office:value-type="float" office:value="0" calcext:value-type="float">
            <text:p>0</text:p>
          </table:table-cell>
          <table:table-cell table:formula="of:=IF([.A184]=&quot;up&quot;;[.B184] * -1;0)" office:value-type="float" office:value="0" calcext:value-type="float">
            <text:p>0</text:p>
          </table:table-cell>
          <table:table-cell table:formula="of:=IF([.A184]=&quot;down&quot;;[.B184];0)" office:value-type="float" office:value="1" calcext:value-type="float">
            <text:p>1</text:p>
          </table:table-cell>
          <table:table-cell table:formula="of:=[.D184]+[.E184]+[.F183]" office:value-type="float" office:value="207" calcext:value-type="float">
            <text:p>207</text:p>
          </table:table-cell>
          <table:table-cell table:formula="of:=IF([.A184]=&quot;forward&quot;;[.B184]*[.F184]+[.G183];[.G183])" office:value-type="float" office:value="40313" calcext:value-type="float">
            <text:p>403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85]=&quot;forward&quot;;[.B185];0)" office:value-type="float" office:value="0" calcext:value-type="float">
            <text:p>0</text:p>
          </table:table-cell>
          <table:table-cell table:formula="of:=IF([.A185]=&quot;up&quot;;[.B185] * -1;0)" office:value-type="float" office:value="0" calcext:value-type="float">
            <text:p>0</text:p>
          </table:table-cell>
          <table:table-cell table:formula="of:=IF([.A185]=&quot;down&quot;;[.B185];0)" office:value-type="float" office:value="7" calcext:value-type="float">
            <text:p>7</text:p>
          </table:table-cell>
          <table:table-cell table:formula="of:=[.D185]+[.E185]+[.F184]" office:value-type="float" office:value="214" calcext:value-type="float">
            <text:p>214</text:p>
          </table:table-cell>
          <table:table-cell table:formula="of:=IF([.A185]=&quot;forward&quot;;[.B185]*[.F185]+[.G184];[.G184])" office:value-type="float" office:value="40313" calcext:value-type="float">
            <text:p>403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86]=&quot;forward&quot;;[.B186];0)" office:value-type="float" office:value="6" calcext:value-type="float">
            <text:p>6</text:p>
          </table:table-cell>
          <table:table-cell table:formula="of:=IF([.A186]=&quot;up&quot;;[.B186] * -1;0)" office:value-type="float" office:value="0" calcext:value-type="float">
            <text:p>0</text:p>
          </table:table-cell>
          <table:table-cell table:formula="of:=IF([.A186]=&quot;down&quot;;[.B186];0)" office:value-type="float" office:value="0" calcext:value-type="float">
            <text:p>0</text:p>
          </table:table-cell>
          <table:table-cell table:formula="of:=[.D186]+[.E186]+[.F185]" office:value-type="float" office:value="214" calcext:value-type="float">
            <text:p>214</text:p>
          </table:table-cell>
          <table:table-cell table:formula="of:=IF([.A186]=&quot;forward&quot;;[.B186]*[.F186]+[.G185];[.G185])" office:value-type="float" office:value="41597" calcext:value-type="float">
            <text:p>415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7]=&quot;forward&quot;;[.B187];0)" office:value-type="float" office:value="9" calcext:value-type="float">
            <text:p>9</text:p>
          </table:table-cell>
          <table:table-cell table:formula="of:=IF([.A187]=&quot;up&quot;;[.B187] * -1;0)" office:value-type="float" office:value="0" calcext:value-type="float">
            <text:p>0</text:p>
          </table:table-cell>
          <table:table-cell table:formula="of:=IF([.A187]=&quot;down&quot;;[.B187];0)" office:value-type="float" office:value="0" calcext:value-type="float">
            <text:p>0</text:p>
          </table:table-cell>
          <table:table-cell table:formula="of:=[.D187]+[.E187]+[.F186]" office:value-type="float" office:value="214" calcext:value-type="float">
            <text:p>214</text:p>
          </table:table-cell>
          <table:table-cell table:formula="of:=IF([.A187]=&quot;forward&quot;;[.B187]*[.F187]+[.G186];[.G186])" office:value-type="float" office:value="43523" calcext:value-type="float">
            <text:p>435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88]=&quot;forward&quot;;[.B188];0)" office:value-type="float" office:value="3" calcext:value-type="float">
            <text:p>3</text:p>
          </table:table-cell>
          <table:table-cell table:formula="of:=IF([.A188]=&quot;up&quot;;[.B188] * -1;0)" office:value-type="float" office:value="0" calcext:value-type="float">
            <text:p>0</text:p>
          </table:table-cell>
          <table:table-cell table:formula="of:=IF([.A188]=&quot;down&quot;;[.B188];0)" office:value-type="float" office:value="0" calcext:value-type="float">
            <text:p>0</text:p>
          </table:table-cell>
          <table:table-cell table:formula="of:=[.D188]+[.E188]+[.F187]" office:value-type="float" office:value="214" calcext:value-type="float">
            <text:p>214</text:p>
          </table:table-cell>
          <table:table-cell table:formula="of:=IF([.A188]=&quot;forward&quot;;[.B188]*[.F188]+[.G187];[.G187])" office:value-type="float" office:value="44165" calcext:value-type="float">
            <text:p>441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89]=&quot;forward&quot;;[.B189];0)" office:value-type="float" office:value="4" calcext:value-type="float">
            <text:p>4</text:p>
          </table:table-cell>
          <table:table-cell table:formula="of:=IF([.A189]=&quot;up&quot;;[.B189] * -1;0)" office:value-type="float" office:value="0" calcext:value-type="float">
            <text:p>0</text:p>
          </table:table-cell>
          <table:table-cell table:formula="of:=IF([.A189]=&quot;down&quot;;[.B189];0)" office:value-type="float" office:value="0" calcext:value-type="float">
            <text:p>0</text:p>
          </table:table-cell>
          <table:table-cell table:formula="of:=[.D189]+[.E189]+[.F188]" office:value-type="float" office:value="214" calcext:value-type="float">
            <text:p>214</text:p>
          </table:table-cell>
          <table:table-cell table:formula="of:=IF([.A189]=&quot;forward&quot;;[.B189]*[.F189]+[.G188];[.G188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90]=&quot;forward&quot;;[.B190];0)" office:value-type="float" office:value="0" calcext:value-type="float">
            <text:p>0</text:p>
          </table:table-cell>
          <table:table-cell table:formula="of:=IF([.A190]=&quot;up&quot;;[.B190] * -1;0)" office:value-type="float" office:value="-8" calcext:value-type="float">
            <text:p>-8</text:p>
          </table:table-cell>
          <table:table-cell table:formula="of:=IF([.A190]=&quot;down&quot;;[.B190];0)" office:value-type="float" office:value="0" calcext:value-type="float">
            <text:p>0</text:p>
          </table:table-cell>
          <table:table-cell table:formula="of:=[.D190]+[.E190]+[.F189]" office:value-type="float" office:value="206" calcext:value-type="float">
            <text:p>206</text:p>
          </table:table-cell>
          <table:table-cell table:formula="of:=IF([.A190]=&quot;forward&quot;;[.B190]*[.F190]+[.G189];[.G189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91]=&quot;forward&quot;;[.B191];0)" office:value-type="float" office:value="0" calcext:value-type="float">
            <text:p>0</text:p>
          </table:table-cell>
          <table:table-cell table:formula="of:=IF([.A191]=&quot;up&quot;;[.B191] * -1;0)" office:value-type="float" office:value="0" calcext:value-type="float">
            <text:p>0</text:p>
          </table:table-cell>
          <table:table-cell table:formula="of:=IF([.A191]=&quot;down&quot;;[.B191];0)" office:value-type="float" office:value="1" calcext:value-type="float">
            <text:p>1</text:p>
          </table:table-cell>
          <table:table-cell table:formula="of:=[.D191]+[.E191]+[.F190]" office:value-type="float" office:value="207" calcext:value-type="float">
            <text:p>207</text:p>
          </table:table-cell>
          <table:table-cell table:formula="of:=IF([.A191]=&quot;forward&quot;;[.B191]*[.F191]+[.G190];[.G190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92]=&quot;forward&quot;;[.B192];0)" office:value-type="float" office:value="0" calcext:value-type="float">
            <text:p>0</text:p>
          </table:table-cell>
          <table:table-cell table:formula="of:=IF([.A192]=&quot;up&quot;;[.B192] * -1;0)" office:value-type="float" office:value="-1" calcext:value-type="float">
            <text:p>-1</text:p>
          </table:table-cell>
          <table:table-cell table:formula="of:=IF([.A192]=&quot;down&quot;;[.B192];0)" office:value-type="float" office:value="0" calcext:value-type="float">
            <text:p>0</text:p>
          </table:table-cell>
          <table:table-cell table:formula="of:=[.D192]+[.E192]+[.F191]" office:value-type="float" office:value="206" calcext:value-type="float">
            <text:p>206</text:p>
          </table:table-cell>
          <table:table-cell table:formula="of:=IF([.A192]=&quot;forward&quot;;[.B192]*[.F192]+[.G191];[.G191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93]=&quot;forward&quot;;[.B193];0)" office:value-type="float" office:value="0" calcext:value-type="float">
            <text:p>0</text:p>
          </table:table-cell>
          <table:table-cell table:formula="of:=IF([.A193]=&quot;up&quot;;[.B193] * -1;0)" office:value-type="float" office:value="0" calcext:value-type="float">
            <text:p>0</text:p>
          </table:table-cell>
          <table:table-cell table:formula="of:=IF([.A193]=&quot;down&quot;;[.B193];0)" office:value-type="float" office:value="3" calcext:value-type="float">
            <text:p>3</text:p>
          </table:table-cell>
          <table:table-cell table:formula="of:=[.D193]+[.E193]+[.F192]" office:value-type="float" office:value="209" calcext:value-type="float">
            <text:p>209</text:p>
          </table:table-cell>
          <table:table-cell table:formula="of:=IF([.A193]=&quot;forward&quot;;[.B193]*[.F193]+[.G192];[.G192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94]=&quot;forward&quot;;[.B194];0)" office:value-type="float" office:value="0" calcext:value-type="float">
            <text:p>0</text:p>
          </table:table-cell>
          <table:table-cell table:formula="of:=IF([.A194]=&quot;up&quot;;[.B194] * -1;0)" office:value-type="float" office:value="-1" calcext:value-type="float">
            <text:p>-1</text:p>
          </table:table-cell>
          <table:table-cell table:formula="of:=IF([.A194]=&quot;down&quot;;[.B194];0)" office:value-type="float" office:value="0" calcext:value-type="float">
            <text:p>0</text:p>
          </table:table-cell>
          <table:table-cell table:formula="of:=[.D194]+[.E194]+[.F193]" office:value-type="float" office:value="208" calcext:value-type="float">
            <text:p>208</text:p>
          </table:table-cell>
          <table:table-cell table:formula="of:=IF([.A194]=&quot;forward&quot;;[.B194]*[.F194]+[.G193];[.G193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95]=&quot;forward&quot;;[.B195];0)" office:value-type="float" office:value="0" calcext:value-type="float">
            <text:p>0</text:p>
          </table:table-cell>
          <table:table-cell table:formula="of:=IF([.A195]=&quot;up&quot;;[.B195] * -1;0)" office:value-type="float" office:value="0" calcext:value-type="float">
            <text:p>0</text:p>
          </table:table-cell>
          <table:table-cell table:formula="of:=IF([.A195]=&quot;down&quot;;[.B195];0)" office:value-type="float" office:value="5" calcext:value-type="float">
            <text:p>5</text:p>
          </table:table-cell>
          <table:table-cell table:formula="of:=[.D195]+[.E195]+[.F194]" office:value-type="float" office:value="213" calcext:value-type="float">
            <text:p>213</text:p>
          </table:table-cell>
          <table:table-cell table:formula="of:=IF([.A195]=&quot;forward&quot;;[.B195]*[.F195]+[.G194];[.G194])" office:value-type="float" office:value="45021" calcext:value-type="float">
            <text:p>4502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96]=&quot;forward&quot;;[.B196];0)" office:value-type="float" office:value="6" calcext:value-type="float">
            <text:p>6</text:p>
          </table:table-cell>
          <table:table-cell table:formula="of:=IF([.A196]=&quot;up&quot;;[.B196] * -1;0)" office:value-type="float" office:value="0" calcext:value-type="float">
            <text:p>0</text:p>
          </table:table-cell>
          <table:table-cell table:formula="of:=IF([.A196]=&quot;down&quot;;[.B196];0)" office:value-type="float" office:value="0" calcext:value-type="float">
            <text:p>0</text:p>
          </table:table-cell>
          <table:table-cell table:formula="of:=[.D196]+[.E196]+[.F195]" office:value-type="float" office:value="213" calcext:value-type="float">
            <text:p>213</text:p>
          </table:table-cell>
          <table:table-cell table:formula="of:=IF([.A196]=&quot;forward&quot;;[.B196]*[.F196]+[.G195];[.G195])" office:value-type="float" office:value="46299" calcext:value-type="float">
            <text:p>4629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97]=&quot;forward&quot;;[.B197];0)" office:value-type="float" office:value="0" calcext:value-type="float">
            <text:p>0</text:p>
          </table:table-cell>
          <table:table-cell table:formula="of:=IF([.A197]=&quot;up&quot;;[.B197] * -1;0)" office:value-type="float" office:value="-5" calcext:value-type="float">
            <text:p>-5</text:p>
          </table:table-cell>
          <table:table-cell table:formula="of:=IF([.A197]=&quot;down&quot;;[.B197];0)" office:value-type="float" office:value="0" calcext:value-type="float">
            <text:p>0</text:p>
          </table:table-cell>
          <table:table-cell table:formula="of:=[.D197]+[.E197]+[.F196]" office:value-type="float" office:value="208" calcext:value-type="float">
            <text:p>208</text:p>
          </table:table-cell>
          <table:table-cell table:formula="of:=IF([.A197]=&quot;forward&quot;;[.B197]*[.F197]+[.G196];[.G196])" office:value-type="float" office:value="46299" calcext:value-type="float">
            <text:p>4629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98]=&quot;forward&quot;;[.B198];0)" office:value-type="float" office:value="0" calcext:value-type="float">
            <text:p>0</text:p>
          </table:table-cell>
          <table:table-cell table:formula="of:=IF([.A198]=&quot;up&quot;;[.B198] * -1;0)" office:value-type="float" office:value="-6" calcext:value-type="float">
            <text:p>-6</text:p>
          </table:table-cell>
          <table:table-cell table:formula="of:=IF([.A198]=&quot;down&quot;;[.B198];0)" office:value-type="float" office:value="0" calcext:value-type="float">
            <text:p>0</text:p>
          </table:table-cell>
          <table:table-cell table:formula="of:=[.D198]+[.E198]+[.F197]" office:value-type="float" office:value="202" calcext:value-type="float">
            <text:p>202</text:p>
          </table:table-cell>
          <table:table-cell table:formula="of:=IF([.A198]=&quot;forward&quot;;[.B198]*[.F198]+[.G197];[.G197])" office:value-type="float" office:value="46299" calcext:value-type="float">
            <text:p>462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99]=&quot;forward&quot;;[.B199];0)" office:value-type="float" office:value="0" calcext:value-type="float">
            <text:p>0</text:p>
          </table:table-cell>
          <table:table-cell table:formula="of:=IF([.A199]=&quot;up&quot;;[.B199] * -1;0)" office:value-type="float" office:value="0" calcext:value-type="float">
            <text:p>0</text:p>
          </table:table-cell>
          <table:table-cell table:formula="of:=IF([.A199]=&quot;down&quot;;[.B199];0)" office:value-type="float" office:value="9" calcext:value-type="float">
            <text:p>9</text:p>
          </table:table-cell>
          <table:table-cell table:formula="of:=[.D199]+[.E199]+[.F198]" office:value-type="float" office:value="211" calcext:value-type="float">
            <text:p>211</text:p>
          </table:table-cell>
          <table:table-cell table:formula="of:=IF([.A199]=&quot;forward&quot;;[.B199]*[.F199]+[.G198];[.G198])" office:value-type="float" office:value="46299" calcext:value-type="float">
            <text:p>462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00]=&quot;forward&quot;;[.B200];0)" office:value-type="float" office:value="7" calcext:value-type="float">
            <text:p>7</text:p>
          </table:table-cell>
          <table:table-cell table:formula="of:=IF([.A200]=&quot;up&quot;;[.B200] * -1;0)" office:value-type="float" office:value="0" calcext:value-type="float">
            <text:p>0</text:p>
          </table:table-cell>
          <table:table-cell table:formula="of:=IF([.A200]=&quot;down&quot;;[.B200];0)" office:value-type="float" office:value="0" calcext:value-type="float">
            <text:p>0</text:p>
          </table:table-cell>
          <table:table-cell table:formula="of:=[.D200]+[.E200]+[.F199]" office:value-type="float" office:value="211" calcext:value-type="float">
            <text:p>211</text:p>
          </table:table-cell>
          <table:table-cell table:formula="of:=IF([.A200]=&quot;forward&quot;;[.B200]*[.F200]+[.G199];[.G199])" office:value-type="float" office:value="47776" calcext:value-type="float">
            <text:p>477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01]=&quot;forward&quot;;[.B201];0)" office:value-type="float" office:value="0" calcext:value-type="float">
            <text:p>0</text:p>
          </table:table-cell>
          <table:table-cell table:formula="of:=IF([.A201]=&quot;up&quot;;[.B201] * -1;0)" office:value-type="float" office:value="0" calcext:value-type="float">
            <text:p>0</text:p>
          </table:table-cell>
          <table:table-cell table:formula="of:=IF([.A201]=&quot;down&quot;;[.B201];0)" office:value-type="float" office:value="7" calcext:value-type="float">
            <text:p>7</text:p>
          </table:table-cell>
          <table:table-cell table:formula="of:=[.D201]+[.E201]+[.F200]" office:value-type="float" office:value="218" calcext:value-type="float">
            <text:p>218</text:p>
          </table:table-cell>
          <table:table-cell table:formula="of:=IF([.A201]=&quot;forward&quot;;[.B201]*[.F201]+[.G200];[.G200])" office:value-type="float" office:value="47776" calcext:value-type="float">
            <text:p>477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02]=&quot;forward&quot;;[.B202];0)" office:value-type="float" office:value="1" calcext:value-type="float">
            <text:p>1</text:p>
          </table:table-cell>
          <table:table-cell table:formula="of:=IF([.A202]=&quot;up&quot;;[.B202] * -1;0)" office:value-type="float" office:value="0" calcext:value-type="float">
            <text:p>0</text:p>
          </table:table-cell>
          <table:table-cell table:formula="of:=IF([.A202]=&quot;down&quot;;[.B202];0)" office:value-type="float" office:value="0" calcext:value-type="float">
            <text:p>0</text:p>
          </table:table-cell>
          <table:table-cell table:formula="of:=[.D202]+[.E202]+[.F201]" office:value-type="float" office:value="218" calcext:value-type="float">
            <text:p>218</text:p>
          </table:table-cell>
          <table:table-cell table:formula="of:=IF([.A202]=&quot;forward&quot;;[.B202]*[.F202]+[.G201];[.G201])" office:value-type="float" office:value="47994" calcext:value-type="float">
            <text:p>479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03]=&quot;forward&quot;;[.B203];0)" office:value-type="float" office:value="2" calcext:value-type="float">
            <text:p>2</text:p>
          </table:table-cell>
          <table:table-cell table:formula="of:=IF([.A203]=&quot;up&quot;;[.B203] * -1;0)" office:value-type="float" office:value="0" calcext:value-type="float">
            <text:p>0</text:p>
          </table:table-cell>
          <table:table-cell table:formula="of:=IF([.A203]=&quot;down&quot;;[.B203];0)" office:value-type="float" office:value="0" calcext:value-type="float">
            <text:p>0</text:p>
          </table:table-cell>
          <table:table-cell table:formula="of:=[.D203]+[.E203]+[.F202]" office:value-type="float" office:value="218" calcext:value-type="float">
            <text:p>218</text:p>
          </table:table-cell>
          <table:table-cell table:formula="of:=IF([.A203]=&quot;forward&quot;;[.B203]*[.F203]+[.G202];[.G202])" office:value-type="float" office:value="48430" calcext:value-type="float">
            <text:p>484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04]=&quot;forward&quot;;[.B204];0)" office:value-type="float" office:value="0" calcext:value-type="float">
            <text:p>0</text:p>
          </table:table-cell>
          <table:table-cell table:formula="of:=IF([.A204]=&quot;up&quot;;[.B204] * -1;0)" office:value-type="float" office:value="-4" calcext:value-type="float">
            <text:p>-4</text:p>
          </table:table-cell>
          <table:table-cell table:formula="of:=IF([.A204]=&quot;down&quot;;[.B204];0)" office:value-type="float" office:value="0" calcext:value-type="float">
            <text:p>0</text:p>
          </table:table-cell>
          <table:table-cell table:formula="of:=[.D204]+[.E204]+[.F203]" office:value-type="float" office:value="214" calcext:value-type="float">
            <text:p>214</text:p>
          </table:table-cell>
          <table:table-cell table:formula="of:=IF([.A204]=&quot;forward&quot;;[.B204]*[.F204]+[.G203];[.G203])" office:value-type="float" office:value="48430" calcext:value-type="float">
            <text:p>484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05]=&quot;forward&quot;;[.B205];0)" office:value-type="float" office:value="4" calcext:value-type="float">
            <text:p>4</text:p>
          </table:table-cell>
          <table:table-cell table:formula="of:=IF([.A205]=&quot;up&quot;;[.B205] * -1;0)" office:value-type="float" office:value="0" calcext:value-type="float">
            <text:p>0</text:p>
          </table:table-cell>
          <table:table-cell table:formula="of:=IF([.A205]=&quot;down&quot;;[.B205];0)" office:value-type="float" office:value="0" calcext:value-type="float">
            <text:p>0</text:p>
          </table:table-cell>
          <table:table-cell table:formula="of:=[.D205]+[.E205]+[.F204]" office:value-type="float" office:value="214" calcext:value-type="float">
            <text:p>214</text:p>
          </table:table-cell>
          <table:table-cell table:formula="of:=IF([.A205]=&quot;forward&quot;;[.B205]*[.F205]+[.G204];[.G204])" office:value-type="float" office:value="49286" calcext:value-type="float">
            <text:p>492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06]=&quot;forward&quot;;[.B206];0)" office:value-type="float" office:value="0" calcext:value-type="float">
            <text:p>0</text:p>
          </table:table-cell>
          <table:table-cell table:formula="of:=IF([.A206]=&quot;up&quot;;[.B206] * -1;0)" office:value-type="float" office:value="0" calcext:value-type="float">
            <text:p>0</text:p>
          </table:table-cell>
          <table:table-cell table:formula="of:=IF([.A206]=&quot;down&quot;;[.B206];0)" office:value-type="float" office:value="9" calcext:value-type="float">
            <text:p>9</text:p>
          </table:table-cell>
          <table:table-cell table:formula="of:=[.D206]+[.E206]+[.F205]" office:value-type="float" office:value="223" calcext:value-type="float">
            <text:p>223</text:p>
          </table:table-cell>
          <table:table-cell table:formula="of:=IF([.A206]=&quot;forward&quot;;[.B206]*[.F206]+[.G205];[.G205])" office:value-type="float" office:value="49286" calcext:value-type="float">
            <text:p>492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07]=&quot;forward&quot;;[.B207];0)" office:value-type="float" office:value="0" calcext:value-type="float">
            <text:p>0</text:p>
          </table:table-cell>
          <table:table-cell table:formula="of:=IF([.A207]=&quot;up&quot;;[.B207] * -1;0)" office:value-type="float" office:value="-4" calcext:value-type="float">
            <text:p>-4</text:p>
          </table:table-cell>
          <table:table-cell table:formula="of:=IF([.A207]=&quot;down&quot;;[.B207];0)" office:value-type="float" office:value="0" calcext:value-type="float">
            <text:p>0</text:p>
          </table:table-cell>
          <table:table-cell table:formula="of:=[.D207]+[.E207]+[.F206]" office:value-type="float" office:value="219" calcext:value-type="float">
            <text:p>219</text:p>
          </table:table-cell>
          <table:table-cell table:formula="of:=IF([.A207]=&quot;forward&quot;;[.B207]*[.F207]+[.G206];[.G206])" office:value-type="float" office:value="49286" calcext:value-type="float">
            <text:p>492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08]=&quot;forward&quot;;[.B208];0)" office:value-type="float" office:value="0" calcext:value-type="float">
            <text:p>0</text:p>
          </table:table-cell>
          <table:table-cell table:formula="of:=IF([.A208]=&quot;up&quot;;[.B208] * -1;0)" office:value-type="float" office:value="0" calcext:value-type="float">
            <text:p>0</text:p>
          </table:table-cell>
          <table:table-cell table:formula="of:=IF([.A208]=&quot;down&quot;;[.B208];0)" office:value-type="float" office:value="6" calcext:value-type="float">
            <text:p>6</text:p>
          </table:table-cell>
          <table:table-cell table:formula="of:=[.D208]+[.E208]+[.F207]" office:value-type="float" office:value="225" calcext:value-type="float">
            <text:p>225</text:p>
          </table:table-cell>
          <table:table-cell table:formula="of:=IF([.A208]=&quot;forward&quot;;[.B208]*[.F208]+[.G207];[.G207])" office:value-type="float" office:value="49286" calcext:value-type="float">
            <text:p>492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09]=&quot;forward&quot;;[.B209];0)" office:value-type="float" office:value="1" calcext:value-type="float">
            <text:p>1</text:p>
          </table:table-cell>
          <table:table-cell table:formula="of:=IF([.A209]=&quot;up&quot;;[.B209] * -1;0)" office:value-type="float" office:value="0" calcext:value-type="float">
            <text:p>0</text:p>
          </table:table-cell>
          <table:table-cell table:formula="of:=IF([.A209]=&quot;down&quot;;[.B209];0)" office:value-type="float" office:value="0" calcext:value-type="float">
            <text:p>0</text:p>
          </table:table-cell>
          <table:table-cell table:formula="of:=[.D209]+[.E209]+[.F208]" office:value-type="float" office:value="225" calcext:value-type="float">
            <text:p>225</text:p>
          </table:table-cell>
          <table:table-cell table:formula="of:=IF([.A209]=&quot;forward&quot;;[.B209]*[.F209]+[.G208];[.G208])" office:value-type="float" office:value="49511" calcext:value-type="float">
            <text:p>495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10]=&quot;forward&quot;;[.B210];0)" office:value-type="float" office:value="0" calcext:value-type="float">
            <text:p>0</text:p>
          </table:table-cell>
          <table:table-cell table:formula="of:=IF([.A210]=&quot;up&quot;;[.B210] * -1;0)" office:value-type="float" office:value="-9" calcext:value-type="float">
            <text:p>-9</text:p>
          </table:table-cell>
          <table:table-cell table:formula="of:=IF([.A210]=&quot;down&quot;;[.B210];0)" office:value-type="float" office:value="0" calcext:value-type="float">
            <text:p>0</text:p>
          </table:table-cell>
          <table:table-cell table:formula="of:=[.D210]+[.E210]+[.F209]" office:value-type="float" office:value="216" calcext:value-type="float">
            <text:p>216</text:p>
          </table:table-cell>
          <table:table-cell table:formula="of:=IF([.A210]=&quot;forward&quot;;[.B210]*[.F210]+[.G209];[.G209])" office:value-type="float" office:value="49511" calcext:value-type="float">
            <text:p>4951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11]=&quot;forward&quot;;[.B211];0)" office:value-type="float" office:value="2" calcext:value-type="float">
            <text:p>2</text:p>
          </table:table-cell>
          <table:table-cell table:formula="of:=IF([.A211]=&quot;up&quot;;[.B211] * -1;0)" office:value-type="float" office:value="0" calcext:value-type="float">
            <text:p>0</text:p>
          </table:table-cell>
          <table:table-cell table:formula="of:=IF([.A211]=&quot;down&quot;;[.B211];0)" office:value-type="float" office:value="0" calcext:value-type="float">
            <text:p>0</text:p>
          </table:table-cell>
          <table:table-cell table:formula="of:=[.D211]+[.E211]+[.F210]" office:value-type="float" office:value="216" calcext:value-type="float">
            <text:p>216</text:p>
          </table:table-cell>
          <table:table-cell table:formula="of:=IF([.A211]=&quot;forward&quot;;[.B211]*[.F211]+[.G210];[.G210])" office:value-type="float" office:value="49943" calcext:value-type="float">
            <text:p>499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12]=&quot;forward&quot;;[.B212];0)" office:value-type="float" office:value="0" calcext:value-type="float">
            <text:p>0</text:p>
          </table:table-cell>
          <table:table-cell table:formula="of:=IF([.A212]=&quot;up&quot;;[.B212] * -1;0)" office:value-type="float" office:value="0" calcext:value-type="float">
            <text:p>0</text:p>
          </table:table-cell>
          <table:table-cell table:formula="of:=IF([.A212]=&quot;down&quot;;[.B212];0)" office:value-type="float" office:value="8" calcext:value-type="float">
            <text:p>8</text:p>
          </table:table-cell>
          <table:table-cell table:formula="of:=[.D212]+[.E212]+[.F211]" office:value-type="float" office:value="224" calcext:value-type="float">
            <text:p>224</text:p>
          </table:table-cell>
          <table:table-cell table:formula="of:=IF([.A212]=&quot;forward&quot;;[.B212]*[.F212]+[.G211];[.G211])" office:value-type="float" office:value="49943" calcext:value-type="float">
            <text:p>499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13]=&quot;forward&quot;;[.B213];0)" office:value-type="float" office:value="6" calcext:value-type="float">
            <text:p>6</text:p>
          </table:table-cell>
          <table:table-cell table:formula="of:=IF([.A213]=&quot;up&quot;;[.B213] * -1;0)" office:value-type="float" office:value="0" calcext:value-type="float">
            <text:p>0</text:p>
          </table:table-cell>
          <table:table-cell table:formula="of:=IF([.A213]=&quot;down&quot;;[.B213];0)" office:value-type="float" office:value="0" calcext:value-type="float">
            <text:p>0</text:p>
          </table:table-cell>
          <table:table-cell table:formula="of:=[.D213]+[.E213]+[.F212]" office:value-type="float" office:value="224" calcext:value-type="float">
            <text:p>224</text:p>
          </table:table-cell>
          <table:table-cell table:formula="of:=IF([.A213]=&quot;forward&quot;;[.B213]*[.F213]+[.G212];[.G212])" office:value-type="float" office:value="51287" calcext:value-type="float">
            <text:p>5128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14]=&quot;forward&quot;;[.B214];0)" office:value-type="float" office:value="6" calcext:value-type="float">
            <text:p>6</text:p>
          </table:table-cell>
          <table:table-cell table:formula="of:=IF([.A214]=&quot;up&quot;;[.B214] * -1;0)" office:value-type="float" office:value="0" calcext:value-type="float">
            <text:p>0</text:p>
          </table:table-cell>
          <table:table-cell table:formula="of:=IF([.A214]=&quot;down&quot;;[.B214];0)" office:value-type="float" office:value="0" calcext:value-type="float">
            <text:p>0</text:p>
          </table:table-cell>
          <table:table-cell table:formula="of:=[.D214]+[.E214]+[.F213]" office:value-type="float" office:value="224" calcext:value-type="float">
            <text:p>224</text:p>
          </table:table-cell>
          <table:table-cell table:formula="of:=IF([.A214]=&quot;forward&quot;;[.B214]*[.F214]+[.G213];[.G213])" office:value-type="float" office:value="52631" calcext:value-type="float">
            <text:p>526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15]=&quot;forward&quot;;[.B215];0)" office:value-type="float" office:value="0" calcext:value-type="float">
            <text:p>0</text:p>
          </table:table-cell>
          <table:table-cell table:formula="of:=IF([.A215]=&quot;up&quot;;[.B215] * -1;0)" office:value-type="float" office:value="0" calcext:value-type="float">
            <text:p>0</text:p>
          </table:table-cell>
          <table:table-cell table:formula="of:=IF([.A215]=&quot;down&quot;;[.B215];0)" office:value-type="float" office:value="6" calcext:value-type="float">
            <text:p>6</text:p>
          </table:table-cell>
          <table:table-cell table:formula="of:=[.D215]+[.E215]+[.F214]" office:value-type="float" office:value="230" calcext:value-type="float">
            <text:p>230</text:p>
          </table:table-cell>
          <table:table-cell table:formula="of:=IF([.A215]=&quot;forward&quot;;[.B215]*[.F215]+[.G214];[.G214])" office:value-type="float" office:value="52631" calcext:value-type="float">
            <text:p>526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16]=&quot;forward&quot;;[.B216];0)" office:value-type="float" office:value="5" calcext:value-type="float">
            <text:p>5</text:p>
          </table:table-cell>
          <table:table-cell table:formula="of:=IF([.A216]=&quot;up&quot;;[.B216] * -1;0)" office:value-type="float" office:value="0" calcext:value-type="float">
            <text:p>0</text:p>
          </table:table-cell>
          <table:table-cell table:formula="of:=IF([.A216]=&quot;down&quot;;[.B216];0)" office:value-type="float" office:value="0" calcext:value-type="float">
            <text:p>0</text:p>
          </table:table-cell>
          <table:table-cell table:formula="of:=[.D216]+[.E216]+[.F215]" office:value-type="float" office:value="230" calcext:value-type="float">
            <text:p>230</text:p>
          </table:table-cell>
          <table:table-cell table:formula="of:=IF([.A216]=&quot;forward&quot;;[.B216]*[.F216]+[.G215];[.G215])" office:value-type="float" office:value="53781" calcext:value-type="float">
            <text:p>537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17]=&quot;forward&quot;;[.B217];0)" office:value-type="float" office:value="9" calcext:value-type="float">
            <text:p>9</text:p>
          </table:table-cell>
          <table:table-cell table:formula="of:=IF([.A217]=&quot;up&quot;;[.B217] * -1;0)" office:value-type="float" office:value="0" calcext:value-type="float">
            <text:p>0</text:p>
          </table:table-cell>
          <table:table-cell table:formula="of:=IF([.A217]=&quot;down&quot;;[.B217];0)" office:value-type="float" office:value="0" calcext:value-type="float">
            <text:p>0</text:p>
          </table:table-cell>
          <table:table-cell table:formula="of:=[.D217]+[.E217]+[.F216]" office:value-type="float" office:value="230" calcext:value-type="float">
            <text:p>230</text:p>
          </table:table-cell>
          <table:table-cell table:formula="of:=IF([.A217]=&quot;forward&quot;;[.B217]*[.F217]+[.G216];[.G216])" office:value-type="float" office:value="55851" calcext:value-type="float">
            <text:p>5585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18]=&quot;forward&quot;;[.B218];0)" office:value-type="float" office:value="0" calcext:value-type="float">
            <text:p>0</text:p>
          </table:table-cell>
          <table:table-cell table:formula="of:=IF([.A218]=&quot;up&quot;;[.B218] * -1;0)" office:value-type="float" office:value="-8" calcext:value-type="float">
            <text:p>-8</text:p>
          </table:table-cell>
          <table:table-cell table:formula="of:=IF([.A218]=&quot;down&quot;;[.B218];0)" office:value-type="float" office:value="0" calcext:value-type="float">
            <text:p>0</text:p>
          </table:table-cell>
          <table:table-cell table:formula="of:=[.D218]+[.E218]+[.F217]" office:value-type="float" office:value="222" calcext:value-type="float">
            <text:p>222</text:p>
          </table:table-cell>
          <table:table-cell table:formula="of:=IF([.A218]=&quot;forward&quot;;[.B218]*[.F218]+[.G217];[.G217])" office:value-type="float" office:value="55851" calcext:value-type="float">
            <text:p>5585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19]=&quot;forward&quot;;[.B219];0)" office:value-type="float" office:value="0" calcext:value-type="float">
            <text:p>0</text:p>
          </table:table-cell>
          <table:table-cell table:formula="of:=IF([.A219]=&quot;up&quot;;[.B219] * -1;0)" office:value-type="float" office:value="0" calcext:value-type="float">
            <text:p>0</text:p>
          </table:table-cell>
          <table:table-cell table:formula="of:=IF([.A219]=&quot;down&quot;;[.B219];0)" office:value-type="float" office:value="4" calcext:value-type="float">
            <text:p>4</text:p>
          </table:table-cell>
          <table:table-cell table:formula="of:=[.D219]+[.E219]+[.F218]" office:value-type="float" office:value="226" calcext:value-type="float">
            <text:p>226</text:p>
          </table:table-cell>
          <table:table-cell table:formula="of:=IF([.A219]=&quot;forward&quot;;[.B219]*[.F219]+[.G218];[.G218])" office:value-type="float" office:value="55851" calcext:value-type="float">
            <text:p>558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20]=&quot;forward&quot;;[.B220];0)" office:value-type="float" office:value="8" calcext:value-type="float">
            <text:p>8</text:p>
          </table:table-cell>
          <table:table-cell table:formula="of:=IF([.A220]=&quot;up&quot;;[.B220] * -1;0)" office:value-type="float" office:value="0" calcext:value-type="float">
            <text:p>0</text:p>
          </table:table-cell>
          <table:table-cell table:formula="of:=IF([.A220]=&quot;down&quot;;[.B220];0)" office:value-type="float" office:value="0" calcext:value-type="float">
            <text:p>0</text:p>
          </table:table-cell>
          <table:table-cell table:formula="of:=[.D220]+[.E220]+[.F219]" office:value-type="float" office:value="226" calcext:value-type="float">
            <text:p>226</text:p>
          </table:table-cell>
          <table:table-cell table:formula="of:=IF([.A220]=&quot;forward&quot;;[.B220]*[.F220]+[.G219];[.G219])" office:value-type="float" office:value="57659" calcext:value-type="float">
            <text:p>5765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21]=&quot;forward&quot;;[.B221];0)" office:value-type="float" office:value="0" calcext:value-type="float">
            <text:p>0</text:p>
          </table:table-cell>
          <table:table-cell table:formula="of:=IF([.A221]=&quot;up&quot;;[.B221] * -1;0)" office:value-type="float" office:value="-6" calcext:value-type="float">
            <text:p>-6</text:p>
          </table:table-cell>
          <table:table-cell table:formula="of:=IF([.A221]=&quot;down&quot;;[.B221];0)" office:value-type="float" office:value="0" calcext:value-type="float">
            <text:p>0</text:p>
          </table:table-cell>
          <table:table-cell table:formula="of:=[.D221]+[.E221]+[.F220]" office:value-type="float" office:value="220" calcext:value-type="float">
            <text:p>220</text:p>
          </table:table-cell>
          <table:table-cell table:formula="of:=IF([.A221]=&quot;forward&quot;;[.B221]*[.F221]+[.G220];[.G220])" office:value-type="float" office:value="57659" calcext:value-type="float">
            <text:p>5765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22]=&quot;forward&quot;;[.B222];0)" office:value-type="float" office:value="0" calcext:value-type="float">
            <text:p>0</text:p>
          </table:table-cell>
          <table:table-cell table:formula="of:=IF([.A222]=&quot;up&quot;;[.B222] * -1;0)" office:value-type="float" office:value="0" calcext:value-type="float">
            <text:p>0</text:p>
          </table:table-cell>
          <table:table-cell table:formula="of:=IF([.A222]=&quot;down&quot;;[.B222];0)" office:value-type="float" office:value="4" calcext:value-type="float">
            <text:p>4</text:p>
          </table:table-cell>
          <table:table-cell table:formula="of:=[.D222]+[.E222]+[.F221]" office:value-type="float" office:value="224" calcext:value-type="float">
            <text:p>224</text:p>
          </table:table-cell>
          <table:table-cell table:formula="of:=IF([.A222]=&quot;forward&quot;;[.B222]*[.F222]+[.G221];[.G221])" office:value-type="float" office:value="57659" calcext:value-type="float">
            <text:p>5765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23]=&quot;forward&quot;;[.B223];0)" office:value-type="float" office:value="0" calcext:value-type="float">
            <text:p>0</text:p>
          </table:table-cell>
          <table:table-cell table:formula="of:=IF([.A223]=&quot;up&quot;;[.B223] * -1;0)" office:value-type="float" office:value="-9" calcext:value-type="float">
            <text:p>-9</text:p>
          </table:table-cell>
          <table:table-cell table:formula="of:=IF([.A223]=&quot;down&quot;;[.B223];0)" office:value-type="float" office:value="0" calcext:value-type="float">
            <text:p>0</text:p>
          </table:table-cell>
          <table:table-cell table:formula="of:=[.D223]+[.E223]+[.F222]" office:value-type="float" office:value="215" calcext:value-type="float">
            <text:p>215</text:p>
          </table:table-cell>
          <table:table-cell table:formula="of:=IF([.A223]=&quot;forward&quot;;[.B223]*[.F223]+[.G222];[.G222])" office:value-type="float" office:value="57659" calcext:value-type="float">
            <text:p>5765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24]=&quot;forward&quot;;[.B224];0)" office:value-type="float" office:value="2" calcext:value-type="float">
            <text:p>2</text:p>
          </table:table-cell>
          <table:table-cell table:formula="of:=IF([.A224]=&quot;up&quot;;[.B224] * -1;0)" office:value-type="float" office:value="0" calcext:value-type="float">
            <text:p>0</text:p>
          </table:table-cell>
          <table:table-cell table:formula="of:=IF([.A224]=&quot;down&quot;;[.B224];0)" office:value-type="float" office:value="0" calcext:value-type="float">
            <text:p>0</text:p>
          </table:table-cell>
          <table:table-cell table:formula="of:=[.D224]+[.E224]+[.F223]" office:value-type="float" office:value="215" calcext:value-type="float">
            <text:p>215</text:p>
          </table:table-cell>
          <table:table-cell table:formula="of:=IF([.A224]=&quot;forward&quot;;[.B224]*[.F224]+[.G223];[.G223])" office:value-type="float" office:value="58089" calcext:value-type="float">
            <text:p>580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25]=&quot;forward&quot;;[.B225];0)" office:value-type="float" office:value="0" calcext:value-type="float">
            <text:p>0</text:p>
          </table:table-cell>
          <table:table-cell table:formula="of:=IF([.A225]=&quot;up&quot;;[.B225] * -1;0)" office:value-type="float" office:value="0" calcext:value-type="float">
            <text:p>0</text:p>
          </table:table-cell>
          <table:table-cell table:formula="of:=IF([.A225]=&quot;down&quot;;[.B225];0)" office:value-type="float" office:value="8" calcext:value-type="float">
            <text:p>8</text:p>
          </table:table-cell>
          <table:table-cell table:formula="of:=[.D225]+[.E225]+[.F224]" office:value-type="float" office:value="223" calcext:value-type="float">
            <text:p>223</text:p>
          </table:table-cell>
          <table:table-cell table:formula="of:=IF([.A225]=&quot;forward&quot;;[.B225]*[.F225]+[.G224];[.G224])" office:value-type="float" office:value="58089" calcext:value-type="float">
            <text:p>580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26]=&quot;forward&quot;;[.B226];0)" office:value-type="float" office:value="0" calcext:value-type="float">
            <text:p>0</text:p>
          </table:table-cell>
          <table:table-cell table:formula="of:=IF([.A226]=&quot;up&quot;;[.B226] * -1;0)" office:value-type="float" office:value="0" calcext:value-type="float">
            <text:p>0</text:p>
          </table:table-cell>
          <table:table-cell table:formula="of:=IF([.A226]=&quot;down&quot;;[.B226];0)" office:value-type="float" office:value="6" calcext:value-type="float">
            <text:p>6</text:p>
          </table:table-cell>
          <table:table-cell table:formula="of:=[.D226]+[.E226]+[.F225]" office:value-type="float" office:value="229" calcext:value-type="float">
            <text:p>229</text:p>
          </table:table-cell>
          <table:table-cell table:formula="of:=IF([.A226]=&quot;forward&quot;;[.B226]*[.F226]+[.G225];[.G225])" office:value-type="float" office:value="58089" calcext:value-type="float">
            <text:p>580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27]=&quot;forward&quot;;[.B227];0)" office:value-type="float" office:value="2" calcext:value-type="float">
            <text:p>2</text:p>
          </table:table-cell>
          <table:table-cell table:formula="of:=IF([.A227]=&quot;up&quot;;[.B227] * -1;0)" office:value-type="float" office:value="0" calcext:value-type="float">
            <text:p>0</text:p>
          </table:table-cell>
          <table:table-cell table:formula="of:=IF([.A227]=&quot;down&quot;;[.B227];0)" office:value-type="float" office:value="0" calcext:value-type="float">
            <text:p>0</text:p>
          </table:table-cell>
          <table:table-cell table:formula="of:=[.D227]+[.E227]+[.F226]" office:value-type="float" office:value="229" calcext:value-type="float">
            <text:p>229</text:p>
          </table:table-cell>
          <table:table-cell table:formula="of:=IF([.A227]=&quot;forward&quot;;[.B227]*[.F227]+[.G226];[.G226])" office:value-type="float" office:value="58547" calcext:value-type="float">
            <text:p>5854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28]=&quot;forward&quot;;[.B228];0)" office:value-type="float" office:value="0" calcext:value-type="float">
            <text:p>0</text:p>
          </table:table-cell>
          <table:table-cell table:formula="of:=IF([.A228]=&quot;up&quot;;[.B228] * -1;0)" office:value-type="float" office:value="0" calcext:value-type="float">
            <text:p>0</text:p>
          </table:table-cell>
          <table:table-cell table:formula="of:=IF([.A228]=&quot;down&quot;;[.B228];0)" office:value-type="float" office:value="3" calcext:value-type="float">
            <text:p>3</text:p>
          </table:table-cell>
          <table:table-cell table:formula="of:=[.D228]+[.E228]+[.F227]" office:value-type="float" office:value="232" calcext:value-type="float">
            <text:p>232</text:p>
          </table:table-cell>
          <table:table-cell table:formula="of:=IF([.A228]=&quot;forward&quot;;[.B228]*[.F228]+[.G227];[.G227])" office:value-type="float" office:value="58547" calcext:value-type="float">
            <text:p>5854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29]=&quot;forward&quot;;[.B229];0)" office:value-type="float" office:value="1" calcext:value-type="float">
            <text:p>1</text:p>
          </table:table-cell>
          <table:table-cell table:formula="of:=IF([.A229]=&quot;up&quot;;[.B229] * -1;0)" office:value-type="float" office:value="0" calcext:value-type="float">
            <text:p>0</text:p>
          </table:table-cell>
          <table:table-cell table:formula="of:=IF([.A229]=&quot;down&quot;;[.B229];0)" office:value-type="float" office:value="0" calcext:value-type="float">
            <text:p>0</text:p>
          </table:table-cell>
          <table:table-cell table:formula="of:=[.D229]+[.E229]+[.F228]" office:value-type="float" office:value="232" calcext:value-type="float">
            <text:p>232</text:p>
          </table:table-cell>
          <table:table-cell table:formula="of:=IF([.A229]=&quot;forward&quot;;[.B229]*[.F229]+[.G228];[.G228])" office:value-type="float" office:value="58779" calcext:value-type="float">
            <text:p>587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30]=&quot;forward&quot;;[.B230];0)" office:value-type="float" office:value="3" calcext:value-type="float">
            <text:p>3</text:p>
          </table:table-cell>
          <table:table-cell table:formula="of:=IF([.A230]=&quot;up&quot;;[.B230] * -1;0)" office:value-type="float" office:value="0" calcext:value-type="float">
            <text:p>0</text:p>
          </table:table-cell>
          <table:table-cell table:formula="of:=IF([.A230]=&quot;down&quot;;[.B230];0)" office:value-type="float" office:value="0" calcext:value-type="float">
            <text:p>0</text:p>
          </table:table-cell>
          <table:table-cell table:formula="of:=[.D230]+[.E230]+[.F229]" office:value-type="float" office:value="232" calcext:value-type="float">
            <text:p>232</text:p>
          </table:table-cell>
          <table:table-cell table:formula="of:=IF([.A230]=&quot;forward&quot;;[.B230]*[.F230]+[.G229];[.G229])" office:value-type="float" office:value="59475" calcext:value-type="float">
            <text:p>594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31]=&quot;forward&quot;;[.B231];0)" office:value-type="float" office:value="2" calcext:value-type="float">
            <text:p>2</text:p>
          </table:table-cell>
          <table:table-cell table:formula="of:=IF([.A231]=&quot;up&quot;;[.B231] * -1;0)" office:value-type="float" office:value="0" calcext:value-type="float">
            <text:p>0</text:p>
          </table:table-cell>
          <table:table-cell table:formula="of:=IF([.A231]=&quot;down&quot;;[.B231];0)" office:value-type="float" office:value="0" calcext:value-type="float">
            <text:p>0</text:p>
          </table:table-cell>
          <table:table-cell table:formula="of:=[.D231]+[.E231]+[.F230]" office:value-type="float" office:value="232" calcext:value-type="float">
            <text:p>232</text:p>
          </table:table-cell>
          <table:table-cell table:formula="of:=IF([.A231]=&quot;forward&quot;;[.B231]*[.F231]+[.G230];[.G230])" office:value-type="float" office:value="59939" calcext:value-type="float">
            <text:p>599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32]=&quot;forward&quot;;[.B232];0)" office:value-type="float" office:value="0" calcext:value-type="float">
            <text:p>0</text:p>
          </table:table-cell>
          <table:table-cell table:formula="of:=IF([.A232]=&quot;up&quot;;[.B232] * -1;0)" office:value-type="float" office:value="-4" calcext:value-type="float">
            <text:p>-4</text:p>
          </table:table-cell>
          <table:table-cell table:formula="of:=IF([.A232]=&quot;down&quot;;[.B232];0)" office:value-type="float" office:value="0" calcext:value-type="float">
            <text:p>0</text:p>
          </table:table-cell>
          <table:table-cell table:formula="of:=[.D232]+[.E232]+[.F231]" office:value-type="float" office:value="228" calcext:value-type="float">
            <text:p>228</text:p>
          </table:table-cell>
          <table:table-cell table:formula="of:=IF([.A232]=&quot;forward&quot;;[.B232]*[.F232]+[.G231];[.G231])" office:value-type="float" office:value="59939" calcext:value-type="float">
            <text:p>599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3]=&quot;forward&quot;;[.B233];0)" office:value-type="float" office:value="0" calcext:value-type="float">
            <text:p>0</text:p>
          </table:table-cell>
          <table:table-cell table:formula="of:=IF([.A233]=&quot;up&quot;;[.B233] * -1;0)" office:value-type="float" office:value="0" calcext:value-type="float">
            <text:p>0</text:p>
          </table:table-cell>
          <table:table-cell table:formula="of:=IF([.A233]=&quot;down&quot;;[.B233];0)" office:value-type="float" office:value="6" calcext:value-type="float">
            <text:p>6</text:p>
          </table:table-cell>
          <table:table-cell table:formula="of:=[.D233]+[.E233]+[.F232]" office:value-type="float" office:value="234" calcext:value-type="float">
            <text:p>234</text:p>
          </table:table-cell>
          <table:table-cell table:formula="of:=IF([.A233]=&quot;forward&quot;;[.B233]*[.F233]+[.G232];[.G232])" office:value-type="float" office:value="59939" calcext:value-type="float">
            <text:p>599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34]=&quot;forward&quot;;[.B234];0)" office:value-type="float" office:value="0" calcext:value-type="float">
            <text:p>0</text:p>
          </table:table-cell>
          <table:table-cell table:formula="of:=IF([.A234]=&quot;up&quot;;[.B234] * -1;0)" office:value-type="float" office:value="-6" calcext:value-type="float">
            <text:p>-6</text:p>
          </table:table-cell>
          <table:table-cell table:formula="of:=IF([.A234]=&quot;down&quot;;[.B234];0)" office:value-type="float" office:value="0" calcext:value-type="float">
            <text:p>0</text:p>
          </table:table-cell>
          <table:table-cell table:formula="of:=[.D234]+[.E234]+[.F233]" office:value-type="float" office:value="228" calcext:value-type="float">
            <text:p>228</text:p>
          </table:table-cell>
          <table:table-cell table:formula="of:=IF([.A234]=&quot;forward&quot;;[.B234]*[.F234]+[.G233];[.G233])" office:value-type="float" office:value="59939" calcext:value-type="float">
            <text:p>599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35]=&quot;forward&quot;;[.B235];0)" office:value-type="float" office:value="0" calcext:value-type="float">
            <text:p>0</text:p>
          </table:table-cell>
          <table:table-cell table:formula="of:=IF([.A235]=&quot;up&quot;;[.B235] * -1;0)" office:value-type="float" office:value="0" calcext:value-type="float">
            <text:p>0</text:p>
          </table:table-cell>
          <table:table-cell table:formula="of:=IF([.A235]=&quot;down&quot;;[.B235];0)" office:value-type="float" office:value="4" calcext:value-type="float">
            <text:p>4</text:p>
          </table:table-cell>
          <table:table-cell table:formula="of:=[.D235]+[.E235]+[.F234]" office:value-type="float" office:value="232" calcext:value-type="float">
            <text:p>232</text:p>
          </table:table-cell>
          <table:table-cell table:formula="of:=IF([.A235]=&quot;forward&quot;;[.B235]*[.F235]+[.G234];[.G234])" office:value-type="float" office:value="59939" calcext:value-type="float">
            <text:p>599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36]=&quot;forward&quot;;[.B236];0)" office:value-type="float" office:value="0" calcext:value-type="float">
            <text:p>0</text:p>
          </table:table-cell>
          <table:table-cell table:formula="of:=IF([.A236]=&quot;up&quot;;[.B236] * -1;0)" office:value-type="float" office:value="0" calcext:value-type="float">
            <text:p>0</text:p>
          </table:table-cell>
          <table:table-cell table:formula="of:=IF([.A236]=&quot;down&quot;;[.B236];0)" office:value-type="float" office:value="2" calcext:value-type="float">
            <text:p>2</text:p>
          </table:table-cell>
          <table:table-cell table:formula="of:=[.D236]+[.E236]+[.F235]" office:value-type="float" office:value="234" calcext:value-type="float">
            <text:p>234</text:p>
          </table:table-cell>
          <table:table-cell table:formula="of:=IF([.A236]=&quot;forward&quot;;[.B236]*[.F236]+[.G235];[.G235])" office:value-type="float" office:value="59939" calcext:value-type="float">
            <text:p>599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37]=&quot;forward&quot;;[.B237];0)" office:value-type="float" office:value="1" calcext:value-type="float">
            <text:p>1</text:p>
          </table:table-cell>
          <table:table-cell table:formula="of:=IF([.A237]=&quot;up&quot;;[.B237] * -1;0)" office:value-type="float" office:value="0" calcext:value-type="float">
            <text:p>0</text:p>
          </table:table-cell>
          <table:table-cell table:formula="of:=IF([.A237]=&quot;down&quot;;[.B237];0)" office:value-type="float" office:value="0" calcext:value-type="float">
            <text:p>0</text:p>
          </table:table-cell>
          <table:table-cell table:formula="of:=[.D237]+[.E237]+[.F236]" office:value-type="float" office:value="234" calcext:value-type="float">
            <text:p>234</text:p>
          </table:table-cell>
          <table:table-cell table:formula="of:=IF([.A237]=&quot;forward&quot;;[.B237]*[.F237]+[.G236];[.G236])" office:value-type="float" office:value="60173" calcext:value-type="float">
            <text:p>601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38]=&quot;forward&quot;;[.B238];0)" office:value-type="float" office:value="0" calcext:value-type="float">
            <text:p>0</text:p>
          </table:table-cell>
          <table:table-cell table:formula="of:=IF([.A238]=&quot;up&quot;;[.B238] * -1;0)" office:value-type="float" office:value="-7" calcext:value-type="float">
            <text:p>-7</text:p>
          </table:table-cell>
          <table:table-cell table:formula="of:=IF([.A238]=&quot;down&quot;;[.B238];0)" office:value-type="float" office:value="0" calcext:value-type="float">
            <text:p>0</text:p>
          </table:table-cell>
          <table:table-cell table:formula="of:=[.D238]+[.E238]+[.F237]" office:value-type="float" office:value="227" calcext:value-type="float">
            <text:p>227</text:p>
          </table:table-cell>
          <table:table-cell table:formula="of:=IF([.A238]=&quot;forward&quot;;[.B238]*[.F238]+[.G237];[.G237])" office:value-type="float" office:value="60173" calcext:value-type="float">
            <text:p>601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39]=&quot;forward&quot;;[.B239];0)" office:value-type="float" office:value="9" calcext:value-type="float">
            <text:p>9</text:p>
          </table:table-cell>
          <table:table-cell table:formula="of:=IF([.A239]=&quot;up&quot;;[.B239] * -1;0)" office:value-type="float" office:value="0" calcext:value-type="float">
            <text:p>0</text:p>
          </table:table-cell>
          <table:table-cell table:formula="of:=IF([.A239]=&quot;down&quot;;[.B239];0)" office:value-type="float" office:value="0" calcext:value-type="float">
            <text:p>0</text:p>
          </table:table-cell>
          <table:table-cell table:formula="of:=[.D239]+[.E239]+[.F238]" office:value-type="float" office:value="227" calcext:value-type="float">
            <text:p>227</text:p>
          </table:table-cell>
          <table:table-cell table:formula="of:=IF([.A239]=&quot;forward&quot;;[.B239]*[.F239]+[.G238];[.G238])" office:value-type="float" office:value="62216" calcext:value-type="float">
            <text:p>622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40]=&quot;forward&quot;;[.B240];0)" office:value-type="float" office:value="9" calcext:value-type="float">
            <text:p>9</text:p>
          </table:table-cell>
          <table:table-cell table:formula="of:=IF([.A240]=&quot;up&quot;;[.B240] * -1;0)" office:value-type="float" office:value="0" calcext:value-type="float">
            <text:p>0</text:p>
          </table:table-cell>
          <table:table-cell table:formula="of:=IF([.A240]=&quot;down&quot;;[.B240];0)" office:value-type="float" office:value="0" calcext:value-type="float">
            <text:p>0</text:p>
          </table:table-cell>
          <table:table-cell table:formula="of:=[.D240]+[.E240]+[.F239]" office:value-type="float" office:value="227" calcext:value-type="float">
            <text:p>227</text:p>
          </table:table-cell>
          <table:table-cell table:formula="of:=IF([.A240]=&quot;forward&quot;;[.B240]*[.F240]+[.G239];[.G239])" office:value-type="float" office:value="64259" calcext:value-type="float">
            <text:p>6425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41]=&quot;forward&quot;;[.B241];0)" office:value-type="float" office:value="7" calcext:value-type="float">
            <text:p>7</text:p>
          </table:table-cell>
          <table:table-cell table:formula="of:=IF([.A241]=&quot;up&quot;;[.B241] * -1;0)" office:value-type="float" office:value="0" calcext:value-type="float">
            <text:p>0</text:p>
          </table:table-cell>
          <table:table-cell table:formula="of:=IF([.A241]=&quot;down&quot;;[.B241];0)" office:value-type="float" office:value="0" calcext:value-type="float">
            <text:p>0</text:p>
          </table:table-cell>
          <table:table-cell table:formula="of:=[.D241]+[.E241]+[.F240]" office:value-type="float" office:value="227" calcext:value-type="float">
            <text:p>227</text:p>
          </table:table-cell>
          <table:table-cell table:formula="of:=IF([.A241]=&quot;forward&quot;;[.B241]*[.F241]+[.G240];[.G240])" office:value-type="float" office:value="65848" calcext:value-type="float">
            <text:p>658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42]=&quot;forward&quot;;[.B242];0)" office:value-type="float" office:value="0" calcext:value-type="float">
            <text:p>0</text:p>
          </table:table-cell>
          <table:table-cell table:formula="of:=IF([.A242]=&quot;up&quot;;[.B242] * -1;0)" office:value-type="float" office:value="0" calcext:value-type="float">
            <text:p>0</text:p>
          </table:table-cell>
          <table:table-cell table:formula="of:=IF([.A242]=&quot;down&quot;;[.B242];0)" office:value-type="float" office:value="1" calcext:value-type="float">
            <text:p>1</text:p>
          </table:table-cell>
          <table:table-cell table:formula="of:=[.D242]+[.E242]+[.F241]" office:value-type="float" office:value="228" calcext:value-type="float">
            <text:p>228</text:p>
          </table:table-cell>
          <table:table-cell table:formula="of:=IF([.A242]=&quot;forward&quot;;[.B242]*[.F242]+[.G241];[.G241])" office:value-type="float" office:value="65848" calcext:value-type="float">
            <text:p>658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43]=&quot;forward&quot;;[.B243];0)" office:value-type="float" office:value="0" calcext:value-type="float">
            <text:p>0</text:p>
          </table:table-cell>
          <table:table-cell table:formula="of:=IF([.A243]=&quot;up&quot;;[.B243] * -1;0)" office:value-type="float" office:value="0" calcext:value-type="float">
            <text:p>0</text:p>
          </table:table-cell>
          <table:table-cell table:formula="of:=IF([.A243]=&quot;down&quot;;[.B243];0)" office:value-type="float" office:value="9" calcext:value-type="float">
            <text:p>9</text:p>
          </table:table-cell>
          <table:table-cell table:formula="of:=[.D243]+[.E243]+[.F242]" office:value-type="float" office:value="237" calcext:value-type="float">
            <text:p>237</text:p>
          </table:table-cell>
          <table:table-cell table:formula="of:=IF([.A243]=&quot;forward&quot;;[.B243]*[.F243]+[.G242];[.G242])" office:value-type="float" office:value="65848" calcext:value-type="float">
            <text:p>658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44]=&quot;forward&quot;;[.B244];0)" office:value-type="float" office:value="5" calcext:value-type="float">
            <text:p>5</text:p>
          </table:table-cell>
          <table:table-cell table:formula="of:=IF([.A244]=&quot;up&quot;;[.B244] * -1;0)" office:value-type="float" office:value="0" calcext:value-type="float">
            <text:p>0</text:p>
          </table:table-cell>
          <table:table-cell table:formula="of:=IF([.A244]=&quot;down&quot;;[.B244];0)" office:value-type="float" office:value="0" calcext:value-type="float">
            <text:p>0</text:p>
          </table:table-cell>
          <table:table-cell table:formula="of:=[.D244]+[.E244]+[.F243]" office:value-type="float" office:value="237" calcext:value-type="float">
            <text:p>237</text:p>
          </table:table-cell>
          <table:table-cell table:formula="of:=IF([.A244]=&quot;forward&quot;;[.B244]*[.F244]+[.G243];[.G243])" office:value-type="float" office:value="67033" calcext:value-type="float">
            <text:p>670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45]=&quot;forward&quot;;[.B245];0)" office:value-type="float" office:value="4" calcext:value-type="float">
            <text:p>4</text:p>
          </table:table-cell>
          <table:table-cell table:formula="of:=IF([.A245]=&quot;up&quot;;[.B245] * -1;0)" office:value-type="float" office:value="0" calcext:value-type="float">
            <text:p>0</text:p>
          </table:table-cell>
          <table:table-cell table:formula="of:=IF([.A245]=&quot;down&quot;;[.B245];0)" office:value-type="float" office:value="0" calcext:value-type="float">
            <text:p>0</text:p>
          </table:table-cell>
          <table:table-cell table:formula="of:=[.D245]+[.E245]+[.F244]" office:value-type="float" office:value="237" calcext:value-type="float">
            <text:p>237</text:p>
          </table:table-cell>
          <table:table-cell table:formula="of:=IF([.A245]=&quot;forward&quot;;[.B245]*[.F245]+[.G244];[.G244])" office:value-type="float" office:value="67981" calcext:value-type="float">
            <text:p>679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46]=&quot;forward&quot;;[.B246];0)" office:value-type="float" office:value="1" calcext:value-type="float">
            <text:p>1</text:p>
          </table:table-cell>
          <table:table-cell table:formula="of:=IF([.A246]=&quot;up&quot;;[.B246] * -1;0)" office:value-type="float" office:value="0" calcext:value-type="float">
            <text:p>0</text:p>
          </table:table-cell>
          <table:table-cell table:formula="of:=IF([.A246]=&quot;down&quot;;[.B246];0)" office:value-type="float" office:value="0" calcext:value-type="float">
            <text:p>0</text:p>
          </table:table-cell>
          <table:table-cell table:formula="of:=[.D246]+[.E246]+[.F245]" office:value-type="float" office:value="237" calcext:value-type="float">
            <text:p>237</text:p>
          </table:table-cell>
          <table:table-cell table:formula="of:=IF([.A246]=&quot;forward&quot;;[.B246]*[.F246]+[.G245];[.G245])" office:value-type="float" office:value="68218" calcext:value-type="float">
            <text:p>682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47]=&quot;forward&quot;;[.B247];0)" office:value-type="float" office:value="4" calcext:value-type="float">
            <text:p>4</text:p>
          </table:table-cell>
          <table:table-cell table:formula="of:=IF([.A247]=&quot;up&quot;;[.B247] * -1;0)" office:value-type="float" office:value="0" calcext:value-type="float">
            <text:p>0</text:p>
          </table:table-cell>
          <table:table-cell table:formula="of:=IF([.A247]=&quot;down&quot;;[.B247];0)" office:value-type="float" office:value="0" calcext:value-type="float">
            <text:p>0</text:p>
          </table:table-cell>
          <table:table-cell table:formula="of:=[.D247]+[.E247]+[.F246]" office:value-type="float" office:value="237" calcext:value-type="float">
            <text:p>237</text:p>
          </table:table-cell>
          <table:table-cell table:formula="of:=IF([.A247]=&quot;forward&quot;;[.B247]*[.F247]+[.G246];[.G246])" office:value-type="float" office:value="69166" calcext:value-type="float">
            <text:p>691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48]=&quot;forward&quot;;[.B248];0)" office:value-type="float" office:value="0" calcext:value-type="float">
            <text:p>0</text:p>
          </table:table-cell>
          <table:table-cell table:formula="of:=IF([.A248]=&quot;up&quot;;[.B248] * -1;0)" office:value-type="float" office:value="0" calcext:value-type="float">
            <text:p>0</text:p>
          </table:table-cell>
          <table:table-cell table:formula="of:=IF([.A248]=&quot;down&quot;;[.B248];0)" office:value-type="float" office:value="5" calcext:value-type="float">
            <text:p>5</text:p>
          </table:table-cell>
          <table:table-cell table:formula="of:=[.D248]+[.E248]+[.F247]" office:value-type="float" office:value="242" calcext:value-type="float">
            <text:p>242</text:p>
          </table:table-cell>
          <table:table-cell table:formula="of:=IF([.A248]=&quot;forward&quot;;[.B248]*[.F248]+[.G247];[.G247])" office:value-type="float" office:value="69166" calcext:value-type="float">
            <text:p>6916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49]=&quot;forward&quot;;[.B249];0)" office:value-type="float" office:value="6" calcext:value-type="float">
            <text:p>6</text:p>
          </table:table-cell>
          <table:table-cell table:formula="of:=IF([.A249]=&quot;up&quot;;[.B249] * -1;0)" office:value-type="float" office:value="0" calcext:value-type="float">
            <text:p>0</text:p>
          </table:table-cell>
          <table:table-cell table:formula="of:=IF([.A249]=&quot;down&quot;;[.B249];0)" office:value-type="float" office:value="0" calcext:value-type="float">
            <text:p>0</text:p>
          </table:table-cell>
          <table:table-cell table:formula="of:=[.D249]+[.E249]+[.F248]" office:value-type="float" office:value="242" calcext:value-type="float">
            <text:p>242</text:p>
          </table:table-cell>
          <table:table-cell table:formula="of:=IF([.A249]=&quot;forward&quot;;[.B249]*[.F249]+[.G248];[.G248])" office:value-type="float" office:value="70618" calcext:value-type="float">
            <text:p>706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50]=&quot;forward&quot;;[.B250];0)" office:value-type="float" office:value="8" calcext:value-type="float">
            <text:p>8</text:p>
          </table:table-cell>
          <table:table-cell table:formula="of:=IF([.A250]=&quot;up&quot;;[.B250] * -1;0)" office:value-type="float" office:value="0" calcext:value-type="float">
            <text:p>0</text:p>
          </table:table-cell>
          <table:table-cell table:formula="of:=IF([.A250]=&quot;down&quot;;[.B250];0)" office:value-type="float" office:value="0" calcext:value-type="float">
            <text:p>0</text:p>
          </table:table-cell>
          <table:table-cell table:formula="of:=[.D250]+[.E250]+[.F249]" office:value-type="float" office:value="242" calcext:value-type="float">
            <text:p>242</text:p>
          </table:table-cell>
          <table:table-cell table:formula="of:=IF([.A250]=&quot;forward&quot;;[.B250]*[.F250]+[.G249];[.G249])" office:value-type="float" office:value="72554" calcext:value-type="float">
            <text:p>725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1]=&quot;forward&quot;;[.B251];0)" office:value-type="float" office:value="0" calcext:value-type="float">
            <text:p>0</text:p>
          </table:table-cell>
          <table:table-cell table:formula="of:=IF([.A251]=&quot;up&quot;;[.B251] * -1;0)" office:value-type="float" office:value="0" calcext:value-type="float">
            <text:p>0</text:p>
          </table:table-cell>
          <table:table-cell table:formula="of:=IF([.A251]=&quot;down&quot;;[.B251];0)" office:value-type="float" office:value="5" calcext:value-type="float">
            <text:p>5</text:p>
          </table:table-cell>
          <table:table-cell table:formula="of:=[.D251]+[.E251]+[.F250]" office:value-type="float" office:value="247" calcext:value-type="float">
            <text:p>247</text:p>
          </table:table-cell>
          <table:table-cell table:formula="of:=IF([.A251]=&quot;forward&quot;;[.B251]*[.F251]+[.G250];[.G250])" office:value-type="float" office:value="72554" calcext:value-type="float">
            <text:p>725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52]=&quot;forward&quot;;[.B252];0)" office:value-type="float" office:value="0" calcext:value-type="float">
            <text:p>0</text:p>
          </table:table-cell>
          <table:table-cell table:formula="of:=IF([.A252]=&quot;up&quot;;[.B252] * -1;0)" office:value-type="float" office:value="0" calcext:value-type="float">
            <text:p>0</text:p>
          </table:table-cell>
          <table:table-cell table:formula="of:=IF([.A252]=&quot;down&quot;;[.B252];0)" office:value-type="float" office:value="7" calcext:value-type="float">
            <text:p>7</text:p>
          </table:table-cell>
          <table:table-cell table:formula="of:=[.D252]+[.E252]+[.F251]" office:value-type="float" office:value="254" calcext:value-type="float">
            <text:p>254</text:p>
          </table:table-cell>
          <table:table-cell table:formula="of:=IF([.A252]=&quot;forward&quot;;[.B252]*[.F252]+[.G251];[.G251])" office:value-type="float" office:value="72554" calcext:value-type="float">
            <text:p>725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53]=&quot;forward&quot;;[.B253];0)" office:value-type="float" office:value="0" calcext:value-type="float">
            <text:p>0</text:p>
          </table:table-cell>
          <table:table-cell table:formula="of:=IF([.A253]=&quot;up&quot;;[.B253] * -1;0)" office:value-type="float" office:value="-2" calcext:value-type="float">
            <text:p>-2</text:p>
          </table:table-cell>
          <table:table-cell table:formula="of:=IF([.A253]=&quot;down&quot;;[.B253];0)" office:value-type="float" office:value="0" calcext:value-type="float">
            <text:p>0</text:p>
          </table:table-cell>
          <table:table-cell table:formula="of:=[.D253]+[.E253]+[.F252]" office:value-type="float" office:value="252" calcext:value-type="float">
            <text:p>252</text:p>
          </table:table-cell>
          <table:table-cell table:formula="of:=IF([.A253]=&quot;forward&quot;;[.B253]*[.F253]+[.G252];[.G252])" office:value-type="float" office:value="72554" calcext:value-type="float">
            <text:p>725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54]=&quot;forward&quot;;[.B254];0)" office:value-type="float" office:value="0" calcext:value-type="float">
            <text:p>0</text:p>
          </table:table-cell>
          <table:table-cell table:formula="of:=IF([.A254]=&quot;up&quot;;[.B254] * -1;0)" office:value-type="float" office:value="-1" calcext:value-type="float">
            <text:p>-1</text:p>
          </table:table-cell>
          <table:table-cell table:formula="of:=IF([.A254]=&quot;down&quot;;[.B254];0)" office:value-type="float" office:value="0" calcext:value-type="float">
            <text:p>0</text:p>
          </table:table-cell>
          <table:table-cell table:formula="of:=[.D254]+[.E254]+[.F253]" office:value-type="float" office:value="251" calcext:value-type="float">
            <text:p>251</text:p>
          </table:table-cell>
          <table:table-cell table:formula="of:=IF([.A254]=&quot;forward&quot;;[.B254]*[.F254]+[.G253];[.G253])" office:value-type="float" office:value="72554" calcext:value-type="float">
            <text:p>7255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55]=&quot;forward&quot;;[.B255];0)" office:value-type="float" office:value="5" calcext:value-type="float">
            <text:p>5</text:p>
          </table:table-cell>
          <table:table-cell table:formula="of:=IF([.A255]=&quot;up&quot;;[.B255] * -1;0)" office:value-type="float" office:value="0" calcext:value-type="float">
            <text:p>0</text:p>
          </table:table-cell>
          <table:table-cell table:formula="of:=IF([.A255]=&quot;down&quot;;[.B255];0)" office:value-type="float" office:value="0" calcext:value-type="float">
            <text:p>0</text:p>
          </table:table-cell>
          <table:table-cell table:formula="of:=[.D255]+[.E255]+[.F254]" office:value-type="float" office:value="251" calcext:value-type="float">
            <text:p>251</text:p>
          </table:table-cell>
          <table:table-cell table:formula="of:=IF([.A255]=&quot;forward&quot;;[.B255]*[.F255]+[.G254];[.G254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6]=&quot;forward&quot;;[.B256];0)" office:value-type="float" office:value="0" calcext:value-type="float">
            <text:p>0</text:p>
          </table:table-cell>
          <table:table-cell table:formula="of:=IF([.A256]=&quot;up&quot;;[.B256] * -1;0)" office:value-type="float" office:value="0" calcext:value-type="float">
            <text:p>0</text:p>
          </table:table-cell>
          <table:table-cell table:formula="of:=IF([.A256]=&quot;down&quot;;[.B256];0)" office:value-type="float" office:value="5" calcext:value-type="float">
            <text:p>5</text:p>
          </table:table-cell>
          <table:table-cell table:formula="of:=[.D256]+[.E256]+[.F255]" office:value-type="float" office:value="256" calcext:value-type="float">
            <text:p>256</text:p>
          </table:table-cell>
          <table:table-cell table:formula="of:=IF([.A256]=&quot;forward&quot;;[.B256]*[.F256]+[.G255];[.G255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57]=&quot;forward&quot;;[.B257];0)" office:value-type="float" office:value="0" calcext:value-type="float">
            <text:p>0</text:p>
          </table:table-cell>
          <table:table-cell table:formula="of:=IF([.A257]=&quot;up&quot;;[.B257] * -1;0)" office:value-type="float" office:value="0" calcext:value-type="float">
            <text:p>0</text:p>
          </table:table-cell>
          <table:table-cell table:formula="of:=IF([.A257]=&quot;down&quot;;[.B257];0)" office:value-type="float" office:value="1" calcext:value-type="float">
            <text:p>1</text:p>
          </table:table-cell>
          <table:table-cell table:formula="of:=[.D257]+[.E257]+[.F256]" office:value-type="float" office:value="257" calcext:value-type="float">
            <text:p>257</text:p>
          </table:table-cell>
          <table:table-cell table:formula="of:=IF([.A257]=&quot;forward&quot;;[.B257]*[.F257]+[.G256];[.G256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8]=&quot;forward&quot;;[.B258];0)" office:value-type="float" office:value="0" calcext:value-type="float">
            <text:p>0</text:p>
          </table:table-cell>
          <table:table-cell table:formula="of:=IF([.A258]=&quot;up&quot;;[.B258] * -1;0)" office:value-type="float" office:value="0" calcext:value-type="float">
            <text:p>0</text:p>
          </table:table-cell>
          <table:table-cell table:formula="of:=IF([.A258]=&quot;down&quot;;[.B258];0)" office:value-type="float" office:value="5" calcext:value-type="float">
            <text:p>5</text:p>
          </table:table-cell>
          <table:table-cell table:formula="of:=[.D258]+[.E258]+[.F257]" office:value-type="float" office:value="262" calcext:value-type="float">
            <text:p>262</text:p>
          </table:table-cell>
          <table:table-cell table:formula="of:=IF([.A258]=&quot;forward&quot;;[.B258]*[.F258]+[.G257];[.G257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59]=&quot;forward&quot;;[.B259];0)" office:value-type="float" office:value="0" calcext:value-type="float">
            <text:p>0</text:p>
          </table:table-cell>
          <table:table-cell table:formula="of:=IF([.A259]=&quot;up&quot;;[.B259] * -1;0)" office:value-type="float" office:value="0" calcext:value-type="float">
            <text:p>0</text:p>
          </table:table-cell>
          <table:table-cell table:formula="of:=IF([.A259]=&quot;down&quot;;[.B259];0)" office:value-type="float" office:value="8" calcext:value-type="float">
            <text:p>8</text:p>
          </table:table-cell>
          <table:table-cell table:formula="of:=[.D259]+[.E259]+[.F258]" office:value-type="float" office:value="270" calcext:value-type="float">
            <text:p>270</text:p>
          </table:table-cell>
          <table:table-cell table:formula="of:=IF([.A259]=&quot;forward&quot;;[.B259]*[.F259]+[.G258];[.G258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60]=&quot;forward&quot;;[.B260];0)" office:value-type="float" office:value="0" calcext:value-type="float">
            <text:p>0</text:p>
          </table:table-cell>
          <table:table-cell table:formula="of:=IF([.A260]=&quot;up&quot;;[.B260] * -1;0)" office:value-type="float" office:value="0" calcext:value-type="float">
            <text:p>0</text:p>
          </table:table-cell>
          <table:table-cell table:formula="of:=IF([.A260]=&quot;down&quot;;[.B260];0)" office:value-type="float" office:value="8" calcext:value-type="float">
            <text:p>8</text:p>
          </table:table-cell>
          <table:table-cell table:formula="of:=[.D260]+[.E260]+[.F259]" office:value-type="float" office:value="278" calcext:value-type="float">
            <text:p>278</text:p>
          </table:table-cell>
          <table:table-cell table:formula="of:=IF([.A260]=&quot;forward&quot;;[.B260]*[.F260]+[.G259];[.G259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61]=&quot;forward&quot;;[.B261];0)" office:value-type="float" office:value="0" calcext:value-type="float">
            <text:p>0</text:p>
          </table:table-cell>
          <table:table-cell table:formula="of:=IF([.A261]=&quot;up&quot;;[.B261] * -1;0)" office:value-type="float" office:value="0" calcext:value-type="float">
            <text:p>0</text:p>
          </table:table-cell>
          <table:table-cell table:formula="of:=IF([.A261]=&quot;down&quot;;[.B261];0)" office:value-type="float" office:value="5" calcext:value-type="float">
            <text:p>5</text:p>
          </table:table-cell>
          <table:table-cell table:formula="of:=[.D261]+[.E261]+[.F260]" office:value-type="float" office:value="283" calcext:value-type="float">
            <text:p>283</text:p>
          </table:table-cell>
          <table:table-cell table:formula="of:=IF([.A261]=&quot;forward&quot;;[.B261]*[.F261]+[.G260];[.G260])" office:value-type="float" office:value="73809" calcext:value-type="float">
            <text:p>738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62]=&quot;forward&quot;;[.B262];0)" office:value-type="float" office:value="7" calcext:value-type="float">
            <text:p>7</text:p>
          </table:table-cell>
          <table:table-cell table:formula="of:=IF([.A262]=&quot;up&quot;;[.B262] * -1;0)" office:value-type="float" office:value="0" calcext:value-type="float">
            <text:p>0</text:p>
          </table:table-cell>
          <table:table-cell table:formula="of:=IF([.A262]=&quot;down&quot;;[.B262];0)" office:value-type="float" office:value="0" calcext:value-type="float">
            <text:p>0</text:p>
          </table:table-cell>
          <table:table-cell table:formula="of:=[.D262]+[.E262]+[.F261]" office:value-type="float" office:value="283" calcext:value-type="float">
            <text:p>283</text:p>
          </table:table-cell>
          <table:table-cell table:formula="of:=IF([.A262]=&quot;forward&quot;;[.B262]*[.F262]+[.G261];[.G261])" office:value-type="float" office:value="75790" calcext:value-type="float">
            <text:p>757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63]=&quot;forward&quot;;[.B263];0)" office:value-type="float" office:value="0" calcext:value-type="float">
            <text:p>0</text:p>
          </table:table-cell>
          <table:table-cell table:formula="of:=IF([.A263]=&quot;up&quot;;[.B263] * -1;0)" office:value-type="float" office:value="0" calcext:value-type="float">
            <text:p>0</text:p>
          </table:table-cell>
          <table:table-cell table:formula="of:=IF([.A263]=&quot;down&quot;;[.B263];0)" office:value-type="float" office:value="6" calcext:value-type="float">
            <text:p>6</text:p>
          </table:table-cell>
          <table:table-cell table:formula="of:=[.D263]+[.E263]+[.F262]" office:value-type="float" office:value="289" calcext:value-type="float">
            <text:p>289</text:p>
          </table:table-cell>
          <table:table-cell table:formula="of:=IF([.A263]=&quot;forward&quot;;[.B263]*[.F263]+[.G262];[.G262])" office:value-type="float" office:value="75790" calcext:value-type="float">
            <text:p>757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64]=&quot;forward&quot;;[.B264];0)" office:value-type="float" office:value="0" calcext:value-type="float">
            <text:p>0</text:p>
          </table:table-cell>
          <table:table-cell table:formula="of:=IF([.A264]=&quot;up&quot;;[.B264] * -1;0)" office:value-type="float" office:value="0" calcext:value-type="float">
            <text:p>0</text:p>
          </table:table-cell>
          <table:table-cell table:formula="of:=IF([.A264]=&quot;down&quot;;[.B264];0)" office:value-type="float" office:value="2" calcext:value-type="float">
            <text:p>2</text:p>
          </table:table-cell>
          <table:table-cell table:formula="of:=[.D264]+[.E264]+[.F263]" office:value-type="float" office:value="291" calcext:value-type="float">
            <text:p>291</text:p>
          </table:table-cell>
          <table:table-cell table:formula="of:=IF([.A264]=&quot;forward&quot;;[.B264]*[.F264]+[.G263];[.G263])" office:value-type="float" office:value="75790" calcext:value-type="float">
            <text:p>757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65]=&quot;forward&quot;;[.B265];0)" office:value-type="float" office:value="9" calcext:value-type="float">
            <text:p>9</text:p>
          </table:table-cell>
          <table:table-cell table:formula="of:=IF([.A265]=&quot;up&quot;;[.B265] * -1;0)" office:value-type="float" office:value="0" calcext:value-type="float">
            <text:p>0</text:p>
          </table:table-cell>
          <table:table-cell table:formula="of:=IF([.A265]=&quot;down&quot;;[.B265];0)" office:value-type="float" office:value="0" calcext:value-type="float">
            <text:p>0</text:p>
          </table:table-cell>
          <table:table-cell table:formula="of:=[.D265]+[.E265]+[.F264]" office:value-type="float" office:value="291" calcext:value-type="float">
            <text:p>291</text:p>
          </table:table-cell>
          <table:table-cell table:formula="of:=IF([.A265]=&quot;forward&quot;;[.B265]*[.F265]+[.G264];[.G264])" office:value-type="float" office:value="78409" calcext:value-type="float">
            <text:p>784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66]=&quot;forward&quot;;[.B266];0)" office:value-type="float" office:value="1" calcext:value-type="float">
            <text:p>1</text:p>
          </table:table-cell>
          <table:table-cell table:formula="of:=IF([.A266]=&quot;up&quot;;[.B266] * -1;0)" office:value-type="float" office:value="0" calcext:value-type="float">
            <text:p>0</text:p>
          </table:table-cell>
          <table:table-cell table:formula="of:=IF([.A266]=&quot;down&quot;;[.B266];0)" office:value-type="float" office:value="0" calcext:value-type="float">
            <text:p>0</text:p>
          </table:table-cell>
          <table:table-cell table:formula="of:=[.D266]+[.E266]+[.F265]" office:value-type="float" office:value="291" calcext:value-type="float">
            <text:p>291</text:p>
          </table:table-cell>
          <table:table-cell table:formula="of:=IF([.A266]=&quot;forward&quot;;[.B266]*[.F266]+[.G265];[.G265])" office:value-type="float" office:value="78700" calcext:value-type="float">
            <text:p>787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67]=&quot;forward&quot;;[.B267];0)" office:value-type="float" office:value="3" calcext:value-type="float">
            <text:p>3</text:p>
          </table:table-cell>
          <table:table-cell table:formula="of:=IF([.A267]=&quot;up&quot;;[.B267] * -1;0)" office:value-type="float" office:value="0" calcext:value-type="float">
            <text:p>0</text:p>
          </table:table-cell>
          <table:table-cell table:formula="of:=IF([.A267]=&quot;down&quot;;[.B267];0)" office:value-type="float" office:value="0" calcext:value-type="float">
            <text:p>0</text:p>
          </table:table-cell>
          <table:table-cell table:formula="of:=[.D267]+[.E267]+[.F266]" office:value-type="float" office:value="291" calcext:value-type="float">
            <text:p>291</text:p>
          </table:table-cell>
          <table:table-cell table:formula="of:=IF([.A267]=&quot;forward&quot;;[.B267]*[.F267]+[.G266];[.G266])" office:value-type="float" office:value="79573" calcext:value-type="float">
            <text:p>795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68]=&quot;forward&quot;;[.B268];0)" office:value-type="float" office:value="4" calcext:value-type="float">
            <text:p>4</text:p>
          </table:table-cell>
          <table:table-cell table:formula="of:=IF([.A268]=&quot;up&quot;;[.B268] * -1;0)" office:value-type="float" office:value="0" calcext:value-type="float">
            <text:p>0</text:p>
          </table:table-cell>
          <table:table-cell table:formula="of:=IF([.A268]=&quot;down&quot;;[.B268];0)" office:value-type="float" office:value="0" calcext:value-type="float">
            <text:p>0</text:p>
          </table:table-cell>
          <table:table-cell table:formula="of:=[.D268]+[.E268]+[.F267]" office:value-type="float" office:value="291" calcext:value-type="float">
            <text:p>291</text:p>
          </table:table-cell>
          <table:table-cell table:formula="of:=IF([.A268]=&quot;forward&quot;;[.B268]*[.F268]+[.G267];[.G267])" office:value-type="float" office:value="80737" calcext:value-type="float">
            <text:p>807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69]=&quot;forward&quot;;[.B269];0)" office:value-type="float" office:value="0" calcext:value-type="float">
            <text:p>0</text:p>
          </table:table-cell>
          <table:table-cell table:formula="of:=IF([.A269]=&quot;up&quot;;[.B269] * -1;0)" office:value-type="float" office:value="-3" calcext:value-type="float">
            <text:p>-3</text:p>
          </table:table-cell>
          <table:table-cell table:formula="of:=IF([.A269]=&quot;down&quot;;[.B269];0)" office:value-type="float" office:value="0" calcext:value-type="float">
            <text:p>0</text:p>
          </table:table-cell>
          <table:table-cell table:formula="of:=[.D269]+[.E269]+[.F268]" office:value-type="float" office:value="288" calcext:value-type="float">
            <text:p>288</text:p>
          </table:table-cell>
          <table:table-cell table:formula="of:=IF([.A269]=&quot;forward&quot;;[.B269]*[.F269]+[.G268];[.G268])" office:value-type="float" office:value="80737" calcext:value-type="float">
            <text:p>807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70]=&quot;forward&quot;;[.B270];0)" office:value-type="float" office:value="0" calcext:value-type="float">
            <text:p>0</text:p>
          </table:table-cell>
          <table:table-cell table:formula="of:=IF([.A270]=&quot;up&quot;;[.B270] * -1;0)" office:value-type="float" office:value="0" calcext:value-type="float">
            <text:p>0</text:p>
          </table:table-cell>
          <table:table-cell table:formula="of:=IF([.A270]=&quot;down&quot;;[.B270];0)" office:value-type="float" office:value="4" calcext:value-type="float">
            <text:p>4</text:p>
          </table:table-cell>
          <table:table-cell table:formula="of:=[.D270]+[.E270]+[.F269]" office:value-type="float" office:value="292" calcext:value-type="float">
            <text:p>292</text:p>
          </table:table-cell>
          <table:table-cell table:formula="of:=IF([.A270]=&quot;forward&quot;;[.B270]*[.F270]+[.G269];[.G269])" office:value-type="float" office:value="80737" calcext:value-type="float">
            <text:p>807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71]=&quot;forward&quot;;[.B271];0)" office:value-type="float" office:value="0" calcext:value-type="float">
            <text:p>0</text:p>
          </table:table-cell>
          <table:table-cell table:formula="of:=IF([.A271]=&quot;up&quot;;[.B271] * -1;0)" office:value-type="float" office:value="-7" calcext:value-type="float">
            <text:p>-7</text:p>
          </table:table-cell>
          <table:table-cell table:formula="of:=IF([.A271]=&quot;down&quot;;[.B271];0)" office:value-type="float" office:value="0" calcext:value-type="float">
            <text:p>0</text:p>
          </table:table-cell>
          <table:table-cell table:formula="of:=[.D271]+[.E271]+[.F270]" office:value-type="float" office:value="285" calcext:value-type="float">
            <text:p>285</text:p>
          </table:table-cell>
          <table:table-cell table:formula="of:=IF([.A271]=&quot;forward&quot;;[.B271]*[.F271]+[.G270];[.G270])" office:value-type="float" office:value="80737" calcext:value-type="float">
            <text:p>807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72]=&quot;forward&quot;;[.B272];0)" office:value-type="float" office:value="8" calcext:value-type="float">
            <text:p>8</text:p>
          </table:table-cell>
          <table:table-cell table:formula="of:=IF([.A272]=&quot;up&quot;;[.B272] * -1;0)" office:value-type="float" office:value="0" calcext:value-type="float">
            <text:p>0</text:p>
          </table:table-cell>
          <table:table-cell table:formula="of:=IF([.A272]=&quot;down&quot;;[.B272];0)" office:value-type="float" office:value="0" calcext:value-type="float">
            <text:p>0</text:p>
          </table:table-cell>
          <table:table-cell table:formula="of:=[.D272]+[.E272]+[.F271]" office:value-type="float" office:value="285" calcext:value-type="float">
            <text:p>285</text:p>
          </table:table-cell>
          <table:table-cell table:formula="of:=IF([.A272]=&quot;forward&quot;;[.B272]*[.F272]+[.G271];[.G271])" office:value-type="float" office:value="83017" calcext:value-type="float">
            <text:p>8301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73]=&quot;forward&quot;;[.B273];0)" office:value-type="float" office:value="7" calcext:value-type="float">
            <text:p>7</text:p>
          </table:table-cell>
          <table:table-cell table:formula="of:=IF([.A273]=&quot;up&quot;;[.B273] * -1;0)" office:value-type="float" office:value="0" calcext:value-type="float">
            <text:p>0</text:p>
          </table:table-cell>
          <table:table-cell table:formula="of:=IF([.A273]=&quot;down&quot;;[.B273];0)" office:value-type="float" office:value="0" calcext:value-type="float">
            <text:p>0</text:p>
          </table:table-cell>
          <table:table-cell table:formula="of:=[.D273]+[.E273]+[.F272]" office:value-type="float" office:value="285" calcext:value-type="float">
            <text:p>285</text:p>
          </table:table-cell>
          <table:table-cell table:formula="of:=IF([.A273]=&quot;forward&quot;;[.B273]*[.F273]+[.G272];[.G272])" office:value-type="float" office:value="85012" calcext:value-type="float">
            <text:p>8501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74]=&quot;forward&quot;;[.B274];0)" office:value-type="float" office:value="0" calcext:value-type="float">
            <text:p>0</text:p>
          </table:table-cell>
          <table:table-cell table:formula="of:=IF([.A274]=&quot;up&quot;;[.B274] * -1;0)" office:value-type="float" office:value="-4" calcext:value-type="float">
            <text:p>-4</text:p>
          </table:table-cell>
          <table:table-cell table:formula="of:=IF([.A274]=&quot;down&quot;;[.B274];0)" office:value-type="float" office:value="0" calcext:value-type="float">
            <text:p>0</text:p>
          </table:table-cell>
          <table:table-cell table:formula="of:=[.D274]+[.E274]+[.F273]" office:value-type="float" office:value="281" calcext:value-type="float">
            <text:p>281</text:p>
          </table:table-cell>
          <table:table-cell table:formula="of:=IF([.A274]=&quot;forward&quot;;[.B274]*[.F274]+[.G273];[.G273])" office:value-type="float" office:value="85012" calcext:value-type="float">
            <text:p>850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75]=&quot;forward&quot;;[.B275];0)" office:value-type="float" office:value="0" calcext:value-type="float">
            <text:p>0</text:p>
          </table:table-cell>
          <table:table-cell table:formula="of:=IF([.A275]=&quot;up&quot;;[.B275] * -1;0)" office:value-type="float" office:value="0" calcext:value-type="float">
            <text:p>0</text:p>
          </table:table-cell>
          <table:table-cell table:formula="of:=IF([.A275]=&quot;down&quot;;[.B275];0)" office:value-type="float" office:value="9" calcext:value-type="float">
            <text:p>9</text:p>
          </table:table-cell>
          <table:table-cell table:formula="of:=[.D275]+[.E275]+[.F274]" office:value-type="float" office:value="290" calcext:value-type="float">
            <text:p>290</text:p>
          </table:table-cell>
          <table:table-cell table:formula="of:=IF([.A275]=&quot;forward&quot;;[.B275]*[.F275]+[.G274];[.G274])" office:value-type="float" office:value="85012" calcext:value-type="float">
            <text:p>850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76]=&quot;forward&quot;;[.B276];0)" office:value-type="float" office:value="7" calcext:value-type="float">
            <text:p>7</text:p>
          </table:table-cell>
          <table:table-cell table:formula="of:=IF([.A276]=&quot;up&quot;;[.B276] * -1;0)" office:value-type="float" office:value="0" calcext:value-type="float">
            <text:p>0</text:p>
          </table:table-cell>
          <table:table-cell table:formula="of:=IF([.A276]=&quot;down&quot;;[.B276];0)" office:value-type="float" office:value="0" calcext:value-type="float">
            <text:p>0</text:p>
          </table:table-cell>
          <table:table-cell table:formula="of:=[.D276]+[.E276]+[.F275]" office:value-type="float" office:value="290" calcext:value-type="float">
            <text:p>290</text:p>
          </table:table-cell>
          <table:table-cell table:formula="of:=IF([.A276]=&quot;forward&quot;;[.B276]*[.F276]+[.G275];[.G275])" office:value-type="float" office:value="87042" calcext:value-type="float">
            <text:p>870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77]=&quot;forward&quot;;[.B277];0)" office:value-type="float" office:value="6" calcext:value-type="float">
            <text:p>6</text:p>
          </table:table-cell>
          <table:table-cell table:formula="of:=IF([.A277]=&quot;up&quot;;[.B277] * -1;0)" office:value-type="float" office:value="0" calcext:value-type="float">
            <text:p>0</text:p>
          </table:table-cell>
          <table:table-cell table:formula="of:=IF([.A277]=&quot;down&quot;;[.B277];0)" office:value-type="float" office:value="0" calcext:value-type="float">
            <text:p>0</text:p>
          </table:table-cell>
          <table:table-cell table:formula="of:=[.D277]+[.E277]+[.F276]" office:value-type="float" office:value="290" calcext:value-type="float">
            <text:p>290</text:p>
          </table:table-cell>
          <table:table-cell table:formula="of:=IF([.A277]=&quot;forward&quot;;[.B277]*[.F277]+[.G276];[.G276])" office:value-type="float" office:value="88782" calcext:value-type="float">
            <text:p>887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78]=&quot;forward&quot;;[.B278];0)" office:value-type="float" office:value="0" calcext:value-type="float">
            <text:p>0</text:p>
          </table:table-cell>
          <table:table-cell table:formula="of:=IF([.A278]=&quot;up&quot;;[.B278] * -1;0)" office:value-type="float" office:value="-1" calcext:value-type="float">
            <text:p>-1</text:p>
          </table:table-cell>
          <table:table-cell table:formula="of:=IF([.A278]=&quot;down&quot;;[.B278];0)" office:value-type="float" office:value="0" calcext:value-type="float">
            <text:p>0</text:p>
          </table:table-cell>
          <table:table-cell table:formula="of:=[.D278]+[.E278]+[.F277]" office:value-type="float" office:value="289" calcext:value-type="float">
            <text:p>289</text:p>
          </table:table-cell>
          <table:table-cell table:formula="of:=IF([.A278]=&quot;forward&quot;;[.B278]*[.F278]+[.G277];[.G277])" office:value-type="float" office:value="88782" calcext:value-type="float">
            <text:p>887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79]=&quot;forward&quot;;[.B279];0)" office:value-type="float" office:value="0" calcext:value-type="float">
            <text:p>0</text:p>
          </table:table-cell>
          <table:table-cell table:formula="of:=IF([.A279]=&quot;up&quot;;[.B279] * -1;0)" office:value-type="float" office:value="0" calcext:value-type="float">
            <text:p>0</text:p>
          </table:table-cell>
          <table:table-cell table:formula="of:=IF([.A279]=&quot;down&quot;;[.B279];0)" office:value-type="float" office:value="1" calcext:value-type="float">
            <text:p>1</text:p>
          </table:table-cell>
          <table:table-cell table:formula="of:=[.D279]+[.E279]+[.F278]" office:value-type="float" office:value="290" calcext:value-type="float">
            <text:p>290</text:p>
          </table:table-cell>
          <table:table-cell table:formula="of:=IF([.A279]=&quot;forward&quot;;[.B279]*[.F279]+[.G278];[.G278])" office:value-type="float" office:value="88782" calcext:value-type="float">
            <text:p>887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80]=&quot;forward&quot;;[.B280];0)" office:value-type="float" office:value="0" calcext:value-type="float">
            <text:p>0</text:p>
          </table:table-cell>
          <table:table-cell table:formula="of:=IF([.A280]=&quot;up&quot;;[.B280] * -1;0)" office:value-type="float" office:value="-6" calcext:value-type="float">
            <text:p>-6</text:p>
          </table:table-cell>
          <table:table-cell table:formula="of:=IF([.A280]=&quot;down&quot;;[.B280];0)" office:value-type="float" office:value="0" calcext:value-type="float">
            <text:p>0</text:p>
          </table:table-cell>
          <table:table-cell table:formula="of:=[.D280]+[.E280]+[.F279]" office:value-type="float" office:value="284" calcext:value-type="float">
            <text:p>284</text:p>
          </table:table-cell>
          <table:table-cell table:formula="of:=IF([.A280]=&quot;forward&quot;;[.B280]*[.F280]+[.G279];[.G279])" office:value-type="float" office:value="88782" calcext:value-type="float">
            <text:p>887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81]=&quot;forward&quot;;[.B281];0)" office:value-type="float" office:value="0" calcext:value-type="float">
            <text:p>0</text:p>
          </table:table-cell>
          <table:table-cell table:formula="of:=IF([.A281]=&quot;up&quot;;[.B281] * -1;0)" office:value-type="float" office:value="0" calcext:value-type="float">
            <text:p>0</text:p>
          </table:table-cell>
          <table:table-cell table:formula="of:=IF([.A281]=&quot;down&quot;;[.B281];0)" office:value-type="float" office:value="5" calcext:value-type="float">
            <text:p>5</text:p>
          </table:table-cell>
          <table:table-cell table:formula="of:=[.D281]+[.E281]+[.F280]" office:value-type="float" office:value="289" calcext:value-type="float">
            <text:p>289</text:p>
          </table:table-cell>
          <table:table-cell table:formula="of:=IF([.A281]=&quot;forward&quot;;[.B281]*[.F281]+[.G280];[.G280])" office:value-type="float" office:value="88782" calcext:value-type="float">
            <text:p>887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82]=&quot;forward&quot;;[.B282];0)" office:value-type="float" office:value="0" calcext:value-type="float">
            <text:p>0</text:p>
          </table:table-cell>
          <table:table-cell table:formula="of:=IF([.A282]=&quot;up&quot;;[.B282] * -1;0)" office:value-type="float" office:value="-1" calcext:value-type="float">
            <text:p>-1</text:p>
          </table:table-cell>
          <table:table-cell table:formula="of:=IF([.A282]=&quot;down&quot;;[.B282];0)" office:value-type="float" office:value="0" calcext:value-type="float">
            <text:p>0</text:p>
          </table:table-cell>
          <table:table-cell table:formula="of:=[.D282]+[.E282]+[.F281]" office:value-type="float" office:value="288" calcext:value-type="float">
            <text:p>288</text:p>
          </table:table-cell>
          <table:table-cell table:formula="of:=IF([.A282]=&quot;forward&quot;;[.B282]*[.F282]+[.G281];[.G281])" office:value-type="float" office:value="88782" calcext:value-type="float">
            <text:p>887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83]=&quot;forward&quot;;[.B283];0)" office:value-type="float" office:value="2" calcext:value-type="float">
            <text:p>2</text:p>
          </table:table-cell>
          <table:table-cell table:formula="of:=IF([.A283]=&quot;up&quot;;[.B283] * -1;0)" office:value-type="float" office:value="0" calcext:value-type="float">
            <text:p>0</text:p>
          </table:table-cell>
          <table:table-cell table:formula="of:=IF([.A283]=&quot;down&quot;;[.B283];0)" office:value-type="float" office:value="0" calcext:value-type="float">
            <text:p>0</text:p>
          </table:table-cell>
          <table:table-cell table:formula="of:=[.D283]+[.E283]+[.F282]" office:value-type="float" office:value="288" calcext:value-type="float">
            <text:p>288</text:p>
          </table:table-cell>
          <table:table-cell table:formula="of:=IF([.A283]=&quot;forward&quot;;[.B283]*[.F283]+[.G282];[.G282])" office:value-type="float" office:value="89358" calcext:value-type="float">
            <text:p>893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84]=&quot;forward&quot;;[.B284];0)" office:value-type="float" office:value="0" calcext:value-type="float">
            <text:p>0</text:p>
          </table:table-cell>
          <table:table-cell table:formula="of:=IF([.A284]=&quot;up&quot;;[.B284] * -1;0)" office:value-type="float" office:value="0" calcext:value-type="float">
            <text:p>0</text:p>
          </table:table-cell>
          <table:table-cell table:formula="of:=IF([.A284]=&quot;down&quot;;[.B284];0)" office:value-type="float" office:value="2" calcext:value-type="float">
            <text:p>2</text:p>
          </table:table-cell>
          <table:table-cell table:formula="of:=[.D284]+[.E284]+[.F283]" office:value-type="float" office:value="290" calcext:value-type="float">
            <text:p>290</text:p>
          </table:table-cell>
          <table:table-cell table:formula="of:=IF([.A284]=&quot;forward&quot;;[.B284]*[.F284]+[.G283];[.G283])" office:value-type="float" office:value="89358" calcext:value-type="float">
            <text:p>8935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85]=&quot;forward&quot;;[.B285];0)" office:value-type="float" office:value="3" calcext:value-type="float">
            <text:p>3</text:p>
          </table:table-cell>
          <table:table-cell table:formula="of:=IF([.A285]=&quot;up&quot;;[.B285] * -1;0)" office:value-type="float" office:value="0" calcext:value-type="float">
            <text:p>0</text:p>
          </table:table-cell>
          <table:table-cell table:formula="of:=IF([.A285]=&quot;down&quot;;[.B285];0)" office:value-type="float" office:value="0" calcext:value-type="float">
            <text:p>0</text:p>
          </table:table-cell>
          <table:table-cell table:formula="of:=[.D285]+[.E285]+[.F284]" office:value-type="float" office:value="290" calcext:value-type="float">
            <text:p>290</text:p>
          </table:table-cell>
          <table:table-cell table:formula="of:=IF([.A285]=&quot;forward&quot;;[.B285]*[.F285]+[.G284];[.G284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86]=&quot;forward&quot;;[.B286];0)" office:value-type="float" office:value="0" calcext:value-type="float">
            <text:p>0</text:p>
          </table:table-cell>
          <table:table-cell table:formula="of:=IF([.A286]=&quot;up&quot;;[.B286] * -1;0)" office:value-type="float" office:value="0" calcext:value-type="float">
            <text:p>0</text:p>
          </table:table-cell>
          <table:table-cell table:formula="of:=IF([.A286]=&quot;down&quot;;[.B286];0)" office:value-type="float" office:value="6" calcext:value-type="float">
            <text:p>6</text:p>
          </table:table-cell>
          <table:table-cell table:formula="of:=[.D286]+[.E286]+[.F285]" office:value-type="float" office:value="296" calcext:value-type="float">
            <text:p>296</text:p>
          </table:table-cell>
          <table:table-cell table:formula="of:=IF([.A286]=&quot;forward&quot;;[.B286]*[.F286]+[.G285];[.G285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87]=&quot;forward&quot;;[.B287];0)" office:value-type="float" office:value="0" calcext:value-type="float">
            <text:p>0</text:p>
          </table:table-cell>
          <table:table-cell table:formula="of:=IF([.A287]=&quot;up&quot;;[.B287] * -1;0)" office:value-type="float" office:value="-5" calcext:value-type="float">
            <text:p>-5</text:p>
          </table:table-cell>
          <table:table-cell table:formula="of:=IF([.A287]=&quot;down&quot;;[.B287];0)" office:value-type="float" office:value="0" calcext:value-type="float">
            <text:p>0</text:p>
          </table:table-cell>
          <table:table-cell table:formula="of:=[.D287]+[.E287]+[.F286]" office:value-type="float" office:value="291" calcext:value-type="float">
            <text:p>291</text:p>
          </table:table-cell>
          <table:table-cell table:formula="of:=IF([.A287]=&quot;forward&quot;;[.B287]*[.F287]+[.G286];[.G286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88]=&quot;forward&quot;;[.B288];0)" office:value-type="float" office:value="0" calcext:value-type="float">
            <text:p>0</text:p>
          </table:table-cell>
          <table:table-cell table:formula="of:=IF([.A288]=&quot;up&quot;;[.B288] * -1;0)" office:value-type="float" office:value="-4" calcext:value-type="float">
            <text:p>-4</text:p>
          </table:table-cell>
          <table:table-cell table:formula="of:=IF([.A288]=&quot;down&quot;;[.B288];0)" office:value-type="float" office:value="0" calcext:value-type="float">
            <text:p>0</text:p>
          </table:table-cell>
          <table:table-cell table:formula="of:=[.D288]+[.E288]+[.F287]" office:value-type="float" office:value="287" calcext:value-type="float">
            <text:p>287</text:p>
          </table:table-cell>
          <table:table-cell table:formula="of:=IF([.A288]=&quot;forward&quot;;[.B288]*[.F288]+[.G287];[.G287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89]=&quot;forward&quot;;[.B289];0)" office:value-type="float" office:value="0" calcext:value-type="float">
            <text:p>0</text:p>
          </table:table-cell>
          <table:table-cell table:formula="of:=IF([.A289]=&quot;up&quot;;[.B289] * -1;0)" office:value-type="float" office:value="0" calcext:value-type="float">
            <text:p>0</text:p>
          </table:table-cell>
          <table:table-cell table:formula="of:=IF([.A289]=&quot;down&quot;;[.B289];0)" office:value-type="float" office:value="8" calcext:value-type="float">
            <text:p>8</text:p>
          </table:table-cell>
          <table:table-cell table:formula="of:=[.D289]+[.E289]+[.F288]" office:value-type="float" office:value="295" calcext:value-type="float">
            <text:p>295</text:p>
          </table:table-cell>
          <table:table-cell table:formula="of:=IF([.A289]=&quot;forward&quot;;[.B289]*[.F289]+[.G288];[.G288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90]=&quot;forward&quot;;[.B290];0)" office:value-type="float" office:value="0" calcext:value-type="float">
            <text:p>0</text:p>
          </table:table-cell>
          <table:table-cell table:formula="of:=IF([.A290]=&quot;up&quot;;[.B290] * -1;0)" office:value-type="float" office:value="0" calcext:value-type="float">
            <text:p>0</text:p>
          </table:table-cell>
          <table:table-cell table:formula="of:=IF([.A290]=&quot;down&quot;;[.B290];0)" office:value-type="float" office:value="5" calcext:value-type="float">
            <text:p>5</text:p>
          </table:table-cell>
          <table:table-cell table:formula="of:=[.D290]+[.E290]+[.F289]" office:value-type="float" office:value="300" calcext:value-type="float">
            <text:p>300</text:p>
          </table:table-cell>
          <table:table-cell table:formula="of:=IF([.A290]=&quot;forward&quot;;[.B290]*[.F290]+[.G289];[.G289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91]=&quot;forward&quot;;[.B291];0)" office:value-type="float" office:value="0" calcext:value-type="float">
            <text:p>0</text:p>
          </table:table-cell>
          <table:table-cell table:formula="of:=IF([.A291]=&quot;up&quot;;[.B291] * -1;0)" office:value-type="float" office:value="0" calcext:value-type="float">
            <text:p>0</text:p>
          </table:table-cell>
          <table:table-cell table:formula="of:=IF([.A291]=&quot;down&quot;;[.B291];0)" office:value-type="float" office:value="3" calcext:value-type="float">
            <text:p>3</text:p>
          </table:table-cell>
          <table:table-cell table:formula="of:=[.D291]+[.E291]+[.F290]" office:value-type="float" office:value="303" calcext:value-type="float">
            <text:p>303</text:p>
          </table:table-cell>
          <table:table-cell table:formula="of:=IF([.A291]=&quot;forward&quot;;[.B291]*[.F291]+[.G290];[.G290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92]=&quot;forward&quot;;[.B292];0)" office:value-type="float" office:value="0" calcext:value-type="float">
            <text:p>0</text:p>
          </table:table-cell>
          <table:table-cell table:formula="of:=IF([.A292]=&quot;up&quot;;[.B292] * -1;0)" office:value-type="float" office:value="0" calcext:value-type="float">
            <text:p>0</text:p>
          </table:table-cell>
          <table:table-cell table:formula="of:=IF([.A292]=&quot;down&quot;;[.B292];0)" office:value-type="float" office:value="4" calcext:value-type="float">
            <text:p>4</text:p>
          </table:table-cell>
          <table:table-cell table:formula="of:=[.D292]+[.E292]+[.F291]" office:value-type="float" office:value="307" calcext:value-type="float">
            <text:p>307</text:p>
          </table:table-cell>
          <table:table-cell table:formula="of:=IF([.A292]=&quot;forward&quot;;[.B292]*[.F292]+[.G291];[.G291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93]=&quot;forward&quot;;[.B293];0)" office:value-type="float" office:value="0" calcext:value-type="float">
            <text:p>0</text:p>
          </table:table-cell>
          <table:table-cell table:formula="of:=IF([.A293]=&quot;up&quot;;[.B293] * -1;0)" office:value-type="float" office:value="-3" calcext:value-type="float">
            <text:p>-3</text:p>
          </table:table-cell>
          <table:table-cell table:formula="of:=IF([.A293]=&quot;down&quot;;[.B293];0)" office:value-type="float" office:value="0" calcext:value-type="float">
            <text:p>0</text:p>
          </table:table-cell>
          <table:table-cell table:formula="of:=[.D293]+[.E293]+[.F292]" office:value-type="float" office:value="304" calcext:value-type="float">
            <text:p>304</text:p>
          </table:table-cell>
          <table:table-cell table:formula="of:=IF([.A293]=&quot;forward&quot;;[.B293]*[.F293]+[.G292];[.G292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94]=&quot;forward&quot;;[.B294];0)" office:value-type="float" office:value="0" calcext:value-type="float">
            <text:p>0</text:p>
          </table:table-cell>
          <table:table-cell table:formula="of:=IF([.A294]=&quot;up&quot;;[.B294] * -1;0)" office:value-type="float" office:value="0" calcext:value-type="float">
            <text:p>0</text:p>
          </table:table-cell>
          <table:table-cell table:formula="of:=IF([.A294]=&quot;down&quot;;[.B294];0)" office:value-type="float" office:value="3" calcext:value-type="float">
            <text:p>3</text:p>
          </table:table-cell>
          <table:table-cell table:formula="of:=[.D294]+[.E294]+[.F293]" office:value-type="float" office:value="307" calcext:value-type="float">
            <text:p>307</text:p>
          </table:table-cell>
          <table:table-cell table:formula="of:=IF([.A294]=&quot;forward&quot;;[.B294]*[.F294]+[.G293];[.G293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95]=&quot;forward&quot;;[.B295];0)" office:value-type="float" office:value="0" calcext:value-type="float">
            <text:p>0</text:p>
          </table:table-cell>
          <table:table-cell table:formula="of:=IF([.A295]=&quot;up&quot;;[.B295] * -1;0)" office:value-type="float" office:value="0" calcext:value-type="float">
            <text:p>0</text:p>
          </table:table-cell>
          <table:table-cell table:formula="of:=IF([.A295]=&quot;down&quot;;[.B295];0)" office:value-type="float" office:value="2" calcext:value-type="float">
            <text:p>2</text:p>
          </table:table-cell>
          <table:table-cell table:formula="of:=[.D295]+[.E295]+[.F294]" office:value-type="float" office:value="309" calcext:value-type="float">
            <text:p>309</text:p>
          </table:table-cell>
          <table:table-cell table:formula="of:=IF([.A295]=&quot;forward&quot;;[.B295]*[.F295]+[.G294];[.G294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96]=&quot;forward&quot;;[.B296];0)" office:value-type="float" office:value="0" calcext:value-type="float">
            <text:p>0</text:p>
          </table:table-cell>
          <table:table-cell table:formula="of:=IF([.A296]=&quot;up&quot;;[.B296] * -1;0)" office:value-type="float" office:value="0" calcext:value-type="float">
            <text:p>0</text:p>
          </table:table-cell>
          <table:table-cell table:formula="of:=IF([.A296]=&quot;down&quot;;[.B296];0)" office:value-type="float" office:value="7" calcext:value-type="float">
            <text:p>7</text:p>
          </table:table-cell>
          <table:table-cell table:formula="of:=[.D296]+[.E296]+[.F295]" office:value-type="float" office:value="316" calcext:value-type="float">
            <text:p>316</text:p>
          </table:table-cell>
          <table:table-cell table:formula="of:=IF([.A296]=&quot;forward&quot;;[.B296]*[.F296]+[.G295];[.G295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97]=&quot;forward&quot;;[.B297];0)" office:value-type="float" office:value="0" calcext:value-type="float">
            <text:p>0</text:p>
          </table:table-cell>
          <table:table-cell table:formula="of:=IF([.A297]=&quot;up&quot;;[.B297] * -1;0)" office:value-type="float" office:value="-2" calcext:value-type="float">
            <text:p>-2</text:p>
          </table:table-cell>
          <table:table-cell table:formula="of:=IF([.A297]=&quot;down&quot;;[.B297];0)" office:value-type="float" office:value="0" calcext:value-type="float">
            <text:p>0</text:p>
          </table:table-cell>
          <table:table-cell table:formula="of:=[.D297]+[.E297]+[.F296]" office:value-type="float" office:value="314" calcext:value-type="float">
            <text:p>314</text:p>
          </table:table-cell>
          <table:table-cell table:formula="of:=IF([.A297]=&quot;forward&quot;;[.B297]*[.F297]+[.G296];[.G296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98]=&quot;forward&quot;;[.B298];0)" office:value-type="float" office:value="0" calcext:value-type="float">
            <text:p>0</text:p>
          </table:table-cell>
          <table:table-cell table:formula="of:=IF([.A298]=&quot;up&quot;;[.B298] * -1;0)" office:value-type="float" office:value="0" calcext:value-type="float">
            <text:p>0</text:p>
          </table:table-cell>
          <table:table-cell table:formula="of:=IF([.A298]=&quot;down&quot;;[.B298];0)" office:value-type="float" office:value="8" calcext:value-type="float">
            <text:p>8</text:p>
          </table:table-cell>
          <table:table-cell table:formula="of:=[.D298]+[.E298]+[.F297]" office:value-type="float" office:value="322" calcext:value-type="float">
            <text:p>322</text:p>
          </table:table-cell>
          <table:table-cell table:formula="of:=IF([.A298]=&quot;forward&quot;;[.B298]*[.F298]+[.G297];[.G297])" office:value-type="float" office:value="90228" calcext:value-type="float">
            <text:p>902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99]=&quot;forward&quot;;[.B299];0)" office:value-type="float" office:value="5" calcext:value-type="float">
            <text:p>5</text:p>
          </table:table-cell>
          <table:table-cell table:formula="of:=IF([.A299]=&quot;up&quot;;[.B299] * -1;0)" office:value-type="float" office:value="0" calcext:value-type="float">
            <text:p>0</text:p>
          </table:table-cell>
          <table:table-cell table:formula="of:=IF([.A299]=&quot;down&quot;;[.B299];0)" office:value-type="float" office:value="0" calcext:value-type="float">
            <text:p>0</text:p>
          </table:table-cell>
          <table:table-cell table:formula="of:=[.D299]+[.E299]+[.F298]" office:value-type="float" office:value="322" calcext:value-type="float">
            <text:p>322</text:p>
          </table:table-cell>
          <table:table-cell table:formula="of:=IF([.A299]=&quot;forward&quot;;[.B299]*[.F299]+[.G298];[.G298])" office:value-type="float" office:value="91838" calcext:value-type="float">
            <text:p>918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00]=&quot;forward&quot;;[.B300];0)" office:value-type="float" office:value="0" calcext:value-type="float">
            <text:p>0</text:p>
          </table:table-cell>
          <table:table-cell table:formula="of:=IF([.A300]=&quot;up&quot;;[.B300] * -1;0)" office:value-type="float" office:value="-1" calcext:value-type="float">
            <text:p>-1</text:p>
          </table:table-cell>
          <table:table-cell table:formula="of:=IF([.A300]=&quot;down&quot;;[.B300];0)" office:value-type="float" office:value="0" calcext:value-type="float">
            <text:p>0</text:p>
          </table:table-cell>
          <table:table-cell table:formula="of:=[.D300]+[.E300]+[.F299]" office:value-type="float" office:value="321" calcext:value-type="float">
            <text:p>321</text:p>
          </table:table-cell>
          <table:table-cell table:formula="of:=IF([.A300]=&quot;forward&quot;;[.B300]*[.F300]+[.G299];[.G299])" office:value-type="float" office:value="91838" calcext:value-type="float">
            <text:p>918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01]=&quot;forward&quot;;[.B301];0)" office:value-type="float" office:value="9" calcext:value-type="float">
            <text:p>9</text:p>
          </table:table-cell>
          <table:table-cell table:formula="of:=IF([.A301]=&quot;up&quot;;[.B301] * -1;0)" office:value-type="float" office:value="0" calcext:value-type="float">
            <text:p>0</text:p>
          </table:table-cell>
          <table:table-cell table:formula="of:=IF([.A301]=&quot;down&quot;;[.B301];0)" office:value-type="float" office:value="0" calcext:value-type="float">
            <text:p>0</text:p>
          </table:table-cell>
          <table:table-cell table:formula="of:=[.D301]+[.E301]+[.F300]" office:value-type="float" office:value="321" calcext:value-type="float">
            <text:p>321</text:p>
          </table:table-cell>
          <table:table-cell table:formula="of:=IF([.A301]=&quot;forward&quot;;[.B301]*[.F301]+[.G300];[.G300])" office:value-type="float" office:value="94727" calcext:value-type="float">
            <text:p>947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02]=&quot;forward&quot;;[.B302];0)" office:value-type="float" office:value="0" calcext:value-type="float">
            <text:p>0</text:p>
          </table:table-cell>
          <table:table-cell table:formula="of:=IF([.A302]=&quot;up&quot;;[.B302] * -1;0)" office:value-type="float" office:value="0" calcext:value-type="float">
            <text:p>0</text:p>
          </table:table-cell>
          <table:table-cell table:formula="of:=IF([.A302]=&quot;down&quot;;[.B302];0)" office:value-type="float" office:value="6" calcext:value-type="float">
            <text:p>6</text:p>
          </table:table-cell>
          <table:table-cell table:formula="of:=[.D302]+[.E302]+[.F301]" office:value-type="float" office:value="327" calcext:value-type="float">
            <text:p>327</text:p>
          </table:table-cell>
          <table:table-cell table:formula="of:=IF([.A302]=&quot;forward&quot;;[.B302]*[.F302]+[.G301];[.G301])" office:value-type="float" office:value="94727" calcext:value-type="float">
            <text:p>947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03]=&quot;forward&quot;;[.B303];0)" office:value-type="float" office:value="0" calcext:value-type="float">
            <text:p>0</text:p>
          </table:table-cell>
          <table:table-cell table:formula="of:=IF([.A303]=&quot;up&quot;;[.B303] * -1;0)" office:value-type="float" office:value="0" calcext:value-type="float">
            <text:p>0</text:p>
          </table:table-cell>
          <table:table-cell table:formula="of:=IF([.A303]=&quot;down&quot;;[.B303];0)" office:value-type="float" office:value="6" calcext:value-type="float">
            <text:p>6</text:p>
          </table:table-cell>
          <table:table-cell table:formula="of:=[.D303]+[.E303]+[.F302]" office:value-type="float" office:value="333" calcext:value-type="float">
            <text:p>333</text:p>
          </table:table-cell>
          <table:table-cell table:formula="of:=IF([.A303]=&quot;forward&quot;;[.B303]*[.F303]+[.G302];[.G302])" office:value-type="float" office:value="94727" calcext:value-type="float">
            <text:p>947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04]=&quot;forward&quot;;[.B304];0)" office:value-type="float" office:value="0" calcext:value-type="float">
            <text:p>0</text:p>
          </table:table-cell>
          <table:table-cell table:formula="of:=IF([.A304]=&quot;up&quot;;[.B304] * -1;0)" office:value-type="float" office:value="0" calcext:value-type="float">
            <text:p>0</text:p>
          </table:table-cell>
          <table:table-cell table:formula="of:=IF([.A304]=&quot;down&quot;;[.B304];0)" office:value-type="float" office:value="8" calcext:value-type="float">
            <text:p>8</text:p>
          </table:table-cell>
          <table:table-cell table:formula="of:=[.D304]+[.E304]+[.F303]" office:value-type="float" office:value="341" calcext:value-type="float">
            <text:p>341</text:p>
          </table:table-cell>
          <table:table-cell table:formula="of:=IF([.A304]=&quot;forward&quot;;[.B304]*[.F304]+[.G303];[.G303])" office:value-type="float" office:value="94727" calcext:value-type="float">
            <text:p>947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05]=&quot;forward&quot;;[.B305];0)" office:value-type="float" office:value="0" calcext:value-type="float">
            <text:p>0</text:p>
          </table:table-cell>
          <table:table-cell table:formula="of:=IF([.A305]=&quot;up&quot;;[.B305] * -1;0)" office:value-type="float" office:value="-4" calcext:value-type="float">
            <text:p>-4</text:p>
          </table:table-cell>
          <table:table-cell table:formula="of:=IF([.A305]=&quot;down&quot;;[.B305];0)" office:value-type="float" office:value="0" calcext:value-type="float">
            <text:p>0</text:p>
          </table:table-cell>
          <table:table-cell table:formula="of:=[.D305]+[.E305]+[.F304]" office:value-type="float" office:value="337" calcext:value-type="float">
            <text:p>337</text:p>
          </table:table-cell>
          <table:table-cell table:formula="of:=IF([.A305]=&quot;forward&quot;;[.B305]*[.F305]+[.G304];[.G304])" office:value-type="float" office:value="94727" calcext:value-type="float">
            <text:p>947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06]=&quot;forward&quot;;[.B306];0)" office:value-type="float" office:value="9" calcext:value-type="float">
            <text:p>9</text:p>
          </table:table-cell>
          <table:table-cell table:formula="of:=IF([.A306]=&quot;up&quot;;[.B306] * -1;0)" office:value-type="float" office:value="0" calcext:value-type="float">
            <text:p>0</text:p>
          </table:table-cell>
          <table:table-cell table:formula="of:=IF([.A306]=&quot;down&quot;;[.B306];0)" office:value-type="float" office:value="0" calcext:value-type="float">
            <text:p>0</text:p>
          </table:table-cell>
          <table:table-cell table:formula="of:=[.D306]+[.E306]+[.F305]" office:value-type="float" office:value="337" calcext:value-type="float">
            <text:p>337</text:p>
          </table:table-cell>
          <table:table-cell table:formula="of:=IF([.A306]=&quot;forward&quot;;[.B306]*[.F306]+[.G305];[.G305])" office:value-type="float" office:value="97760" calcext:value-type="float">
            <text:p>977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07]=&quot;forward&quot;;[.B307];0)" office:value-type="float" office:value="8" calcext:value-type="float">
            <text:p>8</text:p>
          </table:table-cell>
          <table:table-cell table:formula="of:=IF([.A307]=&quot;up&quot;;[.B307] * -1;0)" office:value-type="float" office:value="0" calcext:value-type="float">
            <text:p>0</text:p>
          </table:table-cell>
          <table:table-cell table:formula="of:=IF([.A307]=&quot;down&quot;;[.B307];0)" office:value-type="float" office:value="0" calcext:value-type="float">
            <text:p>0</text:p>
          </table:table-cell>
          <table:table-cell table:formula="of:=[.D307]+[.E307]+[.F306]" office:value-type="float" office:value="337" calcext:value-type="float">
            <text:p>337</text:p>
          </table:table-cell>
          <table:table-cell table:formula="of:=IF([.A307]=&quot;forward&quot;;[.B307]*[.F307]+[.G306];[.G306])" office:value-type="float" office:value="100456" calcext:value-type="float">
            <text:p>10045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08]=&quot;forward&quot;;[.B308];0)" office:value-type="float" office:value="0" calcext:value-type="float">
            <text:p>0</text:p>
          </table:table-cell>
          <table:table-cell table:formula="of:=IF([.A308]=&quot;up&quot;;[.B308] * -1;0)" office:value-type="float" office:value="-7" calcext:value-type="float">
            <text:p>-7</text:p>
          </table:table-cell>
          <table:table-cell table:formula="of:=IF([.A308]=&quot;down&quot;;[.B308];0)" office:value-type="float" office:value="0" calcext:value-type="float">
            <text:p>0</text:p>
          </table:table-cell>
          <table:table-cell table:formula="of:=[.D308]+[.E308]+[.F307]" office:value-type="float" office:value="330" calcext:value-type="float">
            <text:p>330</text:p>
          </table:table-cell>
          <table:table-cell table:formula="of:=IF([.A308]=&quot;forward&quot;;[.B308]*[.F308]+[.G307];[.G307])" office:value-type="float" office:value="100456" calcext:value-type="float">
            <text:p>1004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09]=&quot;forward&quot;;[.B309];0)" office:value-type="float" office:value="0" calcext:value-type="float">
            <text:p>0</text:p>
          </table:table-cell>
          <table:table-cell table:formula="of:=IF([.A309]=&quot;up&quot;;[.B309] * -1;0)" office:value-type="float" office:value="0" calcext:value-type="float">
            <text:p>0</text:p>
          </table:table-cell>
          <table:table-cell table:formula="of:=IF([.A309]=&quot;down&quot;;[.B309];0)" office:value-type="float" office:value="9" calcext:value-type="float">
            <text:p>9</text:p>
          </table:table-cell>
          <table:table-cell table:formula="of:=[.D309]+[.E309]+[.F308]" office:value-type="float" office:value="339" calcext:value-type="float">
            <text:p>339</text:p>
          </table:table-cell>
          <table:table-cell table:formula="of:=IF([.A309]=&quot;forward&quot;;[.B309]*[.F309]+[.G308];[.G308])" office:value-type="float" office:value="100456" calcext:value-type="float">
            <text:p>1004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10]=&quot;forward&quot;;[.B310];0)" office:value-type="float" office:value="0" calcext:value-type="float">
            <text:p>0</text:p>
          </table:table-cell>
          <table:table-cell table:formula="of:=IF([.A310]=&quot;up&quot;;[.B310] * -1;0)" office:value-type="float" office:value="0" calcext:value-type="float">
            <text:p>0</text:p>
          </table:table-cell>
          <table:table-cell table:formula="of:=IF([.A310]=&quot;down&quot;;[.B310];0)" office:value-type="float" office:value="4" calcext:value-type="float">
            <text:p>4</text:p>
          </table:table-cell>
          <table:table-cell table:formula="of:=[.D310]+[.E310]+[.F309]" office:value-type="float" office:value="343" calcext:value-type="float">
            <text:p>343</text:p>
          </table:table-cell>
          <table:table-cell table:formula="of:=IF([.A310]=&quot;forward&quot;;[.B310]*[.F310]+[.G309];[.G309])" office:value-type="float" office:value="100456" calcext:value-type="float">
            <text:p>1004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1]=&quot;forward&quot;;[.B311];0)" office:value-type="float" office:value="9" calcext:value-type="float">
            <text:p>9</text:p>
          </table:table-cell>
          <table:table-cell table:formula="of:=IF([.A311]=&quot;up&quot;;[.B311] * -1;0)" office:value-type="float" office:value="0" calcext:value-type="float">
            <text:p>0</text:p>
          </table:table-cell>
          <table:table-cell table:formula="of:=IF([.A311]=&quot;down&quot;;[.B311];0)" office:value-type="float" office:value="0" calcext:value-type="float">
            <text:p>0</text:p>
          </table:table-cell>
          <table:table-cell table:formula="of:=[.D311]+[.E311]+[.F310]" office:value-type="float" office:value="343" calcext:value-type="float">
            <text:p>343</text:p>
          </table:table-cell>
          <table:table-cell table:formula="of:=IF([.A311]=&quot;forward&quot;;[.B311]*[.F311]+[.G310];[.G310])" office:value-type="float" office:value="103543" calcext:value-type="float">
            <text:p>1035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2]=&quot;forward&quot;;[.B312];0)" office:value-type="float" office:value="9" calcext:value-type="float">
            <text:p>9</text:p>
          </table:table-cell>
          <table:table-cell table:formula="of:=IF([.A312]=&quot;up&quot;;[.B312] * -1;0)" office:value-type="float" office:value="0" calcext:value-type="float">
            <text:p>0</text:p>
          </table:table-cell>
          <table:table-cell table:formula="of:=IF([.A312]=&quot;down&quot;;[.B312];0)" office:value-type="float" office:value="0" calcext:value-type="float">
            <text:p>0</text:p>
          </table:table-cell>
          <table:table-cell table:formula="of:=[.D312]+[.E312]+[.F311]" office:value-type="float" office:value="343" calcext:value-type="float">
            <text:p>343</text:p>
          </table:table-cell>
          <table:table-cell table:formula="of:=IF([.A312]=&quot;forward&quot;;[.B312]*[.F312]+[.G311];[.G311])" office:value-type="float" office:value="106630" calcext:value-type="float">
            <text:p>1066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13]=&quot;forward&quot;;[.B313];0)" office:value-type="float" office:value="0" calcext:value-type="float">
            <text:p>0</text:p>
          </table:table-cell>
          <table:table-cell table:formula="of:=IF([.A313]=&quot;up&quot;;[.B313] * -1;0)" office:value-type="float" office:value="-2" calcext:value-type="float">
            <text:p>-2</text:p>
          </table:table-cell>
          <table:table-cell table:formula="of:=IF([.A313]=&quot;down&quot;;[.B313];0)" office:value-type="float" office:value="0" calcext:value-type="float">
            <text:p>0</text:p>
          </table:table-cell>
          <table:table-cell table:formula="of:=[.D313]+[.E313]+[.F312]" office:value-type="float" office:value="341" calcext:value-type="float">
            <text:p>341</text:p>
          </table:table-cell>
          <table:table-cell table:formula="of:=IF([.A313]=&quot;forward&quot;;[.B313]*[.F313]+[.G312];[.G312])" office:value-type="float" office:value="106630" calcext:value-type="float">
            <text:p>1066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14]=&quot;forward&quot;;[.B314];0)" office:value-type="float" office:value="0" calcext:value-type="float">
            <text:p>0</text:p>
          </table:table-cell>
          <table:table-cell table:formula="of:=IF([.A314]=&quot;up&quot;;[.B314] * -1;0)" office:value-type="float" office:value="0" calcext:value-type="float">
            <text:p>0</text:p>
          </table:table-cell>
          <table:table-cell table:formula="of:=IF([.A314]=&quot;down&quot;;[.B314];0)" office:value-type="float" office:value="1" calcext:value-type="float">
            <text:p>1</text:p>
          </table:table-cell>
          <table:table-cell table:formula="of:=[.D314]+[.E314]+[.F313]" office:value-type="float" office:value="342" calcext:value-type="float">
            <text:p>342</text:p>
          </table:table-cell>
          <table:table-cell table:formula="of:=IF([.A314]=&quot;forward&quot;;[.B314]*[.F314]+[.G313];[.G313])" office:value-type="float" office:value="106630" calcext:value-type="float">
            <text:p>1066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15]=&quot;forward&quot;;[.B315];0)" office:value-type="float" office:value="1" calcext:value-type="float">
            <text:p>1</text:p>
          </table:table-cell>
          <table:table-cell table:formula="of:=IF([.A315]=&quot;up&quot;;[.B315] * -1;0)" office:value-type="float" office:value="0" calcext:value-type="float">
            <text:p>0</text:p>
          </table:table-cell>
          <table:table-cell table:formula="of:=IF([.A315]=&quot;down&quot;;[.B315];0)" office:value-type="float" office:value="0" calcext:value-type="float">
            <text:p>0</text:p>
          </table:table-cell>
          <table:table-cell table:formula="of:=[.D315]+[.E315]+[.F314]" office:value-type="float" office:value="342" calcext:value-type="float">
            <text:p>342</text:p>
          </table:table-cell>
          <table:table-cell table:formula="of:=IF([.A315]=&quot;forward&quot;;[.B315]*[.F315]+[.G314];[.G314])" office:value-type="float" office:value="106972" calcext:value-type="float">
            <text:p>1069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16]=&quot;forward&quot;;[.B316];0)" office:value-type="float" office:value="4" calcext:value-type="float">
            <text:p>4</text:p>
          </table:table-cell>
          <table:table-cell table:formula="of:=IF([.A316]=&quot;up&quot;;[.B316] * -1;0)" office:value-type="float" office:value="0" calcext:value-type="float">
            <text:p>0</text:p>
          </table:table-cell>
          <table:table-cell table:formula="of:=IF([.A316]=&quot;down&quot;;[.B316];0)" office:value-type="float" office:value="0" calcext:value-type="float">
            <text:p>0</text:p>
          </table:table-cell>
          <table:table-cell table:formula="of:=[.D316]+[.E316]+[.F315]" office:value-type="float" office:value="342" calcext:value-type="float">
            <text:p>342</text:p>
          </table:table-cell>
          <table:table-cell table:formula="of:=IF([.A316]=&quot;forward&quot;;[.B316]*[.F316]+[.G315];[.G315])" office:value-type="float" office:value="108340" calcext:value-type="float">
            <text:p>1083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17]=&quot;forward&quot;;[.B317];0)" office:value-type="float" office:value="2" calcext:value-type="float">
            <text:p>2</text:p>
          </table:table-cell>
          <table:table-cell table:formula="of:=IF([.A317]=&quot;up&quot;;[.B317] * -1;0)" office:value-type="float" office:value="0" calcext:value-type="float">
            <text:p>0</text:p>
          </table:table-cell>
          <table:table-cell table:formula="of:=IF([.A317]=&quot;down&quot;;[.B317];0)" office:value-type="float" office:value="0" calcext:value-type="float">
            <text:p>0</text:p>
          </table:table-cell>
          <table:table-cell table:formula="of:=[.D317]+[.E317]+[.F316]" office:value-type="float" office:value="342" calcext:value-type="float">
            <text:p>342</text:p>
          </table:table-cell>
          <table:table-cell table:formula="of:=IF([.A317]=&quot;forward&quot;;[.B317]*[.F317]+[.G316];[.G316])" office:value-type="float" office:value="109024" calcext:value-type="float">
            <text:p>1090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8]=&quot;forward&quot;;[.B318];0)" office:value-type="float" office:value="9" calcext:value-type="float">
            <text:p>9</text:p>
          </table:table-cell>
          <table:table-cell table:formula="of:=IF([.A318]=&quot;up&quot;;[.B318] * -1;0)" office:value-type="float" office:value="0" calcext:value-type="float">
            <text:p>0</text:p>
          </table:table-cell>
          <table:table-cell table:formula="of:=IF([.A318]=&quot;down&quot;;[.B318];0)" office:value-type="float" office:value="0" calcext:value-type="float">
            <text:p>0</text:p>
          </table:table-cell>
          <table:table-cell table:formula="of:=[.D318]+[.E318]+[.F317]" office:value-type="float" office:value="342" calcext:value-type="float">
            <text:p>342</text:p>
          </table:table-cell>
          <table:table-cell table:formula="of:=IF([.A318]=&quot;forward&quot;;[.B318]*[.F318]+[.G317];[.G317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19]=&quot;forward&quot;;[.B319];0)" office:value-type="float" office:value="0" calcext:value-type="float">
            <text:p>0</text:p>
          </table:table-cell>
          <table:table-cell table:formula="of:=IF([.A319]=&quot;up&quot;;[.B319] * -1;0)" office:value-type="float" office:value="0" calcext:value-type="float">
            <text:p>0</text:p>
          </table:table-cell>
          <table:table-cell table:formula="of:=IF([.A319]=&quot;down&quot;;[.B319];0)" office:value-type="float" office:value="1" calcext:value-type="float">
            <text:p>1</text:p>
          </table:table-cell>
          <table:table-cell table:formula="of:=[.D319]+[.E319]+[.F318]" office:value-type="float" office:value="343" calcext:value-type="float">
            <text:p>343</text:p>
          </table:table-cell>
          <table:table-cell table:formula="of:=IF([.A319]=&quot;forward&quot;;[.B319]*[.F319]+[.G318];[.G318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20]=&quot;forward&quot;;[.B320];0)" office:value-type="float" office:value="0" calcext:value-type="float">
            <text:p>0</text:p>
          </table:table-cell>
          <table:table-cell table:formula="of:=IF([.A320]=&quot;up&quot;;[.B320] * -1;0)" office:value-type="float" office:value="0" calcext:value-type="float">
            <text:p>0</text:p>
          </table:table-cell>
          <table:table-cell table:formula="of:=IF([.A320]=&quot;down&quot;;[.B320];0)" office:value-type="float" office:value="3" calcext:value-type="float">
            <text:p>3</text:p>
          </table:table-cell>
          <table:table-cell table:formula="of:=[.D320]+[.E320]+[.F319]" office:value-type="float" office:value="346" calcext:value-type="float">
            <text:p>346</text:p>
          </table:table-cell>
          <table:table-cell table:formula="of:=IF([.A320]=&quot;forward&quot;;[.B320]*[.F320]+[.G319];[.G319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21]=&quot;forward&quot;;[.B321];0)" office:value-type="float" office:value="0" calcext:value-type="float">
            <text:p>0</text:p>
          </table:table-cell>
          <table:table-cell table:formula="of:=IF([.A321]=&quot;up&quot;;[.B321] * -1;0)" office:value-type="float" office:value="0" calcext:value-type="float">
            <text:p>0</text:p>
          </table:table-cell>
          <table:table-cell table:formula="of:=IF([.A321]=&quot;down&quot;;[.B321];0)" office:value-type="float" office:value="1" calcext:value-type="float">
            <text:p>1</text:p>
          </table:table-cell>
          <table:table-cell table:formula="of:=[.D321]+[.E321]+[.F320]" office:value-type="float" office:value="347" calcext:value-type="float">
            <text:p>347</text:p>
          </table:table-cell>
          <table:table-cell table:formula="of:=IF([.A321]=&quot;forward&quot;;[.B321]*[.F321]+[.G320];[.G320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22]=&quot;forward&quot;;[.B322];0)" office:value-type="float" office:value="0" calcext:value-type="float">
            <text:p>0</text:p>
          </table:table-cell>
          <table:table-cell table:formula="of:=IF([.A322]=&quot;up&quot;;[.B322] * -1;0)" office:value-type="float" office:value="0" calcext:value-type="float">
            <text:p>0</text:p>
          </table:table-cell>
          <table:table-cell table:formula="of:=IF([.A322]=&quot;down&quot;;[.B322];0)" office:value-type="float" office:value="3" calcext:value-type="float">
            <text:p>3</text:p>
          </table:table-cell>
          <table:table-cell table:formula="of:=[.D322]+[.E322]+[.F321]" office:value-type="float" office:value="350" calcext:value-type="float">
            <text:p>350</text:p>
          </table:table-cell>
          <table:table-cell table:formula="of:=IF([.A322]=&quot;forward&quot;;[.B322]*[.F322]+[.G321];[.G321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23]=&quot;forward&quot;;[.B323];0)" office:value-type="float" office:value="0" calcext:value-type="float">
            <text:p>0</text:p>
          </table:table-cell>
          <table:table-cell table:formula="of:=IF([.A323]=&quot;up&quot;;[.B323] * -1;0)" office:value-type="float" office:value="-5" calcext:value-type="float">
            <text:p>-5</text:p>
          </table:table-cell>
          <table:table-cell table:formula="of:=IF([.A323]=&quot;down&quot;;[.B323];0)" office:value-type="float" office:value="0" calcext:value-type="float">
            <text:p>0</text:p>
          </table:table-cell>
          <table:table-cell table:formula="of:=[.D323]+[.E323]+[.F322]" office:value-type="float" office:value="345" calcext:value-type="float">
            <text:p>345</text:p>
          </table:table-cell>
          <table:table-cell table:formula="of:=IF([.A323]=&quot;forward&quot;;[.B323]*[.F323]+[.G322];[.G322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4]=&quot;forward&quot;;[.B324];0)" office:value-type="float" office:value="0" calcext:value-type="float">
            <text:p>0</text:p>
          </table:table-cell>
          <table:table-cell table:formula="of:=IF([.A324]=&quot;up&quot;;[.B324] * -1;0)" office:value-type="float" office:value="0" calcext:value-type="float">
            <text:p>0</text:p>
          </table:table-cell>
          <table:table-cell table:formula="of:=IF([.A324]=&quot;down&quot;;[.B324];0)" office:value-type="float" office:value="2" calcext:value-type="float">
            <text:p>2</text:p>
          </table:table-cell>
          <table:table-cell table:formula="of:=[.D324]+[.E324]+[.F323]" office:value-type="float" office:value="347" calcext:value-type="float">
            <text:p>347</text:p>
          </table:table-cell>
          <table:table-cell table:formula="of:=IF([.A324]=&quot;forward&quot;;[.B324]*[.F324]+[.G323];[.G323])" office:value-type="float" office:value="112102" calcext:value-type="float">
            <text:p>1121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25]=&quot;forward&quot;;[.B325];0)" office:value-type="float" office:value="4" calcext:value-type="float">
            <text:p>4</text:p>
          </table:table-cell>
          <table:table-cell table:formula="of:=IF([.A325]=&quot;up&quot;;[.B325] * -1;0)" office:value-type="float" office:value="0" calcext:value-type="float">
            <text:p>0</text:p>
          </table:table-cell>
          <table:table-cell table:formula="of:=IF([.A325]=&quot;down&quot;;[.B325];0)" office:value-type="float" office:value="0" calcext:value-type="float">
            <text:p>0</text:p>
          </table:table-cell>
          <table:table-cell table:formula="of:=[.D325]+[.E325]+[.F324]" office:value-type="float" office:value="347" calcext:value-type="float">
            <text:p>347</text:p>
          </table:table-cell>
          <table:table-cell table:formula="of:=IF([.A325]=&quot;forward&quot;;[.B325]*[.F325]+[.G324];[.G324])" office:value-type="float" office:value="113490" calcext:value-type="float">
            <text:p>1134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6]=&quot;forward&quot;;[.B326];0)" office:value-type="float" office:value="0" calcext:value-type="float">
            <text:p>0</text:p>
          </table:table-cell>
          <table:table-cell table:formula="of:=IF([.A326]=&quot;up&quot;;[.B326] * -1;0)" office:value-type="float" office:value="0" calcext:value-type="float">
            <text:p>0</text:p>
          </table:table-cell>
          <table:table-cell table:formula="of:=IF([.A326]=&quot;down&quot;;[.B326];0)" office:value-type="float" office:value="2" calcext:value-type="float">
            <text:p>2</text:p>
          </table:table-cell>
          <table:table-cell table:formula="of:=[.D326]+[.E326]+[.F325]" office:value-type="float" office:value="349" calcext:value-type="float">
            <text:p>349</text:p>
          </table:table-cell>
          <table:table-cell table:formula="of:=IF([.A326]=&quot;forward&quot;;[.B326]*[.F326]+[.G325];[.G325])" office:value-type="float" office:value="113490" calcext:value-type="float">
            <text:p>1134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27]=&quot;forward&quot;;[.B327];0)" office:value-type="float" office:value="1" calcext:value-type="float">
            <text:p>1</text:p>
          </table:table-cell>
          <table:table-cell table:formula="of:=IF([.A327]=&quot;up&quot;;[.B327] * -1;0)" office:value-type="float" office:value="0" calcext:value-type="float">
            <text:p>0</text:p>
          </table:table-cell>
          <table:table-cell table:formula="of:=IF([.A327]=&quot;down&quot;;[.B327];0)" office:value-type="float" office:value="0" calcext:value-type="float">
            <text:p>0</text:p>
          </table:table-cell>
          <table:table-cell table:formula="of:=[.D327]+[.E327]+[.F326]" office:value-type="float" office:value="349" calcext:value-type="float">
            <text:p>349</text:p>
          </table:table-cell>
          <table:table-cell table:formula="of:=IF([.A327]=&quot;forward&quot;;[.B327]*[.F327]+[.G326];[.G326])" office:value-type="float" office:value="113839" calcext:value-type="float">
            <text:p>1138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28]=&quot;forward&quot;;[.B328];0)" office:value-type="float" office:value="0" calcext:value-type="float">
            <text:p>0</text:p>
          </table:table-cell>
          <table:table-cell table:formula="of:=IF([.A328]=&quot;up&quot;;[.B328] * -1;0)" office:value-type="float" office:value="0" calcext:value-type="float">
            <text:p>0</text:p>
          </table:table-cell>
          <table:table-cell table:formula="of:=IF([.A328]=&quot;down&quot;;[.B328];0)" office:value-type="float" office:value="6" calcext:value-type="float">
            <text:p>6</text:p>
          </table:table-cell>
          <table:table-cell table:formula="of:=[.D328]+[.E328]+[.F327]" office:value-type="float" office:value="355" calcext:value-type="float">
            <text:p>355</text:p>
          </table:table-cell>
          <table:table-cell table:formula="of:=IF([.A328]=&quot;forward&quot;;[.B328]*[.F328]+[.G327];[.G327])" office:value-type="float" office:value="113839" calcext:value-type="float">
            <text:p>1138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29]=&quot;forward&quot;;[.B329];0)" office:value-type="float" office:value="0" calcext:value-type="float">
            <text:p>0</text:p>
          </table:table-cell>
          <table:table-cell table:formula="of:=IF([.A329]=&quot;up&quot;;[.B329] * -1;0)" office:value-type="float" office:value="-9" calcext:value-type="float">
            <text:p>-9</text:p>
          </table:table-cell>
          <table:table-cell table:formula="of:=IF([.A329]=&quot;down&quot;;[.B329];0)" office:value-type="float" office:value="0" calcext:value-type="float">
            <text:p>0</text:p>
          </table:table-cell>
          <table:table-cell table:formula="of:=[.D329]+[.E329]+[.F328]" office:value-type="float" office:value="346" calcext:value-type="float">
            <text:p>346</text:p>
          </table:table-cell>
          <table:table-cell table:formula="of:=IF([.A329]=&quot;forward&quot;;[.B329]*[.F329]+[.G328];[.G328])" office:value-type="float" office:value="113839" calcext:value-type="float">
            <text:p>1138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30]=&quot;forward&quot;;[.B330];0)" office:value-type="float" office:value="0" calcext:value-type="float">
            <text:p>0</text:p>
          </table:table-cell>
          <table:table-cell table:formula="of:=IF([.A330]=&quot;up&quot;;[.B330] * -1;0)" office:value-type="float" office:value="0" calcext:value-type="float">
            <text:p>0</text:p>
          </table:table-cell>
          <table:table-cell table:formula="of:=IF([.A330]=&quot;down&quot;;[.B330];0)" office:value-type="float" office:value="3" calcext:value-type="float">
            <text:p>3</text:p>
          </table:table-cell>
          <table:table-cell table:formula="of:=[.D330]+[.E330]+[.F329]" office:value-type="float" office:value="349" calcext:value-type="float">
            <text:p>349</text:p>
          </table:table-cell>
          <table:table-cell table:formula="of:=IF([.A330]=&quot;forward&quot;;[.B330]*[.F330]+[.G329];[.G329])" office:value-type="float" office:value="113839" calcext:value-type="float">
            <text:p>1138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31]=&quot;forward&quot;;[.B331];0)" office:value-type="float" office:value="1" calcext:value-type="float">
            <text:p>1</text:p>
          </table:table-cell>
          <table:table-cell table:formula="of:=IF([.A331]=&quot;up&quot;;[.B331] * -1;0)" office:value-type="float" office:value="0" calcext:value-type="float">
            <text:p>0</text:p>
          </table:table-cell>
          <table:table-cell table:formula="of:=IF([.A331]=&quot;down&quot;;[.B331];0)" office:value-type="float" office:value="0" calcext:value-type="float">
            <text:p>0</text:p>
          </table:table-cell>
          <table:table-cell table:formula="of:=[.D331]+[.E331]+[.F330]" office:value-type="float" office:value="349" calcext:value-type="float">
            <text:p>349</text:p>
          </table:table-cell>
          <table:table-cell table:formula="of:=IF([.A331]=&quot;forward&quot;;[.B331]*[.F331]+[.G330];[.G330])" office:value-type="float" office:value="114188" calcext:value-type="float">
            <text:p>1141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32]=&quot;forward&quot;;[.B332];0)" office:value-type="float" office:value="5" calcext:value-type="float">
            <text:p>5</text:p>
          </table:table-cell>
          <table:table-cell table:formula="of:=IF([.A332]=&quot;up&quot;;[.B332] * -1;0)" office:value-type="float" office:value="0" calcext:value-type="float">
            <text:p>0</text:p>
          </table:table-cell>
          <table:table-cell table:formula="of:=IF([.A332]=&quot;down&quot;;[.B332];0)" office:value-type="float" office:value="0" calcext:value-type="float">
            <text:p>0</text:p>
          </table:table-cell>
          <table:table-cell table:formula="of:=[.D332]+[.E332]+[.F331]" office:value-type="float" office:value="349" calcext:value-type="float">
            <text:p>349</text:p>
          </table:table-cell>
          <table:table-cell table:formula="of:=IF([.A332]=&quot;forward&quot;;[.B332]*[.F332]+[.G331];[.G331])" office:value-type="float" office:value="115933" calcext:value-type="float">
            <text:p>1159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33]=&quot;forward&quot;;[.B333];0)" office:value-type="float" office:value="8" calcext:value-type="float">
            <text:p>8</text:p>
          </table:table-cell>
          <table:table-cell table:formula="of:=IF([.A333]=&quot;up&quot;;[.B333] * -1;0)" office:value-type="float" office:value="0" calcext:value-type="float">
            <text:p>0</text:p>
          </table:table-cell>
          <table:table-cell table:formula="of:=IF([.A333]=&quot;down&quot;;[.B333];0)" office:value-type="float" office:value="0" calcext:value-type="float">
            <text:p>0</text:p>
          </table:table-cell>
          <table:table-cell table:formula="of:=[.D333]+[.E333]+[.F332]" office:value-type="float" office:value="349" calcext:value-type="float">
            <text:p>349</text:p>
          </table:table-cell>
          <table:table-cell table:formula="of:=IF([.A333]=&quot;forward&quot;;[.B333]*[.F333]+[.G332];[.G332])" office:value-type="float" office:value="118725" calcext:value-type="float">
            <text:p>1187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34]=&quot;forward&quot;;[.B334];0)" office:value-type="float" office:value="0" calcext:value-type="float">
            <text:p>0</text:p>
          </table:table-cell>
          <table:table-cell table:formula="of:=IF([.A334]=&quot;up&quot;;[.B334] * -1;0)" office:value-type="float" office:value="0" calcext:value-type="float">
            <text:p>0</text:p>
          </table:table-cell>
          <table:table-cell table:formula="of:=IF([.A334]=&quot;down&quot;;[.B334];0)" office:value-type="float" office:value="5" calcext:value-type="float">
            <text:p>5</text:p>
          </table:table-cell>
          <table:table-cell table:formula="of:=[.D334]+[.E334]+[.F333]" office:value-type="float" office:value="354" calcext:value-type="float">
            <text:p>354</text:p>
          </table:table-cell>
          <table:table-cell table:formula="of:=IF([.A334]=&quot;forward&quot;;[.B334]*[.F334]+[.G333];[.G333])" office:value-type="float" office:value="118725" calcext:value-type="float">
            <text:p>1187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35]=&quot;forward&quot;;[.B335];0)" office:value-type="float" office:value="0" calcext:value-type="float">
            <text:p>0</text:p>
          </table:table-cell>
          <table:table-cell table:formula="of:=IF([.A335]=&quot;up&quot;;[.B335] * -1;0)" office:value-type="float" office:value="0" calcext:value-type="float">
            <text:p>0</text:p>
          </table:table-cell>
          <table:table-cell table:formula="of:=IF([.A335]=&quot;down&quot;;[.B335];0)" office:value-type="float" office:value="6" calcext:value-type="float">
            <text:p>6</text:p>
          </table:table-cell>
          <table:table-cell table:formula="of:=[.D335]+[.E335]+[.F334]" office:value-type="float" office:value="360" calcext:value-type="float">
            <text:p>360</text:p>
          </table:table-cell>
          <table:table-cell table:formula="of:=IF([.A335]=&quot;forward&quot;;[.B335]*[.F335]+[.G334];[.G334])" office:value-type="float" office:value="118725" calcext:value-type="float">
            <text:p>1187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36]=&quot;forward&quot;;[.B336];0)" office:value-type="float" office:value="0" calcext:value-type="float">
            <text:p>0</text:p>
          </table:table-cell>
          <table:table-cell table:formula="of:=IF([.A336]=&quot;up&quot;;[.B336] * -1;0)" office:value-type="float" office:value="0" calcext:value-type="float">
            <text:p>0</text:p>
          </table:table-cell>
          <table:table-cell table:formula="of:=IF([.A336]=&quot;down&quot;;[.B336];0)" office:value-type="float" office:value="9" calcext:value-type="float">
            <text:p>9</text:p>
          </table:table-cell>
          <table:table-cell table:formula="of:=[.D336]+[.E336]+[.F335]" office:value-type="float" office:value="369" calcext:value-type="float">
            <text:p>369</text:p>
          </table:table-cell>
          <table:table-cell table:formula="of:=IF([.A336]=&quot;forward&quot;;[.B336]*[.F336]+[.G335];[.G335])" office:value-type="float" office:value="118725" calcext:value-type="float">
            <text:p>1187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37]=&quot;forward&quot;;[.B337];0)" office:value-type="float" office:value="4" calcext:value-type="float">
            <text:p>4</text:p>
          </table:table-cell>
          <table:table-cell table:formula="of:=IF([.A337]=&quot;up&quot;;[.B337] * -1;0)" office:value-type="float" office:value="0" calcext:value-type="float">
            <text:p>0</text:p>
          </table:table-cell>
          <table:table-cell table:formula="of:=IF([.A337]=&quot;down&quot;;[.B337];0)" office:value-type="float" office:value="0" calcext:value-type="float">
            <text:p>0</text:p>
          </table:table-cell>
          <table:table-cell table:formula="of:=[.D337]+[.E337]+[.F336]" office:value-type="float" office:value="369" calcext:value-type="float">
            <text:p>369</text:p>
          </table:table-cell>
          <table:table-cell table:formula="of:=IF([.A337]=&quot;forward&quot;;[.B337]*[.F337]+[.G336];[.G336])" office:value-type="float" office:value="120201" calcext:value-type="float">
            <text:p>1202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38]=&quot;forward&quot;;[.B338];0)" office:value-type="float" office:value="0" calcext:value-type="float">
            <text:p>0</text:p>
          </table:table-cell>
          <table:table-cell table:formula="of:=IF([.A338]=&quot;up&quot;;[.B338] * -1;0)" office:value-type="float" office:value="0" calcext:value-type="float">
            <text:p>0</text:p>
          </table:table-cell>
          <table:table-cell table:formula="of:=IF([.A338]=&quot;down&quot;;[.B338];0)" office:value-type="float" office:value="7" calcext:value-type="float">
            <text:p>7</text:p>
          </table:table-cell>
          <table:table-cell table:formula="of:=[.D338]+[.E338]+[.F337]" office:value-type="float" office:value="376" calcext:value-type="float">
            <text:p>376</text:p>
          </table:table-cell>
          <table:table-cell table:formula="of:=IF([.A338]=&quot;forward&quot;;[.B338]*[.F338]+[.G337];[.G337])" office:value-type="float" office:value="120201" calcext:value-type="float">
            <text:p>12020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39]=&quot;forward&quot;;[.B339];0)" office:value-type="float" office:value="0" calcext:value-type="float">
            <text:p>0</text:p>
          </table:table-cell>
          <table:table-cell table:formula="of:=IF([.A339]=&quot;up&quot;;[.B339] * -1;0)" office:value-type="float" office:value="-8" calcext:value-type="float">
            <text:p>-8</text:p>
          </table:table-cell>
          <table:table-cell table:formula="of:=IF([.A339]=&quot;down&quot;;[.B339];0)" office:value-type="float" office:value="0" calcext:value-type="float">
            <text:p>0</text:p>
          </table:table-cell>
          <table:table-cell table:formula="of:=[.D339]+[.E339]+[.F338]" office:value-type="float" office:value="368" calcext:value-type="float">
            <text:p>368</text:p>
          </table:table-cell>
          <table:table-cell table:formula="of:=IF([.A339]=&quot;forward&quot;;[.B339]*[.F339]+[.G338];[.G338])" office:value-type="float" office:value="120201" calcext:value-type="float">
            <text:p>12020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40]=&quot;forward&quot;;[.B340];0)" office:value-type="float" office:value="8" calcext:value-type="float">
            <text:p>8</text:p>
          </table:table-cell>
          <table:table-cell table:formula="of:=IF([.A340]=&quot;up&quot;;[.B340] * -1;0)" office:value-type="float" office:value="0" calcext:value-type="float">
            <text:p>0</text:p>
          </table:table-cell>
          <table:table-cell table:formula="of:=IF([.A340]=&quot;down&quot;;[.B340];0)" office:value-type="float" office:value="0" calcext:value-type="float">
            <text:p>0</text:p>
          </table:table-cell>
          <table:table-cell table:formula="of:=[.D340]+[.E340]+[.F339]" office:value-type="float" office:value="368" calcext:value-type="float">
            <text:p>368</text:p>
          </table:table-cell>
          <table:table-cell table:formula="of:=IF([.A340]=&quot;forward&quot;;[.B340]*[.F340]+[.G339];[.G339])" office:value-type="float" office:value="123145" calcext:value-type="float">
            <text:p>12314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41]=&quot;forward&quot;;[.B341];0)" office:value-type="float" office:value="0" calcext:value-type="float">
            <text:p>0</text:p>
          </table:table-cell>
          <table:table-cell table:formula="of:=IF([.A341]=&quot;up&quot;;[.B341] * -1;0)" office:value-type="float" office:value="0" calcext:value-type="float">
            <text:p>0</text:p>
          </table:table-cell>
          <table:table-cell table:formula="of:=IF([.A341]=&quot;down&quot;;[.B341];0)" office:value-type="float" office:value="9" calcext:value-type="float">
            <text:p>9</text:p>
          </table:table-cell>
          <table:table-cell table:formula="of:=[.D341]+[.E341]+[.F340]" office:value-type="float" office:value="377" calcext:value-type="float">
            <text:p>377</text:p>
          </table:table-cell>
          <table:table-cell table:formula="of:=IF([.A341]=&quot;forward&quot;;[.B341]*[.F341]+[.G340];[.G340])" office:value-type="float" office:value="123145" calcext:value-type="float">
            <text:p>1231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42]=&quot;forward&quot;;[.B342];0)" office:value-type="float" office:value="6" calcext:value-type="float">
            <text:p>6</text:p>
          </table:table-cell>
          <table:table-cell table:formula="of:=IF([.A342]=&quot;up&quot;;[.B342] * -1;0)" office:value-type="float" office:value="0" calcext:value-type="float">
            <text:p>0</text:p>
          </table:table-cell>
          <table:table-cell table:formula="of:=IF([.A342]=&quot;down&quot;;[.B342];0)" office:value-type="float" office:value="0" calcext:value-type="float">
            <text:p>0</text:p>
          </table:table-cell>
          <table:table-cell table:formula="of:=[.D342]+[.E342]+[.F341]" office:value-type="float" office:value="377" calcext:value-type="float">
            <text:p>377</text:p>
          </table:table-cell>
          <table:table-cell table:formula="of:=IF([.A342]=&quot;forward&quot;;[.B342]*[.F342]+[.G341];[.G341])" office:value-type="float" office:value="125407" calcext:value-type="float">
            <text:p>12540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43]=&quot;forward&quot;;[.B343];0)" office:value-type="float" office:value="0" calcext:value-type="float">
            <text:p>0</text:p>
          </table:table-cell>
          <table:table-cell table:formula="of:=IF([.A343]=&quot;up&quot;;[.B343] * -1;0)" office:value-type="float" office:value="0" calcext:value-type="float">
            <text:p>0</text:p>
          </table:table-cell>
          <table:table-cell table:formula="of:=IF([.A343]=&quot;down&quot;;[.B343];0)" office:value-type="float" office:value="8" calcext:value-type="float">
            <text:p>8</text:p>
          </table:table-cell>
          <table:table-cell table:formula="of:=[.D343]+[.E343]+[.F342]" office:value-type="float" office:value="385" calcext:value-type="float">
            <text:p>385</text:p>
          </table:table-cell>
          <table:table-cell table:formula="of:=IF([.A343]=&quot;forward&quot;;[.B343]*[.F343]+[.G342];[.G342])" office:value-type="float" office:value="125407" calcext:value-type="float">
            <text:p>1254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44]=&quot;forward&quot;;[.B344];0)" office:value-type="float" office:value="0" calcext:value-type="float">
            <text:p>0</text:p>
          </table:table-cell>
          <table:table-cell table:formula="of:=IF([.A344]=&quot;up&quot;;[.B344] * -1;0)" office:value-type="float" office:value="-3" calcext:value-type="float">
            <text:p>-3</text:p>
          </table:table-cell>
          <table:table-cell table:formula="of:=IF([.A344]=&quot;down&quot;;[.B344];0)" office:value-type="float" office:value="0" calcext:value-type="float">
            <text:p>0</text:p>
          </table:table-cell>
          <table:table-cell table:formula="of:=[.D344]+[.E344]+[.F343]" office:value-type="float" office:value="382" calcext:value-type="float">
            <text:p>382</text:p>
          </table:table-cell>
          <table:table-cell table:formula="of:=IF([.A344]=&quot;forward&quot;;[.B344]*[.F344]+[.G343];[.G343])" office:value-type="float" office:value="125407" calcext:value-type="float">
            <text:p>1254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45]=&quot;forward&quot;;[.B345];0)" office:value-type="float" office:value="4" calcext:value-type="float">
            <text:p>4</text:p>
          </table:table-cell>
          <table:table-cell table:formula="of:=IF([.A345]=&quot;up&quot;;[.B345] * -1;0)" office:value-type="float" office:value="0" calcext:value-type="float">
            <text:p>0</text:p>
          </table:table-cell>
          <table:table-cell table:formula="of:=IF([.A345]=&quot;down&quot;;[.B345];0)" office:value-type="float" office:value="0" calcext:value-type="float">
            <text:p>0</text:p>
          </table:table-cell>
          <table:table-cell table:formula="of:=[.D345]+[.E345]+[.F344]" office:value-type="float" office:value="382" calcext:value-type="float">
            <text:p>382</text:p>
          </table:table-cell>
          <table:table-cell table:formula="of:=IF([.A345]=&quot;forward&quot;;[.B345]*[.F345]+[.G344];[.G344])" office:value-type="float" office:value="126935" calcext:value-type="float">
            <text:p>1269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46]=&quot;forward&quot;;[.B346];0)" office:value-type="float" office:value="0" calcext:value-type="float">
            <text:p>0</text:p>
          </table:table-cell>
          <table:table-cell table:formula="of:=IF([.A346]=&quot;up&quot;;[.B346] * -1;0)" office:value-type="float" office:value="-9" calcext:value-type="float">
            <text:p>-9</text:p>
          </table:table-cell>
          <table:table-cell table:formula="of:=IF([.A346]=&quot;down&quot;;[.B346];0)" office:value-type="float" office:value="0" calcext:value-type="float">
            <text:p>0</text:p>
          </table:table-cell>
          <table:table-cell table:formula="of:=[.D346]+[.E346]+[.F345]" office:value-type="float" office:value="373" calcext:value-type="float">
            <text:p>373</text:p>
          </table:table-cell>
          <table:table-cell table:formula="of:=IF([.A346]=&quot;forward&quot;;[.B346]*[.F346]+[.G345];[.G345])" office:value-type="float" office:value="126935" calcext:value-type="float">
            <text:p>1269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47]=&quot;forward&quot;;[.B347];0)" office:value-type="float" office:value="0" calcext:value-type="float">
            <text:p>0</text:p>
          </table:table-cell>
          <table:table-cell table:formula="of:=IF([.A347]=&quot;up&quot;;[.B347] * -1;0)" office:value-type="float" office:value="0" calcext:value-type="float">
            <text:p>0</text:p>
          </table:table-cell>
          <table:table-cell table:formula="of:=IF([.A347]=&quot;down&quot;;[.B347];0)" office:value-type="float" office:value="7" calcext:value-type="float">
            <text:p>7</text:p>
          </table:table-cell>
          <table:table-cell table:formula="of:=[.D347]+[.E347]+[.F346]" office:value-type="float" office:value="380" calcext:value-type="float">
            <text:p>380</text:p>
          </table:table-cell>
          <table:table-cell table:formula="of:=IF([.A347]=&quot;forward&quot;;[.B347]*[.F347]+[.G346];[.G346])" office:value-type="float" office:value="126935" calcext:value-type="float">
            <text:p>1269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48]=&quot;forward&quot;;[.B348];0)" office:value-type="float" office:value="0" calcext:value-type="float">
            <text:p>0</text:p>
          </table:table-cell>
          <table:table-cell table:formula="of:=IF([.A348]=&quot;up&quot;;[.B348] * -1;0)" office:value-type="float" office:value="-7" calcext:value-type="float">
            <text:p>-7</text:p>
          </table:table-cell>
          <table:table-cell table:formula="of:=IF([.A348]=&quot;down&quot;;[.B348];0)" office:value-type="float" office:value="0" calcext:value-type="float">
            <text:p>0</text:p>
          </table:table-cell>
          <table:table-cell table:formula="of:=[.D348]+[.E348]+[.F347]" office:value-type="float" office:value="373" calcext:value-type="float">
            <text:p>373</text:p>
          </table:table-cell>
          <table:table-cell table:formula="of:=IF([.A348]=&quot;forward&quot;;[.B348]*[.F348]+[.G347];[.G347])" office:value-type="float" office:value="126935" calcext:value-type="float">
            <text:p>1269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49]=&quot;forward&quot;;[.B349];0)" office:value-type="float" office:value="6" calcext:value-type="float">
            <text:p>6</text:p>
          </table:table-cell>
          <table:table-cell table:formula="of:=IF([.A349]=&quot;up&quot;;[.B349] * -1;0)" office:value-type="float" office:value="0" calcext:value-type="float">
            <text:p>0</text:p>
          </table:table-cell>
          <table:table-cell table:formula="of:=IF([.A349]=&quot;down&quot;;[.B349];0)" office:value-type="float" office:value="0" calcext:value-type="float">
            <text:p>0</text:p>
          </table:table-cell>
          <table:table-cell table:formula="of:=[.D349]+[.E349]+[.F348]" office:value-type="float" office:value="373" calcext:value-type="float">
            <text:p>373</text:p>
          </table:table-cell>
          <table:table-cell table:formula="of:=IF([.A349]=&quot;forward&quot;;[.B349]*[.F349]+[.G348];[.G348])" office:value-type="float" office:value="129173" calcext:value-type="float">
            <text:p>1291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50]=&quot;forward&quot;;[.B350];0)" office:value-type="float" office:value="1" calcext:value-type="float">
            <text:p>1</text:p>
          </table:table-cell>
          <table:table-cell table:formula="of:=IF([.A350]=&quot;up&quot;;[.B350] * -1;0)" office:value-type="float" office:value="0" calcext:value-type="float">
            <text:p>0</text:p>
          </table:table-cell>
          <table:table-cell table:formula="of:=IF([.A350]=&quot;down&quot;;[.B350];0)" office:value-type="float" office:value="0" calcext:value-type="float">
            <text:p>0</text:p>
          </table:table-cell>
          <table:table-cell table:formula="of:=[.D350]+[.E350]+[.F349]" office:value-type="float" office:value="373" calcext:value-type="float">
            <text:p>373</text:p>
          </table:table-cell>
          <table:table-cell table:formula="of:=IF([.A350]=&quot;forward&quot;;[.B350]*[.F350]+[.G349];[.G349])" office:value-type="float" office:value="129546" calcext:value-type="float">
            <text:p>1295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51]=&quot;forward&quot;;[.B351];0)" office:value-type="float" office:value="0" calcext:value-type="float">
            <text:p>0</text:p>
          </table:table-cell>
          <table:table-cell table:formula="of:=IF([.A351]=&quot;up&quot;;[.B351] * -1;0)" office:value-type="float" office:value="-9" calcext:value-type="float">
            <text:p>-9</text:p>
          </table:table-cell>
          <table:table-cell table:formula="of:=IF([.A351]=&quot;down&quot;;[.B351];0)" office:value-type="float" office:value="0" calcext:value-type="float">
            <text:p>0</text:p>
          </table:table-cell>
          <table:table-cell table:formula="of:=[.D351]+[.E351]+[.F350]" office:value-type="float" office:value="364" calcext:value-type="float">
            <text:p>364</text:p>
          </table:table-cell>
          <table:table-cell table:formula="of:=IF([.A351]=&quot;forward&quot;;[.B351]*[.F351]+[.G350];[.G350])" office:value-type="float" office:value="129546" calcext:value-type="float">
            <text:p>12954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52]=&quot;forward&quot;;[.B352];0)" office:value-type="float" office:value="0" calcext:value-type="float">
            <text:p>0</text:p>
          </table:table-cell>
          <table:table-cell table:formula="of:=IF([.A352]=&quot;up&quot;;[.B352] * -1;0)" office:value-type="float" office:value="0" calcext:value-type="float">
            <text:p>0</text:p>
          </table:table-cell>
          <table:table-cell table:formula="of:=IF([.A352]=&quot;down&quot;;[.B352];0)" office:value-type="float" office:value="7" calcext:value-type="float">
            <text:p>7</text:p>
          </table:table-cell>
          <table:table-cell table:formula="of:=[.D352]+[.E352]+[.F351]" office:value-type="float" office:value="371" calcext:value-type="float">
            <text:p>371</text:p>
          </table:table-cell>
          <table:table-cell table:formula="of:=IF([.A352]=&quot;forward&quot;;[.B352]*[.F352]+[.G351];[.G351])" office:value-type="float" office:value="129546" calcext:value-type="float">
            <text:p>1295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53]=&quot;forward&quot;;[.B353];0)" office:value-type="float" office:value="0" calcext:value-type="float">
            <text:p>0</text:p>
          </table:table-cell>
          <table:table-cell table:formula="of:=IF([.A353]=&quot;up&quot;;[.B353] * -1;0)" office:value-type="float" office:value="-7" calcext:value-type="float">
            <text:p>-7</text:p>
          </table:table-cell>
          <table:table-cell table:formula="of:=IF([.A353]=&quot;down&quot;;[.B353];0)" office:value-type="float" office:value="0" calcext:value-type="float">
            <text:p>0</text:p>
          </table:table-cell>
          <table:table-cell table:formula="of:=[.D353]+[.E353]+[.F352]" office:value-type="float" office:value="364" calcext:value-type="float">
            <text:p>364</text:p>
          </table:table-cell>
          <table:table-cell table:formula="of:=IF([.A353]=&quot;forward&quot;;[.B353]*[.F353]+[.G352];[.G352])" office:value-type="float" office:value="129546" calcext:value-type="float">
            <text:p>12954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54]=&quot;forward&quot;;[.B354];0)" office:value-type="float" office:value="0" calcext:value-type="float">
            <text:p>0</text:p>
          </table:table-cell>
          <table:table-cell table:formula="of:=IF([.A354]=&quot;up&quot;;[.B354] * -1;0)" office:value-type="float" office:value="0" calcext:value-type="float">
            <text:p>0</text:p>
          </table:table-cell>
          <table:table-cell table:formula="of:=IF([.A354]=&quot;down&quot;;[.B354];0)" office:value-type="float" office:value="5" calcext:value-type="float">
            <text:p>5</text:p>
          </table:table-cell>
          <table:table-cell table:formula="of:=[.D354]+[.E354]+[.F353]" office:value-type="float" office:value="369" calcext:value-type="float">
            <text:p>369</text:p>
          </table:table-cell>
          <table:table-cell table:formula="of:=IF([.A354]=&quot;forward&quot;;[.B354]*[.F354]+[.G353];[.G353])" office:value-type="float" office:value="129546" calcext:value-type="float">
            <text:p>1295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55]=&quot;forward&quot;;[.B355];0)" office:value-type="float" office:value="6" calcext:value-type="float">
            <text:p>6</text:p>
          </table:table-cell>
          <table:table-cell table:formula="of:=IF([.A355]=&quot;up&quot;;[.B355] * -1;0)" office:value-type="float" office:value="0" calcext:value-type="float">
            <text:p>0</text:p>
          </table:table-cell>
          <table:table-cell table:formula="of:=IF([.A355]=&quot;down&quot;;[.B355];0)" office:value-type="float" office:value="0" calcext:value-type="float">
            <text:p>0</text:p>
          </table:table-cell>
          <table:table-cell table:formula="of:=[.D355]+[.E355]+[.F354]" office:value-type="float" office:value="369" calcext:value-type="float">
            <text:p>369</text:p>
          </table:table-cell>
          <table:table-cell table:formula="of:=IF([.A355]=&quot;forward&quot;;[.B355]*[.F355]+[.G354];[.G354])" office:value-type="float" office:value="131760" calcext:value-type="float">
            <text:p>13176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56]=&quot;forward&quot;;[.B356];0)" office:value-type="float" office:value="0" calcext:value-type="float">
            <text:p>0</text:p>
          </table:table-cell>
          <table:table-cell table:formula="of:=IF([.A356]=&quot;up&quot;;[.B356] * -1;0)" office:value-type="float" office:value="-7" calcext:value-type="float">
            <text:p>-7</text:p>
          </table:table-cell>
          <table:table-cell table:formula="of:=IF([.A356]=&quot;down&quot;;[.B356];0)" office:value-type="float" office:value="0" calcext:value-type="float">
            <text:p>0</text:p>
          </table:table-cell>
          <table:table-cell table:formula="of:=[.D356]+[.E356]+[.F355]" office:value-type="float" office:value="362" calcext:value-type="float">
            <text:p>362</text:p>
          </table:table-cell>
          <table:table-cell table:formula="of:=IF([.A356]=&quot;forward&quot;;[.B356]*[.F356]+[.G355];[.G355])" office:value-type="float" office:value="131760" calcext:value-type="float">
            <text:p>1317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57]=&quot;forward&quot;;[.B357];0)" office:value-type="float" office:value="0" calcext:value-type="float">
            <text:p>0</text:p>
          </table:table-cell>
          <table:table-cell table:formula="of:=IF([.A357]=&quot;up&quot;;[.B357] * -1;0)" office:value-type="float" office:value="0" calcext:value-type="float">
            <text:p>0</text:p>
          </table:table-cell>
          <table:table-cell table:formula="of:=IF([.A357]=&quot;down&quot;;[.B357];0)" office:value-type="float" office:value="8" calcext:value-type="float">
            <text:p>8</text:p>
          </table:table-cell>
          <table:table-cell table:formula="of:=[.D357]+[.E357]+[.F356]" office:value-type="float" office:value="370" calcext:value-type="float">
            <text:p>370</text:p>
          </table:table-cell>
          <table:table-cell table:formula="of:=IF([.A357]=&quot;forward&quot;;[.B357]*[.F357]+[.G356];[.G356])" office:value-type="float" office:value="131760" calcext:value-type="float">
            <text:p>1317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58]=&quot;forward&quot;;[.B358];0)" office:value-type="float" office:value="0" calcext:value-type="float">
            <text:p>0</text:p>
          </table:table-cell>
          <table:table-cell table:formula="of:=IF([.A358]=&quot;up&quot;;[.B358] * -1;0)" office:value-type="float" office:value="0" calcext:value-type="float">
            <text:p>0</text:p>
          </table:table-cell>
          <table:table-cell table:formula="of:=IF([.A358]=&quot;down&quot;;[.B358];0)" office:value-type="float" office:value="8" calcext:value-type="float">
            <text:p>8</text:p>
          </table:table-cell>
          <table:table-cell table:formula="of:=[.D358]+[.E358]+[.F357]" office:value-type="float" office:value="378" calcext:value-type="float">
            <text:p>378</text:p>
          </table:table-cell>
          <table:table-cell table:formula="of:=IF([.A358]=&quot;forward&quot;;[.B358]*[.F358]+[.G357];[.G357])" office:value-type="float" office:value="131760" calcext:value-type="float">
            <text:p>1317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59]=&quot;forward&quot;;[.B359];0)" office:value-type="float" office:value="4" calcext:value-type="float">
            <text:p>4</text:p>
          </table:table-cell>
          <table:table-cell table:formula="of:=IF([.A359]=&quot;up&quot;;[.B359] * -1;0)" office:value-type="float" office:value="0" calcext:value-type="float">
            <text:p>0</text:p>
          </table:table-cell>
          <table:table-cell table:formula="of:=IF([.A359]=&quot;down&quot;;[.B359];0)" office:value-type="float" office:value="0" calcext:value-type="float">
            <text:p>0</text:p>
          </table:table-cell>
          <table:table-cell table:formula="of:=[.D359]+[.E359]+[.F358]" office:value-type="float" office:value="378" calcext:value-type="float">
            <text:p>378</text:p>
          </table:table-cell>
          <table:table-cell table:formula="of:=IF([.A359]=&quot;forward&quot;;[.B359]*[.F359]+[.G358];[.G358])" office:value-type="float" office:value="133272" calcext:value-type="float">
            <text:p>13327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60]=&quot;forward&quot;;[.B360];0)" office:value-type="float" office:value="0" calcext:value-type="float">
            <text:p>0</text:p>
          </table:table-cell>
          <table:table-cell table:formula="of:=IF([.A360]=&quot;up&quot;;[.B360] * -1;0)" office:value-type="float" office:value="-4" calcext:value-type="float">
            <text:p>-4</text:p>
          </table:table-cell>
          <table:table-cell table:formula="of:=IF([.A360]=&quot;down&quot;;[.B360];0)" office:value-type="float" office:value="0" calcext:value-type="float">
            <text:p>0</text:p>
          </table:table-cell>
          <table:table-cell table:formula="of:=[.D360]+[.E360]+[.F359]" office:value-type="float" office:value="374" calcext:value-type="float">
            <text:p>374</text:p>
          </table:table-cell>
          <table:table-cell table:formula="of:=IF([.A360]=&quot;forward&quot;;[.B360]*[.F360]+[.G359];[.G359])" office:value-type="float" office:value="133272" calcext:value-type="float">
            <text:p>1332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61]=&quot;forward&quot;;[.B361];0)" office:value-type="float" office:value="1" calcext:value-type="float">
            <text:p>1</text:p>
          </table:table-cell>
          <table:table-cell table:formula="of:=IF([.A361]=&quot;up&quot;;[.B361] * -1;0)" office:value-type="float" office:value="0" calcext:value-type="float">
            <text:p>0</text:p>
          </table:table-cell>
          <table:table-cell table:formula="of:=IF([.A361]=&quot;down&quot;;[.B361];0)" office:value-type="float" office:value="0" calcext:value-type="float">
            <text:p>0</text:p>
          </table:table-cell>
          <table:table-cell table:formula="of:=[.D361]+[.E361]+[.F360]" office:value-type="float" office:value="374" calcext:value-type="float">
            <text:p>374</text:p>
          </table:table-cell>
          <table:table-cell table:formula="of:=IF([.A361]=&quot;forward&quot;;[.B361]*[.F361]+[.G360];[.G360])" office:value-type="float" office:value="133646" calcext:value-type="float">
            <text:p>1336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62]=&quot;forward&quot;;[.B362];0)" office:value-type="float" office:value="6" calcext:value-type="float">
            <text:p>6</text:p>
          </table:table-cell>
          <table:table-cell table:formula="of:=IF([.A362]=&quot;up&quot;;[.B362] * -1;0)" office:value-type="float" office:value="0" calcext:value-type="float">
            <text:p>0</text:p>
          </table:table-cell>
          <table:table-cell table:formula="of:=IF([.A362]=&quot;down&quot;;[.B362];0)" office:value-type="float" office:value="0" calcext:value-type="float">
            <text:p>0</text:p>
          </table:table-cell>
          <table:table-cell table:formula="of:=[.D362]+[.E362]+[.F361]" office:value-type="float" office:value="374" calcext:value-type="float">
            <text:p>374</text:p>
          </table:table-cell>
          <table:table-cell table:formula="of:=IF([.A362]=&quot;forward&quot;;[.B362]*[.F362]+[.G361];[.G361])" office:value-type="float" office:value="135890" calcext:value-type="float">
            <text:p>1358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63]=&quot;forward&quot;;[.B363];0)" office:value-type="float" office:value="0" calcext:value-type="float">
            <text:p>0</text:p>
          </table:table-cell>
          <table:table-cell table:formula="of:=IF([.A363]=&quot;up&quot;;[.B363] * -1;0)" office:value-type="float" office:value="0" calcext:value-type="float">
            <text:p>0</text:p>
          </table:table-cell>
          <table:table-cell table:formula="of:=IF([.A363]=&quot;down&quot;;[.B363];0)" office:value-type="float" office:value="4" calcext:value-type="float">
            <text:p>4</text:p>
          </table:table-cell>
          <table:table-cell table:formula="of:=[.D363]+[.E363]+[.F362]" office:value-type="float" office:value="378" calcext:value-type="float">
            <text:p>378</text:p>
          </table:table-cell>
          <table:table-cell table:formula="of:=IF([.A363]=&quot;forward&quot;;[.B363]*[.F363]+[.G362];[.G362])" office:value-type="float" office:value="135890" calcext:value-type="float">
            <text:p>13589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64]=&quot;forward&quot;;[.B364];0)" office:value-type="float" office:value="0" calcext:value-type="float">
            <text:p>0</text:p>
          </table:table-cell>
          <table:table-cell table:formula="of:=IF([.A364]=&quot;up&quot;;[.B364] * -1;0)" office:value-type="float" office:value="-9" calcext:value-type="float">
            <text:p>-9</text:p>
          </table:table-cell>
          <table:table-cell table:formula="of:=IF([.A364]=&quot;down&quot;;[.B364];0)" office:value-type="float" office:value="0" calcext:value-type="float">
            <text:p>0</text:p>
          </table:table-cell>
          <table:table-cell table:formula="of:=[.D364]+[.E364]+[.F363]" office:value-type="float" office:value="369" calcext:value-type="float">
            <text:p>369</text:p>
          </table:table-cell>
          <table:table-cell table:formula="of:=IF([.A364]=&quot;forward&quot;;[.B364]*[.F364]+[.G363];[.G363])" office:value-type="float" office:value="135890" calcext:value-type="float">
            <text:p>1358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65]=&quot;forward&quot;;[.B365];0)" office:value-type="float" office:value="4" calcext:value-type="float">
            <text:p>4</text:p>
          </table:table-cell>
          <table:table-cell table:formula="of:=IF([.A365]=&quot;up&quot;;[.B365] * -1;0)" office:value-type="float" office:value="0" calcext:value-type="float">
            <text:p>0</text:p>
          </table:table-cell>
          <table:table-cell table:formula="of:=IF([.A365]=&quot;down&quot;;[.B365];0)" office:value-type="float" office:value="0" calcext:value-type="float">
            <text:p>0</text:p>
          </table:table-cell>
          <table:table-cell table:formula="of:=[.D365]+[.E365]+[.F364]" office:value-type="float" office:value="369" calcext:value-type="float">
            <text:p>369</text:p>
          </table:table-cell>
          <table:table-cell table:formula="of:=IF([.A365]=&quot;forward&quot;;[.B365]*[.F365]+[.G364];[.G364])" office:value-type="float" office:value="137366" calcext:value-type="float">
            <text:p>1373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66]=&quot;forward&quot;;[.B366];0)" office:value-type="float" office:value="0" calcext:value-type="float">
            <text:p>0</text:p>
          </table:table-cell>
          <table:table-cell table:formula="of:=IF([.A366]=&quot;up&quot;;[.B366] * -1;0)" office:value-type="float" office:value="-1" calcext:value-type="float">
            <text:p>-1</text:p>
          </table:table-cell>
          <table:table-cell table:formula="of:=IF([.A366]=&quot;down&quot;;[.B366];0)" office:value-type="float" office:value="0" calcext:value-type="float">
            <text:p>0</text:p>
          </table:table-cell>
          <table:table-cell table:formula="of:=[.D366]+[.E366]+[.F365]" office:value-type="float" office:value="368" calcext:value-type="float">
            <text:p>368</text:p>
          </table:table-cell>
          <table:table-cell table:formula="of:=IF([.A366]=&quot;forward&quot;;[.B366]*[.F366]+[.G365];[.G365])" office:value-type="float" office:value="137366" calcext:value-type="float">
            <text:p>1373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67]=&quot;forward&quot;;[.B367];0)" office:value-type="float" office:value="0" calcext:value-type="float">
            <text:p>0</text:p>
          </table:table-cell>
          <table:table-cell table:formula="of:=IF([.A367]=&quot;up&quot;;[.B367] * -1;0)" office:value-type="float" office:value="-8" calcext:value-type="float">
            <text:p>-8</text:p>
          </table:table-cell>
          <table:table-cell table:formula="of:=IF([.A367]=&quot;down&quot;;[.B367];0)" office:value-type="float" office:value="0" calcext:value-type="float">
            <text:p>0</text:p>
          </table:table-cell>
          <table:table-cell table:formula="of:=[.D367]+[.E367]+[.F366]" office:value-type="float" office:value="360" calcext:value-type="float">
            <text:p>360</text:p>
          </table:table-cell>
          <table:table-cell table:formula="of:=IF([.A367]=&quot;forward&quot;;[.B367]*[.F367]+[.G366];[.G366])" office:value-type="float" office:value="137366" calcext:value-type="float">
            <text:p>1373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8]=&quot;forward&quot;;[.B368];0)" office:value-type="float" office:value="0" calcext:value-type="float">
            <text:p>0</text:p>
          </table:table-cell>
          <table:table-cell table:formula="of:=IF([.A368]=&quot;up&quot;;[.B368] * -1;0)" office:value-type="float" office:value="-6" calcext:value-type="float">
            <text:p>-6</text:p>
          </table:table-cell>
          <table:table-cell table:formula="of:=IF([.A368]=&quot;down&quot;;[.B368];0)" office:value-type="float" office:value="0" calcext:value-type="float">
            <text:p>0</text:p>
          </table:table-cell>
          <table:table-cell table:formula="of:=[.D368]+[.E368]+[.F367]" office:value-type="float" office:value="354" calcext:value-type="float">
            <text:p>354</text:p>
          </table:table-cell>
          <table:table-cell table:formula="of:=IF([.A368]=&quot;forward&quot;;[.B368]*[.F368]+[.G367];[.G367])" office:value-type="float" office:value="137366" calcext:value-type="float">
            <text:p>13736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69]=&quot;forward&quot;;[.B369];0)" office:value-type="float" office:value="9" calcext:value-type="float">
            <text:p>9</text:p>
          </table:table-cell>
          <table:table-cell table:formula="of:=IF([.A369]=&quot;up&quot;;[.B369] * -1;0)" office:value-type="float" office:value="0" calcext:value-type="float">
            <text:p>0</text:p>
          </table:table-cell>
          <table:table-cell table:formula="of:=IF([.A369]=&quot;down&quot;;[.B369];0)" office:value-type="float" office:value="0" calcext:value-type="float">
            <text:p>0</text:p>
          </table:table-cell>
          <table:table-cell table:formula="of:=[.D369]+[.E369]+[.F368]" office:value-type="float" office:value="354" calcext:value-type="float">
            <text:p>354</text:p>
          </table:table-cell>
          <table:table-cell table:formula="of:=IF([.A369]=&quot;forward&quot;;[.B369]*[.F369]+[.G368];[.G368])" office:value-type="float" office:value="140552" calcext:value-type="float">
            <text:p>1405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70]=&quot;forward&quot;;[.B370];0)" office:value-type="float" office:value="4" calcext:value-type="float">
            <text:p>4</text:p>
          </table:table-cell>
          <table:table-cell table:formula="of:=IF([.A370]=&quot;up&quot;;[.B370] * -1;0)" office:value-type="float" office:value="0" calcext:value-type="float">
            <text:p>0</text:p>
          </table:table-cell>
          <table:table-cell table:formula="of:=IF([.A370]=&quot;down&quot;;[.B370];0)" office:value-type="float" office:value="0" calcext:value-type="float">
            <text:p>0</text:p>
          </table:table-cell>
          <table:table-cell table:formula="of:=[.D370]+[.E370]+[.F369]" office:value-type="float" office:value="354" calcext:value-type="float">
            <text:p>354</text:p>
          </table:table-cell>
          <table:table-cell table:formula="of:=IF([.A370]=&quot;forward&quot;;[.B370]*[.F370]+[.G369];[.G369])" office:value-type="float" office:value="141968" calcext:value-type="float">
            <text:p>1419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71]=&quot;forward&quot;;[.B371];0)" office:value-type="float" office:value="7" calcext:value-type="float">
            <text:p>7</text:p>
          </table:table-cell>
          <table:table-cell table:formula="of:=IF([.A371]=&quot;up&quot;;[.B371] * -1;0)" office:value-type="float" office:value="0" calcext:value-type="float">
            <text:p>0</text:p>
          </table:table-cell>
          <table:table-cell table:formula="of:=IF([.A371]=&quot;down&quot;;[.B371];0)" office:value-type="float" office:value="0" calcext:value-type="float">
            <text:p>0</text:p>
          </table:table-cell>
          <table:table-cell table:formula="of:=[.D371]+[.E371]+[.F370]" office:value-type="float" office:value="354" calcext:value-type="float">
            <text:p>354</text:p>
          </table:table-cell>
          <table:table-cell table:formula="of:=IF([.A371]=&quot;forward&quot;;[.B371]*[.F371]+[.G370];[.G370])" office:value-type="float" office:value="144446" calcext:value-type="float">
            <text:p>1444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72]=&quot;forward&quot;;[.B372];0)" office:value-type="float" office:value="0" calcext:value-type="float">
            <text:p>0</text:p>
          </table:table-cell>
          <table:table-cell table:formula="of:=IF([.A372]=&quot;up&quot;;[.B372] * -1;0)" office:value-type="float" office:value="-1" calcext:value-type="float">
            <text:p>-1</text:p>
          </table:table-cell>
          <table:table-cell table:formula="of:=IF([.A372]=&quot;down&quot;;[.B372];0)" office:value-type="float" office:value="0" calcext:value-type="float">
            <text:p>0</text:p>
          </table:table-cell>
          <table:table-cell table:formula="of:=[.D372]+[.E372]+[.F371]" office:value-type="float" office:value="353" calcext:value-type="float">
            <text:p>353</text:p>
          </table:table-cell>
          <table:table-cell table:formula="of:=IF([.A372]=&quot;forward&quot;;[.B372]*[.F372]+[.G371];[.G371])" office:value-type="float" office:value="144446" calcext:value-type="float">
            <text:p>14444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73]=&quot;forward&quot;;[.B373];0)" office:value-type="float" office:value="0" calcext:value-type="float">
            <text:p>0</text:p>
          </table:table-cell>
          <table:table-cell table:formula="of:=IF([.A373]=&quot;up&quot;;[.B373] * -1;0)" office:value-type="float" office:value="0" calcext:value-type="float">
            <text:p>0</text:p>
          </table:table-cell>
          <table:table-cell table:formula="of:=IF([.A373]=&quot;down&quot;;[.B373];0)" office:value-type="float" office:value="5" calcext:value-type="float">
            <text:p>5</text:p>
          </table:table-cell>
          <table:table-cell table:formula="of:=[.D373]+[.E373]+[.F372]" office:value-type="float" office:value="358" calcext:value-type="float">
            <text:p>358</text:p>
          </table:table-cell>
          <table:table-cell table:formula="of:=IF([.A373]=&quot;forward&quot;;[.B373]*[.F373]+[.G372];[.G372])" office:value-type="float" office:value="144446" calcext:value-type="float">
            <text:p>1444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74]=&quot;forward&quot;;[.B374];0)" office:value-type="float" office:value="0" calcext:value-type="float">
            <text:p>0</text:p>
          </table:table-cell>
          <table:table-cell table:formula="of:=IF([.A374]=&quot;up&quot;;[.B374] * -1;0)" office:value-type="float" office:value="-5" calcext:value-type="float">
            <text:p>-5</text:p>
          </table:table-cell>
          <table:table-cell table:formula="of:=IF([.A374]=&quot;down&quot;;[.B374];0)" office:value-type="float" office:value="0" calcext:value-type="float">
            <text:p>0</text:p>
          </table:table-cell>
          <table:table-cell table:formula="of:=[.D374]+[.E374]+[.F373]" office:value-type="float" office:value="353" calcext:value-type="float">
            <text:p>353</text:p>
          </table:table-cell>
          <table:table-cell table:formula="of:=IF([.A374]=&quot;forward&quot;;[.B374]*[.F374]+[.G373];[.G373])" office:value-type="float" office:value="144446" calcext:value-type="float">
            <text:p>1444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75]=&quot;forward&quot;;[.B375];0)" office:value-type="float" office:value="0" calcext:value-type="float">
            <text:p>0</text:p>
          </table:table-cell>
          <table:table-cell table:formula="of:=IF([.A375]=&quot;up&quot;;[.B375] * -1;0)" office:value-type="float" office:value="-5" calcext:value-type="float">
            <text:p>-5</text:p>
          </table:table-cell>
          <table:table-cell table:formula="of:=IF([.A375]=&quot;down&quot;;[.B375];0)" office:value-type="float" office:value="0" calcext:value-type="float">
            <text:p>0</text:p>
          </table:table-cell>
          <table:table-cell table:formula="of:=[.D375]+[.E375]+[.F374]" office:value-type="float" office:value="348" calcext:value-type="float">
            <text:p>348</text:p>
          </table:table-cell>
          <table:table-cell table:formula="of:=IF([.A375]=&quot;forward&quot;;[.B375]*[.F375]+[.G374];[.G374])" office:value-type="float" office:value="144446" calcext:value-type="float">
            <text:p>1444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76]=&quot;forward&quot;;[.B376];0)" office:value-type="float" office:value="4" calcext:value-type="float">
            <text:p>4</text:p>
          </table:table-cell>
          <table:table-cell table:formula="of:=IF([.A376]=&quot;up&quot;;[.B376] * -1;0)" office:value-type="float" office:value="0" calcext:value-type="float">
            <text:p>0</text:p>
          </table:table-cell>
          <table:table-cell table:formula="of:=IF([.A376]=&quot;down&quot;;[.B376];0)" office:value-type="float" office:value="0" calcext:value-type="float">
            <text:p>0</text:p>
          </table:table-cell>
          <table:table-cell table:formula="of:=[.D376]+[.E376]+[.F375]" office:value-type="float" office:value="348" calcext:value-type="float">
            <text:p>348</text:p>
          </table:table-cell>
          <table:table-cell table:formula="of:=IF([.A376]=&quot;forward&quot;;[.B376]*[.F376]+[.G375];[.G375])" office:value-type="float" office:value="145838" calcext:value-type="float">
            <text:p>1458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77]=&quot;forward&quot;;[.B377];0)" office:value-type="float" office:value="0" calcext:value-type="float">
            <text:p>0</text:p>
          </table:table-cell>
          <table:table-cell table:formula="of:=IF([.A377]=&quot;up&quot;;[.B377] * -1;0)" office:value-type="float" office:value="0" calcext:value-type="float">
            <text:p>0</text:p>
          </table:table-cell>
          <table:table-cell table:formula="of:=IF([.A377]=&quot;down&quot;;[.B377];0)" office:value-type="float" office:value="9" calcext:value-type="float">
            <text:p>9</text:p>
          </table:table-cell>
          <table:table-cell table:formula="of:=[.D377]+[.E377]+[.F376]" office:value-type="float" office:value="357" calcext:value-type="float">
            <text:p>357</text:p>
          </table:table-cell>
          <table:table-cell table:formula="of:=IF([.A377]=&quot;forward&quot;;[.B377]*[.F377]+[.G376];[.G376])" office:value-type="float" office:value="145838" calcext:value-type="float">
            <text:p>1458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78]=&quot;forward&quot;;[.B378];0)" office:value-type="float" office:value="0" calcext:value-type="float">
            <text:p>0</text:p>
          </table:table-cell>
          <table:table-cell table:formula="of:=IF([.A378]=&quot;up&quot;;[.B378] * -1;0)" office:value-type="float" office:value="-8" calcext:value-type="float">
            <text:p>-8</text:p>
          </table:table-cell>
          <table:table-cell table:formula="of:=IF([.A378]=&quot;down&quot;;[.B378];0)" office:value-type="float" office:value="0" calcext:value-type="float">
            <text:p>0</text:p>
          </table:table-cell>
          <table:table-cell table:formula="of:=[.D378]+[.E378]+[.F377]" office:value-type="float" office:value="349" calcext:value-type="float">
            <text:p>349</text:p>
          </table:table-cell>
          <table:table-cell table:formula="of:=IF([.A378]=&quot;forward&quot;;[.B378]*[.F378]+[.G377];[.G377])" office:value-type="float" office:value="145838" calcext:value-type="float">
            <text:p>1458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79]=&quot;forward&quot;;[.B379];0)" office:value-type="float" office:value="0" calcext:value-type="float">
            <text:p>0</text:p>
          </table:table-cell>
          <table:table-cell table:formula="of:=IF([.A379]=&quot;up&quot;;[.B379] * -1;0)" office:value-type="float" office:value="0" calcext:value-type="float">
            <text:p>0</text:p>
          </table:table-cell>
          <table:table-cell table:formula="of:=IF([.A379]=&quot;down&quot;;[.B379];0)" office:value-type="float" office:value="6" calcext:value-type="float">
            <text:p>6</text:p>
          </table:table-cell>
          <table:table-cell table:formula="of:=[.D379]+[.E379]+[.F378]" office:value-type="float" office:value="355" calcext:value-type="float">
            <text:p>355</text:p>
          </table:table-cell>
          <table:table-cell table:formula="of:=IF([.A379]=&quot;forward&quot;;[.B379]*[.F379]+[.G378];[.G378])" office:value-type="float" office:value="145838" calcext:value-type="float">
            <text:p>1458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80]=&quot;forward&quot;;[.B380];0)" office:value-type="float" office:value="0" calcext:value-type="float">
            <text:p>0</text:p>
          </table:table-cell>
          <table:table-cell table:formula="of:=IF([.A380]=&quot;up&quot;;[.B380] * -1;0)" office:value-type="float" office:value="0" calcext:value-type="float">
            <text:p>0</text:p>
          </table:table-cell>
          <table:table-cell table:formula="of:=IF([.A380]=&quot;down&quot;;[.B380];0)" office:value-type="float" office:value="3" calcext:value-type="float">
            <text:p>3</text:p>
          </table:table-cell>
          <table:table-cell table:formula="of:=[.D380]+[.E380]+[.F379]" office:value-type="float" office:value="358" calcext:value-type="float">
            <text:p>358</text:p>
          </table:table-cell>
          <table:table-cell table:formula="of:=IF([.A380]=&quot;forward&quot;;[.B380]*[.F380]+[.G379];[.G379])" office:value-type="float" office:value="145838" calcext:value-type="float">
            <text:p>1458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81]=&quot;forward&quot;;[.B381];0)" office:value-type="float" office:value="0" calcext:value-type="float">
            <text:p>0</text:p>
          </table:table-cell>
          <table:table-cell table:formula="of:=IF([.A381]=&quot;up&quot;;[.B381] * -1;0)" office:value-type="float" office:value="0" calcext:value-type="float">
            <text:p>0</text:p>
          </table:table-cell>
          <table:table-cell table:formula="of:=IF([.A381]=&quot;down&quot;;[.B381];0)" office:value-type="float" office:value="6" calcext:value-type="float">
            <text:p>6</text:p>
          </table:table-cell>
          <table:table-cell table:formula="of:=[.D381]+[.E381]+[.F380]" office:value-type="float" office:value="364" calcext:value-type="float">
            <text:p>364</text:p>
          </table:table-cell>
          <table:table-cell table:formula="of:=IF([.A381]=&quot;forward&quot;;[.B381]*[.F381]+[.G380];[.G380])" office:value-type="float" office:value="145838" calcext:value-type="float">
            <text:p>1458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82]=&quot;forward&quot;;[.B382];0)" office:value-type="float" office:value="2" calcext:value-type="float">
            <text:p>2</text:p>
          </table:table-cell>
          <table:table-cell table:formula="of:=IF([.A382]=&quot;up&quot;;[.B382] * -1;0)" office:value-type="float" office:value="0" calcext:value-type="float">
            <text:p>0</text:p>
          </table:table-cell>
          <table:table-cell table:formula="of:=IF([.A382]=&quot;down&quot;;[.B382];0)" office:value-type="float" office:value="0" calcext:value-type="float">
            <text:p>0</text:p>
          </table:table-cell>
          <table:table-cell table:formula="of:=[.D382]+[.E382]+[.F381]" office:value-type="float" office:value="364" calcext:value-type="float">
            <text:p>364</text:p>
          </table:table-cell>
          <table:table-cell table:formula="of:=IF([.A382]=&quot;forward&quot;;[.B382]*[.F382]+[.G381];[.G381])" office:value-type="float" office:value="146566" calcext:value-type="float">
            <text:p>1465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83]=&quot;forward&quot;;[.B383];0)" office:value-type="float" office:value="0" calcext:value-type="float">
            <text:p>0</text:p>
          </table:table-cell>
          <table:table-cell table:formula="of:=IF([.A383]=&quot;up&quot;;[.B383] * -1;0)" office:value-type="float" office:value="-1" calcext:value-type="float">
            <text:p>-1</text:p>
          </table:table-cell>
          <table:table-cell table:formula="of:=IF([.A383]=&quot;down&quot;;[.B383];0)" office:value-type="float" office:value="0" calcext:value-type="float">
            <text:p>0</text:p>
          </table:table-cell>
          <table:table-cell table:formula="of:=[.D383]+[.E383]+[.F382]" office:value-type="float" office:value="363" calcext:value-type="float">
            <text:p>363</text:p>
          </table:table-cell>
          <table:table-cell table:formula="of:=IF([.A383]=&quot;forward&quot;;[.B383]*[.F383]+[.G382];[.G382])" office:value-type="float" office:value="146566" calcext:value-type="float">
            <text:p>14656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84]=&quot;forward&quot;;[.B384];0)" office:value-type="float" office:value="3" calcext:value-type="float">
            <text:p>3</text:p>
          </table:table-cell>
          <table:table-cell table:formula="of:=IF([.A384]=&quot;up&quot;;[.B384] * -1;0)" office:value-type="float" office:value="0" calcext:value-type="float">
            <text:p>0</text:p>
          </table:table-cell>
          <table:table-cell table:formula="of:=IF([.A384]=&quot;down&quot;;[.B384];0)" office:value-type="float" office:value="0" calcext:value-type="float">
            <text:p>0</text:p>
          </table:table-cell>
          <table:table-cell table:formula="of:=[.D384]+[.E384]+[.F383]" office:value-type="float" office:value="363" calcext:value-type="float">
            <text:p>363</text:p>
          </table:table-cell>
          <table:table-cell table:formula="of:=IF([.A384]=&quot;forward&quot;;[.B384]*[.F384]+[.G383];[.G383])" office:value-type="float" office:value="147655" calcext:value-type="float">
            <text:p>14765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85]=&quot;forward&quot;;[.B385];0)" office:value-type="float" office:value="0" calcext:value-type="float">
            <text:p>0</text:p>
          </table:table-cell>
          <table:table-cell table:formula="of:=IF([.A385]=&quot;up&quot;;[.B385] * -1;0)" office:value-type="float" office:value="-8" calcext:value-type="float">
            <text:p>-8</text:p>
          </table:table-cell>
          <table:table-cell table:formula="of:=IF([.A385]=&quot;down&quot;;[.B385];0)" office:value-type="float" office:value="0" calcext:value-type="float">
            <text:p>0</text:p>
          </table:table-cell>
          <table:table-cell table:formula="of:=[.D385]+[.E385]+[.F384]" office:value-type="float" office:value="355" calcext:value-type="float">
            <text:p>355</text:p>
          </table:table-cell>
          <table:table-cell table:formula="of:=IF([.A385]=&quot;forward&quot;;[.B385]*[.F385]+[.G384];[.G384])" office:value-type="float" office:value="147655" calcext:value-type="float">
            <text:p>14765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86]=&quot;forward&quot;;[.B386];0)" office:value-type="float" office:value="0" calcext:value-type="float">
            <text:p>0</text:p>
          </table:table-cell>
          <table:table-cell table:formula="of:=IF([.A386]=&quot;up&quot;;[.B386] * -1;0)" office:value-type="float" office:value="0" calcext:value-type="float">
            <text:p>0</text:p>
          </table:table-cell>
          <table:table-cell table:formula="of:=IF([.A386]=&quot;down&quot;;[.B386];0)" office:value-type="float" office:value="1" calcext:value-type="float">
            <text:p>1</text:p>
          </table:table-cell>
          <table:table-cell table:formula="of:=[.D386]+[.E386]+[.F385]" office:value-type="float" office:value="356" calcext:value-type="float">
            <text:p>356</text:p>
          </table:table-cell>
          <table:table-cell table:formula="of:=IF([.A386]=&quot;forward&quot;;[.B386]*[.F386]+[.G385];[.G385])" office:value-type="float" office:value="147655" calcext:value-type="float">
            <text:p>1476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87]=&quot;forward&quot;;[.B387];0)" office:value-type="float" office:value="5" calcext:value-type="float">
            <text:p>5</text:p>
          </table:table-cell>
          <table:table-cell table:formula="of:=IF([.A387]=&quot;up&quot;;[.B387] * -1;0)" office:value-type="float" office:value="0" calcext:value-type="float">
            <text:p>0</text:p>
          </table:table-cell>
          <table:table-cell table:formula="of:=IF([.A387]=&quot;down&quot;;[.B387];0)" office:value-type="float" office:value="0" calcext:value-type="float">
            <text:p>0</text:p>
          </table:table-cell>
          <table:table-cell table:formula="of:=[.D387]+[.E387]+[.F386]" office:value-type="float" office:value="356" calcext:value-type="float">
            <text:p>356</text:p>
          </table:table-cell>
          <table:table-cell table:formula="of:=IF([.A387]=&quot;forward&quot;;[.B387]*[.F387]+[.G386];[.G386])" office:value-type="float" office:value="149435" calcext:value-type="float">
            <text:p>1494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88]=&quot;forward&quot;;[.B388];0)" office:value-type="float" office:value="0" calcext:value-type="float">
            <text:p>0</text:p>
          </table:table-cell>
          <table:table-cell table:formula="of:=IF([.A388]=&quot;up&quot;;[.B388] * -1;0)" office:value-type="float" office:value="0" calcext:value-type="float">
            <text:p>0</text:p>
          </table:table-cell>
          <table:table-cell table:formula="of:=IF([.A388]=&quot;down&quot;;[.B388];0)" office:value-type="float" office:value="9" calcext:value-type="float">
            <text:p>9</text:p>
          </table:table-cell>
          <table:table-cell table:formula="of:=[.D388]+[.E388]+[.F387]" office:value-type="float" office:value="365" calcext:value-type="float">
            <text:p>365</text:p>
          </table:table-cell>
          <table:table-cell table:formula="of:=IF([.A388]=&quot;forward&quot;;[.B388]*[.F388]+[.G387];[.G387])" office:value-type="float" office:value="149435" calcext:value-type="float">
            <text:p>1494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89]=&quot;forward&quot;;[.B389];0)" office:value-type="float" office:value="4" calcext:value-type="float">
            <text:p>4</text:p>
          </table:table-cell>
          <table:table-cell table:formula="of:=IF([.A389]=&quot;up&quot;;[.B389] * -1;0)" office:value-type="float" office:value="0" calcext:value-type="float">
            <text:p>0</text:p>
          </table:table-cell>
          <table:table-cell table:formula="of:=IF([.A389]=&quot;down&quot;;[.B389];0)" office:value-type="float" office:value="0" calcext:value-type="float">
            <text:p>0</text:p>
          </table:table-cell>
          <table:table-cell table:formula="of:=[.D389]+[.E389]+[.F388]" office:value-type="float" office:value="365" calcext:value-type="float">
            <text:p>365</text:p>
          </table:table-cell>
          <table:table-cell table:formula="of:=IF([.A389]=&quot;forward&quot;;[.B389]*[.F389]+[.G388];[.G388])" office:value-type="float" office:value="150895" calcext:value-type="float">
            <text:p>1508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90]=&quot;forward&quot;;[.B390];0)" office:value-type="float" office:value="0" calcext:value-type="float">
            <text:p>0</text:p>
          </table:table-cell>
          <table:table-cell table:formula="of:=IF([.A390]=&quot;up&quot;;[.B390] * -1;0)" office:value-type="float" office:value="-5" calcext:value-type="float">
            <text:p>-5</text:p>
          </table:table-cell>
          <table:table-cell table:formula="of:=IF([.A390]=&quot;down&quot;;[.B390];0)" office:value-type="float" office:value="0" calcext:value-type="float">
            <text:p>0</text:p>
          </table:table-cell>
          <table:table-cell table:formula="of:=[.D390]+[.E390]+[.F389]" office:value-type="float" office:value="360" calcext:value-type="float">
            <text:p>360</text:p>
          </table:table-cell>
          <table:table-cell table:formula="of:=IF([.A390]=&quot;forward&quot;;[.B390]*[.F390]+[.G389];[.G389])" office:value-type="float" office:value="150895" calcext:value-type="float">
            <text:p>1508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91]=&quot;forward&quot;;[.B391];0)" office:value-type="float" office:value="3" calcext:value-type="float">
            <text:p>3</text:p>
          </table:table-cell>
          <table:table-cell table:formula="of:=IF([.A391]=&quot;up&quot;;[.B391] * -1;0)" office:value-type="float" office:value="0" calcext:value-type="float">
            <text:p>0</text:p>
          </table:table-cell>
          <table:table-cell table:formula="of:=IF([.A391]=&quot;down&quot;;[.B391];0)" office:value-type="float" office:value="0" calcext:value-type="float">
            <text:p>0</text:p>
          </table:table-cell>
          <table:table-cell table:formula="of:=[.D391]+[.E391]+[.F390]" office:value-type="float" office:value="360" calcext:value-type="float">
            <text:p>360</text:p>
          </table:table-cell>
          <table:table-cell table:formula="of:=IF([.A391]=&quot;forward&quot;;[.B391]*[.F391]+[.G390];[.G390])" office:value-type="float" office:value="151975" calcext:value-type="float">
            <text:p>1519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92]=&quot;forward&quot;;[.B392];0)" office:value-type="float" office:value="2" calcext:value-type="float">
            <text:p>2</text:p>
          </table:table-cell>
          <table:table-cell table:formula="of:=IF([.A392]=&quot;up&quot;;[.B392] * -1;0)" office:value-type="float" office:value="0" calcext:value-type="float">
            <text:p>0</text:p>
          </table:table-cell>
          <table:table-cell table:formula="of:=IF([.A392]=&quot;down&quot;;[.B392];0)" office:value-type="float" office:value="0" calcext:value-type="float">
            <text:p>0</text:p>
          </table:table-cell>
          <table:table-cell table:formula="of:=[.D392]+[.E392]+[.F391]" office:value-type="float" office:value="360" calcext:value-type="float">
            <text:p>360</text:p>
          </table:table-cell>
          <table:table-cell table:formula="of:=IF([.A392]=&quot;forward&quot;;[.B392]*[.F392]+[.G391];[.G391])" office:value-type="float" office:value="152695" calcext:value-type="float">
            <text:p>1526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93]=&quot;forward&quot;;[.B393];0)" office:value-type="float" office:value="0" calcext:value-type="float">
            <text:p>0</text:p>
          </table:table-cell>
          <table:table-cell table:formula="of:=IF([.A393]=&quot;up&quot;;[.B393] * -1;0)" office:value-type="float" office:value="0" calcext:value-type="float">
            <text:p>0</text:p>
          </table:table-cell>
          <table:table-cell table:formula="of:=IF([.A393]=&quot;down&quot;;[.B393];0)" office:value-type="float" office:value="8" calcext:value-type="float">
            <text:p>8</text:p>
          </table:table-cell>
          <table:table-cell table:formula="of:=[.D393]+[.E393]+[.F392]" office:value-type="float" office:value="368" calcext:value-type="float">
            <text:p>368</text:p>
          </table:table-cell>
          <table:table-cell table:formula="of:=IF([.A393]=&quot;forward&quot;;[.B393]*[.F393]+[.G392];[.G392])" office:value-type="float" office:value="152695" calcext:value-type="float">
            <text:p>1526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94]=&quot;forward&quot;;[.B394];0)" office:value-type="float" office:value="0" calcext:value-type="float">
            <text:p>0</text:p>
          </table:table-cell>
          <table:table-cell table:formula="of:=IF([.A394]=&quot;up&quot;;[.B394] * -1;0)" office:value-type="float" office:value="0" calcext:value-type="float">
            <text:p>0</text:p>
          </table:table-cell>
          <table:table-cell table:formula="of:=IF([.A394]=&quot;down&quot;;[.B394];0)" office:value-type="float" office:value="9" calcext:value-type="float">
            <text:p>9</text:p>
          </table:table-cell>
          <table:table-cell table:formula="of:=[.D394]+[.E394]+[.F393]" office:value-type="float" office:value="377" calcext:value-type="float">
            <text:p>377</text:p>
          </table:table-cell>
          <table:table-cell table:formula="of:=IF([.A394]=&quot;forward&quot;;[.B394]*[.F394]+[.G393];[.G393])" office:value-type="float" office:value="152695" calcext:value-type="float">
            <text:p>1526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95]=&quot;forward&quot;;[.B395];0)" office:value-type="float" office:value="0" calcext:value-type="float">
            <text:p>0</text:p>
          </table:table-cell>
          <table:table-cell table:formula="of:=IF([.A395]=&quot;up&quot;;[.B395] * -1;0)" office:value-type="float" office:value="-6" calcext:value-type="float">
            <text:p>-6</text:p>
          </table:table-cell>
          <table:table-cell table:formula="of:=IF([.A395]=&quot;down&quot;;[.B395];0)" office:value-type="float" office:value="0" calcext:value-type="float">
            <text:p>0</text:p>
          </table:table-cell>
          <table:table-cell table:formula="of:=[.D395]+[.E395]+[.F394]" office:value-type="float" office:value="371" calcext:value-type="float">
            <text:p>371</text:p>
          </table:table-cell>
          <table:table-cell table:formula="of:=IF([.A395]=&quot;forward&quot;;[.B395]*[.F395]+[.G394];[.G394])" office:value-type="float" office:value="152695" calcext:value-type="float">
            <text:p>1526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96]=&quot;forward&quot;;[.B396];0)" office:value-type="float" office:value="0" calcext:value-type="float">
            <text:p>0</text:p>
          </table:table-cell>
          <table:table-cell table:formula="of:=IF([.A396]=&quot;up&quot;;[.B396] * -1;0)" office:value-type="float" office:value="0" calcext:value-type="float">
            <text:p>0</text:p>
          </table:table-cell>
          <table:table-cell table:formula="of:=IF([.A396]=&quot;down&quot;;[.B396];0)" office:value-type="float" office:value="9" calcext:value-type="float">
            <text:p>9</text:p>
          </table:table-cell>
          <table:table-cell table:formula="of:=[.D396]+[.E396]+[.F395]" office:value-type="float" office:value="380" calcext:value-type="float">
            <text:p>380</text:p>
          </table:table-cell>
          <table:table-cell table:formula="of:=IF([.A396]=&quot;forward&quot;;[.B396]*[.F396]+[.G395];[.G395])" office:value-type="float" office:value="152695" calcext:value-type="float">
            <text:p>1526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97]=&quot;forward&quot;;[.B397];0)" office:value-type="float" office:value="0" calcext:value-type="float">
            <text:p>0</text:p>
          </table:table-cell>
          <table:table-cell table:formula="of:=IF([.A397]=&quot;up&quot;;[.B397] * -1;0)" office:value-type="float" office:value="0" calcext:value-type="float">
            <text:p>0</text:p>
          </table:table-cell>
          <table:table-cell table:formula="of:=IF([.A397]=&quot;down&quot;;[.B397];0)" office:value-type="float" office:value="7" calcext:value-type="float">
            <text:p>7</text:p>
          </table:table-cell>
          <table:table-cell table:formula="of:=[.D397]+[.E397]+[.F396]" office:value-type="float" office:value="387" calcext:value-type="float">
            <text:p>387</text:p>
          </table:table-cell>
          <table:table-cell table:formula="of:=IF([.A397]=&quot;forward&quot;;[.B397]*[.F397]+[.G396];[.G396])" office:value-type="float" office:value="152695" calcext:value-type="float">
            <text:p>1526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98]=&quot;forward&quot;;[.B398];0)" office:value-type="float" office:value="5" calcext:value-type="float">
            <text:p>5</text:p>
          </table:table-cell>
          <table:table-cell table:formula="of:=IF([.A398]=&quot;up&quot;;[.B398] * -1;0)" office:value-type="float" office:value="0" calcext:value-type="float">
            <text:p>0</text:p>
          </table:table-cell>
          <table:table-cell table:formula="of:=IF([.A398]=&quot;down&quot;;[.B398];0)" office:value-type="float" office:value="0" calcext:value-type="float">
            <text:p>0</text:p>
          </table:table-cell>
          <table:table-cell table:formula="of:=[.D398]+[.E398]+[.F397]" office:value-type="float" office:value="387" calcext:value-type="float">
            <text:p>387</text:p>
          </table:table-cell>
          <table:table-cell table:formula="of:=IF([.A398]=&quot;forward&quot;;[.B398]*[.F398]+[.G397];[.G397])" office:value-type="float" office:value="154630" calcext:value-type="float">
            <text:p>1546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99]=&quot;forward&quot;;[.B399];0)" office:value-type="float" office:value="4" calcext:value-type="float">
            <text:p>4</text:p>
          </table:table-cell>
          <table:table-cell table:formula="of:=IF([.A399]=&quot;up&quot;;[.B399] * -1;0)" office:value-type="float" office:value="0" calcext:value-type="float">
            <text:p>0</text:p>
          </table:table-cell>
          <table:table-cell table:formula="of:=IF([.A399]=&quot;down&quot;;[.B399];0)" office:value-type="float" office:value="0" calcext:value-type="float">
            <text:p>0</text:p>
          </table:table-cell>
          <table:table-cell table:formula="of:=[.D399]+[.E399]+[.F398]" office:value-type="float" office:value="387" calcext:value-type="float">
            <text:p>387</text:p>
          </table:table-cell>
          <table:table-cell table:formula="of:=IF([.A399]=&quot;forward&quot;;[.B399]*[.F399]+[.G398];[.G398])" office:value-type="float" office:value="156178" calcext:value-type="float">
            <text:p>1561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00]=&quot;forward&quot;;[.B400];0)" office:value-type="float" office:value="9" calcext:value-type="float">
            <text:p>9</text:p>
          </table:table-cell>
          <table:table-cell table:formula="of:=IF([.A400]=&quot;up&quot;;[.B400] * -1;0)" office:value-type="float" office:value="0" calcext:value-type="float">
            <text:p>0</text:p>
          </table:table-cell>
          <table:table-cell table:formula="of:=IF([.A400]=&quot;down&quot;;[.B400];0)" office:value-type="float" office:value="0" calcext:value-type="float">
            <text:p>0</text:p>
          </table:table-cell>
          <table:table-cell table:formula="of:=[.D400]+[.E400]+[.F399]" office:value-type="float" office:value="387" calcext:value-type="float">
            <text:p>387</text:p>
          </table:table-cell>
          <table:table-cell table:formula="of:=IF([.A400]=&quot;forward&quot;;[.B400]*[.F400]+[.G399];[.G399])" office:value-type="float" office:value="159661" calcext:value-type="float">
            <text:p>15966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01]=&quot;forward&quot;;[.B401];0)" office:value-type="float" office:value="0" calcext:value-type="float">
            <text:p>0</text:p>
          </table:table-cell>
          <table:table-cell table:formula="of:=IF([.A401]=&quot;up&quot;;[.B401] * -1;0)" office:value-type="float" office:value="-8" calcext:value-type="float">
            <text:p>-8</text:p>
          </table:table-cell>
          <table:table-cell table:formula="of:=IF([.A401]=&quot;down&quot;;[.B401];0)" office:value-type="float" office:value="0" calcext:value-type="float">
            <text:p>0</text:p>
          </table:table-cell>
          <table:table-cell table:formula="of:=[.D401]+[.E401]+[.F400]" office:value-type="float" office:value="379" calcext:value-type="float">
            <text:p>379</text:p>
          </table:table-cell>
          <table:table-cell table:formula="of:=IF([.A401]=&quot;forward&quot;;[.B401]*[.F401]+[.G400];[.G400])" office:value-type="float" office:value="159661" calcext:value-type="float">
            <text:p>15966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02]=&quot;forward&quot;;[.B402];0)" office:value-type="float" office:value="3" calcext:value-type="float">
            <text:p>3</text:p>
          </table:table-cell>
          <table:table-cell table:formula="of:=IF([.A402]=&quot;up&quot;;[.B402] * -1;0)" office:value-type="float" office:value="0" calcext:value-type="float">
            <text:p>0</text:p>
          </table:table-cell>
          <table:table-cell table:formula="of:=IF([.A402]=&quot;down&quot;;[.B402];0)" office:value-type="float" office:value="0" calcext:value-type="float">
            <text:p>0</text:p>
          </table:table-cell>
          <table:table-cell table:formula="of:=[.D402]+[.E402]+[.F401]" office:value-type="float" office:value="379" calcext:value-type="float">
            <text:p>379</text:p>
          </table:table-cell>
          <table:table-cell table:formula="of:=IF([.A402]=&quot;forward&quot;;[.B402]*[.F402]+[.G401];[.G401])" office:value-type="float" office:value="160798" calcext:value-type="float">
            <text:p>1607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03]=&quot;forward&quot;;[.B403];0)" office:value-type="float" office:value="0" calcext:value-type="float">
            <text:p>0</text:p>
          </table:table-cell>
          <table:table-cell table:formula="of:=IF([.A403]=&quot;up&quot;;[.B403] * -1;0)" office:value-type="float" office:value="0" calcext:value-type="float">
            <text:p>0</text:p>
          </table:table-cell>
          <table:table-cell table:formula="of:=IF([.A403]=&quot;down&quot;;[.B403];0)" office:value-type="float" office:value="7" calcext:value-type="float">
            <text:p>7</text:p>
          </table:table-cell>
          <table:table-cell table:formula="of:=[.D403]+[.E403]+[.F402]" office:value-type="float" office:value="386" calcext:value-type="float">
            <text:p>386</text:p>
          </table:table-cell>
          <table:table-cell table:formula="of:=IF([.A403]=&quot;forward&quot;;[.B403]*[.F403]+[.G402];[.G402])" office:value-type="float" office:value="160798" calcext:value-type="float">
            <text:p>1607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04]=&quot;forward&quot;;[.B404];0)" office:value-type="float" office:value="9" calcext:value-type="float">
            <text:p>9</text:p>
          </table:table-cell>
          <table:table-cell table:formula="of:=IF([.A404]=&quot;up&quot;;[.B404] * -1;0)" office:value-type="float" office:value="0" calcext:value-type="float">
            <text:p>0</text:p>
          </table:table-cell>
          <table:table-cell table:formula="of:=IF([.A404]=&quot;down&quot;;[.B404];0)" office:value-type="float" office:value="0" calcext:value-type="float">
            <text:p>0</text:p>
          </table:table-cell>
          <table:table-cell table:formula="of:=[.D404]+[.E404]+[.F403]" office:value-type="float" office:value="386" calcext:value-type="float">
            <text:p>386</text:p>
          </table:table-cell>
          <table:table-cell table:formula="of:=IF([.A404]=&quot;forward&quot;;[.B404]*[.F404]+[.G403];[.G403])" office:value-type="float" office:value="164272" calcext:value-type="float">
            <text:p>1642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05]=&quot;forward&quot;;[.B405];0)" office:value-type="float" office:value="0" calcext:value-type="float">
            <text:p>0</text:p>
          </table:table-cell>
          <table:table-cell table:formula="of:=IF([.A405]=&quot;up&quot;;[.B405] * -1;0)" office:value-type="float" office:value="0" calcext:value-type="float">
            <text:p>0</text:p>
          </table:table-cell>
          <table:table-cell table:formula="of:=IF([.A405]=&quot;down&quot;;[.B405];0)" office:value-type="float" office:value="8" calcext:value-type="float">
            <text:p>8</text:p>
          </table:table-cell>
          <table:table-cell table:formula="of:=[.D405]+[.E405]+[.F404]" office:value-type="float" office:value="394" calcext:value-type="float">
            <text:p>394</text:p>
          </table:table-cell>
          <table:table-cell table:formula="of:=IF([.A405]=&quot;forward&quot;;[.B405]*[.F405]+[.G404];[.G404])" office:value-type="float" office:value="164272" calcext:value-type="float">
            <text:p>1642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06]=&quot;forward&quot;;[.B406];0)" office:value-type="float" office:value="4" calcext:value-type="float">
            <text:p>4</text:p>
          </table:table-cell>
          <table:table-cell table:formula="of:=IF([.A406]=&quot;up&quot;;[.B406] * -1;0)" office:value-type="float" office:value="0" calcext:value-type="float">
            <text:p>0</text:p>
          </table:table-cell>
          <table:table-cell table:formula="of:=IF([.A406]=&quot;down&quot;;[.B406];0)" office:value-type="float" office:value="0" calcext:value-type="float">
            <text:p>0</text:p>
          </table:table-cell>
          <table:table-cell table:formula="of:=[.D406]+[.E406]+[.F405]" office:value-type="float" office:value="394" calcext:value-type="float">
            <text:p>394</text:p>
          </table:table-cell>
          <table:table-cell table:formula="of:=IF([.A406]=&quot;forward&quot;;[.B406]*[.F406]+[.G405];[.G405])" office:value-type="float" office:value="165848" calcext:value-type="float">
            <text:p>1658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07]=&quot;forward&quot;;[.B407];0)" office:value-type="float" office:value="8" calcext:value-type="float">
            <text:p>8</text:p>
          </table:table-cell>
          <table:table-cell table:formula="of:=IF([.A407]=&quot;up&quot;;[.B407] * -1;0)" office:value-type="float" office:value="0" calcext:value-type="float">
            <text:p>0</text:p>
          </table:table-cell>
          <table:table-cell table:formula="of:=IF([.A407]=&quot;down&quot;;[.B407];0)" office:value-type="float" office:value="0" calcext:value-type="float">
            <text:p>0</text:p>
          </table:table-cell>
          <table:table-cell table:formula="of:=[.D407]+[.E407]+[.F406]" office:value-type="float" office:value="394" calcext:value-type="float">
            <text:p>394</text:p>
          </table:table-cell>
          <table:table-cell table:formula="of:=IF([.A407]=&quot;forward&quot;;[.B407]*[.F407]+[.G406];[.G406])"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08]=&quot;forward&quot;;[.B408];0)" office:value-type="float" office:value="0" calcext:value-type="float">
            <text:p>0</text:p>
          </table:table-cell>
          <table:table-cell table:formula="of:=IF([.A408]=&quot;up&quot;;[.B408] * -1;0)" office:value-type="float" office:value="-9" calcext:value-type="float">
            <text:p>-9</text:p>
          </table:table-cell>
          <table:table-cell table:formula="of:=IF([.A408]=&quot;down&quot;;[.B408];0)" office:value-type="float" office:value="0" calcext:value-type="float">
            <text:p>0</text:p>
          </table:table-cell>
          <table:table-cell table:formula="of:=[.D408]+[.E408]+[.F407]" office:value-type="float" office:value="385" calcext:value-type="float">
            <text:p>385</text:p>
          </table:table-cell>
          <table:table-cell table:formula="of:=IF([.A408]=&quot;forward&quot;;[.B408]*[.F408]+[.G407];[.G407])"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09]=&quot;forward&quot;;[.B409];0)" office:value-type="float" office:value="0" calcext:value-type="float">
            <text:p>0</text:p>
          </table:table-cell>
          <table:table-cell table:formula="of:=IF([.A409]=&quot;up&quot;;[.B409] * -1;0)" office:value-type="float" office:value="-9" calcext:value-type="float">
            <text:p>-9</text:p>
          </table:table-cell>
          <table:table-cell table:formula="of:=IF([.A409]=&quot;down&quot;;[.B409];0)" office:value-type="float" office:value="0" calcext:value-type="float">
            <text:p>0</text:p>
          </table:table-cell>
          <table:table-cell table:formula="of:=[.D409]+[.E409]+[.F408]" office:value-type="float" office:value="376" calcext:value-type="float">
            <text:p>376</text:p>
          </table:table-cell>
          <table:table-cell table:formula="of:=IF([.A409]=&quot;forward&quot;;[.B409]*[.F409]+[.G408];[.G408])"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0]=&quot;forward&quot;;[.B410];0)" office:value-type="float" office:value="0" calcext:value-type="float">
            <text:p>0</text:p>
          </table:table-cell>
          <table:table-cell table:formula="of:=IF([.A410]=&quot;up&quot;;[.B410] * -1;0)" office:value-type="float" office:value="0" calcext:value-type="float">
            <text:p>0</text:p>
          </table:table-cell>
          <table:table-cell table:formula="of:=IF([.A410]=&quot;down&quot;;[.B410];0)" office:value-type="float" office:value="6" calcext:value-type="float">
            <text:p>6</text:p>
          </table:table-cell>
          <table:table-cell table:formula="of:=[.D410]+[.E410]+[.F409]" office:value-type="float" office:value="382" calcext:value-type="float">
            <text:p>382</text:p>
          </table:table-cell>
          <table:table-cell table:formula="of:=IF([.A410]=&quot;forward&quot;;[.B410]*[.F410]+[.G409];[.G409])"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1]=&quot;forward&quot;;[.B411];0)" office:value-type="float" office:value="5" calcext:value-type="float">
            <text:p>5</text:p>
          </table:table-cell>
          <table:table-cell table:formula="of:=IF([.A411]=&quot;up&quot;;[.B411] * -1;0)" office:value-type="float" office:value="0" calcext:value-type="float">
            <text:p>0</text:p>
          </table:table-cell>
          <table:table-cell table:formula="of:=IF([.A411]=&quot;down&quot;;[.B411];0)" office:value-type="float" office:value="0" calcext:value-type="float">
            <text:p>0</text:p>
          </table:table-cell>
          <table:table-cell table:formula="of:=[.D411]+[.E411]+[.F410]" office:value-type="float" office:value="382" calcext:value-type="float">
            <text:p>382</text:p>
          </table:table-cell>
          <table:table-cell table:formula="of:=IF([.A411]=&quot;forward&quot;;[.B411]*[.F411]+[.G410];[.G410])" office:value-type="float" office:value="170910" calcext:value-type="float">
            <text:p>1709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2]=&quot;forward&quot;;[.B412];0)" office:value-type="float" office:value="5" calcext:value-type="float">
            <text:p>5</text:p>
          </table:table-cell>
          <table:table-cell table:formula="of:=IF([.A412]=&quot;up&quot;;[.B412] * -1;0)" office:value-type="float" office:value="0" calcext:value-type="float">
            <text:p>0</text:p>
          </table:table-cell>
          <table:table-cell table:formula="of:=IF([.A412]=&quot;down&quot;;[.B412];0)" office:value-type="float" office:value="0" calcext:value-type="float">
            <text:p>0</text:p>
          </table:table-cell>
          <table:table-cell table:formula="of:=[.D412]+[.E412]+[.F411]" office:value-type="float" office:value="382" calcext:value-type="float">
            <text:p>382</text:p>
          </table:table-cell>
          <table:table-cell table:formula="of:=IF([.A412]=&quot;forward&quot;;[.B412]*[.F412]+[.G411];[.G411])" office:value-type="float" office:value="172820" calcext:value-type="float">
            <text:p>1728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3]=&quot;forward&quot;;[.B413];0)" office:value-type="float" office:value="5" calcext:value-type="float">
            <text:p>5</text:p>
          </table:table-cell>
          <table:table-cell table:formula="of:=IF([.A413]=&quot;up&quot;;[.B413] * -1;0)" office:value-type="float" office:value="0" calcext:value-type="float">
            <text:p>0</text:p>
          </table:table-cell>
          <table:table-cell table:formula="of:=IF([.A413]=&quot;down&quot;;[.B413];0)" office:value-type="float" office:value="0" calcext:value-type="float">
            <text:p>0</text:p>
          </table:table-cell>
          <table:table-cell table:formula="of:=[.D413]+[.E413]+[.F412]" office:value-type="float" office:value="382" calcext:value-type="float">
            <text:p>382</text:p>
          </table:table-cell>
          <table:table-cell table:formula="of:=IF([.A413]=&quot;forward&quot;;[.B413]*[.F413]+[.G412];[.G412])" office:value-type="float" office:value="174730" calcext:value-type="float">
            <text:p>1747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14]=&quot;forward&quot;;[.B414];0)" office:value-type="float" office:value="0" calcext:value-type="float">
            <text:p>0</text:p>
          </table:table-cell>
          <table:table-cell table:formula="of:=IF([.A414]=&quot;up&quot;;[.B414] * -1;0)" office:value-type="float" office:value="-2" calcext:value-type="float">
            <text:p>-2</text:p>
          </table:table-cell>
          <table:table-cell table:formula="of:=IF([.A414]=&quot;down&quot;;[.B414];0)" office:value-type="float" office:value="0" calcext:value-type="float">
            <text:p>0</text:p>
          </table:table-cell>
          <table:table-cell table:formula="of:=[.D414]+[.E414]+[.F413]" office:value-type="float" office:value="380" calcext:value-type="float">
            <text:p>380</text:p>
          </table:table-cell>
          <table:table-cell table:formula="of:=IF([.A414]=&quot;forward&quot;;[.B414]*[.F414]+[.G413];[.G413])" office:value-type="float" office:value="174730" calcext:value-type="float">
            <text:p>1747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15]=&quot;forward&quot;;[.B415];0)" office:value-type="float" office:value="0" calcext:value-type="float">
            <text:p>0</text:p>
          </table:table-cell>
          <table:table-cell table:formula="of:=IF([.A415]=&quot;up&quot;;[.B415] * -1;0)" office:value-type="float" office:value="-2" calcext:value-type="float">
            <text:p>-2</text:p>
          </table:table-cell>
          <table:table-cell table:formula="of:=IF([.A415]=&quot;down&quot;;[.B415];0)" office:value-type="float" office:value="0" calcext:value-type="float">
            <text:p>0</text:p>
          </table:table-cell>
          <table:table-cell table:formula="of:=[.D415]+[.E415]+[.F414]" office:value-type="float" office:value="378" calcext:value-type="float">
            <text:p>378</text:p>
          </table:table-cell>
          <table:table-cell table:formula="of:=IF([.A415]=&quot;forward&quot;;[.B415]*[.F415]+[.G414];[.G414])" office:value-type="float" office:value="174730" calcext:value-type="float">
            <text:p>1747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16]=&quot;forward&quot;;[.B416];0)" office:value-type="float" office:value="0" calcext:value-type="float">
            <text:p>0</text:p>
          </table:table-cell>
          <table:table-cell table:formula="of:=IF([.A416]=&quot;up&quot;;[.B416] * -1;0)" office:value-type="float" office:value="-1" calcext:value-type="float">
            <text:p>-1</text:p>
          </table:table-cell>
          <table:table-cell table:formula="of:=IF([.A416]=&quot;down&quot;;[.B416];0)" office:value-type="float" office:value="0" calcext:value-type="float">
            <text:p>0</text:p>
          </table:table-cell>
          <table:table-cell table:formula="of:=[.D416]+[.E416]+[.F415]" office:value-type="float" office:value="377" calcext:value-type="float">
            <text:p>377</text:p>
          </table:table-cell>
          <table:table-cell table:formula="of:=IF([.A416]=&quot;forward&quot;;[.B416]*[.F416]+[.G415];[.G415])" office:value-type="float" office:value="174730" calcext:value-type="float">
            <text:p>1747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7]=&quot;forward&quot;;[.B417];0)" office:value-type="float" office:value="0" calcext:value-type="float">
            <text:p>0</text:p>
          </table:table-cell>
          <table:table-cell table:formula="of:=IF([.A417]=&quot;up&quot;;[.B417] * -1;0)" office:value-type="float" office:value="0" calcext:value-type="float">
            <text:p>0</text:p>
          </table:table-cell>
          <table:table-cell table:formula="of:=IF([.A417]=&quot;down&quot;;[.B417];0)" office:value-type="float" office:value="6" calcext:value-type="float">
            <text:p>6</text:p>
          </table:table-cell>
          <table:table-cell table:formula="of:=[.D417]+[.E417]+[.F416]" office:value-type="float" office:value="383" calcext:value-type="float">
            <text:p>383</text:p>
          </table:table-cell>
          <table:table-cell table:formula="of:=IF([.A417]=&quot;forward&quot;;[.B417]*[.F417]+[.G416];[.G416])" office:value-type="float" office:value="174730" calcext:value-type="float">
            <text:p>1747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18]=&quot;forward&quot;;[.B418];0)" office:value-type="float" office:value="2" calcext:value-type="float">
            <text:p>2</text:p>
          </table:table-cell>
          <table:table-cell table:formula="of:=IF([.A418]=&quot;up&quot;;[.B418] * -1;0)" office:value-type="float" office:value="0" calcext:value-type="float">
            <text:p>0</text:p>
          </table:table-cell>
          <table:table-cell table:formula="of:=IF([.A418]=&quot;down&quot;;[.B418];0)" office:value-type="float" office:value="0" calcext:value-type="float">
            <text:p>0</text:p>
          </table:table-cell>
          <table:table-cell table:formula="of:=[.D418]+[.E418]+[.F417]" office:value-type="float" office:value="383" calcext:value-type="float">
            <text:p>383</text:p>
          </table:table-cell>
          <table:table-cell table:formula="of:=IF([.A418]=&quot;forward&quot;;[.B418]*[.F418]+[.G417];[.G417])" office:value-type="float" office:value="175496" calcext:value-type="float">
            <text:p>1754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19]=&quot;forward&quot;;[.B419];0)" office:value-type="float" office:value="2" calcext:value-type="float">
            <text:p>2</text:p>
          </table:table-cell>
          <table:table-cell table:formula="of:=IF([.A419]=&quot;up&quot;;[.B419] * -1;0)" office:value-type="float" office:value="0" calcext:value-type="float">
            <text:p>0</text:p>
          </table:table-cell>
          <table:table-cell table:formula="of:=IF([.A419]=&quot;down&quot;;[.B419];0)" office:value-type="float" office:value="0" calcext:value-type="float">
            <text:p>0</text:p>
          </table:table-cell>
          <table:table-cell table:formula="of:=[.D419]+[.E419]+[.F418]" office:value-type="float" office:value="383" calcext:value-type="float">
            <text:p>383</text:p>
          </table:table-cell>
          <table:table-cell table:formula="of:=IF([.A419]=&quot;forward&quot;;[.B419]*[.F419]+[.G418];[.G418])" office:value-type="float" office:value="176262" calcext:value-type="float">
            <text:p>1762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20]=&quot;forward&quot;;[.B420];0)" office:value-type="float" office:value="0" calcext:value-type="float">
            <text:p>0</text:p>
          </table:table-cell>
          <table:table-cell table:formula="of:=IF([.A420]=&quot;up&quot;;[.B420] * -1;0)" office:value-type="float" office:value="0" calcext:value-type="float">
            <text:p>0</text:p>
          </table:table-cell>
          <table:table-cell table:formula="of:=IF([.A420]=&quot;down&quot;;[.B420];0)" office:value-type="float" office:value="8" calcext:value-type="float">
            <text:p>8</text:p>
          </table:table-cell>
          <table:table-cell table:formula="of:=[.D420]+[.E420]+[.F419]" office:value-type="float" office:value="391" calcext:value-type="float">
            <text:p>391</text:p>
          </table:table-cell>
          <table:table-cell table:formula="of:=IF([.A420]=&quot;forward&quot;;[.B420]*[.F420]+[.G419];[.G419])" office:value-type="float" office:value="176262" calcext:value-type="float">
            <text:p>1762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21]=&quot;forward&quot;;[.B421];0)" office:value-type="float" office:value="0" calcext:value-type="float">
            <text:p>0</text:p>
          </table:table-cell>
          <table:table-cell table:formula="of:=IF([.A421]=&quot;up&quot;;[.B421] * -1;0)" office:value-type="float" office:value="0" calcext:value-type="float">
            <text:p>0</text:p>
          </table:table-cell>
          <table:table-cell table:formula="of:=IF([.A421]=&quot;down&quot;;[.B421];0)" office:value-type="float" office:value="6" calcext:value-type="float">
            <text:p>6</text:p>
          </table:table-cell>
          <table:table-cell table:formula="of:=[.D421]+[.E421]+[.F420]" office:value-type="float" office:value="397" calcext:value-type="float">
            <text:p>397</text:p>
          </table:table-cell>
          <table:table-cell table:formula="of:=IF([.A421]=&quot;forward&quot;;[.B421]*[.F421]+[.G420];[.G420])" office:value-type="float" office:value="176262" calcext:value-type="float">
            <text:p>17626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22]=&quot;forward&quot;;[.B422];0)" office:value-type="float" office:value="0" calcext:value-type="float">
            <text:p>0</text:p>
          </table:table-cell>
          <table:table-cell table:formula="of:=IF([.A422]=&quot;up&quot;;[.B422] * -1;0)" office:value-type="float" office:value="-2" calcext:value-type="float">
            <text:p>-2</text:p>
          </table:table-cell>
          <table:table-cell table:formula="of:=IF([.A422]=&quot;down&quot;;[.B422];0)" office:value-type="float" office:value="0" calcext:value-type="float">
            <text:p>0</text:p>
          </table:table-cell>
          <table:table-cell table:formula="of:=[.D422]+[.E422]+[.F421]" office:value-type="float" office:value="395" calcext:value-type="float">
            <text:p>395</text:p>
          </table:table-cell>
          <table:table-cell table:formula="of:=IF([.A422]=&quot;forward&quot;;[.B422]*[.F422]+[.G421];[.G421])" office:value-type="float" office:value="176262" calcext:value-type="float">
            <text:p>1762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23]=&quot;forward&quot;;[.B423];0)" office:value-type="float" office:value="1" calcext:value-type="float">
            <text:p>1</text:p>
          </table:table-cell>
          <table:table-cell table:formula="of:=IF([.A423]=&quot;up&quot;;[.B423] * -1;0)" office:value-type="float" office:value="0" calcext:value-type="float">
            <text:p>0</text:p>
          </table:table-cell>
          <table:table-cell table:formula="of:=IF([.A423]=&quot;down&quot;;[.B423];0)" office:value-type="float" office:value="0" calcext:value-type="float">
            <text:p>0</text:p>
          </table:table-cell>
          <table:table-cell table:formula="of:=[.D423]+[.E423]+[.F422]" office:value-type="float" office:value="395" calcext:value-type="float">
            <text:p>395</text:p>
          </table:table-cell>
          <table:table-cell table:formula="of:=IF([.A423]=&quot;forward&quot;;[.B423]*[.F423]+[.G422];[.G422])" office:value-type="float" office:value="176657" calcext:value-type="float">
            <text:p>17665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24]=&quot;forward&quot;;[.B424];0)" office:value-type="float" office:value="0" calcext:value-type="float">
            <text:p>0</text:p>
          </table:table-cell>
          <table:table-cell table:formula="of:=IF([.A424]=&quot;up&quot;;[.B424] * -1;0)" office:value-type="float" office:value="0" calcext:value-type="float">
            <text:p>0</text:p>
          </table:table-cell>
          <table:table-cell table:formula="of:=IF([.A424]=&quot;down&quot;;[.B424];0)" office:value-type="float" office:value="1" calcext:value-type="float">
            <text:p>1</text:p>
          </table:table-cell>
          <table:table-cell table:formula="of:=[.D424]+[.E424]+[.F423]" office:value-type="float" office:value="396" calcext:value-type="float">
            <text:p>396</text:p>
          </table:table-cell>
          <table:table-cell table:formula="of:=IF([.A424]=&quot;forward&quot;;[.B424]*[.F424]+[.G423];[.G423])" office:value-type="float" office:value="176657" calcext:value-type="float">
            <text:p>17665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425]=&quot;forward&quot;;[.B425];0)" office:value-type="float" office:value="0" calcext:value-type="float">
            <text:p>0</text:p>
          </table:table-cell>
          <table:table-cell table:formula="of:=IF([.A425]=&quot;up&quot;;[.B425] * -1;0)" office:value-type="float" office:value="-5" calcext:value-type="float">
            <text:p>-5</text:p>
          </table:table-cell>
          <table:table-cell table:formula="of:=IF([.A425]=&quot;down&quot;;[.B425];0)" office:value-type="float" office:value="0" calcext:value-type="float">
            <text:p>0</text:p>
          </table:table-cell>
          <table:table-cell table:formula="of:=[.D425]+[.E425]+[.F424]" office:value-type="float" office:value="391" calcext:value-type="float">
            <text:p>391</text:p>
          </table:table-cell>
          <table:table-cell table:formula="of:=IF([.A425]=&quot;forward&quot;;[.B425]*[.F425]+[.G424];[.G424])" office:value-type="float" office:value="176657" calcext:value-type="float">
            <text:p>1766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26]=&quot;forward&quot;;[.B426];0)" office:value-type="float" office:value="7" calcext:value-type="float">
            <text:p>7</text:p>
          </table:table-cell>
          <table:table-cell table:formula="of:=IF([.A426]=&quot;up&quot;;[.B426] * -1;0)" office:value-type="float" office:value="0" calcext:value-type="float">
            <text:p>0</text:p>
          </table:table-cell>
          <table:table-cell table:formula="of:=IF([.A426]=&quot;down&quot;;[.B426];0)" office:value-type="float" office:value="0" calcext:value-type="float">
            <text:p>0</text:p>
          </table:table-cell>
          <table:table-cell table:formula="of:=[.D426]+[.E426]+[.F425]" office:value-type="float" office:value="391" calcext:value-type="float">
            <text:p>391</text:p>
          </table:table-cell>
          <table:table-cell table:formula="of:=IF([.A426]=&quot;forward&quot;;[.B426]*[.F426]+[.G425];[.G425])" office:value-type="float" office:value="179394" calcext:value-type="float">
            <text:p>17939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7]=&quot;forward&quot;;[.B427];0)" office:value-type="float" office:value="0" calcext:value-type="float">
            <text:p>0</text:p>
          </table:table-cell>
          <table:table-cell table:formula="of:=IF([.A427]=&quot;up&quot;;[.B427] * -1;0)" office:value-type="float" office:value="0" calcext:value-type="float">
            <text:p>0</text:p>
          </table:table-cell>
          <table:table-cell table:formula="of:=IF([.A427]=&quot;down&quot;;[.B427];0)" office:value-type="float" office:value="2" calcext:value-type="float">
            <text:p>2</text:p>
          </table:table-cell>
          <table:table-cell table:formula="of:=[.D427]+[.E427]+[.F426]" office:value-type="float" office:value="393" calcext:value-type="float">
            <text:p>393</text:p>
          </table:table-cell>
          <table:table-cell table:formula="of:=IF([.A427]=&quot;forward&quot;;[.B427]*[.F427]+[.G426];[.G426])" office:value-type="float" office:value="179394" calcext:value-type="float">
            <text:p>1793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28]=&quot;forward&quot;;[.B428];0)" office:value-type="float" office:value="1" calcext:value-type="float">
            <text:p>1</text:p>
          </table:table-cell>
          <table:table-cell table:formula="of:=IF([.A428]=&quot;up&quot;;[.B428] * -1;0)" office:value-type="float" office:value="0" calcext:value-type="float">
            <text:p>0</text:p>
          </table:table-cell>
          <table:table-cell table:formula="of:=IF([.A428]=&quot;down&quot;;[.B428];0)" office:value-type="float" office:value="0" calcext:value-type="float">
            <text:p>0</text:p>
          </table:table-cell>
          <table:table-cell table:formula="of:=[.D428]+[.E428]+[.F427]" office:value-type="float" office:value="393" calcext:value-type="float">
            <text:p>393</text:p>
          </table:table-cell>
          <table:table-cell table:formula="of:=IF([.A428]=&quot;forward&quot;;[.B428]*[.F428]+[.G427];[.G427])" office:value-type="float" office:value="179787" calcext:value-type="float">
            <text:p>17978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29]=&quot;forward&quot;;[.B429];0)" office:value-type="float" office:value="3" calcext:value-type="float">
            <text:p>3</text:p>
          </table:table-cell>
          <table:table-cell table:formula="of:=IF([.A429]=&quot;up&quot;;[.B429] * -1;0)" office:value-type="float" office:value="0" calcext:value-type="float">
            <text:p>0</text:p>
          </table:table-cell>
          <table:table-cell table:formula="of:=IF([.A429]=&quot;down&quot;;[.B429];0)" office:value-type="float" office:value="0" calcext:value-type="float">
            <text:p>0</text:p>
          </table:table-cell>
          <table:table-cell table:formula="of:=[.D429]+[.E429]+[.F428]" office:value-type="float" office:value="393" calcext:value-type="float">
            <text:p>393</text:p>
          </table:table-cell>
          <table:table-cell table:formula="of:=IF([.A429]=&quot;forward&quot;;[.B429]*[.F429]+[.G428];[.G428])" office:value-type="float" office:value="180966" calcext:value-type="float">
            <text:p>1809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30]=&quot;forward&quot;;[.B430];0)" office:value-type="float" office:value="0" calcext:value-type="float">
            <text:p>0</text:p>
          </table:table-cell>
          <table:table-cell table:formula="of:=IF([.A430]=&quot;up&quot;;[.B430] * -1;0)" office:value-type="float" office:value="0" calcext:value-type="float">
            <text:p>0</text:p>
          </table:table-cell>
          <table:table-cell table:formula="of:=IF([.A430]=&quot;down&quot;;[.B430];0)" office:value-type="float" office:value="5" calcext:value-type="float">
            <text:p>5</text:p>
          </table:table-cell>
          <table:table-cell table:formula="of:=[.D430]+[.E430]+[.F429]" office:value-type="float" office:value="398" calcext:value-type="float">
            <text:p>398</text:p>
          </table:table-cell>
          <table:table-cell table:formula="of:=IF([.A430]=&quot;forward&quot;;[.B430]*[.F430]+[.G429];[.G429])" office:value-type="float" office:value="180966" calcext:value-type="float">
            <text:p>1809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31]=&quot;forward&quot;;[.B431];0)" office:value-type="float" office:value="0" calcext:value-type="float">
            <text:p>0</text:p>
          </table:table-cell>
          <table:table-cell table:formula="of:=IF([.A431]=&quot;up&quot;;[.B431] * -1;0)" office:value-type="float" office:value="0" calcext:value-type="float">
            <text:p>0</text:p>
          </table:table-cell>
          <table:table-cell table:formula="of:=IF([.A431]=&quot;down&quot;;[.B431];0)" office:value-type="float" office:value="7" calcext:value-type="float">
            <text:p>7</text:p>
          </table:table-cell>
          <table:table-cell table:formula="of:=[.D431]+[.E431]+[.F430]" office:value-type="float" office:value="405" calcext:value-type="float">
            <text:p>405</text:p>
          </table:table-cell>
          <table:table-cell table:formula="of:=IF([.A431]=&quot;forward&quot;;[.B431]*[.F431]+[.G430];[.G430])" office:value-type="float" office:value="180966" calcext:value-type="float">
            <text:p>18096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32]=&quot;forward&quot;;[.B432];0)" office:value-type="float" office:value="8" calcext:value-type="float">
            <text:p>8</text:p>
          </table:table-cell>
          <table:table-cell table:formula="of:=IF([.A432]=&quot;up&quot;;[.B432] * -1;0)" office:value-type="float" office:value="0" calcext:value-type="float">
            <text:p>0</text:p>
          </table:table-cell>
          <table:table-cell table:formula="of:=IF([.A432]=&quot;down&quot;;[.B432];0)" office:value-type="float" office:value="0" calcext:value-type="float">
            <text:p>0</text:p>
          </table:table-cell>
          <table:table-cell table:formula="of:=[.D432]+[.E432]+[.F431]" office:value-type="float" office:value="405" calcext:value-type="float">
            <text:p>405</text:p>
          </table:table-cell>
          <table:table-cell table:formula="of:=IF([.A432]=&quot;forward&quot;;[.B432]*[.F432]+[.G431];[.G431])" office:value-type="float" office:value="184206" calcext:value-type="float">
            <text:p>18420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33]=&quot;forward&quot;;[.B433];0)" office:value-type="float" office:value="4" calcext:value-type="float">
            <text:p>4</text:p>
          </table:table-cell>
          <table:table-cell table:formula="of:=IF([.A433]=&quot;up&quot;;[.B433] * -1;0)" office:value-type="float" office:value="0" calcext:value-type="float">
            <text:p>0</text:p>
          </table:table-cell>
          <table:table-cell table:formula="of:=IF([.A433]=&quot;down&quot;;[.B433];0)" office:value-type="float" office:value="0" calcext:value-type="float">
            <text:p>0</text:p>
          </table:table-cell>
          <table:table-cell table:formula="of:=[.D433]+[.E433]+[.F432]" office:value-type="float" office:value="405" calcext:value-type="float">
            <text:p>405</text:p>
          </table:table-cell>
          <table:table-cell table:formula="of:=IF([.A433]=&quot;forward&quot;;[.B433]*[.F433]+[.G432];[.G432])" office:value-type="float" office:value="185826" calcext:value-type="float">
            <text:p>18582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34]=&quot;forward&quot;;[.B434];0)" office:value-type="float" office:value="9" calcext:value-type="float">
            <text:p>9</text:p>
          </table:table-cell>
          <table:table-cell table:formula="of:=IF([.A434]=&quot;up&quot;;[.B434] * -1;0)" office:value-type="float" office:value="0" calcext:value-type="float">
            <text:p>0</text:p>
          </table:table-cell>
          <table:table-cell table:formula="of:=IF([.A434]=&quot;down&quot;;[.B434];0)" office:value-type="float" office:value="0" calcext:value-type="float">
            <text:p>0</text:p>
          </table:table-cell>
          <table:table-cell table:formula="of:=[.D434]+[.E434]+[.F433]" office:value-type="float" office:value="405" calcext:value-type="float">
            <text:p>405</text:p>
          </table:table-cell>
          <table:table-cell table:formula="of:=IF([.A434]=&quot;forward&quot;;[.B434]*[.F434]+[.G433];[.G433])" office:value-type="float" office:value="189471" calcext:value-type="float">
            <text:p>1894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35]=&quot;forward&quot;;[.B435];0)" office:value-type="float" office:value="0" calcext:value-type="float">
            <text:p>0</text:p>
          </table:table-cell>
          <table:table-cell table:formula="of:=IF([.A435]=&quot;up&quot;;[.B435] * -1;0)" office:value-type="float" office:value="-1" calcext:value-type="float">
            <text:p>-1</text:p>
          </table:table-cell>
          <table:table-cell table:formula="of:=IF([.A435]=&quot;down&quot;;[.B435];0)" office:value-type="float" office:value="0" calcext:value-type="float">
            <text:p>0</text:p>
          </table:table-cell>
          <table:table-cell table:formula="of:=[.D435]+[.E435]+[.F434]" office:value-type="float" office:value="404" calcext:value-type="float">
            <text:p>404</text:p>
          </table:table-cell>
          <table:table-cell table:formula="of:=IF([.A435]=&quot;forward&quot;;[.B435]*[.F435]+[.G434];[.G434])" office:value-type="float" office:value="189471" calcext:value-type="float">
            <text:p>1894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36]=&quot;forward&quot;;[.B436];0)" office:value-type="float" office:value="0" calcext:value-type="float">
            <text:p>0</text:p>
          </table:table-cell>
          <table:table-cell table:formula="of:=IF([.A436]=&quot;up&quot;;[.B436] * -1;0)" office:value-type="float" office:value="-7" calcext:value-type="float">
            <text:p>-7</text:p>
          </table:table-cell>
          <table:table-cell table:formula="of:=IF([.A436]=&quot;down&quot;;[.B436];0)" office:value-type="float" office:value="0" calcext:value-type="float">
            <text:p>0</text:p>
          </table:table-cell>
          <table:table-cell table:formula="of:=[.D436]+[.E436]+[.F435]" office:value-type="float" office:value="397" calcext:value-type="float">
            <text:p>397</text:p>
          </table:table-cell>
          <table:table-cell table:formula="of:=IF([.A436]=&quot;forward&quot;;[.B436]*[.F436]+[.G435];[.G435])" office:value-type="float" office:value="189471" calcext:value-type="float">
            <text:p>1894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37]=&quot;forward&quot;;[.B437];0)" office:value-type="float" office:value="0" calcext:value-type="float">
            <text:p>0</text:p>
          </table:table-cell>
          <table:table-cell table:formula="of:=IF([.A437]=&quot;up&quot;;[.B437] * -1;0)" office:value-type="float" office:value="-9" calcext:value-type="float">
            <text:p>-9</text:p>
          </table:table-cell>
          <table:table-cell table:formula="of:=IF([.A437]=&quot;down&quot;;[.B437];0)" office:value-type="float" office:value="0" calcext:value-type="float">
            <text:p>0</text:p>
          </table:table-cell>
          <table:table-cell table:formula="of:=[.D437]+[.E437]+[.F436]" office:value-type="float" office:value="388" calcext:value-type="float">
            <text:p>388</text:p>
          </table:table-cell>
          <table:table-cell table:formula="of:=IF([.A437]=&quot;forward&quot;;[.B437]*[.F437]+[.G436];[.G436])" office:value-type="float" office:value="189471" calcext:value-type="float">
            <text:p>18947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38]=&quot;forward&quot;;[.B438];0)" office:value-type="float" office:value="3" calcext:value-type="float">
            <text:p>3</text:p>
          </table:table-cell>
          <table:table-cell table:formula="of:=IF([.A438]=&quot;up&quot;;[.B438] * -1;0)" office:value-type="float" office:value="0" calcext:value-type="float">
            <text:p>0</text:p>
          </table:table-cell>
          <table:table-cell table:formula="of:=IF([.A438]=&quot;down&quot;;[.B438];0)" office:value-type="float" office:value="0" calcext:value-type="float">
            <text:p>0</text:p>
          </table:table-cell>
          <table:table-cell table:formula="of:=[.D438]+[.E438]+[.F437]" office:value-type="float" office:value="388" calcext:value-type="float">
            <text:p>388</text:p>
          </table:table-cell>
          <table:table-cell table:formula="of:=IF([.A438]=&quot;forward&quot;;[.B438]*[.F438]+[.G437];[.G437])" office:value-type="float" office:value="190635" calcext:value-type="float">
            <text:p>1906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39]=&quot;forward&quot;;[.B439];0)" office:value-type="float" office:value="0" calcext:value-type="float">
            <text:p>0</text:p>
          </table:table-cell>
          <table:table-cell table:formula="of:=IF([.A439]=&quot;up&quot;;[.B439] * -1;0)" office:value-type="float" office:value="-1" calcext:value-type="float">
            <text:p>-1</text:p>
          </table:table-cell>
          <table:table-cell table:formula="of:=IF([.A439]=&quot;down&quot;;[.B439];0)" office:value-type="float" office:value="0" calcext:value-type="float">
            <text:p>0</text:p>
          </table:table-cell>
          <table:table-cell table:formula="of:=[.D439]+[.E439]+[.F438]" office:value-type="float" office:value="387" calcext:value-type="float">
            <text:p>387</text:p>
          </table:table-cell>
          <table:table-cell table:formula="of:=IF([.A439]=&quot;forward&quot;;[.B439]*[.F439]+[.G438];[.G438])" office:value-type="float" office:value="190635" calcext:value-type="float">
            <text:p>1906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40]=&quot;forward&quot;;[.B440];0)" office:value-type="float" office:value="6" calcext:value-type="float">
            <text:p>6</text:p>
          </table:table-cell>
          <table:table-cell table:formula="of:=IF([.A440]=&quot;up&quot;;[.B440] * -1;0)" office:value-type="float" office:value="0" calcext:value-type="float">
            <text:p>0</text:p>
          </table:table-cell>
          <table:table-cell table:formula="of:=IF([.A440]=&quot;down&quot;;[.B440];0)" office:value-type="float" office:value="0" calcext:value-type="float">
            <text:p>0</text:p>
          </table:table-cell>
          <table:table-cell table:formula="of:=[.D440]+[.E440]+[.F439]" office:value-type="float" office:value="387" calcext:value-type="float">
            <text:p>387</text:p>
          </table:table-cell>
          <table:table-cell table:formula="of:=IF([.A440]=&quot;forward&quot;;[.B440]*[.F440]+[.G439];[.G439])" office:value-type="float" office:value="192957" calcext:value-type="float">
            <text:p>1929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41]=&quot;forward&quot;;[.B441];0)" office:value-type="float" office:value="3" calcext:value-type="float">
            <text:p>3</text:p>
          </table:table-cell>
          <table:table-cell table:formula="of:=IF([.A441]=&quot;up&quot;;[.B441] * -1;0)" office:value-type="float" office:value="0" calcext:value-type="float">
            <text:p>0</text:p>
          </table:table-cell>
          <table:table-cell table:formula="of:=IF([.A441]=&quot;down&quot;;[.B441];0)" office:value-type="float" office:value="0" calcext:value-type="float">
            <text:p>0</text:p>
          </table:table-cell>
          <table:table-cell table:formula="of:=[.D441]+[.E441]+[.F440]" office:value-type="float" office:value="387" calcext:value-type="float">
            <text:p>387</text:p>
          </table:table-cell>
          <table:table-cell table:formula="of:=IF([.A441]=&quot;forward&quot;;[.B441]*[.F441]+[.G440];[.G440])" office:value-type="float" office:value="194118" calcext:value-type="float">
            <text:p>1941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42]=&quot;forward&quot;;[.B442];0)" office:value-type="float" office:value="9" calcext:value-type="float">
            <text:p>9</text:p>
          </table:table-cell>
          <table:table-cell table:formula="of:=IF([.A442]=&quot;up&quot;;[.B442] * -1;0)" office:value-type="float" office:value="0" calcext:value-type="float">
            <text:p>0</text:p>
          </table:table-cell>
          <table:table-cell table:formula="of:=IF([.A442]=&quot;down&quot;;[.B442];0)" office:value-type="float" office:value="0" calcext:value-type="float">
            <text:p>0</text:p>
          </table:table-cell>
          <table:table-cell table:formula="of:=[.D442]+[.E442]+[.F441]" office:value-type="float" office:value="387" calcext:value-type="float">
            <text:p>387</text:p>
          </table:table-cell>
          <table:table-cell table:formula="of:=IF([.A442]=&quot;forward&quot;;[.B442]*[.F442]+[.G441];[.G441])" office:value-type="float" office:value="197601" calcext:value-type="float">
            <text:p>19760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43]=&quot;forward&quot;;[.B443];0)" office:value-type="float" office:value="0" calcext:value-type="float">
            <text:p>0</text:p>
          </table:table-cell>
          <table:table-cell table:formula="of:=IF([.A443]=&quot;up&quot;;[.B443] * -1;0)" office:value-type="float" office:value="-9" calcext:value-type="float">
            <text:p>-9</text:p>
          </table:table-cell>
          <table:table-cell table:formula="of:=IF([.A443]=&quot;down&quot;;[.B443];0)" office:value-type="float" office:value="0" calcext:value-type="float">
            <text:p>0</text:p>
          </table:table-cell>
          <table:table-cell table:formula="of:=[.D443]+[.E443]+[.F442]" office:value-type="float" office:value="378" calcext:value-type="float">
            <text:p>378</text:p>
          </table:table-cell>
          <table:table-cell table:formula="of:=IF([.A443]=&quot;forward&quot;;[.B443]*[.F443]+[.G442];[.G442])" office:value-type="float" office:value="197601" calcext:value-type="float">
            <text:p>1976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44]=&quot;forward&quot;;[.B444];0)" office:value-type="float" office:value="0" calcext:value-type="float">
            <text:p>0</text:p>
          </table:table-cell>
          <table:table-cell table:formula="of:=IF([.A444]=&quot;up&quot;;[.B444] * -1;0)" office:value-type="float" office:value="0" calcext:value-type="float">
            <text:p>0</text:p>
          </table:table-cell>
          <table:table-cell table:formula="of:=IF([.A444]=&quot;down&quot;;[.B444];0)" office:value-type="float" office:value="6" calcext:value-type="float">
            <text:p>6</text:p>
          </table:table-cell>
          <table:table-cell table:formula="of:=[.D444]+[.E444]+[.F443]" office:value-type="float" office:value="384" calcext:value-type="float">
            <text:p>384</text:p>
          </table:table-cell>
          <table:table-cell table:formula="of:=IF([.A444]=&quot;forward&quot;;[.B444]*[.F444]+[.G443];[.G443])" office:value-type="float" office:value="197601" calcext:value-type="float">
            <text:p>19760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45]=&quot;forward&quot;;[.B445];0)" office:value-type="float" office:value="8" calcext:value-type="float">
            <text:p>8</text:p>
          </table:table-cell>
          <table:table-cell table:formula="of:=IF([.A445]=&quot;up&quot;;[.B445] * -1;0)" office:value-type="float" office:value="0" calcext:value-type="float">
            <text:p>0</text:p>
          </table:table-cell>
          <table:table-cell table:formula="of:=IF([.A445]=&quot;down&quot;;[.B445];0)" office:value-type="float" office:value="0" calcext:value-type="float">
            <text:p>0</text:p>
          </table:table-cell>
          <table:table-cell table:formula="of:=[.D445]+[.E445]+[.F444]" office:value-type="float" office:value="384" calcext:value-type="float">
            <text:p>384</text:p>
          </table:table-cell>
          <table:table-cell table:formula="of:=IF([.A445]=&quot;forward&quot;;[.B445]*[.F445]+[.G444];[.G444])" office:value-type="float" office:value="200673" calcext:value-type="float">
            <text:p>2006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46]=&quot;forward&quot;;[.B446];0)" office:value-type="float" office:value="0" calcext:value-type="float">
            <text:p>0</text:p>
          </table:table-cell>
          <table:table-cell table:formula="of:=IF([.A446]=&quot;up&quot;;[.B446] * -1;0)" office:value-type="float" office:value="-6" calcext:value-type="float">
            <text:p>-6</text:p>
          </table:table-cell>
          <table:table-cell table:formula="of:=IF([.A446]=&quot;down&quot;;[.B446];0)" office:value-type="float" office:value="0" calcext:value-type="float">
            <text:p>0</text:p>
          </table:table-cell>
          <table:table-cell table:formula="of:=[.D446]+[.E446]+[.F445]" office:value-type="float" office:value="378" calcext:value-type="float">
            <text:p>378</text:p>
          </table:table-cell>
          <table:table-cell table:formula="of:=IF([.A446]=&quot;forward&quot;;[.B446]*[.F446]+[.G445];[.G445])" office:value-type="float" office:value="200673" calcext:value-type="float">
            <text:p>20067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47]=&quot;forward&quot;;[.B447];0)" office:value-type="float" office:value="0" calcext:value-type="float">
            <text:p>0</text:p>
          </table:table-cell>
          <table:table-cell table:formula="of:=IF([.A447]=&quot;up&quot;;[.B447] * -1;0)" office:value-type="float" office:value="0" calcext:value-type="float">
            <text:p>0</text:p>
          </table:table-cell>
          <table:table-cell table:formula="of:=IF([.A447]=&quot;down&quot;;[.B447];0)" office:value-type="float" office:value="9" calcext:value-type="float">
            <text:p>9</text:p>
          </table:table-cell>
          <table:table-cell table:formula="of:=[.D447]+[.E447]+[.F446]" office:value-type="float" office:value="387" calcext:value-type="float">
            <text:p>387</text:p>
          </table:table-cell>
          <table:table-cell table:formula="of:=IF([.A447]=&quot;forward&quot;;[.B447]*[.F447]+[.G446];[.G446])" office:value-type="float" office:value="200673" calcext:value-type="float">
            <text:p>2006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48]=&quot;forward&quot;;[.B448];0)" office:value-type="float" office:value="3" calcext:value-type="float">
            <text:p>3</text:p>
          </table:table-cell>
          <table:table-cell table:formula="of:=IF([.A448]=&quot;up&quot;;[.B448] * -1;0)" office:value-type="float" office:value="0" calcext:value-type="float">
            <text:p>0</text:p>
          </table:table-cell>
          <table:table-cell table:formula="of:=IF([.A448]=&quot;down&quot;;[.B448];0)" office:value-type="float" office:value="0" calcext:value-type="float">
            <text:p>0</text:p>
          </table:table-cell>
          <table:table-cell table:formula="of:=[.D448]+[.E448]+[.F447]" office:value-type="float" office:value="387" calcext:value-type="float">
            <text:p>387</text:p>
          </table:table-cell>
          <table:table-cell table:formula="of:=IF([.A448]=&quot;forward&quot;;[.B448]*[.F448]+[.G447];[.G447])" office:value-type="float" office:value="201834" calcext:value-type="float">
            <text:p>20183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49]=&quot;forward&quot;;[.B449];0)" office:value-type="float" office:value="7" calcext:value-type="float">
            <text:p>7</text:p>
          </table:table-cell>
          <table:table-cell table:formula="of:=IF([.A449]=&quot;up&quot;;[.B449] * -1;0)" office:value-type="float" office:value="0" calcext:value-type="float">
            <text:p>0</text:p>
          </table:table-cell>
          <table:table-cell table:formula="of:=IF([.A449]=&quot;down&quot;;[.B449];0)" office:value-type="float" office:value="0" calcext:value-type="float">
            <text:p>0</text:p>
          </table:table-cell>
          <table:table-cell table:formula="of:=[.D449]+[.E449]+[.F448]" office:value-type="float" office:value="387" calcext:value-type="float">
            <text:p>387</text:p>
          </table:table-cell>
          <table:table-cell table:formula="of:=IF([.A449]=&quot;forward&quot;;[.B449]*[.F449]+[.G448];[.G448])" office:value-type="float" office:value="204543" calcext:value-type="float">
            <text:p>2045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50]=&quot;forward&quot;;[.B450];0)" office:value-type="float" office:value="0" calcext:value-type="float">
            <text:p>0</text:p>
          </table:table-cell>
          <table:table-cell table:formula="of:=IF([.A450]=&quot;up&quot;;[.B450] * -1;0)" office:value-type="float" office:value="0" calcext:value-type="float">
            <text:p>0</text:p>
          </table:table-cell>
          <table:table-cell table:formula="of:=IF([.A450]=&quot;down&quot;;[.B450];0)" office:value-type="float" office:value="9" calcext:value-type="float">
            <text:p>9</text:p>
          </table:table-cell>
          <table:table-cell table:formula="of:=[.D450]+[.E450]+[.F449]" office:value-type="float" office:value="396" calcext:value-type="float">
            <text:p>396</text:p>
          </table:table-cell>
          <table:table-cell table:formula="of:=IF([.A450]=&quot;forward&quot;;[.B450]*[.F450]+[.G449];[.G449])" office:value-type="float" office:value="204543" calcext:value-type="float">
            <text:p>2045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51]=&quot;forward&quot;;[.B451];0)" office:value-type="float" office:value="4" calcext:value-type="float">
            <text:p>4</text:p>
          </table:table-cell>
          <table:table-cell table:formula="of:=IF([.A451]=&quot;up&quot;;[.B451] * -1;0)" office:value-type="float" office:value="0" calcext:value-type="float">
            <text:p>0</text:p>
          </table:table-cell>
          <table:table-cell table:formula="of:=IF([.A451]=&quot;down&quot;;[.B451];0)" office:value-type="float" office:value="0" calcext:value-type="float">
            <text:p>0</text:p>
          </table:table-cell>
          <table:table-cell table:formula="of:=[.D451]+[.E451]+[.F450]" office:value-type="float" office:value="396" calcext:value-type="float">
            <text:p>396</text:p>
          </table:table-cell>
          <table:table-cell table:formula="of:=IF([.A451]=&quot;forward&quot;;[.B451]*[.F451]+[.G450];[.G450])" office:value-type="float" office:value="206127" calcext:value-type="float">
            <text:p>2061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52]=&quot;forward&quot;;[.B452];0)" office:value-type="float" office:value="5" calcext:value-type="float">
            <text:p>5</text:p>
          </table:table-cell>
          <table:table-cell table:formula="of:=IF([.A452]=&quot;up&quot;;[.B452] * -1;0)" office:value-type="float" office:value="0" calcext:value-type="float">
            <text:p>0</text:p>
          </table:table-cell>
          <table:table-cell table:formula="of:=IF([.A452]=&quot;down&quot;;[.B452];0)" office:value-type="float" office:value="0" calcext:value-type="float">
            <text:p>0</text:p>
          </table:table-cell>
          <table:table-cell table:formula="of:=[.D452]+[.E452]+[.F451]" office:value-type="float" office:value="396" calcext:value-type="float">
            <text:p>396</text:p>
          </table:table-cell>
          <table:table-cell table:formula="of:=IF([.A452]=&quot;forward&quot;;[.B452]*[.F452]+[.G451];[.G451])" office:value-type="float" office:value="208107" calcext:value-type="float">
            <text:p>2081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53]=&quot;forward&quot;;[.B453];0)" office:value-type="float" office:value="7" calcext:value-type="float">
            <text:p>7</text:p>
          </table:table-cell>
          <table:table-cell table:formula="of:=IF([.A453]=&quot;up&quot;;[.B453] * -1;0)" office:value-type="float" office:value="0" calcext:value-type="float">
            <text:p>0</text:p>
          </table:table-cell>
          <table:table-cell table:formula="of:=IF([.A453]=&quot;down&quot;;[.B453];0)" office:value-type="float" office:value="0" calcext:value-type="float">
            <text:p>0</text:p>
          </table:table-cell>
          <table:table-cell table:formula="of:=[.D453]+[.E453]+[.F452]" office:value-type="float" office:value="396" calcext:value-type="float">
            <text:p>396</text:p>
          </table:table-cell>
          <table:table-cell table:formula="of:=IF([.A453]=&quot;forward&quot;;[.B453]*[.F453]+[.G452];[.G452])" office:value-type="float" office:value="210879" calcext:value-type="float">
            <text:p>2108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54]=&quot;forward&quot;;[.B454];0)" office:value-type="float" office:value="0" calcext:value-type="float">
            <text:p>0</text:p>
          </table:table-cell>
          <table:table-cell table:formula="of:=IF([.A454]=&quot;up&quot;;[.B454] * -1;0)" office:value-type="float" office:value="0" calcext:value-type="float">
            <text:p>0</text:p>
          </table:table-cell>
          <table:table-cell table:formula="of:=IF([.A454]=&quot;down&quot;;[.B454];0)" office:value-type="float" office:value="1" calcext:value-type="float">
            <text:p>1</text:p>
          </table:table-cell>
          <table:table-cell table:formula="of:=[.D454]+[.E454]+[.F453]" office:value-type="float" office:value="397" calcext:value-type="float">
            <text:p>397</text:p>
          </table:table-cell>
          <table:table-cell table:formula="of:=IF([.A454]=&quot;forward&quot;;[.B454]*[.F454]+[.G453];[.G453])" office:value-type="float" office:value="210879" calcext:value-type="float">
            <text:p>2108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55]=&quot;forward&quot;;[.B455];0)" office:value-type="float" office:value="0" calcext:value-type="float">
            <text:p>0</text:p>
          </table:table-cell>
          <table:table-cell table:formula="of:=IF([.A455]=&quot;up&quot;;[.B455] * -1;0)" office:value-type="float" office:value="0" calcext:value-type="float">
            <text:p>0</text:p>
          </table:table-cell>
          <table:table-cell table:formula="of:=IF([.A455]=&quot;down&quot;;[.B455];0)" office:value-type="float" office:value="4" calcext:value-type="float">
            <text:p>4</text:p>
          </table:table-cell>
          <table:table-cell table:formula="of:=[.D455]+[.E455]+[.F454]" office:value-type="float" office:value="401" calcext:value-type="float">
            <text:p>401</text:p>
          </table:table-cell>
          <table:table-cell table:formula="of:=IF([.A455]=&quot;forward&quot;;[.B455]*[.F455]+[.G454];[.G454])" office:value-type="float" office:value="210879" calcext:value-type="float">
            <text:p>2108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56]=&quot;forward&quot;;[.B456];0)" office:value-type="float" office:value="0" calcext:value-type="float">
            <text:p>0</text:p>
          </table:table-cell>
          <table:table-cell table:formula="of:=IF([.A456]=&quot;up&quot;;[.B456] * -1;0)" office:value-type="float" office:value="0" calcext:value-type="float">
            <text:p>0</text:p>
          </table:table-cell>
          <table:table-cell table:formula="of:=IF([.A456]=&quot;down&quot;;[.B456];0)" office:value-type="float" office:value="3" calcext:value-type="float">
            <text:p>3</text:p>
          </table:table-cell>
          <table:table-cell table:formula="of:=[.D456]+[.E456]+[.F455]" office:value-type="float" office:value="404" calcext:value-type="float">
            <text:p>404</text:p>
          </table:table-cell>
          <table:table-cell table:formula="of:=IF([.A456]=&quot;forward&quot;;[.B456]*[.F456]+[.G455];[.G455])" office:value-type="float" office:value="210879" calcext:value-type="float">
            <text:p>2108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57]=&quot;forward&quot;;[.B457];0)" office:value-type="float" office:value="6" calcext:value-type="float">
            <text:p>6</text:p>
          </table:table-cell>
          <table:table-cell table:formula="of:=IF([.A457]=&quot;up&quot;;[.B457] * -1;0)" office:value-type="float" office:value="0" calcext:value-type="float">
            <text:p>0</text:p>
          </table:table-cell>
          <table:table-cell table:formula="of:=IF([.A457]=&quot;down&quot;;[.B457];0)" office:value-type="float" office:value="0" calcext:value-type="float">
            <text:p>0</text:p>
          </table:table-cell>
          <table:table-cell table:formula="of:=[.D457]+[.E457]+[.F456]" office:value-type="float" office:value="404" calcext:value-type="float">
            <text:p>404</text:p>
          </table:table-cell>
          <table:table-cell table:formula="of:=IF([.A457]=&quot;forward&quot;;[.B457]*[.F457]+[.G456];[.G456])" office:value-type="float" office:value="213303" calcext:value-type="float">
            <text:p>213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58]=&quot;forward&quot;;[.B458];0)" office:value-type="float" office:value="0" calcext:value-type="float">
            <text:p>0</text:p>
          </table:table-cell>
          <table:table-cell table:formula="of:=IF([.A458]=&quot;up&quot;;[.B458] * -1;0)" office:value-type="float" office:value="0" calcext:value-type="float">
            <text:p>0</text:p>
          </table:table-cell>
          <table:table-cell table:formula="of:=IF([.A458]=&quot;down&quot;;[.B458];0)" office:value-type="float" office:value="3" calcext:value-type="float">
            <text:p>3</text:p>
          </table:table-cell>
          <table:table-cell table:formula="of:=[.D458]+[.E458]+[.F457]" office:value-type="float" office:value="407" calcext:value-type="float">
            <text:p>407</text:p>
          </table:table-cell>
          <table:table-cell table:formula="of:=IF([.A458]=&quot;forward&quot;;[.B458]*[.F458]+[.G457];[.G457])" office:value-type="float" office:value="213303" calcext:value-type="float">
            <text:p>2133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59]=&quot;forward&quot;;[.B459];0)" office:value-type="float" office:value="7" calcext:value-type="float">
            <text:p>7</text:p>
          </table:table-cell>
          <table:table-cell table:formula="of:=IF([.A459]=&quot;up&quot;;[.B459] * -1;0)" office:value-type="float" office:value="0" calcext:value-type="float">
            <text:p>0</text:p>
          </table:table-cell>
          <table:table-cell table:formula="of:=IF([.A459]=&quot;down&quot;;[.B459];0)" office:value-type="float" office:value="0" calcext:value-type="float">
            <text:p>0</text:p>
          </table:table-cell>
          <table:table-cell table:formula="of:=[.D459]+[.E459]+[.F458]" office:value-type="float" office:value="407" calcext:value-type="float">
            <text:p>407</text:p>
          </table:table-cell>
          <table:table-cell table:formula="of:=IF([.A459]=&quot;forward&quot;;[.B459]*[.F459]+[.G458];[.G458])" office:value-type="float" office:value="216152" calcext:value-type="float">
            <text:p>2161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60]=&quot;forward&quot;;[.B460];0)" office:value-type="float" office:value="8" calcext:value-type="float">
            <text:p>8</text:p>
          </table:table-cell>
          <table:table-cell table:formula="of:=IF([.A460]=&quot;up&quot;;[.B460] * -1;0)" office:value-type="float" office:value="0" calcext:value-type="float">
            <text:p>0</text:p>
          </table:table-cell>
          <table:table-cell table:formula="of:=IF([.A460]=&quot;down&quot;;[.B460];0)" office:value-type="float" office:value="0" calcext:value-type="float">
            <text:p>0</text:p>
          </table:table-cell>
          <table:table-cell table:formula="of:=[.D460]+[.E460]+[.F459]" office:value-type="float" office:value="407" calcext:value-type="float">
            <text:p>407</text:p>
          </table:table-cell>
          <table:table-cell table:formula="of:=IF([.A460]=&quot;forward&quot;;[.B460]*[.F460]+[.G459];[.G459])" office:value-type="float" office:value="219408" calcext:value-type="float">
            <text:p>2194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61]=&quot;forward&quot;;[.B461];0)" office:value-type="float" office:value="0" calcext:value-type="float">
            <text:p>0</text:p>
          </table:table-cell>
          <table:table-cell table:formula="of:=IF([.A461]=&quot;up&quot;;[.B461] * -1;0)" office:value-type="float" office:value="0" calcext:value-type="float">
            <text:p>0</text:p>
          </table:table-cell>
          <table:table-cell table:formula="of:=IF([.A461]=&quot;down&quot;;[.B461];0)" office:value-type="float" office:value="1" calcext:value-type="float">
            <text:p>1</text:p>
          </table:table-cell>
          <table:table-cell table:formula="of:=[.D461]+[.E461]+[.F460]" office:value-type="float" office:value="408" calcext:value-type="float">
            <text:p>408</text:p>
          </table:table-cell>
          <table:table-cell table:formula="of:=IF([.A461]=&quot;forward&quot;;[.B461]*[.F461]+[.G460];[.G460])" office:value-type="float" office:value="219408" calcext:value-type="float">
            <text:p>2194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62]=&quot;forward&quot;;[.B462];0)" office:value-type="float" office:value="3" calcext:value-type="float">
            <text:p>3</text:p>
          </table:table-cell>
          <table:table-cell table:formula="of:=IF([.A462]=&quot;up&quot;;[.B462] * -1;0)" office:value-type="float" office:value="0" calcext:value-type="float">
            <text:p>0</text:p>
          </table:table-cell>
          <table:table-cell table:formula="of:=IF([.A462]=&quot;down&quot;;[.B462];0)" office:value-type="float" office:value="0" calcext:value-type="float">
            <text:p>0</text:p>
          </table:table-cell>
          <table:table-cell table:formula="of:=[.D462]+[.E462]+[.F461]" office:value-type="float" office:value="408" calcext:value-type="float">
            <text:p>408</text:p>
          </table:table-cell>
          <table:table-cell table:formula="of:=IF([.A462]=&quot;forward&quot;;[.B462]*[.F462]+[.G461];[.G461])" office:value-type="float" office:value="220632" calcext:value-type="float">
            <text:p>2206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63]=&quot;forward&quot;;[.B463];0)" office:value-type="float" office:value="0" calcext:value-type="float">
            <text:p>0</text:p>
          </table:table-cell>
          <table:table-cell table:formula="of:=IF([.A463]=&quot;up&quot;;[.B463] * -1;0)" office:value-type="float" office:value="0" calcext:value-type="float">
            <text:p>0</text:p>
          </table:table-cell>
          <table:table-cell table:formula="of:=IF([.A463]=&quot;down&quot;;[.B463];0)" office:value-type="float" office:value="4" calcext:value-type="float">
            <text:p>4</text:p>
          </table:table-cell>
          <table:table-cell table:formula="of:=[.D463]+[.E463]+[.F462]" office:value-type="float" office:value="412" calcext:value-type="float">
            <text:p>412</text:p>
          </table:table-cell>
          <table:table-cell table:formula="of:=IF([.A463]=&quot;forward&quot;;[.B463]*[.F463]+[.G462];[.G462])" office:value-type="float" office:value="220632" calcext:value-type="float">
            <text:p>2206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64]=&quot;forward&quot;;[.B464];0)" office:value-type="float" office:value="0" calcext:value-type="float">
            <text:p>0</text:p>
          </table:table-cell>
          <table:table-cell table:formula="of:=IF([.A464]=&quot;up&quot;;[.B464] * -1;0)" office:value-type="float" office:value="-7" calcext:value-type="float">
            <text:p>-7</text:p>
          </table:table-cell>
          <table:table-cell table:formula="of:=IF([.A464]=&quot;down&quot;;[.B464];0)" office:value-type="float" office:value="0" calcext:value-type="float">
            <text:p>0</text:p>
          </table:table-cell>
          <table:table-cell table:formula="of:=[.D464]+[.E464]+[.F463]" office:value-type="float" office:value="405" calcext:value-type="float">
            <text:p>405</text:p>
          </table:table-cell>
          <table:table-cell table:formula="of:=IF([.A464]=&quot;forward&quot;;[.B464]*[.F464]+[.G463];[.G463])" office:value-type="float" office:value="220632" calcext:value-type="float">
            <text:p>2206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65]=&quot;forward&quot;;[.B465];0)" office:value-type="float" office:value="2" calcext:value-type="float">
            <text:p>2</text:p>
          </table:table-cell>
          <table:table-cell table:formula="of:=IF([.A465]=&quot;up&quot;;[.B465] * -1;0)" office:value-type="float" office:value="0" calcext:value-type="float">
            <text:p>0</text:p>
          </table:table-cell>
          <table:table-cell table:formula="of:=IF([.A465]=&quot;down&quot;;[.B465];0)" office:value-type="float" office:value="0" calcext:value-type="float">
            <text:p>0</text:p>
          </table:table-cell>
          <table:table-cell table:formula="of:=[.D465]+[.E465]+[.F464]" office:value-type="float" office:value="405" calcext:value-type="float">
            <text:p>405</text:p>
          </table:table-cell>
          <table:table-cell table:formula="of:=IF([.A465]=&quot;forward&quot;;[.B465]*[.F465]+[.G464];[.G464])" office:value-type="float" office:value="221442" calcext:value-type="float">
            <text:p>2214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66]=&quot;forward&quot;;[.B466];0)" office:value-type="float" office:value="8" calcext:value-type="float">
            <text:p>8</text:p>
          </table:table-cell>
          <table:table-cell table:formula="of:=IF([.A466]=&quot;up&quot;;[.B466] * -1;0)" office:value-type="float" office:value="0" calcext:value-type="float">
            <text:p>0</text:p>
          </table:table-cell>
          <table:table-cell table:formula="of:=IF([.A466]=&quot;down&quot;;[.B466];0)" office:value-type="float" office:value="0" calcext:value-type="float">
            <text:p>0</text:p>
          </table:table-cell>
          <table:table-cell table:formula="of:=[.D466]+[.E466]+[.F465]" office:value-type="float" office:value="405" calcext:value-type="float">
            <text:p>405</text:p>
          </table:table-cell>
          <table:table-cell table:formula="of:=IF([.A466]=&quot;forward&quot;;[.B466]*[.F466]+[.G465];[.G465])" office:value-type="float" office:value="224682" calcext:value-type="float">
            <text:p>2246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67]=&quot;forward&quot;;[.B467];0)" office:value-type="float" office:value="0" calcext:value-type="float">
            <text:p>0</text:p>
          </table:table-cell>
          <table:table-cell table:formula="of:=IF([.A467]=&quot;up&quot;;[.B467] * -1;0)" office:value-type="float" office:value="0" calcext:value-type="float">
            <text:p>0</text:p>
          </table:table-cell>
          <table:table-cell table:formula="of:=IF([.A467]=&quot;down&quot;;[.B467];0)" office:value-type="float" office:value="6" calcext:value-type="float">
            <text:p>6</text:p>
          </table:table-cell>
          <table:table-cell table:formula="of:=[.D467]+[.E467]+[.F466]" office:value-type="float" office:value="411" calcext:value-type="float">
            <text:p>411</text:p>
          </table:table-cell>
          <table:table-cell table:formula="of:=IF([.A467]=&quot;forward&quot;;[.B467]*[.F467]+[.G466];[.G466])" office:value-type="float" office:value="224682" calcext:value-type="float">
            <text:p>2246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68]=&quot;forward&quot;;[.B468];0)" office:value-type="float" office:value="0" calcext:value-type="float">
            <text:p>0</text:p>
          </table:table-cell>
          <table:table-cell table:formula="of:=IF([.A468]=&quot;up&quot;;[.B468] * -1;0)" office:value-type="float" office:value="-3" calcext:value-type="float">
            <text:p>-3</text:p>
          </table:table-cell>
          <table:table-cell table:formula="of:=IF([.A468]=&quot;down&quot;;[.B468];0)" office:value-type="float" office:value="0" calcext:value-type="float">
            <text:p>0</text:p>
          </table:table-cell>
          <table:table-cell table:formula="of:=[.D468]+[.E468]+[.F467]" office:value-type="float" office:value="408" calcext:value-type="float">
            <text:p>408</text:p>
          </table:table-cell>
          <table:table-cell table:formula="of:=IF([.A468]=&quot;forward&quot;;[.B468]*[.F468]+[.G467];[.G467])" office:value-type="float" office:value="224682" calcext:value-type="float">
            <text:p>2246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69]=&quot;forward&quot;;[.B469];0)" office:value-type="float" office:value="0" calcext:value-type="float">
            <text:p>0</text:p>
          </table:table-cell>
          <table:table-cell table:formula="of:=IF([.A469]=&quot;up&quot;;[.B469] * -1;0)" office:value-type="float" office:value="0" calcext:value-type="float">
            <text:p>0</text:p>
          </table:table-cell>
          <table:table-cell table:formula="of:=IF([.A469]=&quot;down&quot;;[.B469];0)" office:value-type="float" office:value="2" calcext:value-type="float">
            <text:p>2</text:p>
          </table:table-cell>
          <table:table-cell table:formula="of:=[.D469]+[.E469]+[.F468]" office:value-type="float" office:value="410" calcext:value-type="float">
            <text:p>410</text:p>
          </table:table-cell>
          <table:table-cell table:formula="of:=IF([.A469]=&quot;forward&quot;;[.B469]*[.F469]+[.G468];[.G468])" office:value-type="float" office:value="224682" calcext:value-type="float">
            <text:p>2246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70]=&quot;forward&quot;;[.B470];0)" office:value-type="float" office:value="9" calcext:value-type="float">
            <text:p>9</text:p>
          </table:table-cell>
          <table:table-cell table:formula="of:=IF([.A470]=&quot;up&quot;;[.B470] * -1;0)" office:value-type="float" office:value="0" calcext:value-type="float">
            <text:p>0</text:p>
          </table:table-cell>
          <table:table-cell table:formula="of:=IF([.A470]=&quot;down&quot;;[.B470];0)" office:value-type="float" office:value="0" calcext:value-type="float">
            <text:p>0</text:p>
          </table:table-cell>
          <table:table-cell table:formula="of:=[.D470]+[.E470]+[.F469]" office:value-type="float" office:value="410" calcext:value-type="float">
            <text:p>410</text:p>
          </table:table-cell>
          <table:table-cell table:formula="of:=IF([.A470]=&quot;forward&quot;;[.B470]*[.F470]+[.G469];[.G469])" office:value-type="float" office:value="228372" calcext:value-type="float">
            <text:p>2283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71]=&quot;forward&quot;;[.B471];0)" office:value-type="float" office:value="5" calcext:value-type="float">
            <text:p>5</text:p>
          </table:table-cell>
          <table:table-cell table:formula="of:=IF([.A471]=&quot;up&quot;;[.B471] * -1;0)" office:value-type="float" office:value="0" calcext:value-type="float">
            <text:p>0</text:p>
          </table:table-cell>
          <table:table-cell table:formula="of:=IF([.A471]=&quot;down&quot;;[.B471];0)" office:value-type="float" office:value="0" calcext:value-type="float">
            <text:p>0</text:p>
          </table:table-cell>
          <table:table-cell table:formula="of:=[.D471]+[.E471]+[.F470]" office:value-type="float" office:value="410" calcext:value-type="float">
            <text:p>410</text:p>
          </table:table-cell>
          <table:table-cell table:formula="of:=IF([.A471]=&quot;forward&quot;;[.B471]*[.F471]+[.G470];[.G470])" office:value-type="float" office:value="230422" calcext:value-type="float">
            <text:p>2304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72]=&quot;forward&quot;;[.B472];0)" office:value-type="float" office:value="7" calcext:value-type="float">
            <text:p>7</text:p>
          </table:table-cell>
          <table:table-cell table:formula="of:=IF([.A472]=&quot;up&quot;;[.B472] * -1;0)" office:value-type="float" office:value="0" calcext:value-type="float">
            <text:p>0</text:p>
          </table:table-cell>
          <table:table-cell table:formula="of:=IF([.A472]=&quot;down&quot;;[.B472];0)" office:value-type="float" office:value="0" calcext:value-type="float">
            <text:p>0</text:p>
          </table:table-cell>
          <table:table-cell table:formula="of:=[.D472]+[.E472]+[.F471]" office:value-type="float" office:value="410" calcext:value-type="float">
            <text:p>410</text:p>
          </table:table-cell>
          <table:table-cell table:formula="of:=IF([.A472]=&quot;forward&quot;;[.B472]*[.F472]+[.G471];[.G471])" office:value-type="float" office:value="233292" calcext:value-type="float">
            <text:p>2332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73]=&quot;forward&quot;;[.B473];0)" office:value-type="float" office:value="0" calcext:value-type="float">
            <text:p>0</text:p>
          </table:table-cell>
          <table:table-cell table:formula="of:=IF([.A473]=&quot;up&quot;;[.B473] * -1;0)" office:value-type="float" office:value="-2" calcext:value-type="float">
            <text:p>-2</text:p>
          </table:table-cell>
          <table:table-cell table:formula="of:=IF([.A473]=&quot;down&quot;;[.B473];0)" office:value-type="float" office:value="0" calcext:value-type="float">
            <text:p>0</text:p>
          </table:table-cell>
          <table:table-cell table:formula="of:=[.D473]+[.E473]+[.F472]" office:value-type="float" office:value="408" calcext:value-type="float">
            <text:p>408</text:p>
          </table:table-cell>
          <table:table-cell table:formula="of:=IF([.A473]=&quot;forward&quot;;[.B473]*[.F473]+[.G472];[.G472])" office:value-type="float" office:value="233292" calcext:value-type="float">
            <text:p>2332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74]=&quot;forward&quot;;[.B474];0)" office:value-type="float" office:value="0" calcext:value-type="float">
            <text:p>0</text:p>
          </table:table-cell>
          <table:table-cell table:formula="of:=IF([.A474]=&quot;up&quot;;[.B474] * -1;0)" office:value-type="float" office:value="-6" calcext:value-type="float">
            <text:p>-6</text:p>
          </table:table-cell>
          <table:table-cell table:formula="of:=IF([.A474]=&quot;down&quot;;[.B474];0)" office:value-type="float" office:value="0" calcext:value-type="float">
            <text:p>0</text:p>
          </table:table-cell>
          <table:table-cell table:formula="of:=[.D474]+[.E474]+[.F473]" office:value-type="float" office:value="402" calcext:value-type="float">
            <text:p>402</text:p>
          </table:table-cell>
          <table:table-cell table:formula="of:=IF([.A474]=&quot;forward&quot;;[.B474]*[.F474]+[.G473];[.G473])" office:value-type="float" office:value="233292" calcext:value-type="float">
            <text:p>2332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75]=&quot;forward&quot;;[.B475];0)" office:value-type="float" office:value="0" calcext:value-type="float">
            <text:p>0</text:p>
          </table:table-cell>
          <table:table-cell table:formula="of:=IF([.A475]=&quot;up&quot;;[.B475] * -1;0)" office:value-type="float" office:value="0" calcext:value-type="float">
            <text:p>0</text:p>
          </table:table-cell>
          <table:table-cell table:formula="of:=IF([.A475]=&quot;down&quot;;[.B475];0)" office:value-type="float" office:value="9" calcext:value-type="float">
            <text:p>9</text:p>
          </table:table-cell>
          <table:table-cell table:formula="of:=[.D475]+[.E475]+[.F474]" office:value-type="float" office:value="411" calcext:value-type="float">
            <text:p>411</text:p>
          </table:table-cell>
          <table:table-cell table:formula="of:=IF([.A475]=&quot;forward&quot;;[.B475]*[.F475]+[.G474];[.G474])" office:value-type="float" office:value="233292" calcext:value-type="float">
            <text:p>2332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76]=&quot;forward&quot;;[.B476];0)" office:value-type="float" office:value="1" calcext:value-type="float">
            <text:p>1</text:p>
          </table:table-cell>
          <table:table-cell table:formula="of:=IF([.A476]=&quot;up&quot;;[.B476] * -1;0)" office:value-type="float" office:value="0" calcext:value-type="float">
            <text:p>0</text:p>
          </table:table-cell>
          <table:table-cell table:formula="of:=IF([.A476]=&quot;down&quot;;[.B476];0)" office:value-type="float" office:value="0" calcext:value-type="float">
            <text:p>0</text:p>
          </table:table-cell>
          <table:table-cell table:formula="of:=[.D476]+[.E476]+[.F475]" office:value-type="float" office:value="411" calcext:value-type="float">
            <text:p>411</text:p>
          </table:table-cell>
          <table:table-cell table:formula="of:=IF([.A476]=&quot;forward&quot;;[.B476]*[.F476]+[.G475];[.G475])" office:value-type="float" office:value="233703" calcext:value-type="float">
            <text:p>2337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477]=&quot;forward&quot;;[.B477];0)" office:value-type="float" office:value="0" calcext:value-type="float">
            <text:p>0</text:p>
          </table:table-cell>
          <table:table-cell table:formula="of:=IF([.A477]=&quot;up&quot;;[.B477] * -1;0)" office:value-type="float" office:value="-5" calcext:value-type="float">
            <text:p>-5</text:p>
          </table:table-cell>
          <table:table-cell table:formula="of:=IF([.A477]=&quot;down&quot;;[.B477];0)" office:value-type="float" office:value="0" calcext:value-type="float">
            <text:p>0</text:p>
          </table:table-cell>
          <table:table-cell table:formula="of:=[.D477]+[.E477]+[.F476]" office:value-type="float" office:value="406" calcext:value-type="float">
            <text:p>406</text:p>
          </table:table-cell>
          <table:table-cell table:formula="of:=IF([.A477]=&quot;forward&quot;;[.B477]*[.F477]+[.G476];[.G476])" office:value-type="float" office:value="233703" calcext:value-type="float">
            <text:p>2337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78]=&quot;forward&quot;;[.B478];0)" office:value-type="float" office:value="1" calcext:value-type="float">
            <text:p>1</text:p>
          </table:table-cell>
          <table:table-cell table:formula="of:=IF([.A478]=&quot;up&quot;;[.B478] * -1;0)" office:value-type="float" office:value="0" calcext:value-type="float">
            <text:p>0</text:p>
          </table:table-cell>
          <table:table-cell table:formula="of:=IF([.A478]=&quot;down&quot;;[.B478];0)" office:value-type="float" office:value="0" calcext:value-type="float">
            <text:p>0</text:p>
          </table:table-cell>
          <table:table-cell table:formula="of:=[.D478]+[.E478]+[.F477]" office:value-type="float" office:value="406" calcext:value-type="float">
            <text:p>406</text:p>
          </table:table-cell>
          <table:table-cell table:formula="of:=IF([.A478]=&quot;forward&quot;;[.B478]*[.F478]+[.G477];[.G477])" office:value-type="float" office:value="234109" calcext:value-type="float">
            <text:p>23410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79]=&quot;forward&quot;;[.B479];0)" office:value-type="float" office:value="0" calcext:value-type="float">
            <text:p>0</text:p>
          </table:table-cell>
          <table:table-cell table:formula="of:=IF([.A479]=&quot;up&quot;;[.B479] * -1;0)" office:value-type="float" office:value="-6" calcext:value-type="float">
            <text:p>-6</text:p>
          </table:table-cell>
          <table:table-cell table:formula="of:=IF([.A479]=&quot;down&quot;;[.B479];0)" office:value-type="float" office:value="0" calcext:value-type="float">
            <text:p>0</text:p>
          </table:table-cell>
          <table:table-cell table:formula="of:=[.D479]+[.E479]+[.F478]" office:value-type="float" office:value="400" calcext:value-type="float">
            <text:p>400</text:p>
          </table:table-cell>
          <table:table-cell table:formula="of:=IF([.A479]=&quot;forward&quot;;[.B479]*[.F479]+[.G478];[.G478])" office:value-type="float" office:value="234109" calcext:value-type="float">
            <text:p>23410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80]=&quot;forward&quot;;[.B480];0)" office:value-type="float" office:value="0" calcext:value-type="float">
            <text:p>0</text:p>
          </table:table-cell>
          <table:table-cell table:formula="of:=IF([.A480]=&quot;up&quot;;[.B480] * -1;0)" office:value-type="float" office:value="-2" calcext:value-type="float">
            <text:p>-2</text:p>
          </table:table-cell>
          <table:table-cell table:formula="of:=IF([.A480]=&quot;down&quot;;[.B480];0)" office:value-type="float" office:value="0" calcext:value-type="float">
            <text:p>0</text:p>
          </table:table-cell>
          <table:table-cell table:formula="of:=[.D480]+[.E480]+[.F479]" office:value-type="float" office:value="398" calcext:value-type="float">
            <text:p>398</text:p>
          </table:table-cell>
          <table:table-cell table:formula="of:=IF([.A480]=&quot;forward&quot;;[.B480]*[.F480]+[.G479];[.G479])" office:value-type="float" office:value="234109" calcext:value-type="float">
            <text:p>23410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81]=&quot;forward&quot;;[.B481];0)" office:value-type="float" office:value="0" calcext:value-type="float">
            <text:p>0</text:p>
          </table:table-cell>
          <table:table-cell table:formula="of:=IF([.A481]=&quot;up&quot;;[.B481] * -1;0)" office:value-type="float" office:value="-1" calcext:value-type="float">
            <text:p>-1</text:p>
          </table:table-cell>
          <table:table-cell table:formula="of:=IF([.A481]=&quot;down&quot;;[.B481];0)" office:value-type="float" office:value="0" calcext:value-type="float">
            <text:p>0</text:p>
          </table:table-cell>
          <table:table-cell table:formula="of:=[.D481]+[.E481]+[.F480]" office:value-type="float" office:value="397" calcext:value-type="float">
            <text:p>397</text:p>
          </table:table-cell>
          <table:table-cell table:formula="of:=IF([.A481]=&quot;forward&quot;;[.B481]*[.F481]+[.G480];[.G480])" office:value-type="float" office:value="234109" calcext:value-type="float">
            <text:p>2341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82]=&quot;forward&quot;;[.B482];0)" office:value-type="float" office:value="6" calcext:value-type="float">
            <text:p>6</text:p>
          </table:table-cell>
          <table:table-cell table:formula="of:=IF([.A482]=&quot;up&quot;;[.B482] * -1;0)" office:value-type="float" office:value="0" calcext:value-type="float">
            <text:p>0</text:p>
          </table:table-cell>
          <table:table-cell table:formula="of:=IF([.A482]=&quot;down&quot;;[.B482];0)" office:value-type="float" office:value="0" calcext:value-type="float">
            <text:p>0</text:p>
          </table:table-cell>
          <table:table-cell table:formula="of:=[.D482]+[.E482]+[.F481]" office:value-type="float" office:value="397" calcext:value-type="float">
            <text:p>397</text:p>
          </table:table-cell>
          <table:table-cell table:formula="of:=IF([.A482]=&quot;forward&quot;;[.B482]*[.F482]+[.G481];[.G481])" office:value-type="float" office:value="236491" calcext:value-type="float">
            <text:p>2364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83]=&quot;forward&quot;;[.B483];0)" office:value-type="float" office:value="0" calcext:value-type="float">
            <text:p>0</text:p>
          </table:table-cell>
          <table:table-cell table:formula="of:=IF([.A483]=&quot;up&quot;;[.B483] * -1;0)" office:value-type="float" office:value="0" calcext:value-type="float">
            <text:p>0</text:p>
          </table:table-cell>
          <table:table-cell table:formula="of:=IF([.A483]=&quot;down&quot;;[.B483];0)" office:value-type="float" office:value="8" calcext:value-type="float">
            <text:p>8</text:p>
          </table:table-cell>
          <table:table-cell table:formula="of:=[.D483]+[.E483]+[.F482]" office:value-type="float" office:value="405" calcext:value-type="float">
            <text:p>405</text:p>
          </table:table-cell>
          <table:table-cell table:formula="of:=IF([.A483]=&quot;forward&quot;;[.B483]*[.F483]+[.G482];[.G482])" office:value-type="float" office:value="236491" calcext:value-type="float">
            <text:p>23649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84]=&quot;forward&quot;;[.B484];0)" office:value-type="float" office:value="7" calcext:value-type="float">
            <text:p>7</text:p>
          </table:table-cell>
          <table:table-cell table:formula="of:=IF([.A484]=&quot;up&quot;;[.B484] * -1;0)" office:value-type="float" office:value="0" calcext:value-type="float">
            <text:p>0</text:p>
          </table:table-cell>
          <table:table-cell table:formula="of:=IF([.A484]=&quot;down&quot;;[.B484];0)" office:value-type="float" office:value="0" calcext:value-type="float">
            <text:p>0</text:p>
          </table:table-cell>
          <table:table-cell table:formula="of:=[.D484]+[.E484]+[.F483]" office:value-type="float" office:value="405" calcext:value-type="float">
            <text:p>405</text:p>
          </table:table-cell>
          <table:table-cell table:formula="of:=IF([.A484]=&quot;forward&quot;;[.B484]*[.F484]+[.G483];[.G483])" office:value-type="float" office:value="239326" calcext:value-type="float">
            <text:p>2393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85]=&quot;forward&quot;;[.B485];0)" office:value-type="float" office:value="0" calcext:value-type="float">
            <text:p>0</text:p>
          </table:table-cell>
          <table:table-cell table:formula="of:=IF([.A485]=&quot;up&quot;;[.B485] * -1;0)" office:value-type="float" office:value="0" calcext:value-type="float">
            <text:p>0</text:p>
          </table:table-cell>
          <table:table-cell table:formula="of:=IF([.A485]=&quot;down&quot;;[.B485];0)" office:value-type="float" office:value="5" calcext:value-type="float">
            <text:p>5</text:p>
          </table:table-cell>
          <table:table-cell table:formula="of:=[.D485]+[.E485]+[.F484]" office:value-type="float" office:value="410" calcext:value-type="float">
            <text:p>410</text:p>
          </table:table-cell>
          <table:table-cell table:formula="of:=IF([.A485]=&quot;forward&quot;;[.B485]*[.F485]+[.G484];[.G484])" office:value-type="float" office:value="239326" calcext:value-type="float">
            <text:p>23932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86]=&quot;forward&quot;;[.B486];0)" office:value-type="float" office:value="3" calcext:value-type="float">
            <text:p>3</text:p>
          </table:table-cell>
          <table:table-cell table:formula="of:=IF([.A486]=&quot;up&quot;;[.B486] * -1;0)" office:value-type="float" office:value="0" calcext:value-type="float">
            <text:p>0</text:p>
          </table:table-cell>
          <table:table-cell table:formula="of:=IF([.A486]=&quot;down&quot;;[.B486];0)" office:value-type="float" office:value="0" calcext:value-type="float">
            <text:p>0</text:p>
          </table:table-cell>
          <table:table-cell table:formula="of:=[.D486]+[.E486]+[.F485]" office:value-type="float" office:value="410" calcext:value-type="float">
            <text:p>410</text:p>
          </table:table-cell>
          <table:table-cell table:formula="of:=IF([.A486]=&quot;forward&quot;;[.B486]*[.F486]+[.G485];[.G485])" office:value-type="float" office:value="240556" calcext:value-type="float">
            <text:p>2405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87]=&quot;forward&quot;;[.B487];0)" office:value-type="float" office:value="0" calcext:value-type="float">
            <text:p>0</text:p>
          </table:table-cell>
          <table:table-cell table:formula="of:=IF([.A487]=&quot;up&quot;;[.B487] * -1;0)" office:value-type="float" office:value="0" calcext:value-type="float">
            <text:p>0</text:p>
          </table:table-cell>
          <table:table-cell table:formula="of:=IF([.A487]=&quot;down&quot;;[.B487];0)" office:value-type="float" office:value="9" calcext:value-type="float">
            <text:p>9</text:p>
          </table:table-cell>
          <table:table-cell table:formula="of:=[.D487]+[.E487]+[.F486]" office:value-type="float" office:value="419" calcext:value-type="float">
            <text:p>419</text:p>
          </table:table-cell>
          <table:table-cell table:formula="of:=IF([.A487]=&quot;forward&quot;;[.B487]*[.F487]+[.G486];[.G486])" office:value-type="float" office:value="240556" calcext:value-type="float">
            <text:p>2405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88]=&quot;forward&quot;;[.B488];0)" office:value-type="float" office:value="0" calcext:value-type="float">
            <text:p>0</text:p>
          </table:table-cell>
          <table:table-cell table:formula="of:=IF([.A488]=&quot;up&quot;;[.B488] * -1;0)" office:value-type="float" office:value="0" calcext:value-type="float">
            <text:p>0</text:p>
          </table:table-cell>
          <table:table-cell table:formula="of:=IF([.A488]=&quot;down&quot;;[.B488];0)" office:value-type="float" office:value="4" calcext:value-type="float">
            <text:p>4</text:p>
          </table:table-cell>
          <table:table-cell table:formula="of:=[.D488]+[.E488]+[.F487]" office:value-type="float" office:value="423" calcext:value-type="float">
            <text:p>423</text:p>
          </table:table-cell>
          <table:table-cell table:formula="of:=IF([.A488]=&quot;forward&quot;;[.B488]*[.F488]+[.G487];[.G487])" office:value-type="float" office:value="240556" calcext:value-type="float">
            <text:p>2405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89]=&quot;forward&quot;;[.B489];0)" office:value-type="float" office:value="3" calcext:value-type="float">
            <text:p>3</text:p>
          </table:table-cell>
          <table:table-cell table:formula="of:=IF([.A489]=&quot;up&quot;;[.B489] * -1;0)" office:value-type="float" office:value="0" calcext:value-type="float">
            <text:p>0</text:p>
          </table:table-cell>
          <table:table-cell table:formula="of:=IF([.A489]=&quot;down&quot;;[.B489];0)" office:value-type="float" office:value="0" calcext:value-type="float">
            <text:p>0</text:p>
          </table:table-cell>
          <table:table-cell table:formula="of:=[.D489]+[.E489]+[.F488]" office:value-type="float" office:value="423" calcext:value-type="float">
            <text:p>423</text:p>
          </table:table-cell>
          <table:table-cell table:formula="of:=IF([.A489]=&quot;forward&quot;;[.B489]*[.F489]+[.G488];[.G488])" office:value-type="float" office:value="241825" calcext:value-type="float">
            <text:p>2418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90]=&quot;forward&quot;;[.B490];0)" office:value-type="float" office:value="0" calcext:value-type="float">
            <text:p>0</text:p>
          </table:table-cell>
          <table:table-cell table:formula="of:=IF([.A490]=&quot;up&quot;;[.B490] * -1;0)" office:value-type="float" office:value="0" calcext:value-type="float">
            <text:p>0</text:p>
          </table:table-cell>
          <table:table-cell table:formula="of:=IF([.A490]=&quot;down&quot;;[.B490];0)" office:value-type="float" office:value="1" calcext:value-type="float">
            <text:p>1</text:p>
          </table:table-cell>
          <table:table-cell table:formula="of:=[.D490]+[.E490]+[.F489]" office:value-type="float" office:value="424" calcext:value-type="float">
            <text:p>424</text:p>
          </table:table-cell>
          <table:table-cell table:formula="of:=IF([.A490]=&quot;forward&quot;;[.B490]*[.F490]+[.G489];[.G489])" office:value-type="float" office:value="241825" calcext:value-type="float">
            <text:p>241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91]=&quot;forward&quot;;[.B491];0)" office:value-type="float" office:value="0" calcext:value-type="float">
            <text:p>0</text:p>
          </table:table-cell>
          <table:table-cell table:formula="of:=IF([.A491]=&quot;up&quot;;[.B491] * -1;0)" office:value-type="float" office:value="-1" calcext:value-type="float">
            <text:p>-1</text:p>
          </table:table-cell>
          <table:table-cell table:formula="of:=IF([.A491]=&quot;down&quot;;[.B491];0)" office:value-type="float" office:value="0" calcext:value-type="float">
            <text:p>0</text:p>
          </table:table-cell>
          <table:table-cell table:formula="of:=[.D491]+[.E491]+[.F490]" office:value-type="float" office:value="423" calcext:value-type="float">
            <text:p>423</text:p>
          </table:table-cell>
          <table:table-cell table:formula="of:=IF([.A491]=&quot;forward&quot;;[.B491]*[.F491]+[.G490];[.G490])" office:value-type="float" office:value="241825" calcext:value-type="float">
            <text:p>241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92]=&quot;forward&quot;;[.B492];0)" office:value-type="float" office:value="0" calcext:value-type="float">
            <text:p>0</text:p>
          </table:table-cell>
          <table:table-cell table:formula="of:=IF([.A492]=&quot;up&quot;;[.B492] * -1;0)" office:value-type="float" office:value="-7" calcext:value-type="float">
            <text:p>-7</text:p>
          </table:table-cell>
          <table:table-cell table:formula="of:=IF([.A492]=&quot;down&quot;;[.B492];0)" office:value-type="float" office:value="0" calcext:value-type="float">
            <text:p>0</text:p>
          </table:table-cell>
          <table:table-cell table:formula="of:=[.D492]+[.E492]+[.F491]" office:value-type="float" office:value="416" calcext:value-type="float">
            <text:p>416</text:p>
          </table:table-cell>
          <table:table-cell table:formula="of:=IF([.A492]=&quot;forward&quot;;[.B492]*[.F492]+[.G491];[.G491])" office:value-type="float" office:value="241825" calcext:value-type="float">
            <text:p>241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93]=&quot;forward&quot;;[.B493];0)" office:value-type="float" office:value="4" calcext:value-type="float">
            <text:p>4</text:p>
          </table:table-cell>
          <table:table-cell table:formula="of:=IF([.A493]=&quot;up&quot;;[.B493] * -1;0)" office:value-type="float" office:value="0" calcext:value-type="float">
            <text:p>0</text:p>
          </table:table-cell>
          <table:table-cell table:formula="of:=IF([.A493]=&quot;down&quot;;[.B493];0)" office:value-type="float" office:value="0" calcext:value-type="float">
            <text:p>0</text:p>
          </table:table-cell>
          <table:table-cell table:formula="of:=[.D493]+[.E493]+[.F492]" office:value-type="float" office:value="416" calcext:value-type="float">
            <text:p>416</text:p>
          </table:table-cell>
          <table:table-cell table:formula="of:=IF([.A493]=&quot;forward&quot;;[.B493]*[.F493]+[.G492];[.G492])" office:value-type="float" office:value="243489" calcext:value-type="float">
            <text:p>2434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94]=&quot;forward&quot;;[.B494];0)" office:value-type="float" office:value="0" calcext:value-type="float">
            <text:p>0</text:p>
          </table:table-cell>
          <table:table-cell table:formula="of:=IF([.A494]=&quot;up&quot;;[.B494] * -1;0)" office:value-type="float" office:value="0" calcext:value-type="float">
            <text:p>0</text:p>
          </table:table-cell>
          <table:table-cell table:formula="of:=IF([.A494]=&quot;down&quot;;[.B494];0)" office:value-type="float" office:value="6" calcext:value-type="float">
            <text:p>6</text:p>
          </table:table-cell>
          <table:table-cell table:formula="of:=[.D494]+[.E494]+[.F493]" office:value-type="float" office:value="422" calcext:value-type="float">
            <text:p>422</text:p>
          </table:table-cell>
          <table:table-cell table:formula="of:=IF([.A494]=&quot;forward&quot;;[.B494]*[.F494]+[.G493];[.G493])" office:value-type="float" office:value="243489" calcext:value-type="float">
            <text:p>2434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95]=&quot;forward&quot;;[.B495];0)" office:value-type="float" office:value="3" calcext:value-type="float">
            <text:p>3</text:p>
          </table:table-cell>
          <table:table-cell table:formula="of:=IF([.A495]=&quot;up&quot;;[.B495] * -1;0)" office:value-type="float" office:value="0" calcext:value-type="float">
            <text:p>0</text:p>
          </table:table-cell>
          <table:table-cell table:formula="of:=IF([.A495]=&quot;down&quot;;[.B495];0)" office:value-type="float" office:value="0" calcext:value-type="float">
            <text:p>0</text:p>
          </table:table-cell>
          <table:table-cell table:formula="of:=[.D495]+[.E495]+[.F494]" office:value-type="float" office:value="422" calcext:value-type="float">
            <text:p>422</text:p>
          </table:table-cell>
          <table:table-cell table:formula="of:=IF([.A495]=&quot;forward&quot;;[.B495]*[.F495]+[.G494];[.G494])" office:value-type="float" office:value="244755" calcext:value-type="float">
            <text:p>2447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96]=&quot;forward&quot;;[.B496];0)" office:value-type="float" office:value="2" calcext:value-type="float">
            <text:p>2</text:p>
          </table:table-cell>
          <table:table-cell table:formula="of:=IF([.A496]=&quot;up&quot;;[.B496] * -1;0)" office:value-type="float" office:value="0" calcext:value-type="float">
            <text:p>0</text:p>
          </table:table-cell>
          <table:table-cell table:formula="of:=IF([.A496]=&quot;down&quot;;[.B496];0)" office:value-type="float" office:value="0" calcext:value-type="float">
            <text:p>0</text:p>
          </table:table-cell>
          <table:table-cell table:formula="of:=[.D496]+[.E496]+[.F495]" office:value-type="float" office:value="422" calcext:value-type="float">
            <text:p>422</text:p>
          </table:table-cell>
          <table:table-cell table:formula="of:=IF([.A496]=&quot;forward&quot;;[.B496]*[.F496]+[.G495];[.G495])" office:value-type="float" office:value="245599" calcext:value-type="float">
            <text:p>2455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97]=&quot;forward&quot;;[.B497];0)" office:value-type="float" office:value="0" calcext:value-type="float">
            <text:p>0</text:p>
          </table:table-cell>
          <table:table-cell table:formula="of:=IF([.A497]=&quot;up&quot;;[.B497] * -1;0)" office:value-type="float" office:value="0" calcext:value-type="float">
            <text:p>0</text:p>
          </table:table-cell>
          <table:table-cell table:formula="of:=IF([.A497]=&quot;down&quot;;[.B497];0)" office:value-type="float" office:value="8" calcext:value-type="float">
            <text:p>8</text:p>
          </table:table-cell>
          <table:table-cell table:formula="of:=[.D497]+[.E497]+[.F496]" office:value-type="float" office:value="430" calcext:value-type="float">
            <text:p>430</text:p>
          </table:table-cell>
          <table:table-cell table:formula="of:=IF([.A497]=&quot;forward&quot;;[.B497]*[.F497]+[.G496];[.G496])" office:value-type="float" office:value="245599" calcext:value-type="float">
            <text:p>2455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98]=&quot;forward&quot;;[.B498];0)" office:value-type="float" office:value="9" calcext:value-type="float">
            <text:p>9</text:p>
          </table:table-cell>
          <table:table-cell table:formula="of:=IF([.A498]=&quot;up&quot;;[.B498] * -1;0)" office:value-type="float" office:value="0" calcext:value-type="float">
            <text:p>0</text:p>
          </table:table-cell>
          <table:table-cell table:formula="of:=IF([.A498]=&quot;down&quot;;[.B498];0)" office:value-type="float" office:value="0" calcext:value-type="float">
            <text:p>0</text:p>
          </table:table-cell>
          <table:table-cell table:formula="of:=[.D498]+[.E498]+[.F497]" office:value-type="float" office:value="430" calcext:value-type="float">
            <text:p>430</text:p>
          </table:table-cell>
          <table:table-cell table:formula="of:=IF([.A498]=&quot;forward&quot;;[.B498]*[.F498]+[.G497];[.G497])" office:value-type="float" office:value="249469" calcext:value-type="float">
            <text:p>2494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99]=&quot;forward&quot;;[.B499];0)" office:value-type="float" office:value="6" calcext:value-type="float">
            <text:p>6</text:p>
          </table:table-cell>
          <table:table-cell table:formula="of:=IF([.A499]=&quot;up&quot;;[.B499] * -1;0)" office:value-type="float" office:value="0" calcext:value-type="float">
            <text:p>0</text:p>
          </table:table-cell>
          <table:table-cell table:formula="of:=IF([.A499]=&quot;down&quot;;[.B499];0)" office:value-type="float" office:value="0" calcext:value-type="float">
            <text:p>0</text:p>
          </table:table-cell>
          <table:table-cell table:formula="of:=[.D499]+[.E499]+[.F498]" office:value-type="float" office:value="430" calcext:value-type="float">
            <text:p>430</text:p>
          </table:table-cell>
          <table:table-cell table:formula="of:=IF([.A499]=&quot;forward&quot;;[.B499]*[.F499]+[.G498];[.G498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00]=&quot;forward&quot;;[.B500];0)" office:value-type="float" office:value="0" calcext:value-type="float">
            <text:p>0</text:p>
          </table:table-cell>
          <table:table-cell table:formula="of:=IF([.A500]=&quot;up&quot;;[.B500] * -1;0)" office:value-type="float" office:value="-3" calcext:value-type="float">
            <text:p>-3</text:p>
          </table:table-cell>
          <table:table-cell table:formula="of:=IF([.A500]=&quot;down&quot;;[.B500];0)" office:value-type="float" office:value="0" calcext:value-type="float">
            <text:p>0</text:p>
          </table:table-cell>
          <table:table-cell table:formula="of:=[.D500]+[.E500]+[.F499]" office:value-type="float" office:value="427" calcext:value-type="float">
            <text:p>427</text:p>
          </table:table-cell>
          <table:table-cell table:formula="of:=IF([.A500]=&quot;forward&quot;;[.B500]*[.F500]+[.G499];[.G499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01]=&quot;forward&quot;;[.B501];0)" office:value-type="float" office:value="0" calcext:value-type="float">
            <text:p>0</text:p>
          </table:table-cell>
          <table:table-cell table:formula="of:=IF([.A501]=&quot;up&quot;;[.B501] * -1;0)" office:value-type="float" office:value="0" calcext:value-type="float">
            <text:p>0</text:p>
          </table:table-cell>
          <table:table-cell table:formula="of:=IF([.A501]=&quot;down&quot;;[.B501];0)" office:value-type="float" office:value="3" calcext:value-type="float">
            <text:p>3</text:p>
          </table:table-cell>
          <table:table-cell table:formula="of:=[.D501]+[.E501]+[.F500]" office:value-type="float" office:value="430" calcext:value-type="float">
            <text:p>430</text:p>
          </table:table-cell>
          <table:table-cell table:formula="of:=IF([.A501]=&quot;forward&quot;;[.B501]*[.F501]+[.G500];[.G500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02]=&quot;forward&quot;;[.B502];0)" office:value-type="float" office:value="0" calcext:value-type="float">
            <text:p>0</text:p>
          </table:table-cell>
          <table:table-cell table:formula="of:=IF([.A502]=&quot;up&quot;;[.B502] * -1;0)" office:value-type="float" office:value="0" calcext:value-type="float">
            <text:p>0</text:p>
          </table:table-cell>
          <table:table-cell table:formula="of:=IF([.A502]=&quot;down&quot;;[.B502];0)" office:value-type="float" office:value="1" calcext:value-type="float">
            <text:p>1</text:p>
          </table:table-cell>
          <table:table-cell table:formula="of:=[.D502]+[.E502]+[.F501]" office:value-type="float" office:value="431" calcext:value-type="float">
            <text:p>431</text:p>
          </table:table-cell>
          <table:table-cell table:formula="of:=IF([.A502]=&quot;forward&quot;;[.B502]*[.F502]+[.G501];[.G501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03]=&quot;forward&quot;;[.B503];0)" office:value-type="float" office:value="0" calcext:value-type="float">
            <text:p>0</text:p>
          </table:table-cell>
          <table:table-cell table:formula="of:=IF([.A503]=&quot;up&quot;;[.B503] * -1;0)" office:value-type="float" office:value="0" calcext:value-type="float">
            <text:p>0</text:p>
          </table:table-cell>
          <table:table-cell table:formula="of:=IF([.A503]=&quot;down&quot;;[.B503];0)" office:value-type="float" office:value="7" calcext:value-type="float">
            <text:p>7</text:p>
          </table:table-cell>
          <table:table-cell table:formula="of:=[.D503]+[.E503]+[.F502]" office:value-type="float" office:value="438" calcext:value-type="float">
            <text:p>438</text:p>
          </table:table-cell>
          <table:table-cell table:formula="of:=IF([.A503]=&quot;forward&quot;;[.B503]*[.F503]+[.G502];[.G502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04]=&quot;forward&quot;;[.B504];0)" office:value-type="float" office:value="0" calcext:value-type="float">
            <text:p>0</text:p>
          </table:table-cell>
          <table:table-cell table:formula="of:=IF([.A504]=&quot;up&quot;;[.B504] * -1;0)" office:value-type="float" office:value="-8" calcext:value-type="float">
            <text:p>-8</text:p>
          </table:table-cell>
          <table:table-cell table:formula="of:=IF([.A504]=&quot;down&quot;;[.B504];0)" office:value-type="float" office:value="0" calcext:value-type="float">
            <text:p>0</text:p>
          </table:table-cell>
          <table:table-cell table:formula="of:=[.D504]+[.E504]+[.F503]" office:value-type="float" office:value="430" calcext:value-type="float">
            <text:p>430</text:p>
          </table:table-cell>
          <table:table-cell table:formula="of:=IF([.A504]=&quot;forward&quot;;[.B504]*[.F504]+[.G503];[.G503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05]=&quot;forward&quot;;[.B505];0)" office:value-type="float" office:value="0" calcext:value-type="float">
            <text:p>0</text:p>
          </table:table-cell>
          <table:table-cell table:formula="of:=IF([.A505]=&quot;up&quot;;[.B505] * -1;0)" office:value-type="float" office:value="-2" calcext:value-type="float">
            <text:p>-2</text:p>
          </table:table-cell>
          <table:table-cell table:formula="of:=IF([.A505]=&quot;down&quot;;[.B505];0)" office:value-type="float" office:value="0" calcext:value-type="float">
            <text:p>0</text:p>
          </table:table-cell>
          <table:table-cell table:formula="of:=[.D505]+[.E505]+[.F504]" office:value-type="float" office:value="428" calcext:value-type="float">
            <text:p>428</text:p>
          </table:table-cell>
          <table:table-cell table:formula="of:=IF([.A505]=&quot;forward&quot;;[.B505]*[.F505]+[.G504];[.G504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06]=&quot;forward&quot;;[.B506];0)" office:value-type="float" office:value="0" calcext:value-type="float">
            <text:p>0</text:p>
          </table:table-cell>
          <table:table-cell table:formula="of:=IF([.A506]=&quot;up&quot;;[.B506] * -1;0)" office:value-type="float" office:value="-8" calcext:value-type="float">
            <text:p>-8</text:p>
          </table:table-cell>
          <table:table-cell table:formula="of:=IF([.A506]=&quot;down&quot;;[.B506];0)" office:value-type="float" office:value="0" calcext:value-type="float">
            <text:p>0</text:p>
          </table:table-cell>
          <table:table-cell table:formula="of:=[.D506]+[.E506]+[.F505]" office:value-type="float" office:value="420" calcext:value-type="float">
            <text:p>420</text:p>
          </table:table-cell>
          <table:table-cell table:formula="of:=IF([.A506]=&quot;forward&quot;;[.B506]*[.F506]+[.G505];[.G505])" office:value-type="float" office:value="252049" calcext:value-type="float">
            <text:p>25204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07]=&quot;forward&quot;;[.B507];0)" office:value-type="float" office:value="6" calcext:value-type="float">
            <text:p>6</text:p>
          </table:table-cell>
          <table:table-cell table:formula="of:=IF([.A507]=&quot;up&quot;;[.B507] * -1;0)" office:value-type="float" office:value="0" calcext:value-type="float">
            <text:p>0</text:p>
          </table:table-cell>
          <table:table-cell table:formula="of:=IF([.A507]=&quot;down&quot;;[.B507];0)" office:value-type="float" office:value="0" calcext:value-type="float">
            <text:p>0</text:p>
          </table:table-cell>
          <table:table-cell table:formula="of:=[.D507]+[.E507]+[.F506]" office:value-type="float" office:value="420" calcext:value-type="float">
            <text:p>420</text:p>
          </table:table-cell>
          <table:table-cell table:formula="of:=IF([.A507]=&quot;forward&quot;;[.B507]*[.F507]+[.G506];[.G506])" office:value-type="float" office:value="254569" calcext:value-type="float">
            <text:p>2545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08]=&quot;forward&quot;;[.B508];0)" office:value-type="float" office:value="8" calcext:value-type="float">
            <text:p>8</text:p>
          </table:table-cell>
          <table:table-cell table:formula="of:=IF([.A508]=&quot;up&quot;;[.B508] * -1;0)" office:value-type="float" office:value="0" calcext:value-type="float">
            <text:p>0</text:p>
          </table:table-cell>
          <table:table-cell table:formula="of:=IF([.A508]=&quot;down&quot;;[.B508];0)" office:value-type="float" office:value="0" calcext:value-type="float">
            <text:p>0</text:p>
          </table:table-cell>
          <table:table-cell table:formula="of:=[.D508]+[.E508]+[.F507]" office:value-type="float" office:value="420" calcext:value-type="float">
            <text:p>420</text:p>
          </table:table-cell>
          <table:table-cell table:formula="of:=IF([.A508]=&quot;forward&quot;;[.B508]*[.F508]+[.G507];[.G507])" office:value-type="float" office:value="257929" calcext:value-type="float">
            <text:p>2579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09]=&quot;forward&quot;;[.B509];0)" office:value-type="float" office:value="6" calcext:value-type="float">
            <text:p>6</text:p>
          </table:table-cell>
          <table:table-cell table:formula="of:=IF([.A509]=&quot;up&quot;;[.B509] * -1;0)" office:value-type="float" office:value="0" calcext:value-type="float">
            <text:p>0</text:p>
          </table:table-cell>
          <table:table-cell table:formula="of:=IF([.A509]=&quot;down&quot;;[.B509];0)" office:value-type="float" office:value="0" calcext:value-type="float">
            <text:p>0</text:p>
          </table:table-cell>
          <table:table-cell table:formula="of:=[.D509]+[.E509]+[.F508]" office:value-type="float" office:value="420" calcext:value-type="float">
            <text:p>420</text:p>
          </table:table-cell>
          <table:table-cell table:formula="of:=IF([.A509]=&quot;forward&quot;;[.B509]*[.F509]+[.G508];[.G508])" office:value-type="float" office:value="260449" calcext:value-type="float">
            <text:p>26044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10]=&quot;forward&quot;;[.B510];0)" office:value-type="float" office:value="4" calcext:value-type="float">
            <text:p>4</text:p>
          </table:table-cell>
          <table:table-cell table:formula="of:=IF([.A510]=&quot;up&quot;;[.B510] * -1;0)" office:value-type="float" office:value="0" calcext:value-type="float">
            <text:p>0</text:p>
          </table:table-cell>
          <table:table-cell table:formula="of:=IF([.A510]=&quot;down&quot;;[.B510];0)" office:value-type="float" office:value="0" calcext:value-type="float">
            <text:p>0</text:p>
          </table:table-cell>
          <table:table-cell table:formula="of:=[.D510]+[.E510]+[.F509]" office:value-type="float" office:value="420" calcext:value-type="float">
            <text:p>420</text:p>
          </table:table-cell>
          <table:table-cell table:formula="of:=IF([.A510]=&quot;forward&quot;;[.B510]*[.F510]+[.G509];[.G509])" office:value-type="float" office:value="262129" calcext:value-type="float">
            <text:p>2621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11]=&quot;forward&quot;;[.B511];0)" office:value-type="float" office:value="0" calcext:value-type="float">
            <text:p>0</text:p>
          </table:table-cell>
          <table:table-cell table:formula="of:=IF([.A511]=&quot;up&quot;;[.B511] * -1;0)" office:value-type="float" office:value="0" calcext:value-type="float">
            <text:p>0</text:p>
          </table:table-cell>
          <table:table-cell table:formula="of:=IF([.A511]=&quot;down&quot;;[.B511];0)" office:value-type="float" office:value="6" calcext:value-type="float">
            <text:p>6</text:p>
          </table:table-cell>
          <table:table-cell table:formula="of:=[.D511]+[.E511]+[.F510]" office:value-type="float" office:value="426" calcext:value-type="float">
            <text:p>426</text:p>
          </table:table-cell>
          <table:table-cell table:formula="of:=IF([.A511]=&quot;forward&quot;;[.B511]*[.F511]+[.G510];[.G510])" office:value-type="float" office:value="262129" calcext:value-type="float">
            <text:p>2621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2]=&quot;forward&quot;;[.B512];0)" office:value-type="float" office:value="6" calcext:value-type="float">
            <text:p>6</text:p>
          </table:table-cell>
          <table:table-cell table:formula="of:=IF([.A512]=&quot;up&quot;;[.B512] * -1;0)" office:value-type="float" office:value="0" calcext:value-type="float">
            <text:p>0</text:p>
          </table:table-cell>
          <table:table-cell table:formula="of:=IF([.A512]=&quot;down&quot;;[.B512];0)" office:value-type="float" office:value="0" calcext:value-type="float">
            <text:p>0</text:p>
          </table:table-cell>
          <table:table-cell table:formula="of:=[.D512]+[.E512]+[.F511]" office:value-type="float" office:value="426" calcext:value-type="float">
            <text:p>426</text:p>
          </table:table-cell>
          <table:table-cell table:formula="of:=IF([.A512]=&quot;forward&quot;;[.B512]*[.F512]+[.G511];[.G511])" office:value-type="float" office:value="264685" calcext:value-type="float">
            <text:p>2646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3]=&quot;forward&quot;;[.B513];0)" office:value-type="float" office:value="6" calcext:value-type="float">
            <text:p>6</text:p>
          </table:table-cell>
          <table:table-cell table:formula="of:=IF([.A513]=&quot;up&quot;;[.B513] * -1;0)" office:value-type="float" office:value="0" calcext:value-type="float">
            <text:p>0</text:p>
          </table:table-cell>
          <table:table-cell table:formula="of:=IF([.A513]=&quot;down&quot;;[.B513];0)" office:value-type="float" office:value="0" calcext:value-type="float">
            <text:p>0</text:p>
          </table:table-cell>
          <table:table-cell table:formula="of:=[.D513]+[.E513]+[.F512]" office:value-type="float" office:value="426" calcext:value-type="float">
            <text:p>426</text:p>
          </table:table-cell>
          <table:table-cell table:formula="of:=IF([.A513]=&quot;forward&quot;;[.B513]*[.F513]+[.G512];[.G512])" office:value-type="float" office:value="267241" calcext:value-type="float">
            <text:p>2672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14]=&quot;forward&quot;;[.B514];0)" office:value-type="float" office:value="1" calcext:value-type="float">
            <text:p>1</text:p>
          </table:table-cell>
          <table:table-cell table:formula="of:=IF([.A514]=&quot;up&quot;;[.B514] * -1;0)" office:value-type="float" office:value="0" calcext:value-type="float">
            <text:p>0</text:p>
          </table:table-cell>
          <table:table-cell table:formula="of:=IF([.A514]=&quot;down&quot;;[.B514];0)" office:value-type="float" office:value="0" calcext:value-type="float">
            <text:p>0</text:p>
          </table:table-cell>
          <table:table-cell table:formula="of:=[.D514]+[.E514]+[.F513]" office:value-type="float" office:value="426" calcext:value-type="float">
            <text:p>426</text:p>
          </table:table-cell>
          <table:table-cell table:formula="of:=IF([.A514]=&quot;forward&quot;;[.B514]*[.F514]+[.G513];[.G513])" office:value-type="float" office:value="267667" calcext:value-type="float">
            <text:p>26766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15]=&quot;forward&quot;;[.B515];0)" office:value-type="float" office:value="0" calcext:value-type="float">
            <text:p>0</text:p>
          </table:table-cell>
          <table:table-cell table:formula="of:=IF([.A515]=&quot;up&quot;;[.B515] * -1;0)" office:value-type="float" office:value="0" calcext:value-type="float">
            <text:p>0</text:p>
          </table:table-cell>
          <table:table-cell table:formula="of:=IF([.A515]=&quot;down&quot;;[.B515];0)" office:value-type="float" office:value="2" calcext:value-type="float">
            <text:p>2</text:p>
          </table:table-cell>
          <table:table-cell table:formula="of:=[.D515]+[.E515]+[.F514]" office:value-type="float" office:value="428" calcext:value-type="float">
            <text:p>428</text:p>
          </table:table-cell>
          <table:table-cell table:formula="of:=IF([.A515]=&quot;forward&quot;;[.B515]*[.F515]+[.G514];[.G514])" office:value-type="float" office:value="267667" calcext:value-type="float">
            <text:p>2676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16]=&quot;forward&quot;;[.B516];0)" office:value-type="float" office:value="2" calcext:value-type="float">
            <text:p>2</text:p>
          </table:table-cell>
          <table:table-cell table:formula="of:=IF([.A516]=&quot;up&quot;;[.B516] * -1;0)" office:value-type="float" office:value="0" calcext:value-type="float">
            <text:p>0</text:p>
          </table:table-cell>
          <table:table-cell table:formula="of:=IF([.A516]=&quot;down&quot;;[.B516];0)" office:value-type="float" office:value="0" calcext:value-type="float">
            <text:p>0</text:p>
          </table:table-cell>
          <table:table-cell table:formula="of:=[.D516]+[.E516]+[.F515]" office:value-type="float" office:value="428" calcext:value-type="float">
            <text:p>428</text:p>
          </table:table-cell>
          <table:table-cell table:formula="of:=IF([.A516]=&quot;forward&quot;;[.B516]*[.F516]+[.G515];[.G515])" office:value-type="float" office:value="268523" calcext:value-type="float">
            <text:p>2685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7]=&quot;forward&quot;;[.B517];0)" office:value-type="float" office:value="6" calcext:value-type="float">
            <text:p>6</text:p>
          </table:table-cell>
          <table:table-cell table:formula="of:=IF([.A517]=&quot;up&quot;;[.B517] * -1;0)" office:value-type="float" office:value="0" calcext:value-type="float">
            <text:p>0</text:p>
          </table:table-cell>
          <table:table-cell table:formula="of:=IF([.A517]=&quot;down&quot;;[.B517];0)" office:value-type="float" office:value="0" calcext:value-type="float">
            <text:p>0</text:p>
          </table:table-cell>
          <table:table-cell table:formula="of:=[.D517]+[.E517]+[.F516]" office:value-type="float" office:value="428" calcext:value-type="float">
            <text:p>428</text:p>
          </table:table-cell>
          <table:table-cell table:formula="of:=IF([.A517]=&quot;forward&quot;;[.B517]*[.F517]+[.G516];[.G516])" office:value-type="float" office:value="271091" calcext:value-type="float">
            <text:p>2710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18]=&quot;forward&quot;;[.B518];0)" office:value-type="float" office:value="0" calcext:value-type="float">
            <text:p>0</text:p>
          </table:table-cell>
          <table:table-cell table:formula="of:=IF([.A518]=&quot;up&quot;;[.B518] * -1;0)" office:value-type="float" office:value="0" calcext:value-type="float">
            <text:p>0</text:p>
          </table:table-cell>
          <table:table-cell table:formula="of:=IF([.A518]=&quot;down&quot;;[.B518];0)" office:value-type="float" office:value="1" calcext:value-type="float">
            <text:p>1</text:p>
          </table:table-cell>
          <table:table-cell table:formula="of:=[.D518]+[.E518]+[.F517]" office:value-type="float" office:value="429" calcext:value-type="float">
            <text:p>429</text:p>
          </table:table-cell>
          <table:table-cell table:formula="of:=IF([.A518]=&quot;forward&quot;;[.B518]*[.F518]+[.G517];[.G517])" office:value-type="float" office:value="271091" calcext:value-type="float">
            <text:p>27109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19]=&quot;forward&quot;;[.B519];0)" office:value-type="float" office:value="0" calcext:value-type="float">
            <text:p>0</text:p>
          </table:table-cell>
          <table:table-cell table:formula="of:=IF([.A519]=&quot;up&quot;;[.B519] * -1;0)" office:value-type="float" office:value="-6" calcext:value-type="float">
            <text:p>-6</text:p>
          </table:table-cell>
          <table:table-cell table:formula="of:=IF([.A519]=&quot;down&quot;;[.B519];0)" office:value-type="float" office:value="0" calcext:value-type="float">
            <text:p>0</text:p>
          </table:table-cell>
          <table:table-cell table:formula="of:=[.D519]+[.E519]+[.F518]" office:value-type="float" office:value="423" calcext:value-type="float">
            <text:p>423</text:p>
          </table:table-cell>
          <table:table-cell table:formula="of:=IF([.A519]=&quot;forward&quot;;[.B519]*[.F519]+[.G518];[.G518])" office:value-type="float" office:value="271091" calcext:value-type="float">
            <text:p>27109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20]=&quot;forward&quot;;[.B520];0)" office:value-type="float" office:value="3" calcext:value-type="float">
            <text:p>3</text:p>
          </table:table-cell>
          <table:table-cell table:formula="of:=IF([.A520]=&quot;up&quot;;[.B520] * -1;0)" office:value-type="float" office:value="0" calcext:value-type="float">
            <text:p>0</text:p>
          </table:table-cell>
          <table:table-cell table:formula="of:=IF([.A520]=&quot;down&quot;;[.B520];0)" office:value-type="float" office:value="0" calcext:value-type="float">
            <text:p>0</text:p>
          </table:table-cell>
          <table:table-cell table:formula="of:=[.D520]+[.E520]+[.F519]" office:value-type="float" office:value="423" calcext:value-type="float">
            <text:p>423</text:p>
          </table:table-cell>
          <table:table-cell table:formula="of:=IF([.A520]=&quot;forward&quot;;[.B520]*[.F520]+[.G519];[.G519])" office:value-type="float" office:value="272360" calcext:value-type="float">
            <text:p>2723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21]=&quot;forward&quot;;[.B521];0)" office:value-type="float" office:value="9" calcext:value-type="float">
            <text:p>9</text:p>
          </table:table-cell>
          <table:table-cell table:formula="of:=IF([.A521]=&quot;up&quot;;[.B521] * -1;0)" office:value-type="float" office:value="0" calcext:value-type="float">
            <text:p>0</text:p>
          </table:table-cell>
          <table:table-cell table:formula="of:=IF([.A521]=&quot;down&quot;;[.B521];0)" office:value-type="float" office:value="0" calcext:value-type="float">
            <text:p>0</text:p>
          </table:table-cell>
          <table:table-cell table:formula="of:=[.D521]+[.E521]+[.F520]" office:value-type="float" office:value="423" calcext:value-type="float">
            <text:p>423</text:p>
          </table:table-cell>
          <table:table-cell table:formula="of:=IF([.A521]=&quot;forward&quot;;[.B521]*[.F521]+[.G520];[.G520])" office:value-type="float" office:value="276167" calcext:value-type="float">
            <text:p>2761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22]=&quot;forward&quot;;[.B522];0)" office:value-type="float" office:value="6" calcext:value-type="float">
            <text:p>6</text:p>
          </table:table-cell>
          <table:table-cell table:formula="of:=IF([.A522]=&quot;up&quot;;[.B522] * -1;0)" office:value-type="float" office:value="0" calcext:value-type="float">
            <text:p>0</text:p>
          </table:table-cell>
          <table:table-cell table:formula="of:=IF([.A522]=&quot;down&quot;;[.B522];0)" office:value-type="float" office:value="0" calcext:value-type="float">
            <text:p>0</text:p>
          </table:table-cell>
          <table:table-cell table:formula="of:=[.D522]+[.E522]+[.F521]" office:value-type="float" office:value="423" calcext:value-type="float">
            <text:p>423</text:p>
          </table:table-cell>
          <table:table-cell table:formula="of:=IF([.A522]=&quot;forward&quot;;[.B522]*[.F522]+[.G521];[.G521])" office:value-type="float" office:value="278705" calcext:value-type="float">
            <text:p>2787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23]=&quot;forward&quot;;[.B523];0)" office:value-type="float" office:value="0" calcext:value-type="float">
            <text:p>0</text:p>
          </table:table-cell>
          <table:table-cell table:formula="of:=IF([.A523]=&quot;up&quot;;[.B523] * -1;0)" office:value-type="float" office:value="0" calcext:value-type="float">
            <text:p>0</text:p>
          </table:table-cell>
          <table:table-cell table:formula="of:=IF([.A523]=&quot;down&quot;;[.B523];0)" office:value-type="float" office:value="2" calcext:value-type="float">
            <text:p>2</text:p>
          </table:table-cell>
          <table:table-cell table:formula="of:=[.D523]+[.E523]+[.F522]" office:value-type="float" office:value="425" calcext:value-type="float">
            <text:p>425</text:p>
          </table:table-cell>
          <table:table-cell table:formula="of:=IF([.A523]=&quot;forward&quot;;[.B523]*[.F523]+[.G522];[.G522])" office:value-type="float" office:value="278705" calcext:value-type="float">
            <text:p>2787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4]=&quot;forward&quot;;[.B524];0)" office:value-type="float" office:value="2" calcext:value-type="float">
            <text:p>2</text:p>
          </table:table-cell>
          <table:table-cell table:formula="of:=IF([.A524]=&quot;up&quot;;[.B524] * -1;0)" office:value-type="float" office:value="0" calcext:value-type="float">
            <text:p>0</text:p>
          </table:table-cell>
          <table:table-cell table:formula="of:=IF([.A524]=&quot;down&quot;;[.B524];0)" office:value-type="float" office:value="0" calcext:value-type="float">
            <text:p>0</text:p>
          </table:table-cell>
          <table:table-cell table:formula="of:=[.D524]+[.E524]+[.F523]" office:value-type="float" office:value="425" calcext:value-type="float">
            <text:p>425</text:p>
          </table:table-cell>
          <table:table-cell table:formula="of:=IF([.A524]=&quot;forward&quot;;[.B524]*[.F524]+[.G523];[.G523])" office:value-type="float" office:value="279555" calcext:value-type="float">
            <text:p>27955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25]=&quot;forward&quot;;[.B525];0)" office:value-type="float" office:value="0" calcext:value-type="float">
            <text:p>0</text:p>
          </table:table-cell>
          <table:table-cell table:formula="of:=IF([.A525]=&quot;up&quot;;[.B525] * -1;0)" office:value-type="float" office:value="-4" calcext:value-type="float">
            <text:p>-4</text:p>
          </table:table-cell>
          <table:table-cell table:formula="of:=IF([.A525]=&quot;down&quot;;[.B525];0)" office:value-type="float" office:value="0" calcext:value-type="float">
            <text:p>0</text:p>
          </table:table-cell>
          <table:table-cell table:formula="of:=[.D525]+[.E525]+[.F524]" office:value-type="float" office:value="421" calcext:value-type="float">
            <text:p>421</text:p>
          </table:table-cell>
          <table:table-cell table:formula="of:=IF([.A525]=&quot;forward&quot;;[.B525]*[.F525]+[.G524];[.G524])" office:value-type="float" office:value="279555" calcext:value-type="float">
            <text:p>27955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26]=&quot;forward&quot;;[.B526];0)" office:value-type="float" office:value="0" calcext:value-type="float">
            <text:p>0</text:p>
          </table:table-cell>
          <table:table-cell table:formula="of:=IF([.A526]=&quot;up&quot;;[.B526] * -1;0)" office:value-type="float" office:value="0" calcext:value-type="float">
            <text:p>0</text:p>
          </table:table-cell>
          <table:table-cell table:formula="of:=IF([.A526]=&quot;down&quot;;[.B526];0)" office:value-type="float" office:value="2" calcext:value-type="float">
            <text:p>2</text:p>
          </table:table-cell>
          <table:table-cell table:formula="of:=[.D526]+[.E526]+[.F525]" office:value-type="float" office:value="423" calcext:value-type="float">
            <text:p>423</text:p>
          </table:table-cell>
          <table:table-cell table:formula="of:=IF([.A526]=&quot;forward&quot;;[.B526]*[.F526]+[.G525];[.G525])" office:value-type="float" office:value="279555" calcext:value-type="float">
            <text:p>27955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27]=&quot;forward&quot;;[.B527];0)" office:value-type="float" office:value="0" calcext:value-type="float">
            <text:p>0</text:p>
          </table:table-cell>
          <table:table-cell table:formula="of:=IF([.A527]=&quot;up&quot;;[.B527] * -1;0)" office:value-type="float" office:value="-4" calcext:value-type="float">
            <text:p>-4</text:p>
          </table:table-cell>
          <table:table-cell table:formula="of:=IF([.A527]=&quot;down&quot;;[.B527];0)" office:value-type="float" office:value="0" calcext:value-type="float">
            <text:p>0</text:p>
          </table:table-cell>
          <table:table-cell table:formula="of:=[.D527]+[.E527]+[.F526]" office:value-type="float" office:value="419" calcext:value-type="float">
            <text:p>419</text:p>
          </table:table-cell>
          <table:table-cell table:formula="of:=IF([.A527]=&quot;forward&quot;;[.B527]*[.F527]+[.G526];[.G526])" office:value-type="float" office:value="279555" calcext:value-type="float">
            <text:p>2795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8]=&quot;forward&quot;;[.B528];0)" office:value-type="float" office:value="2" calcext:value-type="float">
            <text:p>2</text:p>
          </table:table-cell>
          <table:table-cell table:formula="of:=IF([.A528]=&quot;up&quot;;[.B528] * -1;0)" office:value-type="float" office:value="0" calcext:value-type="float">
            <text:p>0</text:p>
          </table:table-cell>
          <table:table-cell table:formula="of:=IF([.A528]=&quot;down&quot;;[.B528];0)" office:value-type="float" office:value="0" calcext:value-type="float">
            <text:p>0</text:p>
          </table:table-cell>
          <table:table-cell table:formula="of:=[.D528]+[.E528]+[.F527]" office:value-type="float" office:value="419" calcext:value-type="float">
            <text:p>419</text:p>
          </table:table-cell>
          <table:table-cell table:formula="of:=IF([.A528]=&quot;forward&quot;;[.B528]*[.F528]+[.G527];[.G527])" office:value-type="float" office:value="280393" calcext:value-type="float">
            <text:p>28039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9]=&quot;forward&quot;;[.B529];0)" office:value-type="float" office:value="2" calcext:value-type="float">
            <text:p>2</text:p>
          </table:table-cell>
          <table:table-cell table:formula="of:=IF([.A529]=&quot;up&quot;;[.B529] * -1;0)" office:value-type="float" office:value="0" calcext:value-type="float">
            <text:p>0</text:p>
          </table:table-cell>
          <table:table-cell table:formula="of:=IF([.A529]=&quot;down&quot;;[.B529];0)" office:value-type="float" office:value="0" calcext:value-type="float">
            <text:p>0</text:p>
          </table:table-cell>
          <table:table-cell table:formula="of:=[.D529]+[.E529]+[.F528]" office:value-type="float" office:value="419" calcext:value-type="float">
            <text:p>419</text:p>
          </table:table-cell>
          <table:table-cell table:formula="of:=IF([.A529]=&quot;forward&quot;;[.B529]*[.F529]+[.G528];[.G528])" office:value-type="float" office:value="281231" calcext:value-type="float">
            <text:p>2812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0]=&quot;forward&quot;;[.B530];0)" office:value-type="float" office:value="3" calcext:value-type="float">
            <text:p>3</text:p>
          </table:table-cell>
          <table:table-cell table:formula="of:=IF([.A530]=&quot;up&quot;;[.B530] * -1;0)" office:value-type="float" office:value="0" calcext:value-type="float">
            <text:p>0</text:p>
          </table:table-cell>
          <table:table-cell table:formula="of:=IF([.A530]=&quot;down&quot;;[.B530];0)" office:value-type="float" office:value="0" calcext:value-type="float">
            <text:p>0</text:p>
          </table:table-cell>
          <table:table-cell table:formula="of:=[.D530]+[.E530]+[.F529]" office:value-type="float" office:value="419" calcext:value-type="float">
            <text:p>419</text:p>
          </table:table-cell>
          <table:table-cell table:formula="of:=IF([.A530]=&quot;forward&quot;;[.B530]*[.F530]+[.G529];[.G529])" office:value-type="float" office:value="282488" calcext:value-type="float">
            <text:p>28248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31]=&quot;forward&quot;;[.B531];0)" office:value-type="float" office:value="0" calcext:value-type="float">
            <text:p>0</text:p>
          </table:table-cell>
          <table:table-cell table:formula="of:=IF([.A531]=&quot;up&quot;;[.B531] * -1;0)" office:value-type="float" office:value="-1" calcext:value-type="float">
            <text:p>-1</text:p>
          </table:table-cell>
          <table:table-cell table:formula="of:=IF([.A531]=&quot;down&quot;;[.B531];0)" office:value-type="float" office:value="0" calcext:value-type="float">
            <text:p>0</text:p>
          </table:table-cell>
          <table:table-cell table:formula="of:=[.D531]+[.E531]+[.F530]" office:value-type="float" office:value="418" calcext:value-type="float">
            <text:p>418</text:p>
          </table:table-cell>
          <table:table-cell table:formula="of:=IF([.A531]=&quot;forward&quot;;[.B531]*[.F531]+[.G530];[.G530])" office:value-type="float" office:value="282488" calcext:value-type="float">
            <text:p>2824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32]=&quot;forward&quot;;[.B532];0)" office:value-type="float" office:value="8" calcext:value-type="float">
            <text:p>8</text:p>
          </table:table-cell>
          <table:table-cell table:formula="of:=IF([.A532]=&quot;up&quot;;[.B532] * -1;0)" office:value-type="float" office:value="0" calcext:value-type="float">
            <text:p>0</text:p>
          </table:table-cell>
          <table:table-cell table:formula="of:=IF([.A532]=&quot;down&quot;;[.B532];0)" office:value-type="float" office:value="0" calcext:value-type="float">
            <text:p>0</text:p>
          </table:table-cell>
          <table:table-cell table:formula="of:=[.D532]+[.E532]+[.F531]" office:value-type="float" office:value="418" calcext:value-type="float">
            <text:p>418</text:p>
          </table:table-cell>
          <table:table-cell table:formula="of:=IF([.A532]=&quot;forward&quot;;[.B532]*[.F532]+[.G531];[.G531])" office:value-type="float" office:value="285832" calcext:value-type="float">
            <text:p>2858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3]=&quot;forward&quot;;[.B533];0)" office:value-type="float" office:value="3" calcext:value-type="float">
            <text:p>3</text:p>
          </table:table-cell>
          <table:table-cell table:formula="of:=IF([.A533]=&quot;up&quot;;[.B533] * -1;0)" office:value-type="float" office:value="0" calcext:value-type="float">
            <text:p>0</text:p>
          </table:table-cell>
          <table:table-cell table:formula="of:=IF([.A533]=&quot;down&quot;;[.B533];0)" office:value-type="float" office:value="0" calcext:value-type="float">
            <text:p>0</text:p>
          </table:table-cell>
          <table:table-cell table:formula="of:=[.D533]+[.E533]+[.F532]" office:value-type="float" office:value="418" calcext:value-type="float">
            <text:p>418</text:p>
          </table:table-cell>
          <table:table-cell table:formula="of:=IF([.A533]=&quot;forward&quot;;[.B533]*[.F533]+[.G532];[.G532])" office:value-type="float" office:value="287086" calcext:value-type="float">
            <text:p>2870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4]=&quot;forward&quot;;[.B534];0)" office:value-type="float" office:value="3" calcext:value-type="float">
            <text:p>3</text:p>
          </table:table-cell>
          <table:table-cell table:formula="of:=IF([.A534]=&quot;up&quot;;[.B534] * -1;0)" office:value-type="float" office:value="0" calcext:value-type="float">
            <text:p>0</text:p>
          </table:table-cell>
          <table:table-cell table:formula="of:=IF([.A534]=&quot;down&quot;;[.B534];0)" office:value-type="float" office:value="0" calcext:value-type="float">
            <text:p>0</text:p>
          </table:table-cell>
          <table:table-cell table:formula="of:=[.D534]+[.E534]+[.F533]" office:value-type="float" office:value="418" calcext:value-type="float">
            <text:p>418</text:p>
          </table:table-cell>
          <table:table-cell table:formula="of:=IF([.A534]=&quot;forward&quot;;[.B534]*[.F534]+[.G533];[.G533])" office:value-type="float" office:value="288340" calcext:value-type="float">
            <text:p>2883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35]=&quot;forward&quot;;[.B535];0)" office:value-type="float" office:value="1" calcext:value-type="float">
            <text:p>1</text:p>
          </table:table-cell>
          <table:table-cell table:formula="of:=IF([.A535]=&quot;up&quot;;[.B535] * -1;0)" office:value-type="float" office:value="0" calcext:value-type="float">
            <text:p>0</text:p>
          </table:table-cell>
          <table:table-cell table:formula="of:=IF([.A535]=&quot;down&quot;;[.B535];0)" office:value-type="float" office:value="0" calcext:value-type="float">
            <text:p>0</text:p>
          </table:table-cell>
          <table:table-cell table:formula="of:=[.D535]+[.E535]+[.F534]" office:value-type="float" office:value="418" calcext:value-type="float">
            <text:p>418</text:p>
          </table:table-cell>
          <table:table-cell table:formula="of:=IF([.A535]=&quot;forward&quot;;[.B535]*[.F535]+[.G534];[.G534])" office:value-type="float" office:value="288758" calcext:value-type="float">
            <text:p>2887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36]=&quot;forward&quot;;[.B536];0)" office:value-type="float" office:value="0" calcext:value-type="float">
            <text:p>0</text:p>
          </table:table-cell>
          <table:table-cell table:formula="of:=IF([.A536]=&quot;up&quot;;[.B536] * -1;0)" office:value-type="float" office:value="0" calcext:value-type="float">
            <text:p>0</text:p>
          </table:table-cell>
          <table:table-cell table:formula="of:=IF([.A536]=&quot;down&quot;;[.B536];0)" office:value-type="float" office:value="5" calcext:value-type="float">
            <text:p>5</text:p>
          </table:table-cell>
          <table:table-cell table:formula="of:=[.D536]+[.E536]+[.F535]" office:value-type="float" office:value="423" calcext:value-type="float">
            <text:p>423</text:p>
          </table:table-cell>
          <table:table-cell table:formula="of:=IF([.A536]=&quot;forward&quot;;[.B536]*[.F536]+[.G535];[.G535])" office:value-type="float" office:value="288758" calcext:value-type="float">
            <text:p>2887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37]=&quot;forward&quot;;[.B537];0)" office:value-type="float" office:value="0" calcext:value-type="float">
            <text:p>0</text:p>
          </table:table-cell>
          <table:table-cell table:formula="of:=IF([.A537]=&quot;up&quot;;[.B537] * -1;0)" office:value-type="float" office:value="0" calcext:value-type="float">
            <text:p>0</text:p>
          </table:table-cell>
          <table:table-cell table:formula="of:=IF([.A537]=&quot;down&quot;;[.B537];0)" office:value-type="float" office:value="9" calcext:value-type="float">
            <text:p>9</text:p>
          </table:table-cell>
          <table:table-cell table:formula="of:=[.D537]+[.E537]+[.F536]" office:value-type="float" office:value="432" calcext:value-type="float">
            <text:p>432</text:p>
          </table:table-cell>
          <table:table-cell table:formula="of:=IF([.A537]=&quot;forward&quot;;[.B537]*[.F537]+[.G536];[.G536])" office:value-type="float" office:value="288758" calcext:value-type="float">
            <text:p>28875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38]=&quot;forward&quot;;[.B538];0)" office:value-type="float" office:value="4" calcext:value-type="float">
            <text:p>4</text:p>
          </table:table-cell>
          <table:table-cell table:formula="of:=IF([.A538]=&quot;up&quot;;[.B538] * -1;0)" office:value-type="float" office:value="0" calcext:value-type="float">
            <text:p>0</text:p>
          </table:table-cell>
          <table:table-cell table:formula="of:=IF([.A538]=&quot;down&quot;;[.B538];0)" office:value-type="float" office:value="0" calcext:value-type="float">
            <text:p>0</text:p>
          </table:table-cell>
          <table:table-cell table:formula="of:=[.D538]+[.E538]+[.F537]" office:value-type="float" office:value="432" calcext:value-type="float">
            <text:p>432</text:p>
          </table:table-cell>
          <table:table-cell table:formula="of:=IF([.A538]=&quot;forward&quot;;[.B538]*[.F538]+[.G537];[.G537])" office:value-type="float" office:value="290486" calcext:value-type="float">
            <text:p>2904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39]=&quot;forward&quot;;[.B539];0)" office:value-type="float" office:value="0" calcext:value-type="float">
            <text:p>0</text:p>
          </table:table-cell>
          <table:table-cell table:formula="of:=IF([.A539]=&quot;up&quot;;[.B539] * -1;0)" office:value-type="float" office:value="0" calcext:value-type="float">
            <text:p>0</text:p>
          </table:table-cell>
          <table:table-cell table:formula="of:=IF([.A539]=&quot;down&quot;;[.B539];0)" office:value-type="float" office:value="1" calcext:value-type="float">
            <text:p>1</text:p>
          </table:table-cell>
          <table:table-cell table:formula="of:=[.D539]+[.E539]+[.F538]" office:value-type="float" office:value="433" calcext:value-type="float">
            <text:p>433</text:p>
          </table:table-cell>
          <table:table-cell table:formula="of:=IF([.A539]=&quot;forward&quot;;[.B539]*[.F539]+[.G538];[.G538])" office:value-type="float" office:value="290486" calcext:value-type="float">
            <text:p>2904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0]=&quot;forward&quot;;[.B540];0)" office:value-type="float" office:value="5" calcext:value-type="float">
            <text:p>5</text:p>
          </table:table-cell>
          <table:table-cell table:formula="of:=IF([.A540]=&quot;up&quot;;[.B540] * -1;0)" office:value-type="float" office:value="0" calcext:value-type="float">
            <text:p>0</text:p>
          </table:table-cell>
          <table:table-cell table:formula="of:=IF([.A540]=&quot;down&quot;;[.B540];0)" office:value-type="float" office:value="0" calcext:value-type="float">
            <text:p>0</text:p>
          </table:table-cell>
          <table:table-cell table:formula="of:=[.D540]+[.E540]+[.F539]" office:value-type="float" office:value="433" calcext:value-type="float">
            <text:p>433</text:p>
          </table:table-cell>
          <table:table-cell table:formula="of:=IF([.A540]=&quot;forward&quot;;[.B540]*[.F540]+[.G539];[.G539])" office:value-type="float" office:value="292651" calcext:value-type="float">
            <text:p>2926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41]=&quot;forward&quot;;[.B541];0)" office:value-type="float" office:value="2" calcext:value-type="float">
            <text:p>2</text:p>
          </table:table-cell>
          <table:table-cell table:formula="of:=IF([.A541]=&quot;up&quot;;[.B541] * -1;0)" office:value-type="float" office:value="0" calcext:value-type="float">
            <text:p>0</text:p>
          </table:table-cell>
          <table:table-cell table:formula="of:=IF([.A541]=&quot;down&quot;;[.B541];0)" office:value-type="float" office:value="0" calcext:value-type="float">
            <text:p>0</text:p>
          </table:table-cell>
          <table:table-cell table:formula="of:=[.D541]+[.E541]+[.F540]" office:value-type="float" office:value="433" calcext:value-type="float">
            <text:p>433</text:p>
          </table:table-cell>
          <table:table-cell table:formula="of:=IF([.A541]=&quot;forward&quot;;[.B541]*[.F541]+[.G540];[.G540])" office:value-type="float" office:value="293517" calcext:value-type="float">
            <text:p>2935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42]=&quot;forward&quot;;[.B542];0)" office:value-type="float" office:value="0" calcext:value-type="float">
            <text:p>0</text:p>
          </table:table-cell>
          <table:table-cell table:formula="of:=IF([.A542]=&quot;up&quot;;[.B542] * -1;0)" office:value-type="float" office:value="0" calcext:value-type="float">
            <text:p>0</text:p>
          </table:table-cell>
          <table:table-cell table:formula="of:=IF([.A542]=&quot;down&quot;;[.B542];0)" office:value-type="float" office:value="5" calcext:value-type="float">
            <text:p>5</text:p>
          </table:table-cell>
          <table:table-cell table:formula="of:=[.D542]+[.E542]+[.F541]" office:value-type="float" office:value="438" calcext:value-type="float">
            <text:p>438</text:p>
          </table:table-cell>
          <table:table-cell table:formula="of:=IF([.A542]=&quot;forward&quot;;[.B542]*[.F542]+[.G541];[.G541])" office:value-type="float" office:value="293517" calcext:value-type="float">
            <text:p>29351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43]=&quot;forward&quot;;[.B543];0)" office:value-type="float" office:value="6" calcext:value-type="float">
            <text:p>6</text:p>
          </table:table-cell>
          <table:table-cell table:formula="of:=IF([.A543]=&quot;up&quot;;[.B543] * -1;0)" office:value-type="float" office:value="0" calcext:value-type="float">
            <text:p>0</text:p>
          </table:table-cell>
          <table:table-cell table:formula="of:=IF([.A543]=&quot;down&quot;;[.B543];0)" office:value-type="float" office:value="0" calcext:value-type="float">
            <text:p>0</text:p>
          </table:table-cell>
          <table:table-cell table:formula="of:=[.D543]+[.E543]+[.F542]" office:value-type="float" office:value="438" calcext:value-type="float">
            <text:p>438</text:p>
          </table:table-cell>
          <table:table-cell table:formula="of:=IF([.A543]=&quot;forward&quot;;[.B543]*[.F543]+[.G542];[.G542])" office:value-type="float" office:value="296145" calcext:value-type="float">
            <text:p>2961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4]=&quot;forward&quot;;[.B544];0)" office:value-type="float" office:value="3" calcext:value-type="float">
            <text:p>3</text:p>
          </table:table-cell>
          <table:table-cell table:formula="of:=IF([.A544]=&quot;up&quot;;[.B544] * -1;0)" office:value-type="float" office:value="0" calcext:value-type="float">
            <text:p>0</text:p>
          </table:table-cell>
          <table:table-cell table:formula="of:=IF([.A544]=&quot;down&quot;;[.B544];0)" office:value-type="float" office:value="0" calcext:value-type="float">
            <text:p>0</text:p>
          </table:table-cell>
          <table:table-cell table:formula="of:=[.D544]+[.E544]+[.F543]" office:value-type="float" office:value="438" calcext:value-type="float">
            <text:p>438</text:p>
          </table:table-cell>
          <table:table-cell table:formula="of:=IF([.A544]=&quot;forward&quot;;[.B544]*[.F544]+[.G543];[.G543])" office:value-type="float" office:value="297459" calcext:value-type="float">
            <text:p>29745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45]=&quot;forward&quot;;[.B545];0)" office:value-type="float" office:value="0" calcext:value-type="float">
            <text:p>0</text:p>
          </table:table-cell>
          <table:table-cell table:formula="of:=IF([.A545]=&quot;up&quot;;[.B545] * -1;0)" office:value-type="float" office:value="-3" calcext:value-type="float">
            <text:p>-3</text:p>
          </table:table-cell>
          <table:table-cell table:formula="of:=IF([.A545]=&quot;down&quot;;[.B545];0)" office:value-type="float" office:value="0" calcext:value-type="float">
            <text:p>0</text:p>
          </table:table-cell>
          <table:table-cell table:formula="of:=[.D545]+[.E545]+[.F544]" office:value-type="float" office:value="435" calcext:value-type="float">
            <text:p>435</text:p>
          </table:table-cell>
          <table:table-cell table:formula="of:=IF([.A545]=&quot;forward&quot;;[.B545]*[.F545]+[.G544];[.G544])" office:value-type="float" office:value="297459" calcext:value-type="float">
            <text:p>29745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46]=&quot;forward&quot;;[.B546];0)" office:value-type="float" office:value="6" calcext:value-type="float">
            <text:p>6</text:p>
          </table:table-cell>
          <table:table-cell table:formula="of:=IF([.A546]=&quot;up&quot;;[.B546] * -1;0)" office:value-type="float" office:value="0" calcext:value-type="float">
            <text:p>0</text:p>
          </table:table-cell>
          <table:table-cell table:formula="of:=IF([.A546]=&quot;down&quot;;[.B546];0)" office:value-type="float" office:value="0" calcext:value-type="float">
            <text:p>0</text:p>
          </table:table-cell>
          <table:table-cell table:formula="of:=[.D546]+[.E546]+[.F545]" office:value-type="float" office:value="435" calcext:value-type="float">
            <text:p>435</text:p>
          </table:table-cell>
          <table:table-cell table:formula="of:=IF([.A546]=&quot;forward&quot;;[.B546]*[.F546]+[.G545];[.G545])" office:value-type="float" office:value="300069" calcext:value-type="float">
            <text:p>3000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47]=&quot;forward&quot;;[.B547];0)" office:value-type="float" office:value="9" calcext:value-type="float">
            <text:p>9</text:p>
          </table:table-cell>
          <table:table-cell table:formula="of:=IF([.A547]=&quot;up&quot;;[.B547] * -1;0)" office:value-type="float" office:value="0" calcext:value-type="float">
            <text:p>0</text:p>
          </table:table-cell>
          <table:table-cell table:formula="of:=IF([.A547]=&quot;down&quot;;[.B547];0)" office:value-type="float" office:value="0" calcext:value-type="float">
            <text:p>0</text:p>
          </table:table-cell>
          <table:table-cell table:formula="of:=[.D547]+[.E547]+[.F546]" office:value-type="float" office:value="435" calcext:value-type="float">
            <text:p>435</text:p>
          </table:table-cell>
          <table:table-cell table:formula="of:=IF([.A547]=&quot;forward&quot;;[.B547]*[.F547]+[.G546];[.G546])" office:value-type="float" office:value="303984" calcext:value-type="float">
            <text:p>3039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8]=&quot;forward&quot;;[.B548];0)" office:value-type="float" office:value="5" calcext:value-type="float">
            <text:p>5</text:p>
          </table:table-cell>
          <table:table-cell table:formula="of:=IF([.A548]=&quot;up&quot;;[.B548] * -1;0)" office:value-type="float" office:value="0" calcext:value-type="float">
            <text:p>0</text:p>
          </table:table-cell>
          <table:table-cell table:formula="of:=IF([.A548]=&quot;down&quot;;[.B548];0)" office:value-type="float" office:value="0" calcext:value-type="float">
            <text:p>0</text:p>
          </table:table-cell>
          <table:table-cell table:formula="of:=[.D548]+[.E548]+[.F547]" office:value-type="float" office:value="435" calcext:value-type="float">
            <text:p>435</text:p>
          </table:table-cell>
          <table:table-cell table:formula="of:=IF([.A548]=&quot;forward&quot;;[.B548]*[.F548]+[.G547];[.G547])" office:value-type="float" office:value="306159" calcext:value-type="float">
            <text:p>30615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49]=&quot;forward&quot;;[.B549];0)" office:value-type="float" office:value="0" calcext:value-type="float">
            <text:p>0</text:p>
          </table:table-cell>
          <table:table-cell table:formula="of:=IF([.A549]=&quot;up&quot;;[.B549] * -1;0)" office:value-type="float" office:value="0" calcext:value-type="float">
            <text:p>0</text:p>
          </table:table-cell>
          <table:table-cell table:formula="of:=IF([.A549]=&quot;down&quot;;[.B549];0)" office:value-type="float" office:value="2" calcext:value-type="float">
            <text:p>2</text:p>
          </table:table-cell>
          <table:table-cell table:formula="of:=[.D549]+[.E549]+[.F548]" office:value-type="float" office:value="437" calcext:value-type="float">
            <text:p>437</text:p>
          </table:table-cell>
          <table:table-cell table:formula="of:=IF([.A549]=&quot;forward&quot;;[.B549]*[.F549]+[.G548];[.G548])" office:value-type="float" office:value="306159" calcext:value-type="float">
            <text:p>30615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50]=&quot;forward&quot;;[.B550];0)" office:value-type="float" office:value="0" calcext:value-type="float">
            <text:p>0</text:p>
          </table:table-cell>
          <table:table-cell table:formula="of:=IF([.A550]=&quot;up&quot;;[.B550] * -1;0)" office:value-type="float" office:value="0" calcext:value-type="float">
            <text:p>0</text:p>
          </table:table-cell>
          <table:table-cell table:formula="of:=IF([.A550]=&quot;down&quot;;[.B550];0)" office:value-type="float" office:value="2" calcext:value-type="float">
            <text:p>2</text:p>
          </table:table-cell>
          <table:table-cell table:formula="of:=[.D550]+[.E550]+[.F549]" office:value-type="float" office:value="439" calcext:value-type="float">
            <text:p>439</text:p>
          </table:table-cell>
          <table:table-cell table:formula="of:=IF([.A550]=&quot;forward&quot;;[.B550]*[.F550]+[.G549];[.G549])" office:value-type="float" office:value="306159" calcext:value-type="float">
            <text:p>30615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51]=&quot;forward&quot;;[.B551];0)" office:value-type="float" office:value="0" calcext:value-type="float">
            <text:p>0</text:p>
          </table:table-cell>
          <table:table-cell table:formula="of:=IF([.A551]=&quot;up&quot;;[.B551] * -1;0)" office:value-type="float" office:value="0" calcext:value-type="float">
            <text:p>0</text:p>
          </table:table-cell>
          <table:table-cell table:formula="of:=IF([.A551]=&quot;down&quot;;[.B551];0)" office:value-type="float" office:value="7" calcext:value-type="float">
            <text:p>7</text:p>
          </table:table-cell>
          <table:table-cell table:formula="of:=[.D551]+[.E551]+[.F550]" office:value-type="float" office:value="446" calcext:value-type="float">
            <text:p>446</text:p>
          </table:table-cell>
          <table:table-cell table:formula="of:=IF([.A551]=&quot;forward&quot;;[.B551]*[.F551]+[.G550];[.G550])" office:value-type="float" office:value="306159" calcext:value-type="float">
            <text:p>30615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52]=&quot;forward&quot;;[.B552];0)" office:value-type="float" office:value="8" calcext:value-type="float">
            <text:p>8</text:p>
          </table:table-cell>
          <table:table-cell table:formula="of:=IF([.A552]=&quot;up&quot;;[.B552] * -1;0)" office:value-type="float" office:value="0" calcext:value-type="float">
            <text:p>0</text:p>
          </table:table-cell>
          <table:table-cell table:formula="of:=IF([.A552]=&quot;down&quot;;[.B552];0)" office:value-type="float" office:value="0" calcext:value-type="float">
            <text:p>0</text:p>
          </table:table-cell>
          <table:table-cell table:formula="of:=[.D552]+[.E552]+[.F551]" office:value-type="float" office:value="446" calcext:value-type="float">
            <text:p>446</text:p>
          </table:table-cell>
          <table:table-cell table:formula="of:=IF([.A552]=&quot;forward&quot;;[.B552]*[.F552]+[.G551];[.G551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53]=&quot;forward&quot;;[.B553];0)" office:value-type="float" office:value="0" calcext:value-type="float">
            <text:p>0</text:p>
          </table:table-cell>
          <table:table-cell table:formula="of:=IF([.A553]=&quot;up&quot;;[.B553] * -1;0)" office:value-type="float" office:value="0" calcext:value-type="float">
            <text:p>0</text:p>
          </table:table-cell>
          <table:table-cell table:formula="of:=IF([.A553]=&quot;down&quot;;[.B553];0)" office:value-type="float" office:value="1" calcext:value-type="float">
            <text:p>1</text:p>
          </table:table-cell>
          <table:table-cell table:formula="of:=[.D553]+[.E553]+[.F552]" office:value-type="float" office:value="447" calcext:value-type="float">
            <text:p>447</text:p>
          </table:table-cell>
          <table:table-cell table:formula="of:=IF([.A553]=&quot;forward&quot;;[.B553]*[.F553]+[.G552];[.G552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54]=&quot;forward&quot;;[.B554];0)" office:value-type="float" office:value="0" calcext:value-type="float">
            <text:p>0</text:p>
          </table:table-cell>
          <table:table-cell table:formula="of:=IF([.A554]=&quot;up&quot;;[.B554] * -1;0)" office:value-type="float" office:value="0" calcext:value-type="float">
            <text:p>0</text:p>
          </table:table-cell>
          <table:table-cell table:formula="of:=IF([.A554]=&quot;down&quot;;[.B554];0)" office:value-type="float" office:value="5" calcext:value-type="float">
            <text:p>5</text:p>
          </table:table-cell>
          <table:table-cell table:formula="of:=[.D554]+[.E554]+[.F553]" office:value-type="float" office:value="452" calcext:value-type="float">
            <text:p>452</text:p>
          </table:table-cell>
          <table:table-cell table:formula="of:=IF([.A554]=&quot;forward&quot;;[.B554]*[.F554]+[.G553];[.G553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55]=&quot;forward&quot;;[.B555];0)" office:value-type="float" office:value="0" calcext:value-type="float">
            <text:p>0</text:p>
          </table:table-cell>
          <table:table-cell table:formula="of:=IF([.A555]=&quot;up&quot;;[.B555] * -1;0)" office:value-type="float" office:value="0" calcext:value-type="float">
            <text:p>0</text:p>
          </table:table-cell>
          <table:table-cell table:formula="of:=IF([.A555]=&quot;down&quot;;[.B555];0)" office:value-type="float" office:value="9" calcext:value-type="float">
            <text:p>9</text:p>
          </table:table-cell>
          <table:table-cell table:formula="of:=[.D555]+[.E555]+[.F554]" office:value-type="float" office:value="461" calcext:value-type="float">
            <text:p>461</text:p>
          </table:table-cell>
          <table:table-cell table:formula="of:=IF([.A555]=&quot;forward&quot;;[.B555]*[.F555]+[.G554];[.G554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56]=&quot;forward&quot;;[.B556];0)" office:value-type="float" office:value="0" calcext:value-type="float">
            <text:p>0</text:p>
          </table:table-cell>
          <table:table-cell table:formula="of:=IF([.A556]=&quot;up&quot;;[.B556] * -1;0)" office:value-type="float" office:value="-3" calcext:value-type="float">
            <text:p>-3</text:p>
          </table:table-cell>
          <table:table-cell table:formula="of:=IF([.A556]=&quot;down&quot;;[.B556];0)" office:value-type="float" office:value="0" calcext:value-type="float">
            <text:p>0</text:p>
          </table:table-cell>
          <table:table-cell table:formula="of:=[.D556]+[.E556]+[.F555]" office:value-type="float" office:value="458" calcext:value-type="float">
            <text:p>458</text:p>
          </table:table-cell>
          <table:table-cell table:formula="of:=IF([.A556]=&quot;forward&quot;;[.B556]*[.F556]+[.G555];[.G555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57]=&quot;forward&quot;;[.B557];0)" office:value-type="float" office:value="0" calcext:value-type="float">
            <text:p>0</text:p>
          </table:table-cell>
          <table:table-cell table:formula="of:=IF([.A557]=&quot;up&quot;;[.B557] * -1;0)" office:value-type="float" office:value="-5" calcext:value-type="float">
            <text:p>-5</text:p>
          </table:table-cell>
          <table:table-cell table:formula="of:=IF([.A557]=&quot;down&quot;;[.B557];0)" office:value-type="float" office:value="0" calcext:value-type="float">
            <text:p>0</text:p>
          </table:table-cell>
          <table:table-cell table:formula="of:=[.D557]+[.E557]+[.F556]" office:value-type="float" office:value="453" calcext:value-type="float">
            <text:p>453</text:p>
          </table:table-cell>
          <table:table-cell table:formula="of:=IF([.A557]=&quot;forward&quot;;[.B557]*[.F557]+[.G556];[.G556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58]=&quot;forward&quot;;[.B558];0)" office:value-type="float" office:value="0" calcext:value-type="float">
            <text:p>0</text:p>
          </table:table-cell>
          <table:table-cell table:formula="of:=IF([.A558]=&quot;up&quot;;[.B558] * -1;0)" office:value-type="float" office:value="-4" calcext:value-type="float">
            <text:p>-4</text:p>
          </table:table-cell>
          <table:table-cell table:formula="of:=IF([.A558]=&quot;down&quot;;[.B558];0)" office:value-type="float" office:value="0" calcext:value-type="float">
            <text:p>0</text:p>
          </table:table-cell>
          <table:table-cell table:formula="of:=[.D558]+[.E558]+[.F557]" office:value-type="float" office:value="449" calcext:value-type="float">
            <text:p>449</text:p>
          </table:table-cell>
          <table:table-cell table:formula="of:=IF([.A558]=&quot;forward&quot;;[.B558]*[.F558]+[.G557];[.G557])" office:value-type="float" office:value="309727" calcext:value-type="float">
            <text:p>3097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59]=&quot;forward&quot;;[.B559];0)" office:value-type="float" office:value="3" calcext:value-type="float">
            <text:p>3</text:p>
          </table:table-cell>
          <table:table-cell table:formula="of:=IF([.A559]=&quot;up&quot;;[.B559] * -1;0)" office:value-type="float" office:value="0" calcext:value-type="float">
            <text:p>0</text:p>
          </table:table-cell>
          <table:table-cell table:formula="of:=IF([.A559]=&quot;down&quot;;[.B559];0)" office:value-type="float" office:value="0" calcext:value-type="float">
            <text:p>0</text:p>
          </table:table-cell>
          <table:table-cell table:formula="of:=[.D559]+[.E559]+[.F558]" office:value-type="float" office:value="449" calcext:value-type="float">
            <text:p>449</text:p>
          </table:table-cell>
          <table:table-cell table:formula="of:=IF([.A559]=&quot;forward&quot;;[.B559]*[.F559]+[.G558];[.G558])" office:value-type="float" office:value="311074" calcext:value-type="float">
            <text:p>3110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60]=&quot;forward&quot;;[.B560];0)" office:value-type="float" office:value="0" calcext:value-type="float">
            <text:p>0</text:p>
          </table:table-cell>
          <table:table-cell table:formula="of:=IF([.A560]=&quot;up&quot;;[.B560] * -1;0)" office:value-type="float" office:value="0" calcext:value-type="float">
            <text:p>0</text:p>
          </table:table-cell>
          <table:table-cell table:formula="of:=IF([.A560]=&quot;down&quot;;[.B560];0)" office:value-type="float" office:value="9" calcext:value-type="float">
            <text:p>9</text:p>
          </table:table-cell>
          <table:table-cell table:formula="of:=[.D560]+[.E560]+[.F559]" office:value-type="float" office:value="458" calcext:value-type="float">
            <text:p>458</text:p>
          </table:table-cell>
          <table:table-cell table:formula="of:=IF([.A560]=&quot;forward&quot;;[.B560]*[.F560]+[.G559];[.G559])" office:value-type="float" office:value="311074" calcext:value-type="float">
            <text:p>3110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61]=&quot;forward&quot;;[.B561];0)" office:value-type="float" office:value="0" calcext:value-type="float">
            <text:p>0</text:p>
          </table:table-cell>
          <table:table-cell table:formula="of:=IF([.A561]=&quot;up&quot;;[.B561] * -1;0)" office:value-type="float" office:value="0" calcext:value-type="float">
            <text:p>0</text:p>
          </table:table-cell>
          <table:table-cell table:formula="of:=IF([.A561]=&quot;down&quot;;[.B561];0)" office:value-type="float" office:value="2" calcext:value-type="float">
            <text:p>2</text:p>
          </table:table-cell>
          <table:table-cell table:formula="of:=[.D561]+[.E561]+[.F560]" office:value-type="float" office:value="460" calcext:value-type="float">
            <text:p>460</text:p>
          </table:table-cell>
          <table:table-cell table:formula="of:=IF([.A561]=&quot;forward&quot;;[.B561]*[.F561]+[.G560];[.G560])" office:value-type="float" office:value="311074" calcext:value-type="float">
            <text:p>3110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62]=&quot;forward&quot;;[.B562];0)" office:value-type="float" office:value="0" calcext:value-type="float">
            <text:p>0</text:p>
          </table:table-cell>
          <table:table-cell table:formula="of:=IF([.A562]=&quot;up&quot;;[.B562] * -1;0)" office:value-type="float" office:value="0" calcext:value-type="float">
            <text:p>0</text:p>
          </table:table-cell>
          <table:table-cell table:formula="of:=IF([.A562]=&quot;down&quot;;[.B562];0)" office:value-type="float" office:value="8" calcext:value-type="float">
            <text:p>8</text:p>
          </table:table-cell>
          <table:table-cell table:formula="of:=[.D562]+[.E562]+[.F561]" office:value-type="float" office:value="468" calcext:value-type="float">
            <text:p>468</text:p>
          </table:table-cell>
          <table:table-cell table:formula="of:=IF([.A562]=&quot;forward&quot;;[.B562]*[.F562]+[.G561];[.G561])" office:value-type="float" office:value="311074" calcext:value-type="float">
            <text:p>3110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63]=&quot;forward&quot;;[.B563];0)" office:value-type="float" office:value="0" calcext:value-type="float">
            <text:p>0</text:p>
          </table:table-cell>
          <table:table-cell table:formula="of:=IF([.A563]=&quot;up&quot;;[.B563] * -1;0)" office:value-type="float" office:value="0" calcext:value-type="float">
            <text:p>0</text:p>
          </table:table-cell>
          <table:table-cell table:formula="of:=IF([.A563]=&quot;down&quot;;[.B563];0)" office:value-type="float" office:value="5" calcext:value-type="float">
            <text:p>5</text:p>
          </table:table-cell>
          <table:table-cell table:formula="of:=[.D563]+[.E563]+[.F562]" office:value-type="float" office:value="473" calcext:value-type="float">
            <text:p>473</text:p>
          </table:table-cell>
          <table:table-cell table:formula="of:=IF([.A563]=&quot;forward&quot;;[.B563]*[.F563]+[.G562];[.G562])" office:value-type="float" office:value="311074" calcext:value-type="float">
            <text:p>3110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64]=&quot;forward&quot;;[.B564];0)" office:value-type="float" office:value="0" calcext:value-type="float">
            <text:p>0</text:p>
          </table:table-cell>
          <table:table-cell table:formula="of:=IF([.A564]=&quot;up&quot;;[.B564] * -1;0)" office:value-type="float" office:value="0" calcext:value-type="float">
            <text:p>0</text:p>
          </table:table-cell>
          <table:table-cell table:formula="of:=IF([.A564]=&quot;down&quot;;[.B564];0)" office:value-type="float" office:value="2" calcext:value-type="float">
            <text:p>2</text:p>
          </table:table-cell>
          <table:table-cell table:formula="of:=[.D564]+[.E564]+[.F563]" office:value-type="float" office:value="475" calcext:value-type="float">
            <text:p>475</text:p>
          </table:table-cell>
          <table:table-cell table:formula="of:=IF([.A564]=&quot;forward&quot;;[.B564]*[.F564]+[.G563];[.G563])" office:value-type="float" office:value="311074" calcext:value-type="float">
            <text:p>3110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65]=&quot;forward&quot;;[.B565];0)" office:value-type="float" office:value="4" calcext:value-type="float">
            <text:p>4</text:p>
          </table:table-cell>
          <table:table-cell table:formula="of:=IF([.A565]=&quot;up&quot;;[.B565] * -1;0)" office:value-type="float" office:value="0" calcext:value-type="float">
            <text:p>0</text:p>
          </table:table-cell>
          <table:table-cell table:formula="of:=IF([.A565]=&quot;down&quot;;[.B565];0)" office:value-type="float" office:value="0" calcext:value-type="float">
            <text:p>0</text:p>
          </table:table-cell>
          <table:table-cell table:formula="of:=[.D565]+[.E565]+[.F564]" office:value-type="float" office:value="475" calcext:value-type="float">
            <text:p>475</text:p>
          </table:table-cell>
          <table:table-cell table:formula="of:=IF([.A565]=&quot;forward&quot;;[.B565]*[.F565]+[.G564];[.G564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66]=&quot;forward&quot;;[.B566];0)" office:value-type="float" office:value="0" calcext:value-type="float">
            <text:p>0</text:p>
          </table:table-cell>
          <table:table-cell table:formula="of:=IF([.A566]=&quot;up&quot;;[.B566] * -1;0)" office:value-type="float" office:value="-3" calcext:value-type="float">
            <text:p>-3</text:p>
          </table:table-cell>
          <table:table-cell table:formula="of:=IF([.A566]=&quot;down&quot;;[.B566];0)" office:value-type="float" office:value="0" calcext:value-type="float">
            <text:p>0</text:p>
          </table:table-cell>
          <table:table-cell table:formula="of:=[.D566]+[.E566]+[.F565]" office:value-type="float" office:value="472" calcext:value-type="float">
            <text:p>472</text:p>
          </table:table-cell>
          <table:table-cell table:formula="of:=IF([.A566]=&quot;forward&quot;;[.B566]*[.F566]+[.G565];[.G565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67]=&quot;forward&quot;;[.B567];0)" office:value-type="float" office:value="0" calcext:value-type="float">
            <text:p>0</text:p>
          </table:table-cell>
          <table:table-cell table:formula="of:=IF([.A567]=&quot;up&quot;;[.B567] * -1;0)" office:value-type="float" office:value="0" calcext:value-type="float">
            <text:p>0</text:p>
          </table:table-cell>
          <table:table-cell table:formula="of:=IF([.A567]=&quot;down&quot;;[.B567];0)" office:value-type="float" office:value="5" calcext:value-type="float">
            <text:p>5</text:p>
          </table:table-cell>
          <table:table-cell table:formula="of:=[.D567]+[.E567]+[.F566]" office:value-type="float" office:value="477" calcext:value-type="float">
            <text:p>477</text:p>
          </table:table-cell>
          <table:table-cell table:formula="of:=IF([.A567]=&quot;forward&quot;;[.B567]*[.F567]+[.G566];[.G566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68]=&quot;forward&quot;;[.B568];0)" office:value-type="float" office:value="0" calcext:value-type="float">
            <text:p>0</text:p>
          </table:table-cell>
          <table:table-cell table:formula="of:=IF([.A568]=&quot;up&quot;;[.B568] * -1;0)" office:value-type="float" office:value="-3" calcext:value-type="float">
            <text:p>-3</text:p>
          </table:table-cell>
          <table:table-cell table:formula="of:=IF([.A568]=&quot;down&quot;;[.B568];0)" office:value-type="float" office:value="0" calcext:value-type="float">
            <text:p>0</text:p>
          </table:table-cell>
          <table:table-cell table:formula="of:=[.D568]+[.E568]+[.F567]" office:value-type="float" office:value="474" calcext:value-type="float">
            <text:p>474</text:p>
          </table:table-cell>
          <table:table-cell table:formula="of:=IF([.A568]=&quot;forward&quot;;[.B568]*[.F568]+[.G567];[.G567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69]=&quot;forward&quot;;[.B569];0)" office:value-type="float" office:value="0" calcext:value-type="float">
            <text:p>0</text:p>
          </table:table-cell>
          <table:table-cell table:formula="of:=IF([.A569]=&quot;up&quot;;[.B569] * -1;0)" office:value-type="float" office:value="0" calcext:value-type="float">
            <text:p>0</text:p>
          </table:table-cell>
          <table:table-cell table:formula="of:=IF([.A569]=&quot;down&quot;;[.B569];0)" office:value-type="float" office:value="8" calcext:value-type="float">
            <text:p>8</text:p>
          </table:table-cell>
          <table:table-cell table:formula="of:=[.D569]+[.E569]+[.F568]" office:value-type="float" office:value="482" calcext:value-type="float">
            <text:p>482</text:p>
          </table:table-cell>
          <table:table-cell table:formula="of:=IF([.A569]=&quot;forward&quot;;[.B569]*[.F569]+[.G568];[.G568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70]=&quot;forward&quot;;[.B570];0)" office:value-type="float" office:value="0" calcext:value-type="float">
            <text:p>0</text:p>
          </table:table-cell>
          <table:table-cell table:formula="of:=IF([.A570]=&quot;up&quot;;[.B570] * -1;0)" office:value-type="float" office:value="0" calcext:value-type="float">
            <text:p>0</text:p>
          </table:table-cell>
          <table:table-cell table:formula="of:=IF([.A570]=&quot;down&quot;;[.B570];0)" office:value-type="float" office:value="7" calcext:value-type="float">
            <text:p>7</text:p>
          </table:table-cell>
          <table:table-cell table:formula="of:=[.D570]+[.E570]+[.F569]" office:value-type="float" office:value="489" calcext:value-type="float">
            <text:p>489</text:p>
          </table:table-cell>
          <table:table-cell table:formula="of:=IF([.A570]=&quot;forward&quot;;[.B570]*[.F570]+[.G569];[.G569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71]=&quot;forward&quot;;[.B571];0)" office:value-type="float" office:value="0" calcext:value-type="float">
            <text:p>0</text:p>
          </table:table-cell>
          <table:table-cell table:formula="of:=IF([.A571]=&quot;up&quot;;[.B571] * -1;0)" office:value-type="float" office:value="-1" calcext:value-type="float">
            <text:p>-1</text:p>
          </table:table-cell>
          <table:table-cell table:formula="of:=IF([.A571]=&quot;down&quot;;[.B571];0)" office:value-type="float" office:value="0" calcext:value-type="float">
            <text:p>0</text:p>
          </table:table-cell>
          <table:table-cell table:formula="of:=[.D571]+[.E571]+[.F570]" office:value-type="float" office:value="488" calcext:value-type="float">
            <text:p>488</text:p>
          </table:table-cell>
          <table:table-cell table:formula="of:=IF([.A571]=&quot;forward&quot;;[.B571]*[.F571]+[.G570];[.G570])" office:value-type="float" office:value="312974" calcext:value-type="float">
            <text:p>3129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72]=&quot;forward&quot;;[.B572];0)" office:value-type="float" office:value="2" calcext:value-type="float">
            <text:p>2</text:p>
          </table:table-cell>
          <table:table-cell table:formula="of:=IF([.A572]=&quot;up&quot;;[.B572] * -1;0)" office:value-type="float" office:value="0" calcext:value-type="float">
            <text:p>0</text:p>
          </table:table-cell>
          <table:table-cell table:formula="of:=IF([.A572]=&quot;down&quot;;[.B572];0)" office:value-type="float" office:value="0" calcext:value-type="float">
            <text:p>0</text:p>
          </table:table-cell>
          <table:table-cell table:formula="of:=[.D572]+[.E572]+[.F571]" office:value-type="float" office:value="488" calcext:value-type="float">
            <text:p>488</text:p>
          </table:table-cell>
          <table:table-cell table:formula="of:=IF([.A572]=&quot;forward&quot;;[.B572]*[.F572]+[.G571];[.G571])" office:value-type="float" office:value="313950" calcext:value-type="float">
            <text:p>3139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73]=&quot;forward&quot;;[.B573];0)" office:value-type="float" office:value="1" calcext:value-type="float">
            <text:p>1</text:p>
          </table:table-cell>
          <table:table-cell table:formula="of:=IF([.A573]=&quot;up&quot;;[.B573] * -1;0)" office:value-type="float" office:value="0" calcext:value-type="float">
            <text:p>0</text:p>
          </table:table-cell>
          <table:table-cell table:formula="of:=IF([.A573]=&quot;down&quot;;[.B573];0)" office:value-type="float" office:value="0" calcext:value-type="float">
            <text:p>0</text:p>
          </table:table-cell>
          <table:table-cell table:formula="of:=[.D573]+[.E573]+[.F572]" office:value-type="float" office:value="488" calcext:value-type="float">
            <text:p>488</text:p>
          </table:table-cell>
          <table:table-cell table:formula="of:=IF([.A573]=&quot;forward&quot;;[.B573]*[.F573]+[.G572];[.G572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74]=&quot;forward&quot;;[.B574];0)" office:value-type="float" office:value="0" calcext:value-type="float">
            <text:p>0</text:p>
          </table:table-cell>
          <table:table-cell table:formula="of:=IF([.A574]=&quot;up&quot;;[.B574] * -1;0)" office:value-type="float" office:value="0" calcext:value-type="float">
            <text:p>0</text:p>
          </table:table-cell>
          <table:table-cell table:formula="of:=IF([.A574]=&quot;down&quot;;[.B574];0)" office:value-type="float" office:value="2" calcext:value-type="float">
            <text:p>2</text:p>
          </table:table-cell>
          <table:table-cell table:formula="of:=[.D574]+[.E574]+[.F573]" office:value-type="float" office:value="490" calcext:value-type="float">
            <text:p>490</text:p>
          </table:table-cell>
          <table:table-cell table:formula="of:=IF([.A574]=&quot;forward&quot;;[.B574]*[.F574]+[.G573];[.G573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75]=&quot;forward&quot;;[.B575];0)" office:value-type="float" office:value="0" calcext:value-type="float">
            <text:p>0</text:p>
          </table:table-cell>
          <table:table-cell table:formula="of:=IF([.A575]=&quot;up&quot;;[.B575] * -1;0)" office:value-type="float" office:value="-1" calcext:value-type="float">
            <text:p>-1</text:p>
          </table:table-cell>
          <table:table-cell table:formula="of:=IF([.A575]=&quot;down&quot;;[.B575];0)" office:value-type="float" office:value="0" calcext:value-type="float">
            <text:p>0</text:p>
          </table:table-cell>
          <table:table-cell table:formula="of:=[.D575]+[.E575]+[.F574]" office:value-type="float" office:value="489" calcext:value-type="float">
            <text:p>489</text:p>
          </table:table-cell>
          <table:table-cell table:formula="of:=IF([.A575]=&quot;forward&quot;;[.B575]*[.F575]+[.G574];[.G574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76]=&quot;forward&quot;;[.B576];0)" office:value-type="float" office:value="0" calcext:value-type="float">
            <text:p>0</text:p>
          </table:table-cell>
          <table:table-cell table:formula="of:=IF([.A576]=&quot;up&quot;;[.B576] * -1;0)" office:value-type="float" office:value="-5" calcext:value-type="float">
            <text:p>-5</text:p>
          </table:table-cell>
          <table:table-cell table:formula="of:=IF([.A576]=&quot;down&quot;;[.B576];0)" office:value-type="float" office:value="0" calcext:value-type="float">
            <text:p>0</text:p>
          </table:table-cell>
          <table:table-cell table:formula="of:=[.D576]+[.E576]+[.F575]" office:value-type="float" office:value="484" calcext:value-type="float">
            <text:p>484</text:p>
          </table:table-cell>
          <table:table-cell table:formula="of:=IF([.A576]=&quot;forward&quot;;[.B576]*[.F576]+[.G575];[.G575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77]=&quot;forward&quot;;[.B577];0)" office:value-type="float" office:value="0" calcext:value-type="float">
            <text:p>0</text:p>
          </table:table-cell>
          <table:table-cell table:formula="of:=IF([.A577]=&quot;up&quot;;[.B577] * -1;0)" office:value-type="float" office:value="0" calcext:value-type="float">
            <text:p>0</text:p>
          </table:table-cell>
          <table:table-cell table:formula="of:=IF([.A577]=&quot;down&quot;;[.B577];0)" office:value-type="float" office:value="8" calcext:value-type="float">
            <text:p>8</text:p>
          </table:table-cell>
          <table:table-cell table:formula="of:=[.D577]+[.E577]+[.F576]" office:value-type="float" office:value="492" calcext:value-type="float">
            <text:p>492</text:p>
          </table:table-cell>
          <table:table-cell table:formula="of:=IF([.A577]=&quot;forward&quot;;[.B577]*[.F577]+[.G576];[.G576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78]=&quot;forward&quot;;[.B578];0)" office:value-type="float" office:value="0" calcext:value-type="float">
            <text:p>0</text:p>
          </table:table-cell>
          <table:table-cell table:formula="of:=IF([.A578]=&quot;up&quot;;[.B578] * -1;0)" office:value-type="float" office:value="0" calcext:value-type="float">
            <text:p>0</text:p>
          </table:table-cell>
          <table:table-cell table:formula="of:=IF([.A578]=&quot;down&quot;;[.B578];0)" office:value-type="float" office:value="3" calcext:value-type="float">
            <text:p>3</text:p>
          </table:table-cell>
          <table:table-cell table:formula="of:=[.D578]+[.E578]+[.F577]" office:value-type="float" office:value="495" calcext:value-type="float">
            <text:p>495</text:p>
          </table:table-cell>
          <table:table-cell table:formula="of:=IF([.A578]=&quot;forward&quot;;[.B578]*[.F578]+[.G577];[.G577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79]=&quot;forward&quot;;[.B579];0)" office:value-type="float" office:value="0" calcext:value-type="float">
            <text:p>0</text:p>
          </table:table-cell>
          <table:table-cell table:formula="of:=IF([.A579]=&quot;up&quot;;[.B579] * -1;0)" office:value-type="float" office:value="-9" calcext:value-type="float">
            <text:p>-9</text:p>
          </table:table-cell>
          <table:table-cell table:formula="of:=IF([.A579]=&quot;down&quot;;[.B579];0)" office:value-type="float" office:value="0" calcext:value-type="float">
            <text:p>0</text:p>
          </table:table-cell>
          <table:table-cell table:formula="of:=[.D579]+[.E579]+[.F578]" office:value-type="float" office:value="486" calcext:value-type="float">
            <text:p>486</text:p>
          </table:table-cell>
          <table:table-cell table:formula="of:=IF([.A579]=&quot;forward&quot;;[.B579]*[.F579]+[.G578];[.G578])" office:value-type="float" office:value="314438" calcext:value-type="float">
            <text:p>3144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80]=&quot;forward&quot;;[.B580];0)" office:value-type="float" office:value="2" calcext:value-type="float">
            <text:p>2</text:p>
          </table:table-cell>
          <table:table-cell table:formula="of:=IF([.A580]=&quot;up&quot;;[.B580] * -1;0)" office:value-type="float" office:value="0" calcext:value-type="float">
            <text:p>0</text:p>
          </table:table-cell>
          <table:table-cell table:formula="of:=IF([.A580]=&quot;down&quot;;[.B580];0)" office:value-type="float" office:value="0" calcext:value-type="float">
            <text:p>0</text:p>
          </table:table-cell>
          <table:table-cell table:formula="of:=[.D580]+[.E580]+[.F579]" office:value-type="float" office:value="486" calcext:value-type="float">
            <text:p>486</text:p>
          </table:table-cell>
          <table:table-cell table:formula="of:=IF([.A580]=&quot;forward&quot;;[.B580]*[.F580]+[.G579];[.G579])" office:value-type="float" office:value="315410" calcext:value-type="float">
            <text:p>3154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81]=&quot;forward&quot;;[.B581];0)" office:value-type="float" office:value="0" calcext:value-type="float">
            <text:p>0</text:p>
          </table:table-cell>
          <table:table-cell table:formula="of:=IF([.A581]=&quot;up&quot;;[.B581] * -1;0)" office:value-type="float" office:value="0" calcext:value-type="float">
            <text:p>0</text:p>
          </table:table-cell>
          <table:table-cell table:formula="of:=IF([.A581]=&quot;down&quot;;[.B581];0)" office:value-type="float" office:value="8" calcext:value-type="float">
            <text:p>8</text:p>
          </table:table-cell>
          <table:table-cell table:formula="of:=[.D581]+[.E581]+[.F580]" office:value-type="float" office:value="494" calcext:value-type="float">
            <text:p>494</text:p>
          </table:table-cell>
          <table:table-cell table:formula="of:=IF([.A581]=&quot;forward&quot;;[.B581]*[.F581]+[.G580];[.G580])" office:value-type="float" office:value="315410" calcext:value-type="float">
            <text:p>3154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82]=&quot;forward&quot;;[.B582];0)" office:value-type="float" office:value="0" calcext:value-type="float">
            <text:p>0</text:p>
          </table:table-cell>
          <table:table-cell table:formula="of:=IF([.A582]=&quot;up&quot;;[.B582] * -1;0)" office:value-type="float" office:value="0" calcext:value-type="float">
            <text:p>0</text:p>
          </table:table-cell>
          <table:table-cell table:formula="of:=IF([.A582]=&quot;down&quot;;[.B582];0)" office:value-type="float" office:value="4" calcext:value-type="float">
            <text:p>4</text:p>
          </table:table-cell>
          <table:table-cell table:formula="of:=[.D582]+[.E582]+[.F581]" office:value-type="float" office:value="498" calcext:value-type="float">
            <text:p>498</text:p>
          </table:table-cell>
          <table:table-cell table:formula="of:=IF([.A582]=&quot;forward&quot;;[.B582]*[.F582]+[.G581];[.G581])" office:value-type="float" office:value="315410" calcext:value-type="float">
            <text:p>3154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83]=&quot;forward&quot;;[.B583];0)" office:value-type="float" office:value="0" calcext:value-type="float">
            <text:p>0</text:p>
          </table:table-cell>
          <table:table-cell table:formula="of:=IF([.A583]=&quot;up&quot;;[.B583] * -1;0)" office:value-type="float" office:value="0" calcext:value-type="float">
            <text:p>0</text:p>
          </table:table-cell>
          <table:table-cell table:formula="of:=IF([.A583]=&quot;down&quot;;[.B583];0)" office:value-type="float" office:value="3" calcext:value-type="float">
            <text:p>3</text:p>
          </table:table-cell>
          <table:table-cell table:formula="of:=[.D583]+[.E583]+[.F582]" office:value-type="float" office:value="501" calcext:value-type="float">
            <text:p>501</text:p>
          </table:table-cell>
          <table:table-cell table:formula="of:=IF([.A583]=&quot;forward&quot;;[.B583]*[.F583]+[.G582];[.G582])" office:value-type="float" office:value="315410" calcext:value-type="float">
            <text:p>3154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84]=&quot;forward&quot;;[.B584];0)" office:value-type="float" office:value="3" calcext:value-type="float">
            <text:p>3</text:p>
          </table:table-cell>
          <table:table-cell table:formula="of:=IF([.A584]=&quot;up&quot;;[.B584] * -1;0)" office:value-type="float" office:value="0" calcext:value-type="float">
            <text:p>0</text:p>
          </table:table-cell>
          <table:table-cell table:formula="of:=IF([.A584]=&quot;down&quot;;[.B584];0)" office:value-type="float" office:value="0" calcext:value-type="float">
            <text:p>0</text:p>
          </table:table-cell>
          <table:table-cell table:formula="of:=[.D584]+[.E584]+[.F583]" office:value-type="float" office:value="501" calcext:value-type="float">
            <text:p>501</text:p>
          </table:table-cell>
          <table:table-cell table:formula="of:=IF([.A584]=&quot;forward&quot;;[.B584]*[.F584]+[.G583];[.G583])" office:value-type="float" office:value="316913" calcext:value-type="float">
            <text:p>3169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85]=&quot;forward&quot;;[.B585];0)" office:value-type="float" office:value="7" calcext:value-type="float">
            <text:p>7</text:p>
          </table:table-cell>
          <table:table-cell table:formula="of:=IF([.A585]=&quot;up&quot;;[.B585] * -1;0)" office:value-type="float" office:value="0" calcext:value-type="float">
            <text:p>0</text:p>
          </table:table-cell>
          <table:table-cell table:formula="of:=IF([.A585]=&quot;down&quot;;[.B585];0)" office:value-type="float" office:value="0" calcext:value-type="float">
            <text:p>0</text:p>
          </table:table-cell>
          <table:table-cell table:formula="of:=[.D585]+[.E585]+[.F584]" office:value-type="float" office:value="501" calcext:value-type="float">
            <text:p>501</text:p>
          </table:table-cell>
          <table:table-cell table:formula="of:=IF([.A585]=&quot;forward&quot;;[.B585]*[.F585]+[.G584];[.G584])" office:value-type="float" office:value="320420" calcext:value-type="float">
            <text:p>3204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86]=&quot;forward&quot;;[.B586];0)" office:value-type="float" office:value="0" calcext:value-type="float">
            <text:p>0</text:p>
          </table:table-cell>
          <table:table-cell table:formula="of:=IF([.A586]=&quot;up&quot;;[.B586] * -1;0)" office:value-type="float" office:value="-1" calcext:value-type="float">
            <text:p>-1</text:p>
          </table:table-cell>
          <table:table-cell table:formula="of:=IF([.A586]=&quot;down&quot;;[.B586];0)" office:value-type="float" office:value="0" calcext:value-type="float">
            <text:p>0</text:p>
          </table:table-cell>
          <table:table-cell table:formula="of:=[.D586]+[.E586]+[.F585]" office:value-type="float" office:value="500" calcext:value-type="float">
            <text:p>500</text:p>
          </table:table-cell>
          <table:table-cell table:formula="of:=IF([.A586]=&quot;forward&quot;;[.B586]*[.F586]+[.G585];[.G585])" office:value-type="float" office:value="320420" calcext:value-type="float">
            <text:p>3204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87]=&quot;forward&quot;;[.B587];0)" office:value-type="float" office:value="0" calcext:value-type="float">
            <text:p>0</text:p>
          </table:table-cell>
          <table:table-cell table:formula="of:=IF([.A587]=&quot;up&quot;;[.B587] * -1;0)" office:value-type="float" office:value="0" calcext:value-type="float">
            <text:p>0</text:p>
          </table:table-cell>
          <table:table-cell table:formula="of:=IF([.A587]=&quot;down&quot;;[.B587];0)" office:value-type="float" office:value="9" calcext:value-type="float">
            <text:p>9</text:p>
          </table:table-cell>
          <table:table-cell table:formula="of:=[.D587]+[.E587]+[.F586]" office:value-type="float" office:value="509" calcext:value-type="float">
            <text:p>509</text:p>
          </table:table-cell>
          <table:table-cell table:formula="of:=IF([.A587]=&quot;forward&quot;;[.B587]*[.F587]+[.G586];[.G586])" office:value-type="float" office:value="320420" calcext:value-type="float">
            <text:p>3204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88]=&quot;forward&quot;;[.B588];0)" office:value-type="float" office:value="1" calcext:value-type="float">
            <text:p>1</text:p>
          </table:table-cell>
          <table:table-cell table:formula="of:=IF([.A588]=&quot;up&quot;;[.B588] * -1;0)" office:value-type="float" office:value="0" calcext:value-type="float">
            <text:p>0</text:p>
          </table:table-cell>
          <table:table-cell table:formula="of:=IF([.A588]=&quot;down&quot;;[.B588];0)" office:value-type="float" office:value="0" calcext:value-type="float">
            <text:p>0</text:p>
          </table:table-cell>
          <table:table-cell table:formula="of:=[.D588]+[.E588]+[.F587]" office:value-type="float" office:value="509" calcext:value-type="float">
            <text:p>509</text:p>
          </table:table-cell>
          <table:table-cell table:formula="of:=IF([.A588]=&quot;forward&quot;;[.B588]*[.F588]+[.G587];[.G587])" office:value-type="float" office:value="320929" calcext:value-type="float">
            <text:p>3209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89]=&quot;forward&quot;;[.B589];0)" office:value-type="float" office:value="0" calcext:value-type="float">
            <text:p>0</text:p>
          </table:table-cell>
          <table:table-cell table:formula="of:=IF([.A589]=&quot;up&quot;;[.B589] * -1;0)" office:value-type="float" office:value="0" calcext:value-type="float">
            <text:p>0</text:p>
          </table:table-cell>
          <table:table-cell table:formula="of:=IF([.A589]=&quot;down&quot;;[.B589];0)" office:value-type="float" office:value="6" calcext:value-type="float">
            <text:p>6</text:p>
          </table:table-cell>
          <table:table-cell table:formula="of:=[.D589]+[.E589]+[.F588]" office:value-type="float" office:value="515" calcext:value-type="float">
            <text:p>515</text:p>
          </table:table-cell>
          <table:table-cell table:formula="of:=IF([.A589]=&quot;forward&quot;;[.B589]*[.F589]+[.G588];[.G588])" office:value-type="float" office:value="320929" calcext:value-type="float">
            <text:p>3209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90]=&quot;forward&quot;;[.B590];0)" office:value-type="float" office:value="0" calcext:value-type="float">
            <text:p>0</text:p>
          </table:table-cell>
          <table:table-cell table:formula="of:=IF([.A590]=&quot;up&quot;;[.B590] * -1;0)" office:value-type="float" office:value="-3" calcext:value-type="float">
            <text:p>-3</text:p>
          </table:table-cell>
          <table:table-cell table:formula="of:=IF([.A590]=&quot;down&quot;;[.B590];0)" office:value-type="float" office:value="0" calcext:value-type="float">
            <text:p>0</text:p>
          </table:table-cell>
          <table:table-cell table:formula="of:=[.D590]+[.E590]+[.F589]" office:value-type="float" office:value="512" calcext:value-type="float">
            <text:p>512</text:p>
          </table:table-cell>
          <table:table-cell table:formula="of:=IF([.A590]=&quot;forward&quot;;[.B590]*[.F590]+[.G589];[.G589])" office:value-type="float" office:value="320929" calcext:value-type="float">
            <text:p>3209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91]=&quot;forward&quot;;[.B591];0)" office:value-type="float" office:value="0" calcext:value-type="float">
            <text:p>0</text:p>
          </table:table-cell>
          <table:table-cell table:formula="of:=IF([.A591]=&quot;up&quot;;[.B591] * -1;0)" office:value-type="float" office:value="-5" calcext:value-type="float">
            <text:p>-5</text:p>
          </table:table-cell>
          <table:table-cell table:formula="of:=IF([.A591]=&quot;down&quot;;[.B591];0)" office:value-type="float" office:value="0" calcext:value-type="float">
            <text:p>0</text:p>
          </table:table-cell>
          <table:table-cell table:formula="of:=[.D591]+[.E591]+[.F590]" office:value-type="float" office:value="507" calcext:value-type="float">
            <text:p>507</text:p>
          </table:table-cell>
          <table:table-cell table:formula="of:=IF([.A591]=&quot;forward&quot;;[.B591]*[.F591]+[.G590];[.G590])" office:value-type="float" office:value="320929" calcext:value-type="float">
            <text:p>3209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92]=&quot;forward&quot;;[.B592];0)" office:value-type="float" office:value="0" calcext:value-type="float">
            <text:p>0</text:p>
          </table:table-cell>
          <table:table-cell table:formula="of:=IF([.A592]=&quot;up&quot;;[.B592] * -1;0)" office:value-type="float" office:value="0" calcext:value-type="float">
            <text:p>0</text:p>
          </table:table-cell>
          <table:table-cell table:formula="of:=IF([.A592]=&quot;down&quot;;[.B592];0)" office:value-type="float" office:value="6" calcext:value-type="float">
            <text:p>6</text:p>
          </table:table-cell>
          <table:table-cell table:formula="of:=[.D592]+[.E592]+[.F591]" office:value-type="float" office:value="513" calcext:value-type="float">
            <text:p>513</text:p>
          </table:table-cell>
          <table:table-cell table:formula="of:=IF([.A592]=&quot;forward&quot;;[.B592]*[.F592]+[.G591];[.G591])" office:value-type="float" office:value="320929" calcext:value-type="float">
            <text:p>3209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93]=&quot;forward&quot;;[.B593];0)" office:value-type="float" office:value="0" calcext:value-type="float">
            <text:p>0</text:p>
          </table:table-cell>
          <table:table-cell table:formula="of:=IF([.A593]=&quot;up&quot;;[.B593] * -1;0)" office:value-type="float" office:value="-4" calcext:value-type="float">
            <text:p>-4</text:p>
          </table:table-cell>
          <table:table-cell table:formula="of:=IF([.A593]=&quot;down&quot;;[.B593];0)" office:value-type="float" office:value="0" calcext:value-type="float">
            <text:p>0</text:p>
          </table:table-cell>
          <table:table-cell table:formula="of:=[.D593]+[.E593]+[.F592]" office:value-type="float" office:value="509" calcext:value-type="float">
            <text:p>509</text:p>
          </table:table-cell>
          <table:table-cell table:formula="of:=IF([.A593]=&quot;forward&quot;;[.B593]*[.F593]+[.G592];[.G592])" office:value-type="float" office:value="320929" calcext:value-type="float">
            <text:p>3209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94]=&quot;forward&quot;;[.B594];0)" office:value-type="float" office:value="7" calcext:value-type="float">
            <text:p>7</text:p>
          </table:table-cell>
          <table:table-cell table:formula="of:=IF([.A594]=&quot;up&quot;;[.B594] * -1;0)" office:value-type="float" office:value="0" calcext:value-type="float">
            <text:p>0</text:p>
          </table:table-cell>
          <table:table-cell table:formula="of:=IF([.A594]=&quot;down&quot;;[.B594];0)" office:value-type="float" office:value="0" calcext:value-type="float">
            <text:p>0</text:p>
          </table:table-cell>
          <table:table-cell table:formula="of:=[.D594]+[.E594]+[.F593]" office:value-type="float" office:value="509" calcext:value-type="float">
            <text:p>509</text:p>
          </table:table-cell>
          <table:table-cell table:formula="of:=IF([.A594]=&quot;forward&quot;;[.B594]*[.F594]+[.G593];[.G593])" office:value-type="float" office:value="324492" calcext:value-type="float">
            <text:p>3244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95]=&quot;forward&quot;;[.B595];0)" office:value-type="float" office:value="0" calcext:value-type="float">
            <text:p>0</text:p>
          </table:table-cell>
          <table:table-cell table:formula="of:=IF([.A595]=&quot;up&quot;;[.B595] * -1;0)" office:value-type="float" office:value="-4" calcext:value-type="float">
            <text:p>-4</text:p>
          </table:table-cell>
          <table:table-cell table:formula="of:=IF([.A595]=&quot;down&quot;;[.B595];0)" office:value-type="float" office:value="0" calcext:value-type="float">
            <text:p>0</text:p>
          </table:table-cell>
          <table:table-cell table:formula="of:=[.D595]+[.E595]+[.F594]" office:value-type="float" office:value="505" calcext:value-type="float">
            <text:p>505</text:p>
          </table:table-cell>
          <table:table-cell table:formula="of:=IF([.A595]=&quot;forward&quot;;[.B595]*[.F595]+[.G594];[.G594])" office:value-type="float" office:value="324492" calcext:value-type="float">
            <text:p>3244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96]=&quot;forward&quot;;[.B596];0)" office:value-type="float" office:value="9" calcext:value-type="float">
            <text:p>9</text:p>
          </table:table-cell>
          <table:table-cell table:formula="of:=IF([.A596]=&quot;up&quot;;[.B596] * -1;0)" office:value-type="float" office:value="0" calcext:value-type="float">
            <text:p>0</text:p>
          </table:table-cell>
          <table:table-cell table:formula="of:=IF([.A596]=&quot;down&quot;;[.B596];0)" office:value-type="float" office:value="0" calcext:value-type="float">
            <text:p>0</text:p>
          </table:table-cell>
          <table:table-cell table:formula="of:=[.D596]+[.E596]+[.F595]" office:value-type="float" office:value="505" calcext:value-type="float">
            <text:p>505</text:p>
          </table:table-cell>
          <table:table-cell table:formula="of:=IF([.A596]=&quot;forward&quot;;[.B596]*[.F596]+[.G595];[.G595])" office:value-type="float" office:value="329037" calcext:value-type="float">
            <text:p>3290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97]=&quot;forward&quot;;[.B597];0)" office:value-type="float" office:value="0" calcext:value-type="float">
            <text:p>0</text:p>
          </table:table-cell>
          <table:table-cell table:formula="of:=IF([.A597]=&quot;up&quot;;[.B597] * -1;0)" office:value-type="float" office:value="-4" calcext:value-type="float">
            <text:p>-4</text:p>
          </table:table-cell>
          <table:table-cell table:formula="of:=IF([.A597]=&quot;down&quot;;[.B597];0)" office:value-type="float" office:value="0" calcext:value-type="float">
            <text:p>0</text:p>
          </table:table-cell>
          <table:table-cell table:formula="of:=[.D597]+[.E597]+[.F596]" office:value-type="float" office:value="501" calcext:value-type="float">
            <text:p>501</text:p>
          </table:table-cell>
          <table:table-cell table:formula="of:=IF([.A597]=&quot;forward&quot;;[.B597]*[.F597]+[.G596];[.G596])" office:value-type="float" office:value="329037" calcext:value-type="float">
            <text:p>3290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98]=&quot;forward&quot;;[.B598];0)" office:value-type="float" office:value="4" calcext:value-type="float">
            <text:p>4</text:p>
          </table:table-cell>
          <table:table-cell table:formula="of:=IF([.A598]=&quot;up&quot;;[.B598] * -1;0)" office:value-type="float" office:value="0" calcext:value-type="float">
            <text:p>0</text:p>
          </table:table-cell>
          <table:table-cell table:formula="of:=IF([.A598]=&quot;down&quot;;[.B598];0)" office:value-type="float" office:value="0" calcext:value-type="float">
            <text:p>0</text:p>
          </table:table-cell>
          <table:table-cell table:formula="of:=[.D598]+[.E598]+[.F597]" office:value-type="float" office:value="501" calcext:value-type="float">
            <text:p>501</text:p>
          </table:table-cell>
          <table:table-cell table:formula="of:=IF([.A598]=&quot;forward&quot;;[.B598]*[.F598]+[.G597];[.G597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99]=&quot;forward&quot;;[.B599];0)" office:value-type="float" office:value="0" calcext:value-type="float">
            <text:p>0</text:p>
          </table:table-cell>
          <table:table-cell table:formula="of:=IF([.A599]=&quot;up&quot;;[.B599] * -1;0)" office:value-type="float" office:value="0" calcext:value-type="float">
            <text:p>0</text:p>
          </table:table-cell>
          <table:table-cell table:formula="of:=IF([.A599]=&quot;down&quot;;[.B599];0)" office:value-type="float" office:value="7" calcext:value-type="float">
            <text:p>7</text:p>
          </table:table-cell>
          <table:table-cell table:formula="of:=[.D599]+[.E599]+[.F598]" office:value-type="float" office:value="508" calcext:value-type="float">
            <text:p>508</text:p>
          </table:table-cell>
          <table:table-cell table:formula="of:=IF([.A599]=&quot;forward&quot;;[.B599]*[.F599]+[.G598];[.G598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00]=&quot;forward&quot;;[.B600];0)" office:value-type="float" office:value="0" calcext:value-type="float">
            <text:p>0</text:p>
          </table:table-cell>
          <table:table-cell table:formula="of:=IF([.A600]=&quot;up&quot;;[.B600] * -1;0)" office:value-type="float" office:value="0" calcext:value-type="float">
            <text:p>0</text:p>
          </table:table-cell>
          <table:table-cell table:formula="of:=IF([.A600]=&quot;down&quot;;[.B600];0)" office:value-type="float" office:value="2" calcext:value-type="float">
            <text:p>2</text:p>
          </table:table-cell>
          <table:table-cell table:formula="of:=[.D600]+[.E600]+[.F599]" office:value-type="float" office:value="510" calcext:value-type="float">
            <text:p>510</text:p>
          </table:table-cell>
          <table:table-cell table:formula="of:=IF([.A600]=&quot;forward&quot;;[.B600]*[.F600]+[.G599];[.G599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01]=&quot;forward&quot;;[.B601];0)" office:value-type="float" office:value="0" calcext:value-type="float">
            <text:p>0</text:p>
          </table:table-cell>
          <table:table-cell table:formula="of:=IF([.A601]=&quot;up&quot;;[.B601] * -1;0)" office:value-type="float" office:value="0" calcext:value-type="float">
            <text:p>0</text:p>
          </table:table-cell>
          <table:table-cell table:formula="of:=IF([.A601]=&quot;down&quot;;[.B601];0)" office:value-type="float" office:value="8" calcext:value-type="float">
            <text:p>8</text:p>
          </table:table-cell>
          <table:table-cell table:formula="of:=[.D601]+[.E601]+[.F600]" office:value-type="float" office:value="518" calcext:value-type="float">
            <text:p>518</text:p>
          </table:table-cell>
          <table:table-cell table:formula="of:=IF([.A601]=&quot;forward&quot;;[.B601]*[.F601]+[.G600];[.G600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02]=&quot;forward&quot;;[.B602];0)" office:value-type="float" office:value="0" calcext:value-type="float">
            <text:p>0</text:p>
          </table:table-cell>
          <table:table-cell table:formula="of:=IF([.A602]=&quot;up&quot;;[.B602] * -1;0)" office:value-type="float" office:value="-3" calcext:value-type="float">
            <text:p>-3</text:p>
          </table:table-cell>
          <table:table-cell table:formula="of:=IF([.A602]=&quot;down&quot;;[.B602];0)" office:value-type="float" office:value="0" calcext:value-type="float">
            <text:p>0</text:p>
          </table:table-cell>
          <table:table-cell table:formula="of:=[.D602]+[.E602]+[.F601]" office:value-type="float" office:value="515" calcext:value-type="float">
            <text:p>515</text:p>
          </table:table-cell>
          <table:table-cell table:formula="of:=IF([.A602]=&quot;forward&quot;;[.B602]*[.F602]+[.G601];[.G601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03]=&quot;forward&quot;;[.B603];0)" office:value-type="float" office:value="0" calcext:value-type="float">
            <text:p>0</text:p>
          </table:table-cell>
          <table:table-cell table:formula="of:=IF([.A603]=&quot;up&quot;;[.B603] * -1;0)" office:value-type="float" office:value="0" calcext:value-type="float">
            <text:p>0</text:p>
          </table:table-cell>
          <table:table-cell table:formula="of:=IF([.A603]=&quot;down&quot;;[.B603];0)" office:value-type="float" office:value="7" calcext:value-type="float">
            <text:p>7</text:p>
          </table:table-cell>
          <table:table-cell table:formula="of:=[.D603]+[.E603]+[.F602]" office:value-type="float" office:value="522" calcext:value-type="float">
            <text:p>522</text:p>
          </table:table-cell>
          <table:table-cell table:formula="of:=IF([.A603]=&quot;forward&quot;;[.B603]*[.F603]+[.G602];[.G602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04]=&quot;forward&quot;;[.B604];0)" office:value-type="float" office:value="0" calcext:value-type="float">
            <text:p>0</text:p>
          </table:table-cell>
          <table:table-cell table:formula="of:=IF([.A604]=&quot;up&quot;;[.B604] * -1;0)" office:value-type="float" office:value="0" calcext:value-type="float">
            <text:p>0</text:p>
          </table:table-cell>
          <table:table-cell table:formula="of:=IF([.A604]=&quot;down&quot;;[.B604];0)" office:value-type="float" office:value="4" calcext:value-type="float">
            <text:p>4</text:p>
          </table:table-cell>
          <table:table-cell table:formula="of:=[.D604]+[.E604]+[.F603]" office:value-type="float" office:value="526" calcext:value-type="float">
            <text:p>526</text:p>
          </table:table-cell>
          <table:table-cell table:formula="of:=IF([.A604]=&quot;forward&quot;;[.B604]*[.F604]+[.G603];[.G603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05]=&quot;forward&quot;;[.B605];0)" office:value-type="float" office:value="0" calcext:value-type="float">
            <text:p>0</text:p>
          </table:table-cell>
          <table:table-cell table:formula="of:=IF([.A605]=&quot;up&quot;;[.B605] * -1;0)" office:value-type="float" office:value="-5" calcext:value-type="float">
            <text:p>-5</text:p>
          </table:table-cell>
          <table:table-cell table:formula="of:=IF([.A605]=&quot;down&quot;;[.B605];0)" office:value-type="float" office:value="0" calcext:value-type="float">
            <text:p>0</text:p>
          </table:table-cell>
          <table:table-cell table:formula="of:=[.D605]+[.E605]+[.F604]" office:value-type="float" office:value="521" calcext:value-type="float">
            <text:p>521</text:p>
          </table:table-cell>
          <table:table-cell table:formula="of:=IF([.A605]=&quot;forward&quot;;[.B605]*[.F605]+[.G604];[.G604])" office:value-type="float" office:value="331041" calcext:value-type="float">
            <text:p>3310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06]=&quot;forward&quot;;[.B606];0)" office:value-type="float" office:value="8" calcext:value-type="float">
            <text:p>8</text:p>
          </table:table-cell>
          <table:table-cell table:formula="of:=IF([.A606]=&quot;up&quot;;[.B606] * -1;0)" office:value-type="float" office:value="0" calcext:value-type="float">
            <text:p>0</text:p>
          </table:table-cell>
          <table:table-cell table:formula="of:=IF([.A606]=&quot;down&quot;;[.B606];0)" office:value-type="float" office:value="0" calcext:value-type="float">
            <text:p>0</text:p>
          </table:table-cell>
          <table:table-cell table:formula="of:=[.D606]+[.E606]+[.F605]" office:value-type="float" office:value="521" calcext:value-type="float">
            <text:p>521</text:p>
          </table:table-cell>
          <table:table-cell table:formula="of:=IF([.A606]=&quot;forward&quot;;[.B606]*[.F606]+[.G605];[.G605])" office:value-type="float" office:value="335209" calcext:value-type="float">
            <text:p>3352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07]=&quot;forward&quot;;[.B607];0)" office:value-type="float" office:value="0" calcext:value-type="float">
            <text:p>0</text:p>
          </table:table-cell>
          <table:table-cell table:formula="of:=IF([.A607]=&quot;up&quot;;[.B607] * -1;0)" office:value-type="float" office:value="0" calcext:value-type="float">
            <text:p>0</text:p>
          </table:table-cell>
          <table:table-cell table:formula="of:=IF([.A607]=&quot;down&quot;;[.B607];0)" office:value-type="float" office:value="8" calcext:value-type="float">
            <text:p>8</text:p>
          </table:table-cell>
          <table:table-cell table:formula="of:=[.D607]+[.E607]+[.F606]" office:value-type="float" office:value="529" calcext:value-type="float">
            <text:p>529</text:p>
          </table:table-cell>
          <table:table-cell table:formula="of:=IF([.A607]=&quot;forward&quot;;[.B607]*[.F607]+[.G606];[.G606])" office:value-type="float" office:value="335209" calcext:value-type="float">
            <text:p>3352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08]=&quot;forward&quot;;[.B608];0)" office:value-type="float" office:value="0" calcext:value-type="float">
            <text:p>0</text:p>
          </table:table-cell>
          <table:table-cell table:formula="of:=IF([.A608]=&quot;up&quot;;[.B608] * -1;0)" office:value-type="float" office:value="0" calcext:value-type="float">
            <text:p>0</text:p>
          </table:table-cell>
          <table:table-cell table:formula="of:=IF([.A608]=&quot;down&quot;;[.B608];0)" office:value-type="float" office:value="1" calcext:value-type="float">
            <text:p>1</text:p>
          </table:table-cell>
          <table:table-cell table:formula="of:=[.D608]+[.E608]+[.F607]" office:value-type="float" office:value="530" calcext:value-type="float">
            <text:p>530</text:p>
          </table:table-cell>
          <table:table-cell table:formula="of:=IF([.A608]=&quot;forward&quot;;[.B608]*[.F608]+[.G607];[.G607])" office:value-type="float" office:value="335209" calcext:value-type="float">
            <text:p>3352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09]=&quot;forward&quot;;[.B609];0)" office:value-type="float" office:value="7" calcext:value-type="float">
            <text:p>7</text:p>
          </table:table-cell>
          <table:table-cell table:formula="of:=IF([.A609]=&quot;up&quot;;[.B609] * -1;0)" office:value-type="float" office:value="0" calcext:value-type="float">
            <text:p>0</text:p>
          </table:table-cell>
          <table:table-cell table:formula="of:=IF([.A609]=&quot;down&quot;;[.B609];0)" office:value-type="float" office:value="0" calcext:value-type="float">
            <text:p>0</text:p>
          </table:table-cell>
          <table:table-cell table:formula="of:=[.D609]+[.E609]+[.F608]" office:value-type="float" office:value="530" calcext:value-type="float">
            <text:p>530</text:p>
          </table:table-cell>
          <table:table-cell table:formula="of:=IF([.A609]=&quot;forward&quot;;[.B609]*[.F609]+[.G608];[.G608])" office:value-type="float" office:value="338919" calcext:value-type="float">
            <text:p>33891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10]=&quot;forward&quot;;[.B610];0)" office:value-type="float" office:value="0" calcext:value-type="float">
            <text:p>0</text:p>
          </table:table-cell>
          <table:table-cell table:formula="of:=IF([.A610]=&quot;up&quot;;[.B610] * -1;0)" office:value-type="float" office:value="-9" calcext:value-type="float">
            <text:p>-9</text:p>
          </table:table-cell>
          <table:table-cell table:formula="of:=IF([.A610]=&quot;down&quot;;[.B610];0)" office:value-type="float" office:value="0" calcext:value-type="float">
            <text:p>0</text:p>
          </table:table-cell>
          <table:table-cell table:formula="of:=[.D610]+[.E610]+[.F609]" office:value-type="float" office:value="521" calcext:value-type="float">
            <text:p>521</text:p>
          </table:table-cell>
          <table:table-cell table:formula="of:=IF([.A610]=&quot;forward&quot;;[.B610]*[.F610]+[.G609];[.G609])" office:value-type="float" office:value="338919" calcext:value-type="float">
            <text:p>3389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11]=&quot;forward&quot;;[.B611];0)" office:value-type="float" office:value="0" calcext:value-type="float">
            <text:p>0</text:p>
          </table:table-cell>
          <table:table-cell table:formula="of:=IF([.A611]=&quot;up&quot;;[.B611] * -1;0)" office:value-type="float" office:value="0" calcext:value-type="float">
            <text:p>0</text:p>
          </table:table-cell>
          <table:table-cell table:formula="of:=IF([.A611]=&quot;down&quot;;[.B611];0)" office:value-type="float" office:value="5" calcext:value-type="float">
            <text:p>5</text:p>
          </table:table-cell>
          <table:table-cell table:formula="of:=[.D611]+[.E611]+[.F610]" office:value-type="float" office:value="526" calcext:value-type="float">
            <text:p>526</text:p>
          </table:table-cell>
          <table:table-cell table:formula="of:=IF([.A611]=&quot;forward&quot;;[.B611]*[.F611]+[.G610];[.G610])" office:value-type="float" office:value="338919" calcext:value-type="float">
            <text:p>33891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12]=&quot;forward&quot;;[.B612];0)" office:value-type="float" office:value="0" calcext:value-type="float">
            <text:p>0</text:p>
          </table:table-cell>
          <table:table-cell table:formula="of:=IF([.A612]=&quot;up&quot;;[.B612] * -1;0)" office:value-type="float" office:value="-8" calcext:value-type="float">
            <text:p>-8</text:p>
          </table:table-cell>
          <table:table-cell table:formula="of:=IF([.A612]=&quot;down&quot;;[.B612];0)" office:value-type="float" office:value="0" calcext:value-type="float">
            <text:p>0</text:p>
          </table:table-cell>
          <table:table-cell table:formula="of:=[.D612]+[.E612]+[.F611]" office:value-type="float" office:value="518" calcext:value-type="float">
            <text:p>518</text:p>
          </table:table-cell>
          <table:table-cell table:formula="of:=IF([.A612]=&quot;forward&quot;;[.B612]*[.F612]+[.G611];[.G611])" office:value-type="float" office:value="338919" calcext:value-type="float">
            <text:p>3389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13]=&quot;forward&quot;;[.B613];0)" office:value-type="float" office:value="0" calcext:value-type="float">
            <text:p>0</text:p>
          </table:table-cell>
          <table:table-cell table:formula="of:=IF([.A613]=&quot;up&quot;;[.B613] * -1;0)" office:value-type="float" office:value="0" calcext:value-type="float">
            <text:p>0</text:p>
          </table:table-cell>
          <table:table-cell table:formula="of:=IF([.A613]=&quot;down&quot;;[.B613];0)" office:value-type="float" office:value="1" calcext:value-type="float">
            <text:p>1</text:p>
          </table:table-cell>
          <table:table-cell table:formula="of:=[.D613]+[.E613]+[.F612]" office:value-type="float" office:value="519" calcext:value-type="float">
            <text:p>519</text:p>
          </table:table-cell>
          <table:table-cell table:formula="of:=IF([.A613]=&quot;forward&quot;;[.B613]*[.F613]+[.G612];[.G612])" office:value-type="float" office:value="338919" calcext:value-type="float">
            <text:p>33891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14]=&quot;forward&quot;;[.B614];0)" office:value-type="float" office:value="0" calcext:value-type="float">
            <text:p>0</text:p>
          </table:table-cell>
          <table:table-cell table:formula="of:=IF([.A614]=&quot;up&quot;;[.B614] * -1;0)" office:value-type="float" office:value="-3" calcext:value-type="float">
            <text:p>-3</text:p>
          </table:table-cell>
          <table:table-cell table:formula="of:=IF([.A614]=&quot;down&quot;;[.B614];0)" office:value-type="float" office:value="0" calcext:value-type="float">
            <text:p>0</text:p>
          </table:table-cell>
          <table:table-cell table:formula="of:=[.D614]+[.E614]+[.F613]" office:value-type="float" office:value="516" calcext:value-type="float">
            <text:p>516</text:p>
          </table:table-cell>
          <table:table-cell table:formula="of:=IF([.A614]=&quot;forward&quot;;[.B614]*[.F614]+[.G613];[.G613])" office:value-type="float" office:value="338919" calcext:value-type="float">
            <text:p>3389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15]=&quot;forward&quot;;[.B615];0)" office:value-type="float" office:value="8" calcext:value-type="float">
            <text:p>8</text:p>
          </table:table-cell>
          <table:table-cell table:formula="of:=IF([.A615]=&quot;up&quot;;[.B615] * -1;0)" office:value-type="float" office:value="0" calcext:value-type="float">
            <text:p>0</text:p>
          </table:table-cell>
          <table:table-cell table:formula="of:=IF([.A615]=&quot;down&quot;;[.B615];0)" office:value-type="float" office:value="0" calcext:value-type="float">
            <text:p>0</text:p>
          </table:table-cell>
          <table:table-cell table:formula="of:=[.D615]+[.E615]+[.F614]" office:value-type="float" office:value="516" calcext:value-type="float">
            <text:p>516</text:p>
          </table:table-cell>
          <table:table-cell table:formula="of:=IF([.A615]=&quot;forward&quot;;[.B615]*[.F615]+[.G614];[.G614])" office:value-type="float" office:value="343047" calcext:value-type="float">
            <text:p>3430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16]=&quot;forward&quot;;[.B616];0)" office:value-type="float" office:value="0" calcext:value-type="float">
            <text:p>0</text:p>
          </table:table-cell>
          <table:table-cell table:formula="of:=IF([.A616]=&quot;up&quot;;[.B616] * -1;0)" office:value-type="float" office:value="-4" calcext:value-type="float">
            <text:p>-4</text:p>
          </table:table-cell>
          <table:table-cell table:formula="of:=IF([.A616]=&quot;down&quot;;[.B616];0)" office:value-type="float" office:value="0" calcext:value-type="float">
            <text:p>0</text:p>
          </table:table-cell>
          <table:table-cell table:formula="of:=[.D616]+[.E616]+[.F615]" office:value-type="float" office:value="512" calcext:value-type="float">
            <text:p>512</text:p>
          </table:table-cell>
          <table:table-cell table:formula="of:=IF([.A616]=&quot;forward&quot;;[.B616]*[.F616]+[.G615];[.G615])" office:value-type="float" office:value="343047" calcext:value-type="float">
            <text:p>34304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17]=&quot;forward&quot;;[.B617];0)" office:value-type="float" office:value="0" calcext:value-type="float">
            <text:p>0</text:p>
          </table:table-cell>
          <table:table-cell table:formula="of:=IF([.A617]=&quot;up&quot;;[.B617] * -1;0)" office:value-type="float" office:value="0" calcext:value-type="float">
            <text:p>0</text:p>
          </table:table-cell>
          <table:table-cell table:formula="of:=IF([.A617]=&quot;down&quot;;[.B617];0)" office:value-type="float" office:value="1" calcext:value-type="float">
            <text:p>1</text:p>
          </table:table-cell>
          <table:table-cell table:formula="of:=[.D617]+[.E617]+[.F616]" office:value-type="float" office:value="513" calcext:value-type="float">
            <text:p>513</text:p>
          </table:table-cell>
          <table:table-cell table:formula="of:=IF([.A617]=&quot;forward&quot;;[.B617]*[.F617]+[.G616];[.G616])" office:value-type="float" office:value="343047" calcext:value-type="float">
            <text:p>3430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18]=&quot;forward&quot;;[.B618];0)" office:value-type="float" office:value="0" calcext:value-type="float">
            <text:p>0</text:p>
          </table:table-cell>
          <table:table-cell table:formula="of:=IF([.A618]=&quot;up&quot;;[.B618] * -1;0)" office:value-type="float" office:value="-1" calcext:value-type="float">
            <text:p>-1</text:p>
          </table:table-cell>
          <table:table-cell table:formula="of:=IF([.A618]=&quot;down&quot;;[.B618];0)" office:value-type="float" office:value="0" calcext:value-type="float">
            <text:p>0</text:p>
          </table:table-cell>
          <table:table-cell table:formula="of:=[.D618]+[.E618]+[.F617]" office:value-type="float" office:value="512" calcext:value-type="float">
            <text:p>512</text:p>
          </table:table-cell>
          <table:table-cell table:formula="of:=IF([.A618]=&quot;forward&quot;;[.B618]*[.F618]+[.G617];[.G617])" office:value-type="float" office:value="343047" calcext:value-type="float">
            <text:p>3430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19]=&quot;forward&quot;;[.B619];0)" office:value-type="float" office:value="0" calcext:value-type="float">
            <text:p>0</text:p>
          </table:table-cell>
          <table:table-cell table:formula="of:=IF([.A619]=&quot;up&quot;;[.B619] * -1;0)" office:value-type="float" office:value="-7" calcext:value-type="float">
            <text:p>-7</text:p>
          </table:table-cell>
          <table:table-cell table:formula="of:=IF([.A619]=&quot;down&quot;;[.B619];0)" office:value-type="float" office:value="0" calcext:value-type="float">
            <text:p>0</text:p>
          </table:table-cell>
          <table:table-cell table:formula="of:=[.D619]+[.E619]+[.F618]" office:value-type="float" office:value="505" calcext:value-type="float">
            <text:p>505</text:p>
          </table:table-cell>
          <table:table-cell table:formula="of:=IF([.A619]=&quot;forward&quot;;[.B619]*[.F619]+[.G618];[.G618])" office:value-type="float" office:value="343047" calcext:value-type="float">
            <text:p>34304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20]=&quot;forward&quot;;[.B620];0)" office:value-type="float" office:value="3" calcext:value-type="float">
            <text:p>3</text:p>
          </table:table-cell>
          <table:table-cell table:formula="of:=IF([.A620]=&quot;up&quot;;[.B620] * -1;0)" office:value-type="float" office:value="0" calcext:value-type="float">
            <text:p>0</text:p>
          </table:table-cell>
          <table:table-cell table:formula="of:=IF([.A620]=&quot;down&quot;;[.B620];0)" office:value-type="float" office:value="0" calcext:value-type="float">
            <text:p>0</text:p>
          </table:table-cell>
          <table:table-cell table:formula="of:=[.D620]+[.E620]+[.F619]" office:value-type="float" office:value="505" calcext:value-type="float">
            <text:p>505</text:p>
          </table:table-cell>
          <table:table-cell table:formula="of:=IF([.A620]=&quot;forward&quot;;[.B620]*[.F620]+[.G619];[.G619])" office:value-type="float" office:value="344562" calcext:value-type="float">
            <text:p>344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21]=&quot;forward&quot;;[.B621];0)" office:value-type="float" office:value="6" calcext:value-type="float">
            <text:p>6</text:p>
          </table:table-cell>
          <table:table-cell table:formula="of:=IF([.A621]=&quot;up&quot;;[.B621] * -1;0)" office:value-type="float" office:value="0" calcext:value-type="float">
            <text:p>0</text:p>
          </table:table-cell>
          <table:table-cell table:formula="of:=IF([.A621]=&quot;down&quot;;[.B621];0)" office:value-type="float" office:value="0" calcext:value-type="float">
            <text:p>0</text:p>
          </table:table-cell>
          <table:table-cell table:formula="of:=[.D621]+[.E621]+[.F620]" office:value-type="float" office:value="505" calcext:value-type="float">
            <text:p>505</text:p>
          </table:table-cell>
          <table:table-cell table:formula="of:=IF([.A621]=&quot;forward&quot;;[.B621]*[.F621]+[.G620];[.G620])" office:value-type="float" office:value="347592" calcext:value-type="float">
            <text:p>3475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22]=&quot;forward&quot;;[.B622];0)" office:value-type="float" office:value="5" calcext:value-type="float">
            <text:p>5</text:p>
          </table:table-cell>
          <table:table-cell table:formula="of:=IF([.A622]=&quot;up&quot;;[.B622] * -1;0)" office:value-type="float" office:value="0" calcext:value-type="float">
            <text:p>0</text:p>
          </table:table-cell>
          <table:table-cell table:formula="of:=IF([.A622]=&quot;down&quot;;[.B622];0)" office:value-type="float" office:value="0" calcext:value-type="float">
            <text:p>0</text:p>
          </table:table-cell>
          <table:table-cell table:formula="of:=[.D622]+[.E622]+[.F621]" office:value-type="float" office:value="505" calcext:value-type="float">
            <text:p>505</text:p>
          </table:table-cell>
          <table:table-cell table:formula="of:=IF([.A622]=&quot;forward&quot;;[.B622]*[.F622]+[.G621];[.G621])" office:value-type="float" office:value="350117" calcext:value-type="float">
            <text:p>35011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3]=&quot;forward&quot;;[.B623];0)" office:value-type="float" office:value="2" calcext:value-type="float">
            <text:p>2</text:p>
          </table:table-cell>
          <table:table-cell table:formula="of:=IF([.A623]=&quot;up&quot;;[.B623] * -1;0)" office:value-type="float" office:value="0" calcext:value-type="float">
            <text:p>0</text:p>
          </table:table-cell>
          <table:table-cell table:formula="of:=IF([.A623]=&quot;down&quot;;[.B623];0)" office:value-type="float" office:value="0" calcext:value-type="float">
            <text:p>0</text:p>
          </table:table-cell>
          <table:table-cell table:formula="of:=[.D623]+[.E623]+[.F622]" office:value-type="float" office:value="505" calcext:value-type="float">
            <text:p>505</text:p>
          </table:table-cell>
          <table:table-cell table:formula="of:=IF([.A623]=&quot;forward&quot;;[.B623]*[.F623]+[.G622];[.G622])" office:value-type="float" office:value="351127" calcext:value-type="float">
            <text:p>3511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24]=&quot;forward&quot;;[.B624];0)" office:value-type="float" office:value="0" calcext:value-type="float">
            <text:p>0</text:p>
          </table:table-cell>
          <table:table-cell table:formula="of:=IF([.A624]=&quot;up&quot;;[.B624] * -1;0)" office:value-type="float" office:value="0" calcext:value-type="float">
            <text:p>0</text:p>
          </table:table-cell>
          <table:table-cell table:formula="of:=IF([.A624]=&quot;down&quot;;[.B624];0)" office:value-type="float" office:value="4" calcext:value-type="float">
            <text:p>4</text:p>
          </table:table-cell>
          <table:table-cell table:formula="of:=[.D624]+[.E624]+[.F623]" office:value-type="float" office:value="509" calcext:value-type="float">
            <text:p>509</text:p>
          </table:table-cell>
          <table:table-cell table:formula="of:=IF([.A624]=&quot;forward&quot;;[.B624]*[.F624]+[.G623];[.G623])" office:value-type="float" office:value="351127" calcext:value-type="float">
            <text:p>3511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5]=&quot;forward&quot;;[.B625];0)" office:value-type="float" office:value="2" calcext:value-type="float">
            <text:p>2</text:p>
          </table:table-cell>
          <table:table-cell table:formula="of:=IF([.A625]=&quot;up&quot;;[.B625] * -1;0)" office:value-type="float" office:value="0" calcext:value-type="float">
            <text:p>0</text:p>
          </table:table-cell>
          <table:table-cell table:formula="of:=IF([.A625]=&quot;down&quot;;[.B625];0)" office:value-type="float" office:value="0" calcext:value-type="float">
            <text:p>0</text:p>
          </table:table-cell>
          <table:table-cell table:formula="of:=[.D625]+[.E625]+[.F624]" office:value-type="float" office:value="509" calcext:value-type="float">
            <text:p>509</text:p>
          </table:table-cell>
          <table:table-cell table:formula="of:=IF([.A625]=&quot;forward&quot;;[.B625]*[.F625]+[.G624];[.G624])" office:value-type="float" office:value="352145" calcext:value-type="float">
            <text:p>35214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26]=&quot;forward&quot;;[.B626];0)" office:value-type="float" office:value="0" calcext:value-type="float">
            <text:p>0</text:p>
          </table:table-cell>
          <table:table-cell table:formula="of:=IF([.A626]=&quot;up&quot;;[.B626] * -1;0)" office:value-type="float" office:value="0" calcext:value-type="float">
            <text:p>0</text:p>
          </table:table-cell>
          <table:table-cell table:formula="of:=IF([.A626]=&quot;down&quot;;[.B626];0)" office:value-type="float" office:value="7" calcext:value-type="float">
            <text:p>7</text:p>
          </table:table-cell>
          <table:table-cell table:formula="of:=[.D626]+[.E626]+[.F625]" office:value-type="float" office:value="516" calcext:value-type="float">
            <text:p>516</text:p>
          </table:table-cell>
          <table:table-cell table:formula="of:=IF([.A626]=&quot;forward&quot;;[.B626]*[.F626]+[.G625];[.G625])" office:value-type="float" office:value="352145" calcext:value-type="float">
            <text:p>3521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27]=&quot;forward&quot;;[.B627];0)" office:value-type="float" office:value="0" calcext:value-type="float">
            <text:p>0</text:p>
          </table:table-cell>
          <table:table-cell table:formula="of:=IF([.A627]=&quot;up&quot;;[.B627] * -1;0)" office:value-type="float" office:value="-7" calcext:value-type="float">
            <text:p>-7</text:p>
          </table:table-cell>
          <table:table-cell table:formula="of:=IF([.A627]=&quot;down&quot;;[.B627];0)" office:value-type="float" office:value="0" calcext:value-type="float">
            <text:p>0</text:p>
          </table:table-cell>
          <table:table-cell table:formula="of:=[.D627]+[.E627]+[.F626]" office:value-type="float" office:value="509" calcext:value-type="float">
            <text:p>509</text:p>
          </table:table-cell>
          <table:table-cell table:formula="of:=IF([.A627]=&quot;forward&quot;;[.B627]*[.F627]+[.G626];[.G626])" office:value-type="float" office:value="352145" calcext:value-type="float">
            <text:p>3521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28]=&quot;forward&quot;;[.B628];0)" office:value-type="float" office:value="0" calcext:value-type="float">
            <text:p>0</text:p>
          </table:table-cell>
          <table:table-cell table:formula="of:=IF([.A628]=&quot;up&quot;;[.B628] * -1;0)" office:value-type="float" office:value="-6" calcext:value-type="float">
            <text:p>-6</text:p>
          </table:table-cell>
          <table:table-cell table:formula="of:=IF([.A628]=&quot;down&quot;;[.B628];0)" office:value-type="float" office:value="0" calcext:value-type="float">
            <text:p>0</text:p>
          </table:table-cell>
          <table:table-cell table:formula="of:=[.D628]+[.E628]+[.F627]" office:value-type="float" office:value="503" calcext:value-type="float">
            <text:p>503</text:p>
          </table:table-cell>
          <table:table-cell table:formula="of:=IF([.A628]=&quot;forward&quot;;[.B628]*[.F628]+[.G627];[.G627])" office:value-type="float" office:value="352145" calcext:value-type="float">
            <text:p>35214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29]=&quot;forward&quot;;[.B629];0)" office:value-type="float" office:value="0" calcext:value-type="float">
            <text:p>0</text:p>
          </table:table-cell>
          <table:table-cell table:formula="of:=IF([.A629]=&quot;up&quot;;[.B629] * -1;0)" office:value-type="float" office:value="0" calcext:value-type="float">
            <text:p>0</text:p>
          </table:table-cell>
          <table:table-cell table:formula="of:=IF([.A629]=&quot;down&quot;;[.B629];0)" office:value-type="float" office:value="4" calcext:value-type="float">
            <text:p>4</text:p>
          </table:table-cell>
          <table:table-cell table:formula="of:=[.D629]+[.E629]+[.F628]" office:value-type="float" office:value="507" calcext:value-type="float">
            <text:p>507</text:p>
          </table:table-cell>
          <table:table-cell table:formula="of:=IF([.A629]=&quot;forward&quot;;[.B629]*[.F629]+[.G628];[.G628])" office:value-type="float" office:value="352145" calcext:value-type="float">
            <text:p>3521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30]=&quot;forward&quot;;[.B630];0)" office:value-type="float" office:value="4" calcext:value-type="float">
            <text:p>4</text:p>
          </table:table-cell>
          <table:table-cell table:formula="of:=IF([.A630]=&quot;up&quot;;[.B630] * -1;0)" office:value-type="float" office:value="0" calcext:value-type="float">
            <text:p>0</text:p>
          </table:table-cell>
          <table:table-cell table:formula="of:=IF([.A630]=&quot;down&quot;;[.B630];0)" office:value-type="float" office:value="0" calcext:value-type="float">
            <text:p>0</text:p>
          </table:table-cell>
          <table:table-cell table:formula="of:=[.D630]+[.E630]+[.F629]" office:value-type="float" office:value="507" calcext:value-type="float">
            <text:p>507</text:p>
          </table:table-cell>
          <table:table-cell table:formula="of:=IF([.A630]=&quot;forward&quot;;[.B630]*[.F630]+[.G629];[.G629])" office:value-type="float" office:value="354173" calcext:value-type="float">
            <text:p>3541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31]=&quot;forward&quot;;[.B631];0)" office:value-type="float" office:value="9" calcext:value-type="float">
            <text:p>9</text:p>
          </table:table-cell>
          <table:table-cell table:formula="of:=IF([.A631]=&quot;up&quot;;[.B631] * -1;0)" office:value-type="float" office:value="0" calcext:value-type="float">
            <text:p>0</text:p>
          </table:table-cell>
          <table:table-cell table:formula="of:=IF([.A631]=&quot;down&quot;;[.B631];0)" office:value-type="float" office:value="0" calcext:value-type="float">
            <text:p>0</text:p>
          </table:table-cell>
          <table:table-cell table:formula="of:=[.D631]+[.E631]+[.F630]" office:value-type="float" office:value="507" calcext:value-type="float">
            <text:p>507</text:p>
          </table:table-cell>
          <table:table-cell table:formula="of:=IF([.A631]=&quot;forward&quot;;[.B631]*[.F631]+[.G630];[.G630])" office:value-type="float" office:value="358736" calcext:value-type="float">
            <text:p>3587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32]=&quot;forward&quot;;[.B632];0)" office:value-type="float" office:value="7" calcext:value-type="float">
            <text:p>7</text:p>
          </table:table-cell>
          <table:table-cell table:formula="of:=IF([.A632]=&quot;up&quot;;[.B632] * -1;0)" office:value-type="float" office:value="0" calcext:value-type="float">
            <text:p>0</text:p>
          </table:table-cell>
          <table:table-cell table:formula="of:=IF([.A632]=&quot;down&quot;;[.B632];0)" office:value-type="float" office:value="0" calcext:value-type="float">
            <text:p>0</text:p>
          </table:table-cell>
          <table:table-cell table:formula="of:=[.D632]+[.E632]+[.F631]" office:value-type="float" office:value="507" calcext:value-type="float">
            <text:p>507</text:p>
          </table:table-cell>
          <table:table-cell table:formula="of:=IF([.A632]=&quot;forward&quot;;[.B632]*[.F632]+[.G631];[.G631])" office:value-type="float" office:value="362285" calcext:value-type="float">
            <text:p>3622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33]=&quot;forward&quot;;[.B633];0)" office:value-type="float" office:value="0" calcext:value-type="float">
            <text:p>0</text:p>
          </table:table-cell>
          <table:table-cell table:formula="of:=IF([.A633]=&quot;up&quot;;[.B633] * -1;0)" office:value-type="float" office:value="0" calcext:value-type="float">
            <text:p>0</text:p>
          </table:table-cell>
          <table:table-cell table:formula="of:=IF([.A633]=&quot;down&quot;;[.B633];0)" office:value-type="float" office:value="4" calcext:value-type="float">
            <text:p>4</text:p>
          </table:table-cell>
          <table:table-cell table:formula="of:=[.D633]+[.E633]+[.F632]" office:value-type="float" office:value="511" calcext:value-type="float">
            <text:p>511</text:p>
          </table:table-cell>
          <table:table-cell table:formula="of:=IF([.A633]=&quot;forward&quot;;[.B633]*[.F633]+[.G632];[.G632])" office:value-type="float" office:value="362285" calcext:value-type="float">
            <text:p>3622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4]=&quot;forward&quot;;[.B634];0)" office:value-type="float" office:value="0" calcext:value-type="float">
            <text:p>0</text:p>
          </table:table-cell>
          <table:table-cell table:formula="of:=IF([.A634]=&quot;up&quot;;[.B634] * -1;0)" office:value-type="float" office:value="0" calcext:value-type="float">
            <text:p>0</text:p>
          </table:table-cell>
          <table:table-cell table:formula="of:=IF([.A634]=&quot;down&quot;;[.B634];0)" office:value-type="float" office:value="6" calcext:value-type="float">
            <text:p>6</text:p>
          </table:table-cell>
          <table:table-cell table:formula="of:=[.D634]+[.E634]+[.F633]" office:value-type="float" office:value="517" calcext:value-type="float">
            <text:p>517</text:p>
          </table:table-cell>
          <table:table-cell table:formula="of:=IF([.A634]=&quot;forward&quot;;[.B634]*[.F634]+[.G633];[.G633])" office:value-type="float" office:value="362285" calcext:value-type="float">
            <text:p>3622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35]=&quot;forward&quot;;[.B635];0)" office:value-type="float" office:value="5" calcext:value-type="float">
            <text:p>5</text:p>
          </table:table-cell>
          <table:table-cell table:formula="of:=IF([.A635]=&quot;up&quot;;[.B635] * -1;0)" office:value-type="float" office:value="0" calcext:value-type="float">
            <text:p>0</text:p>
          </table:table-cell>
          <table:table-cell table:formula="of:=IF([.A635]=&quot;down&quot;;[.B635];0)" office:value-type="float" office:value="0" calcext:value-type="float">
            <text:p>0</text:p>
          </table:table-cell>
          <table:table-cell table:formula="of:=[.D635]+[.E635]+[.F634]" office:value-type="float" office:value="517" calcext:value-type="float">
            <text:p>517</text:p>
          </table:table-cell>
          <table:table-cell table:formula="of:=IF([.A635]=&quot;forward&quot;;[.B635]*[.F635]+[.G634];[.G634])" office:value-type="float" office:value="364870" calcext:value-type="float">
            <text:p>3648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6]=&quot;forward&quot;;[.B636];0)" office:value-type="float" office:value="0" calcext:value-type="float">
            <text:p>0</text:p>
          </table:table-cell>
          <table:table-cell table:formula="of:=IF([.A636]=&quot;up&quot;;[.B636] * -1;0)" office:value-type="float" office:value="0" calcext:value-type="float">
            <text:p>0</text:p>
          </table:table-cell>
          <table:table-cell table:formula="of:=IF([.A636]=&quot;down&quot;;[.B636];0)" office:value-type="float" office:value="2" calcext:value-type="float">
            <text:p>2</text:p>
          </table:table-cell>
          <table:table-cell table:formula="of:=[.D636]+[.E636]+[.F635]" office:value-type="float" office:value="519" calcext:value-type="float">
            <text:p>519</text:p>
          </table:table-cell>
          <table:table-cell table:formula="of:=IF([.A636]=&quot;forward&quot;;[.B636]*[.F636]+[.G635];[.G635])" office:value-type="float" office:value="364870" calcext:value-type="float">
            <text:p>3648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7]=&quot;forward&quot;;[.B637];0)" office:value-type="float" office:value="0" calcext:value-type="float">
            <text:p>0</text:p>
          </table:table-cell>
          <table:table-cell table:formula="of:=IF([.A637]=&quot;up&quot;;[.B637] * -1;0)" office:value-type="float" office:value="0" calcext:value-type="float">
            <text:p>0</text:p>
          </table:table-cell>
          <table:table-cell table:formula="of:=IF([.A637]=&quot;down&quot;;[.B637];0)" office:value-type="float" office:value="6" calcext:value-type="float">
            <text:p>6</text:p>
          </table:table-cell>
          <table:table-cell table:formula="of:=[.D637]+[.E637]+[.F636]" office:value-type="float" office:value="525" calcext:value-type="float">
            <text:p>525</text:p>
          </table:table-cell>
          <table:table-cell table:formula="of:=IF([.A637]=&quot;forward&quot;;[.B637]*[.F637]+[.G636];[.G636])" office:value-type="float" office:value="364870" calcext:value-type="float">
            <text:p>3648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8]=&quot;forward&quot;;[.B638];0)" office:value-type="float" office:value="0" calcext:value-type="float">
            <text:p>0</text:p>
          </table:table-cell>
          <table:table-cell table:formula="of:=IF([.A638]=&quot;up&quot;;[.B638] * -1;0)" office:value-type="float" office:value="0" calcext:value-type="float">
            <text:p>0</text:p>
          </table:table-cell>
          <table:table-cell table:formula="of:=IF([.A638]=&quot;down&quot;;[.B638];0)" office:value-type="float" office:value="2" calcext:value-type="float">
            <text:p>2</text:p>
          </table:table-cell>
          <table:table-cell table:formula="of:=[.D638]+[.E638]+[.F637]" office:value-type="float" office:value="527" calcext:value-type="float">
            <text:p>527</text:p>
          </table:table-cell>
          <table:table-cell table:formula="of:=IF([.A638]=&quot;forward&quot;;[.B638]*[.F638]+[.G637];[.G637])" office:value-type="float" office:value="364870" calcext:value-type="float">
            <text:p>3648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9]=&quot;forward&quot;;[.B639];0)" office:value-type="float" office:value="0" calcext:value-type="float">
            <text:p>0</text:p>
          </table:table-cell>
          <table:table-cell table:formula="of:=IF([.A639]=&quot;up&quot;;[.B639] * -1;0)" office:value-type="float" office:value="0" calcext:value-type="float">
            <text:p>0</text:p>
          </table:table-cell>
          <table:table-cell table:formula="of:=IF([.A639]=&quot;down&quot;;[.B639];0)" office:value-type="float" office:value="2" calcext:value-type="float">
            <text:p>2</text:p>
          </table:table-cell>
          <table:table-cell table:formula="of:=[.D639]+[.E639]+[.F638]" office:value-type="float" office:value="529" calcext:value-type="float">
            <text:p>529</text:p>
          </table:table-cell>
          <table:table-cell table:formula="of:=IF([.A639]=&quot;forward&quot;;[.B639]*[.F639]+[.G638];[.G638])" office:value-type="float" office:value="364870" calcext:value-type="float">
            <text:p>3648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0]=&quot;forward&quot;;[.B640];0)" office:value-type="float" office:value="9" calcext:value-type="float">
            <text:p>9</text:p>
          </table:table-cell>
          <table:table-cell table:formula="of:=IF([.A640]=&quot;up&quot;;[.B640] * -1;0)" office:value-type="float" office:value="0" calcext:value-type="float">
            <text:p>0</text:p>
          </table:table-cell>
          <table:table-cell table:formula="of:=IF([.A640]=&quot;down&quot;;[.B640];0)" office:value-type="float" office:value="0" calcext:value-type="float">
            <text:p>0</text:p>
          </table:table-cell>
          <table:table-cell table:formula="of:=[.D640]+[.E640]+[.F639]" office:value-type="float" office:value="529" calcext:value-type="float">
            <text:p>529</text:p>
          </table:table-cell>
          <table:table-cell table:formula="of:=IF([.A640]=&quot;forward&quot;;[.B640]*[.F640]+[.G639];[.G639])" office:value-type="float" office:value="369631" calcext:value-type="float">
            <text:p>36963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41]=&quot;forward&quot;;[.B641];0)" office:value-type="float" office:value="0" calcext:value-type="float">
            <text:p>0</text:p>
          </table:table-cell>
          <table:table-cell table:formula="of:=IF([.A641]=&quot;up&quot;;[.B641] * -1;0)" office:value-type="float" office:value="-5" calcext:value-type="float">
            <text:p>-5</text:p>
          </table:table-cell>
          <table:table-cell table:formula="of:=IF([.A641]=&quot;down&quot;;[.B641];0)" office:value-type="float" office:value="0" calcext:value-type="float">
            <text:p>0</text:p>
          </table:table-cell>
          <table:table-cell table:formula="of:=[.D641]+[.E641]+[.F640]" office:value-type="float" office:value="524" calcext:value-type="float">
            <text:p>524</text:p>
          </table:table-cell>
          <table:table-cell table:formula="of:=IF([.A641]=&quot;forward&quot;;[.B641]*[.F641]+[.G640];[.G640])" office:value-type="float" office:value="369631" calcext:value-type="float">
            <text:p>3696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2]=&quot;forward&quot;;[.B642];0)" office:value-type="float" office:value="9" calcext:value-type="float">
            <text:p>9</text:p>
          </table:table-cell>
          <table:table-cell table:formula="of:=IF([.A642]=&quot;up&quot;;[.B642] * -1;0)" office:value-type="float" office:value="0" calcext:value-type="float">
            <text:p>0</text:p>
          </table:table-cell>
          <table:table-cell table:formula="of:=IF([.A642]=&quot;down&quot;;[.B642];0)" office:value-type="float" office:value="0" calcext:value-type="float">
            <text:p>0</text:p>
          </table:table-cell>
          <table:table-cell table:formula="of:=[.D642]+[.E642]+[.F641]" office:value-type="float" office:value="524" calcext:value-type="float">
            <text:p>524</text:p>
          </table:table-cell>
          <table:table-cell table:formula="of:=IF([.A642]=&quot;forward&quot;;[.B642]*[.F642]+[.G641];[.G641])" office:value-type="float" office:value="374347" calcext:value-type="float">
            <text:p>37434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43]=&quot;forward&quot;;[.B643];0)" office:value-type="float" office:value="0" calcext:value-type="float">
            <text:p>0</text:p>
          </table:table-cell>
          <table:table-cell table:formula="of:=IF([.A643]=&quot;up&quot;;[.B643] * -1;0)" office:value-type="float" office:value="0" calcext:value-type="float">
            <text:p>0</text:p>
          </table:table-cell>
          <table:table-cell table:formula="of:=IF([.A643]=&quot;down&quot;;[.B643];0)" office:value-type="float" office:value="3" calcext:value-type="float">
            <text:p>3</text:p>
          </table:table-cell>
          <table:table-cell table:formula="of:=[.D643]+[.E643]+[.F642]" office:value-type="float" office:value="527" calcext:value-type="float">
            <text:p>527</text:p>
          </table:table-cell>
          <table:table-cell table:formula="of:=IF([.A643]=&quot;forward&quot;;[.B643]*[.F643]+[.G642];[.G642])" office:value-type="float" office:value="374347" calcext:value-type="float">
            <text:p>37434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44]=&quot;forward&quot;;[.B644];0)" office:value-type="float" office:value="0" calcext:value-type="float">
            <text:p>0</text:p>
          </table:table-cell>
          <table:table-cell table:formula="of:=IF([.A644]=&quot;up&quot;;[.B644] * -1;0)" office:value-type="float" office:value="0" calcext:value-type="float">
            <text:p>0</text:p>
          </table:table-cell>
          <table:table-cell table:formula="of:=IF([.A644]=&quot;down&quot;;[.B644];0)" office:value-type="float" office:value="6" calcext:value-type="float">
            <text:p>6</text:p>
          </table:table-cell>
          <table:table-cell table:formula="of:=[.D644]+[.E644]+[.F643]" office:value-type="float" office:value="533" calcext:value-type="float">
            <text:p>533</text:p>
          </table:table-cell>
          <table:table-cell table:formula="of:=IF([.A644]=&quot;forward&quot;;[.B644]*[.F644]+[.G643];[.G643])" office:value-type="float" office:value="374347" calcext:value-type="float">
            <text:p>37434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45]=&quot;forward&quot;;[.B645];0)" office:value-type="float" office:value="0" calcext:value-type="float">
            <text:p>0</text:p>
          </table:table-cell>
          <table:table-cell table:formula="of:=IF([.A645]=&quot;up&quot;;[.B645] * -1;0)" office:value-type="float" office:value="0" calcext:value-type="float">
            <text:p>0</text:p>
          </table:table-cell>
          <table:table-cell table:formula="of:=IF([.A645]=&quot;down&quot;;[.B645];0)" office:value-type="float" office:value="1" calcext:value-type="float">
            <text:p>1</text:p>
          </table:table-cell>
          <table:table-cell table:formula="of:=[.D645]+[.E645]+[.F644]" office:value-type="float" office:value="534" calcext:value-type="float">
            <text:p>534</text:p>
          </table:table-cell>
          <table:table-cell table:formula="of:=IF([.A645]=&quot;forward&quot;;[.B645]*[.F645]+[.G644];[.G644])" office:value-type="float" office:value="374347" calcext:value-type="float">
            <text:p>37434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46]=&quot;forward&quot;;[.B646];0)" office:value-type="float" office:value="5" calcext:value-type="float">
            <text:p>5</text:p>
          </table:table-cell>
          <table:table-cell table:formula="of:=IF([.A646]=&quot;up&quot;;[.B646] * -1;0)" office:value-type="float" office:value="0" calcext:value-type="float">
            <text:p>0</text:p>
          </table:table-cell>
          <table:table-cell table:formula="of:=IF([.A646]=&quot;down&quot;;[.B646];0)" office:value-type="float" office:value="0" calcext:value-type="float">
            <text:p>0</text:p>
          </table:table-cell>
          <table:table-cell table:formula="of:=[.D646]+[.E646]+[.F645]" office:value-type="float" office:value="534" calcext:value-type="float">
            <text:p>534</text:p>
          </table:table-cell>
          <table:table-cell table:formula="of:=IF([.A646]=&quot;forward&quot;;[.B646]*[.F646]+[.G645];[.G645])" office:value-type="float" office:value="377017" calcext:value-type="float">
            <text:p>3770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47]=&quot;forward&quot;;[.B647];0)" office:value-type="float" office:value="0" calcext:value-type="float">
            <text:p>0</text:p>
          </table:table-cell>
          <table:table-cell table:formula="of:=IF([.A647]=&quot;up&quot;;[.B647] * -1;0)" office:value-type="float" office:value="0" calcext:value-type="float">
            <text:p>0</text:p>
          </table:table-cell>
          <table:table-cell table:formula="of:=IF([.A647]=&quot;down&quot;;[.B647];0)" office:value-type="float" office:value="5" calcext:value-type="float">
            <text:p>5</text:p>
          </table:table-cell>
          <table:table-cell table:formula="of:=[.D647]+[.E647]+[.F646]" office:value-type="float" office:value="539" calcext:value-type="float">
            <text:p>539</text:p>
          </table:table-cell>
          <table:table-cell table:formula="of:=IF([.A647]=&quot;forward&quot;;[.B647]*[.F647]+[.G646];[.G646])" office:value-type="float" office:value="377017" calcext:value-type="float">
            <text:p>37701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8]=&quot;forward&quot;;[.B648];0)" office:value-type="float" office:value="7" calcext:value-type="float">
            <text:p>7</text:p>
          </table:table-cell>
          <table:table-cell table:formula="of:=IF([.A648]=&quot;up&quot;;[.B648] * -1;0)" office:value-type="float" office:value="0" calcext:value-type="float">
            <text:p>0</text:p>
          </table:table-cell>
          <table:table-cell table:formula="of:=IF([.A648]=&quot;down&quot;;[.B648];0)" office:value-type="float" office:value="0" calcext:value-type="float">
            <text:p>0</text:p>
          </table:table-cell>
          <table:table-cell table:formula="of:=[.D648]+[.E648]+[.F647]" office:value-type="float" office:value="539" calcext:value-type="float">
            <text:p>539</text:p>
          </table:table-cell>
          <table:table-cell table:formula="of:=IF([.A648]=&quot;forward&quot;;[.B648]*[.F648]+[.G647];[.G647])" office:value-type="float" office:value="380790" calcext:value-type="float">
            <text:p>3807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9]=&quot;forward&quot;;[.B649];0)" office:value-type="float" office:value="9" calcext:value-type="float">
            <text:p>9</text:p>
          </table:table-cell>
          <table:table-cell table:formula="of:=IF([.A649]=&quot;up&quot;;[.B649] * -1;0)" office:value-type="float" office:value="0" calcext:value-type="float">
            <text:p>0</text:p>
          </table:table-cell>
          <table:table-cell table:formula="of:=IF([.A649]=&quot;down&quot;;[.B649];0)" office:value-type="float" office:value="0" calcext:value-type="float">
            <text:p>0</text:p>
          </table:table-cell>
          <table:table-cell table:formula="of:=[.D649]+[.E649]+[.F648]" office:value-type="float" office:value="539" calcext:value-type="float">
            <text:p>539</text:p>
          </table:table-cell>
          <table:table-cell table:formula="of:=IF([.A649]=&quot;forward&quot;;[.B649]*[.F649]+[.G648];[.G648])" office:value-type="float" office:value="385641" calcext:value-type="float">
            <text:p>3856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50]=&quot;forward&quot;;[.B650];0)" office:value-type="float" office:value="0" calcext:value-type="float">
            <text:p>0</text:p>
          </table:table-cell>
          <table:table-cell table:formula="of:=IF([.A650]=&quot;up&quot;;[.B650] * -1;0)" office:value-type="float" office:value="-8" calcext:value-type="float">
            <text:p>-8</text:p>
          </table:table-cell>
          <table:table-cell table:formula="of:=IF([.A650]=&quot;down&quot;;[.B650];0)" office:value-type="float" office:value="0" calcext:value-type="float">
            <text:p>0</text:p>
          </table:table-cell>
          <table:table-cell table:formula="of:=[.D650]+[.E650]+[.F649]" office:value-type="float" office:value="531" calcext:value-type="float">
            <text:p>531</text:p>
          </table:table-cell>
          <table:table-cell table:formula="of:=IF([.A650]=&quot;forward&quot;;[.B650]*[.F650]+[.G649];[.G649])" office:value-type="float" office:value="385641" calcext:value-type="float">
            <text:p>3856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51]=&quot;forward&quot;;[.B651];0)" office:value-type="float" office:value="6" calcext:value-type="float">
            <text:p>6</text:p>
          </table:table-cell>
          <table:table-cell table:formula="of:=IF([.A651]=&quot;up&quot;;[.B651] * -1;0)" office:value-type="float" office:value="0" calcext:value-type="float">
            <text:p>0</text:p>
          </table:table-cell>
          <table:table-cell table:formula="of:=IF([.A651]=&quot;down&quot;;[.B651];0)" office:value-type="float" office:value="0" calcext:value-type="float">
            <text:p>0</text:p>
          </table:table-cell>
          <table:table-cell table:formula="of:=[.D651]+[.E651]+[.F650]" office:value-type="float" office:value="531" calcext:value-type="float">
            <text:p>531</text:p>
          </table:table-cell>
          <table:table-cell table:formula="of:=IF([.A651]=&quot;forward&quot;;[.B651]*[.F651]+[.G650];[.G650])" office:value-type="float" office:value="388827" calcext:value-type="float">
            <text:p>3888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52]=&quot;forward&quot;;[.B652];0)" office:value-type="float" office:value="0" calcext:value-type="float">
            <text:p>0</text:p>
          </table:table-cell>
          <table:table-cell table:formula="of:=IF([.A652]=&quot;up&quot;;[.B652] * -1;0)" office:value-type="float" office:value="0" calcext:value-type="float">
            <text:p>0</text:p>
          </table:table-cell>
          <table:table-cell table:formula="of:=IF([.A652]=&quot;down&quot;;[.B652];0)" office:value-type="float" office:value="6" calcext:value-type="float">
            <text:p>6</text:p>
          </table:table-cell>
          <table:table-cell table:formula="of:=[.D652]+[.E652]+[.F651]" office:value-type="float" office:value="537" calcext:value-type="float">
            <text:p>537</text:p>
          </table:table-cell>
          <table:table-cell table:formula="of:=IF([.A652]=&quot;forward&quot;;[.B652]*[.F652]+[.G651];[.G651])" office:value-type="float" office:value="388827" calcext:value-type="float">
            <text:p>3888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53]=&quot;forward&quot;;[.B653];0)" office:value-type="float" office:value="0" calcext:value-type="float">
            <text:p>0</text:p>
          </table:table-cell>
          <table:table-cell table:formula="of:=IF([.A653]=&quot;up&quot;;[.B653] * -1;0)" office:value-type="float" office:value="0" calcext:value-type="float">
            <text:p>0</text:p>
          </table:table-cell>
          <table:table-cell table:formula="of:=IF([.A653]=&quot;down&quot;;[.B653];0)" office:value-type="float" office:value="2" calcext:value-type="float">
            <text:p>2</text:p>
          </table:table-cell>
          <table:table-cell table:formula="of:=[.D653]+[.E653]+[.F652]" office:value-type="float" office:value="539" calcext:value-type="float">
            <text:p>539</text:p>
          </table:table-cell>
          <table:table-cell table:formula="of:=IF([.A653]=&quot;forward&quot;;[.B653]*[.F653]+[.G652];[.G652])" office:value-type="float" office:value="388827" calcext:value-type="float">
            <text:p>3888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54]=&quot;forward&quot;;[.B654];0)" office:value-type="float" office:value="8" calcext:value-type="float">
            <text:p>8</text:p>
          </table:table-cell>
          <table:table-cell table:formula="of:=IF([.A654]=&quot;up&quot;;[.B654] * -1;0)" office:value-type="float" office:value="0" calcext:value-type="float">
            <text:p>0</text:p>
          </table:table-cell>
          <table:table-cell table:formula="of:=IF([.A654]=&quot;down&quot;;[.B654];0)" office:value-type="float" office:value="0" calcext:value-type="float">
            <text:p>0</text:p>
          </table:table-cell>
          <table:table-cell table:formula="of:=[.D654]+[.E654]+[.F653]" office:value-type="float" office:value="539" calcext:value-type="float">
            <text:p>539</text:p>
          </table:table-cell>
          <table:table-cell table:formula="of:=IF([.A654]=&quot;forward&quot;;[.B654]*[.F654]+[.G653];[.G653])" office:value-type="float" office:value="393139" calcext:value-type="float">
            <text:p>3931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55]=&quot;forward&quot;;[.B655];0)" office:value-type="float" office:value="5" calcext:value-type="float">
            <text:p>5</text:p>
          </table:table-cell>
          <table:table-cell table:formula="of:=IF([.A655]=&quot;up&quot;;[.B655] * -1;0)" office:value-type="float" office:value="0" calcext:value-type="float">
            <text:p>0</text:p>
          </table:table-cell>
          <table:table-cell table:formula="of:=IF([.A655]=&quot;down&quot;;[.B655];0)" office:value-type="float" office:value="0" calcext:value-type="float">
            <text:p>0</text:p>
          </table:table-cell>
          <table:table-cell table:formula="of:=[.D655]+[.E655]+[.F654]" office:value-type="float" office:value="539" calcext:value-type="float">
            <text:p>539</text:p>
          </table:table-cell>
          <table:table-cell table:formula="of:=IF([.A655]=&quot;forward&quot;;[.B655]*[.F655]+[.G654];[.G654])" office:value-type="float" office:value="395834" calcext:value-type="float">
            <text:p>3958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56]=&quot;forward&quot;;[.B656];0)" office:value-type="float" office:value="0" calcext:value-type="float">
            <text:p>0</text:p>
          </table:table-cell>
          <table:table-cell table:formula="of:=IF([.A656]=&quot;up&quot;;[.B656] * -1;0)" office:value-type="float" office:value="-9" calcext:value-type="float">
            <text:p>-9</text:p>
          </table:table-cell>
          <table:table-cell table:formula="of:=IF([.A656]=&quot;down&quot;;[.B656];0)" office:value-type="float" office:value="0" calcext:value-type="float">
            <text:p>0</text:p>
          </table:table-cell>
          <table:table-cell table:formula="of:=[.D656]+[.E656]+[.F655]" office:value-type="float" office:value="530" calcext:value-type="float">
            <text:p>530</text:p>
          </table:table-cell>
          <table:table-cell table:formula="of:=IF([.A656]=&quot;forward&quot;;[.B656]*[.F656]+[.G655];[.G655])" office:value-type="float" office:value="395834" calcext:value-type="float">
            <text:p>3958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57]=&quot;forward&quot;;[.B657];0)" office:value-type="float" office:value="0" calcext:value-type="float">
            <text:p>0</text:p>
          </table:table-cell>
          <table:table-cell table:formula="of:=IF([.A657]=&quot;up&quot;;[.B657] * -1;0)" office:value-type="float" office:value="-4" calcext:value-type="float">
            <text:p>-4</text:p>
          </table:table-cell>
          <table:table-cell table:formula="of:=IF([.A657]=&quot;down&quot;;[.B657];0)" office:value-type="float" office:value="0" calcext:value-type="float">
            <text:p>0</text:p>
          </table:table-cell>
          <table:table-cell table:formula="of:=[.D657]+[.E657]+[.F656]" office:value-type="float" office:value="526" calcext:value-type="float">
            <text:p>526</text:p>
          </table:table-cell>
          <table:table-cell table:formula="of:=IF([.A657]=&quot;forward&quot;;[.B657]*[.F657]+[.G656];[.G656])" office:value-type="float" office:value="395834" calcext:value-type="float">
            <text:p>39583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58]=&quot;forward&quot;;[.B658];0)" office:value-type="float" office:value="1" calcext:value-type="float">
            <text:p>1</text:p>
          </table:table-cell>
          <table:table-cell table:formula="of:=IF([.A658]=&quot;up&quot;;[.B658] * -1;0)" office:value-type="float" office:value="0" calcext:value-type="float">
            <text:p>0</text:p>
          </table:table-cell>
          <table:table-cell table:formula="of:=IF([.A658]=&quot;down&quot;;[.B658];0)" office:value-type="float" office:value="0" calcext:value-type="float">
            <text:p>0</text:p>
          </table:table-cell>
          <table:table-cell table:formula="of:=[.D658]+[.E658]+[.F657]" office:value-type="float" office:value="526" calcext:value-type="float">
            <text:p>526</text:p>
          </table:table-cell>
          <table:table-cell table:formula="of:=IF([.A658]=&quot;forward&quot;;[.B658]*[.F658]+[.G657];[.G657])" office:value-type="float" office:value="396360" calcext:value-type="float">
            <text:p>3963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59]=&quot;forward&quot;;[.B659];0)" office:value-type="float" office:value="2" calcext:value-type="float">
            <text:p>2</text:p>
          </table:table-cell>
          <table:table-cell table:formula="of:=IF([.A659]=&quot;up&quot;;[.B659] * -1;0)" office:value-type="float" office:value="0" calcext:value-type="float">
            <text:p>0</text:p>
          </table:table-cell>
          <table:table-cell table:formula="of:=IF([.A659]=&quot;down&quot;;[.B659];0)" office:value-type="float" office:value="0" calcext:value-type="float">
            <text:p>0</text:p>
          </table:table-cell>
          <table:table-cell table:formula="of:=[.D659]+[.E659]+[.F658]" office:value-type="float" office:value="526" calcext:value-type="float">
            <text:p>526</text:p>
          </table:table-cell>
          <table:table-cell table:formula="of:=IF([.A659]=&quot;forward&quot;;[.B659]*[.F659]+[.G658];[.G658])" office:value-type="float" office:value="397412" calcext:value-type="float">
            <text:p>3974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60]=&quot;forward&quot;;[.B660];0)" office:value-type="float" office:value="2" calcext:value-type="float">
            <text:p>2</text:p>
          </table:table-cell>
          <table:table-cell table:formula="of:=IF([.A660]=&quot;up&quot;;[.B660] * -1;0)" office:value-type="float" office:value="0" calcext:value-type="float">
            <text:p>0</text:p>
          </table:table-cell>
          <table:table-cell table:formula="of:=IF([.A660]=&quot;down&quot;;[.B660];0)" office:value-type="float" office:value="0" calcext:value-type="float">
            <text:p>0</text:p>
          </table:table-cell>
          <table:table-cell table:formula="of:=[.D660]+[.E660]+[.F659]" office:value-type="float" office:value="526" calcext:value-type="float">
            <text:p>526</text:p>
          </table:table-cell>
          <table:table-cell table:formula="of:=IF([.A660]=&quot;forward&quot;;[.B660]*[.F660]+[.G659];[.G659])" office:value-type="float" office:value="398464" calcext:value-type="float">
            <text:p>39846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61]=&quot;forward&quot;;[.B661];0)" office:value-type="float" office:value="0" calcext:value-type="float">
            <text:p>0</text:p>
          </table:table-cell>
          <table:table-cell table:formula="of:=IF([.A661]=&quot;up&quot;;[.B661] * -1;0)" office:value-type="float" office:value="-9" calcext:value-type="float">
            <text:p>-9</text:p>
          </table:table-cell>
          <table:table-cell table:formula="of:=IF([.A661]=&quot;down&quot;;[.B661];0)" office:value-type="float" office:value="0" calcext:value-type="float">
            <text:p>0</text:p>
          </table:table-cell>
          <table:table-cell table:formula="of:=[.D661]+[.E661]+[.F660]" office:value-type="float" office:value="517" calcext:value-type="float">
            <text:p>517</text:p>
          </table:table-cell>
          <table:table-cell table:formula="of:=IF([.A661]=&quot;forward&quot;;[.B661]*[.F661]+[.G660];[.G660])" office:value-type="float" office:value="398464" calcext:value-type="float">
            <text:p>3984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62]=&quot;forward&quot;;[.B662];0)" office:value-type="float" office:value="0" calcext:value-type="float">
            <text:p>0</text:p>
          </table:table-cell>
          <table:table-cell table:formula="of:=IF([.A662]=&quot;up&quot;;[.B662] * -1;0)" office:value-type="float" office:value="0" calcext:value-type="float">
            <text:p>0</text:p>
          </table:table-cell>
          <table:table-cell table:formula="of:=IF([.A662]=&quot;down&quot;;[.B662];0)" office:value-type="float" office:value="6" calcext:value-type="float">
            <text:p>6</text:p>
          </table:table-cell>
          <table:table-cell table:formula="of:=[.D662]+[.E662]+[.F661]" office:value-type="float" office:value="523" calcext:value-type="float">
            <text:p>523</text:p>
          </table:table-cell>
          <table:table-cell table:formula="of:=IF([.A662]=&quot;forward&quot;;[.B662]*[.F662]+[.G661];[.G661])" office:value-type="float" office:value="398464" calcext:value-type="float">
            <text:p>3984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63]=&quot;forward&quot;;[.B663];0)" office:value-type="float" office:value="6" calcext:value-type="float">
            <text:p>6</text:p>
          </table:table-cell>
          <table:table-cell table:formula="of:=IF([.A663]=&quot;up&quot;;[.B663] * -1;0)" office:value-type="float" office:value="0" calcext:value-type="float">
            <text:p>0</text:p>
          </table:table-cell>
          <table:table-cell table:formula="of:=IF([.A663]=&quot;down&quot;;[.B663];0)" office:value-type="float" office:value="0" calcext:value-type="float">
            <text:p>0</text:p>
          </table:table-cell>
          <table:table-cell table:formula="of:=[.D663]+[.E663]+[.F662]" office:value-type="float" office:value="523" calcext:value-type="float">
            <text:p>523</text:p>
          </table:table-cell>
          <table:table-cell table:formula="of:=IF([.A663]=&quot;forward&quot;;[.B663]*[.F663]+[.G662];[.G662])" office:value-type="float" office:value="401602" calcext:value-type="float">
            <text:p>4016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64]=&quot;forward&quot;;[.B664];0)" office:value-type="float" office:value="8" calcext:value-type="float">
            <text:p>8</text:p>
          </table:table-cell>
          <table:table-cell table:formula="of:=IF([.A664]=&quot;up&quot;;[.B664] * -1;0)" office:value-type="float" office:value="0" calcext:value-type="float">
            <text:p>0</text:p>
          </table:table-cell>
          <table:table-cell table:formula="of:=IF([.A664]=&quot;down&quot;;[.B664];0)" office:value-type="float" office:value="0" calcext:value-type="float">
            <text:p>0</text:p>
          </table:table-cell>
          <table:table-cell table:formula="of:=[.D664]+[.E664]+[.F663]" office:value-type="float" office:value="523" calcext:value-type="float">
            <text:p>523</text:p>
          </table:table-cell>
          <table:table-cell table:formula="of:=IF([.A664]=&quot;forward&quot;;[.B664]*[.F664]+[.G663];[.G663])" office:value-type="float" office:value="405786" calcext:value-type="float">
            <text:p>4057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65]=&quot;forward&quot;;[.B665];0)" office:value-type="float" office:value="0" calcext:value-type="float">
            <text:p>0</text:p>
          </table:table-cell>
          <table:table-cell table:formula="of:=IF([.A665]=&quot;up&quot;;[.B665] * -1;0)" office:value-type="float" office:value="-5" calcext:value-type="float">
            <text:p>-5</text:p>
          </table:table-cell>
          <table:table-cell table:formula="of:=IF([.A665]=&quot;down&quot;;[.B665];0)" office:value-type="float" office:value="0" calcext:value-type="float">
            <text:p>0</text:p>
          </table:table-cell>
          <table:table-cell table:formula="of:=[.D665]+[.E665]+[.F664]" office:value-type="float" office:value="518" calcext:value-type="float">
            <text:p>518</text:p>
          </table:table-cell>
          <table:table-cell table:formula="of:=IF([.A665]=&quot;forward&quot;;[.B665]*[.F665]+[.G664];[.G664])" office:value-type="float" office:value="405786" calcext:value-type="float">
            <text:p>4057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66]=&quot;forward&quot;;[.B666];0)" office:value-type="float" office:value="0" calcext:value-type="float">
            <text:p>0</text:p>
          </table:table-cell>
          <table:table-cell table:formula="of:=IF([.A666]=&quot;up&quot;;[.B666] * -1;0)" office:value-type="float" office:value="-7" calcext:value-type="float">
            <text:p>-7</text:p>
          </table:table-cell>
          <table:table-cell table:formula="of:=IF([.A666]=&quot;down&quot;;[.B666];0)" office:value-type="float" office:value="0" calcext:value-type="float">
            <text:p>0</text:p>
          </table:table-cell>
          <table:table-cell table:formula="of:=[.D666]+[.E666]+[.F665]" office:value-type="float" office:value="511" calcext:value-type="float">
            <text:p>511</text:p>
          </table:table-cell>
          <table:table-cell table:formula="of:=IF([.A666]=&quot;forward&quot;;[.B666]*[.F666]+[.G665];[.G665])" office:value-type="float" office:value="405786" calcext:value-type="float">
            <text:p>4057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67]=&quot;forward&quot;;[.B667];0)" office:value-type="float" office:value="4" calcext:value-type="float">
            <text:p>4</text:p>
          </table:table-cell>
          <table:table-cell table:formula="of:=IF([.A667]=&quot;up&quot;;[.B667] * -1;0)" office:value-type="float" office:value="0" calcext:value-type="float">
            <text:p>0</text:p>
          </table:table-cell>
          <table:table-cell table:formula="of:=IF([.A667]=&quot;down&quot;;[.B667];0)" office:value-type="float" office:value="0" calcext:value-type="float">
            <text:p>0</text:p>
          </table:table-cell>
          <table:table-cell table:formula="of:=[.D667]+[.E667]+[.F666]" office:value-type="float" office:value="511" calcext:value-type="float">
            <text:p>511</text:p>
          </table:table-cell>
          <table:table-cell table:formula="of:=IF([.A667]=&quot;forward&quot;;[.B667]*[.F667]+[.G666];[.G666])" office:value-type="float" office:value="407830" calcext:value-type="float">
            <text:p>4078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68]=&quot;forward&quot;;[.B668];0)" office:value-type="float" office:value="0" calcext:value-type="float">
            <text:p>0</text:p>
          </table:table-cell>
          <table:table-cell table:formula="of:=IF([.A668]=&quot;up&quot;;[.B668] * -1;0)" office:value-type="float" office:value="0" calcext:value-type="float">
            <text:p>0</text:p>
          </table:table-cell>
          <table:table-cell table:formula="of:=IF([.A668]=&quot;down&quot;;[.B668];0)" office:value-type="float" office:value="3" calcext:value-type="float">
            <text:p>3</text:p>
          </table:table-cell>
          <table:table-cell table:formula="of:=[.D668]+[.E668]+[.F667]" office:value-type="float" office:value="514" calcext:value-type="float">
            <text:p>514</text:p>
          </table:table-cell>
          <table:table-cell table:formula="of:=IF([.A668]=&quot;forward&quot;;[.B668]*[.F668]+[.G667];[.G667])" office:value-type="float" office:value="407830" calcext:value-type="float">
            <text:p>4078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69]=&quot;forward&quot;;[.B669];0)" office:value-type="float" office:value="1" calcext:value-type="float">
            <text:p>1</text:p>
          </table:table-cell>
          <table:table-cell table:formula="of:=IF([.A669]=&quot;up&quot;;[.B669] * -1;0)" office:value-type="float" office:value="0" calcext:value-type="float">
            <text:p>0</text:p>
          </table:table-cell>
          <table:table-cell table:formula="of:=IF([.A669]=&quot;down&quot;;[.B669];0)" office:value-type="float" office:value="0" calcext:value-type="float">
            <text:p>0</text:p>
          </table:table-cell>
          <table:table-cell table:formula="of:=[.D669]+[.E669]+[.F668]" office:value-type="float" office:value="514" calcext:value-type="float">
            <text:p>514</text:p>
          </table:table-cell>
          <table:table-cell table:formula="of:=IF([.A669]=&quot;forward&quot;;[.B669]*[.F669]+[.G668];[.G668])" office:value-type="float" office:value="408344" calcext:value-type="float">
            <text:p>4083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70]=&quot;forward&quot;;[.B670];0)" office:value-type="float" office:value="0" calcext:value-type="float">
            <text:p>0</text:p>
          </table:table-cell>
          <table:table-cell table:formula="of:=IF([.A670]=&quot;up&quot;;[.B670] * -1;0)" office:value-type="float" office:value="-6" calcext:value-type="float">
            <text:p>-6</text:p>
          </table:table-cell>
          <table:table-cell table:formula="of:=IF([.A670]=&quot;down&quot;;[.B670];0)" office:value-type="float" office:value="0" calcext:value-type="float">
            <text:p>0</text:p>
          </table:table-cell>
          <table:table-cell table:formula="of:=[.D670]+[.E670]+[.F669]" office:value-type="float" office:value="508" calcext:value-type="float">
            <text:p>508</text:p>
          </table:table-cell>
          <table:table-cell table:formula="of:=IF([.A670]=&quot;forward&quot;;[.B670]*[.F670]+[.G669];[.G669])" office:value-type="float" office:value="408344" calcext:value-type="float">
            <text:p>4083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71]=&quot;forward&quot;;[.B671];0)" office:value-type="float" office:value="0" calcext:value-type="float">
            <text:p>0</text:p>
          </table:table-cell>
          <table:table-cell table:formula="of:=IF([.A671]=&quot;up&quot;;[.B671] * -1;0)" office:value-type="float" office:value="-9" calcext:value-type="float">
            <text:p>-9</text:p>
          </table:table-cell>
          <table:table-cell table:formula="of:=IF([.A671]=&quot;down&quot;;[.B671];0)" office:value-type="float" office:value="0" calcext:value-type="float">
            <text:p>0</text:p>
          </table:table-cell>
          <table:table-cell table:formula="of:=[.D671]+[.E671]+[.F670]" office:value-type="float" office:value="499" calcext:value-type="float">
            <text:p>499</text:p>
          </table:table-cell>
          <table:table-cell table:formula="of:=IF([.A671]=&quot;forward&quot;;[.B671]*[.F671]+[.G670];[.G670])" office:value-type="float" office:value="408344" calcext:value-type="float">
            <text:p>4083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72]=&quot;forward&quot;;[.B672];0)" office:value-type="float" office:value="6" calcext:value-type="float">
            <text:p>6</text:p>
          </table:table-cell>
          <table:table-cell table:formula="of:=IF([.A672]=&quot;up&quot;;[.B672] * -1;0)" office:value-type="float" office:value="0" calcext:value-type="float">
            <text:p>0</text:p>
          </table:table-cell>
          <table:table-cell table:formula="of:=IF([.A672]=&quot;down&quot;;[.B672];0)" office:value-type="float" office:value="0" calcext:value-type="float">
            <text:p>0</text:p>
          </table:table-cell>
          <table:table-cell table:formula="of:=[.D672]+[.E672]+[.F671]" office:value-type="float" office:value="499" calcext:value-type="float">
            <text:p>499</text:p>
          </table:table-cell>
          <table:table-cell table:formula="of:=IF([.A672]=&quot;forward&quot;;[.B672]*[.F672]+[.G671];[.G671])" office:value-type="float" office:value="411338" calcext:value-type="float">
            <text:p>4113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73]=&quot;forward&quot;;[.B673];0)" office:value-type="float" office:value="0" calcext:value-type="float">
            <text:p>0</text:p>
          </table:table-cell>
          <table:table-cell table:formula="of:=IF([.A673]=&quot;up&quot;;[.B673] * -1;0)" office:value-type="float" office:value="-8" calcext:value-type="float">
            <text:p>-8</text:p>
          </table:table-cell>
          <table:table-cell table:formula="of:=IF([.A673]=&quot;down&quot;;[.B673];0)" office:value-type="float" office:value="0" calcext:value-type="float">
            <text:p>0</text:p>
          </table:table-cell>
          <table:table-cell table:formula="of:=[.D673]+[.E673]+[.F672]" office:value-type="float" office:value="491" calcext:value-type="float">
            <text:p>491</text:p>
          </table:table-cell>
          <table:table-cell table:formula="of:=IF([.A673]=&quot;forward&quot;;[.B673]*[.F673]+[.G672];[.G672])" office:value-type="float" office:value="411338" calcext:value-type="float">
            <text:p>4113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74]=&quot;forward&quot;;[.B674];0)" office:value-type="float" office:value="5" calcext:value-type="float">
            <text:p>5</text:p>
          </table:table-cell>
          <table:table-cell table:formula="of:=IF([.A674]=&quot;up&quot;;[.B674] * -1;0)" office:value-type="float" office:value="0" calcext:value-type="float">
            <text:p>0</text:p>
          </table:table-cell>
          <table:table-cell table:formula="of:=IF([.A674]=&quot;down&quot;;[.B674];0)" office:value-type="float" office:value="0" calcext:value-type="float">
            <text:p>0</text:p>
          </table:table-cell>
          <table:table-cell table:formula="of:=[.D674]+[.E674]+[.F673]" office:value-type="float" office:value="491" calcext:value-type="float">
            <text:p>491</text:p>
          </table:table-cell>
          <table:table-cell table:formula="of:=IF([.A674]=&quot;forward&quot;;[.B674]*[.F674]+[.G673];[.G673])" office:value-type="float" office:value="413793" calcext:value-type="float">
            <text:p>4137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75]=&quot;forward&quot;;[.B675];0)" office:value-type="float" office:value="0" calcext:value-type="float">
            <text:p>0</text:p>
          </table:table-cell>
          <table:table-cell table:formula="of:=IF([.A675]=&quot;up&quot;;[.B675] * -1;0)" office:value-type="float" office:value="0" calcext:value-type="float">
            <text:p>0</text:p>
          </table:table-cell>
          <table:table-cell table:formula="of:=IF([.A675]=&quot;down&quot;;[.B675];0)" office:value-type="float" office:value="4" calcext:value-type="float">
            <text:p>4</text:p>
          </table:table-cell>
          <table:table-cell table:formula="of:=[.D675]+[.E675]+[.F674]" office:value-type="float" office:value="495" calcext:value-type="float">
            <text:p>495</text:p>
          </table:table-cell>
          <table:table-cell table:formula="of:=IF([.A675]=&quot;forward&quot;;[.B675]*[.F675]+[.G674];[.G674])" office:value-type="float" office:value="413793" calcext:value-type="float">
            <text:p>41379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6]=&quot;forward&quot;;[.B676];0)" office:value-type="float" office:value="1" calcext:value-type="float">
            <text:p>1</text:p>
          </table:table-cell>
          <table:table-cell table:formula="of:=IF([.A676]=&quot;up&quot;;[.B676] * -1;0)" office:value-type="float" office:value="0" calcext:value-type="float">
            <text:p>0</text:p>
          </table:table-cell>
          <table:table-cell table:formula="of:=IF([.A676]=&quot;down&quot;;[.B676];0)" office:value-type="float" office:value="0" calcext:value-type="float">
            <text:p>0</text:p>
          </table:table-cell>
          <table:table-cell table:formula="of:=[.D676]+[.E676]+[.F675]" office:value-type="float" office:value="495" calcext:value-type="float">
            <text:p>495</text:p>
          </table:table-cell>
          <table:table-cell table:formula="of:=IF([.A676]=&quot;forward&quot;;[.B676]*[.F676]+[.G675];[.G675])" office:value-type="float" office:value="414288" calcext:value-type="float">
            <text:p>4142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77]=&quot;forward&quot;;[.B677];0)" office:value-type="float" office:value="0" calcext:value-type="float">
            <text:p>0</text:p>
          </table:table-cell>
          <table:table-cell table:formula="of:=IF([.A677]=&quot;up&quot;;[.B677] * -1;0)" office:value-type="float" office:value="0" calcext:value-type="float">
            <text:p>0</text:p>
          </table:table-cell>
          <table:table-cell table:formula="of:=IF([.A677]=&quot;down&quot;;[.B677];0)" office:value-type="float" office:value="3" calcext:value-type="float">
            <text:p>3</text:p>
          </table:table-cell>
          <table:table-cell table:formula="of:=[.D677]+[.E677]+[.F676]" office:value-type="float" office:value="498" calcext:value-type="float">
            <text:p>498</text:p>
          </table:table-cell>
          <table:table-cell table:formula="of:=IF([.A677]=&quot;forward&quot;;[.B677]*[.F677]+[.G676];[.G676])" office:value-type="float" office:value="414288" calcext:value-type="float">
            <text:p>4142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8]=&quot;forward&quot;;[.B678];0)" office:value-type="float" office:value="1" calcext:value-type="float">
            <text:p>1</text:p>
          </table:table-cell>
          <table:table-cell table:formula="of:=IF([.A678]=&quot;up&quot;;[.B678] * -1;0)" office:value-type="float" office:value="0" calcext:value-type="float">
            <text:p>0</text:p>
          </table:table-cell>
          <table:table-cell table:formula="of:=IF([.A678]=&quot;down&quot;;[.B678];0)" office:value-type="float" office:value="0" calcext:value-type="float">
            <text:p>0</text:p>
          </table:table-cell>
          <table:table-cell table:formula="of:=[.D678]+[.E678]+[.F677]" office:value-type="float" office:value="498" calcext:value-type="float">
            <text:p>498</text:p>
          </table:table-cell>
          <table:table-cell table:formula="of:=IF([.A678]=&quot;forward&quot;;[.B678]*[.F678]+[.G677];[.G677])" office:value-type="float" office:value="414786" calcext:value-type="float">
            <text:p>4147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79]=&quot;forward&quot;;[.B679];0)" office:value-type="float" office:value="6" calcext:value-type="float">
            <text:p>6</text:p>
          </table:table-cell>
          <table:table-cell table:formula="of:=IF([.A679]=&quot;up&quot;;[.B679] * -1;0)" office:value-type="float" office:value="0" calcext:value-type="float">
            <text:p>0</text:p>
          </table:table-cell>
          <table:table-cell table:formula="of:=IF([.A679]=&quot;down&quot;;[.B679];0)" office:value-type="float" office:value="0" calcext:value-type="float">
            <text:p>0</text:p>
          </table:table-cell>
          <table:table-cell table:formula="of:=[.D679]+[.E679]+[.F678]" office:value-type="float" office:value="498" calcext:value-type="float">
            <text:p>498</text:p>
          </table:table-cell>
          <table:table-cell table:formula="of:=IF([.A679]=&quot;forward&quot;;[.B679]*[.F679]+[.G678];[.G678])" office:value-type="float" office:value="417774" calcext:value-type="float">
            <text:p>4177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80]=&quot;forward&quot;;[.B680];0)" office:value-type="float" office:value="2" calcext:value-type="float">
            <text:p>2</text:p>
          </table:table-cell>
          <table:table-cell table:formula="of:=IF([.A680]=&quot;up&quot;;[.B680] * -1;0)" office:value-type="float" office:value="0" calcext:value-type="float">
            <text:p>0</text:p>
          </table:table-cell>
          <table:table-cell table:formula="of:=IF([.A680]=&quot;down&quot;;[.B680];0)" office:value-type="float" office:value="0" calcext:value-type="float">
            <text:p>0</text:p>
          </table:table-cell>
          <table:table-cell table:formula="of:=[.D680]+[.E680]+[.F679]" office:value-type="float" office:value="498" calcext:value-type="float">
            <text:p>498</text:p>
          </table:table-cell>
          <table:table-cell table:formula="of:=IF([.A680]=&quot;forward&quot;;[.B680]*[.F680]+[.G679];[.G679])" office:value-type="float" office:value="418770" calcext:value-type="float">
            <text:p>4187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81]=&quot;forward&quot;;[.B681];0)" office:value-type="float" office:value="0" calcext:value-type="float">
            <text:p>0</text:p>
          </table:table-cell>
          <table:table-cell table:formula="of:=IF([.A681]=&quot;up&quot;;[.B681] * -1;0)" office:value-type="float" office:value="-4" calcext:value-type="float">
            <text:p>-4</text:p>
          </table:table-cell>
          <table:table-cell table:formula="of:=IF([.A681]=&quot;down&quot;;[.B681];0)" office:value-type="float" office:value="0" calcext:value-type="float">
            <text:p>0</text:p>
          </table:table-cell>
          <table:table-cell table:formula="of:=[.D681]+[.E681]+[.F680]" office:value-type="float" office:value="494" calcext:value-type="float">
            <text:p>494</text:p>
          </table:table-cell>
          <table:table-cell table:formula="of:=IF([.A681]=&quot;forward&quot;;[.B681]*[.F681]+[.G680];[.G680])" office:value-type="float" office:value="418770" calcext:value-type="float">
            <text:p>4187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82]=&quot;forward&quot;;[.B682];0)" office:value-type="float" office:value="0" calcext:value-type="float">
            <text:p>0</text:p>
          </table:table-cell>
          <table:table-cell table:formula="of:=IF([.A682]=&quot;up&quot;;[.B682] * -1;0)" office:value-type="float" office:value="0" calcext:value-type="float">
            <text:p>0</text:p>
          </table:table-cell>
          <table:table-cell table:formula="of:=IF([.A682]=&quot;down&quot;;[.B682];0)" office:value-type="float" office:value="6" calcext:value-type="float">
            <text:p>6</text:p>
          </table:table-cell>
          <table:table-cell table:formula="of:=[.D682]+[.E682]+[.F681]" office:value-type="float" office:value="500" calcext:value-type="float">
            <text:p>500</text:p>
          </table:table-cell>
          <table:table-cell table:formula="of:=IF([.A682]=&quot;forward&quot;;[.B682]*[.F682]+[.G681];[.G681])" office:value-type="float" office:value="418770" calcext:value-type="float">
            <text:p>4187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83]=&quot;forward&quot;;[.B683];0)" office:value-type="float" office:value="9" calcext:value-type="float">
            <text:p>9</text:p>
          </table:table-cell>
          <table:table-cell table:formula="of:=IF([.A683]=&quot;up&quot;;[.B683] * -1;0)" office:value-type="float" office:value="0" calcext:value-type="float">
            <text:p>0</text:p>
          </table:table-cell>
          <table:table-cell table:formula="of:=IF([.A683]=&quot;down&quot;;[.B683];0)" office:value-type="float" office:value="0" calcext:value-type="float">
            <text:p>0</text:p>
          </table:table-cell>
          <table:table-cell table:formula="of:=[.D683]+[.E683]+[.F682]" office:value-type="float" office:value="500" calcext:value-type="float">
            <text:p>500</text:p>
          </table:table-cell>
          <table:table-cell table:formula="of:=IF([.A683]=&quot;forward&quot;;[.B683]*[.F683]+[.G682];[.G682])" office:value-type="float" office:value="423270" calcext:value-type="float">
            <text:p>4232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84]=&quot;forward&quot;;[.B684];0)" office:value-type="float" office:value="0" calcext:value-type="float">
            <text:p>0</text:p>
          </table:table-cell>
          <table:table-cell table:formula="of:=IF([.A684]=&quot;up&quot;;[.B684] * -1;0)" office:value-type="float" office:value="0" calcext:value-type="float">
            <text:p>0</text:p>
          </table:table-cell>
          <table:table-cell table:formula="of:=IF([.A684]=&quot;down&quot;;[.B684];0)" office:value-type="float" office:value="2" calcext:value-type="float">
            <text:p>2</text:p>
          </table:table-cell>
          <table:table-cell table:formula="of:=[.D684]+[.E684]+[.F683]" office:value-type="float" office:value="502" calcext:value-type="float">
            <text:p>502</text:p>
          </table:table-cell>
          <table:table-cell table:formula="of:=IF([.A684]=&quot;forward&quot;;[.B684]*[.F684]+[.G683];[.G683])" office:value-type="float" office:value="423270" calcext:value-type="float">
            <text:p>4232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85]=&quot;forward&quot;;[.B685];0)" office:value-type="float" office:value="4" calcext:value-type="float">
            <text:p>4</text:p>
          </table:table-cell>
          <table:table-cell table:formula="of:=IF([.A685]=&quot;up&quot;;[.B685] * -1;0)" office:value-type="float" office:value="0" calcext:value-type="float">
            <text:p>0</text:p>
          </table:table-cell>
          <table:table-cell table:formula="of:=IF([.A685]=&quot;down&quot;;[.B685];0)" office:value-type="float" office:value="0" calcext:value-type="float">
            <text:p>0</text:p>
          </table:table-cell>
          <table:table-cell table:formula="of:=[.D685]+[.E685]+[.F684]" office:value-type="float" office:value="502" calcext:value-type="float">
            <text:p>502</text:p>
          </table:table-cell>
          <table:table-cell table:formula="of:=IF([.A685]=&quot;forward&quot;;[.B685]*[.F685]+[.G684];[.G684])" office:value-type="float" office:value="425278" calcext:value-type="float">
            <text:p>4252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86]=&quot;forward&quot;;[.B686];0)" office:value-type="float" office:value="0" calcext:value-type="float">
            <text:p>0</text:p>
          </table:table-cell>
          <table:table-cell table:formula="of:=IF([.A686]=&quot;up&quot;;[.B686] * -1;0)" office:value-type="float" office:value="0" calcext:value-type="float">
            <text:p>0</text:p>
          </table:table-cell>
          <table:table-cell table:formula="of:=IF([.A686]=&quot;down&quot;;[.B686];0)" office:value-type="float" office:value="4" calcext:value-type="float">
            <text:p>4</text:p>
          </table:table-cell>
          <table:table-cell table:formula="of:=[.D686]+[.E686]+[.F685]" office:value-type="float" office:value="506" calcext:value-type="float">
            <text:p>506</text:p>
          </table:table-cell>
          <table:table-cell table:formula="of:=IF([.A686]=&quot;forward&quot;;[.B686]*[.F686]+[.G685];[.G685])" office:value-type="float" office:value="425278" calcext:value-type="float">
            <text:p>4252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87]=&quot;forward&quot;;[.B687];0)" office:value-type="float" office:value="3" calcext:value-type="float">
            <text:p>3</text:p>
          </table:table-cell>
          <table:table-cell table:formula="of:=IF([.A687]=&quot;up&quot;;[.B687] * -1;0)" office:value-type="float" office:value="0" calcext:value-type="float">
            <text:p>0</text:p>
          </table:table-cell>
          <table:table-cell table:formula="of:=IF([.A687]=&quot;down&quot;;[.B687];0)" office:value-type="float" office:value="0" calcext:value-type="float">
            <text:p>0</text:p>
          </table:table-cell>
          <table:table-cell table:formula="of:=[.D687]+[.E687]+[.F686]" office:value-type="float" office:value="506" calcext:value-type="float">
            <text:p>506</text:p>
          </table:table-cell>
          <table:table-cell table:formula="of:=IF([.A687]=&quot;forward&quot;;[.B687]*[.F687]+[.G686];[.G686])" office:value-type="float" office:value="426796" calcext:value-type="float">
            <text:p>4267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88]=&quot;forward&quot;;[.B688];0)" office:value-type="float" office:value="0" calcext:value-type="float">
            <text:p>0</text:p>
          </table:table-cell>
          <table:table-cell table:formula="of:=IF([.A688]=&quot;up&quot;;[.B688] * -1;0)" office:value-type="float" office:value="0" calcext:value-type="float">
            <text:p>0</text:p>
          </table:table-cell>
          <table:table-cell table:formula="of:=IF([.A688]=&quot;down&quot;;[.B688];0)" office:value-type="float" office:value="5" calcext:value-type="float">
            <text:p>5</text:p>
          </table:table-cell>
          <table:table-cell table:formula="of:=[.D688]+[.E688]+[.F687]" office:value-type="float" office:value="511" calcext:value-type="float">
            <text:p>511</text:p>
          </table:table-cell>
          <table:table-cell table:formula="of:=IF([.A688]=&quot;forward&quot;;[.B688]*[.F688]+[.G687];[.G687])" office:value-type="float" office:value="426796" calcext:value-type="float">
            <text:p>4267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89]=&quot;forward&quot;;[.B689];0)" office:value-type="float" office:value="0" calcext:value-type="float">
            <text:p>0</text:p>
          </table:table-cell>
          <table:table-cell table:formula="of:=IF([.A689]=&quot;up&quot;;[.B689] * -1;0)" office:value-type="float" office:value="0" calcext:value-type="float">
            <text:p>0</text:p>
          </table:table-cell>
          <table:table-cell table:formula="of:=IF([.A689]=&quot;down&quot;;[.B689];0)" office:value-type="float" office:value="2" calcext:value-type="float">
            <text:p>2</text:p>
          </table:table-cell>
          <table:table-cell table:formula="of:=[.D689]+[.E689]+[.F688]" office:value-type="float" office:value="513" calcext:value-type="float">
            <text:p>513</text:p>
          </table:table-cell>
          <table:table-cell table:formula="of:=IF([.A689]=&quot;forward&quot;;[.B689]*[.F689]+[.G688];[.G688])" office:value-type="float" office:value="426796" calcext:value-type="float">
            <text:p>4267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90]=&quot;forward&quot;;[.B690];0)" office:value-type="float" office:value="2" calcext:value-type="float">
            <text:p>2</text:p>
          </table:table-cell>
          <table:table-cell table:formula="of:=IF([.A690]=&quot;up&quot;;[.B690] * -1;0)" office:value-type="float" office:value="0" calcext:value-type="float">
            <text:p>0</text:p>
          </table:table-cell>
          <table:table-cell table:formula="of:=IF([.A690]=&quot;down&quot;;[.B690];0)" office:value-type="float" office:value="0" calcext:value-type="float">
            <text:p>0</text:p>
          </table:table-cell>
          <table:table-cell table:formula="of:=[.D690]+[.E690]+[.F689]" office:value-type="float" office:value="513" calcext:value-type="float">
            <text:p>513</text:p>
          </table:table-cell>
          <table:table-cell table:formula="of:=IF([.A690]=&quot;forward&quot;;[.B690]*[.F690]+[.G689];[.G689])" office:value-type="float" office:value="427822" calcext:value-type="float">
            <text:p>4278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91]=&quot;forward&quot;;[.B691];0)" office:value-type="float" office:value="2" calcext:value-type="float">
            <text:p>2</text:p>
          </table:table-cell>
          <table:table-cell table:formula="of:=IF([.A691]=&quot;up&quot;;[.B691] * -1;0)" office:value-type="float" office:value="0" calcext:value-type="float">
            <text:p>0</text:p>
          </table:table-cell>
          <table:table-cell table:formula="of:=IF([.A691]=&quot;down&quot;;[.B691];0)" office:value-type="float" office:value="0" calcext:value-type="float">
            <text:p>0</text:p>
          </table:table-cell>
          <table:table-cell table:formula="of:=[.D691]+[.E691]+[.F690]" office:value-type="float" office:value="513" calcext:value-type="float">
            <text:p>513</text:p>
          </table:table-cell>
          <table:table-cell table:formula="of:=IF([.A691]=&quot;forward&quot;;[.B691]*[.F691]+[.G690];[.G690])" office:value-type="float" office:value="428848" calcext:value-type="float">
            <text:p>4288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92]=&quot;forward&quot;;[.B692];0)" office:value-type="float" office:value="0" calcext:value-type="float">
            <text:p>0</text:p>
          </table:table-cell>
          <table:table-cell table:formula="of:=IF([.A692]=&quot;up&quot;;[.B692] * -1;0)" office:value-type="float" office:value="-1" calcext:value-type="float">
            <text:p>-1</text:p>
          </table:table-cell>
          <table:table-cell table:formula="of:=IF([.A692]=&quot;down&quot;;[.B692];0)" office:value-type="float" office:value="0" calcext:value-type="float">
            <text:p>0</text:p>
          </table:table-cell>
          <table:table-cell table:formula="of:=[.D692]+[.E692]+[.F691]" office:value-type="float" office:value="512" calcext:value-type="float">
            <text:p>512</text:p>
          </table:table-cell>
          <table:table-cell table:formula="of:=IF([.A692]=&quot;forward&quot;;[.B692]*[.F692]+[.G691];[.G691])" office:value-type="float" office:value="428848" calcext:value-type="float">
            <text:p>4288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93]=&quot;forward&quot;;[.B693];0)" office:value-type="float" office:value="1" calcext:value-type="float">
            <text:p>1</text:p>
          </table:table-cell>
          <table:table-cell table:formula="of:=IF([.A693]=&quot;up&quot;;[.B693] * -1;0)" office:value-type="float" office:value="0" calcext:value-type="float">
            <text:p>0</text:p>
          </table:table-cell>
          <table:table-cell table:formula="of:=IF([.A693]=&quot;down&quot;;[.B693];0)" office:value-type="float" office:value="0" calcext:value-type="float">
            <text:p>0</text:p>
          </table:table-cell>
          <table:table-cell table:formula="of:=[.D693]+[.E693]+[.F692]" office:value-type="float" office:value="512" calcext:value-type="float">
            <text:p>512</text:p>
          </table:table-cell>
          <table:table-cell table:formula="of:=IF([.A693]=&quot;forward&quot;;[.B693]*[.F693]+[.G692];[.G692])" office:value-type="float" office:value="429360" calcext:value-type="float">
            <text:p>4293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94]=&quot;forward&quot;;[.B694];0)" office:value-type="float" office:value="0" calcext:value-type="float">
            <text:p>0</text:p>
          </table:table-cell>
          <table:table-cell table:formula="of:=IF([.A694]=&quot;up&quot;;[.B694] * -1;0)" office:value-type="float" office:value="0" calcext:value-type="float">
            <text:p>0</text:p>
          </table:table-cell>
          <table:table-cell table:formula="of:=IF([.A694]=&quot;down&quot;;[.B694];0)" office:value-type="float" office:value="7" calcext:value-type="float">
            <text:p>7</text:p>
          </table:table-cell>
          <table:table-cell table:formula="of:=[.D694]+[.E694]+[.F693]" office:value-type="float" office:value="519" calcext:value-type="float">
            <text:p>519</text:p>
          </table:table-cell>
          <table:table-cell table:formula="of:=IF([.A694]=&quot;forward&quot;;[.B694]*[.F694]+[.G693];[.G693])" office:value-type="float" office:value="429360" calcext:value-type="float">
            <text:p>4293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95]=&quot;forward&quot;;[.B695];0)" office:value-type="float" office:value="0" calcext:value-type="float">
            <text:p>0</text:p>
          </table:table-cell>
          <table:table-cell table:formula="of:=IF([.A695]=&quot;up&quot;;[.B695] * -1;0)" office:value-type="float" office:value="0" calcext:value-type="float">
            <text:p>0</text:p>
          </table:table-cell>
          <table:table-cell table:formula="of:=IF([.A695]=&quot;down&quot;;[.B695];0)" office:value-type="float" office:value="8" calcext:value-type="float">
            <text:p>8</text:p>
          </table:table-cell>
          <table:table-cell table:formula="of:=[.D695]+[.E695]+[.F694]" office:value-type="float" office:value="527" calcext:value-type="float">
            <text:p>527</text:p>
          </table:table-cell>
          <table:table-cell table:formula="of:=IF([.A695]=&quot;forward&quot;;[.B695]*[.F695]+[.G694];[.G694])" office:value-type="float" office:value="429360" calcext:value-type="float">
            <text:p>42936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6]=&quot;forward&quot;;[.B696];0)" office:value-type="float" office:value="0" calcext:value-type="float">
            <text:p>0</text:p>
          </table:table-cell>
          <table:table-cell table:formula="of:=IF([.A696]=&quot;up&quot;;[.B696] * -1;0)" office:value-type="float" office:value="-6" calcext:value-type="float">
            <text:p>-6</text:p>
          </table:table-cell>
          <table:table-cell table:formula="of:=IF([.A696]=&quot;down&quot;;[.B696];0)" office:value-type="float" office:value="0" calcext:value-type="float">
            <text:p>0</text:p>
          </table:table-cell>
          <table:table-cell table:formula="of:=[.D696]+[.E696]+[.F695]" office:value-type="float" office:value="521" calcext:value-type="float">
            <text:p>521</text:p>
          </table:table-cell>
          <table:table-cell table:formula="of:=IF([.A696]=&quot;forward&quot;;[.B696]*[.F696]+[.G695];[.G695])" office:value-type="float" office:value="429360" calcext:value-type="float">
            <text:p>4293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97]=&quot;forward&quot;;[.B697];0)" office:value-type="float" office:value="8" calcext:value-type="float">
            <text:p>8</text:p>
          </table:table-cell>
          <table:table-cell table:formula="of:=IF([.A697]=&quot;up&quot;;[.B697] * -1;0)" office:value-type="float" office:value="0" calcext:value-type="float">
            <text:p>0</text:p>
          </table:table-cell>
          <table:table-cell table:formula="of:=IF([.A697]=&quot;down&quot;;[.B697];0)" office:value-type="float" office:value="0" calcext:value-type="float">
            <text:p>0</text:p>
          </table:table-cell>
          <table:table-cell table:formula="of:=[.D697]+[.E697]+[.F696]" office:value-type="float" office:value="521" calcext:value-type="float">
            <text:p>521</text:p>
          </table:table-cell>
          <table:table-cell table:formula="of:=IF([.A697]=&quot;forward&quot;;[.B697]*[.F697]+[.G696];[.G696])" office:value-type="float" office:value="433528" calcext:value-type="float">
            <text:p>4335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98]=&quot;forward&quot;;[.B698];0)" office:value-type="float" office:value="5" calcext:value-type="float">
            <text:p>5</text:p>
          </table:table-cell>
          <table:table-cell table:formula="of:=IF([.A698]=&quot;up&quot;;[.B698] * -1;0)" office:value-type="float" office:value="0" calcext:value-type="float">
            <text:p>0</text:p>
          </table:table-cell>
          <table:table-cell table:formula="of:=IF([.A698]=&quot;down&quot;;[.B698];0)" office:value-type="float" office:value="0" calcext:value-type="float">
            <text:p>0</text:p>
          </table:table-cell>
          <table:table-cell table:formula="of:=[.D698]+[.E698]+[.F697]" office:value-type="float" office:value="521" calcext:value-type="float">
            <text:p>521</text:p>
          </table:table-cell>
          <table:table-cell table:formula="of:=IF([.A698]=&quot;forward&quot;;[.B698]*[.F698]+[.G697];[.G697])" office:value-type="float" office:value="436133" calcext:value-type="float">
            <text:p>4361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99]=&quot;forward&quot;;[.B699];0)" office:value-type="float" office:value="8" calcext:value-type="float">
            <text:p>8</text:p>
          </table:table-cell>
          <table:table-cell table:formula="of:=IF([.A699]=&quot;up&quot;;[.B699] * -1;0)" office:value-type="float" office:value="0" calcext:value-type="float">
            <text:p>0</text:p>
          </table:table-cell>
          <table:table-cell table:formula="of:=IF([.A699]=&quot;down&quot;;[.B699];0)" office:value-type="float" office:value="0" calcext:value-type="float">
            <text:p>0</text:p>
          </table:table-cell>
          <table:table-cell table:formula="of:=[.D699]+[.E699]+[.F698]" office:value-type="float" office:value="521" calcext:value-type="float">
            <text:p>521</text:p>
          </table:table-cell>
          <table:table-cell table:formula="of:=IF([.A699]=&quot;forward&quot;;[.B699]*[.F699]+[.G698];[.G698])" office:value-type="float" office:value="440301" calcext:value-type="float">
            <text:p>4403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00]=&quot;forward&quot;;[.B700];0)" office:value-type="float" office:value="0" calcext:value-type="float">
            <text:p>0</text:p>
          </table:table-cell>
          <table:table-cell table:formula="of:=IF([.A700]=&quot;up&quot;;[.B700] * -1;0)" office:value-type="float" office:value="0" calcext:value-type="float">
            <text:p>0</text:p>
          </table:table-cell>
          <table:table-cell table:formula="of:=IF([.A700]=&quot;down&quot;;[.B700];0)" office:value-type="float" office:value="6" calcext:value-type="float">
            <text:p>6</text:p>
          </table:table-cell>
          <table:table-cell table:formula="of:=[.D700]+[.E700]+[.F699]" office:value-type="float" office:value="527" calcext:value-type="float">
            <text:p>527</text:p>
          </table:table-cell>
          <table:table-cell table:formula="of:=IF([.A700]=&quot;forward&quot;;[.B700]*[.F700]+[.G699];[.G699])" office:value-type="float" office:value="440301" calcext:value-type="float">
            <text:p>44030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01]=&quot;forward&quot;;[.B701];0)" office:value-type="float" office:value="5" calcext:value-type="float">
            <text:p>5</text:p>
          </table:table-cell>
          <table:table-cell table:formula="of:=IF([.A701]=&quot;up&quot;;[.B701] * -1;0)" office:value-type="float" office:value="0" calcext:value-type="float">
            <text:p>0</text:p>
          </table:table-cell>
          <table:table-cell table:formula="of:=IF([.A701]=&quot;down&quot;;[.B701];0)" office:value-type="float" office:value="0" calcext:value-type="float">
            <text:p>0</text:p>
          </table:table-cell>
          <table:table-cell table:formula="of:=[.D701]+[.E701]+[.F700]" office:value-type="float" office:value="527" calcext:value-type="float">
            <text:p>527</text:p>
          </table:table-cell>
          <table:table-cell table:formula="of:=IF([.A701]=&quot;forward&quot;;[.B701]*[.F701]+[.G700];[.G700])" office:value-type="float" office:value="442936" calcext:value-type="float">
            <text:p>4429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02]=&quot;forward&quot;;[.B702];0)" office:value-type="float" office:value="0" calcext:value-type="float">
            <text:p>0</text:p>
          </table:table-cell>
          <table:table-cell table:formula="of:=IF([.A702]=&quot;up&quot;;[.B702] * -1;0)" office:value-type="float" office:value="0" calcext:value-type="float">
            <text:p>0</text:p>
          </table:table-cell>
          <table:table-cell table:formula="of:=IF([.A702]=&quot;down&quot;;[.B702];0)" office:value-type="float" office:value="3" calcext:value-type="float">
            <text:p>3</text:p>
          </table:table-cell>
          <table:table-cell table:formula="of:=[.D702]+[.E702]+[.F701]" office:value-type="float" office:value="530" calcext:value-type="float">
            <text:p>530</text:p>
          </table:table-cell>
          <table:table-cell table:formula="of:=IF([.A702]=&quot;forward&quot;;[.B702]*[.F702]+[.G701];[.G701])" office:value-type="float" office:value="442936" calcext:value-type="float">
            <text:p>44293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03]=&quot;forward&quot;;[.B703];0)" office:value-type="float" office:value="0" calcext:value-type="float">
            <text:p>0</text:p>
          </table:table-cell>
          <table:table-cell table:formula="of:=IF([.A703]=&quot;up&quot;;[.B703] * -1;0)" office:value-type="float" office:value="-3" calcext:value-type="float">
            <text:p>-3</text:p>
          </table:table-cell>
          <table:table-cell table:formula="of:=IF([.A703]=&quot;down&quot;;[.B703];0)" office:value-type="float" office:value="0" calcext:value-type="float">
            <text:p>0</text:p>
          </table:table-cell>
          <table:table-cell table:formula="of:=[.D703]+[.E703]+[.F702]" office:value-type="float" office:value="527" calcext:value-type="float">
            <text:p>527</text:p>
          </table:table-cell>
          <table:table-cell table:formula="of:=IF([.A703]=&quot;forward&quot;;[.B703]*[.F703]+[.G702];[.G702])" office:value-type="float" office:value="442936" calcext:value-type="float">
            <text:p>4429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04]=&quot;forward&quot;;[.B704];0)" office:value-type="float" office:value="4" calcext:value-type="float">
            <text:p>4</text:p>
          </table:table-cell>
          <table:table-cell table:formula="of:=IF([.A704]=&quot;up&quot;;[.B704] * -1;0)" office:value-type="float" office:value="0" calcext:value-type="float">
            <text:p>0</text:p>
          </table:table-cell>
          <table:table-cell table:formula="of:=IF([.A704]=&quot;down&quot;;[.B704];0)" office:value-type="float" office:value="0" calcext:value-type="float">
            <text:p>0</text:p>
          </table:table-cell>
          <table:table-cell table:formula="of:=[.D704]+[.E704]+[.F703]" office:value-type="float" office:value="527" calcext:value-type="float">
            <text:p>527</text:p>
          </table:table-cell>
          <table:table-cell table:formula="of:=IF([.A704]=&quot;forward&quot;;[.B704]*[.F704]+[.G703];[.G703])" office:value-type="float" office:value="445044" calcext:value-type="float">
            <text:p>4450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05]=&quot;forward&quot;;[.B705];0)" office:value-type="float" office:value="0" calcext:value-type="float">
            <text:p>0</text:p>
          </table:table-cell>
          <table:table-cell table:formula="of:=IF([.A705]=&quot;up&quot;;[.B705] * -1;0)" office:value-type="float" office:value="-9" calcext:value-type="float">
            <text:p>-9</text:p>
          </table:table-cell>
          <table:table-cell table:formula="of:=IF([.A705]=&quot;down&quot;;[.B705];0)" office:value-type="float" office:value="0" calcext:value-type="float">
            <text:p>0</text:p>
          </table:table-cell>
          <table:table-cell table:formula="of:=[.D705]+[.E705]+[.F704]" office:value-type="float" office:value="518" calcext:value-type="float">
            <text:p>518</text:p>
          </table:table-cell>
          <table:table-cell table:formula="of:=IF([.A705]=&quot;forward&quot;;[.B705]*[.F705]+[.G704];[.G704])" office:value-type="float" office:value="445044" calcext:value-type="float">
            <text:p>4450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06]=&quot;forward&quot;;[.B706];0)" office:value-type="float" office:value="8" calcext:value-type="float">
            <text:p>8</text:p>
          </table:table-cell>
          <table:table-cell table:formula="of:=IF([.A706]=&quot;up&quot;;[.B706] * -1;0)" office:value-type="float" office:value="0" calcext:value-type="float">
            <text:p>0</text:p>
          </table:table-cell>
          <table:table-cell table:formula="of:=IF([.A706]=&quot;down&quot;;[.B706];0)" office:value-type="float" office:value="0" calcext:value-type="float">
            <text:p>0</text:p>
          </table:table-cell>
          <table:table-cell table:formula="of:=[.D706]+[.E706]+[.F705]" office:value-type="float" office:value="518" calcext:value-type="float">
            <text:p>518</text:p>
          </table:table-cell>
          <table:table-cell table:formula="of:=IF([.A706]=&quot;forward&quot;;[.B706]*[.F706]+[.G705];[.G705])" office:value-type="float" office:value="449188" calcext:value-type="float">
            <text:p>4491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07]=&quot;forward&quot;;[.B707];0)" office:value-type="float" office:value="4" calcext:value-type="float">
            <text:p>4</text:p>
          </table:table-cell>
          <table:table-cell table:formula="of:=IF([.A707]=&quot;up&quot;;[.B707] * -1;0)" office:value-type="float" office:value="0" calcext:value-type="float">
            <text:p>0</text:p>
          </table:table-cell>
          <table:table-cell table:formula="of:=IF([.A707]=&quot;down&quot;;[.B707];0)" office:value-type="float" office:value="0" calcext:value-type="float">
            <text:p>0</text:p>
          </table:table-cell>
          <table:table-cell table:formula="of:=[.D707]+[.E707]+[.F706]" office:value-type="float" office:value="518" calcext:value-type="float">
            <text:p>518</text:p>
          </table:table-cell>
          <table:table-cell table:formula="of:=IF([.A707]=&quot;forward&quot;;[.B707]*[.F707]+[.G706];[.G706])" office:value-type="float" office:value="451260" calcext:value-type="float">
            <text:p>4512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08]=&quot;forward&quot;;[.B708];0)" office:value-type="float" office:value="0" calcext:value-type="float">
            <text:p>0</text:p>
          </table:table-cell>
          <table:table-cell table:formula="of:=IF([.A708]=&quot;up&quot;;[.B708] * -1;0)" office:value-type="float" office:value="0" calcext:value-type="float">
            <text:p>0</text:p>
          </table:table-cell>
          <table:table-cell table:formula="of:=IF([.A708]=&quot;down&quot;;[.B708];0)" office:value-type="float" office:value="3" calcext:value-type="float">
            <text:p>3</text:p>
          </table:table-cell>
          <table:table-cell table:formula="of:=[.D708]+[.E708]+[.F707]" office:value-type="float" office:value="521" calcext:value-type="float">
            <text:p>521</text:p>
          </table:table-cell>
          <table:table-cell table:formula="of:=IF([.A708]=&quot;forward&quot;;[.B708]*[.F708]+[.G707];[.G707])" office:value-type="float" office:value="451260" calcext:value-type="float">
            <text:p>4512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09]=&quot;forward&quot;;[.B709];0)" office:value-type="float" office:value="6" calcext:value-type="float">
            <text:p>6</text:p>
          </table:table-cell>
          <table:table-cell table:formula="of:=IF([.A709]=&quot;up&quot;;[.B709] * -1;0)" office:value-type="float" office:value="0" calcext:value-type="float">
            <text:p>0</text:p>
          </table:table-cell>
          <table:table-cell table:formula="of:=IF([.A709]=&quot;down&quot;;[.B709];0)" office:value-type="float" office:value="0" calcext:value-type="float">
            <text:p>0</text:p>
          </table:table-cell>
          <table:table-cell table:formula="of:=[.D709]+[.E709]+[.F708]" office:value-type="float" office:value="521" calcext:value-type="float">
            <text:p>521</text:p>
          </table:table-cell>
          <table:table-cell table:formula="of:=IF([.A709]=&quot;forward&quot;;[.B709]*[.F709]+[.G708];[.G708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10]=&quot;forward&quot;;[.B710];0)" office:value-type="float" office:value="0" calcext:value-type="float">
            <text:p>0</text:p>
          </table:table-cell>
          <table:table-cell table:formula="of:=IF([.A710]=&quot;up&quot;;[.B710] * -1;0)" office:value-type="float" office:value="-6" calcext:value-type="float">
            <text:p>-6</text:p>
          </table:table-cell>
          <table:table-cell table:formula="of:=IF([.A710]=&quot;down&quot;;[.B710];0)" office:value-type="float" office:value="0" calcext:value-type="float">
            <text:p>0</text:p>
          </table:table-cell>
          <table:table-cell table:formula="of:=[.D710]+[.E710]+[.F709]" office:value-type="float" office:value="515" calcext:value-type="float">
            <text:p>515</text:p>
          </table:table-cell>
          <table:table-cell table:formula="of:=IF([.A710]=&quot;forward&quot;;[.B710]*[.F710]+[.G709];[.G709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11]=&quot;forward&quot;;[.B711];0)" office:value-type="float" office:value="0" calcext:value-type="float">
            <text:p>0</text:p>
          </table:table-cell>
          <table:table-cell table:formula="of:=IF([.A711]=&quot;up&quot;;[.B711] * -1;0)" office:value-type="float" office:value="0" calcext:value-type="float">
            <text:p>0</text:p>
          </table:table-cell>
          <table:table-cell table:formula="of:=IF([.A711]=&quot;down&quot;;[.B711];0)" office:value-type="float" office:value="2" calcext:value-type="float">
            <text:p>2</text:p>
          </table:table-cell>
          <table:table-cell table:formula="of:=[.D711]+[.E711]+[.F710]" office:value-type="float" office:value="517" calcext:value-type="float">
            <text:p>517</text:p>
          </table:table-cell>
          <table:table-cell table:formula="of:=IF([.A711]=&quot;forward&quot;;[.B711]*[.F711]+[.G710];[.G710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12]=&quot;forward&quot;;[.B712];0)" office:value-type="float" office:value="0" calcext:value-type="float">
            <text:p>0</text:p>
          </table:table-cell>
          <table:table-cell table:formula="of:=IF([.A712]=&quot;up&quot;;[.B712] * -1;0)" office:value-type="float" office:value="0" calcext:value-type="float">
            <text:p>0</text:p>
          </table:table-cell>
          <table:table-cell table:formula="of:=IF([.A712]=&quot;down&quot;;[.B712];0)" office:value-type="float" office:value="7" calcext:value-type="float">
            <text:p>7</text:p>
          </table:table-cell>
          <table:table-cell table:formula="of:=[.D712]+[.E712]+[.F711]" office:value-type="float" office:value="524" calcext:value-type="float">
            <text:p>524</text:p>
          </table:table-cell>
          <table:table-cell table:formula="of:=IF([.A712]=&quot;forward&quot;;[.B712]*[.F712]+[.G711];[.G711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13]=&quot;forward&quot;;[.B713];0)" office:value-type="float" office:value="0" calcext:value-type="float">
            <text:p>0</text:p>
          </table:table-cell>
          <table:table-cell table:formula="of:=IF([.A713]=&quot;up&quot;;[.B713] * -1;0)" office:value-type="float" office:value="0" calcext:value-type="float">
            <text:p>0</text:p>
          </table:table-cell>
          <table:table-cell table:formula="of:=IF([.A713]=&quot;down&quot;;[.B713];0)" office:value-type="float" office:value="3" calcext:value-type="float">
            <text:p>3</text:p>
          </table:table-cell>
          <table:table-cell table:formula="of:=[.D713]+[.E713]+[.F712]" office:value-type="float" office:value="527" calcext:value-type="float">
            <text:p>527</text:p>
          </table:table-cell>
          <table:table-cell table:formula="of:=IF([.A713]=&quot;forward&quot;;[.B713]*[.F713]+[.G712];[.G712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14]=&quot;forward&quot;;[.B714];0)" office:value-type="float" office:value="0" calcext:value-type="float">
            <text:p>0</text:p>
          </table:table-cell>
          <table:table-cell table:formula="of:=IF([.A714]=&quot;up&quot;;[.B714] * -1;0)" office:value-type="float" office:value="0" calcext:value-type="float">
            <text:p>0</text:p>
          </table:table-cell>
          <table:table-cell table:formula="of:=IF([.A714]=&quot;down&quot;;[.B714];0)" office:value-type="float" office:value="2" calcext:value-type="float">
            <text:p>2</text:p>
          </table:table-cell>
          <table:table-cell table:formula="of:=[.D714]+[.E714]+[.F713]" office:value-type="float" office:value="529" calcext:value-type="float">
            <text:p>529</text:p>
          </table:table-cell>
          <table:table-cell table:formula="of:=IF([.A714]=&quot;forward&quot;;[.B714]*[.F714]+[.G713];[.G713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15]=&quot;forward&quot;;[.B715];0)" office:value-type="float" office:value="0" calcext:value-type="float">
            <text:p>0</text:p>
          </table:table-cell>
          <table:table-cell table:formula="of:=IF([.A715]=&quot;up&quot;;[.B715] * -1;0)" office:value-type="float" office:value="0" calcext:value-type="float">
            <text:p>0</text:p>
          </table:table-cell>
          <table:table-cell table:formula="of:=IF([.A715]=&quot;down&quot;;[.B715];0)" office:value-type="float" office:value="8" calcext:value-type="float">
            <text:p>8</text:p>
          </table:table-cell>
          <table:table-cell table:formula="of:=[.D715]+[.E715]+[.F714]" office:value-type="float" office:value="537" calcext:value-type="float">
            <text:p>537</text:p>
          </table:table-cell>
          <table:table-cell table:formula="of:=IF([.A715]=&quot;forward&quot;;[.B715]*[.F715]+[.G714];[.G714])" office:value-type="float" office:value="454386" calcext:value-type="float">
            <text:p>454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16]=&quot;forward&quot;;[.B716];0)" office:value-type="float" office:value="5" calcext:value-type="float">
            <text:p>5</text:p>
          </table:table-cell>
          <table:table-cell table:formula="of:=IF([.A716]=&quot;up&quot;;[.B716] * -1;0)" office:value-type="float" office:value="0" calcext:value-type="float">
            <text:p>0</text:p>
          </table:table-cell>
          <table:table-cell table:formula="of:=IF([.A716]=&quot;down&quot;;[.B716];0)" office:value-type="float" office:value="0" calcext:value-type="float">
            <text:p>0</text:p>
          </table:table-cell>
          <table:table-cell table:formula="of:=[.D716]+[.E716]+[.F715]" office:value-type="float" office:value="537" calcext:value-type="float">
            <text:p>537</text:p>
          </table:table-cell>
          <table:table-cell table:formula="of:=IF([.A716]=&quot;forward&quot;;[.B716]*[.F716]+[.G715];[.G715])" office:value-type="float" office:value="457071" calcext:value-type="float">
            <text:p>4570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17]=&quot;forward&quot;;[.B717];0)" office:value-type="float" office:value="0" calcext:value-type="float">
            <text:p>0</text:p>
          </table:table-cell>
          <table:table-cell table:formula="of:=IF([.A717]=&quot;up&quot;;[.B717] * -1;0)" office:value-type="float" office:value="0" calcext:value-type="float">
            <text:p>0</text:p>
          </table:table-cell>
          <table:table-cell table:formula="of:=IF([.A717]=&quot;down&quot;;[.B717];0)" office:value-type="float" office:value="9" calcext:value-type="float">
            <text:p>9</text:p>
          </table:table-cell>
          <table:table-cell table:formula="of:=[.D717]+[.E717]+[.F716]" office:value-type="float" office:value="546" calcext:value-type="float">
            <text:p>546</text:p>
          </table:table-cell>
          <table:table-cell table:formula="of:=IF([.A717]=&quot;forward&quot;;[.B717]*[.F717]+[.G716];[.G716])" office:value-type="float" office:value="457071" calcext:value-type="float">
            <text:p>4570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18]=&quot;forward&quot;;[.B718];0)" office:value-type="float" office:value="0" calcext:value-type="float">
            <text:p>0</text:p>
          </table:table-cell>
          <table:table-cell table:formula="of:=IF([.A718]=&quot;up&quot;;[.B718] * -1;0)" office:value-type="float" office:value="-6" calcext:value-type="float">
            <text:p>-6</text:p>
          </table:table-cell>
          <table:table-cell table:formula="of:=IF([.A718]=&quot;down&quot;;[.B718];0)" office:value-type="float" office:value="0" calcext:value-type="float">
            <text:p>0</text:p>
          </table:table-cell>
          <table:table-cell table:formula="of:=[.D718]+[.E718]+[.F717]" office:value-type="float" office:value="540" calcext:value-type="float">
            <text:p>540</text:p>
          </table:table-cell>
          <table:table-cell table:formula="of:=IF([.A718]=&quot;forward&quot;;[.B718]*[.F718]+[.G717];[.G717])" office:value-type="float" office:value="457071" calcext:value-type="float">
            <text:p>4570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19]=&quot;forward&quot;;[.B719];0)" office:value-type="float" office:value="0" calcext:value-type="float">
            <text:p>0</text:p>
          </table:table-cell>
          <table:table-cell table:formula="of:=IF([.A719]=&quot;up&quot;;[.B719] * -1;0)" office:value-type="float" office:value="0" calcext:value-type="float">
            <text:p>0</text:p>
          </table:table-cell>
          <table:table-cell table:formula="of:=IF([.A719]=&quot;down&quot;;[.B719];0)" office:value-type="float" office:value="6" calcext:value-type="float">
            <text:p>6</text:p>
          </table:table-cell>
          <table:table-cell table:formula="of:=[.D719]+[.E719]+[.F718]" office:value-type="float" office:value="546" calcext:value-type="float">
            <text:p>546</text:p>
          </table:table-cell>
          <table:table-cell table:formula="of:=IF([.A719]=&quot;forward&quot;;[.B719]*[.F719]+[.G718];[.G718])" office:value-type="float" office:value="457071" calcext:value-type="float">
            <text:p>45707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20]=&quot;forward&quot;;[.B720];0)" office:value-type="float" office:value="8" calcext:value-type="float">
            <text:p>8</text:p>
          </table:table-cell>
          <table:table-cell table:formula="of:=IF([.A720]=&quot;up&quot;;[.B720] * -1;0)" office:value-type="float" office:value="0" calcext:value-type="float">
            <text:p>0</text:p>
          </table:table-cell>
          <table:table-cell table:formula="of:=IF([.A720]=&quot;down&quot;;[.B720];0)" office:value-type="float" office:value="0" calcext:value-type="float">
            <text:p>0</text:p>
          </table:table-cell>
          <table:table-cell table:formula="of:=[.D720]+[.E720]+[.F719]" office:value-type="float" office:value="546" calcext:value-type="float">
            <text:p>546</text:p>
          </table:table-cell>
          <table:table-cell table:formula="of:=IF([.A720]=&quot;forward&quot;;[.B720]*[.F720]+[.G719];[.G719])" office:value-type="float" office:value="461439" calcext:value-type="float">
            <text:p>4614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1]=&quot;forward&quot;;[.B721];0)" office:value-type="float" office:value="0" calcext:value-type="float">
            <text:p>0</text:p>
          </table:table-cell>
          <table:table-cell table:formula="of:=IF([.A721]=&quot;up&quot;;[.B721] * -1;0)" office:value-type="float" office:value="0" calcext:value-type="float">
            <text:p>0</text:p>
          </table:table-cell>
          <table:table-cell table:formula="of:=IF([.A721]=&quot;down&quot;;[.B721];0)" office:value-type="float" office:value="1" calcext:value-type="float">
            <text:p>1</text:p>
          </table:table-cell>
          <table:table-cell table:formula="of:=[.D721]+[.E721]+[.F720]" office:value-type="float" office:value="547" calcext:value-type="float">
            <text:p>547</text:p>
          </table:table-cell>
          <table:table-cell table:formula="of:=IF([.A721]=&quot;forward&quot;;[.B721]*[.F721]+[.G720];[.G720])" office:value-type="float" office:value="461439" calcext:value-type="float">
            <text:p>4614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22]=&quot;forward&quot;;[.B722];0)" office:value-type="float" office:value="8" calcext:value-type="float">
            <text:p>8</text:p>
          </table:table-cell>
          <table:table-cell table:formula="of:=IF([.A722]=&quot;up&quot;;[.B722] * -1;0)" office:value-type="float" office:value="0" calcext:value-type="float">
            <text:p>0</text:p>
          </table:table-cell>
          <table:table-cell table:formula="of:=IF([.A722]=&quot;down&quot;;[.B722];0)" office:value-type="float" office:value="0" calcext:value-type="float">
            <text:p>0</text:p>
          </table:table-cell>
          <table:table-cell table:formula="of:=[.D722]+[.E722]+[.F721]" office:value-type="float" office:value="547" calcext:value-type="float">
            <text:p>547</text:p>
          </table:table-cell>
          <table:table-cell table:formula="of:=IF([.A722]=&quot;forward&quot;;[.B722]*[.F722]+[.G721];[.G721])" office:value-type="float" office:value="465815" calcext:value-type="float">
            <text:p>4658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3]=&quot;forward&quot;;[.B723];0)" office:value-type="float" office:value="0" calcext:value-type="float">
            <text:p>0</text:p>
          </table:table-cell>
          <table:table-cell table:formula="of:=IF([.A723]=&quot;up&quot;;[.B723] * -1;0)" office:value-type="float" office:value="0" calcext:value-type="float">
            <text:p>0</text:p>
          </table:table-cell>
          <table:table-cell table:formula="of:=IF([.A723]=&quot;down&quot;;[.B723];0)" office:value-type="float" office:value="1" calcext:value-type="float">
            <text:p>1</text:p>
          </table:table-cell>
          <table:table-cell table:formula="of:=[.D723]+[.E723]+[.F722]" office:value-type="float" office:value="548" calcext:value-type="float">
            <text:p>548</text:p>
          </table:table-cell>
          <table:table-cell table:formula="of:=IF([.A723]=&quot;forward&quot;;[.B723]*[.F723]+[.G722];[.G722])" office:value-type="float" office:value="465815" calcext:value-type="float">
            <text:p>4658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4]=&quot;forward&quot;;[.B724];0)" office:value-type="float" office:value="0" calcext:value-type="float">
            <text:p>0</text:p>
          </table:table-cell>
          <table:table-cell table:formula="of:=IF([.A724]=&quot;up&quot;;[.B724] * -1;0)" office:value-type="float" office:value="0" calcext:value-type="float">
            <text:p>0</text:p>
          </table:table-cell>
          <table:table-cell table:formula="of:=IF([.A724]=&quot;down&quot;;[.B724];0)" office:value-type="float" office:value="1" calcext:value-type="float">
            <text:p>1</text:p>
          </table:table-cell>
          <table:table-cell table:formula="of:=[.D724]+[.E724]+[.F723]" office:value-type="float" office:value="549" calcext:value-type="float">
            <text:p>549</text:p>
          </table:table-cell>
          <table:table-cell table:formula="of:=IF([.A724]=&quot;forward&quot;;[.B724]*[.F724]+[.G723];[.G723])" office:value-type="float" office:value="465815" calcext:value-type="float">
            <text:p>465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25]=&quot;forward&quot;;[.B725];0)" office:value-type="float" office:value="3" calcext:value-type="float">
            <text:p>3</text:p>
          </table:table-cell>
          <table:table-cell table:formula="of:=IF([.A725]=&quot;up&quot;;[.B725] * -1;0)" office:value-type="float" office:value="0" calcext:value-type="float">
            <text:p>0</text:p>
          </table:table-cell>
          <table:table-cell table:formula="of:=IF([.A725]=&quot;down&quot;;[.B725];0)" office:value-type="float" office:value="0" calcext:value-type="float">
            <text:p>0</text:p>
          </table:table-cell>
          <table:table-cell table:formula="of:=[.D725]+[.E725]+[.F724]" office:value-type="float" office:value="549" calcext:value-type="float">
            <text:p>549</text:p>
          </table:table-cell>
          <table:table-cell table:formula="of:=IF([.A725]=&quot;forward&quot;;[.B725]*[.F725]+[.G724];[.G724])" office:value-type="float" office:value="467462" calcext:value-type="float">
            <text:p>4674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26]=&quot;forward&quot;;[.B726];0)" office:value-type="float" office:value="9" calcext:value-type="float">
            <text:p>9</text:p>
          </table:table-cell>
          <table:table-cell table:formula="of:=IF([.A726]=&quot;up&quot;;[.B726] * -1;0)" office:value-type="float" office:value="0" calcext:value-type="float">
            <text:p>0</text:p>
          </table:table-cell>
          <table:table-cell table:formula="of:=IF([.A726]=&quot;down&quot;;[.B726];0)" office:value-type="float" office:value="0" calcext:value-type="float">
            <text:p>0</text:p>
          </table:table-cell>
          <table:table-cell table:formula="of:=[.D726]+[.E726]+[.F725]" office:value-type="float" office:value="549" calcext:value-type="float">
            <text:p>549</text:p>
          </table:table-cell>
          <table:table-cell table:formula="of:=IF([.A726]=&quot;forward&quot;;[.B726]*[.F726]+[.G725];[.G725])" office:value-type="float" office:value="472403" calcext:value-type="float">
            <text:p>4724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27]=&quot;forward&quot;;[.B727];0)" office:value-type="float" office:value="0" calcext:value-type="float">
            <text:p>0</text:p>
          </table:table-cell>
          <table:table-cell table:formula="of:=IF([.A727]=&quot;up&quot;;[.B727] * -1;0)" office:value-type="float" office:value="0" calcext:value-type="float">
            <text:p>0</text:p>
          </table:table-cell>
          <table:table-cell table:formula="of:=IF([.A727]=&quot;down&quot;;[.B727];0)" office:value-type="float" office:value="6" calcext:value-type="float">
            <text:p>6</text:p>
          </table:table-cell>
          <table:table-cell table:formula="of:=[.D727]+[.E727]+[.F726]" office:value-type="float" office:value="555" calcext:value-type="float">
            <text:p>555</text:p>
          </table:table-cell>
          <table:table-cell table:formula="of:=IF([.A727]=&quot;forward&quot;;[.B727]*[.F727]+[.G726];[.G726])" office:value-type="float" office:value="472403" calcext:value-type="float">
            <text:p>4724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28]=&quot;forward&quot;;[.B728];0)" office:value-type="float" office:value="7" calcext:value-type="float">
            <text:p>7</text:p>
          </table:table-cell>
          <table:table-cell table:formula="of:=IF([.A728]=&quot;up&quot;;[.B728] * -1;0)" office:value-type="float" office:value="0" calcext:value-type="float">
            <text:p>0</text:p>
          </table:table-cell>
          <table:table-cell table:formula="of:=IF([.A728]=&quot;down&quot;;[.B728];0)" office:value-type="float" office:value="0" calcext:value-type="float">
            <text:p>0</text:p>
          </table:table-cell>
          <table:table-cell table:formula="of:=[.D728]+[.E728]+[.F727]" office:value-type="float" office:value="555" calcext:value-type="float">
            <text:p>555</text:p>
          </table:table-cell>
          <table:table-cell table:formula="of:=IF([.A728]=&quot;forward&quot;;[.B728]*[.F728]+[.G727];[.G727])" office:value-type="float" office:value="476288" calcext:value-type="float">
            <text:p>4762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29]=&quot;forward&quot;;[.B729];0)" office:value-type="float" office:value="0" calcext:value-type="float">
            <text:p>0</text:p>
          </table:table-cell>
          <table:table-cell table:formula="of:=IF([.A729]=&quot;up&quot;;[.B729] * -1;0)" office:value-type="float" office:value="0" calcext:value-type="float">
            <text:p>0</text:p>
          </table:table-cell>
          <table:table-cell table:formula="of:=IF([.A729]=&quot;down&quot;;[.B729];0)" office:value-type="float" office:value="4" calcext:value-type="float">
            <text:p>4</text:p>
          </table:table-cell>
          <table:table-cell table:formula="of:=[.D729]+[.E729]+[.F728]" office:value-type="float" office:value="559" calcext:value-type="float">
            <text:p>559</text:p>
          </table:table-cell>
          <table:table-cell table:formula="of:=IF([.A729]=&quot;forward&quot;;[.B729]*[.F729]+[.G728];[.G728])" office:value-type="float" office:value="476288" calcext:value-type="float">
            <text:p>4762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30]=&quot;forward&quot;;[.B730];0)" office:value-type="float" office:value="1" calcext:value-type="float">
            <text:p>1</text:p>
          </table:table-cell>
          <table:table-cell table:formula="of:=IF([.A730]=&quot;up&quot;;[.B730] * -1;0)" office:value-type="float" office:value="0" calcext:value-type="float">
            <text:p>0</text:p>
          </table:table-cell>
          <table:table-cell table:formula="of:=IF([.A730]=&quot;down&quot;;[.B730];0)" office:value-type="float" office:value="0" calcext:value-type="float">
            <text:p>0</text:p>
          </table:table-cell>
          <table:table-cell table:formula="of:=[.D730]+[.E730]+[.F729]" office:value-type="float" office:value="559" calcext:value-type="float">
            <text:p>559</text:p>
          </table:table-cell>
          <table:table-cell table:formula="of:=IF([.A730]=&quot;forward&quot;;[.B730]*[.F730]+[.G729];[.G729])" office:value-type="float" office:value="476847" calcext:value-type="float">
            <text:p>47684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31]=&quot;forward&quot;;[.B731];0)" office:value-type="float" office:value="4" calcext:value-type="float">
            <text:p>4</text:p>
          </table:table-cell>
          <table:table-cell table:formula="of:=IF([.A731]=&quot;up&quot;;[.B731] * -1;0)" office:value-type="float" office:value="0" calcext:value-type="float">
            <text:p>0</text:p>
          </table:table-cell>
          <table:table-cell table:formula="of:=IF([.A731]=&quot;down&quot;;[.B731];0)" office:value-type="float" office:value="0" calcext:value-type="float">
            <text:p>0</text:p>
          </table:table-cell>
          <table:table-cell table:formula="of:=[.D731]+[.E731]+[.F730]" office:value-type="float" office:value="559" calcext:value-type="float">
            <text:p>559</text:p>
          </table:table-cell>
          <table:table-cell table:formula="of:=IF([.A731]=&quot;forward&quot;;[.B731]*[.F731]+[.G730];[.G730])" office:value-type="float" office:value="479083" calcext:value-type="float">
            <text:p>4790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32]=&quot;forward&quot;;[.B732];0)" office:value-type="float" office:value="3" calcext:value-type="float">
            <text:p>3</text:p>
          </table:table-cell>
          <table:table-cell table:formula="of:=IF([.A732]=&quot;up&quot;;[.B732] * -1;0)" office:value-type="float" office:value="0" calcext:value-type="float">
            <text:p>0</text:p>
          </table:table-cell>
          <table:table-cell table:formula="of:=IF([.A732]=&quot;down&quot;;[.B732];0)" office:value-type="float" office:value="0" calcext:value-type="float">
            <text:p>0</text:p>
          </table:table-cell>
          <table:table-cell table:formula="of:=[.D732]+[.E732]+[.F731]" office:value-type="float" office:value="559" calcext:value-type="float">
            <text:p>559</text:p>
          </table:table-cell>
          <table:table-cell table:formula="of:=IF([.A732]=&quot;forward&quot;;[.B732]*[.F732]+[.G731];[.G731])" office:value-type="float" office:value="480760" calcext:value-type="float">
            <text:p>4807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33]=&quot;forward&quot;;[.B733];0)" office:value-type="float" office:value="0" calcext:value-type="float">
            <text:p>0</text:p>
          </table:table-cell>
          <table:table-cell table:formula="of:=IF([.A733]=&quot;up&quot;;[.B733] * -1;0)" office:value-type="float" office:value="0" calcext:value-type="float">
            <text:p>0</text:p>
          </table:table-cell>
          <table:table-cell table:formula="of:=IF([.A733]=&quot;down&quot;;[.B733];0)" office:value-type="float" office:value="6" calcext:value-type="float">
            <text:p>6</text:p>
          </table:table-cell>
          <table:table-cell table:formula="of:=[.D733]+[.E733]+[.F732]" office:value-type="float" office:value="565" calcext:value-type="float">
            <text:p>565</text:p>
          </table:table-cell>
          <table:table-cell table:formula="of:=IF([.A733]=&quot;forward&quot;;[.B733]*[.F733]+[.G732];[.G732])" office:value-type="float" office:value="480760" calcext:value-type="float">
            <text:p>4807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4]=&quot;forward&quot;;[.B734];0)" office:value-type="float" office:value="5" calcext:value-type="float">
            <text:p>5</text:p>
          </table:table-cell>
          <table:table-cell table:formula="of:=IF([.A734]=&quot;up&quot;;[.B734] * -1;0)" office:value-type="float" office:value="0" calcext:value-type="float">
            <text:p>0</text:p>
          </table:table-cell>
          <table:table-cell table:formula="of:=IF([.A734]=&quot;down&quot;;[.B734];0)" office:value-type="float" office:value="0" calcext:value-type="float">
            <text:p>0</text:p>
          </table:table-cell>
          <table:table-cell table:formula="of:=[.D734]+[.E734]+[.F733]" office:value-type="float" office:value="565" calcext:value-type="float">
            <text:p>565</text:p>
          </table:table-cell>
          <table:table-cell table:formula="of:=IF([.A734]=&quot;forward&quot;;[.B734]*[.F734]+[.G733];[.G733])" office:value-type="float" office:value="483585" calcext:value-type="float">
            <text:p>4835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35]=&quot;forward&quot;;[.B735];0)" office:value-type="float" office:value="0" calcext:value-type="float">
            <text:p>0</text:p>
          </table:table-cell>
          <table:table-cell table:formula="of:=IF([.A735]=&quot;up&quot;;[.B735] * -1;0)" office:value-type="float" office:value="0" calcext:value-type="float">
            <text:p>0</text:p>
          </table:table-cell>
          <table:table-cell table:formula="of:=IF([.A735]=&quot;down&quot;;[.B735];0)" office:value-type="float" office:value="5" calcext:value-type="float">
            <text:p>5</text:p>
          </table:table-cell>
          <table:table-cell table:formula="of:=[.D735]+[.E735]+[.F734]" office:value-type="float" office:value="570" calcext:value-type="float">
            <text:p>570</text:p>
          </table:table-cell>
          <table:table-cell table:formula="of:=IF([.A735]=&quot;forward&quot;;[.B735]*[.F735]+[.G734];[.G734])" office:value-type="float" office:value="483585" calcext:value-type="float">
            <text:p>4835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36]=&quot;forward&quot;;[.B736];0)" office:value-type="float" office:value="1" calcext:value-type="float">
            <text:p>1</text:p>
          </table:table-cell>
          <table:table-cell table:formula="of:=IF([.A736]=&quot;up&quot;;[.B736] * -1;0)" office:value-type="float" office:value="0" calcext:value-type="float">
            <text:p>0</text:p>
          </table:table-cell>
          <table:table-cell table:formula="of:=IF([.A736]=&quot;down&quot;;[.B736];0)" office:value-type="float" office:value="0" calcext:value-type="float">
            <text:p>0</text:p>
          </table:table-cell>
          <table:table-cell table:formula="of:=[.D736]+[.E736]+[.F735]" office:value-type="float" office:value="570" calcext:value-type="float">
            <text:p>570</text:p>
          </table:table-cell>
          <table:table-cell table:formula="of:=IF([.A736]=&quot;forward&quot;;[.B736]*[.F736]+[.G735];[.G735])" office:value-type="float" office:value="484155" calcext:value-type="float">
            <text:p>4841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37]=&quot;forward&quot;;[.B737];0)" office:value-type="float" office:value="3" calcext:value-type="float">
            <text:p>3</text:p>
          </table:table-cell>
          <table:table-cell table:formula="of:=IF([.A737]=&quot;up&quot;;[.B737] * -1;0)" office:value-type="float" office:value="0" calcext:value-type="float">
            <text:p>0</text:p>
          </table:table-cell>
          <table:table-cell table:formula="of:=IF([.A737]=&quot;down&quot;;[.B737];0)" office:value-type="float" office:value="0" calcext:value-type="float">
            <text:p>0</text:p>
          </table:table-cell>
          <table:table-cell table:formula="of:=[.D737]+[.E737]+[.F736]" office:value-type="float" office:value="570" calcext:value-type="float">
            <text:p>570</text:p>
          </table:table-cell>
          <table:table-cell table:formula="of:=IF([.A737]=&quot;forward&quot;;[.B737]*[.F737]+[.G736];[.G736])" office:value-type="float" office:value="485865" calcext:value-type="float">
            <text:p>4858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38]=&quot;forward&quot;;[.B738];0)" office:value-type="float" office:value="8" calcext:value-type="float">
            <text:p>8</text:p>
          </table:table-cell>
          <table:table-cell table:formula="of:=IF([.A738]=&quot;up&quot;;[.B738] * -1;0)" office:value-type="float" office:value="0" calcext:value-type="float">
            <text:p>0</text:p>
          </table:table-cell>
          <table:table-cell table:formula="of:=IF([.A738]=&quot;down&quot;;[.B738];0)" office:value-type="float" office:value="0" calcext:value-type="float">
            <text:p>0</text:p>
          </table:table-cell>
          <table:table-cell table:formula="of:=[.D738]+[.E738]+[.F737]" office:value-type="float" office:value="570" calcext:value-type="float">
            <text:p>570</text:p>
          </table:table-cell>
          <table:table-cell table:formula="of:=IF([.A738]=&quot;forward&quot;;[.B738]*[.F738]+[.G737];[.G737])" office:value-type="float" office:value="490425" calcext:value-type="float">
            <text:p>4904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39]=&quot;forward&quot;;[.B739];0)" office:value-type="float" office:value="0" calcext:value-type="float">
            <text:p>0</text:p>
          </table:table-cell>
          <table:table-cell table:formula="of:=IF([.A739]=&quot;up&quot;;[.B739] * -1;0)" office:value-type="float" office:value="0" calcext:value-type="float">
            <text:p>0</text:p>
          </table:table-cell>
          <table:table-cell table:formula="of:=IF([.A739]=&quot;down&quot;;[.B739];0)" office:value-type="float" office:value="9" calcext:value-type="float">
            <text:p>9</text:p>
          </table:table-cell>
          <table:table-cell table:formula="of:=[.D739]+[.E739]+[.F738]" office:value-type="float" office:value="579" calcext:value-type="float">
            <text:p>579</text:p>
          </table:table-cell>
          <table:table-cell table:formula="of:=IF([.A739]=&quot;forward&quot;;[.B739]*[.F739]+[.G738];[.G738])" office:value-type="float" office:value="490425" calcext:value-type="float">
            <text:p>4904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40]=&quot;forward&quot;;[.B740];0)" office:value-type="float" office:value="0" calcext:value-type="float">
            <text:p>0</text:p>
          </table:table-cell>
          <table:table-cell table:formula="of:=IF([.A740]=&quot;up&quot;;[.B740] * -1;0)" office:value-type="float" office:value="-8" calcext:value-type="float">
            <text:p>-8</text:p>
          </table:table-cell>
          <table:table-cell table:formula="of:=IF([.A740]=&quot;down&quot;;[.B740];0)" office:value-type="float" office:value="0" calcext:value-type="float">
            <text:p>0</text:p>
          </table:table-cell>
          <table:table-cell table:formula="of:=[.D740]+[.E740]+[.F739]" office:value-type="float" office:value="571" calcext:value-type="float">
            <text:p>571</text:p>
          </table:table-cell>
          <table:table-cell table:formula="of:=IF([.A740]=&quot;forward&quot;;[.B740]*[.F740]+[.G739];[.G739])" office:value-type="float" office:value="490425" calcext:value-type="float">
            <text:p>4904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41]=&quot;forward&quot;;[.B741];0)" office:value-type="float" office:value="0" calcext:value-type="float">
            <text:p>0</text:p>
          </table:table-cell>
          <table:table-cell table:formula="of:=IF([.A741]=&quot;up&quot;;[.B741] * -1;0)" office:value-type="float" office:value="-6" calcext:value-type="float">
            <text:p>-6</text:p>
          </table:table-cell>
          <table:table-cell table:formula="of:=IF([.A741]=&quot;down&quot;;[.B741];0)" office:value-type="float" office:value="0" calcext:value-type="float">
            <text:p>0</text:p>
          </table:table-cell>
          <table:table-cell table:formula="of:=[.D741]+[.E741]+[.F740]" office:value-type="float" office:value="565" calcext:value-type="float">
            <text:p>565</text:p>
          </table:table-cell>
          <table:table-cell table:formula="of:=IF([.A741]=&quot;forward&quot;;[.B741]*[.F741]+[.G740];[.G740])" office:value-type="float" office:value="490425" calcext:value-type="float">
            <text:p>4904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42]=&quot;forward&quot;;[.B742];0)" office:value-type="float" office:value="0" calcext:value-type="float">
            <text:p>0</text:p>
          </table:table-cell>
          <table:table-cell table:formula="of:=IF([.A742]=&quot;up&quot;;[.B742] * -1;0)" office:value-type="float" office:value="-6" calcext:value-type="float">
            <text:p>-6</text:p>
          </table:table-cell>
          <table:table-cell table:formula="of:=IF([.A742]=&quot;down&quot;;[.B742];0)" office:value-type="float" office:value="0" calcext:value-type="float">
            <text:p>0</text:p>
          </table:table-cell>
          <table:table-cell table:formula="of:=[.D742]+[.E742]+[.F741]" office:value-type="float" office:value="559" calcext:value-type="float">
            <text:p>559</text:p>
          </table:table-cell>
          <table:table-cell table:formula="of:=IF([.A742]=&quot;forward&quot;;[.B742]*[.F742]+[.G741];[.G741])" office:value-type="float" office:value="490425" calcext:value-type="float">
            <text:p>4904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43]=&quot;forward&quot;;[.B743];0)" office:value-type="float" office:value="2" calcext:value-type="float">
            <text:p>2</text:p>
          </table:table-cell>
          <table:table-cell table:formula="of:=IF([.A743]=&quot;up&quot;;[.B743] * -1;0)" office:value-type="float" office:value="0" calcext:value-type="float">
            <text:p>0</text:p>
          </table:table-cell>
          <table:table-cell table:formula="of:=IF([.A743]=&quot;down&quot;;[.B743];0)" office:value-type="float" office:value="0" calcext:value-type="float">
            <text:p>0</text:p>
          </table:table-cell>
          <table:table-cell table:formula="of:=[.D743]+[.E743]+[.F742]" office:value-type="float" office:value="559" calcext:value-type="float">
            <text:p>559</text:p>
          </table:table-cell>
          <table:table-cell table:formula="of:=IF([.A743]=&quot;forward&quot;;[.B743]*[.F743]+[.G742];[.G742])" office:value-type="float" office:value="491543" calcext:value-type="float">
            <text:p>4915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44]=&quot;forward&quot;;[.B744];0)" office:value-type="float" office:value="9" calcext:value-type="float">
            <text:p>9</text:p>
          </table:table-cell>
          <table:table-cell table:formula="of:=IF([.A744]=&quot;up&quot;;[.B744] * -1;0)" office:value-type="float" office:value="0" calcext:value-type="float">
            <text:p>0</text:p>
          </table:table-cell>
          <table:table-cell table:formula="of:=IF([.A744]=&quot;down&quot;;[.B744];0)" office:value-type="float" office:value="0" calcext:value-type="float">
            <text:p>0</text:p>
          </table:table-cell>
          <table:table-cell table:formula="of:=[.D744]+[.E744]+[.F743]" office:value-type="float" office:value="559" calcext:value-type="float">
            <text:p>559</text:p>
          </table:table-cell>
          <table:table-cell table:formula="of:=IF([.A744]=&quot;forward&quot;;[.B744]*[.F744]+[.G743];[.G743])" office:value-type="float" office:value="496574" calcext:value-type="float">
            <text:p>4965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45]=&quot;forward&quot;;[.B745];0)" office:value-type="float" office:value="0" calcext:value-type="float">
            <text:p>0</text:p>
          </table:table-cell>
          <table:table-cell table:formula="of:=IF([.A745]=&quot;up&quot;;[.B745] * -1;0)" office:value-type="float" office:value="0" calcext:value-type="float">
            <text:p>0</text:p>
          </table:table-cell>
          <table:table-cell table:formula="of:=IF([.A745]=&quot;down&quot;;[.B745];0)" office:value-type="float" office:value="4" calcext:value-type="float">
            <text:p>4</text:p>
          </table:table-cell>
          <table:table-cell table:formula="of:=[.D745]+[.E745]+[.F744]" office:value-type="float" office:value="563" calcext:value-type="float">
            <text:p>563</text:p>
          </table:table-cell>
          <table:table-cell table:formula="of:=IF([.A745]=&quot;forward&quot;;[.B745]*[.F745]+[.G744];[.G744])" office:value-type="float" office:value="496574" calcext:value-type="float">
            <text:p>4965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46]=&quot;forward&quot;;[.B746];0)" office:value-type="float" office:value="0" calcext:value-type="float">
            <text:p>0</text:p>
          </table:table-cell>
          <table:table-cell table:formula="of:=IF([.A746]=&quot;up&quot;;[.B746] * -1;0)" office:value-type="float" office:value="0" calcext:value-type="float">
            <text:p>0</text:p>
          </table:table-cell>
          <table:table-cell table:formula="of:=IF([.A746]=&quot;down&quot;;[.B746];0)" office:value-type="float" office:value="8" calcext:value-type="float">
            <text:p>8</text:p>
          </table:table-cell>
          <table:table-cell table:formula="of:=[.D746]+[.E746]+[.F745]" office:value-type="float" office:value="571" calcext:value-type="float">
            <text:p>571</text:p>
          </table:table-cell>
          <table:table-cell table:formula="of:=IF([.A746]=&quot;forward&quot;;[.B746]*[.F746]+[.G745];[.G745])" office:value-type="float" office:value="496574" calcext:value-type="float">
            <text:p>4965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47]=&quot;forward&quot;;[.B747];0)" office:value-type="float" office:value="6" calcext:value-type="float">
            <text:p>6</text:p>
          </table:table-cell>
          <table:table-cell table:formula="of:=IF([.A747]=&quot;up&quot;;[.B747] * -1;0)" office:value-type="float" office:value="0" calcext:value-type="float">
            <text:p>0</text:p>
          </table:table-cell>
          <table:table-cell table:formula="of:=IF([.A747]=&quot;down&quot;;[.B747];0)" office:value-type="float" office:value="0" calcext:value-type="float">
            <text:p>0</text:p>
          </table:table-cell>
          <table:table-cell table:formula="of:=[.D747]+[.E747]+[.F746]" office:value-type="float" office:value="571" calcext:value-type="float">
            <text:p>571</text:p>
          </table:table-cell>
          <table:table-cell table:formula="of:=IF([.A747]=&quot;forward&quot;;[.B747]*[.F747]+[.G746];[.G746])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48]=&quot;forward&quot;;[.B748];0)" office:value-type="float" office:value="0" calcext:value-type="float">
            <text:p>0</text:p>
          </table:table-cell>
          <table:table-cell table:formula="of:=IF([.A748]=&quot;up&quot;;[.B748] * -1;0)" office:value-type="float" office:value="-1" calcext:value-type="float">
            <text:p>-1</text:p>
          </table:table-cell>
          <table:table-cell table:formula="of:=IF([.A748]=&quot;down&quot;;[.B748];0)" office:value-type="float" office:value="0" calcext:value-type="float">
            <text:p>0</text:p>
          </table:table-cell>
          <table:table-cell table:formula="of:=[.D748]+[.E748]+[.F747]" office:value-type="float" office:value="570" calcext:value-type="float">
            <text:p>570</text:p>
          </table:table-cell>
          <table:table-cell table:formula="of:=IF([.A748]=&quot;forward&quot;;[.B748]*[.F748]+[.G747];[.G747])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49]=&quot;forward&quot;;[.B749];0)" office:value-type="float" office:value="0" calcext:value-type="float">
            <text:p>0</text:p>
          </table:table-cell>
          <table:table-cell table:formula="of:=IF([.A749]=&quot;up&quot;;[.B749] * -1;0)" office:value-type="float" office:value="0" calcext:value-type="float">
            <text:p>0</text:p>
          </table:table-cell>
          <table:table-cell table:formula="of:=IF([.A749]=&quot;down&quot;;[.B749];0)" office:value-type="float" office:value="2" calcext:value-type="float">
            <text:p>2</text:p>
          </table:table-cell>
          <table:table-cell table:formula="of:=[.D749]+[.E749]+[.F748]" office:value-type="float" office:value="572" calcext:value-type="float">
            <text:p>572</text:p>
          </table:table-cell>
          <table:table-cell table:formula="of:=IF([.A749]=&quot;forward&quot;;[.B749]*[.F749]+[.G748];[.G748])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50]=&quot;forward&quot;;[.B750];0)" office:value-type="float" office:value="0" calcext:value-type="float">
            <text:p>0</text:p>
          </table:table-cell>
          <table:table-cell table:formula="of:=IF([.A750]=&quot;up&quot;;[.B750] * -1;0)" office:value-type="float" office:value="0" calcext:value-type="float">
            <text:p>0</text:p>
          </table:table-cell>
          <table:table-cell table:formula="of:=IF([.A750]=&quot;down&quot;;[.B750];0)" office:value-type="float" office:value="6" calcext:value-type="float">
            <text:p>6</text:p>
          </table:table-cell>
          <table:table-cell table:formula="of:=[.D750]+[.E750]+[.F749]" office:value-type="float" office:value="578" calcext:value-type="float">
            <text:p>578</text:p>
          </table:table-cell>
          <table:table-cell table:formula="of:=IF([.A750]=&quot;forward&quot;;[.B750]*[.F750]+[.G749];[.G749])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1]=&quot;forward&quot;;[.B751];0)" office:value-type="float" office:value="6" calcext:value-type="float">
            <text:p>6</text:p>
          </table:table-cell>
          <table:table-cell table:formula="of:=IF([.A751]=&quot;up&quot;;[.B751] * -1;0)" office:value-type="float" office:value="0" calcext:value-type="float">
            <text:p>0</text:p>
          </table:table-cell>
          <table:table-cell table:formula="of:=IF([.A751]=&quot;down&quot;;[.B751];0)" office:value-type="float" office:value="0" calcext:value-type="float">
            <text:p>0</text:p>
          </table:table-cell>
          <table:table-cell table:formula="of:=[.D751]+[.E751]+[.F750]" office:value-type="float" office:value="578" calcext:value-type="float">
            <text:p>578</text:p>
          </table:table-cell>
          <table:table-cell table:formula="of:=IF([.A751]=&quot;forward&quot;;[.B751]*[.F751]+[.G750];[.G750])" office:value-type="float" office:value="503468" calcext:value-type="float">
            <text:p>5034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52]=&quot;forward&quot;;[.B752];0)" office:value-type="float" office:value="2" calcext:value-type="float">
            <text:p>2</text:p>
          </table:table-cell>
          <table:table-cell table:formula="of:=IF([.A752]=&quot;up&quot;;[.B752] * -1;0)" office:value-type="float" office:value="0" calcext:value-type="float">
            <text:p>0</text:p>
          </table:table-cell>
          <table:table-cell table:formula="of:=IF([.A752]=&quot;down&quot;;[.B752];0)" office:value-type="float" office:value="0" calcext:value-type="float">
            <text:p>0</text:p>
          </table:table-cell>
          <table:table-cell table:formula="of:=[.D752]+[.E752]+[.F751]" office:value-type="float" office:value="578" calcext:value-type="float">
            <text:p>578</text:p>
          </table:table-cell>
          <table:table-cell table:formula="of:=IF([.A752]=&quot;forward&quot;;[.B752]*[.F752]+[.G751];[.G751])" office:value-type="float" office:value="504624" calcext:value-type="float">
            <text:p>5046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53]=&quot;forward&quot;;[.B753];0)" office:value-type="float" office:value="0" calcext:value-type="float">
            <text:p>0</text:p>
          </table:table-cell>
          <table:table-cell table:formula="of:=IF([.A753]=&quot;up&quot;;[.B753] * -1;0)" office:value-type="float" office:value="-8" calcext:value-type="float">
            <text:p>-8</text:p>
          </table:table-cell>
          <table:table-cell table:formula="of:=IF([.A753]=&quot;down&quot;;[.B753];0)" office:value-type="float" office:value="0" calcext:value-type="float">
            <text:p>0</text:p>
          </table:table-cell>
          <table:table-cell table:formula="of:=[.D753]+[.E753]+[.F752]" office:value-type="float" office:value="570" calcext:value-type="float">
            <text:p>570</text:p>
          </table:table-cell>
          <table:table-cell table:formula="of:=IF([.A753]=&quot;forward&quot;;[.B753]*[.F753]+[.G752];[.G752])" office:value-type="float" office:value="504624" calcext:value-type="float">
            <text:p>5046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4]=&quot;forward&quot;;[.B754];0)" office:value-type="float" office:value="6" calcext:value-type="float">
            <text:p>6</text:p>
          </table:table-cell>
          <table:table-cell table:formula="of:=IF([.A754]=&quot;up&quot;;[.B754] * -1;0)" office:value-type="float" office:value="0" calcext:value-type="float">
            <text:p>0</text:p>
          </table:table-cell>
          <table:table-cell table:formula="of:=IF([.A754]=&quot;down&quot;;[.B754];0)" office:value-type="float" office:value="0" calcext:value-type="float">
            <text:p>0</text:p>
          </table:table-cell>
          <table:table-cell table:formula="of:=[.D754]+[.E754]+[.F753]" office:value-type="float" office:value="570" calcext:value-type="float">
            <text:p>570</text:p>
          </table:table-cell>
          <table:table-cell table:formula="of:=IF([.A754]=&quot;forward&quot;;[.B754]*[.F754]+[.G753];[.G753])" office:value-type="float" office:value="508044" calcext:value-type="float">
            <text:p>50804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55]=&quot;forward&quot;;[.B755];0)" office:value-type="float" office:value="0" calcext:value-type="float">
            <text:p>0</text:p>
          </table:table-cell>
          <table:table-cell table:formula="of:=IF([.A755]=&quot;up&quot;;[.B755] * -1;0)" office:value-type="float" office:value="0" calcext:value-type="float">
            <text:p>0</text:p>
          </table:table-cell>
          <table:table-cell table:formula="of:=IF([.A755]=&quot;down&quot;;[.B755];0)" office:value-type="float" office:value="9" calcext:value-type="float">
            <text:p>9</text:p>
          </table:table-cell>
          <table:table-cell table:formula="of:=[.D755]+[.E755]+[.F754]" office:value-type="float" office:value="579" calcext:value-type="float">
            <text:p>579</text:p>
          </table:table-cell>
          <table:table-cell table:formula="of:=IF([.A755]=&quot;forward&quot;;[.B755]*[.F755]+[.G754];[.G754])" office:value-type="float" office:value="508044" calcext:value-type="float">
            <text:p>50804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56]=&quot;forward&quot;;[.B756];0)" office:value-type="float" office:value="0" calcext:value-type="float">
            <text:p>0</text:p>
          </table:table-cell>
          <table:table-cell table:formula="of:=IF([.A756]=&quot;up&quot;;[.B756] * -1;0)" office:value-type="float" office:value="0" calcext:value-type="float">
            <text:p>0</text:p>
          </table:table-cell>
          <table:table-cell table:formula="of:=IF([.A756]=&quot;down&quot;;[.B756];0)" office:value-type="float" office:value="1" calcext:value-type="float">
            <text:p>1</text:p>
          </table:table-cell>
          <table:table-cell table:formula="of:=[.D756]+[.E756]+[.F755]" office:value-type="float" office:value="580" calcext:value-type="float">
            <text:p>580</text:p>
          </table:table-cell>
          <table:table-cell table:formula="of:=IF([.A756]=&quot;forward&quot;;[.B756]*[.F756]+[.G755];[.G755])" office:value-type="float" office:value="508044" calcext:value-type="float">
            <text:p>5080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57]=&quot;forward&quot;;[.B757];0)" office:value-type="float" office:value="7" calcext:value-type="float">
            <text:p>7</text:p>
          </table:table-cell>
          <table:table-cell table:formula="of:=IF([.A757]=&quot;up&quot;;[.B757] * -1;0)" office:value-type="float" office:value="0" calcext:value-type="float">
            <text:p>0</text:p>
          </table:table-cell>
          <table:table-cell table:formula="of:=IF([.A757]=&quot;down&quot;;[.B757];0)" office:value-type="float" office:value="0" calcext:value-type="float">
            <text:p>0</text:p>
          </table:table-cell>
          <table:table-cell table:formula="of:=[.D757]+[.E757]+[.F756]" office:value-type="float" office:value="580" calcext:value-type="float">
            <text:p>580</text:p>
          </table:table-cell>
          <table:table-cell table:formula="of:=IF([.A757]=&quot;forward&quot;;[.B757]*[.F757]+[.G756];[.G756])" office:value-type="float" office:value="512104" calcext:value-type="float">
            <text:p>5121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8]=&quot;forward&quot;;[.B758];0)" office:value-type="float" office:value="6" calcext:value-type="float">
            <text:p>6</text:p>
          </table:table-cell>
          <table:table-cell table:formula="of:=IF([.A758]=&quot;up&quot;;[.B758] * -1;0)" office:value-type="float" office:value="0" calcext:value-type="float">
            <text:p>0</text:p>
          </table:table-cell>
          <table:table-cell table:formula="of:=IF([.A758]=&quot;down&quot;;[.B758];0)" office:value-type="float" office:value="0" calcext:value-type="float">
            <text:p>0</text:p>
          </table:table-cell>
          <table:table-cell table:formula="of:=[.D758]+[.E758]+[.F757]" office:value-type="float" office:value="580" calcext:value-type="float">
            <text:p>580</text:p>
          </table:table-cell>
          <table:table-cell table:formula="of:=IF([.A758]=&quot;forward&quot;;[.B758]*[.F758]+[.G757];[.G757])" office:value-type="float" office:value="515584" calcext:value-type="float">
            <text:p>5155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59]=&quot;forward&quot;;[.B759];0)" office:value-type="float" office:value="5" calcext:value-type="float">
            <text:p>5</text:p>
          </table:table-cell>
          <table:table-cell table:formula="of:=IF([.A759]=&quot;up&quot;;[.B759] * -1;0)" office:value-type="float" office:value="0" calcext:value-type="float">
            <text:p>0</text:p>
          </table:table-cell>
          <table:table-cell table:formula="of:=IF([.A759]=&quot;down&quot;;[.B759];0)" office:value-type="float" office:value="0" calcext:value-type="float">
            <text:p>0</text:p>
          </table:table-cell>
          <table:table-cell table:formula="of:=[.D759]+[.E759]+[.F758]" office:value-type="float" office:value="580" calcext:value-type="float">
            <text:p>580</text:p>
          </table:table-cell>
          <table:table-cell table:formula="of:=IF([.A759]=&quot;forward&quot;;[.B759]*[.F759]+[.G758];[.G758])" office:value-type="float" office:value="518484" calcext:value-type="float">
            <text:p>5184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60]=&quot;forward&quot;;[.B760];0)" office:value-type="float" office:value="6" calcext:value-type="float">
            <text:p>6</text:p>
          </table:table-cell>
          <table:table-cell table:formula="of:=IF([.A760]=&quot;up&quot;;[.B760] * -1;0)" office:value-type="float" office:value="0" calcext:value-type="float">
            <text:p>0</text:p>
          </table:table-cell>
          <table:table-cell table:formula="of:=IF([.A760]=&quot;down&quot;;[.B760];0)" office:value-type="float" office:value="0" calcext:value-type="float">
            <text:p>0</text:p>
          </table:table-cell>
          <table:table-cell table:formula="of:=[.D760]+[.E760]+[.F759]" office:value-type="float" office:value="580" calcext:value-type="float">
            <text:p>580</text:p>
          </table:table-cell>
          <table:table-cell table:formula="of:=IF([.A760]=&quot;forward&quot;;[.B760]*[.F760]+[.G759];[.G759])" office:value-type="float" office:value="521964" calcext:value-type="float">
            <text:p>5219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61]=&quot;forward&quot;;[.B761];0)" office:value-type="float" office:value="0" calcext:value-type="float">
            <text:p>0</text:p>
          </table:table-cell>
          <table:table-cell table:formula="of:=IF([.A761]=&quot;up&quot;;[.B761] * -1;0)" office:value-type="float" office:value="0" calcext:value-type="float">
            <text:p>0</text:p>
          </table:table-cell>
          <table:table-cell table:formula="of:=IF([.A761]=&quot;down&quot;;[.B761];0)" office:value-type="float" office:value="6" calcext:value-type="float">
            <text:p>6</text:p>
          </table:table-cell>
          <table:table-cell table:formula="of:=[.D761]+[.E761]+[.F760]" office:value-type="float" office:value="586" calcext:value-type="float">
            <text:p>586</text:p>
          </table:table-cell>
          <table:table-cell table:formula="of:=IF([.A761]=&quot;forward&quot;;[.B761]*[.F761]+[.G760];[.G760])" office:value-type="float" office:value="521964" calcext:value-type="float">
            <text:p>52196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62]=&quot;forward&quot;;[.B762];0)" office:value-type="float" office:value="0" calcext:value-type="float">
            <text:p>0</text:p>
          </table:table-cell>
          <table:table-cell table:formula="of:=IF([.A762]=&quot;up&quot;;[.B762] * -1;0)" office:value-type="float" office:value="-7" calcext:value-type="float">
            <text:p>-7</text:p>
          </table:table-cell>
          <table:table-cell table:formula="of:=IF([.A762]=&quot;down&quot;;[.B762];0)" office:value-type="float" office:value="0" calcext:value-type="float">
            <text:p>0</text:p>
          </table:table-cell>
          <table:table-cell table:formula="of:=[.D762]+[.E762]+[.F761]" office:value-type="float" office:value="579" calcext:value-type="float">
            <text:p>579</text:p>
          </table:table-cell>
          <table:table-cell table:formula="of:=IF([.A762]=&quot;forward&quot;;[.B762]*[.F762]+[.G761];[.G761])" office:value-type="float" office:value="521964" calcext:value-type="float">
            <text:p>5219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63]=&quot;forward&quot;;[.B763];0)" office:value-type="float" office:value="0" calcext:value-type="float">
            <text:p>0</text:p>
          </table:table-cell>
          <table:table-cell table:formula="of:=IF([.A763]=&quot;up&quot;;[.B763] * -1;0)" office:value-type="float" office:value="0" calcext:value-type="float">
            <text:p>0</text:p>
          </table:table-cell>
          <table:table-cell table:formula="of:=IF([.A763]=&quot;down&quot;;[.B763];0)" office:value-type="float" office:value="9" calcext:value-type="float">
            <text:p>9</text:p>
          </table:table-cell>
          <table:table-cell table:formula="of:=[.D763]+[.E763]+[.F762]" office:value-type="float" office:value="588" calcext:value-type="float">
            <text:p>588</text:p>
          </table:table-cell>
          <table:table-cell table:formula="of:=IF([.A763]=&quot;forward&quot;;[.B763]*[.F763]+[.G762];[.G762])" office:value-type="float" office:value="521964" calcext:value-type="float">
            <text:p>5219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64]=&quot;forward&quot;;[.B764];0)" office:value-type="float" office:value="9" calcext:value-type="float">
            <text:p>9</text:p>
          </table:table-cell>
          <table:table-cell table:formula="of:=IF([.A764]=&quot;up&quot;;[.B764] * -1;0)" office:value-type="float" office:value="0" calcext:value-type="float">
            <text:p>0</text:p>
          </table:table-cell>
          <table:table-cell table:formula="of:=IF([.A764]=&quot;down&quot;;[.B764];0)" office:value-type="float" office:value="0" calcext:value-type="float">
            <text:p>0</text:p>
          </table:table-cell>
          <table:table-cell table:formula="of:=[.D764]+[.E764]+[.F763]" office:value-type="float" office:value="588" calcext:value-type="float">
            <text:p>588</text:p>
          </table:table-cell>
          <table:table-cell table:formula="of:=IF([.A764]=&quot;forward&quot;;[.B764]*[.F764]+[.G763];[.G763])" office:value-type="float" office:value="527256" calcext:value-type="float">
            <text:p>5272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65]=&quot;forward&quot;;[.B765];0)" office:value-type="float" office:value="3" calcext:value-type="float">
            <text:p>3</text:p>
          </table:table-cell>
          <table:table-cell table:formula="of:=IF([.A765]=&quot;up&quot;;[.B765] * -1;0)" office:value-type="float" office:value="0" calcext:value-type="float">
            <text:p>0</text:p>
          </table:table-cell>
          <table:table-cell table:formula="of:=IF([.A765]=&quot;down&quot;;[.B765];0)" office:value-type="float" office:value="0" calcext:value-type="float">
            <text:p>0</text:p>
          </table:table-cell>
          <table:table-cell table:formula="of:=[.D765]+[.E765]+[.F764]" office:value-type="float" office:value="588" calcext:value-type="float">
            <text:p>588</text:p>
          </table:table-cell>
          <table:table-cell table:formula="of:=IF([.A765]=&quot;forward&quot;;[.B765]*[.F765]+[.G764];[.G764])" office:value-type="float" office:value="529020" calcext:value-type="float">
            <text:p>5290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66]=&quot;forward&quot;;[.B766];0)" office:value-type="float" office:value="5" calcext:value-type="float">
            <text:p>5</text:p>
          </table:table-cell>
          <table:table-cell table:formula="of:=IF([.A766]=&quot;up&quot;;[.B766] * -1;0)" office:value-type="float" office:value="0" calcext:value-type="float">
            <text:p>0</text:p>
          </table:table-cell>
          <table:table-cell table:formula="of:=IF([.A766]=&quot;down&quot;;[.B766];0)" office:value-type="float" office:value="0" calcext:value-type="float">
            <text:p>0</text:p>
          </table:table-cell>
          <table:table-cell table:formula="of:=[.D766]+[.E766]+[.F765]" office:value-type="float" office:value="588" calcext:value-type="float">
            <text:p>588</text:p>
          </table:table-cell>
          <table:table-cell table:formula="of:=IF([.A766]=&quot;forward&quot;;[.B766]*[.F766]+[.G765];[.G765])" office:value-type="float" office:value="531960" calcext:value-type="float">
            <text:p>5319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67]=&quot;forward&quot;;[.B767];0)" office:value-type="float" office:value="0" calcext:value-type="float">
            <text:p>0</text:p>
          </table:table-cell>
          <table:table-cell table:formula="of:=IF([.A767]=&quot;up&quot;;[.B767] * -1;0)" office:value-type="float" office:value="0" calcext:value-type="float">
            <text:p>0</text:p>
          </table:table-cell>
          <table:table-cell table:formula="of:=IF([.A767]=&quot;down&quot;;[.B767];0)" office:value-type="float" office:value="4" calcext:value-type="float">
            <text:p>4</text:p>
          </table:table-cell>
          <table:table-cell table:formula="of:=[.D767]+[.E767]+[.F766]" office:value-type="float" office:value="592" calcext:value-type="float">
            <text:p>592</text:p>
          </table:table-cell>
          <table:table-cell table:formula="of:=IF([.A767]=&quot;forward&quot;;[.B767]*[.F767]+[.G766];[.G766])" office:value-type="float" office:value="531960" calcext:value-type="float">
            <text:p>5319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68]=&quot;forward&quot;;[.B768];0)" office:value-type="float" office:value="0" calcext:value-type="float">
            <text:p>0</text:p>
          </table:table-cell>
          <table:table-cell table:formula="of:=IF([.A768]=&quot;up&quot;;[.B768] * -1;0)" office:value-type="float" office:value="0" calcext:value-type="float">
            <text:p>0</text:p>
          </table:table-cell>
          <table:table-cell table:formula="of:=IF([.A768]=&quot;down&quot;;[.B768];0)" office:value-type="float" office:value="1" calcext:value-type="float">
            <text:p>1</text:p>
          </table:table-cell>
          <table:table-cell table:formula="of:=[.D768]+[.E768]+[.F767]" office:value-type="float" office:value="593" calcext:value-type="float">
            <text:p>593</text:p>
          </table:table-cell>
          <table:table-cell table:formula="of:=IF([.A768]=&quot;forward&quot;;[.B768]*[.F768]+[.G767];[.G767])" office:value-type="float" office:value="531960" calcext:value-type="float">
            <text:p>5319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69]=&quot;forward&quot;;[.B769];0)" office:value-type="float" office:value="0" calcext:value-type="float">
            <text:p>0</text:p>
          </table:table-cell>
          <table:table-cell table:formula="of:=IF([.A769]=&quot;up&quot;;[.B769] * -1;0)" office:value-type="float" office:value="0" calcext:value-type="float">
            <text:p>0</text:p>
          </table:table-cell>
          <table:table-cell table:formula="of:=IF([.A769]=&quot;down&quot;;[.B769];0)" office:value-type="float" office:value="7" calcext:value-type="float">
            <text:p>7</text:p>
          </table:table-cell>
          <table:table-cell table:formula="of:=[.D769]+[.E769]+[.F768]" office:value-type="float" office:value="600" calcext:value-type="float">
            <text:p>600</text:p>
          </table:table-cell>
          <table:table-cell table:formula="of:=IF([.A769]=&quot;forward&quot;;[.B769]*[.F769]+[.G768];[.G768])" office:value-type="float" office:value="531960" calcext:value-type="float">
            <text:p>53196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70]=&quot;forward&quot;;[.B770];0)" office:value-type="float" office:value="0" calcext:value-type="float">
            <text:p>0</text:p>
          </table:table-cell>
          <table:table-cell table:formula="of:=IF([.A770]=&quot;up&quot;;[.B770] * -1;0)" office:value-type="float" office:value="-3" calcext:value-type="float">
            <text:p>-3</text:p>
          </table:table-cell>
          <table:table-cell table:formula="of:=IF([.A770]=&quot;down&quot;;[.B770];0)" office:value-type="float" office:value="0" calcext:value-type="float">
            <text:p>0</text:p>
          </table:table-cell>
          <table:table-cell table:formula="of:=[.D770]+[.E770]+[.F769]" office:value-type="float" office:value="597" calcext:value-type="float">
            <text:p>597</text:p>
          </table:table-cell>
          <table:table-cell table:formula="of:=IF([.A770]=&quot;forward&quot;;[.B770]*[.F770]+[.G769];[.G769])" office:value-type="float" office:value="531960" calcext:value-type="float">
            <text:p>53196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71]=&quot;forward&quot;;[.B771];0)" office:value-type="float" office:value="0" calcext:value-type="float">
            <text:p>0</text:p>
          </table:table-cell>
          <table:table-cell table:formula="of:=IF([.A771]=&quot;up&quot;;[.B771] * -1;0)" office:value-type="float" office:value="-7" calcext:value-type="float">
            <text:p>-7</text:p>
          </table:table-cell>
          <table:table-cell table:formula="of:=IF([.A771]=&quot;down&quot;;[.B771];0)" office:value-type="float" office:value="0" calcext:value-type="float">
            <text:p>0</text:p>
          </table:table-cell>
          <table:table-cell table:formula="of:=[.D771]+[.E771]+[.F770]" office:value-type="float" office:value="590" calcext:value-type="float">
            <text:p>590</text:p>
          </table:table-cell>
          <table:table-cell table:formula="of:=IF([.A771]=&quot;forward&quot;;[.B771]*[.F771]+[.G770];[.G770])" office:value-type="float" office:value="531960" calcext:value-type="float">
            <text:p>5319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72]=&quot;forward&quot;;[.B772];0)" office:value-type="float" office:value="6" calcext:value-type="float">
            <text:p>6</text:p>
          </table:table-cell>
          <table:table-cell table:formula="of:=IF([.A772]=&quot;up&quot;;[.B772] * -1;0)" office:value-type="float" office:value="0" calcext:value-type="float">
            <text:p>0</text:p>
          </table:table-cell>
          <table:table-cell table:formula="of:=IF([.A772]=&quot;down&quot;;[.B772];0)" office:value-type="float" office:value="0" calcext:value-type="float">
            <text:p>0</text:p>
          </table:table-cell>
          <table:table-cell table:formula="of:=[.D772]+[.E772]+[.F771]" office:value-type="float" office:value="590" calcext:value-type="float">
            <text:p>590</text:p>
          </table:table-cell>
          <table:table-cell table:formula="of:=IF([.A772]=&quot;forward&quot;;[.B772]*[.F772]+[.G771];[.G771])" office:value-type="float" office:value="535500" calcext:value-type="float">
            <text:p>5355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73]=&quot;forward&quot;;[.B773];0)" office:value-type="float" office:value="8" calcext:value-type="float">
            <text:p>8</text:p>
          </table:table-cell>
          <table:table-cell table:formula="of:=IF([.A773]=&quot;up&quot;;[.B773] * -1;0)" office:value-type="float" office:value="0" calcext:value-type="float">
            <text:p>0</text:p>
          </table:table-cell>
          <table:table-cell table:formula="of:=IF([.A773]=&quot;down&quot;;[.B773];0)" office:value-type="float" office:value="0" calcext:value-type="float">
            <text:p>0</text:p>
          </table:table-cell>
          <table:table-cell table:formula="of:=[.D773]+[.E773]+[.F772]" office:value-type="float" office:value="590" calcext:value-type="float">
            <text:p>590</text:p>
          </table:table-cell>
          <table:table-cell table:formula="of:=IF([.A773]=&quot;forward&quot;;[.B773]*[.F773]+[.G772];[.G772])" office:value-type="float" office:value="540220" calcext:value-type="float">
            <text:p>5402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74]=&quot;forward&quot;;[.B774];0)" office:value-type="float" office:value="0" calcext:value-type="float">
            <text:p>0</text:p>
          </table:table-cell>
          <table:table-cell table:formula="of:=IF([.A774]=&quot;up&quot;;[.B774] * -1;0)" office:value-type="float" office:value="0" calcext:value-type="float">
            <text:p>0</text:p>
          </table:table-cell>
          <table:table-cell table:formula="of:=IF([.A774]=&quot;down&quot;;[.B774];0)" office:value-type="float" office:value="7" calcext:value-type="float">
            <text:p>7</text:p>
          </table:table-cell>
          <table:table-cell table:formula="of:=[.D774]+[.E774]+[.F773]" office:value-type="float" office:value="597" calcext:value-type="float">
            <text:p>597</text:p>
          </table:table-cell>
          <table:table-cell table:formula="of:=IF([.A774]=&quot;forward&quot;;[.B774]*[.F774]+[.G773];[.G773])" office:value-type="float" office:value="540220" calcext:value-type="float">
            <text:p>5402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75]=&quot;forward&quot;;[.B775];0)" office:value-type="float" office:value="0" calcext:value-type="float">
            <text:p>0</text:p>
          </table:table-cell>
          <table:table-cell table:formula="of:=IF([.A775]=&quot;up&quot;;[.B775] * -1;0)" office:value-type="float" office:value="0" calcext:value-type="float">
            <text:p>0</text:p>
          </table:table-cell>
          <table:table-cell table:formula="of:=IF([.A775]=&quot;down&quot;;[.B775];0)" office:value-type="float" office:value="4" calcext:value-type="float">
            <text:p>4</text:p>
          </table:table-cell>
          <table:table-cell table:formula="of:=[.D775]+[.E775]+[.F774]" office:value-type="float" office:value="601" calcext:value-type="float">
            <text:p>601</text:p>
          </table:table-cell>
          <table:table-cell table:formula="of:=IF([.A775]=&quot;forward&quot;;[.B775]*[.F775]+[.G774];[.G774])" office:value-type="float" office:value="540220" calcext:value-type="float">
            <text:p>5402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76]=&quot;forward&quot;;[.B776];0)" office:value-type="float" office:value="7" calcext:value-type="float">
            <text:p>7</text:p>
          </table:table-cell>
          <table:table-cell table:formula="of:=IF([.A776]=&quot;up&quot;;[.B776] * -1;0)" office:value-type="float" office:value="0" calcext:value-type="float">
            <text:p>0</text:p>
          </table:table-cell>
          <table:table-cell table:formula="of:=IF([.A776]=&quot;down&quot;;[.B776];0)" office:value-type="float" office:value="0" calcext:value-type="float">
            <text:p>0</text:p>
          </table:table-cell>
          <table:table-cell table:formula="of:=[.D776]+[.E776]+[.F775]" office:value-type="float" office:value="601" calcext:value-type="float">
            <text:p>601</text:p>
          </table:table-cell>
          <table:table-cell table:formula="of:=IF([.A776]=&quot;forward&quot;;[.B776]*[.F776]+[.G775];[.G775])" office:value-type="float" office:value="544427" calcext:value-type="float">
            <text:p>5444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77]=&quot;forward&quot;;[.B777];0)" office:value-type="float" office:value="0" calcext:value-type="float">
            <text:p>0</text:p>
          </table:table-cell>
          <table:table-cell table:formula="of:=IF([.A777]=&quot;up&quot;;[.B777] * -1;0)" office:value-type="float" office:value="0" calcext:value-type="float">
            <text:p>0</text:p>
          </table:table-cell>
          <table:table-cell table:formula="of:=IF([.A777]=&quot;down&quot;;[.B777];0)" office:value-type="float" office:value="6" calcext:value-type="float">
            <text:p>6</text:p>
          </table:table-cell>
          <table:table-cell table:formula="of:=[.D777]+[.E777]+[.F776]" office:value-type="float" office:value="607" calcext:value-type="float">
            <text:p>607</text:p>
          </table:table-cell>
          <table:table-cell table:formula="of:=IF([.A777]=&quot;forward&quot;;[.B777]*[.F777]+[.G776];[.G776])" office:value-type="float" office:value="544427" calcext:value-type="float">
            <text:p>5444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78]=&quot;forward&quot;;[.B778];0)" office:value-type="float" office:value="0" calcext:value-type="float">
            <text:p>0</text:p>
          </table:table-cell>
          <table:table-cell table:formula="of:=IF([.A778]=&quot;up&quot;;[.B778] * -1;0)" office:value-type="float" office:value="-1" calcext:value-type="float">
            <text:p>-1</text:p>
          </table:table-cell>
          <table:table-cell table:formula="of:=IF([.A778]=&quot;down&quot;;[.B778];0)" office:value-type="float" office:value="0" calcext:value-type="float">
            <text:p>0</text:p>
          </table:table-cell>
          <table:table-cell table:formula="of:=[.D778]+[.E778]+[.F777]" office:value-type="float" office:value="606" calcext:value-type="float">
            <text:p>606</text:p>
          </table:table-cell>
          <table:table-cell table:formula="of:=IF([.A778]=&quot;forward&quot;;[.B778]*[.F778]+[.G777];[.G777])" office:value-type="float" office:value="544427" calcext:value-type="float">
            <text:p>5444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79]=&quot;forward&quot;;[.B779];0)" office:value-type="float" office:value="4" calcext:value-type="float">
            <text:p>4</text:p>
          </table:table-cell>
          <table:table-cell table:formula="of:=IF([.A779]=&quot;up&quot;;[.B779] * -1;0)" office:value-type="float" office:value="0" calcext:value-type="float">
            <text:p>0</text:p>
          </table:table-cell>
          <table:table-cell table:formula="of:=IF([.A779]=&quot;down&quot;;[.B779];0)" office:value-type="float" office:value="0" calcext:value-type="float">
            <text:p>0</text:p>
          </table:table-cell>
          <table:table-cell table:formula="of:=[.D779]+[.E779]+[.F778]" office:value-type="float" office:value="606" calcext:value-type="float">
            <text:p>606</text:p>
          </table:table-cell>
          <table:table-cell table:formula="of:=IF([.A779]=&quot;forward&quot;;[.B779]*[.F779]+[.G778];[.G778])" office:value-type="float" office:value="546851" calcext:value-type="float">
            <text:p>54685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80]=&quot;forward&quot;;[.B780];0)" office:value-type="float" office:value="0" calcext:value-type="float">
            <text:p>0</text:p>
          </table:table-cell>
          <table:table-cell table:formula="of:=IF([.A780]=&quot;up&quot;;[.B780] * -1;0)" office:value-type="float" office:value="0" calcext:value-type="float">
            <text:p>0</text:p>
          </table:table-cell>
          <table:table-cell table:formula="of:=IF([.A780]=&quot;down&quot;;[.B780];0)" office:value-type="float" office:value="2" calcext:value-type="float">
            <text:p>2</text:p>
          </table:table-cell>
          <table:table-cell table:formula="of:=[.D780]+[.E780]+[.F779]" office:value-type="float" office:value="608" calcext:value-type="float">
            <text:p>608</text:p>
          </table:table-cell>
          <table:table-cell table:formula="of:=IF([.A780]=&quot;forward&quot;;[.B780]*[.F780]+[.G779];[.G779])" office:value-type="float" office:value="546851" calcext:value-type="float">
            <text:p>5468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1]=&quot;forward&quot;;[.B781];0)" office:value-type="float" office:value="4" calcext:value-type="float">
            <text:p>4</text:p>
          </table:table-cell>
          <table:table-cell table:formula="of:=IF([.A781]=&quot;up&quot;;[.B781] * -1;0)" office:value-type="float" office:value="0" calcext:value-type="float">
            <text:p>0</text:p>
          </table:table-cell>
          <table:table-cell table:formula="of:=IF([.A781]=&quot;down&quot;;[.B781];0)" office:value-type="float" office:value="0" calcext:value-type="float">
            <text:p>0</text:p>
          </table:table-cell>
          <table:table-cell table:formula="of:=[.D781]+[.E781]+[.F780]" office:value-type="float" office:value="608" calcext:value-type="float">
            <text:p>608</text:p>
          </table:table-cell>
          <table:table-cell table:formula="of:=IF([.A781]=&quot;forward&quot;;[.B781]*[.F781]+[.G780];[.G780])" office:value-type="float" office:value="549283" calcext:value-type="float">
            <text:p>5492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82]=&quot;forward&quot;;[.B782];0)" office:value-type="float" office:value="3" calcext:value-type="float">
            <text:p>3</text:p>
          </table:table-cell>
          <table:table-cell table:formula="of:=IF([.A782]=&quot;up&quot;;[.B782] * -1;0)" office:value-type="float" office:value="0" calcext:value-type="float">
            <text:p>0</text:p>
          </table:table-cell>
          <table:table-cell table:formula="of:=IF([.A782]=&quot;down&quot;;[.B782];0)" office:value-type="float" office:value="0" calcext:value-type="float">
            <text:p>0</text:p>
          </table:table-cell>
          <table:table-cell table:formula="of:=[.D782]+[.E782]+[.F781]" office:value-type="float" office:value="608" calcext:value-type="float">
            <text:p>608</text:p>
          </table:table-cell>
          <table:table-cell table:formula="of:=IF([.A782]=&quot;forward&quot;;[.B782]*[.F782]+[.G781];[.G781])" office:value-type="float" office:value="551107" calcext:value-type="float">
            <text:p>5511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3]=&quot;forward&quot;;[.B783];0)" office:value-type="float" office:value="4" calcext:value-type="float">
            <text:p>4</text:p>
          </table:table-cell>
          <table:table-cell table:formula="of:=IF([.A783]=&quot;up&quot;;[.B783] * -1;0)" office:value-type="float" office:value="0" calcext:value-type="float">
            <text:p>0</text:p>
          </table:table-cell>
          <table:table-cell table:formula="of:=IF([.A783]=&quot;down&quot;;[.B783];0)" office:value-type="float" office:value="0" calcext:value-type="float">
            <text:p>0</text:p>
          </table:table-cell>
          <table:table-cell table:formula="of:=[.D783]+[.E783]+[.F782]" office:value-type="float" office:value="608" calcext:value-type="float">
            <text:p>608</text:p>
          </table:table-cell>
          <table:table-cell table:formula="of:=IF([.A783]=&quot;forward&quot;;[.B783]*[.F783]+[.G782];[.G782])" office:value-type="float" office:value="553539" calcext:value-type="float">
            <text:p>5535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4]=&quot;forward&quot;;[.B784];0)" office:value-type="float" office:value="4" calcext:value-type="float">
            <text:p>4</text:p>
          </table:table-cell>
          <table:table-cell table:formula="of:=IF([.A784]=&quot;up&quot;;[.B784] * -1;0)" office:value-type="float" office:value="0" calcext:value-type="float">
            <text:p>0</text:p>
          </table:table-cell>
          <table:table-cell table:formula="of:=IF([.A784]=&quot;down&quot;;[.B784];0)" office:value-type="float" office:value="0" calcext:value-type="float">
            <text:p>0</text:p>
          </table:table-cell>
          <table:table-cell table:formula="of:=[.D784]+[.E784]+[.F783]" office:value-type="float" office:value="608" calcext:value-type="float">
            <text:p>608</text:p>
          </table:table-cell>
          <table:table-cell table:formula="of:=IF([.A784]=&quot;forward&quot;;[.B784]*[.F784]+[.G783];[.G783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85]=&quot;forward&quot;;[.B785];0)" office:value-type="float" office:value="0" calcext:value-type="float">
            <text:p>0</text:p>
          </table:table-cell>
          <table:table-cell table:formula="of:=IF([.A785]=&quot;up&quot;;[.B785] * -1;0)" office:value-type="float" office:value="-3" calcext:value-type="float">
            <text:p>-3</text:p>
          </table:table-cell>
          <table:table-cell table:formula="of:=IF([.A785]=&quot;down&quot;;[.B785];0)" office:value-type="float" office:value="0" calcext:value-type="float">
            <text:p>0</text:p>
          </table:table-cell>
          <table:table-cell table:formula="of:=[.D785]+[.E785]+[.F784]" office:value-type="float" office:value="605" calcext:value-type="float">
            <text:p>605</text:p>
          </table:table-cell>
          <table:table-cell table:formula="of:=IF([.A785]=&quot;forward&quot;;[.B785]*[.F785]+[.G784];[.G784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86]=&quot;forward&quot;;[.B786];0)" office:value-type="float" office:value="0" calcext:value-type="float">
            <text:p>0</text:p>
          </table:table-cell>
          <table:table-cell table:formula="of:=IF([.A786]=&quot;up&quot;;[.B786] * -1;0)" office:value-type="float" office:value="0" calcext:value-type="float">
            <text:p>0</text:p>
          </table:table-cell>
          <table:table-cell table:formula="of:=IF([.A786]=&quot;down&quot;;[.B786];0)" office:value-type="float" office:value="8" calcext:value-type="float">
            <text:p>8</text:p>
          </table:table-cell>
          <table:table-cell table:formula="of:=[.D786]+[.E786]+[.F785]" office:value-type="float" office:value="613" calcext:value-type="float">
            <text:p>613</text:p>
          </table:table-cell>
          <table:table-cell table:formula="of:=IF([.A786]=&quot;forward&quot;;[.B786]*[.F786]+[.G785];[.G785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87]=&quot;forward&quot;;[.B787];0)" office:value-type="float" office:value="0" calcext:value-type="float">
            <text:p>0</text:p>
          </table:table-cell>
          <table:table-cell table:formula="of:=IF([.A787]=&quot;up&quot;;[.B787] * -1;0)" office:value-type="float" office:value="0" calcext:value-type="float">
            <text:p>0</text:p>
          </table:table-cell>
          <table:table-cell table:formula="of:=IF([.A787]=&quot;down&quot;;[.B787];0)" office:value-type="float" office:value="4" calcext:value-type="float">
            <text:p>4</text:p>
          </table:table-cell>
          <table:table-cell table:formula="of:=[.D787]+[.E787]+[.F786]" office:value-type="float" office:value="617" calcext:value-type="float">
            <text:p>617</text:p>
          </table:table-cell>
          <table:table-cell table:formula="of:=IF([.A787]=&quot;forward&quot;;[.B787]*[.F787]+[.G786];[.G786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88]=&quot;forward&quot;;[.B788];0)" office:value-type="float" office:value="0" calcext:value-type="float">
            <text:p>0</text:p>
          </table:table-cell>
          <table:table-cell table:formula="of:=IF([.A788]=&quot;up&quot;;[.B788] * -1;0)" office:value-type="float" office:value="0" calcext:value-type="float">
            <text:p>0</text:p>
          </table:table-cell>
          <table:table-cell table:formula="of:=IF([.A788]=&quot;down&quot;;[.B788];0)" office:value-type="float" office:value="1" calcext:value-type="float">
            <text:p>1</text:p>
          </table:table-cell>
          <table:table-cell table:formula="of:=[.D788]+[.E788]+[.F787]" office:value-type="float" office:value="618" calcext:value-type="float">
            <text:p>618</text:p>
          </table:table-cell>
          <table:table-cell table:formula="of:=IF([.A788]=&quot;forward&quot;;[.B788]*[.F788]+[.G787];[.G787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89]=&quot;forward&quot;;[.B789];0)" office:value-type="float" office:value="0" calcext:value-type="float">
            <text:p>0</text:p>
          </table:table-cell>
          <table:table-cell table:formula="of:=IF([.A789]=&quot;up&quot;;[.B789] * -1;0)" office:value-type="float" office:value="0" calcext:value-type="float">
            <text:p>0</text:p>
          </table:table-cell>
          <table:table-cell table:formula="of:=IF([.A789]=&quot;down&quot;;[.B789];0)" office:value-type="float" office:value="8" calcext:value-type="float">
            <text:p>8</text:p>
          </table:table-cell>
          <table:table-cell table:formula="of:=[.D789]+[.E789]+[.F788]" office:value-type="float" office:value="626" calcext:value-type="float">
            <text:p>626</text:p>
          </table:table-cell>
          <table:table-cell table:formula="of:=IF([.A789]=&quot;forward&quot;;[.B789]*[.F789]+[.G788];[.G788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90]=&quot;forward&quot;;[.B790];0)" office:value-type="float" office:value="0" calcext:value-type="float">
            <text:p>0</text:p>
          </table:table-cell>
          <table:table-cell table:formula="of:=IF([.A790]=&quot;up&quot;;[.B790] * -1;0)" office:value-type="float" office:value="0" calcext:value-type="float">
            <text:p>0</text:p>
          </table:table-cell>
          <table:table-cell table:formula="of:=IF([.A790]=&quot;down&quot;;[.B790];0)" office:value-type="float" office:value="3" calcext:value-type="float">
            <text:p>3</text:p>
          </table:table-cell>
          <table:table-cell table:formula="of:=[.D790]+[.E790]+[.F789]" office:value-type="float" office:value="629" calcext:value-type="float">
            <text:p>629</text:p>
          </table:table-cell>
          <table:table-cell table:formula="of:=IF([.A790]=&quot;forward&quot;;[.B790]*[.F790]+[.G789];[.G789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91]=&quot;forward&quot;;[.B791];0)" office:value-type="float" office:value="0" calcext:value-type="float">
            <text:p>0</text:p>
          </table:table-cell>
          <table:table-cell table:formula="of:=IF([.A791]=&quot;up&quot;;[.B791] * -1;0)" office:value-type="float" office:value="-9" calcext:value-type="float">
            <text:p>-9</text:p>
          </table:table-cell>
          <table:table-cell table:formula="of:=IF([.A791]=&quot;down&quot;;[.B791];0)" office:value-type="float" office:value="0" calcext:value-type="float">
            <text:p>0</text:p>
          </table:table-cell>
          <table:table-cell table:formula="of:=[.D791]+[.E791]+[.F790]" office:value-type="float" office:value="620" calcext:value-type="float">
            <text:p>620</text:p>
          </table:table-cell>
          <table:table-cell table:formula="of:=IF([.A791]=&quot;forward&quot;;[.B791]*[.F791]+[.G790];[.G790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92]=&quot;forward&quot;;[.B792];0)" office:value-type="float" office:value="0" calcext:value-type="float">
            <text:p>0</text:p>
          </table:table-cell>
          <table:table-cell table:formula="of:=IF([.A792]=&quot;up&quot;;[.B792] * -1;0)" office:value-type="float" office:value="0" calcext:value-type="float">
            <text:p>0</text:p>
          </table:table-cell>
          <table:table-cell table:formula="of:=IF([.A792]=&quot;down&quot;;[.B792];0)" office:value-type="float" office:value="4" calcext:value-type="float">
            <text:p>4</text:p>
          </table:table-cell>
          <table:table-cell table:formula="of:=[.D792]+[.E792]+[.F791]" office:value-type="float" office:value="624" calcext:value-type="float">
            <text:p>624</text:p>
          </table:table-cell>
          <table:table-cell table:formula="of:=IF([.A792]=&quot;forward&quot;;[.B792]*[.F792]+[.G791];[.G791])" office:value-type="float" office:value="555971" calcext:value-type="float">
            <text:p>55597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93]=&quot;forward&quot;;[.B793];0)" office:value-type="float" office:value="7" calcext:value-type="float">
            <text:p>7</text:p>
          </table:table-cell>
          <table:table-cell table:formula="of:=IF([.A793]=&quot;up&quot;;[.B793] * -1;0)" office:value-type="float" office:value="0" calcext:value-type="float">
            <text:p>0</text:p>
          </table:table-cell>
          <table:table-cell table:formula="of:=IF([.A793]=&quot;down&quot;;[.B793];0)" office:value-type="float" office:value="0" calcext:value-type="float">
            <text:p>0</text:p>
          </table:table-cell>
          <table:table-cell table:formula="of:=[.D793]+[.E793]+[.F792]" office:value-type="float" office:value="624" calcext:value-type="float">
            <text:p>624</text:p>
          </table:table-cell>
          <table:table-cell table:formula="of:=IF([.A793]=&quot;forward&quot;;[.B793]*[.F793]+[.G792];[.G792])" office:value-type="float" office:value="560339" calcext:value-type="float">
            <text:p>5603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94]=&quot;forward&quot;;[.B794];0)" office:value-type="float" office:value="0" calcext:value-type="float">
            <text:p>0</text:p>
          </table:table-cell>
          <table:table-cell table:formula="of:=IF([.A794]=&quot;up&quot;;[.B794] * -1;0)" office:value-type="float" office:value="0" calcext:value-type="float">
            <text:p>0</text:p>
          </table:table-cell>
          <table:table-cell table:formula="of:=IF([.A794]=&quot;down&quot;;[.B794];0)" office:value-type="float" office:value="6" calcext:value-type="float">
            <text:p>6</text:p>
          </table:table-cell>
          <table:table-cell table:formula="of:=[.D794]+[.E794]+[.F793]" office:value-type="float" office:value="630" calcext:value-type="float">
            <text:p>630</text:p>
          </table:table-cell>
          <table:table-cell table:formula="of:=IF([.A794]=&quot;forward&quot;;[.B794]*[.F794]+[.G793];[.G793])" office:value-type="float" office:value="560339" calcext:value-type="float">
            <text:p>5603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95]=&quot;forward&quot;;[.B795];0)" office:value-type="float" office:value="0" calcext:value-type="float">
            <text:p>0</text:p>
          </table:table-cell>
          <table:table-cell table:formula="of:=IF([.A795]=&quot;up&quot;;[.B795] * -1;0)" office:value-type="float" office:value="-2" calcext:value-type="float">
            <text:p>-2</text:p>
          </table:table-cell>
          <table:table-cell table:formula="of:=IF([.A795]=&quot;down&quot;;[.B795];0)" office:value-type="float" office:value="0" calcext:value-type="float">
            <text:p>0</text:p>
          </table:table-cell>
          <table:table-cell table:formula="of:=[.D795]+[.E795]+[.F794]" office:value-type="float" office:value="628" calcext:value-type="float">
            <text:p>628</text:p>
          </table:table-cell>
          <table:table-cell table:formula="of:=IF([.A795]=&quot;forward&quot;;[.B795]*[.F795]+[.G794];[.G794])" office:value-type="float" office:value="560339" calcext:value-type="float">
            <text:p>5603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96]=&quot;forward&quot;;[.B796];0)" office:value-type="float" office:value="0" calcext:value-type="float">
            <text:p>0</text:p>
          </table:table-cell>
          <table:table-cell table:formula="of:=IF([.A796]=&quot;up&quot;;[.B796] * -1;0)" office:value-type="float" office:value="0" calcext:value-type="float">
            <text:p>0</text:p>
          </table:table-cell>
          <table:table-cell table:formula="of:=IF([.A796]=&quot;down&quot;;[.B796];0)" office:value-type="float" office:value="8" calcext:value-type="float">
            <text:p>8</text:p>
          </table:table-cell>
          <table:table-cell table:formula="of:=[.D796]+[.E796]+[.F795]" office:value-type="float" office:value="636" calcext:value-type="float">
            <text:p>636</text:p>
          </table:table-cell>
          <table:table-cell table:formula="of:=IF([.A796]=&quot;forward&quot;;[.B796]*[.F796]+[.G795];[.G795])" office:value-type="float" office:value="560339" calcext:value-type="float">
            <text:p>5603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97]=&quot;forward&quot;;[.B797];0)" office:value-type="float" office:value="0" calcext:value-type="float">
            <text:p>0</text:p>
          </table:table-cell>
          <table:table-cell table:formula="of:=IF([.A797]=&quot;up&quot;;[.B797] * -1;0)" office:value-type="float" office:value="-9" calcext:value-type="float">
            <text:p>-9</text:p>
          </table:table-cell>
          <table:table-cell table:formula="of:=IF([.A797]=&quot;down&quot;;[.B797];0)" office:value-type="float" office:value="0" calcext:value-type="float">
            <text:p>0</text:p>
          </table:table-cell>
          <table:table-cell table:formula="of:=[.D797]+[.E797]+[.F796]" office:value-type="float" office:value="627" calcext:value-type="float">
            <text:p>627</text:p>
          </table:table-cell>
          <table:table-cell table:formula="of:=IF([.A797]=&quot;forward&quot;;[.B797]*[.F797]+[.G796];[.G796])" office:value-type="float" office:value="560339" calcext:value-type="float">
            <text:p>5603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98]=&quot;forward&quot;;[.B798];0)" office:value-type="float" office:value="0" calcext:value-type="float">
            <text:p>0</text:p>
          </table:table-cell>
          <table:table-cell table:formula="of:=IF([.A798]=&quot;up&quot;;[.B798] * -1;0)" office:value-type="float" office:value="0" calcext:value-type="float">
            <text:p>0</text:p>
          </table:table-cell>
          <table:table-cell table:formula="of:=IF([.A798]=&quot;down&quot;;[.B798];0)" office:value-type="float" office:value="6" calcext:value-type="float">
            <text:p>6</text:p>
          </table:table-cell>
          <table:table-cell table:formula="of:=[.D798]+[.E798]+[.F797]" office:value-type="float" office:value="633" calcext:value-type="float">
            <text:p>633</text:p>
          </table:table-cell>
          <table:table-cell table:formula="of:=IF([.A798]=&quot;forward&quot;;[.B798]*[.F798]+[.G797];[.G797])" office:value-type="float" office:value="560339" calcext:value-type="float">
            <text:p>5603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99]=&quot;forward&quot;;[.B799];0)" office:value-type="float" office:value="1" calcext:value-type="float">
            <text:p>1</text:p>
          </table:table-cell>
          <table:table-cell table:formula="of:=IF([.A799]=&quot;up&quot;;[.B799] * -1;0)" office:value-type="float" office:value="0" calcext:value-type="float">
            <text:p>0</text:p>
          </table:table-cell>
          <table:table-cell table:formula="of:=IF([.A799]=&quot;down&quot;;[.B799];0)" office:value-type="float" office:value="0" calcext:value-type="float">
            <text:p>0</text:p>
          </table:table-cell>
          <table:table-cell table:formula="of:=[.D799]+[.E799]+[.F798]" office:value-type="float" office:value="633" calcext:value-type="float">
            <text:p>633</text:p>
          </table:table-cell>
          <table:table-cell table:formula="of:=IF([.A799]=&quot;forward&quot;;[.B799]*[.F799]+[.G798];[.G798])" office:value-type="float" office:value="560972" calcext:value-type="float">
            <text:p>5609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00]=&quot;forward&quot;;[.B800];0)" office:value-type="float" office:value="0" calcext:value-type="float">
            <text:p>0</text:p>
          </table:table-cell>
          <table:table-cell table:formula="of:=IF([.A800]=&quot;up&quot;;[.B800] * -1;0)" office:value-type="float" office:value="0" calcext:value-type="float">
            <text:p>0</text:p>
          </table:table-cell>
          <table:table-cell table:formula="of:=IF([.A800]=&quot;down&quot;;[.B800];0)" office:value-type="float" office:value="3" calcext:value-type="float">
            <text:p>3</text:p>
          </table:table-cell>
          <table:table-cell table:formula="of:=[.D800]+[.E800]+[.F799]" office:value-type="float" office:value="636" calcext:value-type="float">
            <text:p>636</text:p>
          </table:table-cell>
          <table:table-cell table:formula="of:=IF([.A800]=&quot;forward&quot;;[.B800]*[.F800]+[.G799];[.G799])" office:value-type="float" office:value="560972" calcext:value-type="float">
            <text:p>5609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01]=&quot;forward&quot;;[.B801];0)" office:value-type="float" office:value="9" calcext:value-type="float">
            <text:p>9</text:p>
          </table:table-cell>
          <table:table-cell table:formula="of:=IF([.A801]=&quot;up&quot;;[.B801] * -1;0)" office:value-type="float" office:value="0" calcext:value-type="float">
            <text:p>0</text:p>
          </table:table-cell>
          <table:table-cell table:formula="of:=IF([.A801]=&quot;down&quot;;[.B801];0)" office:value-type="float" office:value="0" calcext:value-type="float">
            <text:p>0</text:p>
          </table:table-cell>
          <table:table-cell table:formula="of:=[.D801]+[.E801]+[.F800]" office:value-type="float" office:value="636" calcext:value-type="float">
            <text:p>636</text:p>
          </table:table-cell>
          <table:table-cell table:formula="of:=IF([.A801]=&quot;forward&quot;;[.B801]*[.F801]+[.G800];[.G800])" office:value-type="float" office:value="566696" calcext:value-type="float">
            <text:p>5666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02]=&quot;forward&quot;;[.B802];0)" office:value-type="float" office:value="0" calcext:value-type="float">
            <text:p>0</text:p>
          </table:table-cell>
          <table:table-cell table:formula="of:=IF([.A802]=&quot;up&quot;;[.B802] * -1;0)" office:value-type="float" office:value="0" calcext:value-type="float">
            <text:p>0</text:p>
          </table:table-cell>
          <table:table-cell table:formula="of:=IF([.A802]=&quot;down&quot;;[.B802];0)" office:value-type="float" office:value="9" calcext:value-type="float">
            <text:p>9</text:p>
          </table:table-cell>
          <table:table-cell table:formula="of:=[.D802]+[.E802]+[.F801]" office:value-type="float" office:value="645" calcext:value-type="float">
            <text:p>645</text:p>
          </table:table-cell>
          <table:table-cell table:formula="of:=IF([.A802]=&quot;forward&quot;;[.B802]*[.F802]+[.G801];[.G801])" office:value-type="float" office:value="566696" calcext:value-type="float">
            <text:p>5666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03]=&quot;forward&quot;;[.B803];0)" office:value-type="float" office:value="1" calcext:value-type="float">
            <text:p>1</text:p>
          </table:table-cell>
          <table:table-cell table:formula="of:=IF([.A803]=&quot;up&quot;;[.B803] * -1;0)" office:value-type="float" office:value="0" calcext:value-type="float">
            <text:p>0</text:p>
          </table:table-cell>
          <table:table-cell table:formula="of:=IF([.A803]=&quot;down&quot;;[.B803];0)" office:value-type="float" office:value="0" calcext:value-type="float">
            <text:p>0</text:p>
          </table:table-cell>
          <table:table-cell table:formula="of:=[.D803]+[.E803]+[.F802]" office:value-type="float" office:value="645" calcext:value-type="float">
            <text:p>645</text:p>
          </table:table-cell>
          <table:table-cell table:formula="of:=IF([.A803]=&quot;forward&quot;;[.B803]*[.F803]+[.G802];[.G802])" office:value-type="float" office:value="567341" calcext:value-type="float">
            <text:p>5673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04]=&quot;forward&quot;;[.B804];0)" office:value-type="float" office:value="0" calcext:value-type="float">
            <text:p>0</text:p>
          </table:table-cell>
          <table:table-cell table:formula="of:=IF([.A804]=&quot;up&quot;;[.B804] * -1;0)" office:value-type="float" office:value="0" calcext:value-type="float">
            <text:p>0</text:p>
          </table:table-cell>
          <table:table-cell table:formula="of:=IF([.A804]=&quot;down&quot;;[.B804];0)" office:value-type="float" office:value="5" calcext:value-type="float">
            <text:p>5</text:p>
          </table:table-cell>
          <table:table-cell table:formula="of:=[.D804]+[.E804]+[.F803]" office:value-type="float" office:value="650" calcext:value-type="float">
            <text:p>650</text:p>
          </table:table-cell>
          <table:table-cell table:formula="of:=IF([.A804]=&quot;forward&quot;;[.B804]*[.F804]+[.G803];[.G803])" office:value-type="float" office:value="567341" calcext:value-type="float">
            <text:p>5673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05]=&quot;forward&quot;;[.B805];0)" office:value-type="float" office:value="0" calcext:value-type="float">
            <text:p>0</text:p>
          </table:table-cell>
          <table:table-cell table:formula="of:=IF([.A805]=&quot;up&quot;;[.B805] * -1;0)" office:value-type="float" office:value="-5" calcext:value-type="float">
            <text:p>-5</text:p>
          </table:table-cell>
          <table:table-cell table:formula="of:=IF([.A805]=&quot;down&quot;;[.B805];0)" office:value-type="float" office:value="0" calcext:value-type="float">
            <text:p>0</text:p>
          </table:table-cell>
          <table:table-cell table:formula="of:=[.D805]+[.E805]+[.F804]" office:value-type="float" office:value="645" calcext:value-type="float">
            <text:p>645</text:p>
          </table:table-cell>
          <table:table-cell table:formula="of:=IF([.A805]=&quot;forward&quot;;[.B805]*[.F805]+[.G804];[.G804])" office:value-type="float" office:value="567341" calcext:value-type="float">
            <text:p>5673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06]=&quot;forward&quot;;[.B806];0)" office:value-type="float" office:value="0" calcext:value-type="float">
            <text:p>0</text:p>
          </table:table-cell>
          <table:table-cell table:formula="of:=IF([.A806]=&quot;up&quot;;[.B806] * -1;0)" office:value-type="float" office:value="-1" calcext:value-type="float">
            <text:p>-1</text:p>
          </table:table-cell>
          <table:table-cell table:formula="of:=IF([.A806]=&quot;down&quot;;[.B806];0)" office:value-type="float" office:value="0" calcext:value-type="float">
            <text:p>0</text:p>
          </table:table-cell>
          <table:table-cell table:formula="of:=[.D806]+[.E806]+[.F805]" office:value-type="float" office:value="644" calcext:value-type="float">
            <text:p>644</text:p>
          </table:table-cell>
          <table:table-cell table:formula="of:=IF([.A806]=&quot;forward&quot;;[.B806]*[.F806]+[.G805];[.G805])" office:value-type="float" office:value="567341" calcext:value-type="float">
            <text:p>5673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07]=&quot;forward&quot;;[.B807];0)" office:value-type="float" office:value="8" calcext:value-type="float">
            <text:p>8</text:p>
          </table:table-cell>
          <table:table-cell table:formula="of:=IF([.A807]=&quot;up&quot;;[.B807] * -1;0)" office:value-type="float" office:value="0" calcext:value-type="float">
            <text:p>0</text:p>
          </table:table-cell>
          <table:table-cell table:formula="of:=IF([.A807]=&quot;down&quot;;[.B807];0)" office:value-type="float" office:value="0" calcext:value-type="float">
            <text:p>0</text:p>
          </table:table-cell>
          <table:table-cell table:formula="of:=[.D807]+[.E807]+[.F806]" office:value-type="float" office:value="644" calcext:value-type="float">
            <text:p>644</text:p>
          </table:table-cell>
          <table:table-cell table:formula="of:=IF([.A807]=&quot;forward&quot;;[.B807]*[.F807]+[.G806];[.G806])" office:value-type="float" office:value="572493" calcext:value-type="float">
            <text:p>5724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08]=&quot;forward&quot;;[.B808];0)" office:value-type="float" office:value="0" calcext:value-type="float">
            <text:p>0</text:p>
          </table:table-cell>
          <table:table-cell table:formula="of:=IF([.A808]=&quot;up&quot;;[.B808] * -1;0)" office:value-type="float" office:value="0" calcext:value-type="float">
            <text:p>0</text:p>
          </table:table-cell>
          <table:table-cell table:formula="of:=IF([.A808]=&quot;down&quot;;[.B808];0)" office:value-type="float" office:value="8" calcext:value-type="float">
            <text:p>8</text:p>
          </table:table-cell>
          <table:table-cell table:formula="of:=[.D808]+[.E808]+[.F807]" office:value-type="float" office:value="652" calcext:value-type="float">
            <text:p>652</text:p>
          </table:table-cell>
          <table:table-cell table:formula="of:=IF([.A808]=&quot;forward&quot;;[.B808]*[.F808]+[.G807];[.G807])" office:value-type="float" office:value="572493" calcext:value-type="float">
            <text:p>5724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09]=&quot;forward&quot;;[.B809];0)" office:value-type="float" office:value="0" calcext:value-type="float">
            <text:p>0</text:p>
          </table:table-cell>
          <table:table-cell table:formula="of:=IF([.A809]=&quot;up&quot;;[.B809] * -1;0)" office:value-type="float" office:value="0" calcext:value-type="float">
            <text:p>0</text:p>
          </table:table-cell>
          <table:table-cell table:formula="of:=IF([.A809]=&quot;down&quot;;[.B809];0)" office:value-type="float" office:value="9" calcext:value-type="float">
            <text:p>9</text:p>
          </table:table-cell>
          <table:table-cell table:formula="of:=[.D809]+[.E809]+[.F808]" office:value-type="float" office:value="661" calcext:value-type="float">
            <text:p>661</text:p>
          </table:table-cell>
          <table:table-cell table:formula="of:=IF([.A809]=&quot;forward&quot;;[.B809]*[.F809]+[.G808];[.G808])" office:value-type="float" office:value="572493" calcext:value-type="float">
            <text:p>5724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10]=&quot;forward&quot;;[.B810];0)" office:value-type="float" office:value="0" calcext:value-type="float">
            <text:p>0</text:p>
          </table:table-cell>
          <table:table-cell table:formula="of:=IF([.A810]=&quot;up&quot;;[.B810] * -1;0)" office:value-type="float" office:value="0" calcext:value-type="float">
            <text:p>0</text:p>
          </table:table-cell>
          <table:table-cell table:formula="of:=IF([.A810]=&quot;down&quot;;[.B810];0)" office:value-type="float" office:value="5" calcext:value-type="float">
            <text:p>5</text:p>
          </table:table-cell>
          <table:table-cell table:formula="of:=[.D810]+[.E810]+[.F809]" office:value-type="float" office:value="666" calcext:value-type="float">
            <text:p>666</text:p>
          </table:table-cell>
          <table:table-cell table:formula="of:=IF([.A810]=&quot;forward&quot;;[.B810]*[.F810]+[.G809];[.G809])" office:value-type="float" office:value="572493" calcext:value-type="float">
            <text:p>5724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11]=&quot;forward&quot;;[.B811];0)" office:value-type="float" office:value="0" calcext:value-type="float">
            <text:p>0</text:p>
          </table:table-cell>
          <table:table-cell table:formula="of:=IF([.A811]=&quot;up&quot;;[.B811] * -1;0)" office:value-type="float" office:value="0" calcext:value-type="float">
            <text:p>0</text:p>
          </table:table-cell>
          <table:table-cell table:formula="of:=IF([.A811]=&quot;down&quot;;[.B811];0)" office:value-type="float" office:value="2" calcext:value-type="float">
            <text:p>2</text:p>
          </table:table-cell>
          <table:table-cell table:formula="of:=[.D811]+[.E811]+[.F810]" office:value-type="float" office:value="668" calcext:value-type="float">
            <text:p>668</text:p>
          </table:table-cell>
          <table:table-cell table:formula="of:=IF([.A811]=&quot;forward&quot;;[.B811]*[.F811]+[.G810];[.G810])" office:value-type="float" office:value="572493" calcext:value-type="float">
            <text:p>5724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12]=&quot;forward&quot;;[.B812];0)" office:value-type="float" office:value="0" calcext:value-type="float">
            <text:p>0</text:p>
          </table:table-cell>
          <table:table-cell table:formula="of:=IF([.A812]=&quot;up&quot;;[.B812] * -1;0)" office:value-type="float" office:value="0" calcext:value-type="float">
            <text:p>0</text:p>
          </table:table-cell>
          <table:table-cell table:formula="of:=IF([.A812]=&quot;down&quot;;[.B812];0)" office:value-type="float" office:value="5" calcext:value-type="float">
            <text:p>5</text:p>
          </table:table-cell>
          <table:table-cell table:formula="of:=[.D812]+[.E812]+[.F811]" office:value-type="float" office:value="673" calcext:value-type="float">
            <text:p>673</text:p>
          </table:table-cell>
          <table:table-cell table:formula="of:=IF([.A812]=&quot;forward&quot;;[.B812]*[.F812]+[.G811];[.G811])" office:value-type="float" office:value="572493" calcext:value-type="float">
            <text:p>57249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13]=&quot;forward&quot;;[.B813];0)" office:value-type="float" office:value="3" calcext:value-type="float">
            <text:p>3</text:p>
          </table:table-cell>
          <table:table-cell table:formula="of:=IF([.A813]=&quot;up&quot;;[.B813] * -1;0)" office:value-type="float" office:value="0" calcext:value-type="float">
            <text:p>0</text:p>
          </table:table-cell>
          <table:table-cell table:formula="of:=IF([.A813]=&quot;down&quot;;[.B813];0)" office:value-type="float" office:value="0" calcext:value-type="float">
            <text:p>0</text:p>
          </table:table-cell>
          <table:table-cell table:formula="of:=[.D813]+[.E813]+[.F812]" office:value-type="float" office:value="673" calcext:value-type="float">
            <text:p>673</text:p>
          </table:table-cell>
          <table:table-cell table:formula="of:=IF([.A813]=&quot;forward&quot;;[.B813]*[.F813]+[.G812];[.G812])" office:value-type="float" office:value="574512" calcext:value-type="float">
            <text:p>5745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14]=&quot;forward&quot;;[.B814];0)" office:value-type="float" office:value="0" calcext:value-type="float">
            <text:p>0</text:p>
          </table:table-cell>
          <table:table-cell table:formula="of:=IF([.A814]=&quot;up&quot;;[.B814] * -1;0)" office:value-type="float" office:value="0" calcext:value-type="float">
            <text:p>0</text:p>
          </table:table-cell>
          <table:table-cell table:formula="of:=IF([.A814]=&quot;down&quot;;[.B814];0)" office:value-type="float" office:value="9" calcext:value-type="float">
            <text:p>9</text:p>
          </table:table-cell>
          <table:table-cell table:formula="of:=[.D814]+[.E814]+[.F813]" office:value-type="float" office:value="682" calcext:value-type="float">
            <text:p>682</text:p>
          </table:table-cell>
          <table:table-cell table:formula="of:=IF([.A814]=&quot;forward&quot;;[.B814]*[.F814]+[.G813];[.G813])" office:value-type="float" office:value="574512" calcext:value-type="float">
            <text:p>5745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15]=&quot;forward&quot;;[.B815];0)" office:value-type="float" office:value="4" calcext:value-type="float">
            <text:p>4</text:p>
          </table:table-cell>
          <table:table-cell table:formula="of:=IF([.A815]=&quot;up&quot;;[.B815] * -1;0)" office:value-type="float" office:value="0" calcext:value-type="float">
            <text:p>0</text:p>
          </table:table-cell>
          <table:table-cell table:formula="of:=IF([.A815]=&quot;down&quot;;[.B815];0)" office:value-type="float" office:value="0" calcext:value-type="float">
            <text:p>0</text:p>
          </table:table-cell>
          <table:table-cell table:formula="of:=[.D815]+[.E815]+[.F814]" office:value-type="float" office:value="682" calcext:value-type="float">
            <text:p>682</text:p>
          </table:table-cell>
          <table:table-cell table:formula="of:=IF([.A815]=&quot;forward&quot;;[.B815]*[.F815]+[.G814];[.G814])" office:value-type="float" office:value="577240" calcext:value-type="float">
            <text:p>5772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16]=&quot;forward&quot;;[.B816];0)" office:value-type="float" office:value="4" calcext:value-type="float">
            <text:p>4</text:p>
          </table:table-cell>
          <table:table-cell table:formula="of:=IF([.A816]=&quot;up&quot;;[.B816] * -1;0)" office:value-type="float" office:value="0" calcext:value-type="float">
            <text:p>0</text:p>
          </table:table-cell>
          <table:table-cell table:formula="of:=IF([.A816]=&quot;down&quot;;[.B816];0)" office:value-type="float" office:value="0" calcext:value-type="float">
            <text:p>0</text:p>
          </table:table-cell>
          <table:table-cell table:formula="of:=[.D816]+[.E816]+[.F815]" office:value-type="float" office:value="682" calcext:value-type="float">
            <text:p>682</text:p>
          </table:table-cell>
          <table:table-cell table:formula="of:=IF([.A816]=&quot;forward&quot;;[.B816]*[.F816]+[.G815];[.G815])" office:value-type="float" office:value="579968" calcext:value-type="float">
            <text:p>57996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17]=&quot;forward&quot;;[.B817];0)" office:value-type="float" office:value="0" calcext:value-type="float">
            <text:p>0</text:p>
          </table:table-cell>
          <table:table-cell table:formula="of:=IF([.A817]=&quot;up&quot;;[.B817] * -1;0)" office:value-type="float" office:value="-2" calcext:value-type="float">
            <text:p>-2</text:p>
          </table:table-cell>
          <table:table-cell table:formula="of:=IF([.A817]=&quot;down&quot;;[.B817];0)" office:value-type="float" office:value="0" calcext:value-type="float">
            <text:p>0</text:p>
          </table:table-cell>
          <table:table-cell table:formula="of:=[.D817]+[.E817]+[.F816]" office:value-type="float" office:value="680" calcext:value-type="float">
            <text:p>680</text:p>
          </table:table-cell>
          <table:table-cell table:formula="of:=IF([.A817]=&quot;forward&quot;;[.B817]*[.F817]+[.G816];[.G816])" office:value-type="float" office:value="579968" calcext:value-type="float">
            <text:p>5799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18]=&quot;forward&quot;;[.B818];0)" office:value-type="float" office:value="8" calcext:value-type="float">
            <text:p>8</text:p>
          </table:table-cell>
          <table:table-cell table:formula="of:=IF([.A818]=&quot;up&quot;;[.B818] * -1;0)" office:value-type="float" office:value="0" calcext:value-type="float">
            <text:p>0</text:p>
          </table:table-cell>
          <table:table-cell table:formula="of:=IF([.A818]=&quot;down&quot;;[.B818];0)" office:value-type="float" office:value="0" calcext:value-type="float">
            <text:p>0</text:p>
          </table:table-cell>
          <table:table-cell table:formula="of:=[.D818]+[.E818]+[.F817]" office:value-type="float" office:value="680" calcext:value-type="float">
            <text:p>680</text:p>
          </table:table-cell>
          <table:table-cell table:formula="of:=IF([.A818]=&quot;forward&quot;;[.B818]*[.F818]+[.G817];[.G817])" office:value-type="float" office:value="585408" calcext:value-type="float">
            <text:p>5854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19]=&quot;forward&quot;;[.B819];0)" office:value-type="float" office:value="4" calcext:value-type="float">
            <text:p>4</text:p>
          </table:table-cell>
          <table:table-cell table:formula="of:=IF([.A819]=&quot;up&quot;;[.B819] * -1;0)" office:value-type="float" office:value="0" calcext:value-type="float">
            <text:p>0</text:p>
          </table:table-cell>
          <table:table-cell table:formula="of:=IF([.A819]=&quot;down&quot;;[.B819];0)" office:value-type="float" office:value="0" calcext:value-type="float">
            <text:p>0</text:p>
          </table:table-cell>
          <table:table-cell table:formula="of:=[.D819]+[.E819]+[.F818]" office:value-type="float" office:value="680" calcext:value-type="float">
            <text:p>680</text:p>
          </table:table-cell>
          <table:table-cell table:formula="of:=IF([.A819]=&quot;forward&quot;;[.B819]*[.F819]+[.G818];[.G818])" office:value-type="float" office:value="588128" calcext:value-type="float">
            <text:p>5881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20]=&quot;forward&quot;;[.B820];0)" office:value-type="float" office:value="1" calcext:value-type="float">
            <text:p>1</text:p>
          </table:table-cell>
          <table:table-cell table:formula="of:=IF([.A820]=&quot;up&quot;;[.B820] * -1;0)" office:value-type="float" office:value="0" calcext:value-type="float">
            <text:p>0</text:p>
          </table:table-cell>
          <table:table-cell table:formula="of:=IF([.A820]=&quot;down&quot;;[.B820];0)" office:value-type="float" office:value="0" calcext:value-type="float">
            <text:p>0</text:p>
          </table:table-cell>
          <table:table-cell table:formula="of:=[.D820]+[.E820]+[.F819]" office:value-type="float" office:value="680" calcext:value-type="float">
            <text:p>680</text:p>
          </table:table-cell>
          <table:table-cell table:formula="of:=IF([.A820]=&quot;forward&quot;;[.B820]*[.F820]+[.G819];[.G819])" office:value-type="float" office:value="588808" calcext:value-type="float">
            <text:p>5888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21]=&quot;forward&quot;;[.B821];0)" office:value-type="float" office:value="0" calcext:value-type="float">
            <text:p>0</text:p>
          </table:table-cell>
          <table:table-cell table:formula="of:=IF([.A821]=&quot;up&quot;;[.B821] * -1;0)" office:value-type="float" office:value="0" calcext:value-type="float">
            <text:p>0</text:p>
          </table:table-cell>
          <table:table-cell table:formula="of:=IF([.A821]=&quot;down&quot;;[.B821];0)" office:value-type="float" office:value="5" calcext:value-type="float">
            <text:p>5</text:p>
          </table:table-cell>
          <table:table-cell table:formula="of:=[.D821]+[.E821]+[.F820]" office:value-type="float" office:value="685" calcext:value-type="float">
            <text:p>685</text:p>
          </table:table-cell>
          <table:table-cell table:formula="of:=IF([.A821]=&quot;forward&quot;;[.B821]*[.F821]+[.G820];[.G820])" office:value-type="float" office:value="588808" calcext:value-type="float">
            <text:p>5888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22]=&quot;forward&quot;;[.B822];0)" office:value-type="float" office:value="5" calcext:value-type="float">
            <text:p>5</text:p>
          </table:table-cell>
          <table:table-cell table:formula="of:=IF([.A822]=&quot;up&quot;;[.B822] * -1;0)" office:value-type="float" office:value="0" calcext:value-type="float">
            <text:p>0</text:p>
          </table:table-cell>
          <table:table-cell table:formula="of:=IF([.A822]=&quot;down&quot;;[.B822];0)" office:value-type="float" office:value="0" calcext:value-type="float">
            <text:p>0</text:p>
          </table:table-cell>
          <table:table-cell table:formula="of:=[.D822]+[.E822]+[.F821]" office:value-type="float" office:value="685" calcext:value-type="float">
            <text:p>685</text:p>
          </table:table-cell>
          <table:table-cell table:formula="of:=IF([.A822]=&quot;forward&quot;;[.B822]*[.F822]+[.G821];[.G821])" office:value-type="float" office:value="592233" calcext:value-type="float">
            <text:p>59223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23]=&quot;forward&quot;;[.B823];0)" office:value-type="float" office:value="0" calcext:value-type="float">
            <text:p>0</text:p>
          </table:table-cell>
          <table:table-cell table:formula="of:=IF([.A823]=&quot;up&quot;;[.B823] * -1;0)" office:value-type="float" office:value="0" calcext:value-type="float">
            <text:p>0</text:p>
          </table:table-cell>
          <table:table-cell table:formula="of:=IF([.A823]=&quot;down&quot;;[.B823];0)" office:value-type="float" office:value="5" calcext:value-type="float">
            <text:p>5</text:p>
          </table:table-cell>
          <table:table-cell table:formula="of:=[.D823]+[.E823]+[.F822]" office:value-type="float" office:value="690" calcext:value-type="float">
            <text:p>690</text:p>
          </table:table-cell>
          <table:table-cell table:formula="of:=IF([.A823]=&quot;forward&quot;;[.B823]*[.F823]+[.G822];[.G822])" office:value-type="float" office:value="592233" calcext:value-type="float">
            <text:p>5922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24]=&quot;forward&quot;;[.B824];0)" office:value-type="float" office:value="6" calcext:value-type="float">
            <text:p>6</text:p>
          </table:table-cell>
          <table:table-cell table:formula="of:=IF([.A824]=&quot;up&quot;;[.B824] * -1;0)" office:value-type="float" office:value="0" calcext:value-type="float">
            <text:p>0</text:p>
          </table:table-cell>
          <table:table-cell table:formula="of:=IF([.A824]=&quot;down&quot;;[.B824];0)" office:value-type="float" office:value="0" calcext:value-type="float">
            <text:p>0</text:p>
          </table:table-cell>
          <table:table-cell table:formula="of:=[.D824]+[.E824]+[.F823]" office:value-type="float" office:value="690" calcext:value-type="float">
            <text:p>690</text:p>
          </table:table-cell>
          <table:table-cell table:formula="of:=IF([.A824]=&quot;forward&quot;;[.B824]*[.F824]+[.G823];[.G823])" office:value-type="float" office:value="596373" calcext:value-type="float">
            <text:p>5963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25]=&quot;forward&quot;;[.B825];0)" office:value-type="float" office:value="4" calcext:value-type="float">
            <text:p>4</text:p>
          </table:table-cell>
          <table:table-cell table:formula="of:=IF([.A825]=&quot;up&quot;;[.B825] * -1;0)" office:value-type="float" office:value="0" calcext:value-type="float">
            <text:p>0</text:p>
          </table:table-cell>
          <table:table-cell table:formula="of:=IF([.A825]=&quot;down&quot;;[.B825];0)" office:value-type="float" office:value="0" calcext:value-type="float">
            <text:p>0</text:p>
          </table:table-cell>
          <table:table-cell table:formula="of:=[.D825]+[.E825]+[.F824]" office:value-type="float" office:value="690" calcext:value-type="float">
            <text:p>690</text:p>
          </table:table-cell>
          <table:table-cell table:formula="of:=IF([.A825]=&quot;forward&quot;;[.B825]*[.F825]+[.G824];[.G824])" office:value-type="float" office:value="599133" calcext:value-type="float">
            <text:p>5991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26]=&quot;forward&quot;;[.B826];0)" office:value-type="float" office:value="0" calcext:value-type="float">
            <text:p>0</text:p>
          </table:table-cell>
          <table:table-cell table:formula="of:=IF([.A826]=&quot;up&quot;;[.B826] * -1;0)" office:value-type="float" office:value="-5" calcext:value-type="float">
            <text:p>-5</text:p>
          </table:table-cell>
          <table:table-cell table:formula="of:=IF([.A826]=&quot;down&quot;;[.B826];0)" office:value-type="float" office:value="0" calcext:value-type="float">
            <text:p>0</text:p>
          </table:table-cell>
          <table:table-cell table:formula="of:=[.D826]+[.E826]+[.F825]" office:value-type="float" office:value="685" calcext:value-type="float">
            <text:p>685</text:p>
          </table:table-cell>
          <table:table-cell table:formula="of:=IF([.A826]=&quot;forward&quot;;[.B826]*[.F826]+[.G825];[.G825])" office:value-type="float" office:value="599133" calcext:value-type="float">
            <text:p>59913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27]=&quot;forward&quot;;[.B827];0)" office:value-type="float" office:value="0" calcext:value-type="float">
            <text:p>0</text:p>
          </table:table-cell>
          <table:table-cell table:formula="of:=IF([.A827]=&quot;up&quot;;[.B827] * -1;0)" office:value-type="float" office:value="0" calcext:value-type="float">
            <text:p>0</text:p>
          </table:table-cell>
          <table:table-cell table:formula="of:=IF([.A827]=&quot;down&quot;;[.B827];0)" office:value-type="float" office:value="9" calcext:value-type="float">
            <text:p>9</text:p>
          </table:table-cell>
          <table:table-cell table:formula="of:=[.D827]+[.E827]+[.F826]" office:value-type="float" office:value="694" calcext:value-type="float">
            <text:p>694</text:p>
          </table:table-cell>
          <table:table-cell table:formula="of:=IF([.A827]=&quot;forward&quot;;[.B827]*[.F827]+[.G826];[.G826])" office:value-type="float" office:value="599133" calcext:value-type="float">
            <text:p>5991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28]=&quot;forward&quot;;[.B828];0)" office:value-type="float" office:value="0" calcext:value-type="float">
            <text:p>0</text:p>
          </table:table-cell>
          <table:table-cell table:formula="of:=IF([.A828]=&quot;up&quot;;[.B828] * -1;0)" office:value-type="float" office:value="-3" calcext:value-type="float">
            <text:p>-3</text:p>
          </table:table-cell>
          <table:table-cell table:formula="of:=IF([.A828]=&quot;down&quot;;[.B828];0)" office:value-type="float" office:value="0" calcext:value-type="float">
            <text:p>0</text:p>
          </table:table-cell>
          <table:table-cell table:formula="of:=[.D828]+[.E828]+[.F827]" office:value-type="float" office:value="691" calcext:value-type="float">
            <text:p>691</text:p>
          </table:table-cell>
          <table:table-cell table:formula="of:=IF([.A828]=&quot;forward&quot;;[.B828]*[.F828]+[.G827];[.G827])" office:value-type="float" office:value="599133" calcext:value-type="float">
            <text:p>5991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29]=&quot;forward&quot;;[.B829];0)" office:value-type="float" office:value="0" calcext:value-type="float">
            <text:p>0</text:p>
          </table:table-cell>
          <table:table-cell table:formula="of:=IF([.A829]=&quot;up&quot;;[.B829] * -1;0)" office:value-type="float" office:value="-8" calcext:value-type="float">
            <text:p>-8</text:p>
          </table:table-cell>
          <table:table-cell table:formula="of:=IF([.A829]=&quot;down&quot;;[.B829];0)" office:value-type="float" office:value="0" calcext:value-type="float">
            <text:p>0</text:p>
          </table:table-cell>
          <table:table-cell table:formula="of:=[.D829]+[.E829]+[.F828]" office:value-type="float" office:value="683" calcext:value-type="float">
            <text:p>683</text:p>
          </table:table-cell>
          <table:table-cell table:formula="of:=IF([.A829]=&quot;forward&quot;;[.B829]*[.F829]+[.G828];[.G828])" office:value-type="float" office:value="599133" calcext:value-type="float">
            <text:p>5991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30]=&quot;forward&quot;;[.B830];0)" office:value-type="float" office:value="5" calcext:value-type="float">
            <text:p>5</text:p>
          </table:table-cell>
          <table:table-cell table:formula="of:=IF([.A830]=&quot;up&quot;;[.B830] * -1;0)" office:value-type="float" office:value="0" calcext:value-type="float">
            <text:p>0</text:p>
          </table:table-cell>
          <table:table-cell table:formula="of:=IF([.A830]=&quot;down&quot;;[.B830];0)" office:value-type="float" office:value="0" calcext:value-type="float">
            <text:p>0</text:p>
          </table:table-cell>
          <table:table-cell table:formula="of:=[.D830]+[.E830]+[.F829]" office:value-type="float" office:value="683" calcext:value-type="float">
            <text:p>683</text:p>
          </table:table-cell>
          <table:table-cell table:formula="of:=IF([.A830]=&quot;forward&quot;;[.B830]*[.F830]+[.G829];[.G829])" office:value-type="float" office:value="602548" calcext:value-type="float">
            <text:p>6025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31]=&quot;forward&quot;;[.B831];0)" office:value-type="float" office:value="9" calcext:value-type="float">
            <text:p>9</text:p>
          </table:table-cell>
          <table:table-cell table:formula="of:=IF([.A831]=&quot;up&quot;;[.B831] * -1;0)" office:value-type="float" office:value="0" calcext:value-type="float">
            <text:p>0</text:p>
          </table:table-cell>
          <table:table-cell table:formula="of:=IF([.A831]=&quot;down&quot;;[.B831];0)" office:value-type="float" office:value="0" calcext:value-type="float">
            <text:p>0</text:p>
          </table:table-cell>
          <table:table-cell table:formula="of:=[.D831]+[.E831]+[.F830]" office:value-type="float" office:value="683" calcext:value-type="float">
            <text:p>683</text:p>
          </table:table-cell>
          <table:table-cell table:formula="of:=IF([.A831]=&quot;forward&quot;;[.B831]*[.F831]+[.G830];[.G830])" office:value-type="float" office:value="608695" calcext:value-type="float">
            <text:p>6086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32]=&quot;forward&quot;;[.B832];0)" office:value-type="float" office:value="0" calcext:value-type="float">
            <text:p>0</text:p>
          </table:table-cell>
          <table:table-cell table:formula="of:=IF([.A832]=&quot;up&quot;;[.B832] * -1;0)" office:value-type="float" office:value="-6" calcext:value-type="float">
            <text:p>-6</text:p>
          </table:table-cell>
          <table:table-cell table:formula="of:=IF([.A832]=&quot;down&quot;;[.B832];0)" office:value-type="float" office:value="0" calcext:value-type="float">
            <text:p>0</text:p>
          </table:table-cell>
          <table:table-cell table:formula="of:=[.D832]+[.E832]+[.F831]" office:value-type="float" office:value="677" calcext:value-type="float">
            <text:p>677</text:p>
          </table:table-cell>
          <table:table-cell table:formula="of:=IF([.A832]=&quot;forward&quot;;[.B832]*[.F832]+[.G831];[.G831])" office:value-type="float" office:value="608695" calcext:value-type="float">
            <text:p>6086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33]=&quot;forward&quot;;[.B833];0)" office:value-type="float" office:value="6" calcext:value-type="float">
            <text:p>6</text:p>
          </table:table-cell>
          <table:table-cell table:formula="of:=IF([.A833]=&quot;up&quot;;[.B833] * -1;0)" office:value-type="float" office:value="0" calcext:value-type="float">
            <text:p>0</text:p>
          </table:table-cell>
          <table:table-cell table:formula="of:=IF([.A833]=&quot;down&quot;;[.B833];0)" office:value-type="float" office:value="0" calcext:value-type="float">
            <text:p>0</text:p>
          </table:table-cell>
          <table:table-cell table:formula="of:=[.D833]+[.E833]+[.F832]" office:value-type="float" office:value="677" calcext:value-type="float">
            <text:p>677</text:p>
          </table:table-cell>
          <table:table-cell table:formula="of:=IF([.A833]=&quot;forward&quot;;[.B833]*[.F833]+[.G832];[.G832])" office:value-type="float" office:value="612757" calcext:value-type="float">
            <text:p>61275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34]=&quot;forward&quot;;[.B834];0)" office:value-type="float" office:value="0" calcext:value-type="float">
            <text:p>0</text:p>
          </table:table-cell>
          <table:table-cell table:formula="of:=IF([.A834]=&quot;up&quot;;[.B834] * -1;0)" office:value-type="float" office:value="0" calcext:value-type="float">
            <text:p>0</text:p>
          </table:table-cell>
          <table:table-cell table:formula="of:=IF([.A834]=&quot;down&quot;;[.B834];0)" office:value-type="float" office:value="5" calcext:value-type="float">
            <text:p>5</text:p>
          </table:table-cell>
          <table:table-cell table:formula="of:=[.D834]+[.E834]+[.F833]" office:value-type="float" office:value="682" calcext:value-type="float">
            <text:p>682</text:p>
          </table:table-cell>
          <table:table-cell table:formula="of:=IF([.A834]=&quot;forward&quot;;[.B834]*[.F834]+[.G833];[.G833])" office:value-type="float" office:value="612757" calcext:value-type="float">
            <text:p>6127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35]=&quot;forward&quot;;[.B835];0)" office:value-type="float" office:value="7" calcext:value-type="float">
            <text:p>7</text:p>
          </table:table-cell>
          <table:table-cell table:formula="of:=IF([.A835]=&quot;up&quot;;[.B835] * -1;0)" office:value-type="float" office:value="0" calcext:value-type="float">
            <text:p>0</text:p>
          </table:table-cell>
          <table:table-cell table:formula="of:=IF([.A835]=&quot;down&quot;;[.B835];0)" office:value-type="float" office:value="0" calcext:value-type="float">
            <text:p>0</text:p>
          </table:table-cell>
          <table:table-cell table:formula="of:=[.D835]+[.E835]+[.F834]" office:value-type="float" office:value="682" calcext:value-type="float">
            <text:p>682</text:p>
          </table:table-cell>
          <table:table-cell table:formula="of:=IF([.A835]=&quot;forward&quot;;[.B835]*[.F835]+[.G834];[.G834])" office:value-type="float" office:value="617531" calcext:value-type="float">
            <text:p>6175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36]=&quot;forward&quot;;[.B836];0)" office:value-type="float" office:value="0" calcext:value-type="float">
            <text:p>0</text:p>
          </table:table-cell>
          <table:table-cell table:formula="of:=IF([.A836]=&quot;up&quot;;[.B836] * -1;0)" office:value-type="float" office:value="0" calcext:value-type="float">
            <text:p>0</text:p>
          </table:table-cell>
          <table:table-cell table:formula="of:=IF([.A836]=&quot;down&quot;;[.B836];0)" office:value-type="float" office:value="8" calcext:value-type="float">
            <text:p>8</text:p>
          </table:table-cell>
          <table:table-cell table:formula="of:=[.D836]+[.E836]+[.F835]" office:value-type="float" office:value="690" calcext:value-type="float">
            <text:p>690</text:p>
          </table:table-cell>
          <table:table-cell table:formula="of:=IF([.A836]=&quot;forward&quot;;[.B836]*[.F836]+[.G835];[.G835])" office:value-type="float" office:value="617531" calcext:value-type="float">
            <text:p>6175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37]=&quot;forward&quot;;[.B837];0)" office:value-type="float" office:value="0" calcext:value-type="float">
            <text:p>0</text:p>
          </table:table-cell>
          <table:table-cell table:formula="of:=IF([.A837]=&quot;up&quot;;[.B837] * -1;0)" office:value-type="float" office:value="0" calcext:value-type="float">
            <text:p>0</text:p>
          </table:table-cell>
          <table:table-cell table:formula="of:=IF([.A837]=&quot;down&quot;;[.B837];0)" office:value-type="float" office:value="7" calcext:value-type="float">
            <text:p>7</text:p>
          </table:table-cell>
          <table:table-cell table:formula="of:=[.D837]+[.E837]+[.F836]" office:value-type="float" office:value="697" calcext:value-type="float">
            <text:p>697</text:p>
          </table:table-cell>
          <table:table-cell table:formula="of:=IF([.A837]=&quot;forward&quot;;[.B837]*[.F837]+[.G836];[.G836])" office:value-type="float" office:value="617531" calcext:value-type="float">
            <text:p>6175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38]=&quot;forward&quot;;[.B838];0)" office:value-type="float" office:value="0" calcext:value-type="float">
            <text:p>0</text:p>
          </table:table-cell>
          <table:table-cell table:formula="of:=IF([.A838]=&quot;up&quot;;[.B838] * -1;0)" office:value-type="float" office:value="0" calcext:value-type="float">
            <text:p>0</text:p>
          </table:table-cell>
          <table:table-cell table:formula="of:=IF([.A838]=&quot;down&quot;;[.B838];0)" office:value-type="float" office:value="9" calcext:value-type="float">
            <text:p>9</text:p>
          </table:table-cell>
          <table:table-cell table:formula="of:=[.D838]+[.E838]+[.F837]" office:value-type="float" office:value="706" calcext:value-type="float">
            <text:p>706</text:p>
          </table:table-cell>
          <table:table-cell table:formula="of:=IF([.A838]=&quot;forward&quot;;[.B838]*[.F838]+[.G837];[.G837])" office:value-type="float" office:value="617531" calcext:value-type="float">
            <text:p>6175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39]=&quot;forward&quot;;[.B839];0)" office:value-type="float" office:value="4" calcext:value-type="float">
            <text:p>4</text:p>
          </table:table-cell>
          <table:table-cell table:formula="of:=IF([.A839]=&quot;up&quot;;[.B839] * -1;0)" office:value-type="float" office:value="0" calcext:value-type="float">
            <text:p>0</text:p>
          </table:table-cell>
          <table:table-cell table:formula="of:=IF([.A839]=&quot;down&quot;;[.B839];0)" office:value-type="float" office:value="0" calcext:value-type="float">
            <text:p>0</text:p>
          </table:table-cell>
          <table:table-cell table:formula="of:=[.D839]+[.E839]+[.F838]" office:value-type="float" office:value="706" calcext:value-type="float">
            <text:p>706</text:p>
          </table:table-cell>
          <table:table-cell table:formula="of:=IF([.A839]=&quot;forward&quot;;[.B839]*[.F839]+[.G838];[.G838])" office:value-type="float" office:value="620355" calcext:value-type="float">
            <text:p>62035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40]=&quot;forward&quot;;[.B840];0)" office:value-type="float" office:value="0" calcext:value-type="float">
            <text:p>0</text:p>
          </table:table-cell>
          <table:table-cell table:formula="of:=IF([.A840]=&quot;up&quot;;[.B840] * -1;0)" office:value-type="float" office:value="0" calcext:value-type="float">
            <text:p>0</text:p>
          </table:table-cell>
          <table:table-cell table:formula="of:=IF([.A840]=&quot;down&quot;;[.B840];0)" office:value-type="float" office:value="8" calcext:value-type="float">
            <text:p>8</text:p>
          </table:table-cell>
          <table:table-cell table:formula="of:=[.D840]+[.E840]+[.F839]" office:value-type="float" office:value="714" calcext:value-type="float">
            <text:p>714</text:p>
          </table:table-cell>
          <table:table-cell table:formula="of:=IF([.A840]=&quot;forward&quot;;[.B840]*[.F840]+[.G839];[.G839])" office:value-type="float" office:value="620355" calcext:value-type="float">
            <text:p>6203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1]=&quot;forward&quot;;[.B841];0)" office:value-type="float" office:value="4" calcext:value-type="float">
            <text:p>4</text:p>
          </table:table-cell>
          <table:table-cell table:formula="of:=IF([.A841]=&quot;up&quot;;[.B841] * -1;0)" office:value-type="float" office:value="0" calcext:value-type="float">
            <text:p>0</text:p>
          </table:table-cell>
          <table:table-cell table:formula="of:=IF([.A841]=&quot;down&quot;;[.B841];0)" office:value-type="float" office:value="0" calcext:value-type="float">
            <text:p>0</text:p>
          </table:table-cell>
          <table:table-cell table:formula="of:=[.D841]+[.E841]+[.F840]" office:value-type="float" office:value="714" calcext:value-type="float">
            <text:p>714</text:p>
          </table:table-cell>
          <table:table-cell table:formula="of:=IF([.A841]=&quot;forward&quot;;[.B841]*[.F841]+[.G840];[.G840])" office:value-type="float" office:value="623211" calcext:value-type="float">
            <text:p>62321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42]=&quot;forward&quot;;[.B842];0)" office:value-type="float" office:value="0" calcext:value-type="float">
            <text:p>0</text:p>
          </table:table-cell>
          <table:table-cell table:formula="of:=IF([.A842]=&quot;up&quot;;[.B842] * -1;0)" office:value-type="float" office:value="0" calcext:value-type="float">
            <text:p>0</text:p>
          </table:table-cell>
          <table:table-cell table:formula="of:=IF([.A842]=&quot;down&quot;;[.B842];0)" office:value-type="float" office:value="5" calcext:value-type="float">
            <text:p>5</text:p>
          </table:table-cell>
          <table:table-cell table:formula="of:=[.D842]+[.E842]+[.F841]" office:value-type="float" office:value="719" calcext:value-type="float">
            <text:p>719</text:p>
          </table:table-cell>
          <table:table-cell table:formula="of:=IF([.A842]=&quot;forward&quot;;[.B842]*[.F842]+[.G841];[.G841])" office:value-type="float" office:value="623211" calcext:value-type="float">
            <text:p>62321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43]=&quot;forward&quot;;[.B843];0)" office:value-type="float" office:value="6" calcext:value-type="float">
            <text:p>6</text:p>
          </table:table-cell>
          <table:table-cell table:formula="of:=IF([.A843]=&quot;up&quot;;[.B843] * -1;0)" office:value-type="float" office:value="0" calcext:value-type="float">
            <text:p>0</text:p>
          </table:table-cell>
          <table:table-cell table:formula="of:=IF([.A843]=&quot;down&quot;;[.B843];0)" office:value-type="float" office:value="0" calcext:value-type="float">
            <text:p>0</text:p>
          </table:table-cell>
          <table:table-cell table:formula="of:=[.D843]+[.E843]+[.F842]" office:value-type="float" office:value="719" calcext:value-type="float">
            <text:p>719</text:p>
          </table:table-cell>
          <table:table-cell table:formula="of:=IF([.A843]=&quot;forward&quot;;[.B843]*[.F843]+[.G842];[.G842])" office:value-type="float" office:value="627525" calcext:value-type="float">
            <text:p>6275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4]=&quot;forward&quot;;[.B844];0)" office:value-type="float" office:value="4" calcext:value-type="float">
            <text:p>4</text:p>
          </table:table-cell>
          <table:table-cell table:formula="of:=IF([.A844]=&quot;up&quot;;[.B844] * -1;0)" office:value-type="float" office:value="0" calcext:value-type="float">
            <text:p>0</text:p>
          </table:table-cell>
          <table:table-cell table:formula="of:=IF([.A844]=&quot;down&quot;;[.B844];0)" office:value-type="float" office:value="0" calcext:value-type="float">
            <text:p>0</text:p>
          </table:table-cell>
          <table:table-cell table:formula="of:=[.D844]+[.E844]+[.F843]" office:value-type="float" office:value="719" calcext:value-type="float">
            <text:p>719</text:p>
          </table:table-cell>
          <table:table-cell table:formula="of:=IF([.A844]=&quot;forward&quot;;[.B844]*[.F844]+[.G843];[.G843])" office:value-type="float" office:value="630401" calcext:value-type="float">
            <text:p>6304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45]=&quot;forward&quot;;[.B845];0)" office:value-type="float" office:value="0" calcext:value-type="float">
            <text:p>0</text:p>
          </table:table-cell>
          <table:table-cell table:formula="of:=IF([.A845]=&quot;up&quot;;[.B845] * -1;0)" office:value-type="float" office:value="0" calcext:value-type="float">
            <text:p>0</text:p>
          </table:table-cell>
          <table:table-cell table:formula="of:=IF([.A845]=&quot;down&quot;;[.B845];0)" office:value-type="float" office:value="7" calcext:value-type="float">
            <text:p>7</text:p>
          </table:table-cell>
          <table:table-cell table:formula="of:=[.D845]+[.E845]+[.F844]" office:value-type="float" office:value="726" calcext:value-type="float">
            <text:p>726</text:p>
          </table:table-cell>
          <table:table-cell table:formula="of:=IF([.A845]=&quot;forward&quot;;[.B845]*[.F845]+[.G844];[.G844])" office:value-type="float" office:value="630401" calcext:value-type="float">
            <text:p>6304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46]=&quot;forward&quot;;[.B846];0)" office:value-type="float" office:value="0" calcext:value-type="float">
            <text:p>0</text:p>
          </table:table-cell>
          <table:table-cell table:formula="of:=IF([.A846]=&quot;up&quot;;[.B846] * -1;0)" office:value-type="float" office:value="0" calcext:value-type="float">
            <text:p>0</text:p>
          </table:table-cell>
          <table:table-cell table:formula="of:=IF([.A846]=&quot;down&quot;;[.B846];0)" office:value-type="float" office:value="5" calcext:value-type="float">
            <text:p>5</text:p>
          </table:table-cell>
          <table:table-cell table:formula="of:=[.D846]+[.E846]+[.F845]" office:value-type="float" office:value="731" calcext:value-type="float">
            <text:p>731</text:p>
          </table:table-cell>
          <table:table-cell table:formula="of:=IF([.A846]=&quot;forward&quot;;[.B846]*[.F846]+[.G845];[.G845])" office:value-type="float" office:value="630401" calcext:value-type="float">
            <text:p>63040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7]=&quot;forward&quot;;[.B847];0)" office:value-type="float" office:value="4" calcext:value-type="float">
            <text:p>4</text:p>
          </table:table-cell>
          <table:table-cell table:formula="of:=IF([.A847]=&quot;up&quot;;[.B847] * -1;0)" office:value-type="float" office:value="0" calcext:value-type="float">
            <text:p>0</text:p>
          </table:table-cell>
          <table:table-cell table:formula="of:=IF([.A847]=&quot;down&quot;;[.B847];0)" office:value-type="float" office:value="0" calcext:value-type="float">
            <text:p>0</text:p>
          </table:table-cell>
          <table:table-cell table:formula="of:=[.D847]+[.E847]+[.F846]" office:value-type="float" office:value="731" calcext:value-type="float">
            <text:p>731</text:p>
          </table:table-cell>
          <table:table-cell table:formula="of:=IF([.A847]=&quot;forward&quot;;[.B847]*[.F847]+[.G846];[.G846])" office:value-type="float" office:value="633325" calcext:value-type="float">
            <text:p>6333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48]=&quot;forward&quot;;[.B848];0)" office:value-type="float" office:value="0" calcext:value-type="float">
            <text:p>0</text:p>
          </table:table-cell>
          <table:table-cell table:formula="of:=IF([.A848]=&quot;up&quot;;[.B848] * -1;0)" office:value-type="float" office:value="0" calcext:value-type="float">
            <text:p>0</text:p>
          </table:table-cell>
          <table:table-cell table:formula="of:=IF([.A848]=&quot;down&quot;;[.B848];0)" office:value-type="float" office:value="3" calcext:value-type="float">
            <text:p>3</text:p>
          </table:table-cell>
          <table:table-cell table:formula="of:=[.D848]+[.E848]+[.F847]" office:value-type="float" office:value="734" calcext:value-type="float">
            <text:p>734</text:p>
          </table:table-cell>
          <table:table-cell table:formula="of:=IF([.A848]=&quot;forward&quot;;[.B848]*[.F848]+[.G847];[.G847])" office:value-type="float" office:value="633325" calcext:value-type="float">
            <text:p>6333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49]=&quot;forward&quot;;[.B849];0)" office:value-type="float" office:value="0" calcext:value-type="float">
            <text:p>0</text:p>
          </table:table-cell>
          <table:table-cell table:formula="of:=IF([.A849]=&quot;up&quot;;[.B849] * -1;0)" office:value-type="float" office:value="-4" calcext:value-type="float">
            <text:p>-4</text:p>
          </table:table-cell>
          <table:table-cell table:formula="of:=IF([.A849]=&quot;down&quot;;[.B849];0)" office:value-type="float" office:value="0" calcext:value-type="float">
            <text:p>0</text:p>
          </table:table-cell>
          <table:table-cell table:formula="of:=[.D849]+[.E849]+[.F848]" office:value-type="float" office:value="730" calcext:value-type="float">
            <text:p>730</text:p>
          </table:table-cell>
          <table:table-cell table:formula="of:=IF([.A849]=&quot;forward&quot;;[.B849]*[.F849]+[.G848];[.G848])" office:value-type="float" office:value="633325" calcext:value-type="float">
            <text:p>6333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50]=&quot;forward&quot;;[.B850];0)" office:value-type="float" office:value="3" calcext:value-type="float">
            <text:p>3</text:p>
          </table:table-cell>
          <table:table-cell table:formula="of:=IF([.A850]=&quot;up&quot;;[.B850] * -1;0)" office:value-type="float" office:value="0" calcext:value-type="float">
            <text:p>0</text:p>
          </table:table-cell>
          <table:table-cell table:formula="of:=IF([.A850]=&quot;down&quot;;[.B850];0)" office:value-type="float" office:value="0" calcext:value-type="float">
            <text:p>0</text:p>
          </table:table-cell>
          <table:table-cell table:formula="of:=[.D850]+[.E850]+[.F849]" office:value-type="float" office:value="730" calcext:value-type="float">
            <text:p>730</text:p>
          </table:table-cell>
          <table:table-cell table:formula="of:=IF([.A850]=&quot;forward&quot;;[.B850]*[.F850]+[.G849];[.G849])" office:value-type="float" office:value="635515" calcext:value-type="float">
            <text:p>6355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51]=&quot;forward&quot;;[.B851];0)" office:value-type="float" office:value="0" calcext:value-type="float">
            <text:p>0</text:p>
          </table:table-cell>
          <table:table-cell table:formula="of:=IF([.A851]=&quot;up&quot;;[.B851] * -1;0)" office:value-type="float" office:value="-9" calcext:value-type="float">
            <text:p>-9</text:p>
          </table:table-cell>
          <table:table-cell table:formula="of:=IF([.A851]=&quot;down&quot;;[.B851];0)" office:value-type="float" office:value="0" calcext:value-type="float">
            <text:p>0</text:p>
          </table:table-cell>
          <table:table-cell table:formula="of:=[.D851]+[.E851]+[.F850]" office:value-type="float" office:value="721" calcext:value-type="float">
            <text:p>721</text:p>
          </table:table-cell>
          <table:table-cell table:formula="of:=IF([.A851]=&quot;forward&quot;;[.B851]*[.F851]+[.G850];[.G850])" office:value-type="float" office:value="635515" calcext:value-type="float">
            <text:p>6355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52]=&quot;forward&quot;;[.B852];0)" office:value-type="float" office:value="0" calcext:value-type="float">
            <text:p>0</text:p>
          </table:table-cell>
          <table:table-cell table:formula="of:=IF([.A852]=&quot;up&quot;;[.B852] * -1;0)" office:value-type="float" office:value="0" calcext:value-type="float">
            <text:p>0</text:p>
          </table:table-cell>
          <table:table-cell table:formula="of:=IF([.A852]=&quot;down&quot;;[.B852];0)" office:value-type="float" office:value="8" calcext:value-type="float">
            <text:p>8</text:p>
          </table:table-cell>
          <table:table-cell table:formula="of:=[.D852]+[.E852]+[.F851]" office:value-type="float" office:value="729" calcext:value-type="float">
            <text:p>729</text:p>
          </table:table-cell>
          <table:table-cell table:formula="of:=IF([.A852]=&quot;forward&quot;;[.B852]*[.F852]+[.G851];[.G851])" office:value-type="float" office:value="635515" calcext:value-type="float">
            <text:p>6355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53]=&quot;forward&quot;;[.B853];0)" office:value-type="float" office:value="9" calcext:value-type="float">
            <text:p>9</text:p>
          </table:table-cell>
          <table:table-cell table:formula="of:=IF([.A853]=&quot;up&quot;;[.B853] * -1;0)" office:value-type="float" office:value="0" calcext:value-type="float">
            <text:p>0</text:p>
          </table:table-cell>
          <table:table-cell table:formula="of:=IF([.A853]=&quot;down&quot;;[.B853];0)" office:value-type="float" office:value="0" calcext:value-type="float">
            <text:p>0</text:p>
          </table:table-cell>
          <table:table-cell table:formula="of:=[.D853]+[.E853]+[.F852]" office:value-type="float" office:value="729" calcext:value-type="float">
            <text:p>729</text:p>
          </table:table-cell>
          <table:table-cell table:formula="of:=IF([.A853]=&quot;forward&quot;;[.B853]*[.F853]+[.G852];[.G852])" office:value-type="float" office:value="642076" calcext:value-type="float">
            <text:p>6420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4]=&quot;forward&quot;;[.B854];0)" office:value-type="float" office:value="6" calcext:value-type="float">
            <text:p>6</text:p>
          </table:table-cell>
          <table:table-cell table:formula="of:=IF([.A854]=&quot;up&quot;;[.B854] * -1;0)" office:value-type="float" office:value="0" calcext:value-type="float">
            <text:p>0</text:p>
          </table:table-cell>
          <table:table-cell table:formula="of:=IF([.A854]=&quot;down&quot;;[.B854];0)" office:value-type="float" office:value="0" calcext:value-type="float">
            <text:p>0</text:p>
          </table:table-cell>
          <table:table-cell table:formula="of:=[.D854]+[.E854]+[.F853]" office:value-type="float" office:value="729" calcext:value-type="float">
            <text:p>729</text:p>
          </table:table-cell>
          <table:table-cell table:formula="of:=IF([.A854]=&quot;forward&quot;;[.B854]*[.F854]+[.G853];[.G853])" office:value-type="float" office:value="646450" calcext:value-type="float">
            <text:p>6464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55]=&quot;forward&quot;;[.B855];0)" office:value-type="float" office:value="9" calcext:value-type="float">
            <text:p>9</text:p>
          </table:table-cell>
          <table:table-cell table:formula="of:=IF([.A855]=&quot;up&quot;;[.B855] * -1;0)" office:value-type="float" office:value="0" calcext:value-type="float">
            <text:p>0</text:p>
          </table:table-cell>
          <table:table-cell table:formula="of:=IF([.A855]=&quot;down&quot;;[.B855];0)" office:value-type="float" office:value="0" calcext:value-type="float">
            <text:p>0</text:p>
          </table:table-cell>
          <table:table-cell table:formula="of:=[.D855]+[.E855]+[.F854]" office:value-type="float" office:value="729" calcext:value-type="float">
            <text:p>729</text:p>
          </table:table-cell>
          <table:table-cell table:formula="of:=IF([.A855]=&quot;forward&quot;;[.B855]*[.F855]+[.G854];[.G854])" office:value-type="float" office:value="653011" calcext:value-type="float">
            <text:p>65301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56]=&quot;forward&quot;;[.B856];0)" office:value-type="float" office:value="0" calcext:value-type="float">
            <text:p>0</text:p>
          </table:table-cell>
          <table:table-cell table:formula="of:=IF([.A856]=&quot;up&quot;;[.B856] * -1;0)" office:value-type="float" office:value="0" calcext:value-type="float">
            <text:p>0</text:p>
          </table:table-cell>
          <table:table-cell table:formula="of:=IF([.A856]=&quot;down&quot;;[.B856];0)" office:value-type="float" office:value="1" calcext:value-type="float">
            <text:p>1</text:p>
          </table:table-cell>
          <table:table-cell table:formula="of:=[.D856]+[.E856]+[.F855]" office:value-type="float" office:value="730" calcext:value-type="float">
            <text:p>730</text:p>
          </table:table-cell>
          <table:table-cell table:formula="of:=IF([.A856]=&quot;forward&quot;;[.B856]*[.F856]+[.G855];[.G855])" office:value-type="float" office:value="653011" calcext:value-type="float">
            <text:p>65301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57]=&quot;forward&quot;;[.B857];0)" office:value-type="float" office:value="2" calcext:value-type="float">
            <text:p>2</text:p>
          </table:table-cell>
          <table:table-cell table:formula="of:=IF([.A857]=&quot;up&quot;;[.B857] * -1;0)" office:value-type="float" office:value="0" calcext:value-type="float">
            <text:p>0</text:p>
          </table:table-cell>
          <table:table-cell table:formula="of:=IF([.A857]=&quot;down&quot;;[.B857];0)" office:value-type="float" office:value="0" calcext:value-type="float">
            <text:p>0</text:p>
          </table:table-cell>
          <table:table-cell table:formula="of:=[.D857]+[.E857]+[.F856]" office:value-type="float" office:value="730" calcext:value-type="float">
            <text:p>730</text:p>
          </table:table-cell>
          <table:table-cell table:formula="of:=IF([.A857]=&quot;forward&quot;;[.B857]*[.F857]+[.G856];[.G856])" office:value-type="float" office:value="654471" calcext:value-type="float">
            <text:p>6544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58]=&quot;forward&quot;;[.B858];0)" office:value-type="float" office:value="0" calcext:value-type="float">
            <text:p>0</text:p>
          </table:table-cell>
          <table:table-cell table:formula="of:=IF([.A858]=&quot;up&quot;;[.B858] * -1;0)" office:value-type="float" office:value="-5" calcext:value-type="float">
            <text:p>-5</text:p>
          </table:table-cell>
          <table:table-cell table:formula="of:=IF([.A858]=&quot;down&quot;;[.B858];0)" office:value-type="float" office:value="0" calcext:value-type="float">
            <text:p>0</text:p>
          </table:table-cell>
          <table:table-cell table:formula="of:=[.D858]+[.E858]+[.F857]" office:value-type="float" office:value="725" calcext:value-type="float">
            <text:p>725</text:p>
          </table:table-cell>
          <table:table-cell table:formula="of:=IF([.A858]=&quot;forward&quot;;[.B858]*[.F858]+[.G857];[.G857])" office:value-type="float" office:value="654471" calcext:value-type="float">
            <text:p>6544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59]=&quot;forward&quot;;[.B859];0)" office:value-type="float" office:value="0" calcext:value-type="float">
            <text:p>0</text:p>
          </table:table-cell>
          <table:table-cell table:formula="of:=IF([.A859]=&quot;up&quot;;[.B859] * -1;0)" office:value-type="float" office:value="0" calcext:value-type="float">
            <text:p>0</text:p>
          </table:table-cell>
          <table:table-cell table:formula="of:=IF([.A859]=&quot;down&quot;;[.B859];0)" office:value-type="float" office:value="9" calcext:value-type="float">
            <text:p>9</text:p>
          </table:table-cell>
          <table:table-cell table:formula="of:=[.D859]+[.E859]+[.F858]" office:value-type="float" office:value="734" calcext:value-type="float">
            <text:p>734</text:p>
          </table:table-cell>
          <table:table-cell table:formula="of:=IF([.A859]=&quot;forward&quot;;[.B859]*[.F859]+[.G858];[.G858])" office:value-type="float" office:value="654471" calcext:value-type="float">
            <text:p>6544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60]=&quot;forward&quot;;[.B860];0)" office:value-type="float" office:value="0" calcext:value-type="float">
            <text:p>0</text:p>
          </table:table-cell>
          <table:table-cell table:formula="of:=IF([.A860]=&quot;up&quot;;[.B860] * -1;0)" office:value-type="float" office:value="0" calcext:value-type="float">
            <text:p>0</text:p>
          </table:table-cell>
          <table:table-cell table:formula="of:=IF([.A860]=&quot;down&quot;;[.B860];0)" office:value-type="float" office:value="2" calcext:value-type="float">
            <text:p>2</text:p>
          </table:table-cell>
          <table:table-cell table:formula="of:=[.D860]+[.E860]+[.F859]" office:value-type="float" office:value="736" calcext:value-type="float">
            <text:p>736</text:p>
          </table:table-cell>
          <table:table-cell table:formula="of:=IF([.A860]=&quot;forward&quot;;[.B860]*[.F860]+[.G859];[.G859])" office:value-type="float" office:value="654471" calcext:value-type="float">
            <text:p>6544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61]=&quot;forward&quot;;[.B861];0)" office:value-type="float" office:value="0" calcext:value-type="float">
            <text:p>0</text:p>
          </table:table-cell>
          <table:table-cell table:formula="of:=IF([.A861]=&quot;up&quot;;[.B861] * -1;0)" office:value-type="float" office:value="0" calcext:value-type="float">
            <text:p>0</text:p>
          </table:table-cell>
          <table:table-cell table:formula="of:=IF([.A861]=&quot;down&quot;;[.B861];0)" office:value-type="float" office:value="9" calcext:value-type="float">
            <text:p>9</text:p>
          </table:table-cell>
          <table:table-cell table:formula="of:=[.D861]+[.E861]+[.F860]" office:value-type="float" office:value="745" calcext:value-type="float">
            <text:p>745</text:p>
          </table:table-cell>
          <table:table-cell table:formula="of:=IF([.A861]=&quot;forward&quot;;[.B861]*[.F861]+[.G860];[.G860])" office:value-type="float" office:value="654471" calcext:value-type="float">
            <text:p>6544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62]=&quot;forward&quot;;[.B862];0)" office:value-type="float" office:value="0" calcext:value-type="float">
            <text:p>0</text:p>
          </table:table-cell>
          <table:table-cell table:formula="of:=IF([.A862]=&quot;up&quot;;[.B862] * -1;0)" office:value-type="float" office:value="-8" calcext:value-type="float">
            <text:p>-8</text:p>
          </table:table-cell>
          <table:table-cell table:formula="of:=IF([.A862]=&quot;down&quot;;[.B862];0)" office:value-type="float" office:value="0" calcext:value-type="float">
            <text:p>0</text:p>
          </table:table-cell>
          <table:table-cell table:formula="of:=[.D862]+[.E862]+[.F861]" office:value-type="float" office:value="737" calcext:value-type="float">
            <text:p>737</text:p>
          </table:table-cell>
          <table:table-cell table:formula="of:=IF([.A862]=&quot;forward&quot;;[.B862]*[.F862]+[.G861];[.G861])" office:value-type="float" office:value="654471" calcext:value-type="float">
            <text:p>65447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63]=&quot;forward&quot;;[.B863];0)" office:value-type="float" office:value="7" calcext:value-type="float">
            <text:p>7</text:p>
          </table:table-cell>
          <table:table-cell table:formula="of:=IF([.A863]=&quot;up&quot;;[.B863] * -1;0)" office:value-type="float" office:value="0" calcext:value-type="float">
            <text:p>0</text:p>
          </table:table-cell>
          <table:table-cell table:formula="of:=IF([.A863]=&quot;down&quot;;[.B863];0)" office:value-type="float" office:value="0" calcext:value-type="float">
            <text:p>0</text:p>
          </table:table-cell>
          <table:table-cell table:formula="of:=[.D863]+[.E863]+[.F862]" office:value-type="float" office:value="737" calcext:value-type="float">
            <text:p>737</text:p>
          </table:table-cell>
          <table:table-cell table:formula="of:=IF([.A863]=&quot;forward&quot;;[.B863]*[.F863]+[.G862];[.G862])" office:value-type="float" office:value="659630" calcext:value-type="float">
            <text:p>6596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64]=&quot;forward&quot;;[.B864];0)" office:value-type="float" office:value="8" calcext:value-type="float">
            <text:p>8</text:p>
          </table:table-cell>
          <table:table-cell table:formula="of:=IF([.A864]=&quot;up&quot;;[.B864] * -1;0)" office:value-type="float" office:value="0" calcext:value-type="float">
            <text:p>0</text:p>
          </table:table-cell>
          <table:table-cell table:formula="of:=IF([.A864]=&quot;down&quot;;[.B864];0)" office:value-type="float" office:value="0" calcext:value-type="float">
            <text:p>0</text:p>
          </table:table-cell>
          <table:table-cell table:formula="of:=[.D864]+[.E864]+[.F863]" office:value-type="float" office:value="737" calcext:value-type="float">
            <text:p>737</text:p>
          </table:table-cell>
          <table:table-cell table:formula="of:=IF([.A864]=&quot;forward&quot;;[.B864]*[.F864]+[.G863];[.G863])" office:value-type="float" office:value="665526" calcext:value-type="float">
            <text:p>66552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65]=&quot;forward&quot;;[.B865];0)" office:value-type="float" office:value="4" calcext:value-type="float">
            <text:p>4</text:p>
          </table:table-cell>
          <table:table-cell table:formula="of:=IF([.A865]=&quot;up&quot;;[.B865] * -1;0)" office:value-type="float" office:value="0" calcext:value-type="float">
            <text:p>0</text:p>
          </table:table-cell>
          <table:table-cell table:formula="of:=IF([.A865]=&quot;down&quot;;[.B865];0)" office:value-type="float" office:value="0" calcext:value-type="float">
            <text:p>0</text:p>
          </table:table-cell>
          <table:table-cell table:formula="of:=[.D865]+[.E865]+[.F864]" office:value-type="float" office:value="737" calcext:value-type="float">
            <text:p>737</text:p>
          </table:table-cell>
          <table:table-cell table:formula="of:=IF([.A865]=&quot;forward&quot;;[.B865]*[.F865]+[.G864];[.G864])" office:value-type="float" office:value="668474" calcext:value-type="float">
            <text:p>6684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66]=&quot;forward&quot;;[.B866];0)" office:value-type="float" office:value="0" calcext:value-type="float">
            <text:p>0</text:p>
          </table:table-cell>
          <table:table-cell table:formula="of:=IF([.A866]=&quot;up&quot;;[.B866] * -1;0)" office:value-type="float" office:value="0" calcext:value-type="float">
            <text:p>0</text:p>
          </table:table-cell>
          <table:table-cell table:formula="of:=IF([.A866]=&quot;down&quot;;[.B866];0)" office:value-type="float" office:value="1" calcext:value-type="float">
            <text:p>1</text:p>
          </table:table-cell>
          <table:table-cell table:formula="of:=[.D866]+[.E866]+[.F865]" office:value-type="float" office:value="738" calcext:value-type="float">
            <text:p>738</text:p>
          </table:table-cell>
          <table:table-cell table:formula="of:=IF([.A866]=&quot;forward&quot;;[.B866]*[.F866]+[.G865];[.G865])" office:value-type="float" office:value="668474" calcext:value-type="float">
            <text:p>6684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67]=&quot;forward&quot;;[.B867];0)" office:value-type="float" office:value="0" calcext:value-type="float">
            <text:p>0</text:p>
          </table:table-cell>
          <table:table-cell table:formula="of:=IF([.A867]=&quot;up&quot;;[.B867] * -1;0)" office:value-type="float" office:value="-8" calcext:value-type="float">
            <text:p>-8</text:p>
          </table:table-cell>
          <table:table-cell table:formula="of:=IF([.A867]=&quot;down&quot;;[.B867];0)" office:value-type="float" office:value="0" calcext:value-type="float">
            <text:p>0</text:p>
          </table:table-cell>
          <table:table-cell table:formula="of:=[.D867]+[.E867]+[.F866]" office:value-type="float" office:value="730" calcext:value-type="float">
            <text:p>730</text:p>
          </table:table-cell>
          <table:table-cell table:formula="of:=IF([.A867]=&quot;forward&quot;;[.B867]*[.F867]+[.G866];[.G866])" office:value-type="float" office:value="668474" calcext:value-type="float">
            <text:p>6684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68]=&quot;forward&quot;;[.B868];0)" office:value-type="float" office:value="8" calcext:value-type="float">
            <text:p>8</text:p>
          </table:table-cell>
          <table:table-cell table:formula="of:=IF([.A868]=&quot;up&quot;;[.B868] * -1;0)" office:value-type="float" office:value="0" calcext:value-type="float">
            <text:p>0</text:p>
          </table:table-cell>
          <table:table-cell table:formula="of:=IF([.A868]=&quot;down&quot;;[.B868];0)" office:value-type="float" office:value="0" calcext:value-type="float">
            <text:p>0</text:p>
          </table:table-cell>
          <table:table-cell table:formula="of:=[.D868]+[.E868]+[.F867]" office:value-type="float" office:value="730" calcext:value-type="float">
            <text:p>730</text:p>
          </table:table-cell>
          <table:table-cell table:formula="of:=IF([.A868]=&quot;forward&quot;;[.B868]*[.F868]+[.G867];[.G867])" office:value-type="float" office:value="674314" calcext:value-type="float">
            <text:p>6743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69]=&quot;forward&quot;;[.B869];0)" office:value-type="float" office:value="0" calcext:value-type="float">
            <text:p>0</text:p>
          </table:table-cell>
          <table:table-cell table:formula="of:=IF([.A869]=&quot;up&quot;;[.B869] * -1;0)" office:value-type="float" office:value="0" calcext:value-type="float">
            <text:p>0</text:p>
          </table:table-cell>
          <table:table-cell table:formula="of:=IF([.A869]=&quot;down&quot;;[.B869];0)" office:value-type="float" office:value="8" calcext:value-type="float">
            <text:p>8</text:p>
          </table:table-cell>
          <table:table-cell table:formula="of:=[.D869]+[.E869]+[.F868]" office:value-type="float" office:value="738" calcext:value-type="float">
            <text:p>738</text:p>
          </table:table-cell>
          <table:table-cell table:formula="of:=IF([.A869]=&quot;forward&quot;;[.B869]*[.F869]+[.G868];[.G868])" office:value-type="float" office:value="674314" calcext:value-type="float">
            <text:p>6743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70]=&quot;forward&quot;;[.B870];0)" office:value-type="float" office:value="0" calcext:value-type="float">
            <text:p>0</text:p>
          </table:table-cell>
          <table:table-cell table:formula="of:=IF([.A870]=&quot;up&quot;;[.B870] * -1;0)" office:value-type="float" office:value="0" calcext:value-type="float">
            <text:p>0</text:p>
          </table:table-cell>
          <table:table-cell table:formula="of:=IF([.A870]=&quot;down&quot;;[.B870];0)" office:value-type="float" office:value="4" calcext:value-type="float">
            <text:p>4</text:p>
          </table:table-cell>
          <table:table-cell table:formula="of:=[.D870]+[.E870]+[.F869]" office:value-type="float" office:value="742" calcext:value-type="float">
            <text:p>742</text:p>
          </table:table-cell>
          <table:table-cell table:formula="of:=IF([.A870]=&quot;forward&quot;;[.B870]*[.F870]+[.G869];[.G869])" office:value-type="float" office:value="674314" calcext:value-type="float">
            <text:p>6743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71]=&quot;forward&quot;;[.B871];0)" office:value-type="float" office:value="9" calcext:value-type="float">
            <text:p>9</text:p>
          </table:table-cell>
          <table:table-cell table:formula="of:=IF([.A871]=&quot;up&quot;;[.B871] * -1;0)" office:value-type="float" office:value="0" calcext:value-type="float">
            <text:p>0</text:p>
          </table:table-cell>
          <table:table-cell table:formula="of:=IF([.A871]=&quot;down&quot;;[.B871];0)" office:value-type="float" office:value="0" calcext:value-type="float">
            <text:p>0</text:p>
          </table:table-cell>
          <table:table-cell table:formula="of:=[.D871]+[.E871]+[.F870]" office:value-type="float" office:value="742" calcext:value-type="float">
            <text:p>742</text:p>
          </table:table-cell>
          <table:table-cell table:formula="of:=IF([.A871]=&quot;forward&quot;;[.B871]*[.F871]+[.G870];[.G870])" office:value-type="float" office:value="680992" calcext:value-type="float">
            <text:p>6809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72]=&quot;forward&quot;;[.B872];0)" office:value-type="float" office:value="0" calcext:value-type="float">
            <text:p>0</text:p>
          </table:table-cell>
          <table:table-cell table:formula="of:=IF([.A872]=&quot;up&quot;;[.B872] * -1;0)" office:value-type="float" office:value="0" calcext:value-type="float">
            <text:p>0</text:p>
          </table:table-cell>
          <table:table-cell table:formula="of:=IF([.A872]=&quot;down&quot;;[.B872];0)" office:value-type="float" office:value="3" calcext:value-type="float">
            <text:p>3</text:p>
          </table:table-cell>
          <table:table-cell table:formula="of:=[.D872]+[.E872]+[.F871]" office:value-type="float" office:value="745" calcext:value-type="float">
            <text:p>745</text:p>
          </table:table-cell>
          <table:table-cell table:formula="of:=IF([.A872]=&quot;forward&quot;;[.B872]*[.F872]+[.G871];[.G871])" office:value-type="float" office:value="680992" calcext:value-type="float">
            <text:p>6809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73]=&quot;forward&quot;;[.B873];0)" office:value-type="float" office:value="7" calcext:value-type="float">
            <text:p>7</text:p>
          </table:table-cell>
          <table:table-cell table:formula="of:=IF([.A873]=&quot;up&quot;;[.B873] * -1;0)" office:value-type="float" office:value="0" calcext:value-type="float">
            <text:p>0</text:p>
          </table:table-cell>
          <table:table-cell table:formula="of:=IF([.A873]=&quot;down&quot;;[.B873];0)" office:value-type="float" office:value="0" calcext:value-type="float">
            <text:p>0</text:p>
          </table:table-cell>
          <table:table-cell table:formula="of:=[.D873]+[.E873]+[.F872]" office:value-type="float" office:value="745" calcext:value-type="float">
            <text:p>745</text:p>
          </table:table-cell>
          <table:table-cell table:formula="of:=IF([.A873]=&quot;forward&quot;;[.B873]*[.F873]+[.G872];[.G872])" office:value-type="float" office:value="686207" calcext:value-type="float">
            <text:p>6862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74]=&quot;forward&quot;;[.B874];0)" office:value-type="float" office:value="9" calcext:value-type="float">
            <text:p>9</text:p>
          </table:table-cell>
          <table:table-cell table:formula="of:=IF([.A874]=&quot;up&quot;;[.B874] * -1;0)" office:value-type="float" office:value="0" calcext:value-type="float">
            <text:p>0</text:p>
          </table:table-cell>
          <table:table-cell table:formula="of:=IF([.A874]=&quot;down&quot;;[.B874];0)" office:value-type="float" office:value="0" calcext:value-type="float">
            <text:p>0</text:p>
          </table:table-cell>
          <table:table-cell table:formula="of:=[.D874]+[.E874]+[.F873]" office:value-type="float" office:value="745" calcext:value-type="float">
            <text:p>745</text:p>
          </table:table-cell>
          <table:table-cell table:formula="of:=IF([.A874]=&quot;forward&quot;;[.B874]*[.F874]+[.G873];[.G873])" office:value-type="float" office:value="692912" calcext:value-type="float">
            <text:p>6929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75]=&quot;forward&quot;;[.B875];0)" office:value-type="float" office:value="0" calcext:value-type="float">
            <text:p>0</text:p>
          </table:table-cell>
          <table:table-cell table:formula="of:=IF([.A875]=&quot;up&quot;;[.B875] * -1;0)" office:value-type="float" office:value="0" calcext:value-type="float">
            <text:p>0</text:p>
          </table:table-cell>
          <table:table-cell table:formula="of:=IF([.A875]=&quot;down&quot;;[.B875];0)" office:value-type="float" office:value="5" calcext:value-type="float">
            <text:p>5</text:p>
          </table:table-cell>
          <table:table-cell table:formula="of:=[.D875]+[.E875]+[.F874]" office:value-type="float" office:value="750" calcext:value-type="float">
            <text:p>750</text:p>
          </table:table-cell>
          <table:table-cell table:formula="of:=IF([.A875]=&quot;forward&quot;;[.B875]*[.F875]+[.G874];[.G874])" office:value-type="float" office:value="692912" calcext:value-type="float">
            <text:p>6929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76]=&quot;forward&quot;;[.B876];0)" office:value-type="float" office:value="7" calcext:value-type="float">
            <text:p>7</text:p>
          </table:table-cell>
          <table:table-cell table:formula="of:=IF([.A876]=&quot;up&quot;;[.B876] * -1;0)" office:value-type="float" office:value="0" calcext:value-type="float">
            <text:p>0</text:p>
          </table:table-cell>
          <table:table-cell table:formula="of:=IF([.A876]=&quot;down&quot;;[.B876];0)" office:value-type="float" office:value="0" calcext:value-type="float">
            <text:p>0</text:p>
          </table:table-cell>
          <table:table-cell table:formula="of:=[.D876]+[.E876]+[.F875]" office:value-type="float" office:value="750" calcext:value-type="float">
            <text:p>750</text:p>
          </table:table-cell>
          <table:table-cell table:formula="of:=IF([.A876]=&quot;forward&quot;;[.B876]*[.F876]+[.G875];[.G875])" office:value-type="float" office:value="698162" calcext:value-type="float">
            <text:p>6981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77]=&quot;forward&quot;;[.B877];0)" office:value-type="float" office:value="1" calcext:value-type="float">
            <text:p>1</text:p>
          </table:table-cell>
          <table:table-cell table:formula="of:=IF([.A877]=&quot;up&quot;;[.B877] * -1;0)" office:value-type="float" office:value="0" calcext:value-type="float">
            <text:p>0</text:p>
          </table:table-cell>
          <table:table-cell table:formula="of:=IF([.A877]=&quot;down&quot;;[.B877];0)" office:value-type="float" office:value="0" calcext:value-type="float">
            <text:p>0</text:p>
          </table:table-cell>
          <table:table-cell table:formula="of:=[.D877]+[.E877]+[.F876]" office:value-type="float" office:value="750" calcext:value-type="float">
            <text:p>750</text:p>
          </table:table-cell>
          <table:table-cell table:formula="of:=IF([.A877]=&quot;forward&quot;;[.B877]*[.F877]+[.G876];[.G876])" office:value-type="float" office:value="698912" calcext:value-type="float">
            <text:p>6989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78]=&quot;forward&quot;;[.B878];0)" office:value-type="float" office:value="5" calcext:value-type="float">
            <text:p>5</text:p>
          </table:table-cell>
          <table:table-cell table:formula="of:=IF([.A878]=&quot;up&quot;;[.B878] * -1;0)" office:value-type="float" office:value="0" calcext:value-type="float">
            <text:p>0</text:p>
          </table:table-cell>
          <table:table-cell table:formula="of:=IF([.A878]=&quot;down&quot;;[.B878];0)" office:value-type="float" office:value="0" calcext:value-type="float">
            <text:p>0</text:p>
          </table:table-cell>
          <table:table-cell table:formula="of:=[.D878]+[.E878]+[.F877]" office:value-type="float" office:value="750" calcext:value-type="float">
            <text:p>750</text:p>
          </table:table-cell>
          <table:table-cell table:formula="of:=IF([.A878]=&quot;forward&quot;;[.B878]*[.F878]+[.G877];[.G877])" office:value-type="float" office:value="702662" calcext:value-type="float">
            <text:p>7026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79]=&quot;forward&quot;;[.B879];0)" office:value-type="float" office:value="2" calcext:value-type="float">
            <text:p>2</text:p>
          </table:table-cell>
          <table:table-cell table:formula="of:=IF([.A879]=&quot;up&quot;;[.B879] * -1;0)" office:value-type="float" office:value="0" calcext:value-type="float">
            <text:p>0</text:p>
          </table:table-cell>
          <table:table-cell table:formula="of:=IF([.A879]=&quot;down&quot;;[.B879];0)" office:value-type="float" office:value="0" calcext:value-type="float">
            <text:p>0</text:p>
          </table:table-cell>
          <table:table-cell table:formula="of:=[.D879]+[.E879]+[.F878]" office:value-type="float" office:value="750" calcext:value-type="float">
            <text:p>750</text:p>
          </table:table-cell>
          <table:table-cell table:formula="of:=IF([.A879]=&quot;forward&quot;;[.B879]*[.F879]+[.G878];[.G878])" office:value-type="float" office:value="704162" calcext:value-type="float">
            <text:p>7041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80]=&quot;forward&quot;;[.B880];0)" office:value-type="float" office:value="0" calcext:value-type="float">
            <text:p>0</text:p>
          </table:table-cell>
          <table:table-cell table:formula="of:=IF([.A880]=&quot;up&quot;;[.B880] * -1;0)" office:value-type="float" office:value="0" calcext:value-type="float">
            <text:p>0</text:p>
          </table:table-cell>
          <table:table-cell table:formula="of:=IF([.A880]=&quot;down&quot;;[.B880];0)" office:value-type="float" office:value="4" calcext:value-type="float">
            <text:p>4</text:p>
          </table:table-cell>
          <table:table-cell table:formula="of:=[.D880]+[.E880]+[.F879]" office:value-type="float" office:value="754" calcext:value-type="float">
            <text:p>754</text:p>
          </table:table-cell>
          <table:table-cell table:formula="of:=IF([.A880]=&quot;forward&quot;;[.B880]*[.F880]+[.G879];[.G879])" office:value-type="float" office:value="704162" calcext:value-type="float">
            <text:p>7041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81]=&quot;forward&quot;;[.B881];0)" office:value-type="float" office:value="7" calcext:value-type="float">
            <text:p>7</text:p>
          </table:table-cell>
          <table:table-cell table:formula="of:=IF([.A881]=&quot;up&quot;;[.B881] * -1;0)" office:value-type="float" office:value="0" calcext:value-type="float">
            <text:p>0</text:p>
          </table:table-cell>
          <table:table-cell table:formula="of:=IF([.A881]=&quot;down&quot;;[.B881];0)" office:value-type="float" office:value="0" calcext:value-type="float">
            <text:p>0</text:p>
          </table:table-cell>
          <table:table-cell table:formula="of:=[.D881]+[.E881]+[.F880]" office:value-type="float" office:value="754" calcext:value-type="float">
            <text:p>754</text:p>
          </table:table-cell>
          <table:table-cell table:formula="of:=IF([.A881]=&quot;forward&quot;;[.B881]*[.F881]+[.G880];[.G880])" office:value-type="float" office:value="709440" calcext:value-type="float">
            <text:p>70944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82]=&quot;forward&quot;;[.B882];0)" office:value-type="float" office:value="0" calcext:value-type="float">
            <text:p>0</text:p>
          </table:table-cell>
          <table:table-cell table:formula="of:=IF([.A882]=&quot;up&quot;;[.B882] * -1;0)" office:value-type="float" office:value="0" calcext:value-type="float">
            <text:p>0</text:p>
          </table:table-cell>
          <table:table-cell table:formula="of:=IF([.A882]=&quot;down&quot;;[.B882];0)" office:value-type="float" office:value="6" calcext:value-type="float">
            <text:p>6</text:p>
          </table:table-cell>
          <table:table-cell table:formula="of:=[.D882]+[.E882]+[.F881]" office:value-type="float" office:value="760" calcext:value-type="float">
            <text:p>760</text:p>
          </table:table-cell>
          <table:table-cell table:formula="of:=IF([.A882]=&quot;forward&quot;;[.B882]*[.F882]+[.G881];[.G881])" office:value-type="float" office:value="709440" calcext:value-type="float">
            <text:p>7094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83]=&quot;forward&quot;;[.B883];0)" office:value-type="float" office:value="3" calcext:value-type="float">
            <text:p>3</text:p>
          </table:table-cell>
          <table:table-cell table:formula="of:=IF([.A883]=&quot;up&quot;;[.B883] * -1;0)" office:value-type="float" office:value="0" calcext:value-type="float">
            <text:p>0</text:p>
          </table:table-cell>
          <table:table-cell table:formula="of:=IF([.A883]=&quot;down&quot;;[.B883];0)" office:value-type="float" office:value="0" calcext:value-type="float">
            <text:p>0</text:p>
          </table:table-cell>
          <table:table-cell table:formula="of:=[.D883]+[.E883]+[.F882]" office:value-type="float" office:value="760" calcext:value-type="float">
            <text:p>760</text:p>
          </table:table-cell>
          <table:table-cell table:formula="of:=IF([.A883]=&quot;forward&quot;;[.B883]*[.F883]+[.G882];[.G882])" office:value-type="float" office:value="711720" calcext:value-type="float">
            <text:p>7117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84]=&quot;forward&quot;;[.B884];0)" office:value-type="float" office:value="0" calcext:value-type="float">
            <text:p>0</text:p>
          </table:table-cell>
          <table:table-cell table:formula="of:=IF([.A884]=&quot;up&quot;;[.B884] * -1;0)" office:value-type="float" office:value="0" calcext:value-type="float">
            <text:p>0</text:p>
          </table:table-cell>
          <table:table-cell table:formula="of:=IF([.A884]=&quot;down&quot;;[.B884];0)" office:value-type="float" office:value="9" calcext:value-type="float">
            <text:p>9</text:p>
          </table:table-cell>
          <table:table-cell table:formula="of:=[.D884]+[.E884]+[.F883]" office:value-type="float" office:value="769" calcext:value-type="float">
            <text:p>769</text:p>
          </table:table-cell>
          <table:table-cell table:formula="of:=IF([.A884]=&quot;forward&quot;;[.B884]*[.F884]+[.G883];[.G883])" office:value-type="float" office:value="711720" calcext:value-type="float">
            <text:p>7117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85]=&quot;forward&quot;;[.B885];0)" office:value-type="float" office:value="3" calcext:value-type="float">
            <text:p>3</text:p>
          </table:table-cell>
          <table:table-cell table:formula="of:=IF([.A885]=&quot;up&quot;;[.B885] * -1;0)" office:value-type="float" office:value="0" calcext:value-type="float">
            <text:p>0</text:p>
          </table:table-cell>
          <table:table-cell table:formula="of:=IF([.A885]=&quot;down&quot;;[.B885];0)" office:value-type="float" office:value="0" calcext:value-type="float">
            <text:p>0</text:p>
          </table:table-cell>
          <table:table-cell table:formula="of:=[.D885]+[.E885]+[.F884]" office:value-type="float" office:value="769" calcext:value-type="float">
            <text:p>769</text:p>
          </table:table-cell>
          <table:table-cell table:formula="of:=IF([.A885]=&quot;forward&quot;;[.B885]*[.F885]+[.G884];[.G884])" office:value-type="float" office:value="714027" calcext:value-type="float">
            <text:p>7140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86]=&quot;forward&quot;;[.B886];0)" office:value-type="float" office:value="0" calcext:value-type="float">
            <text:p>0</text:p>
          </table:table-cell>
          <table:table-cell table:formula="of:=IF([.A886]=&quot;up&quot;;[.B886] * -1;0)" office:value-type="float" office:value="0" calcext:value-type="float">
            <text:p>0</text:p>
          </table:table-cell>
          <table:table-cell table:formula="of:=IF([.A886]=&quot;down&quot;;[.B886];0)" office:value-type="float" office:value="5" calcext:value-type="float">
            <text:p>5</text:p>
          </table:table-cell>
          <table:table-cell table:formula="of:=[.D886]+[.E886]+[.F885]" office:value-type="float" office:value="774" calcext:value-type="float">
            <text:p>774</text:p>
          </table:table-cell>
          <table:table-cell table:formula="of:=IF([.A886]=&quot;forward&quot;;[.B886]*[.F886]+[.G885];[.G885])" office:value-type="float" office:value="714027" calcext:value-type="float">
            <text:p>7140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87]=&quot;forward&quot;;[.B887];0)" office:value-type="float" office:value="0" calcext:value-type="float">
            <text:p>0</text:p>
          </table:table-cell>
          <table:table-cell table:formula="of:=IF([.A887]=&quot;up&quot;;[.B887] * -1;0)" office:value-type="float" office:value="-6" calcext:value-type="float">
            <text:p>-6</text:p>
          </table:table-cell>
          <table:table-cell table:formula="of:=IF([.A887]=&quot;down&quot;;[.B887];0)" office:value-type="float" office:value="0" calcext:value-type="float">
            <text:p>0</text:p>
          </table:table-cell>
          <table:table-cell table:formula="of:=[.D887]+[.E887]+[.F886]" office:value-type="float" office:value="768" calcext:value-type="float">
            <text:p>768</text:p>
          </table:table-cell>
          <table:table-cell table:formula="of:=IF([.A887]=&quot;forward&quot;;[.B887]*[.F887]+[.G886];[.G886])" office:value-type="float" office:value="714027" calcext:value-type="float">
            <text:p>7140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88]=&quot;forward&quot;;[.B888];0)" office:value-type="float" office:value="0" calcext:value-type="float">
            <text:p>0</text:p>
          </table:table-cell>
          <table:table-cell table:formula="of:=IF([.A888]=&quot;up&quot;;[.B888] * -1;0)" office:value-type="float" office:value="-3" calcext:value-type="float">
            <text:p>-3</text:p>
          </table:table-cell>
          <table:table-cell table:formula="of:=IF([.A888]=&quot;down&quot;;[.B888];0)" office:value-type="float" office:value="0" calcext:value-type="float">
            <text:p>0</text:p>
          </table:table-cell>
          <table:table-cell table:formula="of:=[.D888]+[.E888]+[.F887]" office:value-type="float" office:value="765" calcext:value-type="float">
            <text:p>765</text:p>
          </table:table-cell>
          <table:table-cell table:formula="of:=IF([.A888]=&quot;forward&quot;;[.B888]*[.F888]+[.G887];[.G887])" office:value-type="float" office:value="714027" calcext:value-type="float">
            <text:p>7140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89]=&quot;forward&quot;;[.B889];0)" office:value-type="float" office:value="1" calcext:value-type="float">
            <text:p>1</text:p>
          </table:table-cell>
          <table:table-cell table:formula="of:=IF([.A889]=&quot;up&quot;;[.B889] * -1;0)" office:value-type="float" office:value="0" calcext:value-type="float">
            <text:p>0</text:p>
          </table:table-cell>
          <table:table-cell table:formula="of:=IF([.A889]=&quot;down&quot;;[.B889];0)" office:value-type="float" office:value="0" calcext:value-type="float">
            <text:p>0</text:p>
          </table:table-cell>
          <table:table-cell table:formula="of:=[.D889]+[.E889]+[.F888]" office:value-type="float" office:value="765" calcext:value-type="float">
            <text:p>765</text:p>
          </table:table-cell>
          <table:table-cell table:formula="of:=IF([.A889]=&quot;forward&quot;;[.B889]*[.F889]+[.G888];[.G888])" office:value-type="float" office:value="714792" calcext:value-type="float">
            <text:p>7147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90]=&quot;forward&quot;;[.B890];0)" office:value-type="float" office:value="0" calcext:value-type="float">
            <text:p>0</text:p>
          </table:table-cell>
          <table:table-cell table:formula="of:=IF([.A890]=&quot;up&quot;;[.B890] * -1;0)" office:value-type="float" office:value="-9" calcext:value-type="float">
            <text:p>-9</text:p>
          </table:table-cell>
          <table:table-cell table:formula="of:=IF([.A890]=&quot;down&quot;;[.B890];0)" office:value-type="float" office:value="0" calcext:value-type="float">
            <text:p>0</text:p>
          </table:table-cell>
          <table:table-cell table:formula="of:=[.D890]+[.E890]+[.F889]" office:value-type="float" office:value="756" calcext:value-type="float">
            <text:p>756</text:p>
          </table:table-cell>
          <table:table-cell table:formula="of:=IF([.A890]=&quot;forward&quot;;[.B890]*[.F890]+[.G889];[.G889])" office:value-type="float" office:value="714792" calcext:value-type="float">
            <text:p>7147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91]=&quot;forward&quot;;[.B891];0)" office:value-type="float" office:value="0" calcext:value-type="float">
            <text:p>0</text:p>
          </table:table-cell>
          <table:table-cell table:formula="of:=IF([.A891]=&quot;up&quot;;[.B891] * -1;0)" office:value-type="float" office:value="0" calcext:value-type="float">
            <text:p>0</text:p>
          </table:table-cell>
          <table:table-cell table:formula="of:=IF([.A891]=&quot;down&quot;;[.B891];0)" office:value-type="float" office:value="1" calcext:value-type="float">
            <text:p>1</text:p>
          </table:table-cell>
          <table:table-cell table:formula="of:=[.D891]+[.E891]+[.F890]" office:value-type="float" office:value="757" calcext:value-type="float">
            <text:p>757</text:p>
          </table:table-cell>
          <table:table-cell table:formula="of:=IF([.A891]=&quot;forward&quot;;[.B891]*[.F891]+[.G890];[.G890])" office:value-type="float" office:value="714792" calcext:value-type="float">
            <text:p>7147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92]=&quot;forward&quot;;[.B892];0)" office:value-type="float" office:value="2" calcext:value-type="float">
            <text:p>2</text:p>
          </table:table-cell>
          <table:table-cell table:formula="of:=IF([.A892]=&quot;up&quot;;[.B892] * -1;0)" office:value-type="float" office:value="0" calcext:value-type="float">
            <text:p>0</text:p>
          </table:table-cell>
          <table:table-cell table:formula="of:=IF([.A892]=&quot;down&quot;;[.B892];0)" office:value-type="float" office:value="0" calcext:value-type="float">
            <text:p>0</text:p>
          </table:table-cell>
          <table:table-cell table:formula="of:=[.D892]+[.E892]+[.F891]" office:value-type="float" office:value="757" calcext:value-type="float">
            <text:p>757</text:p>
          </table:table-cell>
          <table:table-cell table:formula="of:=IF([.A892]=&quot;forward&quot;;[.B892]*[.F892]+[.G891];[.G891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93]=&quot;forward&quot;;[.B893];0)" office:value-type="float" office:value="0" calcext:value-type="float">
            <text:p>0</text:p>
          </table:table-cell>
          <table:table-cell table:formula="of:=IF([.A893]=&quot;up&quot;;[.B893] * -1;0)" office:value-type="float" office:value="0" calcext:value-type="float">
            <text:p>0</text:p>
          </table:table-cell>
          <table:table-cell table:formula="of:=IF([.A893]=&quot;down&quot;;[.B893];0)" office:value-type="float" office:value="8" calcext:value-type="float">
            <text:p>8</text:p>
          </table:table-cell>
          <table:table-cell table:formula="of:=[.D893]+[.E893]+[.F892]" office:value-type="float" office:value="765" calcext:value-type="float">
            <text:p>765</text:p>
          </table:table-cell>
          <table:table-cell table:formula="of:=IF([.A893]=&quot;forward&quot;;[.B893]*[.F893]+[.G892];[.G892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94]=&quot;forward&quot;;[.B894];0)" office:value-type="float" office:value="0" calcext:value-type="float">
            <text:p>0</text:p>
          </table:table-cell>
          <table:table-cell table:formula="of:=IF([.A894]=&quot;up&quot;;[.B894] * -1;0)" office:value-type="float" office:value="0" calcext:value-type="float">
            <text:p>0</text:p>
          </table:table-cell>
          <table:table-cell table:formula="of:=IF([.A894]=&quot;down&quot;;[.B894];0)" office:value-type="float" office:value="7" calcext:value-type="float">
            <text:p>7</text:p>
          </table:table-cell>
          <table:table-cell table:formula="of:=[.D894]+[.E894]+[.F893]" office:value-type="float" office:value="772" calcext:value-type="float">
            <text:p>772</text:p>
          </table:table-cell>
          <table:table-cell table:formula="of:=IF([.A894]=&quot;forward&quot;;[.B894]*[.F894]+[.G893];[.G893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95]=&quot;forward&quot;;[.B895];0)" office:value-type="float" office:value="0" calcext:value-type="float">
            <text:p>0</text:p>
          </table:table-cell>
          <table:table-cell table:formula="of:=IF([.A895]=&quot;up&quot;;[.B895] * -1;0)" office:value-type="float" office:value="-9" calcext:value-type="float">
            <text:p>-9</text:p>
          </table:table-cell>
          <table:table-cell table:formula="of:=IF([.A895]=&quot;down&quot;;[.B895];0)" office:value-type="float" office:value="0" calcext:value-type="float">
            <text:p>0</text:p>
          </table:table-cell>
          <table:table-cell table:formula="of:=[.D895]+[.E895]+[.F894]" office:value-type="float" office:value="763" calcext:value-type="float">
            <text:p>763</text:p>
          </table:table-cell>
          <table:table-cell table:formula="of:=IF([.A895]=&quot;forward&quot;;[.B895]*[.F895]+[.G894];[.G894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96]=&quot;forward&quot;;[.B896];0)" office:value-type="float" office:value="0" calcext:value-type="float">
            <text:p>0</text:p>
          </table:table-cell>
          <table:table-cell table:formula="of:=IF([.A896]=&quot;up&quot;;[.B896] * -1;0)" office:value-type="float" office:value="-2" calcext:value-type="float">
            <text:p>-2</text:p>
          </table:table-cell>
          <table:table-cell table:formula="of:=IF([.A896]=&quot;down&quot;;[.B896];0)" office:value-type="float" office:value="0" calcext:value-type="float">
            <text:p>0</text:p>
          </table:table-cell>
          <table:table-cell table:formula="of:=[.D896]+[.E896]+[.F895]" office:value-type="float" office:value="761" calcext:value-type="float">
            <text:p>761</text:p>
          </table:table-cell>
          <table:table-cell table:formula="of:=IF([.A896]=&quot;forward&quot;;[.B896]*[.F896]+[.G895];[.G895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97]=&quot;forward&quot;;[.B897];0)" office:value-type="float" office:value="0" calcext:value-type="float">
            <text:p>0</text:p>
          </table:table-cell>
          <table:table-cell table:formula="of:=IF([.A897]=&quot;up&quot;;[.B897] * -1;0)" office:value-type="float" office:value="0" calcext:value-type="float">
            <text:p>0</text:p>
          </table:table-cell>
          <table:table-cell table:formula="of:=IF([.A897]=&quot;down&quot;;[.B897];0)" office:value-type="float" office:value="5" calcext:value-type="float">
            <text:p>5</text:p>
          </table:table-cell>
          <table:table-cell table:formula="of:=[.D897]+[.E897]+[.F896]" office:value-type="float" office:value="766" calcext:value-type="float">
            <text:p>766</text:p>
          </table:table-cell>
          <table:table-cell table:formula="of:=IF([.A897]=&quot;forward&quot;;[.B897]*[.F897]+[.G896];[.G896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98]=&quot;forward&quot;;[.B898];0)" office:value-type="float" office:value="0" calcext:value-type="float">
            <text:p>0</text:p>
          </table:table-cell>
          <table:table-cell table:formula="of:=IF([.A898]=&quot;up&quot;;[.B898] * -1;0)" office:value-type="float" office:value="-9" calcext:value-type="float">
            <text:p>-9</text:p>
          </table:table-cell>
          <table:table-cell table:formula="of:=IF([.A898]=&quot;down&quot;;[.B898];0)" office:value-type="float" office:value="0" calcext:value-type="float">
            <text:p>0</text:p>
          </table:table-cell>
          <table:table-cell table:formula="of:=[.D898]+[.E898]+[.F897]" office:value-type="float" office:value="757" calcext:value-type="float">
            <text:p>757</text:p>
          </table:table-cell>
          <table:table-cell table:formula="of:=IF([.A898]=&quot;forward&quot;;[.B898]*[.F898]+[.G897];[.G897])" office:value-type="float" office:value="716306" calcext:value-type="float">
            <text:p>71630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99]=&quot;forward&quot;;[.B899];0)" office:value-type="float" office:value="9" calcext:value-type="float">
            <text:p>9</text:p>
          </table:table-cell>
          <table:table-cell table:formula="of:=IF([.A899]=&quot;up&quot;;[.B899] * -1;0)" office:value-type="float" office:value="0" calcext:value-type="float">
            <text:p>0</text:p>
          </table:table-cell>
          <table:table-cell table:formula="of:=IF([.A899]=&quot;down&quot;;[.B899];0)" office:value-type="float" office:value="0" calcext:value-type="float">
            <text:p>0</text:p>
          </table:table-cell>
          <table:table-cell table:formula="of:=[.D899]+[.E899]+[.F898]" office:value-type="float" office:value="757" calcext:value-type="float">
            <text:p>757</text:p>
          </table:table-cell>
          <table:table-cell table:formula="of:=IF([.A899]=&quot;forward&quot;;[.B899]*[.F899]+[.G898];[.G898])" office:value-type="float" office:value="723119" calcext:value-type="float">
            <text:p>7231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0]=&quot;forward&quot;;[.B900];0)" office:value-type="float" office:value="9" calcext:value-type="float">
            <text:p>9</text:p>
          </table:table-cell>
          <table:table-cell table:formula="of:=IF([.A900]=&quot;up&quot;;[.B900] * -1;0)" office:value-type="float" office:value="0" calcext:value-type="float">
            <text:p>0</text:p>
          </table:table-cell>
          <table:table-cell table:formula="of:=IF([.A900]=&quot;down&quot;;[.B900];0)" office:value-type="float" office:value="0" calcext:value-type="float">
            <text:p>0</text:p>
          </table:table-cell>
          <table:table-cell table:formula="of:=[.D900]+[.E900]+[.F899]" office:value-type="float" office:value="757" calcext:value-type="float">
            <text:p>757</text:p>
          </table:table-cell>
          <table:table-cell table:formula="of:=IF([.A900]=&quot;forward&quot;;[.B900]*[.F900]+[.G899];[.G899])" office:value-type="float" office:value="729932" calcext:value-type="float">
            <text:p>7299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01]=&quot;forward&quot;;[.B901];0)" office:value-type="float" office:value="0" calcext:value-type="float">
            <text:p>0</text:p>
          </table:table-cell>
          <table:table-cell table:formula="of:=IF([.A901]=&quot;up&quot;;[.B901] * -1;0)" office:value-type="float" office:value="0" calcext:value-type="float">
            <text:p>0</text:p>
          </table:table-cell>
          <table:table-cell table:formula="of:=IF([.A901]=&quot;down&quot;;[.B901];0)" office:value-type="float" office:value="1" calcext:value-type="float">
            <text:p>1</text:p>
          </table:table-cell>
          <table:table-cell table:formula="of:=[.D901]+[.E901]+[.F900]" office:value-type="float" office:value="758" calcext:value-type="float">
            <text:p>758</text:p>
          </table:table-cell>
          <table:table-cell table:formula="of:=IF([.A901]=&quot;forward&quot;;[.B901]*[.F901]+[.G900];[.G900])" office:value-type="float" office:value="729932" calcext:value-type="float">
            <text:p>7299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02]=&quot;forward&quot;;[.B902];0)" office:value-type="float" office:value="5" calcext:value-type="float">
            <text:p>5</text:p>
          </table:table-cell>
          <table:table-cell table:formula="of:=IF([.A902]=&quot;up&quot;;[.B902] * -1;0)" office:value-type="float" office:value="0" calcext:value-type="float">
            <text:p>0</text:p>
          </table:table-cell>
          <table:table-cell table:formula="of:=IF([.A902]=&quot;down&quot;;[.B902];0)" office:value-type="float" office:value="0" calcext:value-type="float">
            <text:p>0</text:p>
          </table:table-cell>
          <table:table-cell table:formula="of:=[.D902]+[.E902]+[.F901]" office:value-type="float" office:value="758" calcext:value-type="float">
            <text:p>758</text:p>
          </table:table-cell>
          <table:table-cell table:formula="of:=IF([.A902]=&quot;forward&quot;;[.B902]*[.F902]+[.G901];[.G901])" office:value-type="float" office:value="733722" calcext:value-type="float">
            <text:p>73372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03]=&quot;forward&quot;;[.B903];0)" office:value-type="float" office:value="0" calcext:value-type="float">
            <text:p>0</text:p>
          </table:table-cell>
          <table:table-cell table:formula="of:=IF([.A903]=&quot;up&quot;;[.B903] * -1;0)" office:value-type="float" office:value="-5" calcext:value-type="float">
            <text:p>-5</text:p>
          </table:table-cell>
          <table:table-cell table:formula="of:=IF([.A903]=&quot;down&quot;;[.B903];0)" office:value-type="float" office:value="0" calcext:value-type="float">
            <text:p>0</text:p>
          </table:table-cell>
          <table:table-cell table:formula="of:=[.D903]+[.E903]+[.F902]" office:value-type="float" office:value="753" calcext:value-type="float">
            <text:p>753</text:p>
          </table:table-cell>
          <table:table-cell table:formula="of:=IF([.A903]=&quot;forward&quot;;[.B903]*[.F903]+[.G902];[.G902])" office:value-type="float" office:value="733722" calcext:value-type="float">
            <text:p>7337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04]=&quot;forward&quot;;[.B904];0)" office:value-type="float" office:value="1" calcext:value-type="float">
            <text:p>1</text:p>
          </table:table-cell>
          <table:table-cell table:formula="of:=IF([.A904]=&quot;up&quot;;[.B904] * -1;0)" office:value-type="float" office:value="0" calcext:value-type="float">
            <text:p>0</text:p>
          </table:table-cell>
          <table:table-cell table:formula="of:=IF([.A904]=&quot;down&quot;;[.B904];0)" office:value-type="float" office:value="0" calcext:value-type="float">
            <text:p>0</text:p>
          </table:table-cell>
          <table:table-cell table:formula="of:=[.D904]+[.E904]+[.F903]" office:value-type="float" office:value="753" calcext:value-type="float">
            <text:p>753</text:p>
          </table:table-cell>
          <table:table-cell table:formula="of:=IF([.A904]=&quot;forward&quot;;[.B904]*[.F904]+[.G903];[.G903])" office:value-type="float" office:value="734475" calcext:value-type="float">
            <text:p>7344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05]=&quot;forward&quot;;[.B905];0)" office:value-type="float" office:value="0" calcext:value-type="float">
            <text:p>0</text:p>
          </table:table-cell>
          <table:table-cell table:formula="of:=IF([.A905]=&quot;up&quot;;[.B905] * -1;0)" office:value-type="float" office:value="-1" calcext:value-type="float">
            <text:p>-1</text:p>
          </table:table-cell>
          <table:table-cell table:formula="of:=IF([.A905]=&quot;down&quot;;[.B905];0)" office:value-type="float" office:value="0" calcext:value-type="float">
            <text:p>0</text:p>
          </table:table-cell>
          <table:table-cell table:formula="of:=[.D905]+[.E905]+[.F904]" office:value-type="float" office:value="752" calcext:value-type="float">
            <text:p>752</text:p>
          </table:table-cell>
          <table:table-cell table:formula="of:=IF([.A905]=&quot;forward&quot;;[.B905]*[.F905]+[.G904];[.G904])" office:value-type="float" office:value="734475" calcext:value-type="float">
            <text:p>73447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06]=&quot;forward&quot;;[.B906];0)" office:value-type="float" office:value="0" calcext:value-type="float">
            <text:p>0</text:p>
          </table:table-cell>
          <table:table-cell table:formula="of:=IF([.A906]=&quot;up&quot;;[.B906] * -1;0)" office:value-type="float" office:value="0" calcext:value-type="float">
            <text:p>0</text:p>
          </table:table-cell>
          <table:table-cell table:formula="of:=IF([.A906]=&quot;down&quot;;[.B906];0)" office:value-type="float" office:value="3" calcext:value-type="float">
            <text:p>3</text:p>
          </table:table-cell>
          <table:table-cell table:formula="of:=[.D906]+[.E906]+[.F905]" office:value-type="float" office:value="755" calcext:value-type="float">
            <text:p>755</text:p>
          </table:table-cell>
          <table:table-cell table:formula="of:=IF([.A906]=&quot;forward&quot;;[.B906]*[.F906]+[.G905];[.G905])" office:value-type="float" office:value="734475" calcext:value-type="float">
            <text:p>7344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07]=&quot;forward&quot;;[.B907];0)" office:value-type="float" office:value="3" calcext:value-type="float">
            <text:p>3</text:p>
          </table:table-cell>
          <table:table-cell table:formula="of:=IF([.A907]=&quot;up&quot;;[.B907] * -1;0)" office:value-type="float" office:value="0" calcext:value-type="float">
            <text:p>0</text:p>
          </table:table-cell>
          <table:table-cell table:formula="of:=IF([.A907]=&quot;down&quot;;[.B907];0)" office:value-type="float" office:value="0" calcext:value-type="float">
            <text:p>0</text:p>
          </table:table-cell>
          <table:table-cell table:formula="of:=[.D907]+[.E907]+[.F906]" office:value-type="float" office:value="755" calcext:value-type="float">
            <text:p>755</text:p>
          </table:table-cell>
          <table:table-cell table:formula="of:=IF([.A907]=&quot;forward&quot;;[.B907]*[.F907]+[.G906];[.G906])" office:value-type="float" office:value="736740" calcext:value-type="float">
            <text:p>73674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08]=&quot;forward&quot;;[.B908];0)" office:value-type="float" office:value="0" calcext:value-type="float">
            <text:p>0</text:p>
          </table:table-cell>
          <table:table-cell table:formula="of:=IF([.A908]=&quot;up&quot;;[.B908] * -1;0)" office:value-type="float" office:value="0" calcext:value-type="float">
            <text:p>0</text:p>
          </table:table-cell>
          <table:table-cell table:formula="of:=IF([.A908]=&quot;down&quot;;[.B908];0)" office:value-type="float" office:value="3" calcext:value-type="float">
            <text:p>3</text:p>
          </table:table-cell>
          <table:table-cell table:formula="of:=[.D908]+[.E908]+[.F907]" office:value-type="float" office:value="758" calcext:value-type="float">
            <text:p>758</text:p>
          </table:table-cell>
          <table:table-cell table:formula="of:=IF([.A908]=&quot;forward&quot;;[.B908]*[.F908]+[.G907];[.G907])" office:value-type="float" office:value="736740" calcext:value-type="float">
            <text:p>7367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09]=&quot;forward&quot;;[.B909];0)" office:value-type="float" office:value="3" calcext:value-type="float">
            <text:p>3</text:p>
          </table:table-cell>
          <table:table-cell table:formula="of:=IF([.A909]=&quot;up&quot;;[.B909] * -1;0)" office:value-type="float" office:value="0" calcext:value-type="float">
            <text:p>0</text:p>
          </table:table-cell>
          <table:table-cell table:formula="of:=IF([.A909]=&quot;down&quot;;[.B909];0)" office:value-type="float" office:value="0" calcext:value-type="float">
            <text:p>0</text:p>
          </table:table-cell>
          <table:table-cell table:formula="of:=[.D909]+[.E909]+[.F908]" office:value-type="float" office:value="758" calcext:value-type="float">
            <text:p>758</text:p>
          </table:table-cell>
          <table:table-cell table:formula="of:=IF([.A909]=&quot;forward&quot;;[.B909]*[.F909]+[.G908];[.G908])" office:value-type="float" office:value="739014" calcext:value-type="float">
            <text:p>7390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10]=&quot;forward&quot;;[.B910];0)" office:value-type="float" office:value="0" calcext:value-type="float">
            <text:p>0</text:p>
          </table:table-cell>
          <table:table-cell table:formula="of:=IF([.A910]=&quot;up&quot;;[.B910] * -1;0)" office:value-type="float" office:value="-5" calcext:value-type="float">
            <text:p>-5</text:p>
          </table:table-cell>
          <table:table-cell table:formula="of:=IF([.A910]=&quot;down&quot;;[.B910];0)" office:value-type="float" office:value="0" calcext:value-type="float">
            <text:p>0</text:p>
          </table:table-cell>
          <table:table-cell table:formula="of:=[.D910]+[.E910]+[.F909]" office:value-type="float" office:value="753" calcext:value-type="float">
            <text:p>753</text:p>
          </table:table-cell>
          <table:table-cell table:formula="of:=IF([.A910]=&quot;forward&quot;;[.B910]*[.F910]+[.G909];[.G909])" office:value-type="float" office:value="739014" calcext:value-type="float">
            <text:p>7390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11]=&quot;forward&quot;;[.B911];0)" office:value-type="float" office:value="0" calcext:value-type="float">
            <text:p>0</text:p>
          </table:table-cell>
          <table:table-cell table:formula="of:=IF([.A911]=&quot;up&quot;;[.B911] * -1;0)" office:value-type="float" office:value="-4" calcext:value-type="float">
            <text:p>-4</text:p>
          </table:table-cell>
          <table:table-cell table:formula="of:=IF([.A911]=&quot;down&quot;;[.B911];0)" office:value-type="float" office:value="0" calcext:value-type="float">
            <text:p>0</text:p>
          </table:table-cell>
          <table:table-cell table:formula="of:=[.D911]+[.E911]+[.F910]" office:value-type="float" office:value="749" calcext:value-type="float">
            <text:p>749</text:p>
          </table:table-cell>
          <table:table-cell table:formula="of:=IF([.A911]=&quot;forward&quot;;[.B911]*[.F911]+[.G910];[.G910])" office:value-type="float" office:value="739014" calcext:value-type="float">
            <text:p>7390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12]=&quot;forward&quot;;[.B912];0)" office:value-type="float" office:value="0" calcext:value-type="float">
            <text:p>0</text:p>
          </table:table-cell>
          <table:table-cell table:formula="of:=IF([.A912]=&quot;up&quot;;[.B912] * -1;0)" office:value-type="float" office:value="0" calcext:value-type="float">
            <text:p>0</text:p>
          </table:table-cell>
          <table:table-cell table:formula="of:=IF([.A912]=&quot;down&quot;;[.B912];0)" office:value-type="float" office:value="7" calcext:value-type="float">
            <text:p>7</text:p>
          </table:table-cell>
          <table:table-cell table:formula="of:=[.D912]+[.E912]+[.F911]" office:value-type="float" office:value="756" calcext:value-type="float">
            <text:p>756</text:p>
          </table:table-cell>
          <table:table-cell table:formula="of:=IF([.A912]=&quot;forward&quot;;[.B912]*[.F912]+[.G911];[.G911])" office:value-type="float" office:value="739014" calcext:value-type="float">
            <text:p>7390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13]=&quot;forward&quot;;[.B913];0)" office:value-type="float" office:value="0" calcext:value-type="float">
            <text:p>0</text:p>
          </table:table-cell>
          <table:table-cell table:formula="of:=IF([.A913]=&quot;up&quot;;[.B913] * -1;0)" office:value-type="float" office:value="0" calcext:value-type="float">
            <text:p>0</text:p>
          </table:table-cell>
          <table:table-cell table:formula="of:=IF([.A913]=&quot;down&quot;;[.B913];0)" office:value-type="float" office:value="7" calcext:value-type="float">
            <text:p>7</text:p>
          </table:table-cell>
          <table:table-cell table:formula="of:=[.D913]+[.E913]+[.F912]" office:value-type="float" office:value="763" calcext:value-type="float">
            <text:p>763</text:p>
          </table:table-cell>
          <table:table-cell table:formula="of:=IF([.A913]=&quot;forward&quot;;[.B913]*[.F913]+[.G912];[.G912])" office:value-type="float" office:value="739014" calcext:value-type="float">
            <text:p>7390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14]=&quot;forward&quot;;[.B914];0)" office:value-type="float" office:value="0" calcext:value-type="float">
            <text:p>0</text:p>
          </table:table-cell>
          <table:table-cell table:formula="of:=IF([.A914]=&quot;up&quot;;[.B914] * -1;0)" office:value-type="float" office:value="0" calcext:value-type="float">
            <text:p>0</text:p>
          </table:table-cell>
          <table:table-cell table:formula="of:=IF([.A914]=&quot;down&quot;;[.B914];0)" office:value-type="float" office:value="4" calcext:value-type="float">
            <text:p>4</text:p>
          </table:table-cell>
          <table:table-cell table:formula="of:=[.D914]+[.E914]+[.F913]" office:value-type="float" office:value="767" calcext:value-type="float">
            <text:p>767</text:p>
          </table:table-cell>
          <table:table-cell table:formula="of:=IF([.A914]=&quot;forward&quot;;[.B914]*[.F914]+[.G913];[.G913])" office:value-type="float" office:value="739014" calcext:value-type="float">
            <text:p>7390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15]=&quot;forward&quot;;[.B915];0)" office:value-type="float" office:value="7" calcext:value-type="float">
            <text:p>7</text:p>
          </table:table-cell>
          <table:table-cell table:formula="of:=IF([.A915]=&quot;up&quot;;[.B915] * -1;0)" office:value-type="float" office:value="0" calcext:value-type="float">
            <text:p>0</text:p>
          </table:table-cell>
          <table:table-cell table:formula="of:=IF([.A915]=&quot;down&quot;;[.B915];0)" office:value-type="float" office:value="0" calcext:value-type="float">
            <text:p>0</text:p>
          </table:table-cell>
          <table:table-cell table:formula="of:=[.D915]+[.E915]+[.F914]" office:value-type="float" office:value="767" calcext:value-type="float">
            <text:p>767</text:p>
          </table:table-cell>
          <table:table-cell table:formula="of:=IF([.A915]=&quot;forward&quot;;[.B915]*[.F915]+[.G914];[.G914])" office:value-type="float" office:value="744383" calcext:value-type="float">
            <text:p>74438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16]=&quot;forward&quot;;[.B916];0)" office:value-type="float" office:value="0" calcext:value-type="float">
            <text:p>0</text:p>
          </table:table-cell>
          <table:table-cell table:formula="of:=IF([.A916]=&quot;up&quot;;[.B916] * -1;0)" office:value-type="float" office:value="0" calcext:value-type="float">
            <text:p>0</text:p>
          </table:table-cell>
          <table:table-cell table:formula="of:=IF([.A916]=&quot;down&quot;;[.B916];0)" office:value-type="float" office:value="6" calcext:value-type="float">
            <text:p>6</text:p>
          </table:table-cell>
          <table:table-cell table:formula="of:=[.D916]+[.E916]+[.F915]" office:value-type="float" office:value="773" calcext:value-type="float">
            <text:p>773</text:p>
          </table:table-cell>
          <table:table-cell table:formula="of:=IF([.A916]=&quot;forward&quot;;[.B916]*[.F916]+[.G915];[.G915])" office:value-type="float" office:value="744383" calcext:value-type="float">
            <text:p>7443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17]=&quot;forward&quot;;[.B917];0)" office:value-type="float" office:value="1" calcext:value-type="float">
            <text:p>1</text:p>
          </table:table-cell>
          <table:table-cell table:formula="of:=IF([.A917]=&quot;up&quot;;[.B917] * -1;0)" office:value-type="float" office:value="0" calcext:value-type="float">
            <text:p>0</text:p>
          </table:table-cell>
          <table:table-cell table:formula="of:=IF([.A917]=&quot;down&quot;;[.B917];0)" office:value-type="float" office:value="0" calcext:value-type="float">
            <text:p>0</text:p>
          </table:table-cell>
          <table:table-cell table:formula="of:=[.D917]+[.E917]+[.F916]" office:value-type="float" office:value="773" calcext:value-type="float">
            <text:p>773</text:p>
          </table:table-cell>
          <table:table-cell table:formula="of:=IF([.A917]=&quot;forward&quot;;[.B917]*[.F917]+[.G916];[.G916])" office:value-type="float" office:value="745156" calcext:value-type="float">
            <text:p>74515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18]=&quot;forward&quot;;[.B918];0)" office:value-type="float" office:value="0" calcext:value-type="float">
            <text:p>0</text:p>
          </table:table-cell>
          <table:table-cell table:formula="of:=IF([.A918]=&quot;up&quot;;[.B918] * -1;0)" office:value-type="float" office:value="-1" calcext:value-type="float">
            <text:p>-1</text:p>
          </table:table-cell>
          <table:table-cell table:formula="of:=IF([.A918]=&quot;down&quot;;[.B918];0)" office:value-type="float" office:value="0" calcext:value-type="float">
            <text:p>0</text:p>
          </table:table-cell>
          <table:table-cell table:formula="of:=[.D918]+[.E918]+[.F917]" office:value-type="float" office:value="772" calcext:value-type="float">
            <text:p>772</text:p>
          </table:table-cell>
          <table:table-cell table:formula="of:=IF([.A918]=&quot;forward&quot;;[.B918]*[.F918]+[.G917];[.G917])" office:value-type="float" office:value="745156" calcext:value-type="float">
            <text:p>7451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19]=&quot;forward&quot;;[.B919];0)" office:value-type="float" office:value="0" calcext:value-type="float">
            <text:p>0</text:p>
          </table:table-cell>
          <table:table-cell table:formula="of:=IF([.A919]=&quot;up&quot;;[.B919] * -1;0)" office:value-type="float" office:value="0" calcext:value-type="float">
            <text:p>0</text:p>
          </table:table-cell>
          <table:table-cell table:formula="of:=IF([.A919]=&quot;down&quot;;[.B919];0)" office:value-type="float" office:value="8" calcext:value-type="float">
            <text:p>8</text:p>
          </table:table-cell>
          <table:table-cell table:formula="of:=[.D919]+[.E919]+[.F918]" office:value-type="float" office:value="780" calcext:value-type="float">
            <text:p>780</text:p>
          </table:table-cell>
          <table:table-cell table:formula="of:=IF([.A919]=&quot;forward&quot;;[.B919]*[.F919]+[.G918];[.G918])" office:value-type="float" office:value="745156" calcext:value-type="float">
            <text:p>7451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0]=&quot;forward&quot;;[.B920];0)" office:value-type="float" office:value="4" calcext:value-type="float">
            <text:p>4</text:p>
          </table:table-cell>
          <table:table-cell table:formula="of:=IF([.A920]=&quot;up&quot;;[.B920] * -1;0)" office:value-type="float" office:value="0" calcext:value-type="float">
            <text:p>0</text:p>
          </table:table-cell>
          <table:table-cell table:formula="of:=IF([.A920]=&quot;down&quot;;[.B920];0)" office:value-type="float" office:value="0" calcext:value-type="float">
            <text:p>0</text:p>
          </table:table-cell>
          <table:table-cell table:formula="of:=[.D920]+[.E920]+[.F919]" office:value-type="float" office:value="780" calcext:value-type="float">
            <text:p>780</text:p>
          </table:table-cell>
          <table:table-cell table:formula="of:=IF([.A920]=&quot;forward&quot;;[.B920]*[.F920]+[.G919];[.G919])" office:value-type="float" office:value="748276" calcext:value-type="float">
            <text:p>7482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21]=&quot;forward&quot;;[.B921];0)" office:value-type="float" office:value="0" calcext:value-type="float">
            <text:p>0</text:p>
          </table:table-cell>
          <table:table-cell table:formula="of:=IF([.A921]=&quot;up&quot;;[.B921] * -1;0)" office:value-type="float" office:value="0" calcext:value-type="float">
            <text:p>0</text:p>
          </table:table-cell>
          <table:table-cell table:formula="of:=IF([.A921]=&quot;down&quot;;[.B921];0)" office:value-type="float" office:value="3" calcext:value-type="float">
            <text:p>3</text:p>
          </table:table-cell>
          <table:table-cell table:formula="of:=[.D921]+[.E921]+[.F920]" office:value-type="float" office:value="783" calcext:value-type="float">
            <text:p>783</text:p>
          </table:table-cell>
          <table:table-cell table:formula="of:=IF([.A921]=&quot;forward&quot;;[.B921]*[.F921]+[.G920];[.G920])" office:value-type="float" office:value="748276" calcext:value-type="float">
            <text:p>7482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22]=&quot;forward&quot;;[.B922];0)" office:value-type="float" office:value="9" calcext:value-type="float">
            <text:p>9</text:p>
          </table:table-cell>
          <table:table-cell table:formula="of:=IF([.A922]=&quot;up&quot;;[.B922] * -1;0)" office:value-type="float" office:value="0" calcext:value-type="float">
            <text:p>0</text:p>
          </table:table-cell>
          <table:table-cell table:formula="of:=IF([.A922]=&quot;down&quot;;[.B922];0)" office:value-type="float" office:value="0" calcext:value-type="float">
            <text:p>0</text:p>
          </table:table-cell>
          <table:table-cell table:formula="of:=[.D922]+[.E922]+[.F921]" office:value-type="float" office:value="783" calcext:value-type="float">
            <text:p>783</text:p>
          </table:table-cell>
          <table:table-cell table:formula="of:=IF([.A922]=&quot;forward&quot;;[.B922]*[.F922]+[.G921];[.G921])" office:value-type="float" office:value="755323" calcext:value-type="float">
            <text:p>7553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23]=&quot;forward&quot;;[.B923];0)" office:value-type="float" office:value="0" calcext:value-type="float">
            <text:p>0</text:p>
          </table:table-cell>
          <table:table-cell table:formula="of:=IF([.A923]=&quot;up&quot;;[.B923] * -1;0)" office:value-type="float" office:value="-6" calcext:value-type="float">
            <text:p>-6</text:p>
          </table:table-cell>
          <table:table-cell table:formula="of:=IF([.A923]=&quot;down&quot;;[.B923];0)" office:value-type="float" office:value="0" calcext:value-type="float">
            <text:p>0</text:p>
          </table:table-cell>
          <table:table-cell table:formula="of:=[.D923]+[.E923]+[.F922]" office:value-type="float" office:value="777" calcext:value-type="float">
            <text:p>777</text:p>
          </table:table-cell>
          <table:table-cell table:formula="of:=IF([.A923]=&quot;forward&quot;;[.B923]*[.F923]+[.G922];[.G922])" office:value-type="float" office:value="755323" calcext:value-type="float">
            <text:p>7553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24]=&quot;forward&quot;;[.B924];0)" office:value-type="float" office:value="6" calcext:value-type="float">
            <text:p>6</text:p>
          </table:table-cell>
          <table:table-cell table:formula="of:=IF([.A924]=&quot;up&quot;;[.B924] * -1;0)" office:value-type="float" office:value="0" calcext:value-type="float">
            <text:p>0</text:p>
          </table:table-cell>
          <table:table-cell table:formula="of:=IF([.A924]=&quot;down&quot;;[.B924];0)" office:value-type="float" office:value="0" calcext:value-type="float">
            <text:p>0</text:p>
          </table:table-cell>
          <table:table-cell table:formula="of:=[.D924]+[.E924]+[.F923]" office:value-type="float" office:value="777" calcext:value-type="float">
            <text:p>777</text:p>
          </table:table-cell>
          <table:table-cell table:formula="of:=IF([.A924]=&quot;forward&quot;;[.B924]*[.F924]+[.G923];[.G923])" office:value-type="float" office:value="759985" calcext:value-type="float">
            <text:p>7599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25]=&quot;forward&quot;;[.B925];0)" office:value-type="float" office:value="3" calcext:value-type="float">
            <text:p>3</text:p>
          </table:table-cell>
          <table:table-cell table:formula="of:=IF([.A925]=&quot;up&quot;;[.B925] * -1;0)" office:value-type="float" office:value="0" calcext:value-type="float">
            <text:p>0</text:p>
          </table:table-cell>
          <table:table-cell table:formula="of:=IF([.A925]=&quot;down&quot;;[.B925];0)" office:value-type="float" office:value="0" calcext:value-type="float">
            <text:p>0</text:p>
          </table:table-cell>
          <table:table-cell table:formula="of:=[.D925]+[.E925]+[.F924]" office:value-type="float" office:value="777" calcext:value-type="float">
            <text:p>777</text:p>
          </table:table-cell>
          <table:table-cell table:formula="of:=IF([.A925]=&quot;forward&quot;;[.B925]*[.F925]+[.G924];[.G924])" office:value-type="float" office:value="762316" calcext:value-type="float">
            <text:p>76231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26]=&quot;forward&quot;;[.B926];0)" office:value-type="float" office:value="0" calcext:value-type="float">
            <text:p>0</text:p>
          </table:table-cell>
          <table:table-cell table:formula="of:=IF([.A926]=&quot;up&quot;;[.B926] * -1;0)" office:value-type="float" office:value="-9" calcext:value-type="float">
            <text:p>-9</text:p>
          </table:table-cell>
          <table:table-cell table:formula="of:=IF([.A926]=&quot;down&quot;;[.B926];0)" office:value-type="float" office:value="0" calcext:value-type="float">
            <text:p>0</text:p>
          </table:table-cell>
          <table:table-cell table:formula="of:=[.D926]+[.E926]+[.F925]" office:value-type="float" office:value="768" calcext:value-type="float">
            <text:p>768</text:p>
          </table:table-cell>
          <table:table-cell table:formula="of:=IF([.A926]=&quot;forward&quot;;[.B926]*[.F926]+[.G925];[.G925])" office:value-type="float" office:value="762316" calcext:value-type="float">
            <text:p>7623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27]=&quot;forward&quot;;[.B927];0)" office:value-type="float" office:value="0" calcext:value-type="float">
            <text:p>0</text:p>
          </table:table-cell>
          <table:table-cell table:formula="of:=IF([.A927]=&quot;up&quot;;[.B927] * -1;0)" office:value-type="float" office:value="0" calcext:value-type="float">
            <text:p>0</text:p>
          </table:table-cell>
          <table:table-cell table:formula="of:=IF([.A927]=&quot;down&quot;;[.B927];0)" office:value-type="float" office:value="9" calcext:value-type="float">
            <text:p>9</text:p>
          </table:table-cell>
          <table:table-cell table:formula="of:=[.D927]+[.E927]+[.F926]" office:value-type="float" office:value="777" calcext:value-type="float">
            <text:p>777</text:p>
          </table:table-cell>
          <table:table-cell table:formula="of:=IF([.A927]=&quot;forward&quot;;[.B927]*[.F927]+[.G926];[.G926])" office:value-type="float" office:value="762316" calcext:value-type="float">
            <text:p>7623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8]=&quot;forward&quot;;[.B928];0)" office:value-type="float" office:value="4" calcext:value-type="float">
            <text:p>4</text:p>
          </table:table-cell>
          <table:table-cell table:formula="of:=IF([.A928]=&quot;up&quot;;[.B928] * -1;0)" office:value-type="float" office:value="0" calcext:value-type="float">
            <text:p>0</text:p>
          </table:table-cell>
          <table:table-cell table:formula="of:=IF([.A928]=&quot;down&quot;;[.B928];0)" office:value-type="float" office:value="0" calcext:value-type="float">
            <text:p>0</text:p>
          </table:table-cell>
          <table:table-cell table:formula="of:=[.D928]+[.E928]+[.F927]" office:value-type="float" office:value="777" calcext:value-type="float">
            <text:p>777</text:p>
          </table:table-cell>
          <table:table-cell table:formula="of:=IF([.A928]=&quot;forward&quot;;[.B928]*[.F928]+[.G927];[.G927])" office:value-type="float" office:value="765424" calcext:value-type="float">
            <text:p>7654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29]=&quot;forward&quot;;[.B929];0)" office:value-type="float" office:value="0" calcext:value-type="float">
            <text:p>0</text:p>
          </table:table-cell>
          <table:table-cell table:formula="of:=IF([.A929]=&quot;up&quot;;[.B929] * -1;0)" office:value-type="float" office:value="-5" calcext:value-type="float">
            <text:p>-5</text:p>
          </table:table-cell>
          <table:table-cell table:formula="of:=IF([.A929]=&quot;down&quot;;[.B929];0)" office:value-type="float" office:value="0" calcext:value-type="float">
            <text:p>0</text:p>
          </table:table-cell>
          <table:table-cell table:formula="of:=[.D929]+[.E929]+[.F928]" office:value-type="float" office:value="772" calcext:value-type="float">
            <text:p>772</text:p>
          </table:table-cell>
          <table:table-cell table:formula="of:=IF([.A929]=&quot;forward&quot;;[.B929]*[.F929]+[.G928];[.G928])" office:value-type="float" office:value="765424" calcext:value-type="float">
            <text:p>7654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0]=&quot;forward&quot;;[.B930];0)" office:value-type="float" office:value="0" calcext:value-type="float">
            <text:p>0</text:p>
          </table:table-cell>
          <table:table-cell table:formula="of:=IF([.A930]=&quot;up&quot;;[.B930] * -1;0)" office:value-type="float" office:value="0" calcext:value-type="float">
            <text:p>0</text:p>
          </table:table-cell>
          <table:table-cell table:formula="of:=IF([.A930]=&quot;down&quot;;[.B930];0)" office:value-type="float" office:value="3" calcext:value-type="float">
            <text:p>3</text:p>
          </table:table-cell>
          <table:table-cell table:formula="of:=[.D930]+[.E930]+[.F929]" office:value-type="float" office:value="775" calcext:value-type="float">
            <text:p>775</text:p>
          </table:table-cell>
          <table:table-cell table:formula="of:=IF([.A930]=&quot;forward&quot;;[.B930]*[.F930]+[.G929];[.G929])" office:value-type="float" office:value="765424" calcext:value-type="float">
            <text:p>7654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31]=&quot;forward&quot;;[.B931];0)" office:value-type="float" office:value="0" calcext:value-type="float">
            <text:p>0</text:p>
          </table:table-cell>
          <table:table-cell table:formula="of:=IF([.A931]=&quot;up&quot;;[.B931] * -1;0)" office:value-type="float" office:value="0" calcext:value-type="float">
            <text:p>0</text:p>
          </table:table-cell>
          <table:table-cell table:formula="of:=IF([.A931]=&quot;down&quot;;[.B931];0)" office:value-type="float" office:value="8" calcext:value-type="float">
            <text:p>8</text:p>
          </table:table-cell>
          <table:table-cell table:formula="of:=[.D931]+[.E931]+[.F930]" office:value-type="float" office:value="783" calcext:value-type="float">
            <text:p>783</text:p>
          </table:table-cell>
          <table:table-cell table:formula="of:=IF([.A931]=&quot;forward&quot;;[.B931]*[.F931]+[.G930];[.G930])" office:value-type="float" office:value="765424" calcext:value-type="float">
            <text:p>7654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2]=&quot;forward&quot;;[.B932];0)" office:value-type="float" office:value="0" calcext:value-type="float">
            <text:p>0</text:p>
          </table:table-cell>
          <table:table-cell table:formula="of:=IF([.A932]=&quot;up&quot;;[.B932] * -1;0)" office:value-type="float" office:value="0" calcext:value-type="float">
            <text:p>0</text:p>
          </table:table-cell>
          <table:table-cell table:formula="of:=IF([.A932]=&quot;down&quot;;[.B932];0)" office:value-type="float" office:value="3" calcext:value-type="float">
            <text:p>3</text:p>
          </table:table-cell>
          <table:table-cell table:formula="of:=[.D932]+[.E932]+[.F931]" office:value-type="float" office:value="786" calcext:value-type="float">
            <text:p>786</text:p>
          </table:table-cell>
          <table:table-cell table:formula="of:=IF([.A932]=&quot;forward&quot;;[.B932]*[.F932]+[.G931];[.G931])" office:value-type="float" office:value="765424" calcext:value-type="float">
            <text:p>7654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3]=&quot;forward&quot;;[.B933];0)" office:value-type="float" office:value="0" calcext:value-type="float">
            <text:p>0</text:p>
          </table:table-cell>
          <table:table-cell table:formula="of:=IF([.A933]=&quot;up&quot;;[.B933] * -1;0)" office:value-type="float" office:value="0" calcext:value-type="float">
            <text:p>0</text:p>
          </table:table-cell>
          <table:table-cell table:formula="of:=IF([.A933]=&quot;down&quot;;[.B933];0)" office:value-type="float" office:value="3" calcext:value-type="float">
            <text:p>3</text:p>
          </table:table-cell>
          <table:table-cell table:formula="of:=[.D933]+[.E933]+[.F932]" office:value-type="float" office:value="789" calcext:value-type="float">
            <text:p>789</text:p>
          </table:table-cell>
          <table:table-cell table:formula="of:=IF([.A933]=&quot;forward&quot;;[.B933]*[.F933]+[.G932];[.G932])" office:value-type="float" office:value="765424" calcext:value-type="float">
            <text:p>7654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34]=&quot;forward&quot;;[.B934];0)" office:value-type="float" office:value="4" calcext:value-type="float">
            <text:p>4</text:p>
          </table:table-cell>
          <table:table-cell table:formula="of:=IF([.A934]=&quot;up&quot;;[.B934] * -1;0)" office:value-type="float" office:value="0" calcext:value-type="float">
            <text:p>0</text:p>
          </table:table-cell>
          <table:table-cell table:formula="of:=IF([.A934]=&quot;down&quot;;[.B934];0)" office:value-type="float" office:value="0" calcext:value-type="float">
            <text:p>0</text:p>
          </table:table-cell>
          <table:table-cell table:formula="of:=[.D934]+[.E934]+[.F933]" office:value-type="float" office:value="789" calcext:value-type="float">
            <text:p>789</text:p>
          </table:table-cell>
          <table:table-cell table:formula="of:=IF([.A934]=&quot;forward&quot;;[.B934]*[.F934]+[.G933];[.G933])" office:value-type="float" office:value="768580" calcext:value-type="float">
            <text:p>7685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35]=&quot;forward&quot;;[.B935];0)" office:value-type="float" office:value="6" calcext:value-type="float">
            <text:p>6</text:p>
          </table:table-cell>
          <table:table-cell table:formula="of:=IF([.A935]=&quot;up&quot;;[.B935] * -1;0)" office:value-type="float" office:value="0" calcext:value-type="float">
            <text:p>0</text:p>
          </table:table-cell>
          <table:table-cell table:formula="of:=IF([.A935]=&quot;down&quot;;[.B935];0)" office:value-type="float" office:value="0" calcext:value-type="float">
            <text:p>0</text:p>
          </table:table-cell>
          <table:table-cell table:formula="of:=[.D935]+[.E935]+[.F934]" office:value-type="float" office:value="789" calcext:value-type="float">
            <text:p>789</text:p>
          </table:table-cell>
          <table:table-cell table:formula="of:=IF([.A935]=&quot;forward&quot;;[.B935]*[.F935]+[.G934];[.G934])" office:value-type="float" office:value="773314" calcext:value-type="float">
            <text:p>7733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36]=&quot;forward&quot;;[.B936];0)" office:value-type="float" office:value="4" calcext:value-type="float">
            <text:p>4</text:p>
          </table:table-cell>
          <table:table-cell table:formula="of:=IF([.A936]=&quot;up&quot;;[.B936] * -1;0)" office:value-type="float" office:value="0" calcext:value-type="float">
            <text:p>0</text:p>
          </table:table-cell>
          <table:table-cell table:formula="of:=IF([.A936]=&quot;down&quot;;[.B936];0)" office:value-type="float" office:value="0" calcext:value-type="float">
            <text:p>0</text:p>
          </table:table-cell>
          <table:table-cell table:formula="of:=[.D936]+[.E936]+[.F935]" office:value-type="float" office:value="789" calcext:value-type="float">
            <text:p>789</text:p>
          </table:table-cell>
          <table:table-cell table:formula="of:=IF([.A936]=&quot;forward&quot;;[.B936]*[.F936]+[.G935];[.G935])" office:value-type="float" office:value="776470" calcext:value-type="float">
            <text:p>7764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37]=&quot;forward&quot;;[.B937];0)" office:value-type="float" office:value="0" calcext:value-type="float">
            <text:p>0</text:p>
          </table:table-cell>
          <table:table-cell table:formula="of:=IF([.A937]=&quot;up&quot;;[.B937] * -1;0)" office:value-type="float" office:value="-2" calcext:value-type="float">
            <text:p>-2</text:p>
          </table:table-cell>
          <table:table-cell table:formula="of:=IF([.A937]=&quot;down&quot;;[.B937];0)" office:value-type="float" office:value="0" calcext:value-type="float">
            <text:p>0</text:p>
          </table:table-cell>
          <table:table-cell table:formula="of:=[.D937]+[.E937]+[.F936]" office:value-type="float" office:value="787" calcext:value-type="float">
            <text:p>787</text:p>
          </table:table-cell>
          <table:table-cell table:formula="of:=IF([.A937]=&quot;forward&quot;;[.B937]*[.F937]+[.G936];[.G936])" office:value-type="float" office:value="776470" calcext:value-type="float">
            <text:p>7764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938]=&quot;forward&quot;;[.B938];0)" office:value-type="float" office:value="0" calcext:value-type="float">
            <text:p>0</text:p>
          </table:table-cell>
          <table:table-cell table:formula="of:=IF([.A938]=&quot;up&quot;;[.B938] * -1;0)" office:value-type="float" office:value="-3" calcext:value-type="float">
            <text:p>-3</text:p>
          </table:table-cell>
          <table:table-cell table:formula="of:=IF([.A938]=&quot;down&quot;;[.B938];0)" office:value-type="float" office:value="0" calcext:value-type="float">
            <text:p>0</text:p>
          </table:table-cell>
          <table:table-cell table:formula="of:=[.D938]+[.E938]+[.F937]" office:value-type="float" office:value="784" calcext:value-type="float">
            <text:p>784</text:p>
          </table:table-cell>
          <table:table-cell table:formula="of:=IF([.A938]=&quot;forward&quot;;[.B938]*[.F938]+[.G937];[.G937])" office:value-type="float" office:value="776470" calcext:value-type="float">
            <text:p>7764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39]=&quot;forward&quot;;[.B939];0)" office:value-type="float" office:value="0" calcext:value-type="float">
            <text:p>0</text:p>
          </table:table-cell>
          <table:table-cell table:formula="of:=IF([.A939]=&quot;up&quot;;[.B939] * -1;0)" office:value-type="float" office:value="-5" calcext:value-type="float">
            <text:p>-5</text:p>
          </table:table-cell>
          <table:table-cell table:formula="of:=IF([.A939]=&quot;down&quot;;[.B939];0)" office:value-type="float" office:value="0" calcext:value-type="float">
            <text:p>0</text:p>
          </table:table-cell>
          <table:table-cell table:formula="of:=[.D939]+[.E939]+[.F938]" office:value-type="float" office:value="779" calcext:value-type="float">
            <text:p>779</text:p>
          </table:table-cell>
          <table:table-cell table:formula="of:=IF([.A939]=&quot;forward&quot;;[.B939]*[.F939]+[.G938];[.G938])" office:value-type="float" office:value="776470" calcext:value-type="float">
            <text:p>7764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40]=&quot;forward&quot;;[.B940];0)" office:value-type="float" office:value="0" calcext:value-type="float">
            <text:p>0</text:p>
          </table:table-cell>
          <table:table-cell table:formula="of:=IF([.A940]=&quot;up&quot;;[.B940] * -1;0)" office:value-type="float" office:value="0" calcext:value-type="float">
            <text:p>0</text:p>
          </table:table-cell>
          <table:table-cell table:formula="of:=IF([.A940]=&quot;down&quot;;[.B940];0)" office:value-type="float" office:value="5" calcext:value-type="float">
            <text:p>5</text:p>
          </table:table-cell>
          <table:table-cell table:formula="of:=[.D940]+[.E940]+[.F939]" office:value-type="float" office:value="784" calcext:value-type="float">
            <text:p>784</text:p>
          </table:table-cell>
          <table:table-cell table:formula="of:=IF([.A940]=&quot;forward&quot;;[.B940]*[.F940]+[.G939];[.G939])" office:value-type="float" office:value="776470" calcext:value-type="float">
            <text:p>7764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1]=&quot;forward&quot;;[.B941];0)" office:value-type="float" office:value="0" calcext:value-type="float">
            <text:p>0</text:p>
          </table:table-cell>
          <table:table-cell table:formula="of:=IF([.A941]=&quot;up&quot;;[.B941] * -1;0)" office:value-type="float" office:value="0" calcext:value-type="float">
            <text:p>0</text:p>
          </table:table-cell>
          <table:table-cell table:formula="of:=IF([.A941]=&quot;down&quot;;[.B941];0)" office:value-type="float" office:value="6" calcext:value-type="float">
            <text:p>6</text:p>
          </table:table-cell>
          <table:table-cell table:formula="of:=[.D941]+[.E941]+[.F940]" office:value-type="float" office:value="790" calcext:value-type="float">
            <text:p>790</text:p>
          </table:table-cell>
          <table:table-cell table:formula="of:=IF([.A941]=&quot;forward&quot;;[.B941]*[.F941]+[.G940];[.G940])" office:value-type="float" office:value="776470" calcext:value-type="float">
            <text:p>7764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42]=&quot;forward&quot;;[.B942];0)" office:value-type="float" office:value="5" calcext:value-type="float">
            <text:p>5</text:p>
          </table:table-cell>
          <table:table-cell table:formula="of:=IF([.A942]=&quot;up&quot;;[.B942] * -1;0)" office:value-type="float" office:value="0" calcext:value-type="float">
            <text:p>0</text:p>
          </table:table-cell>
          <table:table-cell table:formula="of:=IF([.A942]=&quot;down&quot;;[.B942];0)" office:value-type="float" office:value="0" calcext:value-type="float">
            <text:p>0</text:p>
          </table:table-cell>
          <table:table-cell table:formula="of:=[.D942]+[.E942]+[.F941]" office:value-type="float" office:value="790" calcext:value-type="float">
            <text:p>790</text:p>
          </table:table-cell>
          <table:table-cell table:formula="of:=IF([.A942]=&quot;forward&quot;;[.B942]*[.F942]+[.G941];[.G941])" office:value-type="float" office:value="780420" calcext:value-type="float">
            <text:p>7804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43]=&quot;forward&quot;;[.B943];0)" office:value-type="float" office:value="4" calcext:value-type="float">
            <text:p>4</text:p>
          </table:table-cell>
          <table:table-cell table:formula="of:=IF([.A943]=&quot;up&quot;;[.B943] * -1;0)" office:value-type="float" office:value="0" calcext:value-type="float">
            <text:p>0</text:p>
          </table:table-cell>
          <table:table-cell table:formula="of:=IF([.A943]=&quot;down&quot;;[.B943];0)" office:value-type="float" office:value="0" calcext:value-type="float">
            <text:p>0</text:p>
          </table:table-cell>
          <table:table-cell table:formula="of:=[.D943]+[.E943]+[.F942]" office:value-type="float" office:value="790" calcext:value-type="float">
            <text:p>790</text:p>
          </table:table-cell>
          <table:table-cell table:formula="of:=IF([.A943]=&quot;forward&quot;;[.B943]*[.F943]+[.G942];[.G942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4]=&quot;forward&quot;;[.B944];0)" office:value-type="float" office:value="0" calcext:value-type="float">
            <text:p>0</text:p>
          </table:table-cell>
          <table:table-cell table:formula="of:=IF([.A944]=&quot;up&quot;;[.B944] * -1;0)" office:value-type="float" office:value="0" calcext:value-type="float">
            <text:p>0</text:p>
          </table:table-cell>
          <table:table-cell table:formula="of:=IF([.A944]=&quot;down&quot;;[.B944];0)" office:value-type="float" office:value="1" calcext:value-type="float">
            <text:p>1</text:p>
          </table:table-cell>
          <table:table-cell table:formula="of:=[.D944]+[.E944]+[.F943]" office:value-type="float" office:value="791" calcext:value-type="float">
            <text:p>791</text:p>
          </table:table-cell>
          <table:table-cell table:formula="of:=IF([.A944]=&quot;forward&quot;;[.B944]*[.F944]+[.G943];[.G943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5]=&quot;forward&quot;;[.B945];0)" office:value-type="float" office:value="0" calcext:value-type="float">
            <text:p>0</text:p>
          </table:table-cell>
          <table:table-cell table:formula="of:=IF([.A945]=&quot;up&quot;;[.B945] * -1;0)" office:value-type="float" office:value="0" calcext:value-type="float">
            <text:p>0</text:p>
          </table:table-cell>
          <table:table-cell table:formula="of:=IF([.A945]=&quot;down&quot;;[.B945];0)" office:value-type="float" office:value="2" calcext:value-type="float">
            <text:p>2</text:p>
          </table:table-cell>
          <table:table-cell table:formula="of:=[.D945]+[.E945]+[.F944]" office:value-type="float" office:value="793" calcext:value-type="float">
            <text:p>793</text:p>
          </table:table-cell>
          <table:table-cell table:formula="of:=IF([.A945]=&quot;forward&quot;;[.B945]*[.F945]+[.G944];[.G944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46]=&quot;forward&quot;;[.B946];0)" office:value-type="float" office:value="0" calcext:value-type="float">
            <text:p>0</text:p>
          </table:table-cell>
          <table:table-cell table:formula="of:=IF([.A946]=&quot;up&quot;;[.B946] * -1;0)" office:value-type="float" office:value="-8" calcext:value-type="float">
            <text:p>-8</text:p>
          </table:table-cell>
          <table:table-cell table:formula="of:=IF([.A946]=&quot;down&quot;;[.B946];0)" office:value-type="float" office:value="0" calcext:value-type="float">
            <text:p>0</text:p>
          </table:table-cell>
          <table:table-cell table:formula="of:=[.D946]+[.E946]+[.F945]" office:value-type="float" office:value="785" calcext:value-type="float">
            <text:p>785</text:p>
          </table:table-cell>
          <table:table-cell table:formula="of:=IF([.A946]=&quot;forward&quot;;[.B946]*[.F946]+[.G945];[.G945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7]=&quot;forward&quot;;[.B947];0)" office:value-type="float" office:value="0" calcext:value-type="float">
            <text:p>0</text:p>
          </table:table-cell>
          <table:table-cell table:formula="of:=IF([.A947]=&quot;up&quot;;[.B947] * -1;0)" office:value-type="float" office:value="0" calcext:value-type="float">
            <text:p>0</text:p>
          </table:table-cell>
          <table:table-cell table:formula="of:=IF([.A947]=&quot;down&quot;;[.B947];0)" office:value-type="float" office:value="2" calcext:value-type="float">
            <text:p>2</text:p>
          </table:table-cell>
          <table:table-cell table:formula="of:=[.D947]+[.E947]+[.F946]" office:value-type="float" office:value="787" calcext:value-type="float">
            <text:p>787</text:p>
          </table:table-cell>
          <table:table-cell table:formula="of:=IF([.A947]=&quot;forward&quot;;[.B947]*[.F947]+[.G946];[.G946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8]=&quot;forward&quot;;[.B948];0)" office:value-type="float" office:value="0" calcext:value-type="float">
            <text:p>0</text:p>
          </table:table-cell>
          <table:table-cell table:formula="of:=IF([.A948]=&quot;up&quot;;[.B948] * -1;0)" office:value-type="float" office:value="0" calcext:value-type="float">
            <text:p>0</text:p>
          </table:table-cell>
          <table:table-cell table:formula="of:=IF([.A948]=&quot;down&quot;;[.B948];0)" office:value-type="float" office:value="1" calcext:value-type="float">
            <text:p>1</text:p>
          </table:table-cell>
          <table:table-cell table:formula="of:=[.D948]+[.E948]+[.F947]" office:value-type="float" office:value="788" calcext:value-type="float">
            <text:p>788</text:p>
          </table:table-cell>
          <table:table-cell table:formula="of:=IF([.A948]=&quot;forward&quot;;[.B948]*[.F948]+[.G947];[.G947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49]=&quot;forward&quot;;[.B949];0)" office:value-type="float" office:value="0" calcext:value-type="float">
            <text:p>0</text:p>
          </table:table-cell>
          <table:table-cell table:formula="of:=IF([.A949]=&quot;up&quot;;[.B949] * -1;0)" office:value-type="float" office:value="-4" calcext:value-type="float">
            <text:p>-4</text:p>
          </table:table-cell>
          <table:table-cell table:formula="of:=IF([.A949]=&quot;down&quot;;[.B949];0)" office:value-type="float" office:value="0" calcext:value-type="float">
            <text:p>0</text:p>
          </table:table-cell>
          <table:table-cell table:formula="of:=[.D949]+[.E949]+[.F948]" office:value-type="float" office:value="784" calcext:value-type="float">
            <text:p>784</text:p>
          </table:table-cell>
          <table:table-cell table:formula="of:=IF([.A949]=&quot;forward&quot;;[.B949]*[.F949]+[.G948];[.G948])" office:value-type="float" office:value="783580" calcext:value-type="float">
            <text:p>7835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50]=&quot;forward&quot;;[.B950];0)" office:value-type="float" office:value="5" calcext:value-type="float">
            <text:p>5</text:p>
          </table:table-cell>
          <table:table-cell table:formula="of:=IF([.A950]=&quot;up&quot;;[.B950] * -1;0)" office:value-type="float" office:value="0" calcext:value-type="float">
            <text:p>0</text:p>
          </table:table-cell>
          <table:table-cell table:formula="of:=IF([.A950]=&quot;down&quot;;[.B950];0)" office:value-type="float" office:value="0" calcext:value-type="float">
            <text:p>0</text:p>
          </table:table-cell>
          <table:table-cell table:formula="of:=[.D950]+[.E950]+[.F949]" office:value-type="float" office:value="784" calcext:value-type="float">
            <text:p>784</text:p>
          </table:table-cell>
          <table:table-cell table:formula="of:=IF([.A950]=&quot;forward&quot;;[.B950]*[.F950]+[.G949];[.G949])" office:value-type="float" office:value="787500" calcext:value-type="float">
            <text:p>7875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51]=&quot;forward&quot;;[.B951];0)" office:value-type="float" office:value="8" calcext:value-type="float">
            <text:p>8</text:p>
          </table:table-cell>
          <table:table-cell table:formula="of:=IF([.A951]=&quot;up&quot;;[.B951] * -1;0)" office:value-type="float" office:value="0" calcext:value-type="float">
            <text:p>0</text:p>
          </table:table-cell>
          <table:table-cell table:formula="of:=IF([.A951]=&quot;down&quot;;[.B951];0)" office:value-type="float" office:value="0" calcext:value-type="float">
            <text:p>0</text:p>
          </table:table-cell>
          <table:table-cell table:formula="of:=[.D951]+[.E951]+[.F950]" office:value-type="float" office:value="784" calcext:value-type="float">
            <text:p>784</text:p>
          </table:table-cell>
          <table:table-cell table:formula="of:=IF([.A951]=&quot;forward&quot;;[.B951]*[.F951]+[.G950];[.G950])" office:value-type="float" office:value="793772" calcext:value-type="float">
            <text:p>7937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52]=&quot;forward&quot;;[.B952];0)" office:value-type="float" office:value="8" calcext:value-type="float">
            <text:p>8</text:p>
          </table:table-cell>
          <table:table-cell table:formula="of:=IF([.A952]=&quot;up&quot;;[.B952] * -1;0)" office:value-type="float" office:value="0" calcext:value-type="float">
            <text:p>0</text:p>
          </table:table-cell>
          <table:table-cell table:formula="of:=IF([.A952]=&quot;down&quot;;[.B952];0)" office:value-type="float" office:value="0" calcext:value-type="float">
            <text:p>0</text:p>
          </table:table-cell>
          <table:table-cell table:formula="of:=[.D952]+[.E952]+[.F951]" office:value-type="float" office:value="784" calcext:value-type="float">
            <text:p>784</text:p>
          </table:table-cell>
          <table:table-cell table:formula="of:=IF([.A952]=&quot;forward&quot;;[.B952]*[.F952]+[.G951];[.G951])" office:value-type="float" office:value="800044" calcext:value-type="float">
            <text:p>8000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53]=&quot;forward&quot;;[.B953];0)" office:value-type="float" office:value="5" calcext:value-type="float">
            <text:p>5</text:p>
          </table:table-cell>
          <table:table-cell table:formula="of:=IF([.A953]=&quot;up&quot;;[.B953] * -1;0)" office:value-type="float" office:value="0" calcext:value-type="float">
            <text:p>0</text:p>
          </table:table-cell>
          <table:table-cell table:formula="of:=IF([.A953]=&quot;down&quot;;[.B953];0)" office:value-type="float" office:value="0" calcext:value-type="float">
            <text:p>0</text:p>
          </table:table-cell>
          <table:table-cell table:formula="of:=[.D953]+[.E953]+[.F952]" office:value-type="float" office:value="784" calcext:value-type="float">
            <text:p>784</text:p>
          </table:table-cell>
          <table:table-cell table:formula="of:=IF([.A953]=&quot;forward&quot;;[.B953]*[.F953]+[.G952];[.G952])" office:value-type="float" office:value="803964" calcext:value-type="float">
            <text:p>8039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54]=&quot;forward&quot;;[.B954];0)" office:value-type="float" office:value="0" calcext:value-type="float">
            <text:p>0</text:p>
          </table:table-cell>
          <table:table-cell table:formula="of:=IF([.A954]=&quot;up&quot;;[.B954] * -1;0)" office:value-type="float" office:value="0" calcext:value-type="float">
            <text:p>0</text:p>
          </table:table-cell>
          <table:table-cell table:formula="of:=IF([.A954]=&quot;down&quot;;[.B954];0)" office:value-type="float" office:value="3" calcext:value-type="float">
            <text:p>3</text:p>
          </table:table-cell>
          <table:table-cell table:formula="of:=[.D954]+[.E954]+[.F953]" office:value-type="float" office:value="787" calcext:value-type="float">
            <text:p>787</text:p>
          </table:table-cell>
          <table:table-cell table:formula="of:=IF([.A954]=&quot;forward&quot;;[.B954]*[.F954]+[.G953];[.G953])" office:value-type="float" office:value="803964" calcext:value-type="float">
            <text:p>8039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55]=&quot;forward&quot;;[.B955];0)" office:value-type="float" office:value="4" calcext:value-type="float">
            <text:p>4</text:p>
          </table:table-cell>
          <table:table-cell table:formula="of:=IF([.A955]=&quot;up&quot;;[.B955] * -1;0)" office:value-type="float" office:value="0" calcext:value-type="float">
            <text:p>0</text:p>
          </table:table-cell>
          <table:table-cell table:formula="of:=IF([.A955]=&quot;down&quot;;[.B955];0)" office:value-type="float" office:value="0" calcext:value-type="float">
            <text:p>0</text:p>
          </table:table-cell>
          <table:table-cell table:formula="of:=[.D955]+[.E955]+[.F954]" office:value-type="float" office:value="787" calcext:value-type="float">
            <text:p>787</text:p>
          </table:table-cell>
          <table:table-cell table:formula="of:=IF([.A955]=&quot;forward&quot;;[.B955]*[.F955]+[.G954];[.G954])" office:value-type="float" office:value="807112" calcext:value-type="float">
            <text:p>80711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56]=&quot;forward&quot;;[.B956];0)" office:value-type="float" office:value="0" calcext:value-type="float">
            <text:p>0</text:p>
          </table:table-cell>
          <table:table-cell table:formula="of:=IF([.A956]=&quot;up&quot;;[.B956] * -1;0)" office:value-type="float" office:value="-8" calcext:value-type="float">
            <text:p>-8</text:p>
          </table:table-cell>
          <table:table-cell table:formula="of:=IF([.A956]=&quot;down&quot;;[.B956];0)" office:value-type="float" office:value="0" calcext:value-type="float">
            <text:p>0</text:p>
          </table:table-cell>
          <table:table-cell table:formula="of:=[.D956]+[.E956]+[.F955]" office:value-type="float" office:value="779" calcext:value-type="float">
            <text:p>779</text:p>
          </table:table-cell>
          <table:table-cell table:formula="of:=IF([.A956]=&quot;forward&quot;;[.B956]*[.F956]+[.G955];[.G955])" office:value-type="float" office:value="807112" calcext:value-type="float">
            <text:p>8071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57]=&quot;forward&quot;;[.B957];0)" office:value-type="float" office:value="7" calcext:value-type="float">
            <text:p>7</text:p>
          </table:table-cell>
          <table:table-cell table:formula="of:=IF([.A957]=&quot;up&quot;;[.B957] * -1;0)" office:value-type="float" office:value="0" calcext:value-type="float">
            <text:p>0</text:p>
          </table:table-cell>
          <table:table-cell table:formula="of:=IF([.A957]=&quot;down&quot;;[.B957];0)" office:value-type="float" office:value="0" calcext:value-type="float">
            <text:p>0</text:p>
          </table:table-cell>
          <table:table-cell table:formula="of:=[.D957]+[.E957]+[.F956]" office:value-type="float" office:value="779" calcext:value-type="float">
            <text:p>779</text:p>
          </table:table-cell>
          <table:table-cell table:formula="of:=IF([.A957]=&quot;forward&quot;;[.B957]*[.F957]+[.G956];[.G956])" office:value-type="float" office:value="812565" calcext:value-type="float">
            <text:p>8125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58]=&quot;forward&quot;;[.B958];0)" office:value-type="float" office:value="4" calcext:value-type="float">
            <text:p>4</text:p>
          </table:table-cell>
          <table:table-cell table:formula="of:=IF([.A958]=&quot;up&quot;;[.B958] * -1;0)" office:value-type="float" office:value="0" calcext:value-type="float">
            <text:p>0</text:p>
          </table:table-cell>
          <table:table-cell table:formula="of:=IF([.A958]=&quot;down&quot;;[.B958];0)" office:value-type="float" office:value="0" calcext:value-type="float">
            <text:p>0</text:p>
          </table:table-cell>
          <table:table-cell table:formula="of:=[.D958]+[.E958]+[.F957]" office:value-type="float" office:value="779" calcext:value-type="float">
            <text:p>779</text:p>
          </table:table-cell>
          <table:table-cell table:formula="of:=IF([.A958]=&quot;forward&quot;;[.B958]*[.F958]+[.G957];[.G957])" office:value-type="float" office:value="815681" calcext:value-type="float">
            <text:p>8156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59]=&quot;forward&quot;;[.B959];0)" office:value-type="float" office:value="0" calcext:value-type="float">
            <text:p>0</text:p>
          </table:table-cell>
          <table:table-cell table:formula="of:=IF([.A959]=&quot;up&quot;;[.B959] * -1;0)" office:value-type="float" office:value="0" calcext:value-type="float">
            <text:p>0</text:p>
          </table:table-cell>
          <table:table-cell table:formula="of:=IF([.A959]=&quot;down&quot;;[.B959];0)" office:value-type="float" office:value="9" calcext:value-type="float">
            <text:p>9</text:p>
          </table:table-cell>
          <table:table-cell table:formula="of:=[.D959]+[.E959]+[.F958]" office:value-type="float" office:value="788" calcext:value-type="float">
            <text:p>788</text:p>
          </table:table-cell>
          <table:table-cell table:formula="of:=IF([.A959]=&quot;forward&quot;;[.B959]*[.F959]+[.G958];[.G958])" office:value-type="float" office:value="815681" calcext:value-type="float">
            <text:p>8156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60]=&quot;forward&quot;;[.B960];0)" office:value-type="float" office:value="0" calcext:value-type="float">
            <text:p>0</text:p>
          </table:table-cell>
          <table:table-cell table:formula="of:=IF([.A960]=&quot;up&quot;;[.B960] * -1;0)" office:value-type="float" office:value="0" calcext:value-type="float">
            <text:p>0</text:p>
          </table:table-cell>
          <table:table-cell table:formula="of:=IF([.A960]=&quot;down&quot;;[.B960];0)" office:value-type="float" office:value="6" calcext:value-type="float">
            <text:p>6</text:p>
          </table:table-cell>
          <table:table-cell table:formula="of:=[.D960]+[.E960]+[.F959]" office:value-type="float" office:value="794" calcext:value-type="float">
            <text:p>794</text:p>
          </table:table-cell>
          <table:table-cell table:formula="of:=IF([.A960]=&quot;forward&quot;;[.B960]*[.F960]+[.G959];[.G959])" office:value-type="float" office:value="815681" calcext:value-type="float">
            <text:p>8156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61]=&quot;forward&quot;;[.B961];0)" office:value-type="float" office:value="2" calcext:value-type="float">
            <text:p>2</text:p>
          </table:table-cell>
          <table:table-cell table:formula="of:=IF([.A961]=&quot;up&quot;;[.B961] * -1;0)" office:value-type="float" office:value="0" calcext:value-type="float">
            <text:p>0</text:p>
          </table:table-cell>
          <table:table-cell table:formula="of:=IF([.A961]=&quot;down&quot;;[.B961];0)" office:value-type="float" office:value="0" calcext:value-type="float">
            <text:p>0</text:p>
          </table:table-cell>
          <table:table-cell table:formula="of:=[.D961]+[.E961]+[.F960]" office:value-type="float" office:value="794" calcext:value-type="float">
            <text:p>794</text:p>
          </table:table-cell>
          <table:table-cell table:formula="of:=IF([.A961]=&quot;forward&quot;;[.B961]*[.F961]+[.G960];[.G960])" office:value-type="float" office:value="817269" calcext:value-type="float">
            <text:p>81726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62]=&quot;forward&quot;;[.B962];0)" office:value-type="float" office:value="0" calcext:value-type="float">
            <text:p>0</text:p>
          </table:table-cell>
          <table:table-cell table:formula="of:=IF([.A962]=&quot;up&quot;;[.B962] * -1;0)" office:value-type="float" office:value="0" calcext:value-type="float">
            <text:p>0</text:p>
          </table:table-cell>
          <table:table-cell table:formula="of:=IF([.A962]=&quot;down&quot;;[.B962];0)" office:value-type="float" office:value="7" calcext:value-type="float">
            <text:p>7</text:p>
          </table:table-cell>
          <table:table-cell table:formula="of:=[.D962]+[.E962]+[.F961]" office:value-type="float" office:value="801" calcext:value-type="float">
            <text:p>801</text:p>
          </table:table-cell>
          <table:table-cell table:formula="of:=IF([.A962]=&quot;forward&quot;;[.B962]*[.F962]+[.G961];[.G961])" office:value-type="float" office:value="817269" calcext:value-type="float">
            <text:p>8172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63]=&quot;forward&quot;;[.B963];0)" office:value-type="float" office:value="6" calcext:value-type="float">
            <text:p>6</text:p>
          </table:table-cell>
          <table:table-cell table:formula="of:=IF([.A963]=&quot;up&quot;;[.B963] * -1;0)" office:value-type="float" office:value="0" calcext:value-type="float">
            <text:p>0</text:p>
          </table:table-cell>
          <table:table-cell table:formula="of:=IF([.A963]=&quot;down&quot;;[.B963];0)" office:value-type="float" office:value="0" calcext:value-type="float">
            <text:p>0</text:p>
          </table:table-cell>
          <table:table-cell table:formula="of:=[.D963]+[.E963]+[.F962]" office:value-type="float" office:value="801" calcext:value-type="float">
            <text:p>801</text:p>
          </table:table-cell>
          <table:table-cell table:formula="of:=IF([.A963]=&quot;forward&quot;;[.B963]*[.F963]+[.G962];[.G962])" office:value-type="float" office:value="822075" calcext:value-type="float">
            <text:p>8220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64]=&quot;forward&quot;;[.B964];0)" office:value-type="float" office:value="0" calcext:value-type="float">
            <text:p>0</text:p>
          </table:table-cell>
          <table:table-cell table:formula="of:=IF([.A964]=&quot;up&quot;;[.B964] * -1;0)" office:value-type="float" office:value="-7" calcext:value-type="float">
            <text:p>-7</text:p>
          </table:table-cell>
          <table:table-cell table:formula="of:=IF([.A964]=&quot;down&quot;;[.B964];0)" office:value-type="float" office:value="0" calcext:value-type="float">
            <text:p>0</text:p>
          </table:table-cell>
          <table:table-cell table:formula="of:=[.D964]+[.E964]+[.F963]" office:value-type="float" office:value="794" calcext:value-type="float">
            <text:p>794</text:p>
          </table:table-cell>
          <table:table-cell table:formula="of:=IF([.A964]=&quot;forward&quot;;[.B964]*[.F964]+[.G963];[.G963])" office:value-type="float" office:value="822075" calcext:value-type="float">
            <text:p>8220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65]=&quot;forward&quot;;[.B965];0)" office:value-type="float" office:value="0" calcext:value-type="float">
            <text:p>0</text:p>
          </table:table-cell>
          <table:table-cell table:formula="of:=IF([.A965]=&quot;up&quot;;[.B965] * -1;0)" office:value-type="float" office:value="-1" calcext:value-type="float">
            <text:p>-1</text:p>
          </table:table-cell>
          <table:table-cell table:formula="of:=IF([.A965]=&quot;down&quot;;[.B965];0)" office:value-type="float" office:value="0" calcext:value-type="float">
            <text:p>0</text:p>
          </table:table-cell>
          <table:table-cell table:formula="of:=[.D965]+[.E965]+[.F964]" office:value-type="float" office:value="793" calcext:value-type="float">
            <text:p>793</text:p>
          </table:table-cell>
          <table:table-cell table:formula="of:=IF([.A965]=&quot;forward&quot;;[.B965]*[.F965]+[.G964];[.G964])" office:value-type="float" office:value="822075" calcext:value-type="float">
            <text:p>8220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66]=&quot;forward&quot;;[.B966];0)" office:value-type="float" office:value="0" calcext:value-type="float">
            <text:p>0</text:p>
          </table:table-cell>
          <table:table-cell table:formula="of:=IF([.A966]=&quot;up&quot;;[.B966] * -1;0)" office:value-type="float" office:value="-4" calcext:value-type="float">
            <text:p>-4</text:p>
          </table:table-cell>
          <table:table-cell table:formula="of:=IF([.A966]=&quot;down&quot;;[.B966];0)" office:value-type="float" office:value="0" calcext:value-type="float">
            <text:p>0</text:p>
          </table:table-cell>
          <table:table-cell table:formula="of:=[.D966]+[.E966]+[.F965]" office:value-type="float" office:value="789" calcext:value-type="float">
            <text:p>789</text:p>
          </table:table-cell>
          <table:table-cell table:formula="of:=IF([.A966]=&quot;forward&quot;;[.B966]*[.F966]+[.G965];[.G965])" office:value-type="float" office:value="822075" calcext:value-type="float">
            <text:p>8220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67]=&quot;forward&quot;;[.B967];0)" office:value-type="float" office:value="2" calcext:value-type="float">
            <text:p>2</text:p>
          </table:table-cell>
          <table:table-cell table:formula="of:=IF([.A967]=&quot;up&quot;;[.B967] * -1;0)" office:value-type="float" office:value="0" calcext:value-type="float">
            <text:p>0</text:p>
          </table:table-cell>
          <table:table-cell table:formula="of:=IF([.A967]=&quot;down&quot;;[.B967];0)" office:value-type="float" office:value="0" calcext:value-type="float">
            <text:p>0</text:p>
          </table:table-cell>
          <table:table-cell table:formula="of:=[.D967]+[.E967]+[.F966]" office:value-type="float" office:value="789" calcext:value-type="float">
            <text:p>789</text:p>
          </table:table-cell>
          <table:table-cell table:formula="of:=IF([.A967]=&quot;forward&quot;;[.B967]*[.F967]+[.G966];[.G966])" office:value-type="float" office:value="823653" calcext:value-type="float">
            <text:p>82365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8]=&quot;forward&quot;;[.B968];0)" office:value-type="float" office:value="9" calcext:value-type="float">
            <text:p>9</text:p>
          </table:table-cell>
          <table:table-cell table:formula="of:=IF([.A968]=&quot;up&quot;;[.B968] * -1;0)" office:value-type="float" office:value="0" calcext:value-type="float">
            <text:p>0</text:p>
          </table:table-cell>
          <table:table-cell table:formula="of:=IF([.A968]=&quot;down&quot;;[.B968];0)" office:value-type="float" office:value="0" calcext:value-type="float">
            <text:p>0</text:p>
          </table:table-cell>
          <table:table-cell table:formula="of:=[.D968]+[.E968]+[.F967]" office:value-type="float" office:value="789" calcext:value-type="float">
            <text:p>789</text:p>
          </table:table-cell>
          <table:table-cell table:formula="of:=IF([.A968]=&quot;forward&quot;;[.B968]*[.F968]+[.G967];[.G967])" office:value-type="float" office:value="830754" calcext:value-type="float">
            <text:p>83075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69]=&quot;forward&quot;;[.B969];0)" office:value-type="float" office:value="7" calcext:value-type="float">
            <text:p>7</text:p>
          </table:table-cell>
          <table:table-cell table:formula="of:=IF([.A969]=&quot;up&quot;;[.B969] * -1;0)" office:value-type="float" office:value="0" calcext:value-type="float">
            <text:p>0</text:p>
          </table:table-cell>
          <table:table-cell table:formula="of:=IF([.A969]=&quot;down&quot;;[.B969];0)" office:value-type="float" office:value="0" calcext:value-type="float">
            <text:p>0</text:p>
          </table:table-cell>
          <table:table-cell table:formula="of:=[.D969]+[.E969]+[.F968]" office:value-type="float" office:value="789" calcext:value-type="float">
            <text:p>789</text:p>
          </table:table-cell>
          <table:table-cell table:formula="of:=IF([.A969]=&quot;forward&quot;;[.B969]*[.F969]+[.G968];[.G968])" office:value-type="float" office:value="836277" calcext:value-type="float">
            <text:p>8362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70]=&quot;forward&quot;;[.B970];0)" office:value-type="float" office:value="0" calcext:value-type="float">
            <text:p>0</text:p>
          </table:table-cell>
          <table:table-cell table:formula="of:=IF([.A970]=&quot;up&quot;;[.B970] * -1;0)" office:value-type="float" office:value="-5" calcext:value-type="float">
            <text:p>-5</text:p>
          </table:table-cell>
          <table:table-cell table:formula="of:=IF([.A970]=&quot;down&quot;;[.B970];0)" office:value-type="float" office:value="0" calcext:value-type="float">
            <text:p>0</text:p>
          </table:table-cell>
          <table:table-cell table:formula="of:=[.D970]+[.E970]+[.F969]" office:value-type="float" office:value="784" calcext:value-type="float">
            <text:p>784</text:p>
          </table:table-cell>
          <table:table-cell table:formula="of:=IF([.A970]=&quot;forward&quot;;[.B970]*[.F970]+[.G969];[.G969])" office:value-type="float" office:value="836277" calcext:value-type="float">
            <text:p>83627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1]=&quot;forward&quot;;[.B971];0)" office:value-type="float" office:value="2" calcext:value-type="float">
            <text:p>2</text:p>
          </table:table-cell>
          <table:table-cell table:formula="of:=IF([.A971]=&quot;up&quot;;[.B971] * -1;0)" office:value-type="float" office:value="0" calcext:value-type="float">
            <text:p>0</text:p>
          </table:table-cell>
          <table:table-cell table:formula="of:=IF([.A971]=&quot;down&quot;;[.B971];0)" office:value-type="float" office:value="0" calcext:value-type="float">
            <text:p>0</text:p>
          </table:table-cell>
          <table:table-cell table:formula="of:=[.D971]+[.E971]+[.F970]" office:value-type="float" office:value="784" calcext:value-type="float">
            <text:p>784</text:p>
          </table:table-cell>
          <table:table-cell table:formula="of:=IF([.A971]=&quot;forward&quot;;[.B971]*[.F971]+[.G970];[.G970])" office:value-type="float" office:value="837845" calcext:value-type="float">
            <text:p>8378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72]=&quot;forward&quot;;[.B972];0)" office:value-type="float" office:value="0" calcext:value-type="float">
            <text:p>0</text:p>
          </table:table-cell>
          <table:table-cell table:formula="of:=IF([.A972]=&quot;up&quot;;[.B972] * -1;0)" office:value-type="float" office:value="-5" calcext:value-type="float">
            <text:p>-5</text:p>
          </table:table-cell>
          <table:table-cell table:formula="of:=IF([.A972]=&quot;down&quot;;[.B972];0)" office:value-type="float" office:value="0" calcext:value-type="float">
            <text:p>0</text:p>
          </table:table-cell>
          <table:table-cell table:formula="of:=[.D972]+[.E972]+[.F971]" office:value-type="float" office:value="779" calcext:value-type="float">
            <text:p>779</text:p>
          </table:table-cell>
          <table:table-cell table:formula="of:=IF([.A972]=&quot;forward&quot;;[.B972]*[.F972]+[.G971];[.G971])" office:value-type="float" office:value="837845" calcext:value-type="float">
            <text:p>8378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73]=&quot;forward&quot;;[.B973];0)" office:value-type="float" office:value="1" calcext:value-type="float">
            <text:p>1</text:p>
          </table:table-cell>
          <table:table-cell table:formula="of:=IF([.A973]=&quot;up&quot;;[.B973] * -1;0)" office:value-type="float" office:value="0" calcext:value-type="float">
            <text:p>0</text:p>
          </table:table-cell>
          <table:table-cell table:formula="of:=IF([.A973]=&quot;down&quot;;[.B973];0)" office:value-type="float" office:value="0" calcext:value-type="float">
            <text:p>0</text:p>
          </table:table-cell>
          <table:table-cell table:formula="of:=[.D973]+[.E973]+[.F972]" office:value-type="float" office:value="779" calcext:value-type="float">
            <text:p>779</text:p>
          </table:table-cell>
          <table:table-cell table:formula="of:=IF([.A973]=&quot;forward&quot;;[.B973]*[.F973]+[.G972];[.G972])" office:value-type="float" office:value="838624" calcext:value-type="float">
            <text:p>8386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4]=&quot;forward&quot;;[.B974];0)" office:value-type="float" office:value="2" calcext:value-type="float">
            <text:p>2</text:p>
          </table:table-cell>
          <table:table-cell table:formula="of:=IF([.A974]=&quot;up&quot;;[.B974] * -1;0)" office:value-type="float" office:value="0" calcext:value-type="float">
            <text:p>0</text:p>
          </table:table-cell>
          <table:table-cell table:formula="of:=IF([.A974]=&quot;down&quot;;[.B974];0)" office:value-type="float" office:value="0" calcext:value-type="float">
            <text:p>0</text:p>
          </table:table-cell>
          <table:table-cell table:formula="of:=[.D974]+[.E974]+[.F973]" office:value-type="float" office:value="779" calcext:value-type="float">
            <text:p>779</text:p>
          </table:table-cell>
          <table:table-cell table:formula="of:=IF([.A974]=&quot;forward&quot;;[.B974]*[.F974]+[.G973];[.G973])" office:value-type="float" office:value="840182" calcext:value-type="float">
            <text:p>8401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75]=&quot;forward&quot;;[.B975];0)" office:value-type="float" office:value="4" calcext:value-type="float">
            <text:p>4</text:p>
          </table:table-cell>
          <table:table-cell table:formula="of:=IF([.A975]=&quot;up&quot;;[.B975] * -1;0)" office:value-type="float" office:value="0" calcext:value-type="float">
            <text:p>0</text:p>
          </table:table-cell>
          <table:table-cell table:formula="of:=IF([.A975]=&quot;down&quot;;[.B975];0)" office:value-type="float" office:value="0" calcext:value-type="float">
            <text:p>0</text:p>
          </table:table-cell>
          <table:table-cell table:formula="of:=[.D975]+[.E975]+[.F974]" office:value-type="float" office:value="779" calcext:value-type="float">
            <text:p>779</text:p>
          </table:table-cell>
          <table:table-cell table:formula="of:=IF([.A975]=&quot;forward&quot;;[.B975]*[.F975]+[.G974];[.G974])" office:value-type="float" office:value="843298" calcext:value-type="float">
            <text:p>8432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76]=&quot;forward&quot;;[.B976];0)" office:value-type="float" office:value="0" calcext:value-type="float">
            <text:p>0</text:p>
          </table:table-cell>
          <table:table-cell table:formula="of:=IF([.A976]=&quot;up&quot;;[.B976] * -1;0)" office:value-type="float" office:value="0" calcext:value-type="float">
            <text:p>0</text:p>
          </table:table-cell>
          <table:table-cell table:formula="of:=IF([.A976]=&quot;down&quot;;[.B976];0)" office:value-type="float" office:value="6" calcext:value-type="float">
            <text:p>6</text:p>
          </table:table-cell>
          <table:table-cell table:formula="of:=[.D976]+[.E976]+[.F975]" office:value-type="float" office:value="785" calcext:value-type="float">
            <text:p>785</text:p>
          </table:table-cell>
          <table:table-cell table:formula="of:=IF([.A976]=&quot;forward&quot;;[.B976]*[.F976]+[.G975];[.G975])" office:value-type="float" office:value="843298" calcext:value-type="float">
            <text:p>8432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7]=&quot;forward&quot;;[.B977];0)" office:value-type="float" office:value="2" calcext:value-type="float">
            <text:p>2</text:p>
          </table:table-cell>
          <table:table-cell table:formula="of:=IF([.A977]=&quot;up&quot;;[.B977] * -1;0)" office:value-type="float" office:value="0" calcext:value-type="float">
            <text:p>0</text:p>
          </table:table-cell>
          <table:table-cell table:formula="of:=IF([.A977]=&quot;down&quot;;[.B977];0)" office:value-type="float" office:value="0" calcext:value-type="float">
            <text:p>0</text:p>
          </table:table-cell>
          <table:table-cell table:formula="of:=[.D977]+[.E977]+[.F976]" office:value-type="float" office:value="785" calcext:value-type="float">
            <text:p>785</text:p>
          </table:table-cell>
          <table:table-cell table:formula="of:=IF([.A977]=&quot;forward&quot;;[.B977]*[.F977]+[.G976];[.G976])" office:value-type="float" office:value="844868" calcext:value-type="float">
            <text:p>84486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78]=&quot;forward&quot;;[.B978];0)" office:value-type="float" office:value="0" calcext:value-type="float">
            <text:p>0</text:p>
          </table:table-cell>
          <table:table-cell table:formula="of:=IF([.A978]=&quot;up&quot;;[.B978] * -1;0)" office:value-type="float" office:value="-6" calcext:value-type="float">
            <text:p>-6</text:p>
          </table:table-cell>
          <table:table-cell table:formula="of:=IF([.A978]=&quot;down&quot;;[.B978];0)" office:value-type="float" office:value="0" calcext:value-type="float">
            <text:p>0</text:p>
          </table:table-cell>
          <table:table-cell table:formula="of:=[.D978]+[.E978]+[.F977]" office:value-type="float" office:value="779" calcext:value-type="float">
            <text:p>779</text:p>
          </table:table-cell>
          <table:table-cell table:formula="of:=IF([.A978]=&quot;forward&quot;;[.B978]*[.F978]+[.G977];[.G977])" office:value-type="float" office:value="844868" calcext:value-type="float">
            <text:p>84486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79]=&quot;forward&quot;;[.B979];0)" office:value-type="float" office:value="0" calcext:value-type="float">
            <text:p>0</text:p>
          </table:table-cell>
          <table:table-cell table:formula="of:=IF([.A979]=&quot;up&quot;;[.B979] * -1;0)" office:value-type="float" office:value="-7" calcext:value-type="float">
            <text:p>-7</text:p>
          </table:table-cell>
          <table:table-cell table:formula="of:=IF([.A979]=&quot;down&quot;;[.B979];0)" office:value-type="float" office:value="0" calcext:value-type="float">
            <text:p>0</text:p>
          </table:table-cell>
          <table:table-cell table:formula="of:=[.D979]+[.E979]+[.F978]" office:value-type="float" office:value="772" calcext:value-type="float">
            <text:p>772</text:p>
          </table:table-cell>
          <table:table-cell table:formula="of:=IF([.A979]=&quot;forward&quot;;[.B979]*[.F979]+[.G978];[.G978])" office:value-type="float" office:value="844868" calcext:value-type="float">
            <text:p>8448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80]=&quot;forward&quot;;[.B980];0)" office:value-type="float" office:value="3" calcext:value-type="float">
            <text:p>3</text:p>
          </table:table-cell>
          <table:table-cell table:formula="of:=IF([.A980]=&quot;up&quot;;[.B980] * -1;0)" office:value-type="float" office:value="0" calcext:value-type="float">
            <text:p>0</text:p>
          </table:table-cell>
          <table:table-cell table:formula="of:=IF([.A980]=&quot;down&quot;;[.B980];0)" office:value-type="float" office:value="0" calcext:value-type="float">
            <text:p>0</text:p>
          </table:table-cell>
          <table:table-cell table:formula="of:=[.D980]+[.E980]+[.F979]" office:value-type="float" office:value="772" calcext:value-type="float">
            <text:p>772</text:p>
          </table:table-cell>
          <table:table-cell table:formula="of:=IF([.A980]=&quot;forward&quot;;[.B980]*[.F980]+[.G979];[.G979])" office:value-type="float" office:value="847184" calcext:value-type="float">
            <text:p>8471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81]=&quot;forward&quot;;[.B981];0)" office:value-type="float" office:value="2" calcext:value-type="float">
            <text:p>2</text:p>
          </table:table-cell>
          <table:table-cell table:formula="of:=IF([.A981]=&quot;up&quot;;[.B981] * -1;0)" office:value-type="float" office:value="0" calcext:value-type="float">
            <text:p>0</text:p>
          </table:table-cell>
          <table:table-cell table:formula="of:=IF([.A981]=&quot;down&quot;;[.B981];0)" office:value-type="float" office:value="0" calcext:value-type="float">
            <text:p>0</text:p>
          </table:table-cell>
          <table:table-cell table:formula="of:=[.D981]+[.E981]+[.F980]" office:value-type="float" office:value="772" calcext:value-type="float">
            <text:p>772</text:p>
          </table:table-cell>
          <table:table-cell table:formula="of:=IF([.A981]=&quot;forward&quot;;[.B981]*[.F981]+[.G980];[.G980])" office:value-type="float" office:value="848728" calcext:value-type="float">
            <text:p>8487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82]=&quot;forward&quot;;[.B982];0)" office:value-type="float" office:value="6" calcext:value-type="float">
            <text:p>6</text:p>
          </table:table-cell>
          <table:table-cell table:formula="of:=IF([.A982]=&quot;up&quot;;[.B982] * -1;0)" office:value-type="float" office:value="0" calcext:value-type="float">
            <text:p>0</text:p>
          </table:table-cell>
          <table:table-cell table:formula="of:=IF([.A982]=&quot;down&quot;;[.B982];0)" office:value-type="float" office:value="0" calcext:value-type="float">
            <text:p>0</text:p>
          </table:table-cell>
          <table:table-cell table:formula="of:=[.D982]+[.E982]+[.F981]" office:value-type="float" office:value="772" calcext:value-type="float">
            <text:p>772</text:p>
          </table:table-cell>
          <table:table-cell table:formula="of:=IF([.A982]=&quot;forward&quot;;[.B982]*[.F982]+[.G981];[.G981])" office:value-type="float" office:value="853360" calcext:value-type="float">
            <text:p>8533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83]=&quot;forward&quot;;[.B983];0)" office:value-type="float" office:value="4" calcext:value-type="float">
            <text:p>4</text:p>
          </table:table-cell>
          <table:table-cell table:formula="of:=IF([.A983]=&quot;up&quot;;[.B983] * -1;0)" office:value-type="float" office:value="0" calcext:value-type="float">
            <text:p>0</text:p>
          </table:table-cell>
          <table:table-cell table:formula="of:=IF([.A983]=&quot;down&quot;;[.B983];0)" office:value-type="float" office:value="0" calcext:value-type="float">
            <text:p>0</text:p>
          </table:table-cell>
          <table:table-cell table:formula="of:=[.D983]+[.E983]+[.F982]" office:value-type="float" office:value="772" calcext:value-type="float">
            <text:p>772</text:p>
          </table:table-cell>
          <table:table-cell table:formula="of:=IF([.A983]=&quot;forward&quot;;[.B983]*[.F983]+[.G982];[.G982])" office:value-type="float" office:value="856448" calcext:value-type="float">
            <text:p>8564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84]=&quot;forward&quot;;[.B984];0)" office:value-type="float" office:value="9" calcext:value-type="float">
            <text:p>9</text:p>
          </table:table-cell>
          <table:table-cell table:formula="of:=IF([.A984]=&quot;up&quot;;[.B984] * -1;0)" office:value-type="float" office:value="0" calcext:value-type="float">
            <text:p>0</text:p>
          </table:table-cell>
          <table:table-cell table:formula="of:=IF([.A984]=&quot;down&quot;;[.B984];0)" office:value-type="float" office:value="0" calcext:value-type="float">
            <text:p>0</text:p>
          </table:table-cell>
          <table:table-cell table:formula="of:=[.D984]+[.E984]+[.F983]" office:value-type="float" office:value="772" calcext:value-type="float">
            <text:p>772</text:p>
          </table:table-cell>
          <table:table-cell table:formula="of:=IF([.A984]=&quot;forward&quot;;[.B984]*[.F984]+[.G983];[.G983])" office:value-type="float" office:value="863396" calcext:value-type="float">
            <text:p>8633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85]=&quot;forward&quot;;[.B985];0)" office:value-type="float" office:value="6" calcext:value-type="float">
            <text:p>6</text:p>
          </table:table-cell>
          <table:table-cell table:formula="of:=IF([.A985]=&quot;up&quot;;[.B985] * -1;0)" office:value-type="float" office:value="0" calcext:value-type="float">
            <text:p>0</text:p>
          </table:table-cell>
          <table:table-cell table:formula="of:=IF([.A985]=&quot;down&quot;;[.B985];0)" office:value-type="float" office:value="0" calcext:value-type="float">
            <text:p>0</text:p>
          </table:table-cell>
          <table:table-cell table:formula="of:=[.D985]+[.E985]+[.F984]" office:value-type="float" office:value="772" calcext:value-type="float">
            <text:p>772</text:p>
          </table:table-cell>
          <table:table-cell table:formula="of:=IF([.A985]=&quot;forward&quot;;[.B985]*[.F985]+[.G984];[.G984])" office:value-type="float" office:value="868028" calcext:value-type="float">
            <text:p>8680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86]=&quot;forward&quot;;[.B986];0)" office:value-type="float" office:value="0" calcext:value-type="float">
            <text:p>0</text:p>
          </table:table-cell>
          <table:table-cell table:formula="of:=IF([.A986]=&quot;up&quot;;[.B986] * -1;0)" office:value-type="float" office:value="-6" calcext:value-type="float">
            <text:p>-6</text:p>
          </table:table-cell>
          <table:table-cell table:formula="of:=IF([.A986]=&quot;down&quot;;[.B986];0)" office:value-type="float" office:value="0" calcext:value-type="float">
            <text:p>0</text:p>
          </table:table-cell>
          <table:table-cell table:formula="of:=[.D986]+[.E986]+[.F985]" office:value-type="float" office:value="766" calcext:value-type="float">
            <text:p>766</text:p>
          </table:table-cell>
          <table:table-cell table:formula="of:=IF([.A986]=&quot;forward&quot;;[.B986]*[.F986]+[.G985];[.G985])" office:value-type="float" office:value="868028" calcext:value-type="float">
            <text:p>8680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87]=&quot;forward&quot;;[.B987];0)" office:value-type="float" office:value="5" calcext:value-type="float">
            <text:p>5</text:p>
          </table:table-cell>
          <table:table-cell table:formula="of:=IF([.A987]=&quot;up&quot;;[.B987] * -1;0)" office:value-type="float" office:value="0" calcext:value-type="float">
            <text:p>0</text:p>
          </table:table-cell>
          <table:table-cell table:formula="of:=IF([.A987]=&quot;down&quot;;[.B987];0)" office:value-type="float" office:value="0" calcext:value-type="float">
            <text:p>0</text:p>
          </table:table-cell>
          <table:table-cell table:formula="of:=[.D987]+[.E987]+[.F986]" office:value-type="float" office:value="766" calcext:value-type="float">
            <text:p>766</text:p>
          </table:table-cell>
          <table:table-cell table:formula="of:=IF([.A987]=&quot;forward&quot;;[.B987]*[.F987]+[.G986];[.G986])" office:value-type="float" office:value="871858" calcext:value-type="float">
            <text:p>87185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88]=&quot;forward&quot;;[.B988];0)" office:value-type="float" office:value="0" calcext:value-type="float">
            <text:p>0</text:p>
          </table:table-cell>
          <table:table-cell table:formula="of:=IF([.A988]=&quot;up&quot;;[.B988] * -1;0)" office:value-type="float" office:value="-7" calcext:value-type="float">
            <text:p>-7</text:p>
          </table:table-cell>
          <table:table-cell table:formula="of:=IF([.A988]=&quot;down&quot;;[.B988];0)" office:value-type="float" office:value="0" calcext:value-type="float">
            <text:p>0</text:p>
          </table:table-cell>
          <table:table-cell table:formula="of:=[.D988]+[.E988]+[.F987]" office:value-type="float" office:value="759" calcext:value-type="float">
            <text:p>759</text:p>
          </table:table-cell>
          <table:table-cell table:formula="of:=IF([.A988]=&quot;forward&quot;;[.B988]*[.F988]+[.G987];[.G987])" office:value-type="float" office:value="871858" calcext:value-type="float">
            <text:p>87185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89]=&quot;forward&quot;;[.B989];0)" office:value-type="float" office:value="0" calcext:value-type="float">
            <text:p>0</text:p>
          </table:table-cell>
          <table:table-cell table:formula="of:=IF([.A989]=&quot;up&quot;;[.B989] * -1;0)" office:value-type="float" office:value="-5" calcext:value-type="float">
            <text:p>-5</text:p>
          </table:table-cell>
          <table:table-cell table:formula="of:=IF([.A989]=&quot;down&quot;;[.B989];0)" office:value-type="float" office:value="0" calcext:value-type="float">
            <text:p>0</text:p>
          </table:table-cell>
          <table:table-cell table:formula="of:=[.D989]+[.E989]+[.F988]" office:value-type="float" office:value="754" calcext:value-type="float">
            <text:p>754</text:p>
          </table:table-cell>
          <table:table-cell table:formula="of:=IF([.A989]=&quot;forward&quot;;[.B989]*[.F989]+[.G988];[.G988])" office:value-type="float" office:value="871858" calcext:value-type="float">
            <text:p>8718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90]=&quot;forward&quot;;[.B990];0)" office:value-type="float" office:value="0" calcext:value-type="float">
            <text:p>0</text:p>
          </table:table-cell>
          <table:table-cell table:formula="of:=IF([.A990]=&quot;up&quot;;[.B990] * -1;0)" office:value-type="float" office:value="0" calcext:value-type="float">
            <text:p>0</text:p>
          </table:table-cell>
          <table:table-cell table:formula="of:=IF([.A990]=&quot;down&quot;;[.B990];0)" office:value-type="float" office:value="6" calcext:value-type="float">
            <text:p>6</text:p>
          </table:table-cell>
          <table:table-cell table:formula="of:=[.D990]+[.E990]+[.F989]" office:value-type="float" office:value="760" calcext:value-type="float">
            <text:p>760</text:p>
          </table:table-cell>
          <table:table-cell table:formula="of:=IF([.A990]=&quot;forward&quot;;[.B990]*[.F990]+[.G989];[.G989])" office:value-type="float" office:value="871858" calcext:value-type="float">
            <text:p>8718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91]=&quot;forward&quot;;[.B991];0)" office:value-type="float" office:value="0" calcext:value-type="float">
            <text:p>0</text:p>
          </table:table-cell>
          <table:table-cell table:formula="of:=IF([.A991]=&quot;up&quot;;[.B991] * -1;0)" office:value-type="float" office:value="0" calcext:value-type="float">
            <text:p>0</text:p>
          </table:table-cell>
          <table:table-cell table:formula="of:=IF([.A991]=&quot;down&quot;;[.B991];0)" office:value-type="float" office:value="2" calcext:value-type="float">
            <text:p>2</text:p>
          </table:table-cell>
          <table:table-cell table:formula="of:=[.D991]+[.E991]+[.F990]" office:value-type="float" office:value="762" calcext:value-type="float">
            <text:p>762</text:p>
          </table:table-cell>
          <table:table-cell table:formula="of:=IF([.A991]=&quot;forward&quot;;[.B991]*[.F991]+[.G990];[.G990])" office:value-type="float" office:value="871858" calcext:value-type="float">
            <text:p>8718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92]=&quot;forward&quot;;[.B992];0)" office:value-type="float" office:value="0" calcext:value-type="float">
            <text:p>0</text:p>
          </table:table-cell>
          <table:table-cell table:formula="of:=IF([.A992]=&quot;up&quot;;[.B992] * -1;0)" office:value-type="float" office:value="0" calcext:value-type="float">
            <text:p>0</text:p>
          </table:table-cell>
          <table:table-cell table:formula="of:=IF([.A992]=&quot;down&quot;;[.B992];0)" office:value-type="float" office:value="1" calcext:value-type="float">
            <text:p>1</text:p>
          </table:table-cell>
          <table:table-cell table:formula="of:=[.D992]+[.E992]+[.F991]" office:value-type="float" office:value="763" calcext:value-type="float">
            <text:p>763</text:p>
          </table:table-cell>
          <table:table-cell table:formula="of:=IF([.A992]=&quot;forward&quot;;[.B992]*[.F992]+[.G991];[.G991])" office:value-type="float" office:value="871858" calcext:value-type="float">
            <text:p>87185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93]=&quot;forward&quot;;[.B993];0)" office:value-type="float" office:value="7" calcext:value-type="float">
            <text:p>7</text:p>
          </table:table-cell>
          <table:table-cell table:formula="of:=IF([.A993]=&quot;up&quot;;[.B993] * -1;0)" office:value-type="float" office:value="0" calcext:value-type="float">
            <text:p>0</text:p>
          </table:table-cell>
          <table:table-cell table:formula="of:=IF([.A993]=&quot;down&quot;;[.B993];0)" office:value-type="float" office:value="0" calcext:value-type="float">
            <text:p>0</text:p>
          </table:table-cell>
          <table:table-cell table:formula="of:=[.D993]+[.E993]+[.F992]" office:value-type="float" office:value="763" calcext:value-type="float">
            <text:p>763</text:p>
          </table:table-cell>
          <table:table-cell table:formula="of:=IF([.A993]=&quot;forward&quot;;[.B993]*[.F993]+[.G992];[.G992])" office:value-type="float" office:value="877199" calcext:value-type="float">
            <text:p>8771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94]=&quot;forward&quot;;[.B994];0)" office:value-type="float" office:value="0" calcext:value-type="float">
            <text:p>0</text:p>
          </table:table-cell>
          <table:table-cell table:formula="of:=IF([.A994]=&quot;up&quot;;[.B994] * -1;0)" office:value-type="float" office:value="0" calcext:value-type="float">
            <text:p>0</text:p>
          </table:table-cell>
          <table:table-cell table:formula="of:=IF([.A994]=&quot;down&quot;;[.B994];0)" office:value-type="float" office:value="5" calcext:value-type="float">
            <text:p>5</text:p>
          </table:table-cell>
          <table:table-cell table:formula="of:=[.D994]+[.E994]+[.F993]" office:value-type="float" office:value="768" calcext:value-type="float">
            <text:p>768</text:p>
          </table:table-cell>
          <table:table-cell table:formula="of:=IF([.A994]=&quot;forward&quot;;[.B994]*[.F994]+[.G993];[.G993])" office:value-type="float" office:value="877199" calcext:value-type="float">
            <text:p>8771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95]=&quot;forward&quot;;[.B995];0)" office:value-type="float" office:value="0" calcext:value-type="float">
            <text:p>0</text:p>
          </table:table-cell>
          <table:table-cell table:formula="of:=IF([.A995]=&quot;up&quot;;[.B995] * -1;0)" office:value-type="float" office:value="0" calcext:value-type="float">
            <text:p>0</text:p>
          </table:table-cell>
          <table:table-cell table:formula="of:=IF([.A995]=&quot;down&quot;;[.B995];0)" office:value-type="float" office:value="1" calcext:value-type="float">
            <text:p>1</text:p>
          </table:table-cell>
          <table:table-cell table:formula="of:=[.D995]+[.E995]+[.F994]" office:value-type="float" office:value="769" calcext:value-type="float">
            <text:p>769</text:p>
          </table:table-cell>
          <table:table-cell table:formula="of:=IF([.A995]=&quot;forward&quot;;[.B995]*[.F995]+[.G994];[.G994])" office:value-type="float" office:value="877199" calcext:value-type="float">
            <text:p>8771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96]=&quot;forward&quot;;[.B996];0)" office:value-type="float" office:value="0" calcext:value-type="float">
            <text:p>0</text:p>
          </table:table-cell>
          <table:table-cell table:formula="of:=IF([.A996]=&quot;up&quot;;[.B996] * -1;0)" office:value-type="float" office:value="0" calcext:value-type="float">
            <text:p>0</text:p>
          </table:table-cell>
          <table:table-cell table:formula="of:=IF([.A996]=&quot;down&quot;;[.B996];0)" office:value-type="float" office:value="7" calcext:value-type="float">
            <text:p>7</text:p>
          </table:table-cell>
          <table:table-cell table:formula="of:=[.D996]+[.E996]+[.F995]" office:value-type="float" office:value="776" calcext:value-type="float">
            <text:p>776</text:p>
          </table:table-cell>
          <table:table-cell table:formula="of:=IF([.A996]=&quot;forward&quot;;[.B996]*[.F996]+[.G995];[.G995])" office:value-type="float" office:value="877199" calcext:value-type="float">
            <text:p>8771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97]=&quot;forward&quot;;[.B997];0)" office:value-type="float" office:value="8" calcext:value-type="float">
            <text:p>8</text:p>
          </table:table-cell>
          <table:table-cell table:formula="of:=IF([.A997]=&quot;up&quot;;[.B997] * -1;0)" office:value-type="float" office:value="0" calcext:value-type="float">
            <text:p>0</text:p>
          </table:table-cell>
          <table:table-cell table:formula="of:=IF([.A997]=&quot;down&quot;;[.B997];0)" office:value-type="float" office:value="0" calcext:value-type="float">
            <text:p>0</text:p>
          </table:table-cell>
          <table:table-cell table:formula="of:=[.D997]+[.E997]+[.F996]" office:value-type="float" office:value="776" calcext:value-type="float">
            <text:p>776</text:p>
          </table:table-cell>
          <table:table-cell table:formula="of:=IF([.A997]=&quot;forward&quot;;[.B997]*[.F997]+[.G996];[.G996])" office:value-type="float" office:value="883407" calcext:value-type="float">
            <text:p>8834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98]=&quot;forward&quot;;[.B998];0)" office:value-type="float" office:value="8" calcext:value-type="float">
            <text:p>8</text:p>
          </table:table-cell>
          <table:table-cell table:formula="of:=IF([.A998]=&quot;up&quot;;[.B998] * -1;0)" office:value-type="float" office:value="0" calcext:value-type="float">
            <text:p>0</text:p>
          </table:table-cell>
          <table:table-cell table:formula="of:=IF([.A998]=&quot;down&quot;;[.B998];0)" office:value-type="float" office:value="0" calcext:value-type="float">
            <text:p>0</text:p>
          </table:table-cell>
          <table:table-cell table:formula="of:=[.D998]+[.E998]+[.F997]" office:value-type="float" office:value="776" calcext:value-type="float">
            <text:p>776</text:p>
          </table:table-cell>
          <table:table-cell table:formula="of:=IF([.A998]=&quot;forward&quot;;[.B998]*[.F998]+[.G997];[.G997])" office:value-type="float" office:value="889615" calcext:value-type="float">
            <text:p>8896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99]=&quot;forward&quot;;[.B999];0)" office:value-type="float" office:value="5" calcext:value-type="float">
            <text:p>5</text:p>
          </table:table-cell>
          <table:table-cell table:formula="of:=IF([.A999]=&quot;up&quot;;[.B999] * -1;0)" office:value-type="float" office:value="0" calcext:value-type="float">
            <text:p>0</text:p>
          </table:table-cell>
          <table:table-cell table:formula="of:=IF([.A999]=&quot;down&quot;;[.B999];0)" office:value-type="float" office:value="0" calcext:value-type="float">
            <text:p>0</text:p>
          </table:table-cell>
          <table:table-cell table:formula="of:=[.D999]+[.E999]+[.F998]" office:value-type="float" office:value="776" calcext:value-type="float">
            <text:p>776</text:p>
          </table:table-cell>
          <table:table-cell table:formula="of:=IF([.A999]=&quot;forward&quot;;[.B999]*[.F999]+[.G998];[.G998])" office:value-type="float" office:value="893495" calcext:value-type="float">
            <text:p>8934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00]=&quot;forward&quot;;[.B1000];0)" office:value-type="float" office:value="0" calcext:value-type="float">
            <text:p>0</text:p>
          </table:table-cell>
          <table:table-cell table:formula="of:=IF([.A1000]=&quot;up&quot;;[.B1000] * -1;0)" office:value-type="float" office:value="0" calcext:value-type="float">
            <text:p>0</text:p>
          </table:table-cell>
          <table:table-cell table:formula="of:=IF([.A1000]=&quot;down&quot;;[.B1000];0)" office:value-type="float" office:value="9" calcext:value-type="float">
            <text:p>9</text:p>
          </table:table-cell>
          <table:table-cell table:formula="of:=[.D1000]+[.E1000]+[.F999]" office:value-type="float" office:value="785" calcext:value-type="float">
            <text:p>785</text:p>
          </table:table-cell>
          <table:table-cell table:formula="of:=IF([.A1000]=&quot;forward&quot;;[.B1000]*[.F1000]+[.G999];[.G999])" office:value-type="float" office:value="893495" calcext:value-type="float">
            <text:p>8934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001]=&quot;forward&quot;;[.B1001];0)" office:value-type="float" office:value="6" calcext:value-type="float">
            <text:p>6</text:p>
          </table:table-cell>
          <table:table-cell table:formula="of:=IF([.A1001]=&quot;up&quot;;[.B1001] * -1;0)" office:value-type="float" office:value="0" calcext:value-type="float">
            <text:p>0</text:p>
          </table:table-cell>
          <table:table-cell table:formula="of:=IF([.A1001]=&quot;down&quot;;[.B1001];0)" office:value-type="float" office:value="0" calcext:value-type="float">
            <text:p>0</text:p>
          </table:table-cell>
          <table:table-cell table:formula="of:=[.D1001]+[.E1001]+[.F1000]" office:value-type="float" office:value="785" calcext:value-type="float">
            <text:p>785</text:p>
          </table:table-cell>
          <table:table-cell table:formula="of:=IF([.A1001]=&quot;forward&quot;;[.B1001]*[.F1001]+[.G1000];[.G1000])" office:value-type="float" office:value="898205" calcext:value-type="float">
            <text:p>898205</text:p>
          </table:table-cell>
        </table:table-row>
        <table:table-row table:style-name="ro1">
          <table:table-cell table:number-columns-repeated="2"/>
          <table:table-cell table:formula="of:=SUM([.C2:.C1001])" office:value-type="float" office:value="2085" calcext:value-type="float">
            <text:p>2085</text:p>
          </table:table-cell>
          <table:table-cell table:formula="of:=SUM([.D2:.D1001])" office:value-type="float" office:value="-1056" calcext:value-type="float">
            <text:p>-1056</text:p>
          </table:table-cell>
          <table:table-cell table:formula="of:=SUM([.E2:.E1001])" office:value-type="float" office:value="1841" calcext:value-type="float">
            <text:p>1841</text:p>
          </table:table-cell>
          <table:table-cell table:formula="of:=[.C1002]*([.D1002]+[.E1002])" office:value-type="float" office:value="1636725" calcext:value-type="float">
            <text:p>1636725</text:p>
          </table:table-cell>
          <table:table-cell table:formula="of:=[.C1002]*[.G1001]" office:value-type="float" office:value="1872757425" calcext:value-type="float">
            <text:p>1872757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19:09:30.644631945</dc:date>
    <meta:editing-duration>PT9M5S</meta:editing-duration>
    <meta:editing-cycles>3</meta:editing-cycles>
    <meta:generator>LibreOffice/6.4.7.2$Linux_X86_64 LibreOffice_project/40$Build-2</meta:generator>
    <meta:document-statistic meta:table-count="1" meta:cell-count="7010" meta:object-count="0"/>
  </office:meta>
</office:document-meta>
</file>